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69cm" svg:height="15.326cm" svg:x="12.927cm" svg:y="0.452cm">
            <draw:object draw:notify-on-update-of-ranges="LOGGER03.B2:LOGGER03.B2232 LOGGER03.C1:LOGGER03.C1 LOGGER03.C2:LOGGER03.C22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IME( ; ;[.A2]/1000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2" calcext:value-type="float">
            <text:p>15432</text:p>
          </table:table-cell>
          <table:table-cell table:formula="of:=TIME( ; ;[.A3]/1000)" office:value-type="time" office:time-value="PT00H00M15.432S" calcext:value-type="time">
            <text:p>00:00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.07" calcext:value-type="float">
            <text:p>1.0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1432" calcext:value-type="float">
            <text:p>31432</text:p>
          </table:table-cell>
          <table:table-cell table:formula="of:=TIME( ; ;[.A4]/1000)" office:value-type="time" office:time-value="PT00H00M31.432S" calcext:value-type="time">
            <text:p>00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2.19" calcext:value-type="float">
            <text:p>2.1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7432" calcext:value-type="float">
            <text:p>47432</text:p>
          </table:table-cell>
          <table:table-cell table:formula="of:=TIME( ; ;[.A5]/1000)" office:value-type="time" office:time-value="PT00H00M47.432S" calcext:value-type="time">
            <text:p>00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3.3" calcext:value-type="float">
            <text:p>3.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63432" calcext:value-type="float">
            <text:p>63432</text:p>
          </table:table-cell>
          <table:table-cell table:formula="of:=TIME( ; ;[.A6]/1000)" office:value-type="time" office:time-value="PT00H01M03.432S" calcext:value-type="time">
            <text:p>00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4.41" calcext:value-type="float">
            <text:p>4.41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79432" calcext:value-type="float">
            <text:p>79432</text:p>
          </table:table-cell>
          <table:table-cell table:formula="of:=TIME( ; ;[.A7]/1000)" office:value-type="time" office:time-value="PT00H01M19.432S" calcext:value-type="time">
            <text:p>00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5.52" calcext:value-type="float">
            <text:p>5.52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95432" calcext:value-type="float">
            <text:p>95432</text:p>
          </table:table-cell>
          <table:table-cell table:formula="of:=TIME( ; ;[.A8]/1000)" office:value-type="time" office:time-value="PT00H01M35.432S" calcext:value-type="time">
            <text:p>00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5" calcext:value-type="float">
            <text:p>312.35</text:p>
          </table:table-cell>
          <table:table-cell office:value-type="float" office:value="6.62" calcext:value-type="float">
            <text:p>6.62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11432" calcext:value-type="float">
            <text:p>111432</text:p>
          </table:table-cell>
          <table:table-cell table:formula="of:=TIME( ; ;[.A9]/1000)" office:value-type="time" office:time-value="PT00H01M51.432S" calcext:value-type="time">
            <text:p>00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7.73" calcext:value-type="float">
            <text:p>7.73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float" office:value="127432" calcext:value-type="float">
            <text:p>127432</text:p>
          </table:table-cell>
          <table:table-cell table:formula="of:=TIME( ; ;[.A10]/1000)" office:value-type="time" office:time-value="PT00H02M07.432S" calcext:value-type="time">
            <text:p>00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8.84" calcext:value-type="float">
            <text:p>8.8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43432" calcext:value-type="float">
            <text:p>143432</text:p>
          </table:table-cell>
          <table:table-cell table:formula="of:=TIME( ; ;[.A11]/1000)" office:value-type="time" office:time-value="PT00H02M23.432S" calcext:value-type="time">
            <text:p>00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0.72" calcext:value-type="float">
            <text:p>310.72</text:p>
          </table:table-cell>
          <table:table-cell office:value-type="float" office:value="9.94" calcext:value-type="float">
            <text:p>9.94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 office:value-type="float" office:value="159432" calcext:value-type="float">
            <text:p>159432</text:p>
          </table:table-cell>
          <table:table-cell table:formula="of:=TIME( ; ;[.A12]/1000)" office:value-type="time" office:time-value="PT00H02M39.432S" calcext:value-type="time">
            <text:p>00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1.05" calcext:value-type="float">
            <text:p>11.05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75432" calcext:value-type="float">
            <text:p>175432</text:p>
          </table:table-cell>
          <table:table-cell table:formula="of:=TIME( ; ;[.A13]/1000)" office:value-type="time" office:time-value="PT00H02M55.432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2.15" calcext:value-type="float">
            <text:p>12.15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191431" calcext:value-type="float">
            <text:p>191431</text:p>
          </table:table-cell>
          <table:table-cell table:formula="of:=TIME( ; ;[.A14]/1000)" office:value-type="time" office:time-value="PT00H03M11.431S" calcext:value-type="time">
            <text:p>00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3.26" calcext:value-type="float">
            <text:p>13.26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207432" calcext:value-type="float">
            <text:p>207432</text:p>
          </table:table-cell>
          <table:table-cell table:formula="of:=TIME( ; ;[.A15]/1000)" office:value-type="time" office:time-value="PT00H03M27.432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4.36" calcext:value-type="float">
            <text:p>14.36</text:p>
          </table:table-cell>
          <table:table-cell office:value-type="float" office:value="18.01" calcext:value-type="float">
            <text:p>18.01</text:p>
          </table:table-cell>
        </table:table-row>
        <table:table-row table:style-name="ro1">
          <table:table-cell office:value-type="float" office:value="223432" calcext:value-type="float">
            <text:p>223432</text:p>
          </table:table-cell>
          <table:table-cell table:formula="of:=TIME( ; ;[.A16]/1000)" office:value-type="time" office:time-value="PT00H03M43.432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5.47" calcext:value-type="float">
            <text:p>15.47</text:p>
          </table:table-cell>
          <table:table-cell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239432" calcext:value-type="float">
            <text:p>239432</text:p>
          </table:table-cell>
          <table:table-cell table:formula="of:=TIME( ; ;[.A17]/1000)" office:value-type="time" office:time-value="PT00H03M59.432S" calcext:value-type="time">
            <text:p>00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16.57" calcext:value-type="float">
            <text:p>16.57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float" office:value="255432" calcext:value-type="float">
            <text:p>255432</text:p>
          </table:table-cell>
          <table:table-cell table:formula="of:=TIME( ; ;[.A18]/1000)" office:value-type="time" office:time-value="PT00H04M15.432S" calcext:value-type="time">
            <text:p>00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17.67" calcext:value-type="float">
            <text:p>17.67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271432" calcext:value-type="float">
            <text:p>271432</text:p>
          </table:table-cell>
          <table:table-cell table:formula="of:=TIME( ; ;[.A19]/1000)" office:value-type="time" office:time-value="PT00H04M31.432S" calcext:value-type="time">
            <text:p>00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18.77" calcext:value-type="float">
            <text:p>18.77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287432" calcext:value-type="float">
            <text:p>287432</text:p>
          </table:table-cell>
          <table:table-cell table:formula="of:=TIME( ; ;[.A20]/1000)" office:value-type="time" office:time-value="PT00H04M47.432S" calcext:value-type="time">
            <text:p>00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19.87" calcext:value-type="float">
            <text:p>19.87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303432" calcext:value-type="float">
            <text:p>303432</text:p>
          </table:table-cell>
          <table:table-cell table:formula="of:=TIME( ; ;[.A21]/1000)" office:value-type="time" office:time-value="PT00H05M03.432S" calcext:value-type="time">
            <text:p>00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20.97" calcext:value-type="float">
            <text:p>20.97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19432" calcext:value-type="float">
            <text:p>319432</text:p>
          </table:table-cell>
          <table:table-cell table:formula="of:=TIME( ; ;[.A22]/1000)" office:value-type="time" office:time-value="PT00H05M19.432S" calcext:value-type="time">
            <text:p>00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2.07" calcext:value-type="float">
            <text:p>22.07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335432" calcext:value-type="float">
            <text:p>335432</text:p>
          </table:table-cell>
          <table:table-cell table:formula="of:=TIME( ; ;[.A23]/1000)" office:value-type="time" office:time-value="PT00H05M35.432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7" calcext:value-type="float">
            <text:p>307.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99" calcext:value-type="float">
            <text:p>28.99</text:p>
          </table:table-cell>
        </table:table-row>
        <table:table-row table:style-name="ro1">
          <table:table-cell office:value-type="float" office:value="351432" calcext:value-type="float">
            <text:p>351432</text:p>
          </table:table-cell>
          <table:table-cell table:formula="of:=TIME( ; ;[.A24]/1000)" office:value-type="time" office:time-value="PT00H05M51.432S" calcext:value-type="time">
            <text:p>00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4.27" calcext:value-type="float">
            <text:p>24.27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float" office:value="367432" calcext:value-type="float">
            <text:p>367432</text:p>
          </table:table-cell>
          <table:table-cell table:formula="of:=TIME( ; ;[.A25]/1000)" office:value-type="time" office:time-value="PT00H06M07.432S" calcext:value-type="time">
            <text:p>00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5.37" calcext:value-type="float">
            <text:p>25.37</text:p>
          </table:table-cell>
          <table:table-cell office:value-type="float" office:value="31.72" calcext:value-type="float">
            <text:p>31.72</text:p>
          </table:table-cell>
        </table:table-row>
        <table:table-row table:style-name="ro1">
          <table:table-cell office:value-type="float" office:value="383432" calcext:value-type="float">
            <text:p>383432</text:p>
          </table:table-cell>
          <table:table-cell table:formula="of:=TIME( ; ;[.A26]/1000)" office:value-type="time" office:time-value="PT00H06M23.432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26.46" calcext:value-type="float">
            <text:p>26.46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float" office:value="399432" calcext:value-type="float">
            <text:p>399432</text:p>
          </table:table-cell>
          <table:table-cell table:formula="of:=TIME( ; ;[.A27]/1000)" office:value-type="time" office:time-value="PT00H06M39.432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.56" calcext:value-type="float">
            <text:p>27.56</text:p>
          </table:table-cell>
          <table:table-cell office:value-type="float" office:value="34.45" calcext:value-type="float">
            <text:p>34.45</text:p>
          </table:table-cell>
        </table:table-row>
        <table:table-row table:style-name="ro1">
          <table:table-cell office:value-type="float" office:value="415432" calcext:value-type="float">
            <text:p>415432</text:p>
          </table:table-cell>
          <table:table-cell table:formula="of:=TIME( ; ;[.A28]/1000)" office:value-type="time" office:time-value="PT00H06M55.432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8.66" calcext:value-type="float">
            <text:p>28.66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float" office:value="431432" calcext:value-type="float">
            <text:p>431432</text:p>
          </table:table-cell>
          <table:table-cell table:formula="of:=TIME( ; ;[.A29]/1000)" office:value-type="time" office:time-value="PT00H07M11.432S" calcext:value-type="time">
            <text:p>00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29.76" calcext:value-type="float">
            <text:p>29.76</text:p>
          </table:table-cell>
          <table:table-cell office:value-type="float" office:value="37.17" calcext:value-type="float">
            <text:p>37.17</text:p>
          </table:table-cell>
        </table:table-row>
        <table:table-row table:style-name="ro1">
          <table:table-cell office:value-type="float" office:value="447432" calcext:value-type="float">
            <text:p>447432</text:p>
          </table:table-cell>
          <table:table-cell table:formula="of:=TIME( ; ;[.A30]/1000)" office:value-type="time" office:time-value="PT00H07M27.432S" calcext:value-type="time">
            <text:p>00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30.85" calcext:value-type="float">
            <text:p>30.85</text:p>
          </table:table-cell>
          <table:table-cell office:value-type="float" office:value="38.53" calcext:value-type="float">
            <text:p>38.53</text:p>
          </table:table-cell>
        </table:table-row>
        <table:table-row table:style-name="ro1">
          <table:table-cell office:value-type="float" office:value="463432" calcext:value-type="float">
            <text:p>463432</text:p>
          </table:table-cell>
          <table:table-cell table:formula="of:=TIME( ; ;[.A31]/1000)" office:value-type="time" office:time-value="PT00H07M43.432S" calcext:value-type="time">
            <text:p>00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4.83" calcext:value-type="float">
            <text:p>304.83</text:p>
          </table:table-cell>
          <table:table-cell office:value-type="float" office:value="31.95" calcext:value-type="float">
            <text:p>31.95</text:p>
          </table:table-cell>
          <table:table-cell office:value-type="float" office:value="39.89" calcext:value-type="float">
            <text:p>39.89</text:p>
          </table:table-cell>
        </table:table-row>
        <table:table-row table:style-name="ro1">
          <table:table-cell office:value-type="float" office:value="479432" calcext:value-type="float">
            <text:p>479432</text:p>
          </table:table-cell>
          <table:table-cell table:formula="of:=TIME( ; ;[.A32]/1000)" office:value-type="time" office:time-value="PT00H07M59.432S" calcext:value-type="time">
            <text:p>00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3.04" calcext:value-type="float">
            <text:p>33.04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495432" calcext:value-type="float">
            <text:p>495432</text:p>
          </table:table-cell>
          <table:table-cell table:formula="of:=TIME( ; ;[.A33]/1000)" office:value-type="time" office:time-value="PT00H08M15.432S" calcext:value-type="time">
            <text:p>00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4.14" calcext:value-type="float">
            <text:p>34.14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511432" calcext:value-type="float">
            <text:p>511432</text:p>
          </table:table-cell>
          <table:table-cell table:formula="of:=TIME( ; ;[.A34]/1000)" office:value-type="time" office:time-value="PT00H08M31.432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35.23" calcext:value-type="float">
            <text:p>35.23</text:p>
          </table:table-cell>
          <table:table-cell office:value-type="float" office:value="43.96" calcext:value-type="float">
            <text:p>43.96</text:p>
          </table:table-cell>
        </table:table-row>
        <table:table-row table:style-name="ro1">
          <table:table-cell office:value-type="float" office:value="527432" calcext:value-type="float">
            <text:p>527432</text:p>
          </table:table-cell>
          <table:table-cell table:formula="of:=TIME( ; ;[.A35]/1000)" office:value-type="time" office:time-value="PT00H08M47.432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36.33" calcext:value-type="float">
            <text:p>36.33</text:p>
          </table:table-cell>
          <table:table-cell office:value-type="float" office:value="45.31" calcext:value-type="float">
            <text:p>45.31</text:p>
          </table:table-cell>
        </table:table-row>
        <table:table-row table:style-name="ro1">
          <table:table-cell office:value-type="float" office:value="543432" calcext:value-type="float">
            <text:p>543432</text:p>
          </table:table-cell>
          <table:table-cell table:formula="of:=TIME( ; ;[.A36]/1000)" office:value-type="time" office:time-value="PT00H09M03.432S" calcext:value-type="time">
            <text:p>00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1" calcext:value-type="float">
            <text:p>304.21</text:p>
          </table:table-cell>
          <table:table-cell office:value-type="float" office:value="37.42" calcext:value-type="float">
            <text:p>37.42</text:p>
          </table:table-cell>
          <table:table-cell office:value-type="float" office:value="46.66" calcext:value-type="float">
            <text:p>46.66</text:p>
          </table:table-cell>
        </table:table-row>
        <table:table-row table:style-name="ro1">
          <table:table-cell office:value-type="float" office:value="559432" calcext:value-type="float">
            <text:p>559432</text:p>
          </table:table-cell>
          <table:table-cell table:formula="of:=TIME( ; ;[.A37]/1000)" office:value-type="time" office:time-value="PT00H09M19.432S" calcext:value-type="time">
            <text:p>00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38.51" calcext:value-type="float">
            <text:p>38.51</text:p>
          </table:table-cell>
          <table:table-cell office:value-type="float" office:value="48.02" calcext:value-type="float">
            <text:p>48.02</text:p>
          </table:table-cell>
        </table:table-row>
        <table:table-row table:style-name="ro1">
          <table:table-cell office:value-type="float" office:value="575431" calcext:value-type="float">
            <text:p>575431</text:p>
          </table:table-cell>
          <table:table-cell table:formula="of:=TIME( ; ;[.A38]/1000)" office:value-type="time" office:time-value="PT00H09M35.431S" calcext:value-type="time">
            <text:p>00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39.61" calcext:value-type="float">
            <text:p>39.61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591432" calcext:value-type="float">
            <text:p>591432</text:p>
          </table:table-cell>
          <table:table-cell table:formula="of:=TIME( ; ;[.A39]/1000)" office:value-type="time" office:time-value="PT00H09M51.432S" calcext:value-type="time">
            <text:p>00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40.7" calcext:value-type="float">
            <text:p>40.7</text:p>
          </table:table-cell>
          <table:table-cell office:value-type="float" office:value="50.72" calcext:value-type="float">
            <text:p>50.72</text:p>
          </table:table-cell>
        </table:table-row>
        <table:table-row table:style-name="ro1">
          <table:table-cell office:value-type="float" office:value="607432" calcext:value-type="float">
            <text:p>607432</text:p>
          </table:table-cell>
          <table:table-cell table:formula="of:=TIME( ; ;[.A40]/1000)" office:value-type="time" office:time-value="PT00H10M07.432S" calcext:value-type="time">
            <text:p>00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41.79" calcext:value-type="float">
            <text:p>41.79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float" office:value="623432" calcext:value-type="float">
            <text:p>623432</text:p>
          </table:table-cell>
          <table:table-cell table:formula="of:=TIME( ; ;[.A41]/1000)" office:value-type="time" office:time-value="PT00H10M23.432S" calcext:value-type="time">
            <text:p>00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2.88" calcext:value-type="float">
            <text:p>42.88</text:p>
          </table:table-cell>
          <table:table-cell office:value-type="float" office:value="53.42" calcext:value-type="float">
            <text:p>53.42</text:p>
          </table:table-cell>
        </table:table-row>
        <table:table-row table:style-name="ro1">
          <table:table-cell office:value-type="float" office:value="639432" calcext:value-type="float">
            <text:p>639432</text:p>
          </table:table-cell>
          <table:table-cell table:formula="of:=TIME( ; ;[.A42]/1000)" office:value-type="time" office:time-value="PT00H10M39.432S" calcext:value-type="time">
            <text:p>00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3.97" calcext:value-type="float">
            <text:p>43.97</text:p>
          </table:table-cell>
          <table:table-cell office:value-type="float" office:value="54.77" calcext:value-type="float">
            <text:p>54.77</text:p>
          </table:table-cell>
        </table:table-row>
        <table:table-row table:style-name="ro1">
          <table:table-cell office:value-type="float" office:value="655432" calcext:value-type="float">
            <text:p>655432</text:p>
          </table:table-cell>
          <table:table-cell table:formula="of:=TIME( ; ;[.A43]/1000)" office:value-type="time" office:time-value="PT00H10M55.432S" calcext:value-type="time">
            <text:p>00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45.06" calcext:value-type="float">
            <text:p>45.06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float" office:value="671432" calcext:value-type="float">
            <text:p>671432</text:p>
          </table:table-cell>
          <table:table-cell table:formula="of:=TIME( ; ;[.A44]/1000)" office:value-type="time" office:time-value="PT00H11M11.432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46.16" calcext:value-type="float">
            <text:p>46.16</text:p>
          </table:table-cell>
          <table:table-cell office:value-type="float" office:value="57.46" calcext:value-type="float">
            <text:p>57.46</text:p>
          </table:table-cell>
        </table:table-row>
        <table:table-row table:style-name="ro1">
          <table:table-cell office:value-type="float" office:value="687432" calcext:value-type="float">
            <text:p>687432</text:p>
          </table:table-cell>
          <table:table-cell table:formula="of:=TIME( ; ;[.A45]/1000)" office:value-type="time" office:time-value="PT00H11M27.432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47.25" calcext:value-type="float">
            <text:p>47.25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>
          <table:table-cell office:value-type="float" office:value="703432" calcext:value-type="float">
            <text:p>703432</text:p>
          </table:table-cell>
          <table:table-cell table:formula="of:=TIME( ; ;[.A46]/1000)" office:value-type="time" office:time-value="PT00H11M43.432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6" calcext:value-type="float">
            <text:p>302.46</text:p>
          </table:table-cell>
          <table:table-cell office:value-type="float" office:value="48.34" calcext:value-type="float">
            <text:p>48.34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719432" calcext:value-type="float">
            <text:p>719432</text:p>
          </table:table-cell>
          <table:table-cell table:formula="of:=TIME( ; ;[.A47]/1000)" office:value-type="time" office:time-value="PT00H11M59.432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49.43" calcext:value-type="float">
            <text:p>49.43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735432" calcext:value-type="float">
            <text:p>735432</text:p>
          </table:table-cell>
          <table:table-cell table:formula="of:=TIME( ; ;[.A48]/1000)" office:value-type="time" office:time-value="PT00H12M15.432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50.52" calcext:value-type="float">
            <text:p>50.52</text:p>
          </table:table-cell>
          <table:table-cell office:value-type="float" office:value="62.84" calcext:value-type="float">
            <text:p>62.84</text:p>
          </table:table-cell>
        </table:table-row>
        <table:table-row table:style-name="ro1">
          <table:table-cell office:value-type="float" office:value="751432" calcext:value-type="float">
            <text:p>751432</text:p>
          </table:table-cell>
          <table:table-cell table:formula="of:=TIME( ; ;[.A49]/1000)" office:value-type="time" office:time-value="PT00H12M31.432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51.61" calcext:value-type="float">
            <text:p>51.61</text:p>
          </table:table-cell>
          <table:table-cell office:value-type="float" office:value="64.19" calcext:value-type="float">
            <text:p>64.19</text:p>
          </table:table-cell>
        </table:table-row>
        <table:table-row table:style-name="ro1">
          <table:table-cell office:value-type="float" office:value="767432" calcext:value-type="float">
            <text:p>767432</text:p>
          </table:table-cell>
          <table:table-cell table:formula="of:=TIME( ; ;[.A50]/1000)" office:value-type="time" office:time-value="PT00H12M47.432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52.7" calcext:value-type="float">
            <text:p>52.7</text:p>
          </table:table-cell>
          <table:table-cell office:value-type="float" office:value="65.53" calcext:value-type="float">
            <text:p>65.53</text:p>
          </table:table-cell>
        </table:table-row>
        <table:table-row table:style-name="ro1">
          <table:table-cell office:value-type="float" office:value="783432" calcext:value-type="float">
            <text:p>783432</text:p>
          </table:table-cell>
          <table:table-cell table:formula="of:=TIME( ; ;[.A51]/1000)" office:value-type="time" office:time-value="PT00H13M03.432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3.79" calcext:value-type="float">
            <text:p>53.79</text:p>
          </table:table-cell>
          <table:table-cell office:value-type="float" office:value="66.87" calcext:value-type="float">
            <text:p>66.87</text:p>
          </table:table-cell>
        </table:table-row>
        <table:table-row table:style-name="ro1">
          <table:table-cell office:value-type="float" office:value="799432" calcext:value-type="float">
            <text:p>799432</text:p>
          </table:table-cell>
          <table:table-cell table:formula="of:=TIME( ; ;[.A52]/1000)" office:value-type="time" office:time-value="PT00H13M19.432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4.87" calcext:value-type="float">
            <text:p>54.87</text:p>
          </table:table-cell>
          <table:table-cell office:value-type="float" office:value="68.21" calcext:value-type="float">
            <text:p>68.21</text:p>
          </table:table-cell>
        </table:table-row>
        <table:table-row table:style-name="ro1">
          <table:table-cell office:value-type="float" office:value="815432" calcext:value-type="float">
            <text:p>815432</text:p>
          </table:table-cell>
          <table:table-cell table:formula="of:=TIME( ; ;[.A53]/1000)" office:value-type="time" office:time-value="PT00H13M35.432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5.96" calcext:value-type="float">
            <text:p>55.96</text:p>
          </table:table-cell>
          <table:table-cell office:value-type="float" office:value="69.55" calcext:value-type="float">
            <text:p>69.55</text:p>
          </table:table-cell>
        </table:table-row>
        <table:table-row table:style-name="ro1">
          <table:table-cell office:value-type="float" office:value="831432" calcext:value-type="float">
            <text:p>831432</text:p>
          </table:table-cell>
          <table:table-cell table:formula="of:=TIME( ; ;[.A54]/1000)" office:value-type="time" office:time-value="PT00H13M51.432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7.05" calcext:value-type="float">
            <text:p>57.05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847432" calcext:value-type="float">
            <text:p>847432</text:p>
          </table:table-cell>
          <table:table-cell table:formula="of:=TIME( ; ;[.A55]/1000)" office:value-type="time" office:time-value="PT00H14M07.432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8.14" calcext:value-type="float">
            <text:p>58.14</text:p>
          </table:table-cell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863432" calcext:value-type="float">
            <text:p>863432</text:p>
          </table:table-cell>
          <table:table-cell table:formula="of:=TIME( ; ;[.A56]/1000)" office:value-type="time" office:time-value="PT00H14M23.432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9.23" calcext:value-type="float">
            <text:p>59.23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float" office:value="879432" calcext:value-type="float">
            <text:p>879432</text:p>
          </table:table-cell>
          <table:table-cell table:formula="of:=TIME( ; ;[.A57]/1000)" office:value-type="time" office:time-value="PT00H14M39.432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60.31" calcext:value-type="float">
            <text:p>60.31</text:p>
          </table:table-cell>
          <table:table-cell office:value-type="float" office:value="74.91" calcext:value-type="float">
            <text:p>74.91</text:p>
          </table:table-cell>
        </table:table-row>
        <table:table-row table:style-name="ro1">
          <table:table-cell office:value-type="float" office:value="895432" calcext:value-type="float">
            <text:p>895432</text:p>
          </table:table-cell>
          <table:table-cell table:formula="of:=TIME( ; ;[.A58]/1000)" office:value-type="time" office:time-value="PT00H14M55.432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61.4" calcext:value-type="float">
            <text:p>61.4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office:value-type="float" office:value="911432" calcext:value-type="float">
            <text:p>911432</text:p>
          </table:table-cell>
          <table:table-cell table:formula="of:=TIME( ; ;[.A59]/1000)" office:value-type="time" office:time-value="PT00H15M11.432S" calcext:value-type="time">
            <text:p>00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62.49" calcext:value-type="float">
            <text:p>62.49</text:p>
          </table:table-cell>
          <table:table-cell office:value-type="float" office:value="77.59" calcext:value-type="float">
            <text:p>77.59</text:p>
          </table:table-cell>
        </table:table-row>
        <table:table-row table:style-name="ro1">
          <table:table-cell office:value-type="float" office:value="927432" calcext:value-type="float">
            <text:p>927432</text:p>
          </table:table-cell>
          <table:table-cell table:formula="of:=TIME( ; ;[.A60]/1000)" office:value-type="time" office:time-value="PT00H15M27.432S" calcext:value-type="time">
            <text:p>00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63.58" calcext:value-type="float">
            <text:p>63.58</text:p>
          </table:table-cell>
          <table:table-cell office:value-type="float" office:value="78.93" calcext:value-type="float">
            <text:p>78.93</text:p>
          </table:table-cell>
        </table:table-row>
        <table:table-row table:style-name="ro1">
          <table:table-cell office:value-type="float" office:value="943432" calcext:value-type="float">
            <text:p>943432</text:p>
          </table:table-cell>
          <table:table-cell table:formula="of:=TIME( ; ;[.A61]/1000)" office:value-type="time" office:time-value="PT00H15M43.432S" calcext:value-type="time">
            <text:p>00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64.66" calcext:value-type="float">
            <text:p>64.66</text:p>
          </table:table-cell>
          <table:table-cell office:value-type="float" office:value="80.26" calcext:value-type="float">
            <text:p>80.26</text:p>
          </table:table-cell>
        </table:table-row>
        <table:table-row table:style-name="ro1">
          <table:table-cell office:value-type="float" office:value="959432" calcext:value-type="float">
            <text:p>959432</text:p>
          </table:table-cell>
          <table:table-cell table:formula="of:=TIME( ; ;[.A62]/1000)" office:value-type="time" office:time-value="PT00H15M59.432S" calcext:value-type="time">
            <text:p>00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65.75" calcext:value-type="float">
            <text:p>65.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975432" calcext:value-type="float">
            <text:p>975432</text:p>
          </table:table-cell>
          <table:table-cell table:formula="of:=TIME( ; ;[.A63]/1000)" office:value-type="time" office:time-value="PT00H16M15.432S" calcext:value-type="time">
            <text:p>00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66.84" calcext:value-type="float">
            <text:p>66.84</text:p>
          </table:table-cell>
          <table:table-cell office:value-type="float" office:value="82.93" calcext:value-type="float">
            <text:p>82.93</text:p>
          </table:table-cell>
        </table:table-row>
        <table:table-row table:style-name="ro1">
          <table:table-cell office:value-type="float" office:value="991432" calcext:value-type="float">
            <text:p>991432</text:p>
          </table:table-cell>
          <table:table-cell table:formula="of:=TIME( ; ;[.A64]/1000)" office:value-type="time" office:time-value="PT00H16M31.432S" calcext:value-type="time">
            <text:p>00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67.92" calcext:value-type="float">
            <text:p>67.92</text:p>
          </table:table-cell>
          <table:table-cell office:value-type="float" office:value="84.27" calcext:value-type="float">
            <text:p>84.27</text:p>
          </table:table-cell>
        </table:table-row>
        <table:table-row table:style-name="ro1">
          <table:table-cell office:value-type="float" office:value="1007432" calcext:value-type="float">
            <text:p>1007432</text:p>
          </table:table-cell>
          <table:table-cell table:formula="of:=TIME( ; ;[.A65]/1000)" office:value-type="time" office:time-value="PT00H16M47.432S" calcext:value-type="time">
            <text:p>00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69.01" calcext:value-type="float">
            <text:p>69.01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1023432" calcext:value-type="float">
            <text:p>1023432</text:p>
          </table:table-cell>
          <table:table-cell table:formula="of:=TIME( ; ;[.A66]/1000)" office:value-type="time" office:time-value="PT00H17M03.432S" calcext:value-type="time">
            <text:p>00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70.09" calcext:value-type="float">
            <text:p>70.09</text:p>
          </table:table-cell>
          <table:table-cell office:value-type="float" office:value="86.94" calcext:value-type="float">
            <text:p>86.94</text:p>
          </table:table-cell>
        </table:table-row>
        <table:table-row table:style-name="ro1">
          <table:table-cell office:value-type="float" office:value="1039432" calcext:value-type="float">
            <text:p>1039432</text:p>
          </table:table-cell>
          <table:table-cell table:formula="of:=TIME( ; ;[.A67]/1000)" office:value-type="time" office:time-value="PT00H17M19.432S" calcext:value-type="time">
            <text:p>00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71.18" calcext:value-type="float">
            <text:p>71.18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office:value-type="float" office:value="1055432" calcext:value-type="float">
            <text:p>1055432</text:p>
          </table:table-cell>
          <table:table-cell table:formula="of:=TIME( ; ;[.A68]/1000)" office:value-type="time" office:time-value="PT00H17M35.432S" calcext:value-type="time">
            <text:p>00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72.26" calcext:value-type="float">
            <text:p>72.26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 office:value-type="float" office:value="1071432" calcext:value-type="float">
            <text:p>1071432</text:p>
          </table:table-cell>
          <table:table-cell table:formula="of:=TIME( ; ;[.A69]/1000)" office:value-type="time" office:time-value="PT00H17M51.432S" calcext:value-type="time">
            <text:p>00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6" calcext:value-type="float">
            <text:p>299.86</text:p>
          </table:table-cell>
          <table:table-cell office:value-type="float" office:value="73.35" calcext:value-type="float">
            <text:p>73.35</text:p>
          </table:table-cell>
          <table:table-cell office:value-type="float" office:value="90.94" calcext:value-type="float">
            <text:p>90.94</text:p>
          </table:table-cell>
        </table:table-row>
        <table:table-row table:style-name="ro1">
          <table:table-cell office:value-type="float" office:value="1087432" calcext:value-type="float">
            <text:p>1087432</text:p>
          </table:table-cell>
          <table:table-cell table:formula="of:=TIME( ; ;[.A70]/1000)" office:value-type="time" office:time-value="PT00H18M07.432S" calcext:value-type="time">
            <text:p>00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74.44" calcext:value-type="float">
            <text:p>74.44</text:p>
          </table:table-cell>
          <table:table-cell office:value-type="float" office:value="92.27" calcext:value-type="float">
            <text:p>92.27</text:p>
          </table:table-cell>
        </table:table-row>
        <table:table-row table:style-name="ro1">
          <table:table-cell office:value-type="float" office:value="1103432" calcext:value-type="float">
            <text:p>1103432</text:p>
          </table:table-cell>
          <table:table-cell table:formula="of:=TIME( ; ;[.A71]/1000)" office:value-type="time" office:time-value="PT00H18M23.432S" calcext:value-type="time">
            <text:p>00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75.52" calcext:value-type="float">
            <text:p>75.52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1119432" calcext:value-type="float">
            <text:p>1119432</text:p>
          </table:table-cell>
          <table:table-cell table:formula="of:=TIME( ; ;[.A72]/1000)" office:value-type="time" office:time-value="PT00H18M39.432S" calcext:value-type="time">
            <text:p>00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76.6" calcext:value-type="float">
            <text:p>76.6</text:p>
          </table:table-cell>
          <table:table-cell office:value-type="float" office:value="94.93" calcext:value-type="float">
            <text:p>94.93</text:p>
          </table:table-cell>
        </table:table-row>
        <table:table-row table:style-name="ro1">
          <table:table-cell office:value-type="float" office:value="1135432" calcext:value-type="float">
            <text:p>1135432</text:p>
          </table:table-cell>
          <table:table-cell table:formula="of:=TIME( ; ;[.A73]/1000)" office:value-type="time" office:time-value="PT00H18M55.432S" calcext:value-type="time">
            <text:p>00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77.69" calcext:value-type="float">
            <text:p>77.69</text:p>
          </table:table-cell>
          <table:table-cell office:value-type="float" office:value="96.26" calcext:value-type="float">
            <text:p>96.26</text:p>
          </table:table-cell>
        </table:table-row>
        <table:table-row table:style-name="ro1">
          <table:table-cell office:value-type="float" office:value="1151432" calcext:value-type="float">
            <text:p>1151432</text:p>
          </table:table-cell>
          <table:table-cell table:formula="of:=TIME( ; ;[.A74]/1000)" office:value-type="time" office:time-value="PT00H19M11.432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78.77" calcext:value-type="float">
            <text:p>78.77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float" office:value="1167432" calcext:value-type="float">
            <text:p>1167432</text:p>
          </table:table-cell>
          <table:table-cell table:formula="of:=TIME( ; ;[.A75]/1000)" office:value-type="time" office:time-value="PT00H19M27.432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79.86" calcext:value-type="float">
            <text:p>79.86</text:p>
          </table:table-cell>
          <table:table-cell office:value-type="float" office:value="98.92" calcext:value-type="float">
            <text:p>98.92</text:p>
          </table:table-cell>
        </table:table-row>
        <table:table-row table:style-name="ro1">
          <table:table-cell office:value-type="float" office:value="1183432" calcext:value-type="float">
            <text:p>1183432</text:p>
          </table:table-cell>
          <table:table-cell table:formula="of:=TIME( ; ;[.A76]/1000)" office:value-type="time" office:time-value="PT00H19M43.432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80.94" calcext:value-type="float">
            <text:p>80.94</text:p>
          </table:table-cell>
          <table:table-cell office:value-type="float" office:value="100.25" calcext:value-type="float">
            <text:p>100.25</text:p>
          </table:table-cell>
        </table:table-row>
        <table:table-row table:style-name="ro1">
          <table:table-cell office:value-type="float" office:value="1199432" calcext:value-type="float">
            <text:p>1199432</text:p>
          </table:table-cell>
          <table:table-cell table:formula="of:=TIME( ; ;[.A77]/1000)" office:value-type="time" office:time-value="PT00H19M59.432S" calcext:value-type="time">
            <text:p>00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82.03" calcext:value-type="float">
            <text:p>82.03</text:p>
          </table:table-cell>
          <table:table-cell office:value-type="float" office:value="101.58" calcext:value-type="float">
            <text:p>101.58</text:p>
          </table:table-cell>
        </table:table-row>
        <table:table-row table:style-name="ro1">
          <table:table-cell office:value-type="float" office:value="1215432" calcext:value-type="float">
            <text:p>1215432</text:p>
          </table:table-cell>
          <table:table-cell table:formula="of:=TIME( ; ;[.A78]/1000)" office:value-type="time" office:time-value="PT00H20M15.432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83.11" calcext:value-type="float">
            <text:p>83.11</text:p>
          </table:table-cell>
          <table:table-cell office:value-type="float" office:value="102.91" calcext:value-type="float">
            <text:p>102.91</text:p>
          </table:table-cell>
        </table:table-row>
        <table:table-row table:style-name="ro1">
          <table:table-cell office:value-type="float" office:value="1231432" calcext:value-type="float">
            <text:p>1231432</text:p>
          </table:table-cell>
          <table:table-cell table:formula="of:=TIME( ; ;[.A79]/1000)" office:value-type="time" office:time-value="PT00H20M31.432S" calcext:value-type="time">
            <text:p>00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84.19" calcext:value-type="float">
            <text:p>84.19</text:p>
          </table:table-cell>
          <table:table-cell office:value-type="float" office:value="104.24" calcext:value-type="float">
            <text:p>104.24</text:p>
          </table:table-cell>
        </table:table-row>
        <table:table-row table:style-name="ro1">
          <table:table-cell office:value-type="float" office:value="1247432" calcext:value-type="float">
            <text:p>1247432</text:p>
          </table:table-cell>
          <table:table-cell table:formula="of:=TIME( ; ;[.A80]/1000)" office:value-type="time" office:time-value="PT00H20M47.432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85.28" calcext:value-type="float">
            <text:p>85.28</text:p>
          </table:table-cell>
          <table:table-cell office:value-type="float" office:value="105.56" calcext:value-type="float">
            <text:p>105.56</text:p>
          </table:table-cell>
        </table:table-row>
        <table:table-row table:style-name="ro1">
          <table:table-cell office:value-type="float" office:value="1263432" calcext:value-type="float">
            <text:p>1263432</text:p>
          </table:table-cell>
          <table:table-cell table:formula="of:=TIME( ; ;[.A81]/1000)" office:value-type="time" office:time-value="PT00H21M03.432S" calcext:value-type="time">
            <text:p>00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86.36" calcext:value-type="float">
            <text:p>86.36</text:p>
          </table:table-cell>
          <table:table-cell office:value-type="float" office:value="106.89" calcext:value-type="float">
            <text:p>106.89</text:p>
          </table:table-cell>
        </table:table-row>
        <table:table-row table:style-name="ro1">
          <table:table-cell office:value-type="float" office:value="1279432" calcext:value-type="float">
            <text:p>1279432</text:p>
          </table:table-cell>
          <table:table-cell table:formula="of:=TIME( ; ;[.A82]/1000)" office:value-type="time" office:time-value="PT00H21M19.432S" calcext:value-type="time">
            <text:p>00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87.44" calcext:value-type="float">
            <text:p>87.44</text:p>
          </table:table-cell>
          <table:table-cell office:value-type="float" office:value="108.22" calcext:value-type="float">
            <text:p>108.22</text:p>
          </table:table-cell>
        </table:table-row>
        <table:table-row table:style-name="ro1">
          <table:table-cell office:value-type="float" office:value="1295432" calcext:value-type="float">
            <text:p>1295432</text:p>
          </table:table-cell>
          <table:table-cell table:formula="of:=TIME( ; ;[.A83]/1000)" office:value-type="time" office:time-value="PT00H21M35.432S" calcext:value-type="time">
            <text:p>00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88.53" calcext:value-type="float">
            <text:p>88.53</text:p>
          </table:table-cell>
          <table:table-cell office:value-type="float" office:value="109.54" calcext:value-type="float">
            <text:p>109.54</text:p>
          </table:table-cell>
        </table:table-row>
        <table:table-row table:style-name="ro1">
          <table:table-cell office:value-type="float" office:value="1311432" calcext:value-type="float">
            <text:p>1311432</text:p>
          </table:table-cell>
          <table:table-cell table:formula="of:=TIME( ; ;[.A84]/1000)" office:value-type="time" office:time-value="PT00H21M51.432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89.61" calcext:value-type="float">
            <text:p>89.61</text:p>
          </table:table-cell>
          <table:table-cell office:value-type="float" office:value="110.87" calcext:value-type="float">
            <text:p>110.87</text:p>
          </table:table-cell>
        </table:table-row>
        <table:table-row table:style-name="ro1">
          <table:table-cell office:value-type="float" office:value="1327432" calcext:value-type="float">
            <text:p>1327432</text:p>
          </table:table-cell>
          <table:table-cell table:formula="of:=TIME( ; ;[.A85]/1000)" office:value-type="time" office:time-value="PT00H22M07.432S" calcext:value-type="time">
            <text:p>00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90.69" calcext:value-type="float">
            <text:p>90.69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1343432" calcext:value-type="float">
            <text:p>1343432</text:p>
          </table:table-cell>
          <table:table-cell table:formula="of:=TIME( ; ;[.A86]/1000)" office:value-type="time" office:time-value="PT00H22M23.432S" calcext:value-type="time">
            <text:p>00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91.77" calcext:value-type="float">
            <text:p>91.77</text:p>
          </table:table-cell>
          <table:table-cell office:value-type="float" office:value="113.52" calcext:value-type="float">
            <text:p>113.52</text:p>
          </table:table-cell>
        </table:table-row>
        <table:table-row table:style-name="ro1">
          <table:table-cell office:value-type="float" office:value="1359431" calcext:value-type="float">
            <text:p>1359431</text:p>
          </table:table-cell>
          <table:table-cell table:formula="of:=TIME( ; ;[.A87]/1000)" office:value-type="time" office:time-value="PT00H22M39.431S" calcext:value-type="time">
            <text:p>00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92.86" calcext:value-type="float">
            <text:p>92.86</text:p>
          </table:table-cell>
          <table:table-cell office:value-type="float" office:value="114.85" calcext:value-type="float">
            <text:p>114.85</text:p>
          </table:table-cell>
        </table:table-row>
        <table:table-row table:style-name="ro1">
          <table:table-cell office:value-type="float" office:value="1375432" calcext:value-type="float">
            <text:p>1375432</text:p>
          </table:table-cell>
          <table:table-cell table:formula="of:=TIME( ; ;[.A88]/1000)" office:value-type="time" office:time-value="PT00H22M55.432S" calcext:value-type="time">
            <text:p>00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93.94" calcext:value-type="float">
            <text:p>93.94</text:p>
          </table:table-cell>
          <table:table-cell office:value-type="float" office:value="116.17" calcext:value-type="float">
            <text:p>116.17</text:p>
          </table:table-cell>
        </table:table-row>
        <table:table-row table:style-name="ro1">
          <table:table-cell office:value-type="float" office:value="1391432" calcext:value-type="float">
            <text:p>1391432</text:p>
          </table:table-cell>
          <table:table-cell table:formula="of:=TIME( ; ;[.A89]/1000)" office:value-type="time" office:time-value="PT00H23M11.432S" calcext:value-type="time">
            <text:p>00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95.02" calcext:value-type="float">
            <text:p>95.02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1407432" calcext:value-type="float">
            <text:p>1407432</text:p>
          </table:table-cell>
          <table:table-cell table:formula="of:=TIME( ; ;[.A90]/1000)" office:value-type="time" office:time-value="PT00H23M27.432S" calcext:value-type="time">
            <text:p>00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96.1" calcext:value-type="float">
            <text:p>96.1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>
          <table:table-cell office:value-type="float" office:value="1423432" calcext:value-type="float">
            <text:p>1423432</text:p>
          </table:table-cell>
          <table:table-cell table:formula="of:=TIME( ; ;[.A91]/1000)" office:value-type="time" office:time-value="PT00H23M43.432S" calcext:value-type="time">
            <text:p>00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97.18" calcext:value-type="float">
            <text:p>97.18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float" office:value="1439431" calcext:value-type="float">
            <text:p>1439431</text:p>
          </table:table-cell>
          <table:table-cell table:formula="of:=TIME( ; ;[.A92]/1000)" office:value-type="time" office:time-value="PT00H23M59.431S" calcext:value-type="time">
            <text:p>00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98.27" calcext:value-type="float">
            <text:p>98.27</text:p>
          </table:table-cell>
          <table:table-cell office:value-type="float" office:value="121.47" calcext:value-type="float">
            <text:p>121.47</text:p>
          </table:table-cell>
        </table:table-row>
        <table:table-row table:style-name="ro1">
          <table:table-cell office:value-type="float" office:value="1455432" calcext:value-type="float">
            <text:p>1455432</text:p>
          </table:table-cell>
          <table:table-cell table:formula="of:=TIME( ; ;[.A93]/1000)" office:value-type="time" office:time-value="PT00H24M15.432S" calcext:value-type="time">
            <text:p>00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99.35" calcext:value-type="float">
            <text:p>99.35</text:p>
          </table:table-cell>
          <table:table-cell office:value-type="float" office:value="122.79" calcext:value-type="float">
            <text:p>122.79</text:p>
          </table:table-cell>
        </table:table-row>
        <table:table-row table:style-name="ro1">
          <table:table-cell office:value-type="float" office:value="1471432" calcext:value-type="float">
            <text:p>1471432</text:p>
          </table:table-cell>
          <table:table-cell table:formula="of:=TIME( ; ;[.A94]/1000)" office:value-type="time" office:time-value="PT00H24M31.432S" calcext:value-type="time">
            <text:p>00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00.43" calcext:value-type="float">
            <text:p>100.43</text:p>
          </table:table-cell>
          <table:table-cell office:value-type="float" office:value="124.12" calcext:value-type="float">
            <text:p>124.12</text:p>
          </table:table-cell>
        </table:table-row>
        <table:table-row table:style-name="ro1">
          <table:table-cell office:value-type="float" office:value="1487432" calcext:value-type="float">
            <text:p>1487432</text:p>
          </table:table-cell>
          <table:table-cell table:formula="of:=TIME( ; ;[.A95]/1000)" office:value-type="time" office:time-value="PT00H24M47.432S" calcext:value-type="time">
            <text:p>00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01.51" calcext:value-type="float">
            <text:p>101.51</text:p>
          </table:table-cell>
          <table:table-cell office:value-type="float" office:value="125.44" calcext:value-type="float">
            <text:p>125.44</text:p>
          </table:table-cell>
        </table:table-row>
        <table:table-row table:style-name="ro1">
          <table:table-cell office:value-type="float" office:value="1503432" calcext:value-type="float">
            <text:p>1503432</text:p>
          </table:table-cell>
          <table:table-cell table:formula="of:=TIME( ; ;[.A96]/1000)" office:value-type="time" office:time-value="PT00H25M03.432S" calcext:value-type="time">
            <text:p>00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102.59" calcext:value-type="float">
            <text:p>102.59</text:p>
          </table:table-cell>
          <table:table-cell office:value-type="float" office:value="126.76" calcext:value-type="float">
            <text:p>126.76</text:p>
          </table:table-cell>
        </table:table-row>
        <table:table-row table:style-name="ro1">
          <table:table-cell office:value-type="float" office:value="1519432" calcext:value-type="float">
            <text:p>1519432</text:p>
          </table:table-cell>
          <table:table-cell table:formula="of:=TIME( ; ;[.A97]/1000)" office:value-type="time" office:time-value="PT00H25M19.432S" calcext:value-type="time">
            <text:p>00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03.67" calcext:value-type="float">
            <text:p>103.67</text:p>
          </table:table-cell>
          <table:table-cell office:value-type="float" office:value="128.09" calcext:value-type="float">
            <text:p>128.09</text:p>
          </table:table-cell>
        </table:table-row>
        <table:table-row table:style-name="ro1">
          <table:table-cell office:value-type="float" office:value="1535432" calcext:value-type="float">
            <text:p>1535432</text:p>
          </table:table-cell>
          <table:table-cell table:formula="of:=TIME( ; ;[.A98]/1000)" office:value-type="time" office:time-value="PT00H25M35.432S" calcext:value-type="time">
            <text:p>00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04.75" calcext:value-type="float">
            <text:p>104.75</text:p>
          </table:table-cell>
          <table:table-cell office:value-type="float" office:value="129.41" calcext:value-type="float">
            <text:p>129.41</text:p>
          </table:table-cell>
        </table:table-row>
        <table:table-row table:style-name="ro1">
          <table:table-cell office:value-type="float" office:value="1551432" calcext:value-type="float">
            <text:p>1551432</text:p>
          </table:table-cell>
          <table:table-cell table:formula="of:=TIME( ; ;[.A99]/1000)" office:value-type="time" office:time-value="PT00H25M51.432S" calcext:value-type="time">
            <text:p>00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6.9" calcext:value-type="float">
            <text:p>296.9</text:p>
          </table:table-cell>
          <table:table-cell office:value-type="float" office:value="105.84" calcext:value-type="float">
            <text:p>105.84</text:p>
          </table:table-cell>
          <table:table-cell office:value-type="float" office:value="130.73" calcext:value-type="float">
            <text:p>130.73</text:p>
          </table:table-cell>
        </table:table-row>
        <table:table-row table:style-name="ro1">
          <table:table-cell office:value-type="float" office:value="1567432" calcext:value-type="float">
            <text:p>1567432</text:p>
          </table:table-cell>
          <table:table-cell table:formula="of:=TIME( ; ;[.A100]/1000)" office:value-type="time" office:time-value="PT00H26M07.432S" calcext:value-type="time">
            <text:p>00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06.92" calcext:value-type="float">
            <text:p>106.92</text:p>
          </table:table-cell>
          <table:table-cell office:value-type="float" office:value="132.05" calcext:value-type="float">
            <text:p>132.05</text:p>
          </table:table-cell>
        </table:table-row>
        <table:table-row table:style-name="ro1">
          <table:table-cell office:value-type="float" office:value="1583432" calcext:value-type="float">
            <text:p>1583432</text:p>
          </table:table-cell>
          <table:table-cell table:formula="of:=TIME( ; ;[.A101]/1000)" office:value-type="time" office:time-value="PT00H26M23.432S" calcext:value-type="time">
            <text:p>00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108" calcext:value-type="float">
            <text:p>108</text:p>
          </table:table-cell>
          <table:table-cell office:value-type="float" office:value="133.38" calcext:value-type="float">
            <text:p>133.38</text:p>
          </table:table-cell>
        </table:table-row>
        <table:table-row table:style-name="ro1">
          <table:table-cell office:value-type="float" office:value="1599432" calcext:value-type="float">
            <text:p>1599432</text:p>
          </table:table-cell>
          <table:table-cell table:formula="of:=TIME( ; ;[.A102]/1000)" office:value-type="time" office:time-value="PT00H26M39.432S" calcext:value-type="time">
            <text:p>00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09.08" calcext:value-type="float">
            <text:p>109.08</text:p>
          </table:table-cell>
          <table:table-cell office:value-type="float" office:value="134.7" calcext:value-type="float">
            <text:p>134.7</text:p>
          </table:table-cell>
        </table:table-row>
        <table:table-row table:style-name="ro1">
          <table:table-cell office:value-type="float" office:value="1615432" calcext:value-type="float">
            <text:p>1615432</text:p>
          </table:table-cell>
          <table:table-cell table:formula="of:=TIME( ; ;[.A103]/1000)" office:value-type="time" office:time-value="PT00H26M55.432S" calcext:value-type="time">
            <text:p>00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110.16" calcext:value-type="float">
            <text:p>110.16</text:p>
          </table:table-cell>
          <table:table-cell office:value-type="float" office:value="136.02" calcext:value-type="float">
            <text:p>136.02</text:p>
          </table:table-cell>
        </table:table-row>
        <table:table-row table:style-name="ro1">
          <table:table-cell office:value-type="float" office:value="1631432" calcext:value-type="float">
            <text:p>1631432</text:p>
          </table:table-cell>
          <table:table-cell table:formula="of:=TIME( ; ;[.A104]/1000)" office:value-type="time" office:time-value="PT00H27M11.432S" calcext:value-type="time">
            <text:p>00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4" calcext:value-type="float">
            <text:p>296.54</text:p>
          </table:table-cell>
          <table:table-cell office:value-type="float" office:value="111.24" calcext:value-type="float">
            <text:p>111.24</text:p>
          </table:table-cell>
          <table:table-cell office:value-type="float" office:value="137.34" calcext:value-type="float">
            <text:p>137.34</text:p>
          </table:table-cell>
        </table:table-row>
        <table:table-row table:style-name="ro1">
          <table:table-cell office:value-type="float" office:value="1647432" calcext:value-type="float">
            <text:p>1647432</text:p>
          </table:table-cell>
          <table:table-cell table:formula="of:=TIME( ; ;[.A105]/1000)" office:value-type="time" office:time-value="PT00H27M27.432S" calcext:value-type="time">
            <text:p>00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112.32" calcext:value-type="float">
            <text:p>112.32</text:p>
          </table:table-cell>
          <table:table-cell office:value-type="float" office:value="138.66" calcext:value-type="float">
            <text:p>138.66</text:p>
          </table:table-cell>
        </table:table-row>
        <table:table-row table:style-name="ro1">
          <table:table-cell office:value-type="float" office:value="1663432" calcext:value-type="float">
            <text:p>1663432</text:p>
          </table:table-cell>
          <table:table-cell table:formula="of:=TIME( ; ;[.A106]/1000)" office:value-type="time" office:time-value="PT00H27M43.432S" calcext:value-type="time">
            <text:p>00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113.4" calcext:value-type="float">
            <text:p>113.4</text:p>
          </table:table-cell>
          <table:table-cell office:value-type="float" office:value="139.98" calcext:value-type="float">
            <text:p>139.98</text:p>
          </table:table-cell>
        </table:table-row>
        <table:table-row table:style-name="ro1">
          <table:table-cell office:value-type="float" office:value="1679432" calcext:value-type="float">
            <text:p>1679432</text:p>
          </table:table-cell>
          <table:table-cell table:formula="of:=TIME( ; ;[.A107]/1000)" office:value-type="time" office:time-value="PT00H27M59.432S" calcext:value-type="time">
            <text:p>00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114.48" calcext:value-type="float">
            <text:p>114.48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float" office:value="1695432" calcext:value-type="float">
            <text:p>1695432</text:p>
          </table:table-cell>
          <table:table-cell table:formula="of:=TIME( ; ;[.A108]/1000)" office:value-type="time" office:time-value="PT00H28M15.432S" calcext:value-type="time">
            <text:p>00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15.56" calcext:value-type="float">
            <text:p>115.56</text:p>
          </table:table-cell>
          <table:table-cell office:value-type="float" office:value="142.61" calcext:value-type="float">
            <text:p>142.61</text:p>
          </table:table-cell>
        </table:table-row>
        <table:table-row table:style-name="ro1">
          <table:table-cell office:value-type="float" office:value="1711432" calcext:value-type="float">
            <text:p>1711432</text:p>
          </table:table-cell>
          <table:table-cell table:formula="of:=TIME( ; ;[.A109]/1000)" office:value-type="time" office:time-value="PT00H28M31.432S" calcext:value-type="time">
            <text:p>00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116.64" calcext:value-type="float">
            <text:p>116.64</text:p>
          </table:table-cell>
          <table:table-cell office:value-type="float" office:value="143.93" calcext:value-type="float">
            <text:p>143.93</text:p>
          </table:table-cell>
        </table:table-row>
        <table:table-row table:style-name="ro1">
          <table:table-cell office:value-type="float" office:value="1727432" calcext:value-type="float">
            <text:p>1727432</text:p>
          </table:table-cell>
          <table:table-cell table:formula="of:=TIME( ; ;[.A110]/1000)" office:value-type="time" office:time-value="PT00H28M47.432S" calcext:value-type="time">
            <text:p>00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117.72" calcext:value-type="float">
            <text:p>117.72</text:p>
          </table:table-cell>
          <table:table-cell office:value-type="float" office:value="145.25" calcext:value-type="float">
            <text:p>145.25</text:p>
          </table:table-cell>
        </table:table-row>
        <table:table-row table:style-name="ro1">
          <table:table-cell office:value-type="float" office:value="1743432" calcext:value-type="float">
            <text:p>1743432</text:p>
          </table:table-cell>
          <table:table-cell table:formula="of:=TIME( ; ;[.A111]/1000)" office:value-type="time" office:time-value="PT00H29M03.432S" calcext:value-type="time">
            <text:p>00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18.8" calcext:value-type="float">
            <text:p>118.8</text:p>
          </table:table-cell>
          <table:table-cell office:value-type="float" office:value="146.57" calcext:value-type="float">
            <text:p>146.57</text:p>
          </table:table-cell>
        </table:table-row>
        <table:table-row table:style-name="ro1">
          <table:table-cell office:value-type="float" office:value="1759432" calcext:value-type="float">
            <text:p>1759432</text:p>
          </table:table-cell>
          <table:table-cell table:formula="of:=TIME( ; ;[.A112]/1000)" office:value-type="time" office:time-value="PT00H29M19.432S" calcext:value-type="time">
            <text:p>00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119.88" calcext:value-type="float">
            <text:p>119.88</text:p>
          </table:table-cell>
          <table:table-cell office:value-type="float" office:value="147.89" calcext:value-type="float">
            <text:p>147.89</text:p>
          </table:table-cell>
        </table:table-row>
        <table:table-row table:style-name="ro1">
          <table:table-cell office:value-type="float" office:value="1775432" calcext:value-type="float">
            <text:p>1775432</text:p>
          </table:table-cell>
          <table:table-cell table:formula="of:=TIME( ; ;[.A113]/1000)" office:value-type="time" office:time-value="PT00H29M35.432S" calcext:value-type="time">
            <text:p>00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0.96" calcext:value-type="float">
            <text:p>120.96</text:p>
          </table:table-cell>
          <table:table-cell office:value-type="float" office:value="149.21" calcext:value-type="float">
            <text:p>149.21</text:p>
          </table:table-cell>
        </table:table-row>
        <table:table-row table:style-name="ro1">
          <table:table-cell office:value-type="float" office:value="1791432" calcext:value-type="float">
            <text:p>1791432</text:p>
          </table:table-cell>
          <table:table-cell table:formula="of:=TIME( ; ;[.A114]/1000)" office:value-type="time" office:time-value="PT00H29M51.432S" calcext:value-type="time">
            <text:p>00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2.04" calcext:value-type="float">
            <text:p>122.04</text:p>
          </table:table-cell>
          <table:table-cell office:value-type="float" office:value="150.52" calcext:value-type="float">
            <text:p>150.52</text:p>
          </table:table-cell>
        </table:table-row>
        <table:table-row table:style-name="ro1">
          <table:table-cell office:value-type="float" office:value="1807432" calcext:value-type="float">
            <text:p>1807432</text:p>
          </table:table-cell>
          <table:table-cell table:formula="of:=TIME( ; ;[.A115]/1000)" office:value-type="time" office:time-value="PT00H30M07.432S" calcext:value-type="time">
            <text:p>00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3.12" calcext:value-type="float">
            <text:p>123.12</text:p>
          </table:table-cell>
          <table:table-cell office:value-type="float" office:value="151.84" calcext:value-type="float">
            <text:p>151.84</text:p>
          </table:table-cell>
        </table:table-row>
        <table:table-row table:style-name="ro1">
          <table:table-cell office:value-type="float" office:value="1823432" calcext:value-type="float">
            <text:p>1823432</text:p>
          </table:table-cell>
          <table:table-cell table:formula="of:=TIME( ; ;[.A116]/1000)" office:value-type="time" office:time-value="PT00H30M23.432S" calcext:value-type="time">
            <text:p>00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4.19" calcext:value-type="float">
            <text:p>124.19</text:p>
          </table:table-cell>
          <table:table-cell office:value-type="float" office:value="153.16" calcext:value-type="float">
            <text:p>153.16</text:p>
          </table:table-cell>
        </table:table-row>
        <table:table-row table:style-name="ro1">
          <table:table-cell office:value-type="float" office:value="1839432" calcext:value-type="float">
            <text:p>1839432</text:p>
          </table:table-cell>
          <table:table-cell table:formula="of:=TIME( ; ;[.A117]/1000)" office:value-type="time" office:time-value="PT00H30M39.432S" calcext:value-type="time">
            <text:p>00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5.27" calcext:value-type="float">
            <text:p>125.27</text:p>
          </table:table-cell>
          <table:table-cell office:value-type="float" office:value="154.47" calcext:value-type="float">
            <text:p>154.47</text:p>
          </table:table-cell>
        </table:table-row>
        <table:table-row table:style-name="ro1">
          <table:table-cell office:value-type="float" office:value="1855432" calcext:value-type="float">
            <text:p>1855432</text:p>
          </table:table-cell>
          <table:table-cell table:formula="of:=TIME( ; ;[.A118]/1000)" office:value-type="time" office:time-value="PT00H30M55.432S" calcext:value-type="time">
            <text:p>00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126.35" calcext:value-type="float">
            <text:p>126.35</text:p>
          </table:table-cell>
          <table:table-cell office:value-type="float" office:value="155.79" calcext:value-type="float">
            <text:p>155.79</text:p>
          </table:table-cell>
        </table:table-row>
        <table:table-row table:style-name="ro1">
          <table:table-cell office:value-type="float" office:value="1871432" calcext:value-type="float">
            <text:p>1871432</text:p>
          </table:table-cell>
          <table:table-cell table:formula="of:=TIME( ; ;[.A119]/1000)" office:value-type="time" office:time-value="PT00H31M11.432S" calcext:value-type="time">
            <text:p>00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127.43" calcext:value-type="float">
            <text:p>127.43</text:p>
          </table:table-cell>
          <table:table-cell office:value-type="float" office:value="157.11" calcext:value-type="float">
            <text:p>157.11</text:p>
          </table:table-cell>
        </table:table-row>
        <table:table-row table:style-name="ro1">
          <table:table-cell office:value-type="float" office:value="1887432" calcext:value-type="float">
            <text:p>1887432</text:p>
          </table:table-cell>
          <table:table-cell table:formula="of:=TIME( ; ;[.A120]/1000)" office:value-type="time" office:time-value="PT00H31M27.432S" calcext:value-type="time">
            <text:p>00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128.51" calcext:value-type="float">
            <text:p>128.51</text:p>
          </table:table-cell>
          <table:table-cell office:value-type="float" office:value="158.42" calcext:value-type="float">
            <text:p>158.42</text:p>
          </table:table-cell>
        </table:table-row>
        <table:table-row table:style-name="ro1">
          <table:table-cell office:value-type="float" office:value="1903432" calcext:value-type="float">
            <text:p>1903432</text:p>
          </table:table-cell>
          <table:table-cell table:formula="of:=TIME( ; ;[.A121]/1000)" office:value-type="time" office:time-value="PT00H31M43.432S" calcext:value-type="time">
            <text:p>00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129.59" calcext:value-type="float">
            <text:p>129.59</text:p>
          </table:table-cell>
          <table:table-cell office:value-type="float" office:value="159.74" calcext:value-type="float">
            <text:p>159.74</text:p>
          </table:table-cell>
        </table:table-row>
        <table:table-row table:style-name="ro1">
          <table:table-cell office:value-type="float" office:value="1919432" calcext:value-type="float">
            <text:p>1919432</text:p>
          </table:table-cell>
          <table:table-cell table:formula="of:=TIME( ; ;[.A122]/1000)" office:value-type="time" office:time-value="PT00H31M59.432S" calcext:value-type="time">
            <text:p>00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130.67" calcext:value-type="float">
            <text:p>130.67</text:p>
          </table:table-cell>
          <table:table-cell office:value-type="float" office:value="161.05" calcext:value-type="float">
            <text:p>161.05</text:p>
          </table:table-cell>
        </table:table-row>
        <table:table-row table:style-name="ro1">
          <table:table-cell office:value-type="float" office:value="1935432" calcext:value-type="float">
            <text:p>1935432</text:p>
          </table:table-cell>
          <table:table-cell table:formula="of:=TIME( ; ;[.A123]/1000)" office:value-type="time" office:time-value="PT00H32M15.432S" calcext:value-type="time">
            <text:p>00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31.75" calcext:value-type="float">
            <text:p>131.75</text:p>
          </table:table-cell>
          <table:table-cell office:value-type="float" office:value="162.37" calcext:value-type="float">
            <text:p>162.37</text:p>
          </table:table-cell>
        </table:table-row>
        <table:table-row table:style-name="ro1">
          <table:table-cell office:value-type="float" office:value="1951432" calcext:value-type="float">
            <text:p>1951432</text:p>
          </table:table-cell>
          <table:table-cell table:formula="of:=TIME( ; ;[.A124]/1000)" office:value-type="time" office:time-value="PT00H32M31.432S" calcext:value-type="time">
            <text:p>00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32.82" calcext:value-type="float">
            <text:p>132.82</text:p>
          </table:table-cell>
          <table:table-cell office:value-type="float" office:value="163.69" calcext:value-type="float">
            <text:p>163.69</text:p>
          </table:table-cell>
        </table:table-row>
        <table:table-row table:style-name="ro1">
          <table:table-cell office:value-type="float" office:value="1967432" calcext:value-type="float">
            <text:p>1967432</text:p>
          </table:table-cell>
          <table:table-cell table:formula="of:=TIME( ; ;[.A125]/1000)" office:value-type="time" office:time-value="PT00H32M47.432S" calcext:value-type="time">
            <text:p>00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33.9" calcext:value-type="float">
            <text:p>133.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983432" calcext:value-type="float">
            <text:p>1983432</text:p>
          </table:table-cell>
          <table:table-cell table:formula="of:=TIME( ; ;[.A126]/1000)" office:value-type="time" office:time-value="PT00H33M03.432S" calcext:value-type="time">
            <text:p>00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134.98" calcext:value-type="float">
            <text:p>134.98</text:p>
          </table:table-cell>
          <table:table-cell office:value-type="float" office:value="166.32" calcext:value-type="float">
            <text:p>166.32</text:p>
          </table:table-cell>
        </table:table-row>
        <table:table-row table:style-name="ro1">
          <table:table-cell office:value-type="float" office:value="1999432" calcext:value-type="float">
            <text:p>1999432</text:p>
          </table:table-cell>
          <table:table-cell table:formula="of:=TIME( ; ;[.A127]/1000)" office:value-type="time" office:time-value="PT00H33M19.432S" calcext:value-type="time">
            <text:p>00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36.06" calcext:value-type="float">
            <text:p>136.06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>
          <table:table-cell office:value-type="float" office:value="2015432" calcext:value-type="float">
            <text:p>2015432</text:p>
          </table:table-cell>
          <table:table-cell table:formula="of:=TIME( ; ;[.A128]/1000)" office:value-type="time" office:time-value="PT00H33M35.432S" calcext:value-type="time">
            <text:p>00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5.06" calcext:value-type="float">
            <text:p>295.06</text:p>
          </table:table-cell>
          <table:table-cell office:value-type="float" office:value="137.14" calcext:value-type="float">
            <text:p>137.14</text:p>
          </table:table-cell>
          <table:table-cell office:value-type="float" office:value="168.95" calcext:value-type="float">
            <text:p>168.95</text:p>
          </table:table-cell>
        </table:table-row>
        <table:table-row table:style-name="ro1">
          <table:table-cell office:value-type="float" office:value="2031432" calcext:value-type="float">
            <text:p>2031432</text:p>
          </table:table-cell>
          <table:table-cell table:formula="of:=TIME( ; ;[.A129]/1000)" office:value-type="time" office:time-value="PT00H33M51.432S" calcext:value-type="time">
            <text:p>00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38.21" calcext:value-type="float">
            <text:p>138.21</text:p>
          </table:table-cell>
          <table:table-cell office:value-type="float" office:value="170.26" calcext:value-type="float">
            <text:p>170.26</text:p>
          </table:table-cell>
        </table:table-row>
        <table:table-row table:style-name="ro1">
          <table:table-cell office:value-type="float" office:value="2047432" calcext:value-type="float">
            <text:p>2047432</text:p>
          </table:table-cell>
          <table:table-cell table:formula="of:=TIME( ; ;[.A130]/1000)" office:value-type="time" office:time-value="PT00H34M07.432S" calcext:value-type="time">
            <text:p>00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139.29" calcext:value-type="float">
            <text:p>139.29</text:p>
          </table:table-cell>
          <table:table-cell office:value-type="float" office:value="171.58" calcext:value-type="float">
            <text:p>171.58</text:p>
          </table:table-cell>
        </table:table-row>
        <table:table-row table:style-name="ro1">
          <table:table-cell office:value-type="float" office:value="2063432" calcext:value-type="float">
            <text:p>2063432</text:p>
          </table:table-cell>
          <table:table-cell table:formula="of:=TIME( ; ;[.A131]/1000)" office:value-type="time" office:time-value="PT00H34M23.432S" calcext:value-type="time">
            <text:p>00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40.37" calcext:value-type="float">
            <text:p>140.37</text:p>
          </table:table-cell>
          <table:table-cell office:value-type="float" office:value="172.89" calcext:value-type="float">
            <text:p>172.89</text:p>
          </table:table-cell>
        </table:table-row>
        <table:table-row table:style-name="ro1">
          <table:table-cell office:value-type="float" office:value="2079432" calcext:value-type="float">
            <text:p>2079432</text:p>
          </table:table-cell>
          <table:table-cell table:formula="of:=TIME( ; ;[.A132]/1000)" office:value-type="time" office:time-value="PT00H34M39.432S" calcext:value-type="time">
            <text:p>00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1.45" calcext:value-type="float">
            <text:p>141.45</text:p>
          </table:table-cell>
          <table:table-cell office:value-type="float" office:value="174.21" calcext:value-type="float">
            <text:p>174.21</text:p>
          </table:table-cell>
        </table:table-row>
        <table:table-row table:style-name="ro1">
          <table:table-cell office:value-type="float" office:value="2095432" calcext:value-type="float">
            <text:p>2095432</text:p>
          </table:table-cell>
          <table:table-cell table:formula="of:=TIME( ; ;[.A133]/1000)" office:value-type="time" office:time-value="PT00H34M55.432S" calcext:value-type="time">
            <text:p>00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2.52" calcext:value-type="float">
            <text:p>142.52</text:p>
          </table:table-cell>
          <table:table-cell office:value-type="float" office:value="175.52" calcext:value-type="float">
            <text:p>175.52</text:p>
          </table:table-cell>
        </table:table-row>
        <table:table-row table:style-name="ro1">
          <table:table-cell office:value-type="float" office:value="2111432" calcext:value-type="float">
            <text:p>2111432</text:p>
          </table:table-cell>
          <table:table-cell table:formula="of:=TIME( ; ;[.A134]/1000)" office:value-type="time" office:time-value="PT00H35M11.432S" calcext:value-type="time">
            <text:p>00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3.6" calcext:value-type="float">
            <text:p>143.6</text:p>
          </table:table-cell>
          <table:table-cell office:value-type="float" office:value="176.83" calcext:value-type="float">
            <text:p>176.83</text:p>
          </table:table-cell>
        </table:table-row>
        <table:table-row table:style-name="ro1">
          <table:table-cell office:value-type="float" office:value="2127432" calcext:value-type="float">
            <text:p>2127432</text:p>
          </table:table-cell>
          <table:table-cell table:formula="of:=TIME( ; ;[.A135]/1000)" office:value-type="time" office:time-value="PT00H35M27.432S" calcext:value-type="time">
            <text:p>00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44.68" calcext:value-type="float">
            <text:p>144.68</text:p>
          </table:table-cell>
          <table:table-cell office:value-type="float" office:value="178.14" calcext:value-type="float">
            <text:p>178.14</text:p>
          </table:table-cell>
        </table:table-row>
        <table:table-row table:style-name="ro1">
          <table:table-cell office:value-type="float" office:value="2143432" calcext:value-type="float">
            <text:p>2143432</text:p>
          </table:table-cell>
          <table:table-cell table:formula="of:=TIME( ; ;[.A136]/1000)" office:value-type="time" office:time-value="PT00H35M43.432S" calcext:value-type="time">
            <text:p>00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145.76" calcext:value-type="float">
            <text:p>145.76</text:p>
          </table:table-cell>
          <table:table-cell office:value-type="float" office:value="179.46" calcext:value-type="float">
            <text:p>179.46</text:p>
          </table:table-cell>
        </table:table-row>
        <table:table-row table:style-name="ro1">
          <table:table-cell office:value-type="float" office:value="2159432" calcext:value-type="float">
            <text:p>2159432</text:p>
          </table:table-cell>
          <table:table-cell table:formula="of:=TIME( ; ;[.A137]/1000)" office:value-type="time" office:time-value="PT00H35M59.432S" calcext:value-type="time">
            <text:p>00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146.83" calcext:value-type="float">
            <text:p>146.83</text:p>
          </table:table-cell>
          <table:table-cell office:value-type="float" office:value="180.77" calcext:value-type="float">
            <text:p>180.77</text:p>
          </table:table-cell>
        </table:table-row>
        <table:table-row table:style-name="ro1">
          <table:table-cell office:value-type="float" office:value="2175432" calcext:value-type="float">
            <text:p>2175432</text:p>
          </table:table-cell>
          <table:table-cell table:formula="of:=TIME( ; ;[.A138]/1000)" office:value-type="time" office:time-value="PT00H36M15.432S" calcext:value-type="time">
            <text:p>00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147.91" calcext:value-type="float">
            <text:p>147.91</text:p>
          </table:table-cell>
          <table:table-cell office:value-type="float" office:value="182.08" calcext:value-type="float">
            <text:p>182.08</text:p>
          </table:table-cell>
        </table:table-row>
        <table:table-row table:style-name="ro1">
          <table:table-cell office:value-type="float" office:value="2191432" calcext:value-type="float">
            <text:p>2191432</text:p>
          </table:table-cell>
          <table:table-cell table:formula="of:=TIME( ; ;[.A139]/1000)" office:value-type="time" office:time-value="PT00H36M31.432S" calcext:value-type="time">
            <text:p>00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48.99" calcext:value-type="float">
            <text:p>148.99</text:p>
          </table:table-cell>
          <table:table-cell office:value-type="float" office:value="183.4" calcext:value-type="float">
            <text:p>183.4</text:p>
          </table:table-cell>
        </table:table-row>
        <table:table-row table:style-name="ro1">
          <table:table-cell office:value-type="float" office:value="2207432" calcext:value-type="float">
            <text:p>2207432</text:p>
          </table:table-cell>
          <table:table-cell table:formula="of:=TIME( ; ;[.A140]/1000)" office:value-type="time" office:time-value="PT00H36M47.432S" calcext:value-type="time">
            <text:p>00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50.07" calcext:value-type="float">
            <text:p>150.07</text:p>
          </table:table-cell>
          <table:table-cell office:value-type="float" office:value="184.71" calcext:value-type="float">
            <text:p>184.71</text:p>
          </table:table-cell>
        </table:table-row>
        <table:table-row table:style-name="ro1">
          <table:table-cell office:value-type="float" office:value="2223432" calcext:value-type="float">
            <text:p>2223432</text:p>
          </table:table-cell>
          <table:table-cell table:formula="of:=TIME( ; ;[.A141]/1000)" office:value-type="time" office:time-value="PT00H37M03.432S" calcext:value-type="time">
            <text:p>00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51.14" calcext:value-type="float">
            <text:p>151.14</text:p>
          </table:table-cell>
          <table:table-cell office:value-type="float" office:value="186.02" calcext:value-type="float">
            <text:p>186.02</text:p>
          </table:table-cell>
        </table:table-row>
        <table:table-row table:style-name="ro1">
          <table:table-cell office:value-type="float" office:value="2239432" calcext:value-type="float">
            <text:p>2239432</text:p>
          </table:table-cell>
          <table:table-cell table:formula="of:=TIME( ; ;[.A142]/1000)" office:value-type="time" office:time-value="PT00H37M19.432S" calcext:value-type="time">
            <text:p>00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52.22" calcext:value-type="float">
            <text:p>152.22</text:p>
          </table:table-cell>
          <table:table-cell office:value-type="float" office:value="187.33" calcext:value-type="float">
            <text:p>187.33</text:p>
          </table:table-cell>
        </table:table-row>
        <table:table-row table:style-name="ro1">
          <table:table-cell office:value-type="float" office:value="2255432" calcext:value-type="float">
            <text:p>2255432</text:p>
          </table:table-cell>
          <table:table-cell table:formula="of:=TIME( ; ;[.A143]/1000)" office:value-type="time" office:time-value="PT00H37M35.432S" calcext:value-type="time">
            <text:p>00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53.3" calcext:value-type="float">
            <text:p>153.3</text:p>
          </table:table-cell>
          <table:table-cell office:value-type="float" office:value="188.64" calcext:value-type="float">
            <text:p>188.64</text:p>
          </table:table-cell>
        </table:table-row>
        <table:table-row table:style-name="ro1">
          <table:table-cell office:value-type="float" office:value="2271432" calcext:value-type="float">
            <text:p>2271432</text:p>
          </table:table-cell>
          <table:table-cell table:formula="of:=TIME( ; ;[.A144]/1000)" office:value-type="time" office:time-value="PT00H37M51.432S" calcext:value-type="time">
            <text:p>00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54.37" calcext:value-type="float">
            <text:p>154.37</text:p>
          </table:table-cell>
          <table:table-cell office:value-type="float" office:value="189.95" calcext:value-type="float">
            <text:p>189.95</text:p>
          </table:table-cell>
        </table:table-row>
        <table:table-row table:style-name="ro1">
          <table:table-cell office:value-type="float" office:value="2287432" calcext:value-type="float">
            <text:p>2287432</text:p>
          </table:table-cell>
          <table:table-cell table:formula="of:=TIME( ; ;[.A145]/1000)" office:value-type="time" office:time-value="PT00H38M07.432S" calcext:value-type="time">
            <text:p>00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55.45" calcext:value-type="float">
            <text:p>155.45</text:p>
          </table:table-cell>
          <table:table-cell office:value-type="float" office:value="191.26" calcext:value-type="float">
            <text:p>191.26</text:p>
          </table:table-cell>
        </table:table-row>
        <table:table-row table:style-name="ro1">
          <table:table-cell office:value-type="float" office:value="2303432" calcext:value-type="float">
            <text:p>2303432</text:p>
          </table:table-cell>
          <table:table-cell table:formula="of:=TIME( ; ;[.A146]/1000)" office:value-type="time" office:time-value="PT00H38M23.432S" calcext:value-type="time">
            <text:p>00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56.53" calcext:value-type="float">
            <text:p>156.53</text:p>
          </table:table-cell>
          <table:table-cell office:value-type="float" office:value="192.57" calcext:value-type="float">
            <text:p>192.57</text:p>
          </table:table-cell>
        </table:table-row>
        <table:table-row table:style-name="ro1">
          <table:table-cell office:value-type="float" office:value="2319432" calcext:value-type="float">
            <text:p>2319432</text:p>
          </table:table-cell>
          <table:table-cell table:formula="of:=TIME( ; ;[.A147]/1000)" office:value-type="time" office:time-value="PT00H38M39.432S" calcext:value-type="time">
            <text:p>00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57.6" calcext:value-type="float">
            <text:p>157.6</text:p>
          </table:table-cell>
          <table:table-cell office:value-type="float" office:value="193.88" calcext:value-type="float">
            <text:p>193.88</text:p>
          </table:table-cell>
        </table:table-row>
        <table:table-row table:style-name="ro1">
          <table:table-cell office:value-type="float" office:value="2335432" calcext:value-type="float">
            <text:p>2335432</text:p>
          </table:table-cell>
          <table:table-cell table:formula="of:=TIME( ; ;[.A148]/1000)" office:value-type="time" office:time-value="PT00H38M55.432S" calcext:value-type="time">
            <text:p>00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58.68" calcext:value-type="float">
            <text:p>158.68</text:p>
          </table:table-cell>
          <table:table-cell office:value-type="float" office:value="195.19" calcext:value-type="float">
            <text:p>195.19</text:p>
          </table:table-cell>
        </table:table-row>
        <table:table-row table:style-name="ro1">
          <table:table-cell office:value-type="float" office:value="2351432" calcext:value-type="float">
            <text:p>2351432</text:p>
          </table:table-cell>
          <table:table-cell table:formula="of:=TIME( ; ;[.A149]/1000)" office:value-type="time" office:time-value="PT00H39M11.432S" calcext:value-type="time">
            <text:p>00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59.75" calcext:value-type="float">
            <text:p>159.75</text:p>
          </table:table-cell>
          <table:table-cell office:value-type="float" office:value="196.5" calcext:value-type="float">
            <text:p>196.5</text:p>
          </table:table-cell>
        </table:table-row>
        <table:table-row table:style-name="ro1">
          <table:table-cell office:value-type="float" office:value="2367432" calcext:value-type="float">
            <text:p>2367432</text:p>
          </table:table-cell>
          <table:table-cell table:formula="of:=TIME( ; ;[.A150]/1000)" office:value-type="time" office:time-value="PT00H39M27.432S" calcext:value-type="time">
            <text:p>00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160.83" calcext:value-type="float">
            <text:p>160.83</text:p>
          </table:table-cell>
          <table:table-cell office:value-type="float" office:value="197.81" calcext:value-type="float">
            <text:p>197.81</text:p>
          </table:table-cell>
        </table:table-row>
        <table:table-row table:style-name="ro1">
          <table:table-cell office:value-type="float" office:value="2383432" calcext:value-type="float">
            <text:p>2383432</text:p>
          </table:table-cell>
          <table:table-cell table:formula="of:=TIME( ; ;[.A151]/1000)" office:value-type="time" office:time-value="PT00H39M43.432S" calcext:value-type="time">
            <text:p>00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61.91" calcext:value-type="float">
            <text:p>161.91</text:p>
          </table:table-cell>
          <table:table-cell office:value-type="float" office:value="199.12" calcext:value-type="float">
            <text:p>199.12</text:p>
          </table:table-cell>
        </table:table-row>
        <table:table-row table:style-name="ro1">
          <table:table-cell office:value-type="float" office:value="2399432" calcext:value-type="float">
            <text:p>2399432</text:p>
          </table:table-cell>
          <table:table-cell table:formula="of:=TIME( ; ;[.A152]/1000)" office:value-type="time" office:time-value="PT00H39M59.432S" calcext:value-type="time">
            <text:p>00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62.98" calcext:value-type="float">
            <text:p>162.98</text:p>
          </table:table-cell>
          <table:table-cell office:value-type="float" office:value="200.43" calcext:value-type="float">
            <text:p>200.43</text:p>
          </table:table-cell>
        </table:table-row>
        <table:table-row table:style-name="ro1">
          <table:table-cell office:value-type="float" office:value="2415432" calcext:value-type="float">
            <text:p>2415432</text:p>
          </table:table-cell>
          <table:table-cell table:formula="of:=TIME( ; ;[.A153]/1000)" office:value-type="time" office:time-value="PT00H40M15.432S" calcext:value-type="time">
            <text:p>00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201.74" calcext:value-type="float">
            <text:p>201.74</text:p>
          </table:table-cell>
        </table:table-row>
        <table:table-row table:style-name="ro1">
          <table:table-cell office:value-type="float" office:value="2431432" calcext:value-type="float">
            <text:p>2431432</text:p>
          </table:table-cell>
          <table:table-cell table:formula="of:=TIME( ; ;[.A154]/1000)" office:value-type="time" office:time-value="PT00H40M31.432S" calcext:value-type="time">
            <text:p>00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65.14" calcext:value-type="float">
            <text:p>165.14</text:p>
          </table:table-cell>
          <table:table-cell office:value-type="float" office:value="203.05" calcext:value-type="float">
            <text:p>203.05</text:p>
          </table:table-cell>
        </table:table-row>
        <table:table-row table:style-name="ro1">
          <table:table-cell office:value-type="float" office:value="2447432" calcext:value-type="float">
            <text:p>2447432</text:p>
          </table:table-cell>
          <table:table-cell table:formula="of:=TIME( ; ;[.A155]/1000)" office:value-type="time" office:time-value="PT00H40M47.432S" calcext:value-type="time">
            <text:p>00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66.21" calcext:value-type="float">
            <text:p>166.21</text:p>
          </table:table-cell>
          <table:table-cell office:value-type="float" office:value="204.36" calcext:value-type="float">
            <text:p>204.36</text:p>
          </table:table-cell>
        </table:table-row>
        <table:table-row table:style-name="ro1">
          <table:table-cell office:value-type="float" office:value="2463432" calcext:value-type="float">
            <text:p>2463432</text:p>
          </table:table-cell>
          <table:table-cell table:formula="of:=TIME( ; ;[.A156]/1000)" office:value-type="time" office:time-value="PT00H41M03.432S" calcext:value-type="time">
            <text:p>00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67.29" calcext:value-type="float">
            <text:p>167.29</text:p>
          </table:table-cell>
          <table:table-cell office:value-type="float" office:value="205.66" calcext:value-type="float">
            <text:p>205.66</text:p>
          </table:table-cell>
        </table:table-row>
        <table:table-row table:style-name="ro1">
          <table:table-cell office:value-type="float" office:value="2479432" calcext:value-type="float">
            <text:p>2479432</text:p>
          </table:table-cell>
          <table:table-cell table:formula="of:=TIME( ; ;[.A157]/1000)" office:value-type="time" office:time-value="PT00H41M19.432S" calcext:value-type="time">
            <text:p>00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68.36" calcext:value-type="float">
            <text:p>168.36</text:p>
          </table:table-cell>
          <table:table-cell office:value-type="float" office:value="206.97" calcext:value-type="float">
            <text:p>206.97</text:p>
          </table:table-cell>
        </table:table-row>
        <table:table-row table:style-name="ro1">
          <table:table-cell office:value-type="float" office:value="2495432" calcext:value-type="float">
            <text:p>2495432</text:p>
          </table:table-cell>
          <table:table-cell table:formula="of:=TIME( ; ;[.A158]/1000)" office:value-type="time" office:time-value="PT00H41M35.432S" calcext:value-type="time">
            <text:p>00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69.44" calcext:value-type="float">
            <text:p>169.44</text:p>
          </table:table-cell>
          <table:table-cell office:value-type="float" office:value="208.28" calcext:value-type="float">
            <text:p>208.28</text:p>
          </table:table-cell>
        </table:table-row>
        <table:table-row table:style-name="ro1">
          <table:table-cell office:value-type="float" office:value="2511432" calcext:value-type="float">
            <text:p>2511432</text:p>
          </table:table-cell>
          <table:table-cell table:formula="of:=TIME( ; ;[.A159]/1000)" office:value-type="time" office:time-value="PT00H41M51.432S" calcext:value-type="time">
            <text:p>00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70.51" calcext:value-type="float">
            <text:p>170.51</text:p>
          </table:table-cell>
          <table:table-cell office:value-type="float" office:value="209.59" calcext:value-type="float">
            <text:p>209.59</text:p>
          </table:table-cell>
        </table:table-row>
        <table:table-row table:style-name="ro1">
          <table:table-cell office:value-type="float" office:value="2527432" calcext:value-type="float">
            <text:p>2527432</text:p>
          </table:table-cell>
          <table:table-cell table:formula="of:=TIME( ; ;[.A160]/1000)" office:value-type="time" office:time-value="PT00H42M07.432S" calcext:value-type="time">
            <text:p>00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71.59" calcext:value-type="float">
            <text:p>171.59</text:p>
          </table:table-cell>
          <table:table-cell office:value-type="float" office:value="210.9" calcext:value-type="float">
            <text:p>210.9</text:p>
          </table:table-cell>
        </table:table-row>
        <table:table-row table:style-name="ro1">
          <table:table-cell office:value-type="float" office:value="2543432" calcext:value-type="float">
            <text:p>2543432</text:p>
          </table:table-cell>
          <table:table-cell table:formula="of:=TIME( ; ;[.A161]/1000)" office:value-type="time" office:time-value="PT00H42M23.432S" calcext:value-type="time">
            <text:p>00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72.66" calcext:value-type="float">
            <text:p>172.66</text:p>
          </table:table-cell>
          <table:table-cell office:value-type="float" office:value="212.21" calcext:value-type="float">
            <text:p>212.21</text:p>
          </table:table-cell>
        </table:table-row>
        <table:table-row table:style-name="ro1">
          <table:table-cell office:value-type="float" office:value="2559432" calcext:value-type="float">
            <text:p>2559432</text:p>
          </table:table-cell>
          <table:table-cell table:formula="of:=TIME( ; ;[.A162]/1000)" office:value-type="time" office:time-value="PT00H42M39.432S" calcext:value-type="time">
            <text:p>00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73.74" calcext:value-type="float">
            <text:p>173.74</text:p>
          </table:table-cell>
          <table:table-cell office:value-type="float" office:value="213.51" calcext:value-type="float">
            <text:p>213.51</text:p>
          </table:table-cell>
        </table:table-row>
        <table:table-row table:style-name="ro1">
          <table:table-cell office:value-type="float" office:value="2575432" calcext:value-type="float">
            <text:p>2575432</text:p>
          </table:table-cell>
          <table:table-cell table:formula="of:=TIME( ; ;[.A163]/1000)" office:value-type="time" office:time-value="PT00H42M55.432S" calcext:value-type="time">
            <text:p>00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74.81" calcext:value-type="float">
            <text:p>174.81</text:p>
          </table:table-cell>
          <table:table-cell office:value-type="float" office:value="214.82" calcext:value-type="float">
            <text:p>214.82</text:p>
          </table:table-cell>
        </table:table-row>
        <table:table-row table:style-name="ro1">
          <table:table-cell office:value-type="float" office:value="2591432" calcext:value-type="float">
            <text:p>2591432</text:p>
          </table:table-cell>
          <table:table-cell table:formula="of:=TIME( ; ;[.A164]/1000)" office:value-type="time" office:time-value="PT00H43M11.432S" calcext:value-type="time">
            <text:p>00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75.89" calcext:value-type="float">
            <text:p>175.89</text:p>
          </table:table-cell>
          <table:table-cell office:value-type="float" office:value="216.13" calcext:value-type="float">
            <text:p>216.13</text:p>
          </table:table-cell>
        </table:table-row>
        <table:table-row table:style-name="ro1">
          <table:table-cell office:value-type="float" office:value="2607432" calcext:value-type="float">
            <text:p>2607432</text:p>
          </table:table-cell>
          <table:table-cell table:formula="of:=TIME( ; ;[.A165]/1000)" office:value-type="time" office:time-value="PT00H43M27.432S" calcext:value-type="time">
            <text:p>00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76.96" calcext:value-type="float">
            <text:p>176.96</text:p>
          </table:table-cell>
          <table:table-cell office:value-type="float" office:value="217.44" calcext:value-type="float">
            <text:p>217.44</text:p>
          </table:table-cell>
        </table:table-row>
        <table:table-row table:style-name="ro1">
          <table:table-cell office:value-type="float" office:value="2623432" calcext:value-type="float">
            <text:p>2623432</text:p>
          </table:table-cell>
          <table:table-cell table:formula="of:=TIME( ; ;[.A166]/1000)" office:value-type="time" office:time-value="PT00H43M43.432S" calcext:value-type="time">
            <text:p>00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78.04" calcext:value-type="float">
            <text:p>178.04</text:p>
          </table:table-cell>
          <table:table-cell office:value-type="float" office:value="218.74" calcext:value-type="float">
            <text:p>218.74</text:p>
          </table:table-cell>
        </table:table-row>
        <table:table-row table:style-name="ro1">
          <table:table-cell office:value-type="float" office:value="2639432" calcext:value-type="float">
            <text:p>2639432</text:p>
          </table:table-cell>
          <table:table-cell table:formula="of:=TIME( ; ;[.A167]/1000)" office:value-type="time" office:time-value="PT00H43M59.432S" calcext:value-type="time">
            <text:p>00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79.11" calcext:value-type="float">
            <text:p>179.11</text:p>
          </table:table-cell>
          <table:table-cell office:value-type="float" office:value="220.05" calcext:value-type="float">
            <text:p>220.05</text:p>
          </table:table-cell>
        </table:table-row>
        <table:table-row table:style-name="ro1">
          <table:table-cell office:value-type="float" office:value="2655432" calcext:value-type="float">
            <text:p>2655432</text:p>
          </table:table-cell>
          <table:table-cell table:formula="of:=TIME( ; ;[.A168]/1000)" office:value-type="time" office:time-value="PT00H44M15.432S" calcext:value-type="time">
            <text:p>00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0.19" calcext:value-type="float">
            <text:p>180.19</text:p>
          </table:table-cell>
          <table:table-cell office:value-type="float" office:value="221.36" calcext:value-type="float">
            <text:p>221.36</text:p>
          </table:table-cell>
        </table:table-row>
        <table:table-row table:style-name="ro1">
          <table:table-cell office:value-type="float" office:value="2671432" calcext:value-type="float">
            <text:p>2671432</text:p>
          </table:table-cell>
          <table:table-cell table:formula="of:=TIME( ; ;[.A169]/1000)" office:value-type="time" office:time-value="PT00H44M31.432S" calcext:value-type="time">
            <text:p>00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1.26" calcext:value-type="float">
            <text:p>181.26</text:p>
          </table:table-cell>
          <table:table-cell office:value-type="float" office:value="222.66" calcext:value-type="float">
            <text:p>222.66</text:p>
          </table:table-cell>
        </table:table-row>
        <table:table-row table:style-name="ro1">
          <table:table-cell office:value-type="float" office:value="2687432" calcext:value-type="float">
            <text:p>2687432</text:p>
          </table:table-cell>
          <table:table-cell table:formula="of:=TIME( ; ;[.A170]/1000)" office:value-type="time" office:time-value="PT00H44M47.432S" calcext:value-type="time">
            <text:p>00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2.34" calcext:value-type="float">
            <text:p>182.34</text:p>
          </table:table-cell>
          <table:table-cell office:value-type="float" office:value="223.97" calcext:value-type="float">
            <text:p>223.97</text:p>
          </table:table-cell>
        </table:table-row>
        <table:table-row table:style-name="ro1">
          <table:table-cell office:value-type="float" office:value="2703432" calcext:value-type="float">
            <text:p>2703432</text:p>
          </table:table-cell>
          <table:table-cell table:formula="of:=TIME( ; ;[.A171]/1000)" office:value-type="time" office:time-value="PT00H45M03.432S" calcext:value-type="time">
            <text:p>00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8" calcext:value-type="float">
            <text:p>241.8</text:p>
          </table:table-cell>
          <table:table-cell office:value-type="float" office:value="293.11" calcext:value-type="float">
            <text:p>293.11</text:p>
          </table:table-cell>
          <table:table-cell office:value-type="float" office:value="183.41" calcext:value-type="float">
            <text:p>183.41</text:p>
          </table:table-cell>
          <table:table-cell office:value-type="float" office:value="225.28" calcext:value-type="float">
            <text:p>225.28</text:p>
          </table:table-cell>
        </table:table-row>
        <table:table-row table:style-name="ro1">
          <table:table-cell office:value-type="float" office:value="2719432" calcext:value-type="float">
            <text:p>2719432</text:p>
          </table:table-cell>
          <table:table-cell table:formula="of:=TIME( ; ;[.A172]/1000)" office:value-type="time" office:time-value="PT00H45M19.432S" calcext:value-type="time">
            <text:p>00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4.49" calcext:value-type="float">
            <text:p>184.49</text:p>
          </table:table-cell>
          <table:table-cell office:value-type="float" office:value="226.59" calcext:value-type="float">
            <text:p>226.59</text:p>
          </table:table-cell>
        </table:table-row>
        <table:table-row table:style-name="ro1">
          <table:table-cell office:value-type="float" office:value="2735432" calcext:value-type="float">
            <text:p>2735432</text:p>
          </table:table-cell>
          <table:table-cell table:formula="of:=TIME( ; ;[.A173]/1000)" office:value-type="time" office:time-value="PT00H45M35.432S" calcext:value-type="time">
            <text:p>00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5.56" calcext:value-type="float">
            <text:p>185.56</text:p>
          </table:table-cell>
          <table:table-cell office:value-type="float" office:value="227.89" calcext:value-type="float">
            <text:p>227.89</text:p>
          </table:table-cell>
        </table:table-row>
        <table:table-row table:style-name="ro1">
          <table:table-cell office:value-type="float" office:value="2751432" calcext:value-type="float">
            <text:p>2751432</text:p>
          </table:table-cell>
          <table:table-cell table:formula="of:=TIME( ; ;[.A174]/1000)" office:value-type="time" office:time-value="PT00H45M51.432S" calcext:value-type="time">
            <text:p>00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8" calcext:value-type="float">
            <text:p>241.8</text:p>
          </table:table-cell>
          <table:table-cell office:value-type="float" office:value="293.11" calcext:value-type="float">
            <text:p>293.11</text:p>
          </table:table-cell>
          <table:table-cell office:value-type="float" office:value="186.64" calcext:value-type="float">
            <text:p>186.64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2767432" calcext:value-type="float">
            <text:p>2767432</text:p>
          </table:table-cell>
          <table:table-cell table:formula="of:=TIME( ; ;[.A175]/1000)" office:value-type="time" office:time-value="PT00H46M07.432S" calcext:value-type="time">
            <text:p>00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87.71" calcext:value-type="float">
            <text:p>187.71</text:p>
          </table:table-cell>
          <table:table-cell office:value-type="float" office:value="230.5" calcext:value-type="float">
            <text:p>230.5</text:p>
          </table:table-cell>
        </table:table-row>
        <table:table-row table:style-name="ro1">
          <table:table-cell office:value-type="float" office:value="2783432" calcext:value-type="float">
            <text:p>2783432</text:p>
          </table:table-cell>
          <table:table-cell table:formula="of:=TIME( ; ;[.A176]/1000)" office:value-type="time" office:time-value="PT00H46M23.432S" calcext:value-type="time">
            <text:p>00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88.79" calcext:value-type="float">
            <text:p>188.79</text:p>
          </table:table-cell>
          <table:table-cell office:value-type="float" office:value="231.81" calcext:value-type="float">
            <text:p>231.81</text:p>
          </table:table-cell>
        </table:table-row>
        <table:table-row table:style-name="ro1">
          <table:table-cell office:value-type="float" office:value="2799432" calcext:value-type="float">
            <text:p>2799432</text:p>
          </table:table-cell>
          <table:table-cell table:formula="of:=TIME( ; ;[.A177]/1000)" office:value-type="time" office:time-value="PT00H46M39.432S" calcext:value-type="time">
            <text:p>00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189.86" calcext:value-type="float">
            <text:p>189.86</text:p>
          </table:table-cell>
          <table:table-cell office:value-type="float" office:value="233.12" calcext:value-type="float">
            <text:p>233.12</text:p>
          </table:table-cell>
        </table:table-row>
        <table:table-row table:style-name="ro1">
          <table:table-cell office:value-type="float" office:value="2815432" calcext:value-type="float">
            <text:p>2815432</text:p>
          </table:table-cell>
          <table:table-cell table:formula="of:=TIME( ; ;[.A178]/1000)" office:value-type="time" office:time-value="PT00H46M55.432S" calcext:value-type="time">
            <text:p>00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90.94" calcext:value-type="float">
            <text:p>190.94</text:p>
          </table:table-cell>
          <table:table-cell office:value-type="float" office:value="234.42" calcext:value-type="float">
            <text:p>234.42</text:p>
          </table:table-cell>
        </table:table-row>
        <table:table-row table:style-name="ro1">
          <table:table-cell office:value-type="float" office:value="2831432" calcext:value-type="float">
            <text:p>2831432</text:p>
          </table:table-cell>
          <table:table-cell table:formula="of:=TIME( ; ;[.A179]/1000)" office:value-type="time" office:time-value="PT00H47M11.432S" calcext:value-type="time">
            <text:p>00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92.01" calcext:value-type="float">
            <text:p>192.01</text:p>
          </table:table-cell>
          <table:table-cell office:value-type="float" office:value="235.73" calcext:value-type="float">
            <text:p>235.73</text:p>
          </table:table-cell>
        </table:table-row>
        <table:table-row table:style-name="ro1">
          <table:table-cell office:value-type="float" office:value="2847432" calcext:value-type="float">
            <text:p>2847432</text:p>
          </table:table-cell>
          <table:table-cell table:formula="of:=TIME( ; ;[.A180]/1000)" office:value-type="time" office:time-value="PT00H47M27.432S" calcext:value-type="time">
            <text:p>00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93.08" calcext:value-type="float">
            <text:p>193.08</text:p>
          </table:table-cell>
          <table:table-cell office:value-type="float" office:value="237.03" calcext:value-type="float">
            <text:p>237.03</text:p>
          </table:table-cell>
        </table:table-row>
        <table:table-row table:style-name="ro1">
          <table:table-cell office:value-type="float" office:value="2863432" calcext:value-type="float">
            <text:p>2863432</text:p>
          </table:table-cell>
          <table:table-cell table:formula="of:=TIME( ; ;[.A181]/1000)" office:value-type="time" office:time-value="PT00H47M43.432S" calcext:value-type="time">
            <text:p>00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94.16" calcext:value-type="float">
            <text:p>194.16</text:p>
          </table:table-cell>
          <table:table-cell office:value-type="float" office:value="238.34" calcext:value-type="float">
            <text:p>238.34</text:p>
          </table:table-cell>
        </table:table-row>
        <table:table-row table:style-name="ro1">
          <table:table-cell office:value-type="float" office:value="2879432" calcext:value-type="float">
            <text:p>2879432</text:p>
          </table:table-cell>
          <table:table-cell table:formula="of:=TIME( ; ;[.A182]/1000)" office:value-type="time" office:time-value="PT00H47M59.432S" calcext:value-type="time">
            <text:p>00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95.23" calcext:value-type="float">
            <text:p>195.23</text:p>
          </table:table-cell>
          <table:table-cell office:value-type="float" office:value="239.64" calcext:value-type="float">
            <text:p>239.64</text:p>
          </table:table-cell>
        </table:table-row>
        <table:table-row table:style-name="ro1">
          <table:table-cell office:value-type="float" office:value="2895432" calcext:value-type="float">
            <text:p>2895432</text:p>
          </table:table-cell>
          <table:table-cell table:formula="of:=TIME( ; ;[.A183]/1000)" office:value-type="time" office:time-value="PT00H48M15.432S" calcext:value-type="time">
            <text:p>00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96.31" calcext:value-type="float">
            <text:p>196.31</text:p>
          </table:table-cell>
          <table:table-cell office:value-type="float" office:value="240.95" calcext:value-type="float">
            <text:p>240.95</text:p>
          </table:table-cell>
        </table:table-row>
        <table:table-row table:style-name="ro1">
          <table:table-cell office:value-type="float" office:value="2911432" calcext:value-type="float">
            <text:p>2911432</text:p>
          </table:table-cell>
          <table:table-cell table:formula="of:=TIME( ; ;[.A184]/1000)" office:value-type="time" office:time-value="PT00H48M31.432S" calcext:value-type="time">
            <text:p>00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97.38" calcext:value-type="float">
            <text:p>197.38</text:p>
          </table:table-cell>
          <table:table-cell office:value-type="float" office:value="242.25" calcext:value-type="float">
            <text:p>242.25</text:p>
          </table:table-cell>
        </table:table-row>
        <table:table-row table:style-name="ro1">
          <table:table-cell office:value-type="float" office:value="2927432" calcext:value-type="float">
            <text:p>2927432</text:p>
          </table:table-cell>
          <table:table-cell table:formula="of:=TIME( ; ;[.A185]/1000)" office:value-type="time" office:time-value="PT00H48M47.432S" calcext:value-type="time">
            <text:p>00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98.45" calcext:value-type="float">
            <text:p>198.45</text:p>
          </table:table-cell>
          <table:table-cell office:value-type="float" office:value="243.56" calcext:value-type="float">
            <text:p>243.56</text:p>
          </table:table-cell>
        </table:table-row>
        <table:table-row table:style-name="ro1">
          <table:table-cell office:value-type="float" office:value="2943432" calcext:value-type="float">
            <text:p>2943432</text:p>
          </table:table-cell>
          <table:table-cell table:formula="of:=TIME( ; ;[.A186]/1000)" office:value-type="time" office:time-value="PT00H49M03.432S" calcext:value-type="time">
            <text:p>00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199.53" calcext:value-type="float">
            <text:p>199.53</text:p>
          </table:table-cell>
          <table:table-cell office:value-type="float" office:value="244.86" calcext:value-type="float">
            <text:p>244.86</text:p>
          </table:table-cell>
        </table:table-row>
        <table:table-row table:style-name="ro1">
          <table:table-cell office:value-type="float" office:value="2959432" calcext:value-type="float">
            <text:p>2959432</text:p>
          </table:table-cell>
          <table:table-cell table:formula="of:=TIME( ; ;[.A187]/1000)" office:value-type="time" office:time-value="PT00H49M19.432S" calcext:value-type="time">
            <text:p>00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200.6" calcext:value-type="float">
            <text:p>200.6</text:p>
          </table:table-cell>
          <table:table-cell office:value-type="float" office:value="246.17" calcext:value-type="float">
            <text:p>246.17</text:p>
          </table:table-cell>
        </table:table-row>
        <table:table-row table:style-name="ro1">
          <table:table-cell office:value-type="float" office:value="2975432" calcext:value-type="float">
            <text:p>2975432</text:p>
          </table:table-cell>
          <table:table-cell table:formula="of:=TIME( ; ;[.A188]/1000)" office:value-type="time" office:time-value="PT00H49M35.432S" calcext:value-type="time">
            <text:p>00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4" calcext:value-type="float">
            <text:p>292.74</text:p>
          </table:table-cell>
          <table:table-cell office:value-type="float" office:value="201.67" calcext:value-type="float">
            <text:p>201.67</text:p>
          </table:table-cell>
          <table:table-cell office:value-type="float" office:value="247.47" calcext:value-type="float">
            <text:p>247.47</text:p>
          </table:table-cell>
        </table:table-row>
        <table:table-row table:style-name="ro1">
          <table:table-cell office:value-type="float" office:value="2991432" calcext:value-type="float">
            <text:p>2991432</text:p>
          </table:table-cell>
          <table:table-cell table:formula="of:=TIME( ; ;[.A189]/1000)" office:value-type="time" office:time-value="PT00H49M51.432S" calcext:value-type="time">
            <text:p>00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202.75" calcext:value-type="float">
            <text:p>202.75</text:p>
          </table:table-cell>
          <table:table-cell office:value-type="float" office:value="248.77" calcext:value-type="float">
            <text:p>248.77</text:p>
          </table:table-cell>
        </table:table-row>
        <table:table-row table:style-name="ro1">
          <table:table-cell office:value-type="float" office:value="3007432" calcext:value-type="float">
            <text:p>3007432</text:p>
          </table:table-cell>
          <table:table-cell table:formula="of:=TIME( ; ;[.A190]/1000)" office:value-type="time" office:time-value="PT00H50M07.432S" calcext:value-type="time">
            <text:p>00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203.82" calcext:value-type="float">
            <text:p>203.82</text:p>
          </table:table-cell>
          <table:table-cell office:value-type="float" office:value="250.08" calcext:value-type="float">
            <text:p>250.08</text:p>
          </table:table-cell>
        </table:table-row>
        <table:table-row table:style-name="ro1">
          <table:table-cell office:value-type="float" office:value="3023432" calcext:value-type="float">
            <text:p>3023432</text:p>
          </table:table-cell>
          <table:table-cell table:formula="of:=TIME( ; ;[.A191]/1000)" office:value-type="time" office:time-value="PT00H50M23.432S" calcext:value-type="time">
            <text:p>00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204.89" calcext:value-type="float">
            <text:p>204.89</text:p>
          </table:table-cell>
          <table:table-cell office:value-type="float" office:value="251.38" calcext:value-type="float">
            <text:p>251.38</text:p>
          </table:table-cell>
        </table:table-row>
        <table:table-row table:style-name="ro1">
          <table:table-cell office:value-type="float" office:value="3039432" calcext:value-type="float">
            <text:p>3039432</text:p>
          </table:table-cell>
          <table:table-cell table:formula="of:=TIME( ; ;[.A192]/1000)" office:value-type="time" office:time-value="PT00H50M39.432S" calcext:value-type="time">
            <text:p>00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205.97" calcext:value-type="float">
            <text:p>205.97</text:p>
          </table:table-cell>
          <table:table-cell office:value-type="float" office:value="252.68" calcext:value-type="float">
            <text:p>252.68</text:p>
          </table:table-cell>
        </table:table-row>
        <table:table-row table:style-name="ro1">
          <table:table-cell office:value-type="float" office:value="3055432" calcext:value-type="float">
            <text:p>3055432</text:p>
          </table:table-cell>
          <table:table-cell table:formula="of:=TIME( ; ;[.A193]/1000)" office:value-type="time" office:time-value="PT00H50M55.432S" calcext:value-type="time">
            <text:p>00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207.04" calcext:value-type="float">
            <text:p>207.04</text:p>
          </table:table-cell>
          <table:table-cell office:value-type="float" office:value="253.99" calcext:value-type="float">
            <text:p>253.99</text:p>
          </table:table-cell>
        </table:table-row>
        <table:table-row table:style-name="ro1">
          <table:table-cell office:value-type="float" office:value="3071432" calcext:value-type="float">
            <text:p>3071432</text:p>
          </table:table-cell>
          <table:table-cell table:formula="of:=TIME( ; ;[.A194]/1000)" office:value-type="time" office:time-value="PT00H51M11.432S" calcext:value-type="time">
            <text:p>00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08.11" calcext:value-type="float">
            <text:p>208.11</text:p>
          </table:table-cell>
          <table:table-cell office:value-type="float" office:value="255.29" calcext:value-type="float">
            <text:p>255.29</text:p>
          </table:table-cell>
        </table:table-row>
        <table:table-row table:style-name="ro1">
          <table:table-cell office:value-type="float" office:value="3087432" calcext:value-type="float">
            <text:p>3087432</text:p>
          </table:table-cell>
          <table:table-cell table:formula="of:=TIME( ; ;[.A195]/1000)" office:value-type="time" office:time-value="PT00H51M27.432S" calcext:value-type="time">
            <text:p>00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209.19" calcext:value-type="float">
            <text:p>209.19</text:p>
          </table:table-cell>
          <table:table-cell office:value-type="float" office:value="256.59" calcext:value-type="float">
            <text:p>256.59</text:p>
          </table:table-cell>
        </table:table-row>
        <table:table-row table:style-name="ro1">
          <table:table-cell office:value-type="float" office:value="3103432" calcext:value-type="float">
            <text:p>3103432</text:p>
          </table:table-cell>
          <table:table-cell table:formula="of:=TIME( ; ;[.A196]/1000)" office:value-type="time" office:time-value="PT00H51M43.432S" calcext:value-type="time">
            <text:p>00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0.26" calcext:value-type="float">
            <text:p>210.26</text:p>
          </table:table-cell>
          <table:table-cell office:value-type="float" office:value="257.89" calcext:value-type="float">
            <text:p>257.89</text:p>
          </table:table-cell>
        </table:table-row>
        <table:table-row table:style-name="ro1">
          <table:table-cell office:value-type="float" office:value="3119432" calcext:value-type="float">
            <text:p>3119432</text:p>
          </table:table-cell>
          <table:table-cell table:formula="of:=TIME( ; ;[.A197]/1000)" office:value-type="time" office:time-value="PT00H51M59.432S" calcext:value-type="time">
            <text:p>00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11.33" calcext:value-type="float">
            <text:p>211.33</text:p>
          </table:table-cell>
          <table:table-cell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3135432" calcext:value-type="float">
            <text:p>3135432</text:p>
          </table:table-cell>
          <table:table-cell table:formula="of:=TIME( ; ;[.A198]/1000)" office:value-type="time" office:time-value="PT00H52M15.432S" calcext:value-type="time">
            <text:p>00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12.41" calcext:value-type="float">
            <text:p>212.41</text:p>
          </table:table-cell>
          <table:table-cell office:value-type="float" office:value="260.5" calcext:value-type="float">
            <text:p>260.5</text:p>
          </table:table-cell>
        </table:table-row>
        <table:table-row table:style-name="ro1">
          <table:table-cell office:value-type="float" office:value="3151432" calcext:value-type="float">
            <text:p>3151432</text:p>
          </table:table-cell>
          <table:table-cell table:formula="of:=TIME( ; ;[.A199]/1000)" office:value-type="time" office:time-value="PT00H52M31.432S" calcext:value-type="time">
            <text:p>00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213.48" calcext:value-type="float">
            <text:p>213.48</text:p>
          </table:table-cell>
          <table:table-cell office:value-type="float" office:value="261.8" calcext:value-type="float">
            <text:p>261.8</text:p>
          </table:table-cell>
        </table:table-row>
        <table:table-row table:style-name="ro1">
          <table:table-cell office:value-type="float" office:value="3167432" calcext:value-type="float">
            <text:p>3167432</text:p>
          </table:table-cell>
          <table:table-cell table:formula="of:=TIME( ; ;[.A200]/1000)" office:value-type="time" office:time-value="PT00H52M47.432S" calcext:value-type="time">
            <text:p>00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14.55" calcext:value-type="float">
            <text:p>214.55</text:p>
          </table:table-cell>
          <table:table-cell office:value-type="float" office:value="263.1" calcext:value-type="float">
            <text:p>263.1</text:p>
          </table:table-cell>
        </table:table-row>
        <table:table-row table:style-name="ro1">
          <table:table-cell office:value-type="float" office:value="3183432" calcext:value-type="float">
            <text:p>3183432</text:p>
          </table:table-cell>
          <table:table-cell table:formula="of:=TIME( ; ;[.A201]/1000)" office:value-type="time" office:time-value="PT00H53M03.432S" calcext:value-type="time">
            <text:p>00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15.63" calcext:value-type="float">
            <text:p>215.63</text:p>
          </table:table-cell>
          <table:table-cell office:value-type="float" office:value="264.4" calcext:value-type="float">
            <text:p>264.4</text:p>
          </table:table-cell>
        </table:table-row>
        <table:table-row table:style-name="ro1">
          <table:table-cell office:value-type="float" office:value="3199432" calcext:value-type="float">
            <text:p>3199432</text:p>
          </table:table-cell>
          <table:table-cell table:formula="of:=TIME( ; ;[.A202]/1000)" office:value-type="time" office:time-value="PT00H53M19.432S" calcext:value-type="time">
            <text:p>00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216.7" calcext:value-type="float">
            <text:p>216.7</text:p>
          </table:table-cell>
          <table:table-cell office:value-type="float" office:value="265.7" calcext:value-type="float">
            <text:p>265.7</text:p>
          </table:table-cell>
        </table:table-row>
        <table:table-row table:style-name="ro1">
          <table:table-cell office:value-type="float" office:value="3215432" calcext:value-type="float">
            <text:p>3215432</text:p>
          </table:table-cell>
          <table:table-cell table:formula="of:=TIME( ; ;[.A203]/1000)" office:value-type="time" office:time-value="PT00H53M35.432S" calcext:value-type="time">
            <text:p>00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17.77" calcext:value-type="float">
            <text:p>217.7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231432" calcext:value-type="float">
            <text:p>3231432</text:p>
          </table:table-cell>
          <table:table-cell table:formula="of:=TIME( ; ;[.A204]/1000)" office:value-type="time" office:time-value="PT00H53M51.432S" calcext:value-type="time">
            <text:p>00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18.84" calcext:value-type="float">
            <text:p>218.84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float" office:value="3247432" calcext:value-type="float">
            <text:p>3247432</text:p>
          </table:table-cell>
          <table:table-cell table:formula="of:=TIME( ; ;[.A205]/1000)" office:value-type="time" office:time-value="PT00H54M07.432S" calcext:value-type="time">
            <text:p>00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19.92" calcext:value-type="float">
            <text:p>219.92</text:p>
          </table:table-cell>
          <table:table-cell office:value-type="float" office:value="269.61" calcext:value-type="float">
            <text:p>269.61</text:p>
          </table:table-cell>
        </table:table-row>
        <table:table-row table:style-name="ro1">
          <table:table-cell office:value-type="float" office:value="3263432" calcext:value-type="float">
            <text:p>3263432</text:p>
          </table:table-cell>
          <table:table-cell table:formula="of:=TIME( ; ;[.A206]/1000)" office:value-type="time" office:time-value="PT00H54M23.432S" calcext:value-type="time">
            <text:p>00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20.99" calcext:value-type="float">
            <text:p>220.99</text:p>
          </table:table-cell>
          <table:table-cell office:value-type="float" office:value="270.91" calcext:value-type="float">
            <text:p>270.91</text:p>
          </table:table-cell>
        </table:table-row>
        <table:table-row table:style-name="ro1">
          <table:table-cell office:value-type="float" office:value="3279432" calcext:value-type="float">
            <text:p>3279432</text:p>
          </table:table-cell>
          <table:table-cell table:formula="of:=TIME( ; ;[.A207]/1000)" office:value-type="time" office:time-value="PT00H54M39.432S" calcext:value-type="time">
            <text:p>00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22.06" calcext:value-type="float">
            <text:p>222.06</text:p>
          </table:table-cell>
          <table:table-cell office:value-type="float" office:value="272.21" calcext:value-type="float">
            <text:p>272.21</text:p>
          </table:table-cell>
        </table:table-row>
        <table:table-row table:style-name="ro1">
          <table:table-cell office:value-type="float" office:value="3295432" calcext:value-type="float">
            <text:p>3295432</text:p>
          </table:table-cell>
          <table:table-cell table:formula="of:=TIME( ; ;[.A208]/1000)" office:value-type="time" office:time-value="PT00H54M55.432S" calcext:value-type="time">
            <text:p>00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23.13" calcext:value-type="float">
            <text:p>223.13</text:p>
          </table:table-cell>
          <table:table-cell office:value-type="float" office:value="273.51" calcext:value-type="float">
            <text:p>273.51</text:p>
          </table:table-cell>
        </table:table-row>
        <table:table-row table:style-name="ro1">
          <table:table-cell office:value-type="float" office:value="3311432" calcext:value-type="float">
            <text:p>3311432</text:p>
          </table:table-cell>
          <table:table-cell table:formula="of:=TIME( ; ;[.A209]/1000)" office:value-type="time" office:time-value="PT00H55M11.432S" calcext:value-type="time">
            <text:p>00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24.21" calcext:value-type="float">
            <text:p>224.21</text:p>
          </table:table-cell>
          <table:table-cell office:value-type="float" office:value="274.81" calcext:value-type="float">
            <text:p>274.81</text:p>
          </table:table-cell>
        </table:table-row>
        <table:table-row table:style-name="ro1">
          <table:table-cell office:value-type="float" office:value="3327432" calcext:value-type="float">
            <text:p>3327432</text:p>
          </table:table-cell>
          <table:table-cell table:formula="of:=TIME( ; ;[.A210]/1000)" office:value-type="time" office:time-value="PT00H55M27.432S" calcext:value-type="time">
            <text:p>00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225.28" calcext:value-type="float">
            <text:p>225.28</text:p>
          </table:table-cell>
          <table:table-cell office:value-type="float" office:value="276.11" calcext:value-type="float">
            <text:p>276.11</text:p>
          </table:table-cell>
        </table:table-row>
        <table:table-row table:style-name="ro1">
          <table:table-cell office:value-type="float" office:value="3343432" calcext:value-type="float">
            <text:p>3343432</text:p>
          </table:table-cell>
          <table:table-cell table:formula="of:=TIME( ; ;[.A211]/1000)" office:value-type="time" office:time-value="PT00H55M43.432S" calcext:value-type="time">
            <text:p>00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226.35" calcext:value-type="float">
            <text:p>226.35</text:p>
          </table:table-cell>
          <table:table-cell office:value-type="float" office:value="277.41" calcext:value-type="float">
            <text:p>277.41</text:p>
          </table:table-cell>
        </table:table-row>
        <table:table-row table:style-name="ro1">
          <table:table-cell office:value-type="float" office:value="3359432" calcext:value-type="float">
            <text:p>3359432</text:p>
          </table:table-cell>
          <table:table-cell table:formula="of:=TIME( ; ;[.A212]/1000)" office:value-type="time" office:time-value="PT00H55M59.432S" calcext:value-type="time">
            <text:p>00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227.42" calcext:value-type="float">
            <text:p>227.42</text:p>
          </table:table-cell>
          <table:table-cell office:value-type="float" office:value="278.71" calcext:value-type="float">
            <text:p>278.71</text:p>
          </table:table-cell>
        </table:table-row>
        <table:table-row table:style-name="ro1">
          <table:table-cell office:value-type="float" office:value="3375432" calcext:value-type="float">
            <text:p>3375432</text:p>
          </table:table-cell>
          <table:table-cell table:formula="of:=TIME( ; ;[.A213]/1000)" office:value-type="time" office:time-value="PT00H56M15.432S" calcext:value-type="time">
            <text:p>00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228.5" calcext:value-type="float">
            <text:p>228.5</text:p>
          </table:table-cell>
          <table:table-cell office:value-type="float" office:value="280.01" calcext:value-type="float">
            <text:p>280.01</text:p>
          </table:table-cell>
        </table:table-row>
        <table:table-row table:style-name="ro1">
          <table:table-cell office:value-type="float" office:value="3391432" calcext:value-type="float">
            <text:p>3391432</text:p>
          </table:table-cell>
          <table:table-cell table:formula="of:=TIME( ; ;[.A214]/1000)" office:value-type="time" office:time-value="PT00H56M31.432S" calcext:value-type="time">
            <text:p>00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229.57" calcext:value-type="float">
            <text:p>229.57</text:p>
          </table:table-cell>
          <table:table-cell office:value-type="float" office:value="281.3" calcext:value-type="float">
            <text:p>281.3</text:p>
          </table:table-cell>
        </table:table-row>
        <table:table-row table:style-name="ro1">
          <table:table-cell office:value-type="float" office:value="3407432" calcext:value-type="float">
            <text:p>3407432</text:p>
          </table:table-cell>
          <table:table-cell table:formula="of:=TIME( ; ;[.A215]/1000)" office:value-type="time" office:time-value="PT00H56M47.432S" calcext:value-type="time">
            <text:p>00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0.64" calcext:value-type="float">
            <text:p>230.64</text:p>
          </table:table-cell>
          <table:table-cell office:value-type="float" office:value="282.6" calcext:value-type="float">
            <text:p>282.6</text:p>
          </table:table-cell>
        </table:table-row>
        <table:table-row table:style-name="ro1">
          <table:table-cell office:value-type="float" office:value="3423432" calcext:value-type="float">
            <text:p>3423432</text:p>
          </table:table-cell>
          <table:table-cell table:formula="of:=TIME( ; ;[.A216]/1000)" office:value-type="time" office:time-value="PT00H57M03.432S" calcext:value-type="time">
            <text:p>00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231.71" calcext:value-type="float">
            <text:p>231.71</text:p>
          </table:table-cell>
          <table:table-cell office:value-type="float" office:value="283.9" calcext:value-type="float">
            <text:p>283.9</text:p>
          </table:table-cell>
        </table:table-row>
        <table:table-row table:style-name="ro1">
          <table:table-cell office:value-type="float" office:value="3439432" calcext:value-type="float">
            <text:p>3439432</text:p>
          </table:table-cell>
          <table:table-cell table:formula="of:=TIME( ; ;[.A217]/1000)" office:value-type="time" office:time-value="PT00H57M19.432S" calcext:value-type="time">
            <text:p>00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2.78" calcext:value-type="float">
            <text:p>232.78</text:p>
          </table:table-cell>
          <table:table-cell office:value-type="float" office:value="285.2" calcext:value-type="float">
            <text:p>285.2</text:p>
          </table:table-cell>
        </table:table-row>
        <table:table-row table:style-name="ro1">
          <table:table-cell office:value-type="float" office:value="3455432" calcext:value-type="float">
            <text:p>3455432</text:p>
          </table:table-cell>
          <table:table-cell table:formula="of:=TIME( ; ;[.A218]/1000)" office:value-type="time" office:time-value="PT00H57M35.432S" calcext:value-type="time">
            <text:p>00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3.86" calcext:value-type="float">
            <text:p>233.86</text:p>
          </table:table-cell>
          <table:table-cell office:value-type="float" office:value="286.5" calcext:value-type="float">
            <text:p>286.5</text:p>
          </table:table-cell>
        </table:table-row>
        <table:table-row table:style-name="ro1">
          <table:table-cell office:value-type="float" office:value="3471432" calcext:value-type="float">
            <text:p>3471432</text:p>
          </table:table-cell>
          <table:table-cell table:formula="of:=TIME( ; ;[.A219]/1000)" office:value-type="time" office:time-value="PT00H57M51.432S" calcext:value-type="time">
            <text:p>00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4.93" calcext:value-type="float">
            <text:p>234.93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 office:value-type="float" office:value="3487432" calcext:value-type="float">
            <text:p>3487432</text:p>
          </table:table-cell>
          <table:table-cell table:formula="of:=TIME( ; ;[.A220]/1000)" office:value-type="time" office:time-value="PT00H58M07.432S" calcext:value-type="time">
            <text:p>00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36" calcext:value-type="float">
            <text:p>236</text:p>
          </table:table-cell>
          <table:table-cell office:value-type="float" office:value="289.1" calcext:value-type="float">
            <text:p>289.1</text:p>
          </table:table-cell>
        </table:table-row>
        <table:table-row table:style-name="ro1">
          <table:table-cell office:value-type="float" office:value="3503432" calcext:value-type="float">
            <text:p>3503432</text:p>
          </table:table-cell>
          <table:table-cell table:formula="of:=TIME( ; ;[.A221]/1000)" office:value-type="time" office:time-value="PT00H58M23.432S" calcext:value-type="time">
            <text:p>00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7.07" calcext:value-type="float">
            <text:p>237.07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float" office:value="3519432" calcext:value-type="float">
            <text:p>3519432</text:p>
          </table:table-cell>
          <table:table-cell table:formula="of:=TIME( ; ;[.A222]/1000)" office:value-type="time" office:time-value="PT00H58M39.432S" calcext:value-type="time">
            <text:p>00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8.14" calcext:value-type="float">
            <text:p>238.14</text:p>
          </table:table-cell>
          <table:table-cell office:value-type="float" office:value="291.7" calcext:value-type="float">
            <text:p>291.7</text:p>
          </table:table-cell>
        </table:table-row>
        <table:table-row table:style-name="ro1">
          <table:table-cell office:value-type="float" office:value="3535432" calcext:value-type="float">
            <text:p>3535432</text:p>
          </table:table-cell>
          <table:table-cell table:formula="of:=TIME( ; ;[.A223]/1000)" office:value-type="time" office:time-value="PT00H58M55.432S" calcext:value-type="time">
            <text:p>00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239.22" calcext:value-type="float">
            <text:p>239.2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1432" calcext:value-type="float">
            <text:p>3551432</text:p>
          </table:table-cell>
          <table:table-cell table:formula="of:=TIME( ; ;[.A224]/1000)" office:value-type="time" office:time-value="PT00H59M11.432S" calcext:value-type="time">
            <text:p>00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0.29" calcext:value-type="float">
            <text:p>240.29</text:p>
          </table:table-cell>
          <table:table-cell office:value-type="float" office:value="294.3" calcext:value-type="float">
            <text:p>294.3</text:p>
          </table:table-cell>
        </table:table-row>
        <table:table-row table:style-name="ro1">
          <table:table-cell office:value-type="float" office:value="3567432" calcext:value-type="float">
            <text:p>3567432</text:p>
          </table:table-cell>
          <table:table-cell table:formula="of:=TIME( ; ;[.A225]/1000)" office:value-type="time" office:time-value="PT00H59M27.432S" calcext:value-type="time">
            <text:p>00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1.36" calcext:value-type="float">
            <text:p>241.36</text:p>
          </table:table-cell>
          <table:table-cell office:value-type="float" office:value="295.6" calcext:value-type="float">
            <text:p>295.6</text:p>
          </table:table-cell>
        </table:table-row>
        <table:table-row table:style-name="ro1">
          <table:table-cell office:value-type="float" office:value="3583432" calcext:value-type="float">
            <text:p>3583432</text:p>
          </table:table-cell>
          <table:table-cell table:formula="of:=TIME( ; ;[.A226]/1000)" office:value-type="time" office:time-value="PT00H59M43.432S" calcext:value-type="time">
            <text:p>00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2.43" calcext:value-type="float">
            <text:p>242.43</text:p>
          </table:table-cell>
          <table:table-cell office:value-type="float" office:value="296.9" calcext:value-type="float">
            <text:p>296.9</text:p>
          </table:table-cell>
        </table:table-row>
        <table:table-row table:style-name="ro1">
          <table:table-cell office:value-type="float" office:value="3599432" calcext:value-type="float">
            <text:p>3599432</text:p>
          </table:table-cell>
          <table:table-cell table:formula="of:=TIME( ; ;[.A227]/1000)" office:value-type="time" office:time-value="PT00H59M59.432S" calcext:value-type="time">
            <text:p>00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9" calcext:value-type="float">
            <text:p>298.19</text:p>
          </table:table-cell>
        </table:table-row>
        <table:table-row table:style-name="ro1">
          <table:table-cell office:value-type="float" office:value="3615432" calcext:value-type="float">
            <text:p>3615432</text:p>
          </table:table-cell>
          <table:table-cell table:formula="of:=TIME( ; ;[.A228]/1000)" office:value-type="time" office:time-value="PT01H00M15.432S" calcext:value-type="time">
            <text:p>01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44.57" calcext:value-type="float">
            <text:p>244.57</text:p>
          </table:table-cell>
          <table:table-cell office:value-type="float" office:value="299.49" calcext:value-type="float">
            <text:p>299.49</text:p>
          </table:table-cell>
        </table:table-row>
        <table:table-row table:style-name="ro1">
          <table:table-cell office:value-type="float" office:value="3631432" calcext:value-type="float">
            <text:p>3631432</text:p>
          </table:table-cell>
          <table:table-cell table:formula="of:=TIME( ; ;[.A229]/1000)" office:value-type="time" office:time-value="PT01H00M31.432S" calcext:value-type="time">
            <text:p>01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5.65" calcext:value-type="float">
            <text:p>245.65</text:p>
          </table:table-cell>
          <table:table-cell office:value-type="float" office:value="300.79" calcext:value-type="float">
            <text:p>300.79</text:p>
          </table:table-cell>
        </table:table-row>
        <table:table-row table:style-name="ro1">
          <table:table-cell office:value-type="float" office:value="3647432" calcext:value-type="float">
            <text:p>3647432</text:p>
          </table:table-cell>
          <table:table-cell table:formula="of:=TIME( ; ;[.A230]/1000)" office:value-type="time" office:time-value="PT01H00M47.432S" calcext:value-type="time">
            <text:p>01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6.72" calcext:value-type="float">
            <text:p>246.72</text:p>
          </table:table-cell>
          <table:table-cell office:value-type="float" office:value="302.09" calcext:value-type="float">
            <text:p>302.09</text:p>
          </table:table-cell>
        </table:table-row>
        <table:table-row table:style-name="ro1">
          <table:table-cell office:value-type="float" office:value="3663432" calcext:value-type="float">
            <text:p>3663432</text:p>
          </table:table-cell>
          <table:table-cell table:formula="of:=TIME( ; ;[.A231]/1000)" office:value-type="time" office:time-value="PT01H01M03.432S" calcext:value-type="time">
            <text:p>01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7.79" calcext:value-type="float">
            <text:p>247.79</text:p>
          </table:table-cell>
          <table:table-cell office:value-type="float" office:value="303.39" calcext:value-type="float">
            <text:p>303.39</text:p>
          </table:table-cell>
        </table:table-row>
        <table:table-row table:style-name="ro1">
          <table:table-cell office:value-type="float" office:value="3679432" calcext:value-type="float">
            <text:p>3679432</text:p>
          </table:table-cell>
          <table:table-cell table:formula="of:=TIME( ; ;[.A232]/1000)" office:value-type="time" office:time-value="PT01H01M19.432S" calcext:value-type="time">
            <text:p>01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8.86" calcext:value-type="float">
            <text:p>248.86</text:p>
          </table:table-cell>
          <table:table-cell office:value-type="float" office:value="304.69" calcext:value-type="float">
            <text:p>304.69</text:p>
          </table:table-cell>
        </table:table-row>
        <table:table-row table:style-name="ro1">
          <table:table-cell office:value-type="float" office:value="3695432" calcext:value-type="float">
            <text:p>3695432</text:p>
          </table:table-cell>
          <table:table-cell table:formula="of:=TIME( ; ;[.A233]/1000)" office:value-type="time" office:time-value="PT01H01M35.432S" calcext:value-type="time">
            <text:p>01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49.93" calcext:value-type="float">
            <text:p>249.93</text:p>
          </table:table-cell>
          <table:table-cell office:value-type="float" office:value="305.99" calcext:value-type="float">
            <text:p>305.99</text:p>
          </table:table-cell>
        </table:table-row>
        <table:table-row table:style-name="ro1">
          <table:table-cell office:value-type="float" office:value="3711432" calcext:value-type="float">
            <text:p>3711432</text:p>
          </table:table-cell>
          <table:table-cell table:formula="of:=TIME( ; ;[.A234]/1000)" office:value-type="time" office:time-value="PT01H01M51.432S" calcext:value-type="time">
            <text:p>01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251" calcext:value-type="float">
            <text:p>251</text:p>
          </table:table-cell>
          <table:table-cell office:value-type="float" office:value="307.28" calcext:value-type="float">
            <text:p>307.28</text:p>
          </table:table-cell>
        </table:table-row>
        <table:table-row table:style-name="ro1">
          <table:table-cell office:value-type="float" office:value="3727432" calcext:value-type="float">
            <text:p>3727432</text:p>
          </table:table-cell>
          <table:table-cell table:formula="of:=TIME( ; ;[.A235]/1000)" office:value-type="time" office:time-value="PT01H02M07.432S" calcext:value-type="time">
            <text:p>01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2.07" calcext:value-type="float">
            <text:p>252.07</text:p>
          </table:table-cell>
          <table:table-cell office:value-type="float" office:value="308.58" calcext:value-type="float">
            <text:p>308.58</text:p>
          </table:table-cell>
        </table:table-row>
        <table:table-row table:style-name="ro1">
          <table:table-cell office:value-type="float" office:value="3743432" calcext:value-type="float">
            <text:p>3743432</text:p>
          </table:table-cell>
          <table:table-cell table:formula="of:=TIME( ; ;[.A236]/1000)" office:value-type="time" office:time-value="PT01H02M23.432S" calcext:value-type="time">
            <text:p>01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3.14" calcext:value-type="float">
            <text:p>253.14</text:p>
          </table:table-cell>
          <table:table-cell office:value-type="float" office:value="309.88" calcext:value-type="float">
            <text:p>309.88</text:p>
          </table:table-cell>
        </table:table-row>
        <table:table-row table:style-name="ro1">
          <table:table-cell office:value-type="float" office:value="3759432" calcext:value-type="float">
            <text:p>3759432</text:p>
          </table:table-cell>
          <table:table-cell table:formula="of:=TIME( ; ;[.A237]/1000)" office:value-type="time" office:time-value="PT01H02M39.432S" calcext:value-type="time">
            <text:p>01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4.22" calcext:value-type="float">
            <text:p>254.22</text:p>
          </table:table-cell>
          <table:table-cell office:value-type="float" office:value="311.18" calcext:value-type="float">
            <text:p>311.18</text:p>
          </table:table-cell>
        </table:table-row>
        <table:table-row table:style-name="ro1">
          <table:table-cell office:value-type="float" office:value="3775432" calcext:value-type="float">
            <text:p>3775432</text:p>
          </table:table-cell>
          <table:table-cell table:formula="of:=TIME( ; ;[.A238]/1000)" office:value-type="time" office:time-value="PT01H02M55.432S" calcext:value-type="time">
            <text:p>01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5.29" calcext:value-type="float">
            <text:p>255.29</text:p>
          </table:table-cell>
          <table:table-cell office:value-type="float" office:value="312.48" calcext:value-type="float">
            <text:p>312.48</text:p>
          </table:table-cell>
        </table:table-row>
        <table:table-row table:style-name="ro1">
          <table:table-cell office:value-type="float" office:value="3791432" calcext:value-type="float">
            <text:p>3791432</text:p>
          </table:table-cell>
          <table:table-cell table:formula="of:=TIME( ; ;[.A239]/1000)" office:value-type="time" office:time-value="PT01H03M11.432S" calcext:value-type="time">
            <text:p>01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256.36" calcext:value-type="float">
            <text:p>256.36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>
          <table:table-cell office:value-type="float" office:value="3807432" calcext:value-type="float">
            <text:p>3807432</text:p>
          </table:table-cell>
          <table:table-cell table:formula="of:=TIME( ; ;[.A240]/1000)" office:value-type="time" office:time-value="PT01H03M27.432S" calcext:value-type="time">
            <text:p>01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7.43" calcext:value-type="float">
            <text:p>257.43</text:p>
          </table:table-cell>
          <table:table-cell office:value-type="float" office:value="315.07" calcext:value-type="float">
            <text:p>315.07</text:p>
          </table:table-cell>
        </table:table-row>
        <table:table-row table:style-name="ro1">
          <table:table-cell office:value-type="float" office:value="3823431" calcext:value-type="float">
            <text:p>3823431</text:p>
          </table:table-cell>
          <table:table-cell table:formula="of:=TIME( ; ;[.A241]/1000)" office:value-type="time" office:time-value="PT01H03M43.431S" calcext:value-type="time">
            <text:p>01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258.5" calcext:value-type="float">
            <text:p>258.5</text:p>
          </table:table-cell>
          <table:table-cell office:value-type="float" office:value="316.37" calcext:value-type="float">
            <text:p>316.37</text:p>
          </table:table-cell>
        </table:table-row>
        <table:table-row table:style-name="ro1">
          <table:table-cell office:value-type="float" office:value="3839432" calcext:value-type="float">
            <text:p>3839432</text:p>
          </table:table-cell>
          <table:table-cell table:formula="of:=TIME( ; ;[.A242]/1000)" office:value-type="time" office:time-value="PT01H03M59.432S" calcext:value-type="time">
            <text:p>01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59.57" calcext:value-type="float">
            <text:p>259.57</text:p>
          </table:table-cell>
          <table:table-cell office:value-type="float" office:value="317.67" calcext:value-type="float">
            <text:p>317.67</text:p>
          </table:table-cell>
        </table:table-row>
        <table:table-row table:style-name="ro1">
          <table:table-cell office:value-type="float" office:value="3855432" calcext:value-type="float">
            <text:p>3855432</text:p>
          </table:table-cell>
          <table:table-cell table:formula="of:=TIME( ; ;[.A243]/1000)" office:value-type="time" office:time-value="PT01H04M15.432S" calcext:value-type="time">
            <text:p>01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0.64" calcext:value-type="float">
            <text:p>260.64</text:p>
          </table:table-cell>
          <table:table-cell office:value-type="float" office:value="318.97" calcext:value-type="float">
            <text:p>318.97</text:p>
          </table:table-cell>
        </table:table-row>
        <table:table-row table:style-name="ro1">
          <table:table-cell office:value-type="float" office:value="3871432" calcext:value-type="float">
            <text:p>3871432</text:p>
          </table:table-cell>
          <table:table-cell table:formula="of:=TIME( ; ;[.A244]/1000)" office:value-type="time" office:time-value="PT01H04M31.432S" calcext:value-type="time">
            <text:p>01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261.71" calcext:value-type="float">
            <text:p>261.71</text:p>
          </table:table-cell>
          <table:table-cell office:value-type="float" office:value="320.26" calcext:value-type="float">
            <text:p>320.26</text:p>
          </table:table-cell>
        </table:table-row>
        <table:table-row table:style-name="ro1">
          <table:table-cell office:value-type="float" office:value="3887432" calcext:value-type="float">
            <text:p>3887432</text:p>
          </table:table-cell>
          <table:table-cell table:formula="of:=TIME( ; ;[.A245]/1000)" office:value-type="time" office:time-value="PT01H04M47.432S" calcext:value-type="time">
            <text:p>01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78" calcext:value-type="float">
            <text:p>262.78</text:p>
          </table:table-cell>
          <table:table-cell office:value-type="float" office:value="321.56" calcext:value-type="float">
            <text:p>321.56</text:p>
          </table:table-cell>
        </table:table-row>
        <table:table-row table:style-name="ro1">
          <table:table-cell office:value-type="float" office:value="3903432" calcext:value-type="float">
            <text:p>3903432</text:p>
          </table:table-cell>
          <table:table-cell table:formula="of:=TIME( ; ;[.A246]/1000)" office:value-type="time" office:time-value="PT01H05M03.432S" calcext:value-type="time">
            <text:p>01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3.85" calcext:value-type="float">
            <text:p>263.85</text:p>
          </table:table-cell>
          <table:table-cell office:value-type="float" office:value="322.86" calcext:value-type="float">
            <text:p>322.86</text:p>
          </table:table-cell>
        </table:table-row>
        <table:table-row table:style-name="ro1">
          <table:table-cell office:value-type="float" office:value="3919432" calcext:value-type="float">
            <text:p>3919432</text:p>
          </table:table-cell>
          <table:table-cell table:formula="of:=TIME( ; ;[.A247]/1000)" office:value-type="time" office:time-value="PT01H05M19.432S" calcext:value-type="time">
            <text:p>01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4.93" calcext:value-type="float">
            <text:p>264.93</text:p>
          </table:table-cell>
          <table:table-cell office:value-type="float" office:value="324.15" calcext:value-type="float">
            <text:p>324.15</text:p>
          </table:table-cell>
        </table:table-row>
        <table:table-row table:style-name="ro1">
          <table:table-cell office:value-type="float" office:value="3935432" calcext:value-type="float">
            <text:p>3935432</text:p>
          </table:table-cell>
          <table:table-cell table:formula="of:=TIME( ; ;[.A248]/1000)" office:value-type="time" office:time-value="PT01H05M35.432S" calcext:value-type="time">
            <text:p>01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6" calcext:value-type="float">
            <text:p>266</text:p>
          </table:table-cell>
          <table:table-cell office:value-type="float" office:value="325.45" calcext:value-type="float">
            <text:p>325.45</text:p>
          </table:table-cell>
        </table:table-row>
        <table:table-row table:style-name="ro1">
          <table:table-cell office:value-type="float" office:value="3951432" calcext:value-type="float">
            <text:p>3951432</text:p>
          </table:table-cell>
          <table:table-cell table:formula="of:=TIME( ; ;[.A249]/1000)" office:value-type="time" office:time-value="PT01H05M51.432S" calcext:value-type="time">
            <text:p>01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7.07" calcext:value-type="float">
            <text:p>267.07</text:p>
          </table:table-cell>
          <table:table-cell office:value-type="float" office:value="326.75" calcext:value-type="float">
            <text:p>326.75</text:p>
          </table:table-cell>
        </table:table-row>
        <table:table-row table:style-name="ro1">
          <table:table-cell office:value-type="float" office:value="3967432" calcext:value-type="float">
            <text:p>3967432</text:p>
          </table:table-cell>
          <table:table-cell table:formula="of:=TIME( ; ;[.A250]/1000)" office:value-type="time" office:time-value="PT01H06M07.432S" calcext:value-type="time">
            <text:p>01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8.14" calcext:value-type="float">
            <text:p>268.14</text:p>
          </table:table-cell>
          <table:table-cell office:value-type="float" office:value="328.05" calcext:value-type="float">
            <text:p>328.05</text:p>
          </table:table-cell>
        </table:table-row>
        <table:table-row table:style-name="ro1">
          <table:table-cell office:value-type="float" office:value="3983432" calcext:value-type="float">
            <text:p>3983432</text:p>
          </table:table-cell>
          <table:table-cell table:formula="of:=TIME( ; ;[.A251]/1000)" office:value-type="time" office:time-value="PT01H06M23.432S" calcext:value-type="time">
            <text:p>01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69.21" calcext:value-type="float">
            <text:p>269.21</text:p>
          </table:table-cell>
          <table:table-cell office:value-type="float" office:value="329.34" calcext:value-type="float">
            <text:p>329.34</text:p>
          </table:table-cell>
        </table:table-row>
        <table:table-row table:style-name="ro1">
          <table:table-cell office:value-type="float" office:value="3999432" calcext:value-type="float">
            <text:p>3999432</text:p>
          </table:table-cell>
          <table:table-cell table:formula="of:=TIME( ; ;[.A252]/1000)" office:value-type="time" office:time-value="PT01H06M39.432S" calcext:value-type="time">
            <text:p>01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270.28" calcext:value-type="float">
            <text:p>270.28</text:p>
          </table:table-cell>
          <table:table-cell office:value-type="float" office:value="330.64" calcext:value-type="float">
            <text:p>330.64</text:p>
          </table:table-cell>
        </table:table-row>
        <table:table-row table:style-name="ro1">
          <table:table-cell office:value-type="float" office:value="4015432" calcext:value-type="float">
            <text:p>4015432</text:p>
          </table:table-cell>
          <table:table-cell table:formula="of:=TIME( ; ;[.A253]/1000)" office:value-type="time" office:time-value="PT01H06M55.432S" calcext:value-type="time">
            <text:p>01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271.35" calcext:value-type="float">
            <text:p>271.35</text:p>
          </table:table-cell>
          <table:table-cell office:value-type="float" office:value="331.94" calcext:value-type="float">
            <text:p>331.94</text:p>
          </table:table-cell>
        </table:table-row>
        <table:table-row table:style-name="ro1">
          <table:table-cell office:value-type="float" office:value="4031432" calcext:value-type="float">
            <text:p>4031432</text:p>
          </table:table-cell>
          <table:table-cell table:formula="of:=TIME( ; ;[.A254]/1000)" office:value-type="time" office:time-value="PT01H07M11.432S" calcext:value-type="time">
            <text:p>01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272.42" calcext:value-type="float">
            <text:p>272.42</text:p>
          </table:table-cell>
          <table:table-cell office:value-type="float" office:value="333.23" calcext:value-type="float">
            <text:p>333.23</text:p>
          </table:table-cell>
        </table:table-row>
        <table:table-row table:style-name="ro1">
          <table:table-cell office:value-type="float" office:value="4047432" calcext:value-type="float">
            <text:p>4047432</text:p>
          </table:table-cell>
          <table:table-cell table:formula="of:=TIME( ; ;[.A255]/1000)" office:value-type="time" office:time-value="PT01H07M27.432S" calcext:value-type="time">
            <text:p>01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273.49" calcext:value-type="float">
            <text:p>273.49</text:p>
          </table:table-cell>
          <table:table-cell office:value-type="float" office:value="334.53" calcext:value-type="float">
            <text:p>334.53</text:p>
          </table:table-cell>
        </table:table-row>
        <table:table-row table:style-name="ro1">
          <table:table-cell office:value-type="float" office:value="4063432" calcext:value-type="float">
            <text:p>4063432</text:p>
          </table:table-cell>
          <table:table-cell table:formula="of:=TIME( ; ;[.A256]/1000)" office:value-type="time" office:time-value="PT01H07M43.432S" calcext:value-type="time">
            <text:p>01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74.56" calcext:value-type="float">
            <text:p>274.56</text:p>
          </table:table-cell>
          <table:table-cell office:value-type="float" office:value="335.82" calcext:value-type="float">
            <text:p>335.82</text:p>
          </table:table-cell>
        </table:table-row>
        <table:table-row table:style-name="ro1">
          <table:table-cell office:value-type="float" office:value="4079432" calcext:value-type="float">
            <text:p>4079432</text:p>
          </table:table-cell>
          <table:table-cell table:formula="of:=TIME( ; ;[.A257]/1000)" office:value-type="time" office:time-value="PT01H07M59.432S" calcext:value-type="time">
            <text:p>01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75.63" calcext:value-type="float">
            <text:p>275.63</text:p>
          </table:table-cell>
          <table:table-cell office:value-type="float" office:value="337.12" calcext:value-type="float">
            <text:p>337.12</text:p>
          </table:table-cell>
        </table:table-row>
        <table:table-row table:style-name="ro1">
          <table:table-cell office:value-type="float" office:value="4095432" calcext:value-type="float">
            <text:p>4095432</text:p>
          </table:table-cell>
          <table:table-cell table:formula="of:=TIME( ; ;[.A258]/1000)" office:value-type="time" office:time-value="PT01H08M15.432S" calcext:value-type="time">
            <text:p>01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76.7" calcext:value-type="float">
            <text:p>276.7</text:p>
          </table:table-cell>
          <table:table-cell office:value-type="float" office:value="338.42" calcext:value-type="float">
            <text:p>338.42</text:p>
          </table:table-cell>
        </table:table-row>
        <table:table-row table:style-name="ro1">
          <table:table-cell office:value-type="float" office:value="4111432" calcext:value-type="float">
            <text:p>4111432</text:p>
          </table:table-cell>
          <table:table-cell table:formula="of:=TIME( ; ;[.A259]/1000)" office:value-type="time" office:time-value="PT01H08M31.432S" calcext:value-type="time">
            <text:p>01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77.77" calcext:value-type="float">
            <text:p>277.77</text:p>
          </table:table-cell>
          <table:table-cell office:value-type="float" office:value="339.71" calcext:value-type="float">
            <text:p>339.71</text:p>
          </table:table-cell>
        </table:table-row>
        <table:table-row table:style-name="ro1">
          <table:table-cell office:value-type="float" office:value="4127432" calcext:value-type="float">
            <text:p>4127432</text:p>
          </table:table-cell>
          <table:table-cell table:formula="of:=TIME( ; ;[.A260]/1000)" office:value-type="time" office:time-value="PT01H08M47.432S" calcext:value-type="time">
            <text:p>01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278.84" calcext:value-type="float">
            <text:p>278.84</text:p>
          </table:table-cell>
          <table:table-cell office:value-type="float" office:value="341.01" calcext:value-type="float">
            <text:p>341.01</text:p>
          </table:table-cell>
        </table:table-row>
        <table:table-row table:style-name="ro1">
          <table:table-cell office:value-type="float" office:value="4143432" calcext:value-type="float">
            <text:p>4143432</text:p>
          </table:table-cell>
          <table:table-cell table:formula="of:=TIME( ; ;[.A261]/1000)" office:value-type="time" office:time-value="PT01H09M03.432S" calcext:value-type="time">
            <text:p>01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79.91" calcext:value-type="float">
            <text:p>279.91</text:p>
          </table:table-cell>
          <table:table-cell office:value-type="float" office:value="342.31" calcext:value-type="float">
            <text:p>342.31</text:p>
          </table:table-cell>
        </table:table-row>
        <table:table-row table:style-name="ro1">
          <table:table-cell office:value-type="float" office:value="4159432" calcext:value-type="float">
            <text:p>4159432</text:p>
          </table:table-cell>
          <table:table-cell table:formula="of:=TIME( ; ;[.A262]/1000)" office:value-type="time" office:time-value="PT01H09M19.432S" calcext:value-type="time">
            <text:p>01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280.98" calcext:value-type="float">
            <text:p>280.98</text:p>
          </table:table-cell>
          <table:table-cell office:value-type="float" office:value="343.6" calcext:value-type="float">
            <text:p>343.6</text:p>
          </table:table-cell>
        </table:table-row>
        <table:table-row table:style-name="ro1">
          <table:table-cell office:value-type="float" office:value="4175432" calcext:value-type="float">
            <text:p>4175432</text:p>
          </table:table-cell>
          <table:table-cell table:formula="of:=TIME( ; ;[.A263]/1000)" office:value-type="time" office:time-value="PT01H09M35.432S" calcext:value-type="time">
            <text:p>01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282.05" calcext:value-type="float">
            <text:p>282.05</text:p>
          </table:table-cell>
          <table:table-cell office:value-type="float" office:value="344.9" calcext:value-type="float">
            <text:p>344.9</text:p>
          </table:table-cell>
        </table:table-row>
        <table:table-row table:style-name="ro1">
          <table:table-cell office:value-type="float" office:value="4191432" calcext:value-type="float">
            <text:p>4191432</text:p>
          </table:table-cell>
          <table:table-cell table:formula="of:=TIME( ; ;[.A264]/1000)" office:value-type="time" office:time-value="PT01H09M51.432S" calcext:value-type="time">
            <text:p>01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83.12" calcext:value-type="float">
            <text:p>283.12</text:p>
          </table:table-cell>
          <table:table-cell office:value-type="float" office:value="346.19" calcext:value-type="float">
            <text:p>346.19</text:p>
          </table:table-cell>
        </table:table-row>
        <table:table-row table:style-name="ro1">
          <table:table-cell office:value-type="float" office:value="4207432" calcext:value-type="float">
            <text:p>4207432</text:p>
          </table:table-cell>
          <table:table-cell table:formula="of:=TIME( ; ;[.A265]/1000)" office:value-type="time" office:time-value="PT01H10M07.432S" calcext:value-type="time">
            <text:p>01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84.19" calcext:value-type="float">
            <text:p>284.19</text:p>
          </table:table-cell>
          <table:table-cell office:value-type="float" office:value="347.49" calcext:value-type="float">
            <text:p>347.49</text:p>
          </table:table-cell>
        </table:table-row>
        <table:table-row table:style-name="ro1">
          <table:table-cell office:value-type="float" office:value="4223432" calcext:value-type="float">
            <text:p>4223432</text:p>
          </table:table-cell>
          <table:table-cell table:formula="of:=TIME( ; ;[.A266]/1000)" office:value-type="time" office:time-value="PT01H10M23.432S" calcext:value-type="time">
            <text:p>01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85.26" calcext:value-type="float">
            <text:p>285.26</text:p>
          </table:table-cell>
          <table:table-cell office:value-type="float" office:value="348.78" calcext:value-type="float">
            <text:p>348.78</text:p>
          </table:table-cell>
        </table:table-row>
        <table:table-row table:style-name="ro1">
          <table:table-cell office:value-type="float" office:value="4239432" calcext:value-type="float">
            <text:p>4239432</text:p>
          </table:table-cell>
          <table:table-cell table:formula="of:=TIME( ; ;[.A267]/1000)" office:value-type="time" office:time-value="PT01H10M39.432S" calcext:value-type="time">
            <text:p>01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86.33" calcext:value-type="float">
            <text:p>286.33</text:p>
          </table:table-cell>
          <table:table-cell office:value-type="float" office:value="350.08" calcext:value-type="float">
            <text:p>350.08</text:p>
          </table:table-cell>
        </table:table-row>
        <table:table-row table:style-name="ro1">
          <table:table-cell office:value-type="float" office:value="4255432" calcext:value-type="float">
            <text:p>4255432</text:p>
          </table:table-cell>
          <table:table-cell table:formula="of:=TIME( ; ;[.A268]/1000)" office:value-type="time" office:time-value="PT01H10M55.432S" calcext:value-type="time">
            <text:p>01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87.4" calcext:value-type="float">
            <text:p>287.4</text:p>
          </table:table-cell>
          <table:table-cell office:value-type="float" office:value="351.37" calcext:value-type="float">
            <text:p>351.37</text:p>
          </table:table-cell>
        </table:table-row>
        <table:table-row table:style-name="ro1">
          <table:table-cell office:value-type="float" office:value="4271432" calcext:value-type="float">
            <text:p>4271432</text:p>
          </table:table-cell>
          <table:table-cell table:formula="of:=TIME( ; ;[.A269]/1000)" office:value-type="time" office:time-value="PT01H11M11.432S" calcext:value-type="time">
            <text:p>01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88.47" calcext:value-type="float">
            <text:p>288.47</text:p>
          </table:table-cell>
          <table:table-cell office:value-type="float" office:value="352.67" calcext:value-type="float">
            <text:p>352.67</text:p>
          </table:table-cell>
        </table:table-row>
        <table:table-row table:style-name="ro1">
          <table:table-cell office:value-type="float" office:value="4287432" calcext:value-type="float">
            <text:p>4287432</text:p>
          </table:table-cell>
          <table:table-cell table:formula="of:=TIME( ; ;[.A270]/1000)" office:value-type="time" office:time-value="PT01H11M27.432S" calcext:value-type="time">
            <text:p>01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89.54" calcext:value-type="float">
            <text:p>289.54</text:p>
          </table:table-cell>
          <table:table-cell office:value-type="float" office:value="353.96" calcext:value-type="float">
            <text:p>353.96</text:p>
          </table:table-cell>
        </table:table-row>
        <table:table-row table:style-name="ro1">
          <table:table-cell office:value-type="float" office:value="4303432" calcext:value-type="float">
            <text:p>4303432</text:p>
          </table:table-cell>
          <table:table-cell table:formula="of:=TIME( ; ;[.A271]/1000)" office:value-type="time" office:time-value="PT01H11M43.432S" calcext:value-type="time">
            <text:p>01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290.61" calcext:value-type="float">
            <text:p>290.61</text:p>
          </table:table-cell>
          <table:table-cell office:value-type="float" office:value="355.25" calcext:value-type="float">
            <text:p>355.25</text:p>
          </table:table-cell>
        </table:table-row>
        <table:table-row table:style-name="ro1">
          <table:table-cell office:value-type="float" office:value="4319432" calcext:value-type="float">
            <text:p>4319432</text:p>
          </table:table-cell>
          <table:table-cell table:formula="of:=TIME( ; ;[.A272]/1000)" office:value-type="time" office:time-value="PT01H11M59.432S" calcext:value-type="time">
            <text:p>01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1.68" calcext:value-type="float">
            <text:p>291.68</text:p>
          </table:table-cell>
          <table:table-cell office:value-type="float" office:value="356.55" calcext:value-type="float">
            <text:p>356.55</text:p>
          </table:table-cell>
        </table:table-row>
        <table:table-row table:style-name="ro1">
          <table:table-cell office:value-type="float" office:value="4335432" calcext:value-type="float">
            <text:p>4335432</text:p>
          </table:table-cell>
          <table:table-cell table:formula="of:=TIME( ; ;[.A273]/1000)" office:value-type="time" office:time-value="PT01H12M15.432S" calcext:value-type="time">
            <text:p>01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2.75" calcext:value-type="float">
            <text:p>292.75</text:p>
          </table:table-cell>
          <table:table-cell office:value-type="float" office:value="357.84" calcext:value-type="float">
            <text:p>357.84</text:p>
          </table:table-cell>
        </table:table-row>
        <table:table-row table:style-name="ro1">
          <table:table-cell office:value-type="float" office:value="4351432" calcext:value-type="float">
            <text:p>4351432</text:p>
          </table:table-cell>
          <table:table-cell table:formula="of:=TIME( ; ;[.A274]/1000)" office:value-type="time" office:time-value="PT01H12M31.432S" calcext:value-type="time">
            <text:p>01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3.82" calcext:value-type="float">
            <text:p>293.82</text:p>
          </table:table-cell>
          <table:table-cell office:value-type="float" office:value="359.14" calcext:value-type="float">
            <text:p>359.14</text:p>
          </table:table-cell>
        </table:table-row>
        <table:table-row table:style-name="ro1">
          <table:table-cell office:value-type="float" office:value="4367432" calcext:value-type="float">
            <text:p>4367432</text:p>
          </table:table-cell>
          <table:table-cell table:formula="of:=TIME( ; ;[.A275]/1000)" office:value-type="time" office:time-value="PT01H12M47.432S" calcext:value-type="time">
            <text:p>01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294.89" calcext:value-type="float">
            <text:p>294.89</text:p>
          </table:table-cell>
          <table:table-cell office:value-type="float" office:value="360.43" calcext:value-type="float">
            <text:p>360.43</text:p>
          </table:table-cell>
        </table:table-row>
        <table:table-row table:style-name="ro1">
          <table:table-cell office:value-type="float" office:value="4383432" calcext:value-type="float">
            <text:p>4383432</text:p>
          </table:table-cell>
          <table:table-cell table:formula="of:=TIME( ; ;[.A276]/1000)" office:value-type="time" office:time-value="PT01H13M03.432S" calcext:value-type="time">
            <text:p>01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295.96" calcext:value-type="float">
            <text:p>295.96</text:p>
          </table:table-cell>
          <table:table-cell office:value-type="float" office:value="361.72" calcext:value-type="float">
            <text:p>361.72</text:p>
          </table:table-cell>
        </table:table-row>
        <table:table-row table:style-name="ro1">
          <table:table-cell office:value-type="float" office:value="4399432" calcext:value-type="float">
            <text:p>4399432</text:p>
          </table:table-cell>
          <table:table-cell table:formula="of:=TIME( ; ;[.A277]/1000)" office:value-type="time" office:time-value="PT01H13M19.432S" calcext:value-type="time">
            <text:p>01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7.03" calcext:value-type="float">
            <text:p>297.03</text:p>
          </table:table-cell>
          <table:table-cell office:value-type="float" office:value="363.02" calcext:value-type="float">
            <text:p>363.02</text:p>
          </table:table-cell>
        </table:table-row>
        <table:table-row table:style-name="ro1">
          <table:table-cell office:value-type="float" office:value="4415432" calcext:value-type="float">
            <text:p>4415432</text:p>
          </table:table-cell>
          <table:table-cell table:formula="of:=TIME( ; ;[.A278]/1000)" office:value-type="time" office:time-value="PT01H13M35.432S" calcext:value-type="time">
            <text:p>01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298.1" calcext:value-type="float">
            <text:p>298.1</text:p>
          </table:table-cell>
          <table:table-cell office:value-type="float" office:value="364.31" calcext:value-type="float">
            <text:p>364.31</text:p>
          </table:table-cell>
        </table:table-row>
        <table:table-row table:style-name="ro1">
          <table:table-cell office:value-type="float" office:value="4431432" calcext:value-type="float">
            <text:p>4431432</text:p>
          </table:table-cell>
          <table:table-cell table:formula="of:=TIME( ; ;[.A279]/1000)" office:value-type="time" office:time-value="PT01H13M51.432S" calcext:value-type="time">
            <text:p>01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9.17" calcext:value-type="float">
            <text:p>299.17</text:p>
          </table:table-cell>
          <table:table-cell office:value-type="float" office:value="365.6" calcext:value-type="float">
            <text:p>365.6</text:p>
          </table:table-cell>
        </table:table-row>
        <table:table-row table:style-name="ro1">
          <table:table-cell office:value-type="float" office:value="4447432" calcext:value-type="float">
            <text:p>4447432</text:p>
          </table:table-cell>
          <table:table-cell table:formula="of:=TIME( ; ;[.A280]/1000)" office:value-type="time" office:time-value="PT01H14M07.432S" calcext:value-type="time">
            <text:p>01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0.24" calcext:value-type="float">
            <text:p>300.24</text:p>
          </table:table-cell>
          <table:table-cell office:value-type="float" office:value="366.9" calcext:value-type="float">
            <text:p>366.9</text:p>
          </table:table-cell>
        </table:table-row>
        <table:table-row table:style-name="ro1">
          <table:table-cell office:value-type="float" office:value="4463432" calcext:value-type="float">
            <text:p>4463432</text:p>
          </table:table-cell>
          <table:table-cell table:formula="of:=TIME( ; ;[.A281]/1000)" office:value-type="time" office:time-value="PT01H14M23.432S" calcext:value-type="time">
            <text:p>01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1.31" calcext:value-type="float">
            <text:p>301.31</text:p>
          </table:table-cell>
          <table:table-cell office:value-type="float" office:value="368.19" calcext:value-type="float">
            <text:p>368.19</text:p>
          </table:table-cell>
        </table:table-row>
        <table:table-row table:style-name="ro1">
          <table:table-cell office:value-type="float" office:value="4479432" calcext:value-type="float">
            <text:p>4479432</text:p>
          </table:table-cell>
          <table:table-cell table:formula="of:=TIME( ; ;[.A282]/1000)" office:value-type="time" office:time-value="PT01H14M39.432S" calcext:value-type="time">
            <text:p>01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2.38" calcext:value-type="float">
            <text:p>302.38</text:p>
          </table:table-cell>
          <table:table-cell office:value-type="float" office:value="369.48" calcext:value-type="float">
            <text:p>369.48</text:p>
          </table:table-cell>
        </table:table-row>
        <table:table-row table:style-name="ro1">
          <table:table-cell office:value-type="float" office:value="4495432" calcext:value-type="float">
            <text:p>4495432</text:p>
          </table:table-cell>
          <table:table-cell table:formula="of:=TIME( ; ;[.A283]/1000)" office:value-type="time" office:time-value="PT01H14M55.432S" calcext:value-type="time">
            <text:p>01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3.45" calcext:value-type="float">
            <text:p>303.45</text:p>
          </table:table-cell>
          <table:table-cell office:value-type="float" office:value="370.77" calcext:value-type="float">
            <text:p>370.77</text:p>
          </table:table-cell>
        </table:table-row>
        <table:table-row table:style-name="ro1">
          <table:table-cell office:value-type="float" office:value="4511432" calcext:value-type="float">
            <text:p>4511432</text:p>
          </table:table-cell>
          <table:table-cell table:formula="of:=TIME( ; ;[.A284]/1000)" office:value-type="time" office:time-value="PT01H15M11.432S" calcext:value-type="time">
            <text:p>01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04.52" calcext:value-type="float">
            <text:p>304.52</text:p>
          </table:table-cell>
          <table:table-cell office:value-type="float" office:value="372.07" calcext:value-type="float">
            <text:p>372.07</text:p>
          </table:table-cell>
        </table:table-row>
        <table:table-row table:style-name="ro1">
          <table:table-cell office:value-type="float" office:value="4527432" calcext:value-type="float">
            <text:p>4527432</text:p>
          </table:table-cell>
          <table:table-cell table:formula="of:=TIME( ; ;[.A285]/1000)" office:value-type="time" office:time-value="PT01H15M27.432S" calcext:value-type="time">
            <text:p>01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5.58" calcext:value-type="float">
            <text:p>305.58</text:p>
          </table:table-cell>
          <table:table-cell office:value-type="float" office:value="373.36" calcext:value-type="float">
            <text:p>373.36</text:p>
          </table:table-cell>
        </table:table-row>
        <table:table-row table:style-name="ro1">
          <table:table-cell office:value-type="float" office:value="4543432" calcext:value-type="float">
            <text:p>4543432</text:p>
          </table:table-cell>
          <table:table-cell table:formula="of:=TIME( ; ;[.A286]/1000)" office:value-type="time" office:time-value="PT01H15M43.432S" calcext:value-type="time">
            <text:p>01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6.65" calcext:value-type="float">
            <text:p>306.65</text:p>
          </table:table-cell>
          <table:table-cell office:value-type="float" office:value="374.65" calcext:value-type="float">
            <text:p>374.65</text:p>
          </table:table-cell>
        </table:table-row>
        <table:table-row table:style-name="ro1">
          <table:table-cell office:value-type="float" office:value="4559432" calcext:value-type="float">
            <text:p>4559432</text:p>
          </table:table-cell>
          <table:table-cell table:formula="of:=TIME( ; ;[.A287]/1000)" office:value-type="time" office:time-value="PT01H15M59.432S" calcext:value-type="time">
            <text:p>01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7.72" calcext:value-type="float">
            <text:p>307.72</text:p>
          </table:table-cell>
          <table:table-cell office:value-type="float" office:value="375.94" calcext:value-type="float">
            <text:p>375.94</text:p>
          </table:table-cell>
        </table:table-row>
        <table:table-row table:style-name="ro1">
          <table:table-cell office:value-type="float" office:value="4575432" calcext:value-type="float">
            <text:p>4575432</text:p>
          </table:table-cell>
          <table:table-cell table:formula="of:=TIME( ; ;[.A288]/1000)" office:value-type="time" office:time-value="PT01H16M15.432S" calcext:value-type="time">
            <text:p>01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308.79" calcext:value-type="float">
            <text:p>308.79</text:p>
          </table:table-cell>
          <table:table-cell office:value-type="float" office:value="377.23" calcext:value-type="float">
            <text:p>377.23</text:p>
          </table:table-cell>
        </table:table-row>
        <table:table-row table:style-name="ro1">
          <table:table-cell office:value-type="float" office:value="4591432" calcext:value-type="float">
            <text:p>4591432</text:p>
          </table:table-cell>
          <table:table-cell table:formula="of:=TIME( ; ;[.A289]/1000)" office:value-type="time" office:time-value="PT01H16M31.432S" calcext:value-type="time">
            <text:p>01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309.86" calcext:value-type="float">
            <text:p>309.86</text:p>
          </table:table-cell>
          <table:table-cell office:value-type="float" office:value="378.53" calcext:value-type="float">
            <text:p>378.53</text:p>
          </table:table-cell>
        </table:table-row>
        <table:table-row table:style-name="ro1">
          <table:table-cell office:value-type="float" office:value="4607432" calcext:value-type="float">
            <text:p>4607432</text:p>
          </table:table-cell>
          <table:table-cell table:formula="of:=TIME( ; ;[.A290]/1000)" office:value-type="time" office:time-value="PT01H16M47.432S" calcext:value-type="time">
            <text:p>01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310.93" calcext:value-type="float">
            <text:p>310.93</text:p>
          </table:table-cell>
          <table:table-cell office:value-type="float" office:value="379.82" calcext:value-type="float">
            <text:p>379.82</text:p>
          </table:table-cell>
        </table:table-row>
        <table:table-row table:style-name="ro1">
          <table:table-cell office:value-type="float" office:value="4623432" calcext:value-type="float">
            <text:p>4623432</text:p>
          </table:table-cell>
          <table:table-cell table:formula="of:=TIME( ; ;[.A291]/1000)" office:value-type="time" office:time-value="PT01H17M03.432S" calcext:value-type="time">
            <text:p>01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12" calcext:value-type="float">
            <text:p>312</text:p>
          </table:table-cell>
          <table:table-cell office:value-type="float" office:value="381.11" calcext:value-type="float">
            <text:p>381.11</text:p>
          </table:table-cell>
        </table:table-row>
        <table:table-row table:style-name="ro1">
          <table:table-cell office:value-type="float" office:value="4639432" calcext:value-type="float">
            <text:p>4639432</text:p>
          </table:table-cell>
          <table:table-cell table:formula="of:=TIME( ; ;[.A292]/1000)" office:value-type="time" office:time-value="PT01H17M19.432S" calcext:value-type="time">
            <text:p>01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13.07" calcext:value-type="float">
            <text:p>313.07</text:p>
          </table:table-cell>
          <table:table-cell office:value-type="float" office:value="382.4" calcext:value-type="float">
            <text:p>382.4</text:p>
          </table:table-cell>
        </table:table-row>
        <table:table-row table:style-name="ro1">
          <table:table-cell office:value-type="float" office:value="4655432" calcext:value-type="float">
            <text:p>4655432</text:p>
          </table:table-cell>
          <table:table-cell table:formula="of:=TIME( ; ;[.A293]/1000)" office:value-type="time" office:time-value="PT01H17M35.432S" calcext:value-type="time">
            <text:p>01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14.14" calcext:value-type="float">
            <text:p>314.14</text:p>
          </table:table-cell>
          <table:table-cell office:value-type="float" office:value="383.69" calcext:value-type="float">
            <text:p>383.69</text:p>
          </table:table-cell>
        </table:table-row>
        <table:table-row table:style-name="ro1">
          <table:table-cell office:value-type="float" office:value="4671432" calcext:value-type="float">
            <text:p>4671432</text:p>
          </table:table-cell>
          <table:table-cell table:formula="of:=TIME( ; ;[.A294]/1000)" office:value-type="time" office:time-value="PT01H17M51.432S" calcext:value-type="time">
            <text:p>01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315.21" calcext:value-type="float">
            <text:p>315.21</text:p>
          </table:table-cell>
          <table:table-cell office:value-type="float" office:value="384.99" calcext:value-type="float">
            <text:p>384.99</text:p>
          </table:table-cell>
        </table:table-row>
        <table:table-row table:style-name="ro1">
          <table:table-cell office:value-type="float" office:value="4687432" calcext:value-type="float">
            <text:p>4687432</text:p>
          </table:table-cell>
          <table:table-cell table:formula="of:=TIME( ; ;[.A295]/1000)" office:value-type="time" office:time-value="PT01H18M07.432S" calcext:value-type="time">
            <text:p>01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316.27" calcext:value-type="float">
            <text:p>316.27</text:p>
          </table:table-cell>
          <table:table-cell office:value-type="float" office:value="386.28" calcext:value-type="float">
            <text:p>386.28</text:p>
          </table:table-cell>
        </table:table-row>
        <table:table-row table:style-name="ro1">
          <table:table-cell office:value-type="float" office:value="4703432" calcext:value-type="float">
            <text:p>4703432</text:p>
          </table:table-cell>
          <table:table-cell table:formula="of:=TIME( ; ;[.A296]/1000)" office:value-type="time" office:time-value="PT01H18M23.432S" calcext:value-type="time">
            <text:p>01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17.34" calcext:value-type="float">
            <text:p>317.34</text:p>
          </table:table-cell>
          <table:table-cell office:value-type="float" office:value="387.57" calcext:value-type="float">
            <text:p>387.57</text:p>
          </table:table-cell>
        </table:table-row>
        <table:table-row table:style-name="ro1">
          <table:table-cell office:value-type="float" office:value="4719432" calcext:value-type="float">
            <text:p>4719432</text:p>
          </table:table-cell>
          <table:table-cell table:formula="of:=TIME( ; ;[.A297]/1000)" office:value-type="time" office:time-value="PT01H18M39.432S" calcext:value-type="time">
            <text:p>01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18.41" calcext:value-type="float">
            <text:p>318.41</text:p>
          </table:table-cell>
          <table:table-cell office:value-type="float" office:value="388.86" calcext:value-type="float">
            <text:p>388.86</text:p>
          </table:table-cell>
        </table:table-row>
        <table:table-row table:style-name="ro1">
          <table:table-cell office:value-type="float" office:value="4735432" calcext:value-type="float">
            <text:p>4735432</text:p>
          </table:table-cell>
          <table:table-cell table:formula="of:=TIME( ; ;[.A298]/1000)" office:value-type="time" office:time-value="PT01H18M55.432S" calcext:value-type="time">
            <text:p>01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319.48" calcext:value-type="float">
            <text:p>319.48</text:p>
          </table:table-cell>
          <table:table-cell office:value-type="float" office:value="390.15" calcext:value-type="float">
            <text:p>390.15</text:p>
          </table:table-cell>
        </table:table-row>
        <table:table-row table:style-name="ro1">
          <table:table-cell office:value-type="float" office:value="4751432" calcext:value-type="float">
            <text:p>4751432</text:p>
          </table:table-cell>
          <table:table-cell table:formula="of:=TIME( ; ;[.A299]/1000)" office:value-type="time" office:time-value="PT01H19M11.432S" calcext:value-type="time">
            <text:p>01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320.55" calcext:value-type="float">
            <text:p>320.55</text:p>
          </table:table-cell>
          <table:table-cell office:value-type="float" office:value="391.44" calcext:value-type="float">
            <text:p>391.44</text:p>
          </table:table-cell>
        </table:table-row>
        <table:table-row table:style-name="ro1">
          <table:table-cell office:value-type="float" office:value="4767432" calcext:value-type="float">
            <text:p>4767432</text:p>
          </table:table-cell>
          <table:table-cell table:formula="of:=TIME( ; ;[.A300]/1000)" office:value-type="time" office:time-value="PT01H19M27.432S" calcext:value-type="time">
            <text:p>01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1.62" calcext:value-type="float">
            <text:p>321.62</text:p>
          </table:table-cell>
          <table:table-cell office:value-type="float" office:value="392.73" calcext:value-type="float">
            <text:p>392.73</text:p>
          </table:table-cell>
        </table:table-row>
        <table:table-row table:style-name="ro1">
          <table:table-cell office:value-type="float" office:value="4783432" calcext:value-type="float">
            <text:p>4783432</text:p>
          </table:table-cell>
          <table:table-cell table:formula="of:=TIME( ; ;[.A301]/1000)" office:value-type="time" office:time-value="PT01H19M43.432S" calcext:value-type="time">
            <text:p>01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2.69" calcext:value-type="float">
            <text:p>322.69</text:p>
          </table:table-cell>
          <table:table-cell office:value-type="float" office:value="394.02" calcext:value-type="float">
            <text:p>394.02</text:p>
          </table:table-cell>
        </table:table-row>
        <table:table-row table:style-name="ro1">
          <table:table-cell office:value-type="float" office:value="4799432" calcext:value-type="float">
            <text:p>4799432</text:p>
          </table:table-cell>
          <table:table-cell table:formula="of:=TIME( ; ;[.A302]/1000)" office:value-type="time" office:time-value="PT01H19M59.432S" calcext:value-type="time">
            <text:p>01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3.75" calcext:value-type="float">
            <text:p>323.75</text:p>
          </table:table-cell>
          <table:table-cell office:value-type="float" office:value="395.31" calcext:value-type="float">
            <text:p>395.31</text:p>
          </table:table-cell>
        </table:table-row>
        <table:table-row table:style-name="ro1">
          <table:table-cell office:value-type="float" office:value="4815432" calcext:value-type="float">
            <text:p>4815432</text:p>
          </table:table-cell>
          <table:table-cell table:formula="of:=TIME( ; ;[.A303]/1000)" office:value-type="time" office:time-value="PT01H20M15.432S" calcext:value-type="time">
            <text:p>01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4.82" calcext:value-type="float">
            <text:p>324.82</text:p>
          </table:table-cell>
          <table:table-cell office:value-type="float" office:value="396.61" calcext:value-type="float">
            <text:p>396.61</text:p>
          </table:table-cell>
        </table:table-row>
        <table:table-row table:style-name="ro1">
          <table:table-cell office:value-type="float" office:value="4831432" calcext:value-type="float">
            <text:p>4831432</text:p>
          </table:table-cell>
          <table:table-cell table:formula="of:=TIME( ; ;[.A304]/1000)" office:value-type="time" office:time-value="PT01H20M31.432S" calcext:value-type="time">
            <text:p>01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5.89" calcext:value-type="float">
            <text:p>325.89</text:p>
          </table:table-cell>
          <table:table-cell office:value-type="float" office:value="397.9" calcext:value-type="float">
            <text:p>397.9</text:p>
          </table:table-cell>
        </table:table-row>
        <table:table-row table:style-name="ro1">
          <table:table-cell office:value-type="float" office:value="4847432" calcext:value-type="float">
            <text:p>4847432</text:p>
          </table:table-cell>
          <table:table-cell table:formula="of:=TIME( ; ;[.A305]/1000)" office:value-type="time" office:time-value="PT01H20M47.432S" calcext:value-type="time">
            <text:p>01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26.96" calcext:value-type="float">
            <text:p>326.96</text:p>
          </table:table-cell>
          <table:table-cell office:value-type="float" office:value="399.19" calcext:value-type="float">
            <text:p>399.19</text:p>
          </table:table-cell>
        </table:table-row>
        <table:table-row table:style-name="ro1">
          <table:table-cell office:value-type="float" office:value="4863432" calcext:value-type="float">
            <text:p>4863432</text:p>
          </table:table-cell>
          <table:table-cell table:formula="of:=TIME( ; ;[.A306]/1000)" office:value-type="time" office:time-value="PT01H21M03.432S" calcext:value-type="time">
            <text:p>01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28.03" calcext:value-type="float">
            <text:p>328.03</text:p>
          </table:table-cell>
          <table:table-cell office:value-type="float" office:value="400.48" calcext:value-type="float">
            <text:p>400.48</text:p>
          </table:table-cell>
        </table:table-row>
        <table:table-row table:style-name="ro1">
          <table:table-cell office:value-type="float" office:value="4879432" calcext:value-type="float">
            <text:p>4879432</text:p>
          </table:table-cell>
          <table:table-cell table:formula="of:=TIME( ; ;[.A307]/1000)" office:value-type="time" office:time-value="PT01H21M19.432S" calcext:value-type="time">
            <text:p>01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29.09" calcext:value-type="float">
            <text:p>329.09</text:p>
          </table:table-cell>
          <table:table-cell office:value-type="float" office:value="401.77" calcext:value-type="float">
            <text:p>401.77</text:p>
          </table:table-cell>
        </table:table-row>
        <table:table-row table:style-name="ro1">
          <table:table-cell office:value-type="float" office:value="4895432" calcext:value-type="float">
            <text:p>4895432</text:p>
          </table:table-cell>
          <table:table-cell table:formula="of:=TIME( ; ;[.A308]/1000)" office:value-type="time" office:time-value="PT01H21M35.432S" calcext:value-type="time">
            <text:p>01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30.16" calcext:value-type="float">
            <text:p>330.16</text:p>
          </table:table-cell>
          <table:table-cell office:value-type="float" office:value="403.06" calcext:value-type="float">
            <text:p>403.06</text:p>
          </table:table-cell>
        </table:table-row>
        <table:table-row table:style-name="ro1">
          <table:table-cell office:value-type="float" office:value="4911432" calcext:value-type="float">
            <text:p>4911432</text:p>
          </table:table-cell>
          <table:table-cell table:formula="of:=TIME( ; ;[.A309]/1000)" office:value-type="time" office:time-value="PT01H21M51.432S" calcext:value-type="time">
            <text:p>01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1.23" calcext:value-type="float">
            <text:p>331.23</text:p>
          </table:table-cell>
          <table:table-cell office:value-type="float" office:value="404.35" calcext:value-type="float">
            <text:p>404.35</text:p>
          </table:table-cell>
        </table:table-row>
        <table:table-row table:style-name="ro1">
          <table:table-cell office:value-type="float" office:value="4927432" calcext:value-type="float">
            <text:p>4927432</text:p>
          </table:table-cell>
          <table:table-cell table:formula="of:=TIME( ; ;[.A310]/1000)" office:value-type="time" office:time-value="PT01H22M07.432S" calcext:value-type="time">
            <text:p>01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2.3" calcext:value-type="float">
            <text:p>332.3</text:p>
          </table:table-cell>
          <table:table-cell office:value-type="float" office:value="405.64" calcext:value-type="float">
            <text:p>405.64</text:p>
          </table:table-cell>
        </table:table-row>
        <table:table-row table:style-name="ro1">
          <table:table-cell office:value-type="float" office:value="4943432" calcext:value-type="float">
            <text:p>4943432</text:p>
          </table:table-cell>
          <table:table-cell table:formula="of:=TIME( ; ;[.A311]/1000)" office:value-type="time" office:time-value="PT01H22M23.432S" calcext:value-type="time">
            <text:p>01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333.37" calcext:value-type="float">
            <text:p>333.37</text:p>
          </table:table-cell>
          <table:table-cell office:value-type="float" office:value="406.93" calcext:value-type="float">
            <text:p>406.93</text:p>
          </table:table-cell>
        </table:table-row>
        <table:table-row table:style-name="ro1">
          <table:table-cell office:value-type="float" office:value="4959432" calcext:value-type="float">
            <text:p>4959432</text:p>
          </table:table-cell>
          <table:table-cell table:formula="of:=TIME( ; ;[.A312]/1000)" office:value-type="time" office:time-value="PT01H22M39.432S" calcext:value-type="time">
            <text:p>01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4.44" calcext:value-type="float">
            <text:p>334.44</text:p>
          </table:table-cell>
          <table:table-cell office:value-type="float" office:value="408.22" calcext:value-type="float">
            <text:p>408.22</text:p>
          </table:table-cell>
        </table:table-row>
        <table:table-row table:style-name="ro1">
          <table:table-cell office:value-type="float" office:value="4975432" calcext:value-type="float">
            <text:p>4975432</text:p>
          </table:table-cell>
          <table:table-cell table:formula="of:=TIME( ; ;[.A313]/1000)" office:value-type="time" office:time-value="PT01H22M55.432S" calcext:value-type="time">
            <text:p>01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5.5" calcext:value-type="float">
            <text:p>335.5</text:p>
          </table:table-cell>
          <table:table-cell office:value-type="float" office:value="409.51" calcext:value-type="float">
            <text:p>409.51</text:p>
          </table:table-cell>
        </table:table-row>
        <table:table-row table:style-name="ro1">
          <table:table-cell office:value-type="float" office:value="4991432" calcext:value-type="float">
            <text:p>4991432</text:p>
          </table:table-cell>
          <table:table-cell table:formula="of:=TIME( ; ;[.A314]/1000)" office:value-type="time" office:time-value="PT01H23M11.432S" calcext:value-type="time">
            <text:p>01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6.57" calcext:value-type="float">
            <text:p>336.57</text:p>
          </table:table-cell>
          <table:table-cell office:value-type="float" office:value="410.8" calcext:value-type="float">
            <text:p>410.8</text:p>
          </table:table-cell>
        </table:table-row>
        <table:table-row table:style-name="ro1">
          <table:table-cell office:value-type="float" office:value="5007432" calcext:value-type="float">
            <text:p>5007432</text:p>
          </table:table-cell>
          <table:table-cell table:formula="of:=TIME( ; ;[.A315]/1000)" office:value-type="time" office:time-value="PT01H23M27.432S" calcext:value-type="time">
            <text:p>01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7.64" calcext:value-type="float">
            <text:p>337.64</text:p>
          </table:table-cell>
          <table:table-cell office:value-type="float" office:value="412.09" calcext:value-type="float">
            <text:p>412.09</text:p>
          </table:table-cell>
        </table:table-row>
        <table:table-row table:style-name="ro1">
          <table:table-cell office:value-type="float" office:value="5023432" calcext:value-type="float">
            <text:p>5023432</text:p>
          </table:table-cell>
          <table:table-cell table:formula="of:=TIME( ; ;[.A316]/1000)" office:value-type="time" office:time-value="PT01H23M43.432S" calcext:value-type="time">
            <text:p>01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8.71" calcext:value-type="float">
            <text:p>338.71</text:p>
          </table:table-cell>
          <table:table-cell office:value-type="float" office:value="413.38" calcext:value-type="float">
            <text:p>413.38</text:p>
          </table:table-cell>
        </table:table-row>
        <table:table-row table:style-name="ro1">
          <table:table-cell office:value-type="float" office:value="5039432" calcext:value-type="float">
            <text:p>5039432</text:p>
          </table:table-cell>
          <table:table-cell table:formula="of:=TIME( ; ;[.A317]/1000)" office:value-type="time" office:time-value="PT01H23M59.432S" calcext:value-type="time">
            <text:p>01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39.77" calcext:value-type="float">
            <text:p>339.77</text:p>
          </table:table-cell>
          <table:table-cell office:value-type="float" office:value="414.67" calcext:value-type="float">
            <text:p>414.67</text:p>
          </table:table-cell>
        </table:table-row>
        <table:table-row table:style-name="ro1">
          <table:table-cell office:value-type="float" office:value="5055432" calcext:value-type="float">
            <text:p>5055432</text:p>
          </table:table-cell>
          <table:table-cell table:formula="of:=TIME( ; ;[.A318]/1000)" office:value-type="time" office:time-value="PT01H24M15.432S" calcext:value-type="time">
            <text:p>01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40.84" calcext:value-type="float">
            <text:p>340.84</text:p>
          </table:table-cell>
          <table:table-cell office:value-type="float" office:value="415.96" calcext:value-type="float">
            <text:p>415.96</text:p>
          </table:table-cell>
        </table:table-row>
        <table:table-row table:style-name="ro1">
          <table:table-cell office:value-type="float" office:value="5071432" calcext:value-type="float">
            <text:p>5071432</text:p>
          </table:table-cell>
          <table:table-cell table:formula="of:=TIME( ; ;[.A319]/1000)" office:value-type="time" office:time-value="PT01H24M31.432S" calcext:value-type="time">
            <text:p>01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41.91" calcext:value-type="float">
            <text:p>341.91</text:p>
          </table:table-cell>
          <table:table-cell office:value-type="float" office:value="417.25" calcext:value-type="float">
            <text:p>417.25</text:p>
          </table:table-cell>
        </table:table-row>
        <table:table-row table:style-name="ro1">
          <table:table-cell office:value-type="float" office:value="5087432" calcext:value-type="float">
            <text:p>5087432</text:p>
          </table:table-cell>
          <table:table-cell table:formula="of:=TIME( ; ;[.A320]/1000)" office:value-type="time" office:time-value="PT01H24M47.432S" calcext:value-type="time">
            <text:p>01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42.98" calcext:value-type="float">
            <text:p>342.98</text:p>
          </table:table-cell>
          <table:table-cell office:value-type="float" office:value="418.54" calcext:value-type="float">
            <text:p>418.54</text:p>
          </table:table-cell>
        </table:table-row>
        <table:table-row table:style-name="ro1">
          <table:table-cell office:value-type="float" office:value="5103432" calcext:value-type="float">
            <text:p>5103432</text:p>
          </table:table-cell>
          <table:table-cell table:formula="of:=TIME( ; ;[.A321]/1000)" office:value-type="time" office:time-value="PT01H25M03.432S" calcext:value-type="time">
            <text:p>01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44.05" calcext:value-type="float">
            <text:p>344.05</text:p>
          </table:table-cell>
          <table:table-cell office:value-type="float" office:value="419.83" calcext:value-type="float">
            <text:p>419.83</text:p>
          </table:table-cell>
        </table:table-row>
        <table:table-row table:style-name="ro1">
          <table:table-cell office:value-type="float" office:value="5119432" calcext:value-type="float">
            <text:p>5119432</text:p>
          </table:table-cell>
          <table:table-cell table:formula="of:=TIME( ; ;[.A322]/1000)" office:value-type="time" office:time-value="PT01H25M19.432S" calcext:value-type="time">
            <text:p>01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45.11" calcext:value-type="float">
            <text:p>345.11</text:p>
          </table:table-cell>
          <table:table-cell office:value-type="float" office:value="421.12" calcext:value-type="float">
            <text:p>421.12</text:p>
          </table:table-cell>
        </table:table-row>
        <table:table-row table:style-name="ro1">
          <table:table-cell office:value-type="float" office:value="5135432" calcext:value-type="float">
            <text:p>5135432</text:p>
          </table:table-cell>
          <table:table-cell table:formula="of:=TIME( ; ;[.A323]/1000)" office:value-type="time" office:time-value="PT01H25M35.432S" calcext:value-type="time">
            <text:p>01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46.18" calcext:value-type="float">
            <text:p>346.18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>
          <table:table-cell office:value-type="float" office:value="5151432" calcext:value-type="float">
            <text:p>5151432</text:p>
          </table:table-cell>
          <table:table-cell table:formula="of:=TIME( ; ;[.A324]/1000)" office:value-type="time" office:time-value="PT01H25M51.432S" calcext:value-type="time">
            <text:p>01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47.25" calcext:value-type="float">
            <text:p>347.25</text:p>
          </table:table-cell>
          <table:table-cell office:value-type="float" office:value="423.7" calcext:value-type="float">
            <text:p>423.7</text:p>
          </table:table-cell>
        </table:table-row>
        <table:table-row table:style-name="ro1">
          <table:table-cell office:value-type="float" office:value="5167432" calcext:value-type="float">
            <text:p>5167432</text:p>
          </table:table-cell>
          <table:table-cell table:formula="of:=TIME( ; ;[.A325]/1000)" office:value-type="time" office:time-value="PT01H26M07.432S" calcext:value-type="time">
            <text:p>01:26:07</text:p>
          </table:table-cell>
          <table:table-cell office:value-type="float" office:value="1.2" calcext:value-type="float">
            <text:p>1.2</text:p>
          </table:table-cell>
          <table:table-cell office:value-type="float" office:value="240.2" calcext:value-type="float">
            <text:p>240.2</text:p>
          </table:table-cell>
          <table:table-cell office:value-type="float" office:value="289.21" calcext:value-type="float">
            <text:p>289.21</text:p>
          </table:table-cell>
          <table:table-cell office:value-type="float" office:value="348.32" calcext:value-type="float">
            <text:p>348.32</text:p>
          </table:table-cell>
          <table:table-cell office:value-type="float" office:value="424.99" calcext:value-type="float">
            <text:p>424.99</text:p>
          </table:table-cell>
        </table:table-row>
        <table:table-row table:style-name="ro1">
          <table:table-cell office:value-type="float" office:value="5183432" calcext:value-type="float">
            <text:p>5183432</text:p>
          </table:table-cell>
          <table:table-cell table:formula="of:=TIME( ; ;[.A326]/1000)" office:value-type="time" office:time-value="PT01H26M23.432S" calcext:value-type="time">
            <text:p>01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349.38" calcext:value-type="float">
            <text:p>349.38</text:p>
          </table:table-cell>
          <table:table-cell office:value-type="float" office:value="426.28" calcext:value-type="float">
            <text:p>426.28</text:p>
          </table:table-cell>
        </table:table-row>
        <table:table-row table:style-name="ro1">
          <table:table-cell office:value-type="float" office:value="5199432" calcext:value-type="float">
            <text:p>5199432</text:p>
          </table:table-cell>
          <table:table-cell table:formula="of:=TIME( ; ;[.A327]/1000)" office:value-type="time" office:time-value="PT01H26M39.432S" calcext:value-type="time">
            <text:p>01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0.45" calcext:value-type="float">
            <text:p>350.45</text:p>
          </table:table-cell>
          <table:table-cell office:value-type="float" office:value="427.57" calcext:value-type="float">
            <text:p>427.57</text:p>
          </table:table-cell>
        </table:table-row>
        <table:table-row table:style-name="ro1">
          <table:table-cell office:value-type="float" office:value="5215432" calcext:value-type="float">
            <text:p>5215432</text:p>
          </table:table-cell>
          <table:table-cell table:formula="of:=TIME( ; ;[.A328]/1000)" office:value-type="time" office:time-value="PT01H26M55.432S" calcext:value-type="time">
            <text:p>01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1.52" calcext:value-type="float">
            <text:p>351.52</text:p>
          </table:table-cell>
          <table:table-cell office:value-type="float" office:value="428.86" calcext:value-type="float">
            <text:p>428.86</text:p>
          </table:table-cell>
        </table:table-row>
        <table:table-row table:style-name="ro1">
          <table:table-cell office:value-type="float" office:value="5231432" calcext:value-type="float">
            <text:p>5231432</text:p>
          </table:table-cell>
          <table:table-cell table:formula="of:=TIME( ; ;[.A329]/1000)" office:value-type="time" office:time-value="PT01H27M11.432S" calcext:value-type="time">
            <text:p>01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2.59" calcext:value-type="float">
            <text:p>352.59</text:p>
          </table:table-cell>
          <table:table-cell office:value-type="float" office:value="430.15" calcext:value-type="float">
            <text:p>430.15</text:p>
          </table:table-cell>
        </table:table-row>
        <table:table-row table:style-name="ro1">
          <table:table-cell office:value-type="float" office:value="5247432" calcext:value-type="float">
            <text:p>5247432</text:p>
          </table:table-cell>
          <table:table-cell table:formula="of:=TIME( ; ;[.A330]/1000)" office:value-type="time" office:time-value="PT01H27M27.432S" calcext:value-type="time">
            <text:p>01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3.65" calcext:value-type="float">
            <text:p>353.65</text:p>
          </table:table-cell>
          <table:table-cell office:value-type="float" office:value="431.44" calcext:value-type="float">
            <text:p>431.44</text:p>
          </table:table-cell>
        </table:table-row>
        <table:table-row table:style-name="ro1">
          <table:table-cell office:value-type="float" office:value="5263432" calcext:value-type="float">
            <text:p>5263432</text:p>
          </table:table-cell>
          <table:table-cell table:formula="of:=TIME( ; ;[.A331]/1000)" office:value-type="time" office:time-value="PT01H27M43.432S" calcext:value-type="time">
            <text:p>01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4.72" calcext:value-type="float">
            <text:p>354.72</text:p>
          </table:table-cell>
          <table:table-cell office:value-type="float" office:value="432.72" calcext:value-type="float">
            <text:p>432.72</text:p>
          </table:table-cell>
        </table:table-row>
        <table:table-row table:style-name="ro1">
          <table:table-cell office:value-type="float" office:value="5279432" calcext:value-type="float">
            <text:p>5279432</text:p>
          </table:table-cell>
          <table:table-cell table:formula="of:=TIME( ; ;[.A332]/1000)" office:value-type="time" office:time-value="PT01H27M59.432S" calcext:value-type="time">
            <text:p>01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355.79" calcext:value-type="float">
            <text:p>355.79</text:p>
          </table:table-cell>
          <table:table-cell office:value-type="float" office:value="434.01" calcext:value-type="float">
            <text:p>434.01</text:p>
          </table:table-cell>
        </table:table-row>
        <table:table-row table:style-name="ro1">
          <table:table-cell office:value-type="float" office:value="5295431" calcext:value-type="float">
            <text:p>5295431</text:p>
          </table:table-cell>
          <table:table-cell table:formula="of:=TIME( ; ;[.A333]/1000)" office:value-type="time" office:time-value="PT01H28M15.431S" calcext:value-type="time">
            <text:p>01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356.86" calcext:value-type="float">
            <text:p>356.86</text:p>
          </table:table-cell>
          <table:table-cell office:value-type="float" office:value="435.3" calcext:value-type="float">
            <text:p>435.3</text:p>
          </table:table-cell>
        </table:table-row>
        <table:table-row table:style-name="ro1">
          <table:table-cell office:value-type="float" office:value="5311432" calcext:value-type="float">
            <text:p>5311432</text:p>
          </table:table-cell>
          <table:table-cell table:formula="of:=TIME( ; ;[.A334]/1000)" office:value-type="time" office:time-value="PT01H28M31.432S" calcext:value-type="time">
            <text:p>01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357.92" calcext:value-type="float">
            <text:p>357.92</text:p>
          </table:table-cell>
          <table:table-cell office:value-type="float" office:value="436.59" calcext:value-type="float">
            <text:p>436.59</text:p>
          </table:table-cell>
        </table:table-row>
        <table:table-row table:style-name="ro1">
          <table:table-cell office:value-type="float" office:value="5327432" calcext:value-type="float">
            <text:p>5327432</text:p>
          </table:table-cell>
          <table:table-cell table:formula="of:=TIME( ; ;[.A335]/1000)" office:value-type="time" office:time-value="PT01H28M47.432S" calcext:value-type="time">
            <text:p>01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358.99" calcext:value-type="float">
            <text:p>358.99</text:p>
          </table:table-cell>
          <table:table-cell office:value-type="float" office:value="437.88" calcext:value-type="float">
            <text:p>437.88</text:p>
          </table:table-cell>
        </table:table-row>
        <table:table-row table:style-name="ro1">
          <table:table-cell office:value-type="float" office:value="5343432" calcext:value-type="float">
            <text:p>5343432</text:p>
          </table:table-cell>
          <table:table-cell table:formula="of:=TIME( ; ;[.A336]/1000)" office:value-type="time" office:time-value="PT01H29M03.432S" calcext:value-type="time">
            <text:p>01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360.06" calcext:value-type="float">
            <text:p>360.06</text:p>
          </table:table-cell>
          <table:table-cell office:value-type="float" office:value="439.17" calcext:value-type="float">
            <text:p>439.17</text:p>
          </table:table-cell>
        </table:table-row>
        <table:table-row table:style-name="ro1">
          <table:table-cell office:value-type="float" office:value="5359432" calcext:value-type="float">
            <text:p>5359432</text:p>
          </table:table-cell>
          <table:table-cell table:formula="of:=TIME( ; ;[.A337]/1000)" office:value-type="time" office:time-value="PT01H29M19.432S" calcext:value-type="time">
            <text:p>01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361.12" calcext:value-type="float">
            <text:p>361.12</text:p>
          </table:table-cell>
          <table:table-cell office:value-type="float" office:value="440.46" calcext:value-type="float">
            <text:p>440.46</text:p>
          </table:table-cell>
        </table:table-row>
        <table:table-row table:style-name="ro1">
          <table:table-cell office:value-type="float" office:value="5375432" calcext:value-type="float">
            <text:p>5375432</text:p>
          </table:table-cell>
          <table:table-cell table:formula="of:=TIME( ; ;[.A338]/1000)" office:value-type="time" office:time-value="PT01H29M35.432S" calcext:value-type="time">
            <text:p>01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2.19" calcext:value-type="float">
            <text:p>362.19</text:p>
          </table:table-cell>
          <table:table-cell office:value-type="float" office:value="441.75" calcext:value-type="float">
            <text:p>441.75</text:p>
          </table:table-cell>
        </table:table-row>
        <table:table-row table:style-name="ro1">
          <table:table-cell office:value-type="float" office:value="5391432" calcext:value-type="float">
            <text:p>5391432</text:p>
          </table:table-cell>
          <table:table-cell table:formula="of:=TIME( ; ;[.A339]/1000)" office:value-type="time" office:time-value="PT01H29M51.432S" calcext:value-type="time">
            <text:p>01:29:51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363.26" calcext:value-type="float">
            <text:p>363.26</text:p>
          </table:table-cell>
          <table:table-cell office:value-type="float" office:value="443.03" calcext:value-type="float">
            <text:p>443.03</text:p>
          </table:table-cell>
        </table:table-row>
        <table:table-row table:style-name="ro1">
          <table:table-cell office:value-type="float" office:value="5407432" calcext:value-type="float">
            <text:p>5407432</text:p>
          </table:table-cell>
          <table:table-cell table:formula="of:=TIME( ; ;[.A340]/1000)" office:value-type="time" office:time-value="PT01H30M07.432S" calcext:value-type="time">
            <text:p>01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4.33" calcext:value-type="float">
            <text:p>364.33</text:p>
          </table:table-cell>
          <table:table-cell office:value-type="float" office:value="444.32" calcext:value-type="float">
            <text:p>444.32</text:p>
          </table:table-cell>
        </table:table-row>
        <table:table-row table:style-name="ro1">
          <table:table-cell office:value-type="float" office:value="5423432" calcext:value-type="float">
            <text:p>5423432</text:p>
          </table:table-cell>
          <table:table-cell table:formula="of:=TIME( ; ;[.A341]/1000)" office:value-type="time" office:time-value="PT01H30M23.432S" calcext:value-type="time">
            <text:p>01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5.39" calcext:value-type="float">
            <text:p>365.39</text:p>
          </table:table-cell>
          <table:table-cell office:value-type="float" office:value="445.61" calcext:value-type="float">
            <text:p>445.61</text:p>
          </table:table-cell>
        </table:table-row>
        <table:table-row table:style-name="ro1">
          <table:table-cell office:value-type="float" office:value="5439432" calcext:value-type="float">
            <text:p>5439432</text:p>
          </table:table-cell>
          <table:table-cell table:formula="of:=TIME( ; ;[.A342]/1000)" office:value-type="time" office:time-value="PT01H30M39.432S" calcext:value-type="time">
            <text:p>01:30:39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366.46" calcext:value-type="float">
            <text:p>366.46</text:p>
          </table:table-cell>
          <table:table-cell office:value-type="float" office:value="446.9" calcext:value-type="float">
            <text:p>446.9</text:p>
          </table:table-cell>
        </table:table-row>
        <table:table-row table:style-name="ro1">
          <table:table-cell office:value-type="float" office:value="5455432" calcext:value-type="float">
            <text:p>5455432</text:p>
          </table:table-cell>
          <table:table-cell table:formula="of:=TIME( ; ;[.A343]/1000)" office:value-type="time" office:time-value="PT01H30M55.432S" calcext:value-type="time">
            <text:p>01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7.53" calcext:value-type="float">
            <text:p>367.53</text:p>
          </table:table-cell>
          <table:table-cell office:value-type="float" office:value="448.19" calcext:value-type="float">
            <text:p>448.19</text:p>
          </table:table-cell>
        </table:table-row>
        <table:table-row table:style-name="ro1">
          <table:table-cell office:value-type="float" office:value="5471432" calcext:value-type="float">
            <text:p>5471432</text:p>
          </table:table-cell>
          <table:table-cell table:formula="of:=TIME( ; ;[.A344]/1000)" office:value-type="time" office:time-value="PT01H31M11.432S" calcext:value-type="time">
            <text:p>01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8.59" calcext:value-type="float">
            <text:p>368.59</text:p>
          </table:table-cell>
          <table:table-cell office:value-type="float" office:value="449.48" calcext:value-type="float">
            <text:p>449.48</text:p>
          </table:table-cell>
        </table:table-row>
        <table:table-row table:style-name="ro1">
          <table:table-cell office:value-type="float" office:value="5487432" calcext:value-type="float">
            <text:p>5487432</text:p>
          </table:table-cell>
          <table:table-cell table:formula="of:=TIME( ; ;[.A345]/1000)" office:value-type="time" office:time-value="PT01H31M27.432S" calcext:value-type="time">
            <text:p>01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69.66" calcext:value-type="float">
            <text:p>369.66</text:p>
          </table:table-cell>
          <table:table-cell office:value-type="float" office:value="450.76" calcext:value-type="float">
            <text:p>450.76</text:p>
          </table:table-cell>
        </table:table-row>
        <table:table-row table:style-name="ro1">
          <table:table-cell office:value-type="float" office:value="5503432" calcext:value-type="float">
            <text:p>5503432</text:p>
          </table:table-cell>
          <table:table-cell table:formula="of:=TIME( ; ;[.A346]/1000)" office:value-type="time" office:time-value="PT01H31M43.432S" calcext:value-type="time">
            <text:p>01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70.73" calcext:value-type="float">
            <text:p>370.73</text:p>
          </table:table-cell>
          <table:table-cell office:value-type="float" office:value="452.05" calcext:value-type="float">
            <text:p>452.05</text:p>
          </table:table-cell>
        </table:table-row>
        <table:table-row table:style-name="ro1">
          <table:table-cell office:value-type="float" office:value="5519432" calcext:value-type="float">
            <text:p>5519432</text:p>
          </table:table-cell>
          <table:table-cell table:formula="of:=TIME( ; ;[.A347]/1000)" office:value-type="time" office:time-value="PT01H31M59.432S" calcext:value-type="time">
            <text:p>01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71.79" calcext:value-type="float">
            <text:p>371.79</text:p>
          </table:table-cell>
          <table:table-cell office:value-type="float" office:value="453.34" calcext:value-type="float">
            <text:p>453.34</text:p>
          </table:table-cell>
        </table:table-row>
        <table:table-row table:style-name="ro1">
          <table:table-cell office:value-type="float" office:value="5535432" calcext:value-type="float">
            <text:p>5535432</text:p>
          </table:table-cell>
          <table:table-cell table:formula="of:=TIME( ; ;[.A348]/1000)" office:value-type="time" office:time-value="PT01H32M15.432S" calcext:value-type="time">
            <text:p>01:32:1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372.86" calcext:value-type="float">
            <text:p>372.86</text:p>
          </table:table-cell>
          <table:table-cell office:value-type="float" office:value="454.62" calcext:value-type="float">
            <text:p>454.62</text:p>
          </table:table-cell>
        </table:table-row>
        <table:table-row table:style-name="ro1">
          <table:table-cell office:value-type="float" office:value="5551432" calcext:value-type="float">
            <text:p>5551432</text:p>
          </table:table-cell>
          <table:table-cell table:formula="of:=TIME( ; ;[.A349]/1000)" office:value-type="time" office:time-value="PT01H32M31.432S" calcext:value-type="time">
            <text:p>01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373.93" calcext:value-type="float">
            <text:p>373.93</text:p>
          </table:table-cell>
          <table:table-cell office:value-type="float" office:value="455.91" calcext:value-type="float">
            <text:p>455.91</text:p>
          </table:table-cell>
        </table:table-row>
        <table:table-row table:style-name="ro1">
          <table:table-cell office:value-type="float" office:value="5567432" calcext:value-type="float">
            <text:p>5567432</text:p>
          </table:table-cell>
          <table:table-cell table:formula="of:=TIME( ; ;[.A350]/1000)" office:value-type="time" office:time-value="PT01H32M47.432S" calcext:value-type="time">
            <text:p>01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74.99" calcext:value-type="float">
            <text:p>374.99</text:p>
          </table:table-cell>
          <table:table-cell office:value-type="float" office:value="457.2" calcext:value-type="float">
            <text:p>457.2</text:p>
          </table:table-cell>
        </table:table-row>
        <table:table-row table:style-name="ro1">
          <table:table-cell office:value-type="float" office:value="5583432" calcext:value-type="float">
            <text:p>5583432</text:p>
          </table:table-cell>
          <table:table-cell table:formula="of:=TIME( ; ;[.A351]/1000)" office:value-type="time" office:time-value="PT01H33M03.432S" calcext:value-type="time">
            <text:p>01:33:03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376.06" calcext:value-type="float">
            <text:p>376.06</text:p>
          </table:table-cell>
          <table:table-cell office:value-type="float" office:value="458.49" calcext:value-type="float">
            <text:p>458.49</text:p>
          </table:table-cell>
        </table:table-row>
        <table:table-row table:style-name="ro1">
          <table:table-cell office:value-type="float" office:value="5599432" calcext:value-type="float">
            <text:p>5599432</text:p>
          </table:table-cell>
          <table:table-cell table:formula="of:=TIME( ; ;[.A352]/1000)" office:value-type="time" office:time-value="PT01H33M19.432S" calcext:value-type="time">
            <text:p>01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77.13" calcext:value-type="float">
            <text:p>377.13</text:p>
          </table:table-cell>
          <table:table-cell office:value-type="float" office:value="459.77" calcext:value-type="float">
            <text:p>459.77</text:p>
          </table:table-cell>
        </table:table-row>
        <table:table-row table:style-name="ro1">
          <table:table-cell office:value-type="float" office:value="5615432" calcext:value-type="float">
            <text:p>5615432</text:p>
          </table:table-cell>
          <table:table-cell table:formula="of:=TIME( ; ;[.A353]/1000)" office:value-type="time" office:time-value="PT01H33M35.432S" calcext:value-type="time">
            <text:p>01:33:3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378.19" calcext:value-type="float">
            <text:p>378.19</text:p>
          </table:table-cell>
          <table:table-cell office:value-type="float" office:value="461.06" calcext:value-type="float">
            <text:p>461.06</text:p>
          </table:table-cell>
        </table:table-row>
        <table:table-row table:style-name="ro1">
          <table:table-cell office:value-type="float" office:value="5631432" calcext:value-type="float">
            <text:p>5631432</text:p>
          </table:table-cell>
          <table:table-cell table:formula="of:=TIME( ; ;[.A354]/1000)" office:value-type="time" office:time-value="PT01H33M51.432S" calcext:value-type="time">
            <text:p>01:33:51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379.26" calcext:value-type="float">
            <text:p>379.26</text:p>
          </table:table-cell>
          <table:table-cell office:value-type="float" office:value="462.35" calcext:value-type="float">
            <text:p>462.35</text:p>
          </table:table-cell>
        </table:table-row>
        <table:table-row table:style-name="ro1">
          <table:table-cell office:value-type="float" office:value="5647432" calcext:value-type="float">
            <text:p>5647432</text:p>
          </table:table-cell>
          <table:table-cell table:formula="of:=TIME( ; ;[.A355]/1000)" office:value-type="time" office:time-value="PT01H34M07.432S" calcext:value-type="time">
            <text:p>01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80.33" calcext:value-type="float">
            <text:p>380.33</text:p>
          </table:table-cell>
          <table:table-cell office:value-type="float" office:value="463.63" calcext:value-type="float">
            <text:p>463.63</text:p>
          </table:table-cell>
        </table:table-row>
        <table:table-row table:style-name="ro1">
          <table:table-cell office:value-type="float" office:value="5663432" calcext:value-type="float">
            <text:p>5663432</text:p>
          </table:table-cell>
          <table:table-cell table:formula="of:=TIME( ; ;[.A356]/1000)" office:value-type="time" office:time-value="PT01H34M23.432S" calcext:value-type="time">
            <text:p>01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81.39" calcext:value-type="float">
            <text:p>381.39</text:p>
          </table:table-cell>
          <table:table-cell office:value-type="float" office:value="464.92" calcext:value-type="float">
            <text:p>464.92</text:p>
          </table:table-cell>
        </table:table-row>
        <table:table-row table:style-name="ro1">
          <table:table-cell office:value-type="float" office:value="5679432" calcext:value-type="float">
            <text:p>5679432</text:p>
          </table:table-cell>
          <table:table-cell table:formula="of:=TIME( ; ;[.A357]/1000)" office:value-type="time" office:time-value="PT01H34M39.432S" calcext:value-type="time">
            <text:p>01:34:39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382.46" calcext:value-type="float">
            <text:p>382.46</text:p>
          </table:table-cell>
          <table:table-cell office:value-type="float" office:value="466.2" calcext:value-type="float">
            <text:p>466.2</text:p>
          </table:table-cell>
        </table:table-row>
        <table:table-row table:style-name="ro1">
          <table:table-cell office:value-type="float" office:value="5695432" calcext:value-type="float">
            <text:p>5695432</text:p>
          </table:table-cell>
          <table:table-cell table:formula="of:=TIME( ; ;[.A358]/1000)" office:value-type="time" office:time-value="PT01H34M55.432S" calcext:value-type="time">
            <text:p>01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83.53" calcext:value-type="float">
            <text:p>383.53</text:p>
          </table:table-cell>
          <table:table-cell office:value-type="float" office:value="467.49" calcext:value-type="float">
            <text:p>467.49</text:p>
          </table:table-cell>
        </table:table-row>
        <table:table-row table:style-name="ro1">
          <table:table-cell office:value-type="float" office:value="5711432" calcext:value-type="float">
            <text:p>5711432</text:p>
          </table:table-cell>
          <table:table-cell table:formula="of:=TIME( ; ;[.A359]/1000)" office:value-type="time" office:time-value="PT01H35M11.432S" calcext:value-type="time">
            <text:p>01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84.59" calcext:value-type="float">
            <text:p>384.59</text:p>
          </table:table-cell>
          <table:table-cell office:value-type="float" office:value="468.78" calcext:value-type="float">
            <text:p>468.78</text:p>
          </table:table-cell>
        </table:table-row>
        <table:table-row table:style-name="ro1">
          <table:table-cell office:value-type="float" office:value="5727432" calcext:value-type="float">
            <text:p>5727432</text:p>
          </table:table-cell>
          <table:table-cell table:formula="of:=TIME( ; ;[.A360]/1000)" office:value-type="time" office:time-value="PT01H35M27.432S" calcext:value-type="time">
            <text:p>01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385.66" calcext:value-type="float">
            <text:p>385.66</text:p>
          </table:table-cell>
          <table:table-cell office:value-type="float" office:value="470.06" calcext:value-type="float">
            <text:p>470.06</text:p>
          </table:table-cell>
        </table:table-row>
        <table:table-row table:style-name="ro1">
          <table:table-cell office:value-type="float" office:value="5743432" calcext:value-type="float">
            <text:p>5743432</text:p>
          </table:table-cell>
          <table:table-cell table:formula="of:=TIME( ; ;[.A361]/1000)" office:value-type="time" office:time-value="PT01H35M43.432S" calcext:value-type="time">
            <text:p>01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386.73" calcext:value-type="float">
            <text:p>386.73</text:p>
          </table:table-cell>
          <table:table-cell office:value-type="float" office:value="471.35" calcext:value-type="float">
            <text:p>471.35</text:p>
          </table:table-cell>
        </table:table-row>
        <table:table-row table:style-name="ro1">
          <table:table-cell office:value-type="float" office:value="5759432" calcext:value-type="float">
            <text:p>5759432</text:p>
          </table:table-cell>
          <table:table-cell table:formula="of:=TIME( ; ;[.A362]/1000)" office:value-type="time" office:time-value="PT01H35M59.432S" calcext:value-type="time">
            <text:p>01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87.79" calcext:value-type="float">
            <text:p>387.79</text:p>
          </table:table-cell>
          <table:table-cell office:value-type="float" office:value="472.63" calcext:value-type="float">
            <text:p>472.63</text:p>
          </table:table-cell>
        </table:table-row>
        <table:table-row table:style-name="ro1">
          <table:table-cell office:value-type="float" office:value="5775432" calcext:value-type="float">
            <text:p>5775432</text:p>
          </table:table-cell>
          <table:table-cell table:formula="of:=TIME( ; ;[.A363]/1000)" office:value-type="time" office:time-value="PT01H36M15.432S" calcext:value-type="time">
            <text:p>01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88.86" calcext:value-type="float">
            <text:p>388.86</text:p>
          </table:table-cell>
          <table:table-cell office:value-type="float" office:value="473.92" calcext:value-type="float">
            <text:p>473.92</text:p>
          </table:table-cell>
        </table:table-row>
        <table:table-row table:style-name="ro1">
          <table:table-cell office:value-type="float" office:value="5791432" calcext:value-type="float">
            <text:p>5791432</text:p>
          </table:table-cell>
          <table:table-cell table:formula="of:=TIME( ; ;[.A364]/1000)" office:value-type="time" office:time-value="PT01H36M31.432S" calcext:value-type="time">
            <text:p>01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89.93" calcext:value-type="float">
            <text:p>389.93</text:p>
          </table:table-cell>
          <table:table-cell office:value-type="float" office:value="475.2" calcext:value-type="float">
            <text:p>475.2</text:p>
          </table:table-cell>
        </table:table-row>
        <table:table-row table:style-name="ro1">
          <table:table-cell office:value-type="float" office:value="5807432" calcext:value-type="float">
            <text:p>5807432</text:p>
          </table:table-cell>
          <table:table-cell table:formula="of:=TIME( ; ;[.A365]/1000)" office:value-type="time" office:time-value="PT01H36M47.432S" calcext:value-type="time">
            <text:p>01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90.99" calcext:value-type="float">
            <text:p>390.99</text:p>
          </table:table-cell>
          <table:table-cell office:value-type="float" office:value="476.48" calcext:value-type="float">
            <text:p>476.48</text:p>
          </table:table-cell>
        </table:table-row>
        <table:table-row table:style-name="ro1">
          <table:table-cell office:value-type="float" office:value="5823432" calcext:value-type="float">
            <text:p>5823432</text:p>
          </table:table-cell>
          <table:table-cell table:formula="of:=TIME( ; ;[.A366]/1000)" office:value-type="time" office:time-value="PT01H37M03.432S" calcext:value-type="time">
            <text:p>01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92.06" calcext:value-type="float">
            <text:p>392.06</text:p>
          </table:table-cell>
          <table:table-cell office:value-type="float" office:value="477.77" calcext:value-type="float">
            <text:p>477.77</text:p>
          </table:table-cell>
        </table:table-row>
        <table:table-row table:style-name="ro1">
          <table:table-cell office:value-type="float" office:value="5839432" calcext:value-type="float">
            <text:p>5839432</text:p>
          </table:table-cell>
          <table:table-cell table:formula="of:=TIME( ; ;[.A367]/1000)" office:value-type="time" office:time-value="PT01H37M19.432S" calcext:value-type="time">
            <text:p>01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393.13" calcext:value-type="float">
            <text:p>393.13</text:p>
          </table:table-cell>
          <table:table-cell office:value-type="float" office:value="479.06" calcext:value-type="float">
            <text:p>479.06</text:p>
          </table:table-cell>
        </table:table-row>
        <table:table-row table:style-name="ro1">
          <table:table-cell office:value-type="float" office:value="5855432" calcext:value-type="float">
            <text:p>5855432</text:p>
          </table:table-cell>
          <table:table-cell table:formula="of:=TIME( ; ;[.A368]/1000)" office:value-type="time" office:time-value="PT01H37M35.432S" calcext:value-type="time">
            <text:p>01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3" calcext:value-type="float">
            <text:p>288.83</text:p>
          </table:table-cell>
          <table:table-cell office:value-type="float" office:value="394.19" calcext:value-type="float">
            <text:p>394.19</text:p>
          </table:table-cell>
          <table:table-cell office:value-type="float" office:value="480.34" calcext:value-type="float">
            <text:p>480.34</text:p>
          </table:table-cell>
        </table:table-row>
        <table:table-row table:style-name="ro1">
          <table:table-cell office:value-type="float" office:value="5871432" calcext:value-type="float">
            <text:p>5871432</text:p>
          </table:table-cell>
          <table:table-cell table:formula="of:=TIME( ; ;[.A369]/1000)" office:value-type="time" office:time-value="PT01H37M51.432S" calcext:value-type="time">
            <text:p>01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95.26" calcext:value-type="float">
            <text:p>395.26</text:p>
          </table:table-cell>
          <table:table-cell office:value-type="float" office:value="481.62" calcext:value-type="float">
            <text:p>481.62</text:p>
          </table:table-cell>
        </table:table-row>
        <table:table-row table:style-name="ro1">
          <table:table-cell office:value-type="float" office:value="5887432" calcext:value-type="float">
            <text:p>5887432</text:p>
          </table:table-cell>
          <table:table-cell table:formula="of:=TIME( ; ;[.A370]/1000)" office:value-type="time" office:time-value="PT01H38M07.432S" calcext:value-type="time">
            <text:p>01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396.32" calcext:value-type="float">
            <text:p>396.32</text:p>
          </table:table-cell>
          <table:table-cell office:value-type="float" office:value="482.91" calcext:value-type="float">
            <text:p>482.91</text:p>
          </table:table-cell>
        </table:table-row>
        <table:table-row table:style-name="ro1">
          <table:table-cell office:value-type="float" office:value="5903432" calcext:value-type="float">
            <text:p>5903432</text:p>
          </table:table-cell>
          <table:table-cell table:formula="of:=TIME( ; ;[.A371]/1000)" office:value-type="time" office:time-value="PT01H38M23.432S" calcext:value-type="time">
            <text:p>01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97.39" calcext:value-type="float">
            <text:p>397.39</text:p>
          </table:table-cell>
          <table:table-cell office:value-type="float" office:value="484.19" calcext:value-type="float">
            <text:p>484.19</text:p>
          </table:table-cell>
        </table:table-row>
        <table:table-row table:style-name="ro1">
          <table:table-cell office:value-type="float" office:value="5919432" calcext:value-type="float">
            <text:p>5919432</text:p>
          </table:table-cell>
          <table:table-cell table:formula="of:=TIME( ; ;[.A372]/1000)" office:value-type="time" office:time-value="PT01H38M39.432S" calcext:value-type="time">
            <text:p>01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398.46" calcext:value-type="float">
            <text:p>398.46</text:p>
          </table:table-cell>
          <table:table-cell office:value-type="float" office:value="485.48" calcext:value-type="float">
            <text:p>485.48</text:p>
          </table:table-cell>
        </table:table-row>
        <table:table-row table:style-name="ro1">
          <table:table-cell office:value-type="float" office:value="5935432" calcext:value-type="float">
            <text:p>5935432</text:p>
          </table:table-cell>
          <table:table-cell table:formula="of:=TIME( ; ;[.A373]/1000)" office:value-type="time" office:time-value="PT01H38M55.432S" calcext:value-type="time">
            <text:p>01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399.52" calcext:value-type="float">
            <text:p>399.52</text:p>
          </table:table-cell>
          <table:table-cell office:value-type="float" office:value="486.76" calcext:value-type="float">
            <text:p>486.76</text:p>
          </table:table-cell>
        </table:table-row>
        <table:table-row table:style-name="ro1">
          <table:table-cell office:value-type="float" office:value="5951432" calcext:value-type="float">
            <text:p>5951432</text:p>
          </table:table-cell>
          <table:table-cell table:formula="of:=TIME( ; ;[.A374]/1000)" office:value-type="time" office:time-value="PT01H39M11.432S" calcext:value-type="time">
            <text:p>01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00.59" calcext:value-type="float">
            <text:p>400.59</text:p>
          </table:table-cell>
          <table:table-cell office:value-type="float" office:value="488.04" calcext:value-type="float">
            <text:p>488.04</text:p>
          </table:table-cell>
        </table:table-row>
        <table:table-row table:style-name="ro1">
          <table:table-cell office:value-type="float" office:value="5967432" calcext:value-type="float">
            <text:p>5967432</text:p>
          </table:table-cell>
          <table:table-cell table:formula="of:=TIME( ; ;[.A375]/1000)" office:value-type="time" office:time-value="PT01H39M27.432S" calcext:value-type="time">
            <text:p>01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01.65" calcext:value-type="float">
            <text:p>401.65</text:p>
          </table:table-cell>
          <table:table-cell office:value-type="float" office:value="489.33" calcext:value-type="float">
            <text:p>489.33</text:p>
          </table:table-cell>
        </table:table-row>
        <table:table-row table:style-name="ro1">
          <table:table-cell office:value-type="float" office:value="5983432" calcext:value-type="float">
            <text:p>5983432</text:p>
          </table:table-cell>
          <table:table-cell table:formula="of:=TIME( ; ;[.A376]/1000)" office:value-type="time" office:time-value="PT01H39M43.432S" calcext:value-type="time">
            <text:p>01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02.72" calcext:value-type="float">
            <text:p>402.72</text:p>
          </table:table-cell>
          <table:table-cell office:value-type="float" office:value="490.61" calcext:value-type="float">
            <text:p>490.61</text:p>
          </table:table-cell>
        </table:table-row>
        <table:table-row table:style-name="ro1">
          <table:table-cell office:value-type="float" office:value="5999432" calcext:value-type="float">
            <text:p>5999432</text:p>
          </table:table-cell>
          <table:table-cell table:formula="of:=TIME( ; ;[.A377]/1000)" office:value-type="time" office:time-value="PT01H39M59.432S" calcext:value-type="time">
            <text:p>01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03.79" calcext:value-type="float">
            <text:p>403.79</text:p>
          </table:table-cell>
          <table:table-cell office:value-type="float" office:value="491.9" calcext:value-type="float">
            <text:p>491.9</text:p>
          </table:table-cell>
        </table:table-row>
        <table:table-row table:style-name="ro1">
          <table:table-cell office:value-type="float" office:value="6015432" calcext:value-type="float">
            <text:p>6015432</text:p>
          </table:table-cell>
          <table:table-cell table:formula="of:=TIME( ; ;[.A378]/1000)" office:value-type="time" office:time-value="PT01H40M15.432S" calcext:value-type="time">
            <text:p>01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04.85" calcext:value-type="float">
            <text:p>404.85</text:p>
          </table:table-cell>
          <table:table-cell office:value-type="float" office:value="493.18" calcext:value-type="float">
            <text:p>493.18</text:p>
          </table:table-cell>
        </table:table-row>
        <table:table-row table:style-name="ro1">
          <table:table-cell office:value-type="float" office:value="6031432" calcext:value-type="float">
            <text:p>6031432</text:p>
          </table:table-cell>
          <table:table-cell table:formula="of:=TIME( ; ;[.A379]/1000)" office:value-type="time" office:time-value="PT01H40M31.432S" calcext:value-type="time">
            <text:p>01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405.92" calcext:value-type="float">
            <text:p>405.92</text:p>
          </table:table-cell>
          <table:table-cell office:value-type="float" office:value="494.46" calcext:value-type="float">
            <text:p>494.46</text:p>
          </table:table-cell>
        </table:table-row>
        <table:table-row table:style-name="ro1">
          <table:table-cell office:value-type="float" office:value="6047432" calcext:value-type="float">
            <text:p>6047432</text:p>
          </table:table-cell>
          <table:table-cell table:formula="of:=TIME( ; ;[.A380]/1000)" office:value-type="time" office:time-value="PT01H40M47.432S" calcext:value-type="time">
            <text:p>01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06.98" calcext:value-type="float">
            <text:p>406.98</text:p>
          </table:table-cell>
          <table:table-cell office:value-type="float" office:value="495.74" calcext:value-type="float">
            <text:p>495.74</text:p>
          </table:table-cell>
        </table:table-row>
        <table:table-row table:style-name="ro1">
          <table:table-cell office:value-type="float" office:value="6063432" calcext:value-type="float">
            <text:p>6063432</text:p>
          </table:table-cell>
          <table:table-cell table:formula="of:=TIME( ; ;[.A381]/1000)" office:value-type="time" office:time-value="PT01H41M03.432S" calcext:value-type="time">
            <text:p>01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08.05" calcext:value-type="float">
            <text:p>408.05</text:p>
          </table:table-cell>
          <table:table-cell office:value-type="float" office:value="497.03" calcext:value-type="float">
            <text:p>497.03</text:p>
          </table:table-cell>
        </table:table-row>
        <table:table-row table:style-name="ro1">
          <table:table-cell office:value-type="float" office:value="6079432" calcext:value-type="float">
            <text:p>6079432</text:p>
          </table:table-cell>
          <table:table-cell table:formula="of:=TIME( ; ;[.A382]/1000)" office:value-type="time" office:time-value="PT01H41M19.432S" calcext:value-type="time">
            <text:p>01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09.11" calcext:value-type="float">
            <text:p>409.11</text:p>
          </table:table-cell>
          <table:table-cell office:value-type="float" office:value="498.31" calcext:value-type="float">
            <text:p>498.31</text:p>
          </table:table-cell>
        </table:table-row>
        <table:table-row table:style-name="ro1">
          <table:table-cell office:value-type="float" office:value="6095432" calcext:value-type="float">
            <text:p>6095432</text:p>
          </table:table-cell>
          <table:table-cell table:formula="of:=TIME( ; ;[.A383]/1000)" office:value-type="time" office:time-value="PT01H41M35.432S" calcext:value-type="time">
            <text:p>01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410.18" calcext:value-type="float">
            <text:p>410.18</text:p>
          </table:table-cell>
          <table:table-cell office:value-type="float" office:value="499.59" calcext:value-type="float">
            <text:p>499.59</text:p>
          </table:table-cell>
        </table:table-row>
        <table:table-row table:style-name="ro1">
          <table:table-cell office:value-type="float" office:value="6111432" calcext:value-type="float">
            <text:p>6111432</text:p>
          </table:table-cell>
          <table:table-cell table:formula="of:=TIME( ; ;[.A384]/1000)" office:value-type="time" office:time-value="PT01H41M51.432S" calcext:value-type="time">
            <text:p>01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1.24" calcext:value-type="float">
            <text:p>411.24</text:p>
          </table:table-cell>
          <table:table-cell office:value-type="float" office:value="500.88" calcext:value-type="float">
            <text:p>500.88</text:p>
          </table:table-cell>
        </table:table-row>
        <table:table-row table:style-name="ro1">
          <table:table-cell office:value-type="float" office:value="6127432" calcext:value-type="float">
            <text:p>6127432</text:p>
          </table:table-cell>
          <table:table-cell table:formula="of:=TIME( ; ;[.A385]/1000)" office:value-type="time" office:time-value="PT01H42M07.432S" calcext:value-type="time">
            <text:p>01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2.31" calcext:value-type="float">
            <text:p>412.31</text:p>
          </table:table-cell>
          <table:table-cell office:value-type="float" office:value="502.16" calcext:value-type="float">
            <text:p>502.16</text:p>
          </table:table-cell>
        </table:table-row>
        <table:table-row table:style-name="ro1">
          <table:table-cell office:value-type="float" office:value="6143432" calcext:value-type="float">
            <text:p>6143432</text:p>
          </table:table-cell>
          <table:table-cell table:formula="of:=TIME( ; ;[.A386]/1000)" office:value-type="time" office:time-value="PT01H42M23.432S" calcext:value-type="time">
            <text:p>01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3.38" calcext:value-type="float">
            <text:p>413.38</text:p>
          </table:table-cell>
          <table:table-cell office:value-type="float" office:value="503.44" calcext:value-type="float">
            <text:p>503.44</text:p>
          </table:table-cell>
        </table:table-row>
        <table:table-row table:style-name="ro1">
          <table:table-cell office:value-type="float" office:value="6159432" calcext:value-type="float">
            <text:p>6159432</text:p>
          </table:table-cell>
          <table:table-cell table:formula="of:=TIME( ; ;[.A387]/1000)" office:value-type="time" office:time-value="PT01H42M39.432S" calcext:value-type="time">
            <text:p>01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4.44" calcext:value-type="float">
            <text:p>414.44</text:p>
          </table:table-cell>
          <table:table-cell office:value-type="float" office:value="504.73" calcext:value-type="float">
            <text:p>504.73</text:p>
          </table:table-cell>
        </table:table-row>
        <table:table-row table:style-name="ro1">
          <table:table-cell office:value-type="float" office:value="6175432" calcext:value-type="float">
            <text:p>6175432</text:p>
          </table:table-cell>
          <table:table-cell table:formula="of:=TIME( ; ;[.A388]/1000)" office:value-type="time" office:time-value="PT01H42M55.432S" calcext:value-type="time">
            <text:p>01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15.51" calcext:value-type="float">
            <text:p>415.51</text:p>
          </table:table-cell>
          <table:table-cell office:value-type="float" office:value="506.01" calcext:value-type="float">
            <text:p>506.01</text:p>
          </table:table-cell>
        </table:table-row>
        <table:table-row table:style-name="ro1">
          <table:table-cell office:value-type="float" office:value="6191432" calcext:value-type="float">
            <text:p>6191432</text:p>
          </table:table-cell>
          <table:table-cell table:formula="of:=TIME( ; ;[.A389]/1000)" office:value-type="time" office:time-value="PT01H43M11.432S" calcext:value-type="time">
            <text:p>01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6.57" calcext:value-type="float">
            <text:p>416.57</text:p>
          </table:table-cell>
          <table:table-cell office:value-type="float" office:value="507.29" calcext:value-type="float">
            <text:p>507.29</text:p>
          </table:table-cell>
        </table:table-row>
        <table:table-row table:style-name="ro1">
          <table:table-cell office:value-type="float" office:value="6207432" calcext:value-type="float">
            <text:p>6207432</text:p>
          </table:table-cell>
          <table:table-cell table:formula="of:=TIME( ; ;[.A390]/1000)" office:value-type="time" office:time-value="PT01H43M27.432S" calcext:value-type="time">
            <text:p>01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7.64" calcext:value-type="float">
            <text:p>417.64</text:p>
          </table:table-cell>
          <table:table-cell office:value-type="float" office:value="508.57" calcext:value-type="float">
            <text:p>508.57</text:p>
          </table:table-cell>
        </table:table-row>
        <table:table-row table:style-name="ro1">
          <table:table-cell office:value-type="float" office:value="6223432" calcext:value-type="float">
            <text:p>6223432</text:p>
          </table:table-cell>
          <table:table-cell table:formula="of:=TIME( ; ;[.A391]/1000)" office:value-type="time" office:time-value="PT01H43M43.432S" calcext:value-type="time">
            <text:p>01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418.7" calcext:value-type="float">
            <text:p>418.7</text:p>
          </table:table-cell>
          <table:table-cell office:value-type="float" office:value="509.86" calcext:value-type="float">
            <text:p>509.86</text:p>
          </table:table-cell>
        </table:table-row>
        <table:table-row table:style-name="ro1">
          <table:table-cell office:value-type="float" office:value="6239432" calcext:value-type="float">
            <text:p>6239432</text:p>
          </table:table-cell>
          <table:table-cell table:formula="of:=TIME( ; ;[.A392]/1000)" office:value-type="time" office:time-value="PT01H43M59.432S" calcext:value-type="time">
            <text:p>01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19.77" calcext:value-type="float">
            <text:p>419.77</text:p>
          </table:table-cell>
          <table:table-cell office:value-type="float" office:value="511.14" calcext:value-type="float">
            <text:p>511.14</text:p>
          </table:table-cell>
        </table:table-row>
        <table:table-row table:style-name="ro1">
          <table:table-cell office:value-type="float" office:value="6255432" calcext:value-type="float">
            <text:p>6255432</text:p>
          </table:table-cell>
          <table:table-cell table:formula="of:=TIME( ; ;[.A393]/1000)" office:value-type="time" office:time-value="PT01H44M15.432S" calcext:value-type="time">
            <text:p>01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0.83" calcext:value-type="float">
            <text:p>420.83</text:p>
          </table:table-cell>
          <table:table-cell office:value-type="float" office:value="512.42" calcext:value-type="float">
            <text:p>512.42</text:p>
          </table:table-cell>
        </table:table-row>
        <table:table-row table:style-name="ro1">
          <table:table-cell office:value-type="float" office:value="6271432" calcext:value-type="float">
            <text:p>6271432</text:p>
          </table:table-cell>
          <table:table-cell table:formula="of:=TIME( ; ;[.A394]/1000)" office:value-type="time" office:time-value="PT01H44M31.432S" calcext:value-type="time">
            <text:p>01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1.9" calcext:value-type="float">
            <text:p>421.9</text:p>
          </table:table-cell>
          <table:table-cell office:value-type="float" office:value="513.7" calcext:value-type="float">
            <text:p>513.7</text:p>
          </table:table-cell>
        </table:table-row>
        <table:table-row table:style-name="ro1">
          <table:table-cell office:value-type="float" office:value="6287432" calcext:value-type="float">
            <text:p>6287432</text:p>
          </table:table-cell>
          <table:table-cell table:formula="of:=TIME( ; ;[.A395]/1000)" office:value-type="time" office:time-value="PT01H44M47.432S" calcext:value-type="time">
            <text:p>01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2.96" calcext:value-type="float">
            <text:p>422.96</text:p>
          </table:table-cell>
          <table:table-cell office:value-type="float" office:value="514.98" calcext:value-type="float">
            <text:p>514.98</text:p>
          </table:table-cell>
        </table:table-row>
        <table:table-row table:style-name="ro1">
          <table:table-cell office:value-type="float" office:value="6303432" calcext:value-type="float">
            <text:p>6303432</text:p>
          </table:table-cell>
          <table:table-cell table:formula="of:=TIME( ; ;[.A396]/1000)" office:value-type="time" office:time-value="PT01H45M03.432S" calcext:value-type="time">
            <text:p>01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4.03" calcext:value-type="float">
            <text:p>424.03</text:p>
          </table:table-cell>
          <table:table-cell office:value-type="float" office:value="516.27" calcext:value-type="float">
            <text:p>516.27</text:p>
          </table:table-cell>
        </table:table-row>
        <table:table-row table:style-name="ro1">
          <table:table-cell office:value-type="float" office:value="6319432" calcext:value-type="float">
            <text:p>6319432</text:p>
          </table:table-cell>
          <table:table-cell table:formula="of:=TIME( ; ;[.A397]/1000)" office:value-type="time" office:time-value="PT01H45M19.432S" calcext:value-type="time">
            <text:p>01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5.09" calcext:value-type="float">
            <text:p>425.09</text:p>
          </table:table-cell>
          <table:table-cell office:value-type="float" office:value="517.55" calcext:value-type="float">
            <text:p>517.55</text:p>
          </table:table-cell>
        </table:table-row>
        <table:table-row table:style-name="ro1">
          <table:table-cell office:value-type="float" office:value="6335432" calcext:value-type="float">
            <text:p>6335432</text:p>
          </table:table-cell>
          <table:table-cell table:formula="of:=TIME( ; ;[.A398]/1000)" office:value-type="time" office:time-value="PT01H45M35.432S" calcext:value-type="time">
            <text:p>01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426.16" calcext:value-type="float">
            <text:p>426.16</text:p>
          </table:table-cell>
          <table:table-cell office:value-type="float" office:value="518.83" calcext:value-type="float">
            <text:p>518.83</text:p>
          </table:table-cell>
        </table:table-row>
        <table:table-row table:style-name="ro1">
          <table:table-cell office:value-type="float" office:value="6351432" calcext:value-type="float">
            <text:p>6351432</text:p>
          </table:table-cell>
          <table:table-cell table:formula="of:=TIME( ; ;[.A399]/1000)" office:value-type="time" office:time-value="PT01H45M51.432S" calcext:value-type="time">
            <text:p>01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7.22" calcext:value-type="float">
            <text:p>427.22</text:p>
          </table:table-cell>
          <table:table-cell office:value-type="float" office:value="520.11" calcext:value-type="float">
            <text:p>520.11</text:p>
          </table:table-cell>
        </table:table-row>
        <table:table-row table:style-name="ro1">
          <table:table-cell office:value-type="float" office:value="6367432" calcext:value-type="float">
            <text:p>6367432</text:p>
          </table:table-cell>
          <table:table-cell table:formula="of:=TIME( ; ;[.A400]/1000)" office:value-type="time" office:time-value="PT01H46M07.432S" calcext:value-type="time">
            <text:p>01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8.29" calcext:value-type="float">
            <text:p>428.29</text:p>
          </table:table-cell>
          <table:table-cell office:value-type="float" office:value="521.39" calcext:value-type="float">
            <text:p>521.39</text:p>
          </table:table-cell>
        </table:table-row>
        <table:table-row table:style-name="ro1">
          <table:table-cell office:value-type="float" office:value="6383432" calcext:value-type="float">
            <text:p>6383432</text:p>
          </table:table-cell>
          <table:table-cell table:formula="of:=TIME( ; ;[.A401]/1000)" office:value-type="time" office:time-value="PT01H46M23.432S" calcext:value-type="time">
            <text:p>01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29.35" calcext:value-type="float">
            <text:p>429.35</text:p>
          </table:table-cell>
          <table:table-cell office:value-type="float" office:value="522.68" calcext:value-type="float">
            <text:p>522.68</text:p>
          </table:table-cell>
        </table:table-row>
        <table:table-row table:style-name="ro1">
          <table:table-cell office:value-type="float" office:value="6399432" calcext:value-type="float">
            <text:p>6399432</text:p>
          </table:table-cell>
          <table:table-cell table:formula="of:=TIME( ; ;[.A402]/1000)" office:value-type="time" office:time-value="PT01H46M39.432S" calcext:value-type="time">
            <text:p>01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30.41" calcext:value-type="float">
            <text:p>430.41</text:p>
          </table:table-cell>
          <table:table-cell office:value-type="float" office:value="523.96" calcext:value-type="float">
            <text:p>523.96</text:p>
          </table:table-cell>
        </table:table-row>
        <table:table-row table:style-name="ro1">
          <table:table-cell office:value-type="float" office:value="6415432" calcext:value-type="float">
            <text:p>6415432</text:p>
          </table:table-cell>
          <table:table-cell table:formula="of:=TIME( ; ;[.A403]/1000)" office:value-type="time" office:time-value="PT01H46M55.432S" calcext:value-type="time">
            <text:p>01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31.48" calcext:value-type="float">
            <text:p>431.48</text:p>
          </table:table-cell>
          <table:table-cell office:value-type="float" office:value="525.24" calcext:value-type="float">
            <text:p>525.24</text:p>
          </table:table-cell>
        </table:table-row>
        <table:table-row table:style-name="ro1">
          <table:table-cell office:value-type="float" office:value="6431432" calcext:value-type="float">
            <text:p>6431432</text:p>
          </table:table-cell>
          <table:table-cell table:formula="of:=TIME( ; ;[.A404]/1000)" office:value-type="time" office:time-value="PT01H47M11.432S" calcext:value-type="time">
            <text:p>01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32.54" calcext:value-type="float">
            <text:p>432.54</text:p>
          </table:table-cell>
          <table:table-cell office:value-type="float" office:value="526.52" calcext:value-type="float">
            <text:p>526.52</text:p>
          </table:table-cell>
        </table:table-row>
        <table:table-row table:style-name="ro1">
          <table:table-cell office:value-type="float" office:value="6447432" calcext:value-type="float">
            <text:p>6447432</text:p>
          </table:table-cell>
          <table:table-cell table:formula="of:=TIME( ; ;[.A405]/1000)" office:value-type="time" office:time-value="PT01H47M27.432S" calcext:value-type="time">
            <text:p>01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433.61" calcext:value-type="float">
            <text:p>433.61</text:p>
          </table:table-cell>
          <table:table-cell office:value-type="float" office:value="527.8" calcext:value-type="float">
            <text:p>527.8</text:p>
          </table:table-cell>
        </table:table-row>
        <table:table-row table:style-name="ro1">
          <table:table-cell office:value-type="float" office:value="6463432" calcext:value-type="float">
            <text:p>6463432</text:p>
          </table:table-cell>
          <table:table-cell table:formula="of:=TIME( ; ;[.A406]/1000)" office:value-type="time" office:time-value="PT01H47M43.432S" calcext:value-type="time">
            <text:p>01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434.67" calcext:value-type="float">
            <text:p>434.67</text:p>
          </table:table-cell>
          <table:table-cell office:value-type="float" office:value="529.08" calcext:value-type="float">
            <text:p>529.08</text:p>
          </table:table-cell>
        </table:table-row>
        <table:table-row table:style-name="ro1">
          <table:table-cell office:value-type="float" office:value="6479432" calcext:value-type="float">
            <text:p>6479432</text:p>
          </table:table-cell>
          <table:table-cell table:formula="of:=TIME( ; ;[.A407]/1000)" office:value-type="time" office:time-value="PT01H47M59.432S" calcext:value-type="time">
            <text:p>01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435.74" calcext:value-type="float">
            <text:p>435.74</text:p>
          </table:table-cell>
          <table:table-cell office:value-type="float" office:value="530.36" calcext:value-type="float">
            <text:p>530.36</text:p>
          </table:table-cell>
        </table:table-row>
        <table:table-row table:style-name="ro1">
          <table:table-cell office:value-type="float" office:value="6495432" calcext:value-type="float">
            <text:p>6495432</text:p>
          </table:table-cell>
          <table:table-cell table:formula="of:=TIME( ; ;[.A408]/1000)" office:value-type="time" office:time-value="PT01H48M15.432S" calcext:value-type="time">
            <text:p>01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436.8" calcext:value-type="float">
            <text:p>436.8</text:p>
          </table:table-cell>
          <table:table-cell office:value-type="float" office:value="531.64" calcext:value-type="float">
            <text:p>531.64</text:p>
          </table:table-cell>
        </table:table-row>
        <table:table-row table:style-name="ro1">
          <table:table-cell office:value-type="float" office:value="6511432" calcext:value-type="float">
            <text:p>6511432</text:p>
          </table:table-cell>
          <table:table-cell table:formula="of:=TIME( ; ;[.A409]/1000)" office:value-type="time" office:time-value="PT01H48M31.432S" calcext:value-type="time">
            <text:p>01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437.86" calcext:value-type="float">
            <text:p>437.86</text:p>
          </table:table-cell>
          <table:table-cell office:value-type="float" office:value="532.93" calcext:value-type="float">
            <text:p>532.93</text:p>
          </table:table-cell>
        </table:table-row>
        <table:table-row table:style-name="ro1">
          <table:table-cell office:value-type="float" office:value="6527432" calcext:value-type="float">
            <text:p>6527432</text:p>
          </table:table-cell>
          <table:table-cell table:formula="of:=TIME( ; ;[.A410]/1000)" office:value-type="time" office:time-value="PT01H48M47.432S" calcext:value-type="time">
            <text:p>01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438.93" calcext:value-type="float">
            <text:p>438.93</text:p>
          </table:table-cell>
          <table:table-cell office:value-type="float" office:value="534.21" calcext:value-type="float">
            <text:p>534.21</text:p>
          </table:table-cell>
        </table:table-row>
        <table:table-row table:style-name="ro1">
          <table:table-cell office:value-type="float" office:value="6543432" calcext:value-type="float">
            <text:p>6543432</text:p>
          </table:table-cell>
          <table:table-cell table:formula="of:=TIME( ; ;[.A411]/1000)" office:value-type="time" office:time-value="PT01H49M03.432S" calcext:value-type="time">
            <text:p>01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439.99" calcext:value-type="float">
            <text:p>439.99</text:p>
          </table:table-cell>
          <table:table-cell office:value-type="float" office:value="535.49" calcext:value-type="float">
            <text:p>535.49</text:p>
          </table:table-cell>
        </table:table-row>
        <table:table-row table:style-name="ro1">
          <table:table-cell office:value-type="float" office:value="6559432" calcext:value-type="float">
            <text:p>6559432</text:p>
          </table:table-cell>
          <table:table-cell table:formula="of:=TIME( ; ;[.A412]/1000)" office:value-type="time" office:time-value="PT01H49M19.432S" calcext:value-type="time">
            <text:p>01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441.06" calcext:value-type="float">
            <text:p>441.06</text:p>
          </table:table-cell>
          <table:table-cell office:value-type="float" office:value="536.77" calcext:value-type="float">
            <text:p>536.77</text:p>
          </table:table-cell>
        </table:table-row>
        <table:table-row table:style-name="ro1">
          <table:table-cell office:value-type="float" office:value="6575432" calcext:value-type="float">
            <text:p>6575432</text:p>
          </table:table-cell>
          <table:table-cell table:formula="of:=TIME( ; ;[.A413]/1000)" office:value-type="time" office:time-value="PT01H49M35.432S" calcext:value-type="time">
            <text:p>01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7.27" calcext:value-type="float">
            <text:p>287.27</text:p>
          </table:table-cell>
          <table:table-cell office:value-type="float" office:value="442.12" calcext:value-type="float">
            <text:p>442.12</text:p>
          </table:table-cell>
          <table:table-cell office:value-type="float" office:value="538.05" calcext:value-type="float">
            <text:p>538.05</text:p>
          </table:table-cell>
        </table:table-row>
        <table:table-row table:style-name="ro1">
          <table:table-cell office:value-type="float" office:value="6591432" calcext:value-type="float">
            <text:p>6591432</text:p>
          </table:table-cell>
          <table:table-cell table:formula="of:=TIME( ; ;[.A414]/1000)" office:value-type="time" office:time-value="PT01H49M51.432S" calcext:value-type="time">
            <text:p>01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3.18" calcext:value-type="float">
            <text:p>443.18</text:p>
          </table:table-cell>
          <table:table-cell office:value-type="float" office:value="539.33" calcext:value-type="float">
            <text:p>539.33</text:p>
          </table:table-cell>
        </table:table-row>
        <table:table-row table:style-name="ro1">
          <table:table-cell office:value-type="float" office:value="6607432" calcext:value-type="float">
            <text:p>6607432</text:p>
          </table:table-cell>
          <table:table-cell table:formula="of:=TIME( ; ;[.A415]/1000)" office:value-type="time" office:time-value="PT01H50M07.432S" calcext:value-type="time">
            <text:p>01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4.25" calcext:value-type="float">
            <text:p>444.25</text:p>
          </table:table-cell>
          <table:table-cell office:value-type="float" office:value="540.61" calcext:value-type="float">
            <text:p>540.61</text:p>
          </table:table-cell>
        </table:table-row>
        <table:table-row table:style-name="ro1">
          <table:table-cell office:value-type="float" office:value="6623432" calcext:value-type="float">
            <text:p>6623432</text:p>
          </table:table-cell>
          <table:table-cell table:formula="of:=TIME( ; ;[.A416]/1000)" office:value-type="time" office:time-value="PT01H50M23.432S" calcext:value-type="time">
            <text:p>01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5.31" calcext:value-type="float">
            <text:p>445.31</text:p>
          </table:table-cell>
          <table:table-cell office:value-type="float" office:value="541.89" calcext:value-type="float">
            <text:p>541.89</text:p>
          </table:table-cell>
        </table:table-row>
        <table:table-row table:style-name="ro1">
          <table:table-cell office:value-type="float" office:value="6639432" calcext:value-type="float">
            <text:p>6639432</text:p>
          </table:table-cell>
          <table:table-cell table:formula="of:=TIME( ; ;[.A417]/1000)" office:value-type="time" office:time-value="PT01H50M39.432S" calcext:value-type="time">
            <text:p>01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6.38" calcext:value-type="float">
            <text:p>446.38</text:p>
          </table:table-cell>
          <table:table-cell office:value-type="float" office:value="543.17" calcext:value-type="float">
            <text:p>543.17</text:p>
          </table:table-cell>
        </table:table-row>
        <table:table-row table:style-name="ro1">
          <table:table-cell office:value-type="float" office:value="6655432" calcext:value-type="float">
            <text:p>6655432</text:p>
          </table:table-cell>
          <table:table-cell table:formula="of:=TIME( ; ;[.A418]/1000)" office:value-type="time" office:time-value="PT01H50M55.432S" calcext:value-type="time">
            <text:p>01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7.44" calcext:value-type="float">
            <text:p>447.44</text:p>
          </table:table-cell>
          <table:table-cell office:value-type="float" office:value="544.45" calcext:value-type="float">
            <text:p>544.45</text:p>
          </table:table-cell>
        </table:table-row>
        <table:table-row table:style-name="ro1">
          <table:table-cell office:value-type="float" office:value="6671432" calcext:value-type="float">
            <text:p>6671432</text:p>
          </table:table-cell>
          <table:table-cell table:formula="of:=TIME( ; ;[.A419]/1000)" office:value-type="time" office:time-value="PT01H51M11.432S" calcext:value-type="time">
            <text:p>01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8.5" calcext:value-type="float">
            <text:p>448.5</text:p>
          </table:table-cell>
          <table:table-cell office:value-type="float" office:value="545.73" calcext:value-type="float">
            <text:p>545.73</text:p>
          </table:table-cell>
        </table:table-row>
        <table:table-row table:style-name="ro1">
          <table:table-cell office:value-type="float" office:value="6687432" calcext:value-type="float">
            <text:p>6687432</text:p>
          </table:table-cell>
          <table:table-cell table:formula="of:=TIME( ; ;[.A420]/1000)" office:value-type="time" office:time-value="PT01H51M27.432S" calcext:value-type="time">
            <text:p>01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49.57" calcext:value-type="float">
            <text:p>449.57</text:p>
          </table:table-cell>
          <table:table-cell office:value-type="float" office:value="547.01" calcext:value-type="float">
            <text:p>547.01</text:p>
          </table:table-cell>
        </table:table-row>
        <table:table-row table:style-name="ro1">
          <table:table-cell office:value-type="float" office:value="6703432" calcext:value-type="float">
            <text:p>6703432</text:p>
          </table:table-cell>
          <table:table-cell table:formula="of:=TIME( ; ;[.A421]/1000)" office:value-type="time" office:time-value="PT01H51M43.432S" calcext:value-type="time">
            <text:p>01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450.63" calcext:value-type="float">
            <text:p>450.63</text:p>
          </table:table-cell>
          <table:table-cell office:value-type="float" office:value="548.29" calcext:value-type="float">
            <text:p>548.29</text:p>
          </table:table-cell>
        </table:table-row>
        <table:table-row table:style-name="ro1">
          <table:table-cell office:value-type="float" office:value="6719432" calcext:value-type="float">
            <text:p>6719432</text:p>
          </table:table-cell>
          <table:table-cell table:formula="of:=TIME( ; ;[.A422]/1000)" office:value-type="time" office:time-value="PT01H51M59.432S" calcext:value-type="time">
            <text:p>01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451.69" calcext:value-type="float">
            <text:p>451.69</text:p>
          </table:table-cell>
          <table:table-cell office:value-type="float" office:value="549.57" calcext:value-type="float">
            <text:p>549.57</text:p>
          </table:table-cell>
        </table:table-row>
        <table:table-row table:style-name="ro1">
          <table:table-cell office:value-type="float" office:value="6735432" calcext:value-type="float">
            <text:p>6735432</text:p>
          </table:table-cell>
          <table:table-cell table:formula="of:=TIME( ; ;[.A423]/1000)" office:value-type="time" office:time-value="PT01H52M15.432S" calcext:value-type="time">
            <text:p>01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452.76" calcext:value-type="float">
            <text:p>452.76</text:p>
          </table:table-cell>
          <table:table-cell office:value-type="float" office:value="550.85" calcext:value-type="float">
            <text:p>550.85</text:p>
          </table:table-cell>
        </table:table-row>
        <table:table-row table:style-name="ro1">
          <table:table-cell office:value-type="float" office:value="6751432" calcext:value-type="float">
            <text:p>6751432</text:p>
          </table:table-cell>
          <table:table-cell table:formula="of:=TIME( ; ;[.A424]/1000)" office:value-type="time" office:time-value="PT01H52M31.432S" calcext:value-type="time">
            <text:p>01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53.82" calcext:value-type="float">
            <text:p>453.82</text:p>
          </table:table-cell>
          <table:table-cell office:value-type="float" office:value="552.13" calcext:value-type="float">
            <text:p>552.13</text:p>
          </table:table-cell>
        </table:table-row>
        <table:table-row table:style-name="ro1">
          <table:table-cell office:value-type="float" office:value="6767432" calcext:value-type="float">
            <text:p>6767432</text:p>
          </table:table-cell>
          <table:table-cell table:formula="of:=TIME( ; ;[.A425]/1000)" office:value-type="time" office:time-value="PT01H52M47.432S" calcext:value-type="time">
            <text:p>01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54.88" calcext:value-type="float">
            <text:p>454.88</text:p>
          </table:table-cell>
          <table:table-cell office:value-type="float" office:value="553.41" calcext:value-type="float">
            <text:p>553.41</text:p>
          </table:table-cell>
        </table:table-row>
        <table:table-row table:style-name="ro1">
          <table:table-cell office:value-type="float" office:value="6783432" calcext:value-type="float">
            <text:p>6783432</text:p>
          </table:table-cell>
          <table:table-cell table:formula="of:=TIME( ; ;[.A426]/1000)" office:value-type="time" office:time-value="PT01H53M03.432S" calcext:value-type="time">
            <text:p>01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455.95" calcext:value-type="float">
            <text:p>455.95</text:p>
          </table:table-cell>
          <table:table-cell office:value-type="float" office:value="554.69" calcext:value-type="float">
            <text:p>554.69</text:p>
          </table:table-cell>
        </table:table-row>
        <table:table-row table:style-name="ro1">
          <table:table-cell office:value-type="float" office:value="6799432" calcext:value-type="float">
            <text:p>6799432</text:p>
          </table:table-cell>
          <table:table-cell table:formula="of:=TIME( ; ;[.A427]/1000)" office:value-type="time" office:time-value="PT01H53M19.432S" calcext:value-type="time">
            <text:p>01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457.01" calcext:value-type="float">
            <text:p>457.01</text:p>
          </table:table-cell>
          <table:table-cell office:value-type="float" office:value="555.97" calcext:value-type="float">
            <text:p>555.97</text:p>
          </table:table-cell>
        </table:table-row>
        <table:table-row table:style-name="ro1">
          <table:table-cell office:value-type="float" office:value="6815432" calcext:value-type="float">
            <text:p>6815432</text:p>
          </table:table-cell>
          <table:table-cell table:formula="of:=TIME( ; ;[.A428]/1000)" office:value-type="time" office:time-value="PT01H53M35.432S" calcext:value-type="time">
            <text:p>01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458.07" calcext:value-type="float">
            <text:p>458.07</text:p>
          </table:table-cell>
          <table:table-cell office:value-type="float" office:value="557.25" calcext:value-type="float">
            <text:p>557.25</text:p>
          </table:table-cell>
        </table:table-row>
        <table:table-row table:style-name="ro1">
          <table:table-cell office:value-type="float" office:value="6831432" calcext:value-type="float">
            <text:p>6831432</text:p>
          </table:table-cell>
          <table:table-cell table:formula="of:=TIME( ; ;[.A429]/1000)" office:value-type="time" office:time-value="PT01H53M51.432S" calcext:value-type="time">
            <text:p>01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459.14" calcext:value-type="float">
            <text:p>459.14</text:p>
          </table:table-cell>
          <table:table-cell office:value-type="float" office:value="558.52" calcext:value-type="float">
            <text:p>558.52</text:p>
          </table:table-cell>
        </table:table-row>
        <table:table-row table:style-name="ro1">
          <table:table-cell office:value-type="float" office:value="6847432" calcext:value-type="float">
            <text:p>6847432</text:p>
          </table:table-cell>
          <table:table-cell table:formula="of:=TIME( ; ;[.A430]/1000)" office:value-type="time" office:time-value="PT01H54M07.432S" calcext:value-type="time">
            <text:p>01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460.2" calcext:value-type="float">
            <text:p>460.2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float" office:value="6863432" calcext:value-type="float">
            <text:p>6863432</text:p>
          </table:table-cell>
          <table:table-cell table:formula="of:=TIME( ; ;[.A431]/1000)" office:value-type="time" office:time-value="PT01H54M23.432S" calcext:value-type="time">
            <text:p>01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461.26" calcext:value-type="float">
            <text:p>461.26</text:p>
          </table:table-cell>
          <table:table-cell office:value-type="float" office:value="561.08" calcext:value-type="float">
            <text:p>561.08</text:p>
          </table:table-cell>
        </table:table-row>
        <table:table-row table:style-name="ro1">
          <table:table-cell office:value-type="float" office:value="6879432" calcext:value-type="float">
            <text:p>6879432</text:p>
          </table:table-cell>
          <table:table-cell table:formula="of:=TIME( ; ;[.A432]/1000)" office:value-type="time" office:time-value="PT01H54M39.432S" calcext:value-type="time">
            <text:p>01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462.32" calcext:value-type="float">
            <text:p>462.32</text:p>
          </table:table-cell>
          <table:table-cell office:value-type="float" office:value="562.36" calcext:value-type="float">
            <text:p>562.36</text:p>
          </table:table-cell>
        </table:table-row>
        <table:table-row table:style-name="ro1">
          <table:table-cell office:value-type="float" office:value="6895432" calcext:value-type="float">
            <text:p>6895432</text:p>
          </table:table-cell>
          <table:table-cell table:formula="of:=TIME( ; ;[.A433]/1000)" office:value-type="time" office:time-value="PT01H54M55.432S" calcext:value-type="time">
            <text:p>01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463.39" calcext:value-type="float">
            <text:p>463.39</text:p>
          </table:table-cell>
          <table:table-cell office:value-type="float" office:value="563.64" calcext:value-type="float">
            <text:p>563.64</text:p>
          </table:table-cell>
        </table:table-row>
        <table:table-row table:style-name="ro1">
          <table:table-cell office:value-type="float" office:value="6911432" calcext:value-type="float">
            <text:p>6911432</text:p>
          </table:table-cell>
          <table:table-cell table:formula="of:=TIME( ; ;[.A434]/1000)" office:value-type="time" office:time-value="PT01H55M11.432S" calcext:value-type="time">
            <text:p>01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64.45" calcext:value-type="float">
            <text:p>464.45</text:p>
          </table:table-cell>
          <table:table-cell office:value-type="float" office:value="564.91" calcext:value-type="float">
            <text:p>564.91</text:p>
          </table:table-cell>
        </table:table-row>
        <table:table-row table:style-name="ro1">
          <table:table-cell office:value-type="float" office:value="6927432" calcext:value-type="float">
            <text:p>6927432</text:p>
          </table:table-cell>
          <table:table-cell table:formula="of:=TIME( ; ;[.A435]/1000)" office:value-type="time" office:time-value="PT01H55M27.432S" calcext:value-type="time">
            <text:p>01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65.51" calcext:value-type="float">
            <text:p>465.51</text:p>
          </table:table-cell>
          <table:table-cell office:value-type="float" office:value="566.19" calcext:value-type="float">
            <text:p>566.19</text:p>
          </table:table-cell>
        </table:table-row>
        <table:table-row table:style-name="ro1">
          <table:table-cell office:value-type="float" office:value="6943432" calcext:value-type="float">
            <text:p>6943432</text:p>
          </table:table-cell>
          <table:table-cell table:formula="of:=TIME( ; ;[.A436]/1000)" office:value-type="time" office:time-value="PT01H55M43.432S" calcext:value-type="time">
            <text:p>01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66.57" calcext:value-type="float">
            <text:p>466.57</text:p>
          </table:table-cell>
          <table:table-cell office:value-type="float" office:value="567.47" calcext:value-type="float">
            <text:p>567.47</text:p>
          </table:table-cell>
        </table:table-row>
        <table:table-row table:style-name="ro1">
          <table:table-cell office:value-type="float" office:value="6959432" calcext:value-type="float">
            <text:p>6959432</text:p>
          </table:table-cell>
          <table:table-cell table:formula="of:=TIME( ; ;[.A437]/1000)" office:value-type="time" office:time-value="PT01H55M59.432S" calcext:value-type="time">
            <text:p>01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67.64" calcext:value-type="float">
            <text:p>467.64</text:p>
          </table:table-cell>
          <table:table-cell office:value-type="float" office:value="568.74" calcext:value-type="float">
            <text:p>568.74</text:p>
          </table:table-cell>
        </table:table-row>
        <table:table-row table:style-name="ro1">
          <table:table-cell office:value-type="float" office:value="6975432" calcext:value-type="float">
            <text:p>6975432</text:p>
          </table:table-cell>
          <table:table-cell table:formula="of:=TIME( ; ;[.A438]/1000)" office:value-type="time" office:time-value="PT01H56M15.432S" calcext:value-type="time">
            <text:p>01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68.7" calcext:value-type="float">
            <text:p>468.7</text:p>
          </table:table-cell>
          <table:table-cell office:value-type="float" office:value="570.02" calcext:value-type="float">
            <text:p>570.02</text:p>
          </table:table-cell>
        </table:table-row>
        <table:table-row table:style-name="ro1">
          <table:table-cell office:value-type="float" office:value="6991432" calcext:value-type="float">
            <text:p>6991432</text:p>
          </table:table-cell>
          <table:table-cell table:formula="of:=TIME( ; ;[.A439]/1000)" office:value-type="time" office:time-value="PT01H56M31.432S" calcext:value-type="time">
            <text:p>01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69.76" calcext:value-type="float">
            <text:p>469.76</text:p>
          </table:table-cell>
          <table:table-cell office:value-type="float" office:value="571.3" calcext:value-type="float">
            <text:p>571.3</text:p>
          </table:table-cell>
        </table:table-row>
        <table:table-row table:style-name="ro1">
          <table:table-cell office:value-type="float" office:value="7007431" calcext:value-type="float">
            <text:p>7007431</text:p>
          </table:table-cell>
          <table:table-cell table:formula="of:=TIME( ; ;[.A440]/1000)" office:value-type="time" office:time-value="PT01H56M47.431S" calcext:value-type="time">
            <text:p>01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70.82" calcext:value-type="float">
            <text:p>470.82</text:p>
          </table:table-cell>
          <table:table-cell office:value-type="float" office:value="572.57" calcext:value-type="float">
            <text:p>572.57</text:p>
          </table:table-cell>
        </table:table-row>
        <table:table-row table:style-name="ro1">
          <table:table-cell office:value-type="float" office:value="7023432" calcext:value-type="float">
            <text:p>7023432</text:p>
          </table:table-cell>
          <table:table-cell table:formula="of:=TIME( ; ;[.A441]/1000)" office:value-type="time" office:time-value="PT01H57M03.432S" calcext:value-type="time">
            <text:p>01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471.89" calcext:value-type="float">
            <text:p>471.89</text:p>
          </table:table-cell>
          <table:table-cell office:value-type="float" office:value="573.85" calcext:value-type="float">
            <text:p>573.85</text:p>
          </table:table-cell>
        </table:table-row>
        <table:table-row table:style-name="ro1">
          <table:table-cell office:value-type="float" office:value="7039432" calcext:value-type="float">
            <text:p>7039432</text:p>
          </table:table-cell>
          <table:table-cell table:formula="of:=TIME( ; ;[.A442]/1000)" office:value-type="time" office:time-value="PT01H57M19.432S" calcext:value-type="time">
            <text:p>01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472.95" calcext:value-type="float">
            <text:p>472.95</text:p>
          </table:table-cell>
          <table:table-cell office:value-type="float" office:value="575.13" calcext:value-type="float">
            <text:p>575.13</text:p>
          </table:table-cell>
        </table:table-row>
        <table:table-row table:style-name="ro1">
          <table:table-cell office:value-type="float" office:value="7055432" calcext:value-type="float">
            <text:p>7055432</text:p>
          </table:table-cell>
          <table:table-cell table:formula="of:=TIME( ; ;[.A443]/1000)" office:value-type="time" office:time-value="PT01H57M35.432S" calcext:value-type="time">
            <text:p>01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474.01" calcext:value-type="float">
            <text:p>474.01</text:p>
          </table:table-cell>
          <table:table-cell office:value-type="float" office:value="576.4" calcext:value-type="float">
            <text:p>576.4</text:p>
          </table:table-cell>
        </table:table-row>
        <table:table-row table:style-name="ro1">
          <table:table-cell office:value-type="float" office:value="7071432" calcext:value-type="float">
            <text:p>7071432</text:p>
          </table:table-cell>
          <table:table-cell table:formula="of:=TIME( ; ;[.A444]/1000)" office:value-type="time" office:time-value="PT01H57M51.432S" calcext:value-type="time">
            <text:p>01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475.07" calcext:value-type="float">
            <text:p>475.07</text:p>
          </table:table-cell>
          <table:table-cell office:value-type="float" office:value="577.68" calcext:value-type="float">
            <text:p>577.68</text:p>
          </table:table-cell>
        </table:table-row>
        <table:table-row table:style-name="ro1">
          <table:table-cell office:value-type="float" office:value="7087432" calcext:value-type="float">
            <text:p>7087432</text:p>
          </table:table-cell>
          <table:table-cell table:formula="of:=TIME( ; ;[.A445]/1000)" office:value-type="time" office:time-value="PT01H58M07.432S" calcext:value-type="time">
            <text:p>01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76.14" calcext:value-type="float">
            <text:p>476.14</text:p>
          </table:table-cell>
          <table:table-cell office:value-type="float" office:value="578.95" calcext:value-type="float">
            <text:p>578.95</text:p>
          </table:table-cell>
        </table:table-row>
        <table:table-row table:style-name="ro1">
          <table:table-cell office:value-type="float" office:value="7103432" calcext:value-type="float">
            <text:p>7103432</text:p>
          </table:table-cell>
          <table:table-cell table:formula="of:=TIME( ; ;[.A446]/1000)" office:value-type="time" office:time-value="PT01H58M23.432S" calcext:value-type="time">
            <text:p>01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77.2" calcext:value-type="float">
            <text:p>477.2</text:p>
          </table:table-cell>
          <table:table-cell office:value-type="float" office:value="580.23" calcext:value-type="float">
            <text:p>580.23</text:p>
          </table:table-cell>
        </table:table-row>
        <table:table-row table:style-name="ro1">
          <table:table-cell office:value-type="float" office:value="7119432" calcext:value-type="float">
            <text:p>7119432</text:p>
          </table:table-cell>
          <table:table-cell table:formula="of:=TIME( ; ;[.A447]/1000)" office:value-type="time" office:time-value="PT01H58M39.432S" calcext:value-type="time">
            <text:p>01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478.26" calcext:value-type="float">
            <text:p>478.26</text:p>
          </table:table-cell>
          <table:table-cell office:value-type="float" office:value="581.5" calcext:value-type="float">
            <text:p>581.5</text:p>
          </table:table-cell>
        </table:table-row>
        <table:table-row table:style-name="ro1">
          <table:table-cell office:value-type="float" office:value="7135432" calcext:value-type="float">
            <text:p>7135432</text:p>
          </table:table-cell>
          <table:table-cell table:formula="of:=TIME( ; ;[.A448]/1000)" office:value-type="time" office:time-value="PT01H58M55.432S" calcext:value-type="time">
            <text:p>01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479.32" calcext:value-type="float">
            <text:p>479.32</text:p>
          </table:table-cell>
          <table:table-cell office:value-type="float" office:value="582.78" calcext:value-type="float">
            <text:p>582.78</text:p>
          </table:table-cell>
        </table:table-row>
        <table:table-row table:style-name="ro1">
          <table:table-cell office:value-type="float" office:value="7151432" calcext:value-type="float">
            <text:p>7151432</text:p>
          </table:table-cell>
          <table:table-cell table:formula="of:=TIME( ; ;[.A449]/1000)" office:value-type="time" office:time-value="PT01H59M11.432S" calcext:value-type="time">
            <text:p>01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0.38" calcext:value-type="float">
            <text:p>480.38</text:p>
          </table:table-cell>
          <table:table-cell office:value-type="float" office:value="584.05" calcext:value-type="float">
            <text:p>584.05</text:p>
          </table:table-cell>
        </table:table-row>
        <table:table-row table:style-name="ro1">
          <table:table-cell office:value-type="float" office:value="7167432" calcext:value-type="float">
            <text:p>7167432</text:p>
          </table:table-cell>
          <table:table-cell table:formula="of:=TIME( ; ;[.A450]/1000)" office:value-type="time" office:time-value="PT01H59M27.432S" calcext:value-type="time">
            <text:p>01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481.45" calcext:value-type="float">
            <text:p>481.45</text:p>
          </table:table-cell>
          <table:table-cell office:value-type="float" office:value="585.33" calcext:value-type="float">
            <text:p>585.33</text:p>
          </table:table-cell>
        </table:table-row>
        <table:table-row table:style-name="ro1">
          <table:table-cell office:value-type="float" office:value="7183432" calcext:value-type="float">
            <text:p>7183432</text:p>
          </table:table-cell>
          <table:table-cell table:formula="of:=TIME( ; ;[.A451]/1000)" office:value-type="time" office:time-value="PT01H59M43.432S" calcext:value-type="time">
            <text:p>01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2.51" calcext:value-type="float">
            <text:p>482.51</text:p>
          </table:table-cell>
          <table:table-cell office:value-type="float" office:value="586.6" calcext:value-type="float">
            <text:p>586.6</text:p>
          </table:table-cell>
        </table:table-row>
        <table:table-row table:style-name="ro1">
          <table:table-cell office:value-type="float" office:value="7199432" calcext:value-type="float">
            <text:p>7199432</text:p>
          </table:table-cell>
          <table:table-cell table:formula="of:=TIME( ; ;[.A452]/1000)" office:value-type="time" office:time-value="PT01H59M59.432S" calcext:value-type="time">
            <text:p>01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3.57" calcext:value-type="float">
            <text:p>483.57</text:p>
          </table:table-cell>
          <table:table-cell office:value-type="float" office:value="587.88" calcext:value-type="float">
            <text:p>587.88</text:p>
          </table:table-cell>
        </table:table-row>
        <table:table-row table:style-name="ro1">
          <table:table-cell office:value-type="float" office:value="7215432" calcext:value-type="float">
            <text:p>7215432</text:p>
          </table:table-cell>
          <table:table-cell table:formula="of:=TIME( ; ;[.A453]/1000)" office:value-type="time" office:time-value="PT02H00M15.432S" calcext:value-type="time">
            <text:p>02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4.63" calcext:value-type="float">
            <text:p>484.63</text:p>
          </table:table-cell>
          <table:table-cell office:value-type="float" office:value="589.15" calcext:value-type="float">
            <text:p>589.15</text:p>
          </table:table-cell>
        </table:table-row>
        <table:table-row table:style-name="ro1">
          <table:table-cell office:value-type="float" office:value="7231432" calcext:value-type="float">
            <text:p>7231432</text:p>
          </table:table-cell>
          <table:table-cell table:formula="of:=TIME( ; ;[.A454]/1000)" office:value-type="time" office:time-value="PT02H00M31.432S" calcext:value-type="time">
            <text:p>02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5.69" calcext:value-type="float">
            <text:p>485.69</text:p>
          </table:table-cell>
          <table:table-cell office:value-type="float" office:value="590.43" calcext:value-type="float">
            <text:p>590.43</text:p>
          </table:table-cell>
        </table:table-row>
        <table:table-row table:style-name="ro1">
          <table:table-cell office:value-type="float" office:value="7247432" calcext:value-type="float">
            <text:p>7247432</text:p>
          </table:table-cell>
          <table:table-cell table:formula="of:=TIME( ; ;[.A455]/1000)" office:value-type="time" office:time-value="PT02H00M47.432S" calcext:value-type="time">
            <text:p>02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6.76" calcext:value-type="float">
            <text:p>486.76</text:p>
          </table:table-cell>
          <table:table-cell office:value-type="float" office:value="591.7" calcext:value-type="float">
            <text:p>591.7</text:p>
          </table:table-cell>
        </table:table-row>
        <table:table-row table:style-name="ro1">
          <table:table-cell office:value-type="float" office:value="7263432" calcext:value-type="float">
            <text:p>7263432</text:p>
          </table:table-cell>
          <table:table-cell table:formula="of:=TIME( ; ;[.A456]/1000)" office:value-type="time" office:time-value="PT02H01M03.432S" calcext:value-type="time">
            <text:p>02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7.82" calcext:value-type="float">
            <text:p>487.82</text:p>
          </table:table-cell>
          <table:table-cell office:value-type="float" office:value="592.98" calcext:value-type="float">
            <text:p>592.98</text:p>
          </table:table-cell>
        </table:table-row>
        <table:table-row table:style-name="ro1">
          <table:table-cell office:value-type="float" office:value="7279432" calcext:value-type="float">
            <text:p>7279432</text:p>
          </table:table-cell>
          <table:table-cell table:formula="of:=TIME( ; ;[.A457]/1000)" office:value-type="time" office:time-value="PT02H01M19.432S" calcext:value-type="time">
            <text:p>02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8.88" calcext:value-type="float">
            <text:p>488.88</text:p>
          </table:table-cell>
          <table:table-cell office:value-type="float" office:value="594.25" calcext:value-type="float">
            <text:p>594.25</text:p>
          </table:table-cell>
        </table:table-row>
        <table:table-row table:style-name="ro1">
          <table:table-cell office:value-type="float" office:value="7295432" calcext:value-type="float">
            <text:p>7295432</text:p>
          </table:table-cell>
          <table:table-cell table:formula="of:=TIME( ; ;[.A458]/1000)" office:value-type="time" office:time-value="PT02H01M35.432S" calcext:value-type="time">
            <text:p>02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89.94" calcext:value-type="float">
            <text:p>489.94</text:p>
          </table:table-cell>
          <table:table-cell office:value-type="float" office:value="595.52" calcext:value-type="float">
            <text:p>595.52</text:p>
          </table:table-cell>
        </table:table-row>
        <table:table-row table:style-name="ro1">
          <table:table-cell office:value-type="float" office:value="7311432" calcext:value-type="float">
            <text:p>7311432</text:p>
          </table:table-cell>
          <table:table-cell table:formula="of:=TIME( ; ;[.A459]/1000)" office:value-type="time" office:time-value="PT02H01M51.432S" calcext:value-type="time">
            <text:p>02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91" calcext:value-type="float">
            <text:p>491</text:p>
          </table:table-cell>
          <table:table-cell office:value-type="float" office:value="596.8" calcext:value-type="float">
            <text:p>596.8</text:p>
          </table:table-cell>
        </table:table-row>
        <table:table-row table:style-name="ro1">
          <table:table-cell office:value-type="float" office:value="7327432" calcext:value-type="float">
            <text:p>7327432</text:p>
          </table:table-cell>
          <table:table-cell table:formula="of:=TIME( ; ;[.A460]/1000)" office:value-type="time" office:time-value="PT02H02M07.432S" calcext:value-type="time">
            <text:p>02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492.06" calcext:value-type="float">
            <text:p>492.06</text:p>
          </table:table-cell>
          <table:table-cell office:value-type="float" office:value="598.07" calcext:value-type="float">
            <text:p>598.07</text:p>
          </table:table-cell>
        </table:table-row>
        <table:table-row table:style-name="ro1">
          <table:table-cell office:value-type="float" office:value="7343432" calcext:value-type="float">
            <text:p>7343432</text:p>
          </table:table-cell>
          <table:table-cell table:formula="of:=TIME( ; ;[.A461]/1000)" office:value-type="time" office:time-value="PT02H02M23.432S" calcext:value-type="time">
            <text:p>02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93.13" calcext:value-type="float">
            <text:p>493.13</text:p>
          </table:table-cell>
          <table:table-cell office:value-type="float" office:value="599.35" calcext:value-type="float">
            <text:p>599.35</text:p>
          </table:table-cell>
        </table:table-row>
        <table:table-row table:style-name="ro1">
          <table:table-cell office:value-type="float" office:value="7359432" calcext:value-type="float">
            <text:p>7359432</text:p>
          </table:table-cell>
          <table:table-cell table:formula="of:=TIME( ; ;[.A462]/1000)" office:value-type="time" office:time-value="PT02H02M39.432S" calcext:value-type="time">
            <text:p>02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94.19" calcext:value-type="float">
            <text:p>494.19</text:p>
          </table:table-cell>
          <table:table-cell office:value-type="float" office:value="600.62" calcext:value-type="float">
            <text:p>600.62</text:p>
          </table:table-cell>
        </table:table-row>
        <table:table-row table:style-name="ro1">
          <table:table-cell office:value-type="float" office:value="7375432" calcext:value-type="float">
            <text:p>7375432</text:p>
          </table:table-cell>
          <table:table-cell table:formula="of:=TIME( ; ;[.A463]/1000)" office:value-type="time" office:time-value="PT02H02M55.432S" calcext:value-type="time">
            <text:p>02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95.25" calcext:value-type="float">
            <text:p>495.25</text:p>
          </table:table-cell>
          <table:table-cell office:value-type="float" office:value="601.89" calcext:value-type="float">
            <text:p>601.89</text:p>
          </table:table-cell>
        </table:table-row>
        <table:table-row table:style-name="ro1">
          <table:table-cell office:value-type="float" office:value="7391432" calcext:value-type="float">
            <text:p>7391432</text:p>
          </table:table-cell>
          <table:table-cell table:formula="of:=TIME( ; ;[.A464]/1000)" office:value-type="time" office:time-value="PT02H03M11.432S" calcext:value-type="time">
            <text:p>02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96.31" calcext:value-type="float">
            <text:p>496.31</text:p>
          </table:table-cell>
          <table:table-cell office:value-type="float" office:value="603.17" calcext:value-type="float">
            <text:p>603.17</text:p>
          </table:table-cell>
        </table:table-row>
        <table:table-row table:style-name="ro1">
          <table:table-cell office:value-type="float" office:value="7407432" calcext:value-type="float">
            <text:p>7407432</text:p>
          </table:table-cell>
          <table:table-cell table:formula="of:=TIME( ; ;[.A465]/1000)" office:value-type="time" office:time-value="PT02H03M27.432S" calcext:value-type="time">
            <text:p>02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97.37" calcext:value-type="float">
            <text:p>497.37</text:p>
          </table:table-cell>
          <table:table-cell office:value-type="float" office:value="604.44" calcext:value-type="float">
            <text:p>604.44</text:p>
          </table:table-cell>
        </table:table-row>
        <table:table-row table:style-name="ro1">
          <table:table-cell office:value-type="float" office:value="7423432" calcext:value-type="float">
            <text:p>7423432</text:p>
          </table:table-cell>
          <table:table-cell table:formula="of:=TIME( ; ;[.A466]/1000)" office:value-type="time" office:time-value="PT02H03M43.432S" calcext:value-type="time">
            <text:p>02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498.43" calcext:value-type="float">
            <text:p>498.43</text:p>
          </table:table-cell>
          <table:table-cell office:value-type="float" office:value="605.71" calcext:value-type="float">
            <text:p>605.71</text:p>
          </table:table-cell>
        </table:table-row>
        <table:table-row table:style-name="ro1">
          <table:table-cell office:value-type="float" office:value="7439432" calcext:value-type="float">
            <text:p>7439432</text:p>
          </table:table-cell>
          <table:table-cell table:formula="of:=TIME( ; ;[.A467]/1000)" office:value-type="time" office:time-value="PT02H03M59.432S" calcext:value-type="time">
            <text:p>02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499.49" calcext:value-type="float">
            <text:p>499.49</text:p>
          </table:table-cell>
          <table:table-cell office:value-type="float" office:value="606.99" calcext:value-type="float">
            <text:p>606.99</text:p>
          </table:table-cell>
        </table:table-row>
        <table:table-row table:style-name="ro1">
          <table:table-cell office:value-type="float" office:value="7455432" calcext:value-type="float">
            <text:p>7455432</text:p>
          </table:table-cell>
          <table:table-cell table:formula="of:=TIME( ; ;[.A468]/1000)" office:value-type="time" office:time-value="PT02H04M15.432S" calcext:value-type="time">
            <text:p>02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500.56" calcext:value-type="float">
            <text:p>500.56</text:p>
          </table:table-cell>
          <table:table-cell office:value-type="float" office:value="608.26" calcext:value-type="float">
            <text:p>608.26</text:p>
          </table:table-cell>
        </table:table-row>
        <table:table-row table:style-name="ro1">
          <table:table-cell office:value-type="float" office:value="7471432" calcext:value-type="float">
            <text:p>7471432</text:p>
          </table:table-cell>
          <table:table-cell table:formula="of:=TIME( ; ;[.A469]/1000)" office:value-type="time" office:time-value="PT02H04M31.432S" calcext:value-type="time">
            <text:p>02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1.62" calcext:value-type="float">
            <text:p>501.62</text:p>
          </table:table-cell>
          <table:table-cell office:value-type="float" office:value="609.53" calcext:value-type="float">
            <text:p>609.53</text:p>
          </table:table-cell>
        </table:table-row>
        <table:table-row table:style-name="ro1">
          <table:table-cell office:value-type="float" office:value="7487432" calcext:value-type="float">
            <text:p>7487432</text:p>
          </table:table-cell>
          <table:table-cell table:formula="of:=TIME( ; ;[.A470]/1000)" office:value-type="time" office:time-value="PT02H04M47.432S" calcext:value-type="time">
            <text:p>02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2.68" calcext:value-type="float">
            <text:p>502.68</text:p>
          </table:table-cell>
          <table:table-cell office:value-type="float" office:value="610.8" calcext:value-type="float">
            <text:p>610.8</text:p>
          </table:table-cell>
        </table:table-row>
        <table:table-row table:style-name="ro1">
          <table:table-cell office:value-type="float" office:value="7503432" calcext:value-type="float">
            <text:p>7503432</text:p>
          </table:table-cell>
          <table:table-cell table:formula="of:=TIME( ; ;[.A471]/1000)" office:value-type="time" office:time-value="PT02H05M03.432S" calcext:value-type="time">
            <text:p>02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3.74" calcext:value-type="float">
            <text:p>503.74</text:p>
          </table:table-cell>
          <table:table-cell office:value-type="float" office:value="612.08" calcext:value-type="float">
            <text:p>612.08</text:p>
          </table:table-cell>
        </table:table-row>
        <table:table-row table:style-name="ro1">
          <table:table-cell office:value-type="float" office:value="7519432" calcext:value-type="float">
            <text:p>7519432</text:p>
          </table:table-cell>
          <table:table-cell table:formula="of:=TIME( ; ;[.A472]/1000)" office:value-type="time" office:time-value="PT02H05M19.432S" calcext:value-type="time">
            <text:p>02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4.8" calcext:value-type="float">
            <text:p>504.8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>
          <table:table-cell office:value-type="float" office:value="7535432" calcext:value-type="float">
            <text:p>7535432</text:p>
          </table:table-cell>
          <table:table-cell table:formula="of:=TIME( ; ;[.A473]/1000)" office:value-type="time" office:time-value="PT02H05M35.432S" calcext:value-type="time">
            <text:p>02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5.86" calcext:value-type="float">
            <text:p>505.86</text:p>
          </table:table-cell>
          <table:table-cell office:value-type="float" office:value="614.62" calcext:value-type="float">
            <text:p>614.62</text:p>
          </table:table-cell>
        </table:table-row>
        <table:table-row table:style-name="ro1">
          <table:table-cell office:value-type="float" office:value="7551432" calcext:value-type="float">
            <text:p>7551432</text:p>
          </table:table-cell>
          <table:table-cell table:formula="of:=TIME( ; ;[.A474]/1000)" office:value-type="time" office:time-value="PT02H05M51.432S" calcext:value-type="time">
            <text:p>02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6.92" calcext:value-type="float">
            <text:p>506.92</text:p>
          </table:table-cell>
          <table:table-cell office:value-type="float" office:value="615.89" calcext:value-type="float">
            <text:p>615.89</text:p>
          </table:table-cell>
        </table:table-row>
        <table:table-row table:style-name="ro1">
          <table:table-cell office:value-type="float" office:value="7567432" calcext:value-type="float">
            <text:p>7567432</text:p>
          </table:table-cell>
          <table:table-cell table:formula="of:=TIME( ; ;[.A475]/1000)" office:value-type="time" office:time-value="PT02H06M07.432S" calcext:value-type="time">
            <text:p>02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507.98" calcext:value-type="float">
            <text:p>507.98</text:p>
          </table:table-cell>
          <table:table-cell office:value-type="float" office:value="617.17" calcext:value-type="float">
            <text:p>617.17</text:p>
          </table:table-cell>
        </table:table-row>
        <table:table-row table:style-name="ro1">
          <table:table-cell office:value-type="float" office:value="7583432" calcext:value-type="float">
            <text:p>7583432</text:p>
          </table:table-cell>
          <table:table-cell table:formula="of:=TIME( ; ;[.A476]/1000)" office:value-type="time" office:time-value="PT02H06M23.432S" calcext:value-type="time">
            <text:p>02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09.04" calcext:value-type="float">
            <text:p>509.04</text:p>
          </table:table-cell>
          <table:table-cell office:value-type="float" office:value="618.44" calcext:value-type="float">
            <text:p>618.44</text:p>
          </table:table-cell>
        </table:table-row>
        <table:table-row table:style-name="ro1">
          <table:table-cell office:value-type="float" office:value="7599432" calcext:value-type="float">
            <text:p>7599432</text:p>
          </table:table-cell>
          <table:table-cell table:formula="of:=TIME( ; ;[.A477]/1000)" office:value-type="time" office:time-value="PT02H06M39.432S" calcext:value-type="time">
            <text:p>02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0.1" calcext:value-type="float">
            <text:p>510.1</text:p>
          </table:table-cell>
          <table:table-cell office:value-type="float" office:value="619.71" calcext:value-type="float">
            <text:p>619.71</text:p>
          </table:table-cell>
        </table:table-row>
        <table:table-row table:style-name="ro1">
          <table:table-cell office:value-type="float" office:value="7615432" calcext:value-type="float">
            <text:p>7615432</text:p>
          </table:table-cell>
          <table:table-cell table:formula="of:=TIME( ; ;[.A478]/1000)" office:value-type="time" office:time-value="PT02H06M55.432S" calcext:value-type="time">
            <text:p>02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1.17" calcext:value-type="float">
            <text:p>511.17</text:p>
          </table:table-cell>
          <table:table-cell office:value-type="float" office:value="620.98" calcext:value-type="float">
            <text:p>620.98</text:p>
          </table:table-cell>
        </table:table-row>
        <table:table-row table:style-name="ro1">
          <table:table-cell office:value-type="float" office:value="7631432" calcext:value-type="float">
            <text:p>7631432</text:p>
          </table:table-cell>
          <table:table-cell table:formula="of:=TIME( ; ;[.A479]/1000)" office:value-type="time" office:time-value="PT02H07M11.432S" calcext:value-type="time">
            <text:p>02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2.23" calcext:value-type="float">
            <text:p>512.23</text:p>
          </table:table-cell>
          <table:table-cell office:value-type="float" office:value="622.26" calcext:value-type="float">
            <text:p>622.26</text:p>
          </table:table-cell>
        </table:table-row>
        <table:table-row table:style-name="ro1">
          <table:table-cell office:value-type="float" office:value="7647432" calcext:value-type="float">
            <text:p>7647432</text:p>
          </table:table-cell>
          <table:table-cell table:formula="of:=TIME( ; ;[.A480]/1000)" office:value-type="time" office:time-value="PT02H07M27.432S" calcext:value-type="time">
            <text:p>02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3.29" calcext:value-type="float">
            <text:p>513.29</text:p>
          </table:table-cell>
          <table:table-cell office:value-type="float" office:value="623.53" calcext:value-type="float">
            <text:p>623.53</text:p>
          </table:table-cell>
        </table:table-row>
        <table:table-row table:style-name="ro1">
          <table:table-cell office:value-type="float" office:value="7663432" calcext:value-type="float">
            <text:p>7663432</text:p>
          </table:table-cell>
          <table:table-cell table:formula="of:=TIME( ; ;[.A481]/1000)" office:value-type="time" office:time-value="PT02H07M43.432S" calcext:value-type="time">
            <text:p>02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514.35" calcext:value-type="float">
            <text:p>514.35</text:p>
          </table:table-cell>
          <table:table-cell office:value-type="float" office:value="624.8" calcext:value-type="float">
            <text:p>624.8</text:p>
          </table:table-cell>
        </table:table-row>
        <table:table-row table:style-name="ro1">
          <table:table-cell office:value-type="float" office:value="7679432" calcext:value-type="float">
            <text:p>7679432</text:p>
          </table:table-cell>
          <table:table-cell table:formula="of:=TIME( ; ;[.A482]/1000)" office:value-type="time" office:time-value="PT02H07M59.432S" calcext:value-type="time">
            <text:p>02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5.41" calcext:value-type="float">
            <text:p>515.41</text:p>
          </table:table-cell>
          <table:table-cell office:value-type="float" office:value="626.07" calcext:value-type="float">
            <text:p>626.07</text:p>
          </table:table-cell>
        </table:table-row>
        <table:table-row table:style-name="ro1">
          <table:table-cell office:value-type="float" office:value="7695432" calcext:value-type="float">
            <text:p>7695432</text:p>
          </table:table-cell>
          <table:table-cell table:formula="of:=TIME( ; ;[.A483]/1000)" office:value-type="time" office:time-value="PT02H08M15.432S" calcext:value-type="time">
            <text:p>02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6.47" calcext:value-type="float">
            <text:p>516.47</text:p>
          </table:table-cell>
          <table:table-cell office:value-type="float" office:value="627.34" calcext:value-type="float">
            <text:p>627.34</text:p>
          </table:table-cell>
        </table:table-row>
        <table:table-row table:style-name="ro1">
          <table:table-cell office:value-type="float" office:value="7711432" calcext:value-type="float">
            <text:p>7711432</text:p>
          </table:table-cell>
          <table:table-cell table:formula="of:=TIME( ; ;[.A484]/1000)" office:value-type="time" office:time-value="PT02H08M31.432S" calcext:value-type="time">
            <text:p>02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517.53" calcext:value-type="float">
            <text:p>517.53</text:p>
          </table:table-cell>
          <table:table-cell office:value-type="float" office:value="628.62" calcext:value-type="float">
            <text:p>628.62</text:p>
          </table:table-cell>
        </table:table-row>
        <table:table-row table:style-name="ro1">
          <table:table-cell office:value-type="float" office:value="7727432" calcext:value-type="float">
            <text:p>7727432</text:p>
          </table:table-cell>
          <table:table-cell table:formula="of:=TIME( ; ;[.A485]/1000)" office:value-type="time" office:time-value="PT02H08M47.432S" calcext:value-type="time">
            <text:p>02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518.59" calcext:value-type="float">
            <text:p>518.59</text:p>
          </table:table-cell>
          <table:table-cell office:value-type="float" office:value="629.89" calcext:value-type="float">
            <text:p>629.89</text:p>
          </table:table-cell>
        </table:table-row>
        <table:table-row table:style-name="ro1">
          <table:table-cell office:value-type="float" office:value="7743432" calcext:value-type="float">
            <text:p>7743432</text:p>
          </table:table-cell>
          <table:table-cell table:formula="of:=TIME( ; ;[.A486]/1000)" office:value-type="time" office:time-value="PT02H09M03.432S" calcext:value-type="time">
            <text:p>02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519.65" calcext:value-type="float">
            <text:p>519.65</text:p>
          </table:table-cell>
          <table:table-cell office:value-type="float" office:value="631.16" calcext:value-type="float">
            <text:p>631.16</text:p>
          </table:table-cell>
        </table:table-row>
        <table:table-row table:style-name="ro1">
          <table:table-cell office:value-type="float" office:value="7759432" calcext:value-type="float">
            <text:p>7759432</text:p>
          </table:table-cell>
          <table:table-cell table:formula="of:=TIME( ; ;[.A487]/1000)" office:value-type="time" office:time-value="PT02H09M19.432S" calcext:value-type="time">
            <text:p>02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0.71" calcext:value-type="float">
            <text:p>520.71</text:p>
          </table:table-cell>
          <table:table-cell office:value-type="float" office:value="632.43" calcext:value-type="float">
            <text:p>632.43</text:p>
          </table:table-cell>
        </table:table-row>
        <table:table-row table:style-name="ro1">
          <table:table-cell office:value-type="float" office:value="7775432" calcext:value-type="float">
            <text:p>7775432</text:p>
          </table:table-cell>
          <table:table-cell table:formula="of:=TIME( ; ;[.A488]/1000)" office:value-type="time" office:time-value="PT02H09M35.432S" calcext:value-type="time">
            <text:p>02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1.77" calcext:value-type="float">
            <text:p>521.77</text:p>
          </table:table-cell>
          <table:table-cell office:value-type="float" office:value="633.7" calcext:value-type="float">
            <text:p>633.7</text:p>
          </table:table-cell>
        </table:table-row>
        <table:table-row table:style-name="ro1">
          <table:table-cell office:value-type="float" office:value="7791431" calcext:value-type="float">
            <text:p>7791431</text:p>
          </table:table-cell>
          <table:table-cell table:formula="of:=TIME( ; ;[.A489]/1000)" office:value-type="time" office:time-value="PT02H09M51.431S" calcext:value-type="time">
            <text:p>02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2.83" calcext:value-type="float">
            <text:p>522.83</text:p>
          </table:table-cell>
          <table:table-cell office:value-type="float" office:value="634.97" calcext:value-type="float">
            <text:p>634.97</text:p>
          </table:table-cell>
        </table:table-row>
        <table:table-row table:style-name="ro1">
          <table:table-cell office:value-type="float" office:value="7807432" calcext:value-type="float">
            <text:p>7807432</text:p>
          </table:table-cell>
          <table:table-cell table:formula="of:=TIME( ; ;[.A490]/1000)" office:value-type="time" office:time-value="PT02H10M07.432S" calcext:value-type="time">
            <text:p>02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23.89" calcext:value-type="float">
            <text:p>523.89</text:p>
          </table:table-cell>
          <table:table-cell office:value-type="float" office:value="636.24" calcext:value-type="float">
            <text:p>636.24</text:p>
          </table:table-cell>
        </table:table-row>
        <table:table-row table:style-name="ro1">
          <table:table-cell office:value-type="float" office:value="7823432" calcext:value-type="float">
            <text:p>7823432</text:p>
          </table:table-cell>
          <table:table-cell table:formula="of:=TIME( ; ;[.A491]/1000)" office:value-type="time" office:time-value="PT02H10M23.432S" calcext:value-type="time">
            <text:p>02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4.95" calcext:value-type="float">
            <text:p>524.95</text:p>
          </table:table-cell>
          <table:table-cell office:value-type="float" office:value="637.52" calcext:value-type="float">
            <text:p>637.52</text:p>
          </table:table-cell>
        </table:table-row>
        <table:table-row table:style-name="ro1">
          <table:table-cell office:value-type="float" office:value="7839432" calcext:value-type="float">
            <text:p>7839432</text:p>
          </table:table-cell>
          <table:table-cell table:formula="of:=TIME( ; ;[.A492]/1000)" office:value-type="time" office:time-value="PT02H10M39.432S" calcext:value-type="time">
            <text:p>02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26.01" calcext:value-type="float">
            <text:p>526.01</text:p>
          </table:table-cell>
          <table:table-cell office:value-type="float" office:value="638.79" calcext:value-type="float">
            <text:p>638.79</text:p>
          </table:table-cell>
        </table:table-row>
        <table:table-row table:style-name="ro1">
          <table:table-cell office:value-type="float" office:value="7855432" calcext:value-type="float">
            <text:p>7855432</text:p>
          </table:table-cell>
          <table:table-cell table:formula="of:=TIME( ; ;[.A493]/1000)" office:value-type="time" office:time-value="PT02H10M55.432S" calcext:value-type="time">
            <text:p>02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27.07" calcext:value-type="float">
            <text:p>527.07</text:p>
          </table:table-cell>
          <table:table-cell office:value-type="float" office:value="640.06" calcext:value-type="float">
            <text:p>640.06</text:p>
          </table:table-cell>
        </table:table-row>
        <table:table-row table:style-name="ro1">
          <table:table-cell office:value-type="float" office:value="7871432" calcext:value-type="float">
            <text:p>7871432</text:p>
          </table:table-cell>
          <table:table-cell table:formula="of:=TIME( ; ;[.A494]/1000)" office:value-type="time" office:time-value="PT02H11M11.432S" calcext:value-type="time">
            <text:p>02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528.13" calcext:value-type="float">
            <text:p>528.13</text:p>
          </table:table-cell>
          <table:table-cell office:value-type="float" office:value="641.33" calcext:value-type="float">
            <text:p>641.33</text:p>
          </table:table-cell>
        </table:table-row>
        <table:table-row table:style-name="ro1">
          <table:table-cell office:value-type="float" office:value="7887432" calcext:value-type="float">
            <text:p>7887432</text:p>
          </table:table-cell>
          <table:table-cell table:formula="of:=TIME( ; ;[.A495]/1000)" office:value-type="time" office:time-value="PT02H11M27.432S" calcext:value-type="time">
            <text:p>02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29.19" calcext:value-type="float">
            <text:p>529.19</text:p>
          </table:table-cell>
          <table:table-cell office:value-type="float" office:value="642.6" calcext:value-type="float">
            <text:p>642.6</text:p>
          </table:table-cell>
        </table:table-row>
        <table:table-row table:style-name="ro1">
          <table:table-cell office:value-type="float" office:value="7903432" calcext:value-type="float">
            <text:p>7903432</text:p>
          </table:table-cell>
          <table:table-cell table:formula="of:=TIME( ; ;[.A496]/1000)" office:value-type="time" office:time-value="PT02H11M43.432S" calcext:value-type="time">
            <text:p>02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530.25" calcext:value-type="float">
            <text:p>530.25</text:p>
          </table:table-cell>
          <table:table-cell office:value-type="float" office:value="643.87" calcext:value-type="float">
            <text:p>643.87</text:p>
          </table:table-cell>
        </table:table-row>
        <table:table-row table:style-name="ro1">
          <table:table-cell office:value-type="float" office:value="7919432" calcext:value-type="float">
            <text:p>7919432</text:p>
          </table:table-cell>
          <table:table-cell table:formula="of:=TIME( ; ;[.A497]/1000)" office:value-type="time" office:time-value="PT02H11M59.432S" calcext:value-type="time">
            <text:p>02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1.31" calcext:value-type="float">
            <text:p>531.31</text:p>
          </table:table-cell>
          <table:table-cell office:value-type="float" office:value="645.14" calcext:value-type="float">
            <text:p>645.14</text:p>
          </table:table-cell>
        </table:table-row>
        <table:table-row table:style-name="ro1">
          <table:table-cell office:value-type="float" office:value="7935432" calcext:value-type="float">
            <text:p>7935432</text:p>
          </table:table-cell>
          <table:table-cell table:formula="of:=TIME( ; ;[.A498]/1000)" office:value-type="time" office:time-value="PT02H12M15.432S" calcext:value-type="time">
            <text:p>02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2.36" calcext:value-type="float">
            <text:p>532.36</text:p>
          </table:table-cell>
          <table:table-cell office:value-type="float" office:value="646.41" calcext:value-type="float">
            <text:p>646.41</text:p>
          </table:table-cell>
        </table:table-row>
        <table:table-row table:style-name="ro1">
          <table:table-cell office:value-type="float" office:value="7951432" calcext:value-type="float">
            <text:p>7951432</text:p>
          </table:table-cell>
          <table:table-cell table:formula="of:=TIME( ; ;[.A499]/1000)" office:value-type="time" office:time-value="PT02H12M31.432S" calcext:value-type="time">
            <text:p>02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3.42" calcext:value-type="float">
            <text:p>533.42</text:p>
          </table:table-cell>
          <table:table-cell office:value-type="float" office:value="647.68" calcext:value-type="float">
            <text:p>647.68</text:p>
          </table:table-cell>
        </table:table-row>
        <table:table-row table:style-name="ro1">
          <table:table-cell office:value-type="float" office:value="7967432" calcext:value-type="float">
            <text:p>7967432</text:p>
          </table:table-cell>
          <table:table-cell table:formula="of:=TIME( ; ;[.A500]/1000)" office:value-type="time" office:time-value="PT02H12M47.432S" calcext:value-type="time">
            <text:p>02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534.48" calcext:value-type="float">
            <text:p>534.48</text:p>
          </table:table-cell>
          <table:table-cell office:value-type="float" office:value="648.94" calcext:value-type="float">
            <text:p>648.94</text:p>
          </table:table-cell>
        </table:table-row>
        <table:table-row table:style-name="ro1">
          <table:table-cell office:value-type="float" office:value="7983432" calcext:value-type="float">
            <text:p>7983432</text:p>
          </table:table-cell>
          <table:table-cell table:formula="of:=TIME( ; ;[.A501]/1000)" office:value-type="time" office:time-value="PT02H13M03.432S" calcext:value-type="time">
            <text:p>02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535.54" calcext:value-type="float">
            <text:p>535.54</text:p>
          </table:table-cell>
          <table:table-cell office:value-type="float" office:value="650.21" calcext:value-type="float">
            <text:p>650.21</text:p>
          </table:table-cell>
        </table:table-row>
        <table:table-row table:style-name="ro1">
          <table:table-cell office:value-type="float" office:value="7999432" calcext:value-type="float">
            <text:p>7999432</text:p>
          </table:table-cell>
          <table:table-cell table:formula="of:=TIME( ; ;[.A502]/1000)" office:value-type="time" office:time-value="PT02H13M19.432S" calcext:value-type="time">
            <text:p>02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536.6" calcext:value-type="float">
            <text:p>536.6</text:p>
          </table:table-cell>
          <table:table-cell office:value-type="float" office:value="651.48" calcext:value-type="float">
            <text:p>651.48</text:p>
          </table:table-cell>
        </table:table-row>
        <table:table-row table:style-name="ro1">
          <table:table-cell office:value-type="float" office:value="8015432" calcext:value-type="float">
            <text:p>8015432</text:p>
          </table:table-cell>
          <table:table-cell table:formula="of:=TIME( ; ;[.A503]/1000)" office:value-type="time" office:time-value="PT02H13M35.432S" calcext:value-type="time">
            <text:p>02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37.66" calcext:value-type="float">
            <text:p>537.66</text:p>
          </table:table-cell>
          <table:table-cell office:value-type="float" office:value="652.75" calcext:value-type="float">
            <text:p>652.75</text:p>
          </table:table-cell>
        </table:table-row>
        <table:table-row table:style-name="ro1">
          <table:table-cell office:value-type="float" office:value="8031432" calcext:value-type="float">
            <text:p>8031432</text:p>
          </table:table-cell>
          <table:table-cell table:formula="of:=TIME( ; ;[.A504]/1000)" office:value-type="time" office:time-value="PT02H13M51.432S" calcext:value-type="time">
            <text:p>02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38.72" calcext:value-type="float">
            <text:p>538.72</text:p>
          </table:table-cell>
          <table:table-cell office:value-type="float" office:value="654.02" calcext:value-type="float">
            <text:p>654.02</text:p>
          </table:table-cell>
        </table:table-row>
        <table:table-row table:style-name="ro1">
          <table:table-cell office:value-type="float" office:value="8047432" calcext:value-type="float">
            <text:p>8047432</text:p>
          </table:table-cell>
          <table:table-cell table:formula="of:=TIME( ; ;[.A505]/1000)" office:value-type="time" office:time-value="PT02H14M07.432S" calcext:value-type="time">
            <text:p>02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39.78" calcext:value-type="float">
            <text:p>539.78</text:p>
          </table:table-cell>
          <table:table-cell office:value-type="float" office:value="655.29" calcext:value-type="float">
            <text:p>655.29</text:p>
          </table:table-cell>
        </table:table-row>
        <table:table-row table:style-name="ro1">
          <table:table-cell office:value-type="float" office:value="8063432" calcext:value-type="float">
            <text:p>8063432</text:p>
          </table:table-cell>
          <table:table-cell table:formula="of:=TIME( ; ;[.A506]/1000)" office:value-type="time" office:time-value="PT02H14M23.432S" calcext:value-type="time">
            <text:p>02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40.84" calcext:value-type="float">
            <text:p>540.84</text:p>
          </table:table-cell>
          <table:table-cell office:value-type="float" office:value="656.56" calcext:value-type="float">
            <text:p>656.56</text:p>
          </table:table-cell>
        </table:table-row>
        <table:table-row table:style-name="ro1">
          <table:table-cell office:value-type="float" office:value="8079432" calcext:value-type="float">
            <text:p>8079432</text:p>
          </table:table-cell>
          <table:table-cell table:formula="of:=TIME( ; ;[.A507]/1000)" office:value-type="time" office:time-value="PT02H14M39.432S" calcext:value-type="time">
            <text:p>02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41.9" calcext:value-type="float">
            <text:p>541.9</text:p>
          </table:table-cell>
          <table:table-cell office:value-type="float" office:value="657.82" calcext:value-type="float">
            <text:p>657.82</text:p>
          </table:table-cell>
        </table:table-row>
        <table:table-row table:style-name="ro1">
          <table:table-cell office:value-type="float" office:value="8095432" calcext:value-type="float">
            <text:p>8095432</text:p>
          </table:table-cell>
          <table:table-cell table:formula="of:=TIME( ; ;[.A508]/1000)" office:value-type="time" office:time-value="PT02H14M55.432S" calcext:value-type="time">
            <text:p>02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42.96" calcext:value-type="float">
            <text:p>542.96</text:p>
          </table:table-cell>
          <table:table-cell office:value-type="float" office:value="659.09" calcext:value-type="float">
            <text:p>659.09</text:p>
          </table:table-cell>
        </table:table-row>
        <table:table-row table:style-name="ro1">
          <table:table-cell office:value-type="float" office:value="8111432" calcext:value-type="float">
            <text:p>8111432</text:p>
          </table:table-cell>
          <table:table-cell table:formula="of:=TIME( ; ;[.A509]/1000)" office:value-type="time" office:time-value="PT02H15M11.432S" calcext:value-type="time">
            <text:p>02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544.02" calcext:value-type="float">
            <text:p>544.02</text:p>
          </table:table-cell>
          <table:table-cell office:value-type="float" office:value="660.36" calcext:value-type="float">
            <text:p>660.36</text:p>
          </table:table-cell>
        </table:table-row>
        <table:table-row table:style-name="ro1">
          <table:table-cell office:value-type="float" office:value="8127432" calcext:value-type="float">
            <text:p>8127432</text:p>
          </table:table-cell>
          <table:table-cell table:formula="of:=TIME( ; ;[.A510]/1000)" office:value-type="time" office:time-value="PT02H15M27.432S" calcext:value-type="time">
            <text:p>02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545.08" calcext:value-type="float">
            <text:p>545.08</text:p>
          </table:table-cell>
          <table:table-cell office:value-type="float" office:value="661.63" calcext:value-type="float">
            <text:p>661.63</text:p>
          </table:table-cell>
        </table:table-row>
        <table:table-row table:style-name="ro1">
          <table:table-cell office:value-type="float" office:value="8143432" calcext:value-type="float">
            <text:p>8143432</text:p>
          </table:table-cell>
          <table:table-cell table:formula="of:=TIME( ; ;[.A511]/1000)" office:value-type="time" office:time-value="PT02H15M43.432S" calcext:value-type="time">
            <text:p>02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46.14" calcext:value-type="float">
            <text:p>546.14</text:p>
          </table:table-cell>
          <table:table-cell office:value-type="float" office:value="662.89" calcext:value-type="float">
            <text:p>662.89</text:p>
          </table:table-cell>
        </table:table-row>
        <table:table-row table:style-name="ro1">
          <table:table-cell office:value-type="float" office:value="8159432" calcext:value-type="float">
            <text:p>8159432</text:p>
          </table:table-cell>
          <table:table-cell table:formula="of:=TIME( ; ;[.A512]/1000)" office:value-type="time" office:time-value="PT02H15M59.432S" calcext:value-type="time">
            <text:p>02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547.2" calcext:value-type="float">
            <text:p>547.2</text:p>
          </table:table-cell>
          <table:table-cell office:value-type="float" office:value="664.16" calcext:value-type="float">
            <text:p>664.16</text:p>
          </table:table-cell>
        </table:table-row>
        <table:table-row table:style-name="ro1">
          <table:table-cell office:value-type="float" office:value="8175432" calcext:value-type="float">
            <text:p>8175432</text:p>
          </table:table-cell>
          <table:table-cell table:formula="of:=TIME( ; ;[.A513]/1000)" office:value-type="time" office:time-value="PT02H16M15.432S" calcext:value-type="time">
            <text:p>02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548.26" calcext:value-type="float">
            <text:p>548.26</text:p>
          </table:table-cell>
          <table:table-cell office:value-type="float" office:value="665.43" calcext:value-type="float">
            <text:p>665.43</text:p>
          </table:table-cell>
        </table:table-row>
        <table:table-row table:style-name="ro1">
          <table:table-cell office:value-type="float" office:value="8191432" calcext:value-type="float">
            <text:p>8191432</text:p>
          </table:table-cell>
          <table:table-cell table:formula="of:=TIME( ; ;[.A514]/1000)" office:value-type="time" office:time-value="PT02H16M31.432S" calcext:value-type="time">
            <text:p>02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549.31" calcext:value-type="float">
            <text:p>549.31</text:p>
          </table:table-cell>
          <table:table-cell office:value-type="float" office:value="666.69" calcext:value-type="float">
            <text:p>666.69</text:p>
          </table:table-cell>
        </table:table-row>
        <table:table-row table:style-name="ro1">
          <table:table-cell office:value-type="float" office:value="8207432" calcext:value-type="float">
            <text:p>8207432</text:p>
          </table:table-cell>
          <table:table-cell table:formula="of:=TIME( ; ;[.A515]/1000)" office:value-type="time" office:time-value="PT02H16M47.432S" calcext:value-type="time">
            <text:p>02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550.37" calcext:value-type="float">
            <text:p>550.37</text:p>
          </table:table-cell>
          <table:table-cell office:value-type="float" office:value="667.96" calcext:value-type="float">
            <text:p>667.96</text:p>
          </table:table-cell>
        </table:table-row>
        <table:table-row table:style-name="ro1">
          <table:table-cell office:value-type="float" office:value="8223432" calcext:value-type="float">
            <text:p>8223432</text:p>
          </table:table-cell>
          <table:table-cell table:formula="of:=TIME( ; ;[.A516]/1000)" office:value-type="time" office:time-value="PT02H17M03.432S" calcext:value-type="time">
            <text:p>02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551.43" calcext:value-type="float">
            <text:p>551.43</text:p>
          </table:table-cell>
          <table:table-cell office:value-type="float" office:value="669.23" calcext:value-type="float">
            <text:p>669.23</text:p>
          </table:table-cell>
        </table:table-row>
        <table:table-row table:style-name="ro1">
          <table:table-cell office:value-type="float" office:value="8239432" calcext:value-type="float">
            <text:p>8239432</text:p>
          </table:table-cell>
          <table:table-cell table:formula="of:=TIME( ; ;[.A517]/1000)" office:value-type="time" office:time-value="PT02H17M19.432S" calcext:value-type="time">
            <text:p>02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552.49" calcext:value-type="float">
            <text:p>552.49</text:p>
          </table:table-cell>
          <table:table-cell office:value-type="float" office:value="670.49" calcext:value-type="float">
            <text:p>670.49</text:p>
          </table:table-cell>
        </table:table-row>
        <table:table-row table:style-name="ro1">
          <table:table-cell office:value-type="float" office:value="8255432" calcext:value-type="float">
            <text:p>8255432</text:p>
          </table:table-cell>
          <table:table-cell table:formula="of:=TIME( ; ;[.A518]/1000)" office:value-type="time" office:time-value="PT02H17M35.432S" calcext:value-type="time">
            <text:p>02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553.55" calcext:value-type="float">
            <text:p>553.55</text:p>
          </table:table-cell>
          <table:table-cell office:value-type="float" office:value="671.76" calcext:value-type="float">
            <text:p>671.76</text:p>
          </table:table-cell>
        </table:table-row>
        <table:table-row table:style-name="ro1">
          <table:table-cell office:value-type="float" office:value="8271432" calcext:value-type="float">
            <text:p>8271432</text:p>
          </table:table-cell>
          <table:table-cell table:formula="of:=TIME( ; ;[.A519]/1000)" office:value-type="time" office:time-value="PT02H17M51.432S" calcext:value-type="time">
            <text:p>02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554.61" calcext:value-type="float">
            <text:p>554.61</text:p>
          </table:table-cell>
          <table:table-cell office:value-type="float" office:value="673.03" calcext:value-type="float">
            <text:p>673.03</text:p>
          </table:table-cell>
        </table:table-row>
        <table:table-row table:style-name="ro1">
          <table:table-cell office:value-type="float" office:value="8287432" calcext:value-type="float">
            <text:p>8287432</text:p>
          </table:table-cell>
          <table:table-cell table:formula="of:=TIME( ; ;[.A520]/1000)" office:value-type="time" office:time-value="PT02H18M07.432S" calcext:value-type="time">
            <text:p>02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55.67" calcext:value-type="float">
            <text:p>555.67</text:p>
          </table:table-cell>
          <table:table-cell office:value-type="float" office:value="674.29" calcext:value-type="float">
            <text:p>674.29</text:p>
          </table:table-cell>
        </table:table-row>
        <table:table-row table:style-name="ro1">
          <table:table-cell office:value-type="float" office:value="8303432" calcext:value-type="float">
            <text:p>8303432</text:p>
          </table:table-cell>
          <table:table-cell table:formula="of:=TIME( ; ;[.A521]/1000)" office:value-type="time" office:time-value="PT02H18M23.432S" calcext:value-type="time">
            <text:p>02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56.72" calcext:value-type="float">
            <text:p>556.72</text:p>
          </table:table-cell>
          <table:table-cell office:value-type="float" office:value="675.56" calcext:value-type="float">
            <text:p>675.56</text:p>
          </table:table-cell>
        </table:table-row>
        <table:table-row table:style-name="ro1">
          <table:table-cell office:value-type="float" office:value="8319432" calcext:value-type="float">
            <text:p>8319432</text:p>
          </table:table-cell>
          <table:table-cell table:formula="of:=TIME( ; ;[.A522]/1000)" office:value-type="time" office:time-value="PT02H18M39.432S" calcext:value-type="time">
            <text:p>02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57.78" calcext:value-type="float">
            <text:p>557.78</text:p>
          </table:table-cell>
          <table:table-cell office:value-type="float" office:value="676.82" calcext:value-type="float">
            <text:p>676.82</text:p>
          </table:table-cell>
        </table:table-row>
        <table:table-row table:style-name="ro1">
          <table:table-cell office:value-type="float" office:value="8335431" calcext:value-type="float">
            <text:p>8335431</text:p>
          </table:table-cell>
          <table:table-cell table:formula="of:=TIME( ; ;[.A523]/1000)" office:value-type="time" office:time-value="PT02H18M55.431S" calcext:value-type="time">
            <text:p>02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58.84" calcext:value-type="float">
            <text:p>558.84</text:p>
          </table:table-cell>
          <table:table-cell office:value-type="float" office:value="678.09" calcext:value-type="float">
            <text:p>678.09</text:p>
          </table:table-cell>
        </table:table-row>
        <table:table-row table:style-name="ro1">
          <table:table-cell office:value-type="float" office:value="8351432" calcext:value-type="float">
            <text:p>8351432</text:p>
          </table:table-cell>
          <table:table-cell table:formula="of:=TIME( ; ;[.A524]/1000)" office:value-type="time" office:time-value="PT02H19M11.432S" calcext:value-type="time">
            <text:p>02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59.9" calcext:value-type="float">
            <text:p>559.9</text:p>
          </table:table-cell>
          <table:table-cell office:value-type="float" office:value="679.36" calcext:value-type="float">
            <text:p>679.36</text:p>
          </table:table-cell>
        </table:table-row>
        <table:table-row table:style-name="ro1">
          <table:table-cell office:value-type="float" office:value="8367432" calcext:value-type="float">
            <text:p>8367432</text:p>
          </table:table-cell>
          <table:table-cell table:formula="of:=TIME( ; ;[.A525]/1000)" office:value-type="time" office:time-value="PT02H19M27.432S" calcext:value-type="time">
            <text:p>02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60.96" calcext:value-type="float">
            <text:p>560.96</text:p>
          </table:table-cell>
          <table:table-cell office:value-type="float" office:value="680.62" calcext:value-type="float">
            <text:p>680.62</text:p>
          </table:table-cell>
        </table:table-row>
        <table:table-row table:style-name="ro1">
          <table:table-cell office:value-type="float" office:value="8383432" calcext:value-type="float">
            <text:p>8383432</text:p>
          </table:table-cell>
          <table:table-cell table:formula="of:=TIME( ; ;[.A526]/1000)" office:value-type="time" office:time-value="PT02H19M43.432S" calcext:value-type="time">
            <text:p>02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62.02" calcext:value-type="float">
            <text:p>562.02</text:p>
          </table:table-cell>
          <table:table-cell office:value-type="float" office:value="681.89" calcext:value-type="float">
            <text:p>681.89</text:p>
          </table:table-cell>
        </table:table-row>
        <table:table-row table:style-name="ro1">
          <table:table-cell office:value-type="float" office:value="8399432" calcext:value-type="float">
            <text:p>8399432</text:p>
          </table:table-cell>
          <table:table-cell table:formula="of:=TIME( ; ;[.A527]/1000)" office:value-type="time" office:time-value="PT02H19M59.432S" calcext:value-type="time">
            <text:p>02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63.08" calcext:value-type="float">
            <text:p>563.08</text:p>
          </table:table-cell>
          <table:table-cell office:value-type="float" office:value="683.15" calcext:value-type="float">
            <text:p>683.15</text:p>
          </table:table-cell>
        </table:table-row>
        <table:table-row table:style-name="ro1">
          <table:table-cell office:value-type="float" office:value="8415432" calcext:value-type="float">
            <text:p>8415432</text:p>
          </table:table-cell>
          <table:table-cell table:formula="of:=TIME( ; ;[.A528]/1000)" office:value-type="time" office:time-value="PT02H20M15.432S" calcext:value-type="time">
            <text:p>02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4.13" calcext:value-type="float">
            <text:p>564.13</text:p>
          </table:table-cell>
          <table:table-cell office:value-type="float" office:value="684.42" calcext:value-type="float">
            <text:p>684.42</text:p>
          </table:table-cell>
        </table:table-row>
        <table:table-row table:style-name="ro1">
          <table:table-cell office:value-type="float" office:value="8431432" calcext:value-type="float">
            <text:p>8431432</text:p>
          </table:table-cell>
          <table:table-cell table:formula="of:=TIME( ; ;[.A529]/1000)" office:value-type="time" office:time-value="PT02H20M31.432S" calcext:value-type="time">
            <text:p>02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565.19" calcext:value-type="float">
            <text:p>565.19</text:p>
          </table:table-cell>
          <table:table-cell office:value-type="float" office:value="685.68" calcext:value-type="float">
            <text:p>685.68</text:p>
          </table:table-cell>
        </table:table-row>
        <table:table-row table:style-name="ro1">
          <table:table-cell office:value-type="float" office:value="8447432" calcext:value-type="float">
            <text:p>8447432</text:p>
          </table:table-cell>
          <table:table-cell table:formula="of:=TIME( ; ;[.A530]/1000)" office:value-type="time" office:time-value="PT02H20M47.432S" calcext:value-type="time">
            <text:p>02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6.25" calcext:value-type="float">
            <text:p>566.25</text:p>
          </table:table-cell>
          <table:table-cell office:value-type="float" office:value="686.95" calcext:value-type="float">
            <text:p>686.95</text:p>
          </table:table-cell>
        </table:table-row>
        <table:table-row table:style-name="ro1">
          <table:table-cell office:value-type="float" office:value="8463432" calcext:value-type="float">
            <text:p>8463432</text:p>
          </table:table-cell>
          <table:table-cell table:formula="of:=TIME( ; ;[.A531]/1000)" office:value-type="time" office:time-value="PT02H21M03.432S" calcext:value-type="time">
            <text:p>02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7.31" calcext:value-type="float">
            <text:p>567.31</text:p>
          </table:table-cell>
          <table:table-cell office:value-type="float" office:value="688.22" calcext:value-type="float">
            <text:p>688.22</text:p>
          </table:table-cell>
        </table:table-row>
        <table:table-row table:style-name="ro1">
          <table:table-cell office:value-type="float" office:value="8479432" calcext:value-type="float">
            <text:p>8479432</text:p>
          </table:table-cell>
          <table:table-cell table:formula="of:=TIME( ; ;[.A532]/1000)" office:value-type="time" office:time-value="PT02H21M19.432S" calcext:value-type="time">
            <text:p>02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8.37" calcext:value-type="float">
            <text:p>568.37</text:p>
          </table:table-cell>
          <table:table-cell office:value-type="float" office:value="689.48" calcext:value-type="float">
            <text:p>689.48</text:p>
          </table:table-cell>
        </table:table-row>
        <table:table-row table:style-name="ro1">
          <table:table-cell office:value-type="float" office:value="8495432" calcext:value-type="float">
            <text:p>8495432</text:p>
          </table:table-cell>
          <table:table-cell table:formula="of:=TIME( ; ;[.A533]/1000)" office:value-type="time" office:time-value="PT02H21M35.432S" calcext:value-type="time">
            <text:p>02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69.42" calcext:value-type="float">
            <text:p>569.42</text:p>
          </table:table-cell>
          <table:table-cell office:value-type="float" office:value="690.74" calcext:value-type="float">
            <text:p>690.74</text:p>
          </table:table-cell>
        </table:table-row>
        <table:table-row table:style-name="ro1">
          <table:table-cell office:value-type="float" office:value="8511432" calcext:value-type="float">
            <text:p>8511432</text:p>
          </table:table-cell>
          <table:table-cell table:formula="of:=TIME( ; ;[.A534]/1000)" office:value-type="time" office:time-value="PT02H21M51.432S" calcext:value-type="time">
            <text:p>02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0.48" calcext:value-type="float">
            <text:p>570.48</text:p>
          </table:table-cell>
          <table:table-cell office:value-type="float" office:value="692.01" calcext:value-type="float">
            <text:p>692.01</text:p>
          </table:table-cell>
        </table:table-row>
        <table:table-row table:style-name="ro1">
          <table:table-cell office:value-type="float" office:value="8527432" calcext:value-type="float">
            <text:p>8527432</text:p>
          </table:table-cell>
          <table:table-cell table:formula="of:=TIME( ; ;[.A535]/1000)" office:value-type="time" office:time-value="PT02H22M07.432S" calcext:value-type="time">
            <text:p>02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1.54" calcext:value-type="float">
            <text:p>571.54</text:p>
          </table:table-cell>
          <table:table-cell office:value-type="float" office:value="693.27" calcext:value-type="float">
            <text:p>693.27</text:p>
          </table:table-cell>
        </table:table-row>
        <table:table-row table:style-name="ro1">
          <table:table-cell office:value-type="float" office:value="8543432" calcext:value-type="float">
            <text:p>8543432</text:p>
          </table:table-cell>
          <table:table-cell table:formula="of:=TIME( ; ;[.A536]/1000)" office:value-type="time" office:time-value="PT02H22M23.432S" calcext:value-type="time">
            <text:p>02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2.6" calcext:value-type="float">
            <text:p>572.6</text:p>
          </table:table-cell>
          <table:table-cell office:value-type="float" office:value="694.54" calcext:value-type="float">
            <text:p>694.54</text:p>
          </table:table-cell>
        </table:table-row>
        <table:table-row table:style-name="ro1">
          <table:table-cell office:value-type="float" office:value="8559432" calcext:value-type="float">
            <text:p>8559432</text:p>
          </table:table-cell>
          <table:table-cell table:formula="of:=TIME( ; ;[.A537]/1000)" office:value-type="time" office:time-value="PT02H22M39.432S" calcext:value-type="time">
            <text:p>02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3.65" calcext:value-type="float">
            <text:p>573.65</text:p>
          </table:table-cell>
          <table:table-cell office:value-type="float" office:value="695.8" calcext:value-type="float">
            <text:p>695.8</text:p>
          </table:table-cell>
        </table:table-row>
        <table:table-row table:style-name="ro1">
          <table:table-cell office:value-type="float" office:value="8575432" calcext:value-type="float">
            <text:p>8575432</text:p>
          </table:table-cell>
          <table:table-cell table:formula="of:=TIME( ; ;[.A538]/1000)" office:value-type="time" office:time-value="PT02H22M55.432S" calcext:value-type="time">
            <text:p>02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4.71" calcext:value-type="float">
            <text:p>574.71</text:p>
          </table:table-cell>
          <table:table-cell office:value-type="float" office:value="697.07" calcext:value-type="float">
            <text:p>697.07</text:p>
          </table:table-cell>
        </table:table-row>
        <table:table-row table:style-name="ro1">
          <table:table-cell office:value-type="float" office:value="8591432" calcext:value-type="float">
            <text:p>8591432</text:p>
          </table:table-cell>
          <table:table-cell table:formula="of:=TIME( ; ;[.A539]/1000)" office:value-type="time" office:time-value="PT02H23M11.432S" calcext:value-type="time">
            <text:p>02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575.77" calcext:value-type="float">
            <text:p>575.77</text:p>
          </table:table-cell>
          <table:table-cell office:value-type="float" office:value="698.33" calcext:value-type="float">
            <text:p>698.33</text:p>
          </table:table-cell>
        </table:table-row>
        <table:table-row table:style-name="ro1">
          <table:table-cell office:value-type="float" office:value="8607432" calcext:value-type="float">
            <text:p>8607432</text:p>
          </table:table-cell>
          <table:table-cell table:formula="of:=TIME( ; ;[.A540]/1000)" office:value-type="time" office:time-value="PT02H23M27.432S" calcext:value-type="time">
            <text:p>02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6.83" calcext:value-type="float">
            <text:p>576.83</text:p>
          </table:table-cell>
          <table:table-cell office:value-type="float" office:value="699.6" calcext:value-type="float">
            <text:p>699.6</text:p>
          </table:table-cell>
        </table:table-row>
        <table:table-row table:style-name="ro1">
          <table:table-cell office:value-type="float" office:value="8623432" calcext:value-type="float">
            <text:p>8623432</text:p>
          </table:table-cell>
          <table:table-cell table:formula="of:=TIME( ; ;[.A541]/1000)" office:value-type="time" office:time-value="PT02H23M43.432S" calcext:value-type="time">
            <text:p>02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7.88" calcext:value-type="float">
            <text:p>577.88</text:p>
          </table:table-cell>
          <table:table-cell office:value-type="float" office:value="700.86" calcext:value-type="float">
            <text:p>700.86</text:p>
          </table:table-cell>
        </table:table-row>
        <table:table-row table:style-name="ro1">
          <table:table-cell office:value-type="float" office:value="8639432" calcext:value-type="float">
            <text:p>8639432</text:p>
          </table:table-cell>
          <table:table-cell table:formula="of:=TIME( ; ;[.A542]/1000)" office:value-type="time" office:time-value="PT02H23M59.432S" calcext:value-type="time">
            <text:p>02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78.94" calcext:value-type="float">
            <text:p>578.94</text:p>
          </table:table-cell>
          <table:table-cell office:value-type="float" office:value="702.13" calcext:value-type="float">
            <text:p>702.13</text:p>
          </table:table-cell>
        </table:table-row>
        <table:table-row table:style-name="ro1">
          <table:table-cell office:value-type="float" office:value="8655432" calcext:value-type="float">
            <text:p>8655432</text:p>
          </table:table-cell>
          <table:table-cell table:formula="of:=TIME( ; ;[.A543]/1000)" office:value-type="time" office:time-value="PT02H24M15.432S" calcext:value-type="time">
            <text:p>02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0" calcext:value-type="float">
            <text:p>580</text:p>
          </table:table-cell>
          <table:table-cell office:value-type="float" office:value="703.39" calcext:value-type="float">
            <text:p>703.39</text:p>
          </table:table-cell>
        </table:table-row>
        <table:table-row table:style-name="ro1">
          <table:table-cell office:value-type="float" office:value="8671432" calcext:value-type="float">
            <text:p>8671432</text:p>
          </table:table-cell>
          <table:table-cell table:formula="of:=TIME( ; ;[.A544]/1000)" office:value-type="time" office:time-value="PT02H24M31.432S" calcext:value-type="time">
            <text:p>02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1.06" calcext:value-type="float">
            <text:p>581.06</text:p>
          </table:table-cell>
          <table:table-cell office:value-type="float" office:value="704.66" calcext:value-type="float">
            <text:p>704.66</text:p>
          </table:table-cell>
        </table:table-row>
        <table:table-row table:style-name="ro1">
          <table:table-cell office:value-type="float" office:value="8687432" calcext:value-type="float">
            <text:p>8687432</text:p>
          </table:table-cell>
          <table:table-cell table:formula="of:=TIME( ; ;[.A545]/1000)" office:value-type="time" office:time-value="PT02H24M47.432S" calcext:value-type="time">
            <text:p>02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2.12" calcext:value-type="float">
            <text:p>582.12</text:p>
          </table:table-cell>
          <table:table-cell office:value-type="float" office:value="705.92" calcext:value-type="float">
            <text:p>705.92</text:p>
          </table:table-cell>
        </table:table-row>
        <table:table-row table:style-name="ro1">
          <table:table-cell office:value-type="float" office:value="8703432" calcext:value-type="float">
            <text:p>8703432</text:p>
          </table:table-cell>
          <table:table-cell table:formula="of:=TIME( ; ;[.A546]/1000)" office:value-type="time" office:time-value="PT02H25M03.432S" calcext:value-type="time">
            <text:p>02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3.17" calcext:value-type="float">
            <text:p>583.17</text:p>
          </table:table-cell>
          <table:table-cell office:value-type="float" office:value="707.18" calcext:value-type="float">
            <text:p>707.18</text:p>
          </table:table-cell>
        </table:table-row>
        <table:table-row table:style-name="ro1">
          <table:table-cell office:value-type="float" office:value="8719432" calcext:value-type="float">
            <text:p>8719432</text:p>
          </table:table-cell>
          <table:table-cell table:formula="of:=TIME( ; ;[.A547]/1000)" office:value-type="time" office:time-value="PT02H25M19.432S" calcext:value-type="time">
            <text:p>02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584.23" calcext:value-type="float">
            <text:p>584.23</text:p>
          </table:table-cell>
          <table:table-cell office:value-type="float" office:value="708.45" calcext:value-type="float">
            <text:p>708.45</text:p>
          </table:table-cell>
        </table:table-row>
        <table:table-row table:style-name="ro1">
          <table:table-cell office:value-type="float" office:value="8735432" calcext:value-type="float">
            <text:p>8735432</text:p>
          </table:table-cell>
          <table:table-cell table:formula="of:=TIME( ; ;[.A548]/1000)" office:value-type="time" office:time-value="PT02H25M35.432S" calcext:value-type="time">
            <text:p>02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85.29" calcext:value-type="float">
            <text:p>585.29</text:p>
          </table:table-cell>
          <table:table-cell office:value-type="float" office:value="709.71" calcext:value-type="float">
            <text:p>709.71</text:p>
          </table:table-cell>
        </table:table-row>
        <table:table-row table:style-name="ro1">
          <table:table-cell office:value-type="float" office:value="8751432" calcext:value-type="float">
            <text:p>8751432</text:p>
          </table:table-cell>
          <table:table-cell table:formula="of:=TIME( ; ;[.A549]/1000)" office:value-type="time" office:time-value="PT02H25M51.432S" calcext:value-type="time">
            <text:p>02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86.34" calcext:value-type="float">
            <text:p>586.34</text:p>
          </table:table-cell>
          <table:table-cell office:value-type="float" office:value="710.98" calcext:value-type="float">
            <text:p>710.98</text:p>
          </table:table-cell>
        </table:table-row>
        <table:table-row table:style-name="ro1">
          <table:table-cell office:value-type="float" office:value="8767432" calcext:value-type="float">
            <text:p>8767432</text:p>
          </table:table-cell>
          <table:table-cell table:formula="of:=TIME( ; ;[.A550]/1000)" office:value-type="time" office:time-value="PT02H26M07.432S" calcext:value-type="time">
            <text:p>02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87.4" calcext:value-type="float">
            <text:p>587.4</text:p>
          </table:table-cell>
          <table:table-cell office:value-type="float" office:value="712.24" calcext:value-type="float">
            <text:p>712.24</text:p>
          </table:table-cell>
        </table:table-row>
        <table:table-row table:style-name="ro1">
          <table:table-cell office:value-type="float" office:value="8783432" calcext:value-type="float">
            <text:p>8783432</text:p>
          </table:table-cell>
          <table:table-cell table:formula="of:=TIME( ; ;[.A551]/1000)" office:value-type="time" office:time-value="PT02H26M23.432S" calcext:value-type="time">
            <text:p>02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88.46" calcext:value-type="float">
            <text:p>588.46</text:p>
          </table:table-cell>
          <table:table-cell office:value-type="float" office:value="713.5" calcext:value-type="float">
            <text:p>713.5</text:p>
          </table:table-cell>
        </table:table-row>
        <table:table-row table:style-name="ro1">
          <table:table-cell office:value-type="float" office:value="8799432" calcext:value-type="float">
            <text:p>8799432</text:p>
          </table:table-cell>
          <table:table-cell table:formula="of:=TIME( ; ;[.A552]/1000)" office:value-type="time" office:time-value="PT02H26M39.432S" calcext:value-type="time">
            <text:p>02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89.51" calcext:value-type="float">
            <text:p>589.51</text:p>
          </table:table-cell>
          <table:table-cell office:value-type="float" office:value="714.77" calcext:value-type="float">
            <text:p>714.77</text:p>
          </table:table-cell>
        </table:table-row>
        <table:table-row table:style-name="ro1">
          <table:table-cell office:value-type="float" office:value="8815432" calcext:value-type="float">
            <text:p>8815432</text:p>
          </table:table-cell>
          <table:table-cell table:formula="of:=TIME( ; ;[.A553]/1000)" office:value-type="time" office:time-value="PT02H26M55.432S" calcext:value-type="time">
            <text:p>02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90.57" calcext:value-type="float">
            <text:p>590.57</text:p>
          </table:table-cell>
          <table:table-cell office:value-type="float" office:value="716.03" calcext:value-type="float">
            <text:p>716.03</text:p>
          </table:table-cell>
        </table:table-row>
        <table:table-row table:style-name="ro1">
          <table:table-cell office:value-type="float" office:value="8831432" calcext:value-type="float">
            <text:p>8831432</text:p>
          </table:table-cell>
          <table:table-cell table:formula="of:=TIME( ; ;[.A554]/1000)" office:value-type="time" office:time-value="PT02H27M11.432S" calcext:value-type="time">
            <text:p>02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91.63" calcext:value-type="float">
            <text:p>591.63</text:p>
          </table:table-cell>
          <table:table-cell office:value-type="float" office:value="717.29" calcext:value-type="float">
            <text:p>717.29</text:p>
          </table:table-cell>
        </table:table-row>
        <table:table-row table:style-name="ro1">
          <table:table-cell office:value-type="float" office:value="8847432" calcext:value-type="float">
            <text:p>8847432</text:p>
          </table:table-cell>
          <table:table-cell table:formula="of:=TIME( ; ;[.A555]/1000)" office:value-type="time" office:time-value="PT02H27M27.432S" calcext:value-type="time">
            <text:p>02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592.68" calcext:value-type="float">
            <text:p>592.68</text:p>
          </table:table-cell>
          <table:table-cell office:value-type="float" office:value="718.56" calcext:value-type="float">
            <text:p>718.56</text:p>
          </table:table-cell>
        </table:table-row>
        <table:table-row table:style-name="ro1">
          <table:table-cell office:value-type="float" office:value="8863432" calcext:value-type="float">
            <text:p>8863432</text:p>
          </table:table-cell>
          <table:table-cell table:formula="of:=TIME( ; ;[.A556]/1000)" office:value-type="time" office:time-value="PT02H27M43.432S" calcext:value-type="time">
            <text:p>02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593.74" calcext:value-type="float">
            <text:p>593.74</text:p>
          </table:table-cell>
          <table:table-cell office:value-type="float" office:value="719.82" calcext:value-type="float">
            <text:p>719.82</text:p>
          </table:table-cell>
        </table:table-row>
        <table:table-row table:style-name="ro1">
          <table:table-cell office:value-type="float" office:value="8879432" calcext:value-type="float">
            <text:p>8879432</text:p>
          </table:table-cell>
          <table:table-cell table:formula="of:=TIME( ; ;[.A557]/1000)" office:value-type="time" office:time-value="PT02H27M59.432S" calcext:value-type="time">
            <text:p>02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594.8" calcext:value-type="float">
            <text:p>594.8</text:p>
          </table:table-cell>
          <table:table-cell office:value-type="float" office:value="721.08" calcext:value-type="float">
            <text:p>721.08</text:p>
          </table:table-cell>
        </table:table-row>
        <table:table-row table:style-name="ro1">
          <table:table-cell office:value-type="float" office:value="8895432" calcext:value-type="float">
            <text:p>8895432</text:p>
          </table:table-cell>
          <table:table-cell table:formula="of:=TIME( ; ;[.A558]/1000)" office:value-type="time" office:time-value="PT02H28M15.432S" calcext:value-type="time">
            <text:p>02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595.85" calcext:value-type="float">
            <text:p>595.85</text:p>
          </table:table-cell>
          <table:table-cell office:value-type="float" office:value="722.35" calcext:value-type="float">
            <text:p>722.35</text:p>
          </table:table-cell>
        </table:table-row>
        <table:table-row table:style-name="ro1">
          <table:table-cell office:value-type="float" office:value="8911432" calcext:value-type="float">
            <text:p>8911432</text:p>
          </table:table-cell>
          <table:table-cell table:formula="of:=TIME( ; ;[.A559]/1000)" office:value-type="time" office:time-value="PT02H28M31.432S" calcext:value-type="time">
            <text:p>02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596.91" calcext:value-type="float">
            <text:p>596.91</text:p>
          </table:table-cell>
          <table:table-cell office:value-type="float" office:value="723.61" calcext:value-type="float">
            <text:p>723.61</text:p>
          </table:table-cell>
        </table:table-row>
        <table:table-row table:style-name="ro1">
          <table:table-cell office:value-type="float" office:value="8927432" calcext:value-type="float">
            <text:p>8927432</text:p>
          </table:table-cell>
          <table:table-cell table:formula="of:=TIME( ; ;[.A560]/1000)" office:value-type="time" office:time-value="PT02H28M47.432S" calcext:value-type="time">
            <text:p>02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597.97" calcext:value-type="float">
            <text:p>597.97</text:p>
          </table:table-cell>
          <table:table-cell office:value-type="float" office:value="724.87" calcext:value-type="float">
            <text:p>724.87</text:p>
          </table:table-cell>
        </table:table-row>
        <table:table-row table:style-name="ro1">
          <table:table-cell office:value-type="float" office:value="8943432" calcext:value-type="float">
            <text:p>8943432</text:p>
          </table:table-cell>
          <table:table-cell table:formula="of:=TIME( ; ;[.A561]/1000)" office:value-type="time" office:time-value="PT02H29M03.432S" calcext:value-type="time">
            <text:p>02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599.02" calcext:value-type="float">
            <text:p>599.02</text:p>
          </table:table-cell>
          <table:table-cell office:value-type="float" office:value="726.14" calcext:value-type="float">
            <text:p>726.14</text:p>
          </table:table-cell>
        </table:table-row>
        <table:table-row table:style-name="ro1">
          <table:table-cell office:value-type="float" office:value="8959432" calcext:value-type="float">
            <text:p>8959432</text:p>
          </table:table-cell>
          <table:table-cell table:formula="of:=TIME( ; ;[.A562]/1000)" office:value-type="time" office:time-value="PT02H29M19.432S" calcext:value-type="time">
            <text:p>02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600.08" calcext:value-type="float">
            <text:p>600.08</text:p>
          </table:table-cell>
          <table:table-cell office:value-type="float" office:value="727.4" calcext:value-type="float">
            <text:p>727.4</text:p>
          </table:table-cell>
        </table:table-row>
        <table:table-row table:style-name="ro1">
          <table:table-cell office:value-type="float" office:value="8975432" calcext:value-type="float">
            <text:p>8975432</text:p>
          </table:table-cell>
          <table:table-cell table:formula="of:=TIME( ; ;[.A563]/1000)" office:value-type="time" office:time-value="PT02H29M35.432S" calcext:value-type="time">
            <text:p>02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01.14" calcext:value-type="float">
            <text:p>601.14</text:p>
          </table:table-cell>
          <table:table-cell office:value-type="float" office:value="728.66" calcext:value-type="float">
            <text:p>728.66</text:p>
          </table:table-cell>
        </table:table-row>
        <table:table-row table:style-name="ro1">
          <table:table-cell office:value-type="float" office:value="8991432" calcext:value-type="float">
            <text:p>8991432</text:p>
          </table:table-cell>
          <table:table-cell table:formula="of:=TIME( ; ;[.A564]/1000)" office:value-type="time" office:time-value="PT02H29M51.432S" calcext:value-type="time">
            <text:p>02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02.19" calcext:value-type="float">
            <text:p>602.19</text:p>
          </table:table-cell>
          <table:table-cell office:value-type="float" office:value="729.92" calcext:value-type="float">
            <text:p>729.92</text:p>
          </table:table-cell>
        </table:table-row>
        <table:table-row table:style-name="ro1">
          <table:table-cell office:value-type="float" office:value="9007432" calcext:value-type="float">
            <text:p>9007432</text:p>
          </table:table-cell>
          <table:table-cell table:formula="of:=TIME( ; ;[.A565]/1000)" office:value-type="time" office:time-value="PT02H30M07.432S" calcext:value-type="time">
            <text:p>02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603.25" calcext:value-type="float">
            <text:p>603.25</text:p>
          </table:table-cell>
          <table:table-cell office:value-type="float" office:value="731.19" calcext:value-type="float">
            <text:p>731.19</text:p>
          </table:table-cell>
        </table:table-row>
        <table:table-row table:style-name="ro1">
          <table:table-cell office:value-type="float" office:value="9023432" calcext:value-type="float">
            <text:p>9023432</text:p>
          </table:table-cell>
          <table:table-cell table:formula="of:=TIME( ; ;[.A566]/1000)" office:value-type="time" office:time-value="PT02H30M23.432S" calcext:value-type="time">
            <text:p>02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04.31" calcext:value-type="float">
            <text:p>604.31</text:p>
          </table:table-cell>
          <table:table-cell office:value-type="float" office:value="732.45" calcext:value-type="float">
            <text:p>732.45</text:p>
          </table:table-cell>
        </table:table-row>
        <table:table-row table:style-name="ro1">
          <table:table-cell office:value-type="float" office:value="9039432" calcext:value-type="float">
            <text:p>9039432</text:p>
          </table:table-cell>
          <table:table-cell table:formula="of:=TIME( ; ;[.A567]/1000)" office:value-type="time" office:time-value="PT02H30M39.432S" calcext:value-type="time">
            <text:p>02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05.36" calcext:value-type="float">
            <text:p>605.36</text:p>
          </table:table-cell>
          <table:table-cell office:value-type="float" office:value="733.71" calcext:value-type="float">
            <text:p>733.71</text:p>
          </table:table-cell>
        </table:table-row>
        <table:table-row table:style-name="ro1">
          <table:table-cell office:value-type="float" office:value="9055432" calcext:value-type="float">
            <text:p>9055432</text:p>
          </table:table-cell>
          <table:table-cell table:formula="of:=TIME( ; ;[.A568]/1000)" office:value-type="time" office:time-value="PT02H30M55.432S" calcext:value-type="time">
            <text:p>02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06.42" calcext:value-type="float">
            <text:p>606.42</text:p>
          </table:table-cell>
          <table:table-cell office:value-type="float" office:value="734.97" calcext:value-type="float">
            <text:p>734.97</text:p>
          </table:table-cell>
        </table:table-row>
        <table:table-row table:style-name="ro1">
          <table:table-cell office:value-type="float" office:value="9071432" calcext:value-type="float">
            <text:p>9071432</text:p>
          </table:table-cell>
          <table:table-cell table:formula="of:=TIME( ; ;[.A569]/1000)" office:value-type="time" office:time-value="PT02H31M11.432S" calcext:value-type="time">
            <text:p>02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07.47" calcext:value-type="float">
            <text:p>607.47</text:p>
          </table:table-cell>
          <table:table-cell office:value-type="float" office:value="736.24" calcext:value-type="float">
            <text:p>736.24</text:p>
          </table:table-cell>
        </table:table-row>
        <table:table-row table:style-name="ro1">
          <table:table-cell office:value-type="float" office:value="9087432" calcext:value-type="float">
            <text:p>9087432</text:p>
          </table:table-cell>
          <table:table-cell table:formula="of:=TIME( ; ;[.A570]/1000)" office:value-type="time" office:time-value="PT02H31M27.432S" calcext:value-type="time">
            <text:p>02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08.53" calcext:value-type="float">
            <text:p>608.53</text:p>
          </table:table-cell>
          <table:table-cell office:value-type="float" office:value="737.5" calcext:value-type="float">
            <text:p>737.5</text:p>
          </table:table-cell>
        </table:table-row>
        <table:table-row table:style-name="ro1">
          <table:table-cell office:value-type="float" office:value="9103432" calcext:value-type="float">
            <text:p>9103432</text:p>
          </table:table-cell>
          <table:table-cell table:formula="of:=TIME( ; ;[.A571]/1000)" office:value-type="time" office:time-value="PT02H31M43.432S" calcext:value-type="time">
            <text:p>02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09.58" calcext:value-type="float">
            <text:p>609.58</text:p>
          </table:table-cell>
          <table:table-cell office:value-type="float" office:value="738.76" calcext:value-type="float">
            <text:p>738.76</text:p>
          </table:table-cell>
        </table:table-row>
        <table:table-row table:style-name="ro1">
          <table:table-cell office:value-type="float" office:value="9119432" calcext:value-type="float">
            <text:p>9119432</text:p>
          </table:table-cell>
          <table:table-cell table:formula="of:=TIME( ; ;[.A572]/1000)" office:value-type="time" office:time-value="PT02H31M59.432S" calcext:value-type="time">
            <text:p>02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610.64" calcext:value-type="float">
            <text:p>610.64</text:p>
          </table:table-cell>
          <table:table-cell office:value-type="float" office:value="740.02" calcext:value-type="float">
            <text:p>740.02</text:p>
          </table:table-cell>
        </table:table-row>
        <table:table-row table:style-name="ro1">
          <table:table-cell office:value-type="float" office:value="9135432" calcext:value-type="float">
            <text:p>9135432</text:p>
          </table:table-cell>
          <table:table-cell table:formula="of:=TIME( ; ;[.A573]/1000)" office:value-type="time" office:time-value="PT02H32M15.432S" calcext:value-type="time">
            <text:p>02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611.7" calcext:value-type="float">
            <text:p>611.7</text:p>
          </table:table-cell>
          <table:table-cell office:value-type="float" office:value="741.28" calcext:value-type="float">
            <text:p>741.28</text:p>
          </table:table-cell>
        </table:table-row>
        <table:table-row table:style-name="ro1">
          <table:table-cell office:value-type="float" office:value="9151432" calcext:value-type="float">
            <text:p>9151432</text:p>
          </table:table-cell>
          <table:table-cell table:formula="of:=TIME( ; ;[.A574]/1000)" office:value-type="time" office:time-value="PT02H32M31.432S" calcext:value-type="time">
            <text:p>02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12.75" calcext:value-type="float">
            <text:p>612.75</text:p>
          </table:table-cell>
          <table:table-cell office:value-type="float" office:value="742.54" calcext:value-type="float">
            <text:p>742.54</text:p>
          </table:table-cell>
        </table:table-row>
        <table:table-row table:style-name="ro1">
          <table:table-cell office:value-type="float" office:value="9167432" calcext:value-type="float">
            <text:p>9167432</text:p>
          </table:table-cell>
          <table:table-cell table:formula="of:=TIME( ; ;[.A575]/1000)" office:value-type="time" office:time-value="PT02H32M47.432S" calcext:value-type="time">
            <text:p>02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13.81" calcext:value-type="float">
            <text:p>613.81</text:p>
          </table:table-cell>
          <table:table-cell office:value-type="float" office:value="743.8" calcext:value-type="float">
            <text:p>743.8</text:p>
          </table:table-cell>
        </table:table-row>
        <table:table-row table:style-name="ro1">
          <table:table-cell office:value-type="float" office:value="9183432" calcext:value-type="float">
            <text:p>9183432</text:p>
          </table:table-cell>
          <table:table-cell table:formula="of:=TIME( ; ;[.A576]/1000)" office:value-type="time" office:time-value="PT02H33M03.432S" calcext:value-type="time">
            <text:p>02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14.86" calcext:value-type="float">
            <text:p>614.86</text:p>
          </table:table-cell>
          <table:table-cell office:value-type="float" office:value="745.06" calcext:value-type="float">
            <text:p>745.06</text:p>
          </table:table-cell>
        </table:table-row>
        <table:table-row table:style-name="ro1">
          <table:table-cell office:value-type="float" office:value="9199432" calcext:value-type="float">
            <text:p>9199432</text:p>
          </table:table-cell>
          <table:table-cell table:formula="of:=TIME( ; ;[.A577]/1000)" office:value-type="time" office:time-value="PT02H33M19.432S" calcext:value-type="time">
            <text:p>02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15.92" calcext:value-type="float">
            <text:p>615.92</text:p>
          </table:table-cell>
          <table:table-cell office:value-type="float" office:value="746.32" calcext:value-type="float">
            <text:p>746.32</text:p>
          </table:table-cell>
        </table:table-row>
        <table:table-row table:style-name="ro1">
          <table:table-cell office:value-type="float" office:value="9215432" calcext:value-type="float">
            <text:p>9215432</text:p>
          </table:table-cell>
          <table:table-cell table:formula="of:=TIME( ; ;[.A578]/1000)" office:value-type="time" office:time-value="PT02H33M35.432S" calcext:value-type="time">
            <text:p>02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16.97" calcext:value-type="float">
            <text:p>616.97</text:p>
          </table:table-cell>
          <table:table-cell office:value-type="float" office:value="747.58" calcext:value-type="float">
            <text:p>747.58</text:p>
          </table:table-cell>
        </table:table-row>
        <table:table-row table:style-name="ro1">
          <table:table-cell office:value-type="float" office:value="9231432" calcext:value-type="float">
            <text:p>9231432</text:p>
          </table:table-cell>
          <table:table-cell table:formula="of:=TIME( ; ;[.A579]/1000)" office:value-type="time" office:time-value="PT02H33M51.432S" calcext:value-type="time">
            <text:p>02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18.03" calcext:value-type="float">
            <text:p>618.03</text:p>
          </table:table-cell>
          <table:table-cell office:value-type="float" office:value="748.84" calcext:value-type="float">
            <text:p>748.84</text:p>
          </table:table-cell>
        </table:table-row>
        <table:table-row table:style-name="ro1">
          <table:table-cell office:value-type="float" office:value="9247432" calcext:value-type="float">
            <text:p>9247432</text:p>
          </table:table-cell>
          <table:table-cell table:formula="of:=TIME( ; ;[.A580]/1000)" office:value-type="time" office:time-value="PT02H34M07.432S" calcext:value-type="time">
            <text:p>02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19.09" calcext:value-type="float">
            <text:p>619.09</text:p>
          </table:table-cell>
          <table:table-cell office:value-type="float" office:value="750.1" calcext:value-type="float">
            <text:p>750.1</text:p>
          </table:table-cell>
        </table:table-row>
        <table:table-row table:style-name="ro1">
          <table:table-cell office:value-type="float" office:value="9263432" calcext:value-type="float">
            <text:p>9263432</text:p>
          </table:table-cell>
          <table:table-cell table:formula="of:=TIME( ; ;[.A581]/1000)" office:value-type="time" office:time-value="PT02H34M23.432S" calcext:value-type="time">
            <text:p>02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20.14" calcext:value-type="float">
            <text:p>620.14</text:p>
          </table:table-cell>
          <table:table-cell office:value-type="float" office:value="751.36" calcext:value-type="float">
            <text:p>751.36</text:p>
          </table:table-cell>
        </table:table-row>
        <table:table-row table:style-name="ro1">
          <table:table-cell office:value-type="float" office:value="9279432" calcext:value-type="float">
            <text:p>9279432</text:p>
          </table:table-cell>
          <table:table-cell table:formula="of:=TIME( ; ;[.A582]/1000)" office:value-type="time" office:time-value="PT02H34M39.432S" calcext:value-type="time">
            <text:p>02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621.2" calcext:value-type="float">
            <text:p>621.2</text:p>
          </table:table-cell>
          <table:table-cell office:value-type="float" office:value="752.62" calcext:value-type="float">
            <text:p>752.62</text:p>
          </table:table-cell>
        </table:table-row>
        <table:table-row table:style-name="ro1">
          <table:table-cell office:value-type="float" office:value="9295432" calcext:value-type="float">
            <text:p>9295432</text:p>
          </table:table-cell>
          <table:table-cell table:formula="of:=TIME( ; ;[.A583]/1000)" office:value-type="time" office:time-value="PT02H34M55.432S" calcext:value-type="time">
            <text:p>02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622.25" calcext:value-type="float">
            <text:p>622.25</text:p>
          </table:table-cell>
          <table:table-cell office:value-type="float" office:value="753.88" calcext:value-type="float">
            <text:p>753.88</text:p>
          </table:table-cell>
        </table:table-row>
        <table:table-row table:style-name="ro1">
          <table:table-cell office:value-type="float" office:value="9311432" calcext:value-type="float">
            <text:p>9311432</text:p>
          </table:table-cell>
          <table:table-cell table:formula="of:=TIME( ; ;[.A584]/1000)" office:value-type="time" office:time-value="PT02H35M11.432S" calcext:value-type="time">
            <text:p>02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623.31" calcext:value-type="float">
            <text:p>623.31</text:p>
          </table:table-cell>
          <table:table-cell office:value-type="float" office:value="755.14" calcext:value-type="float">
            <text:p>755.14</text:p>
          </table:table-cell>
        </table:table-row>
        <table:table-row table:style-name="ro1">
          <table:table-cell office:value-type="float" office:value="9327432" calcext:value-type="float">
            <text:p>9327432</text:p>
          </table:table-cell>
          <table:table-cell table:formula="of:=TIME( ; ;[.A585]/1000)" office:value-type="time" office:time-value="PT02H35M27.432S" calcext:value-type="time">
            <text:p>02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24.36" calcext:value-type="float">
            <text:p>624.36</text:p>
          </table:table-cell>
          <table:table-cell office:value-type="float" office:value="756.4" calcext:value-type="float">
            <text:p>756.4</text:p>
          </table:table-cell>
        </table:table-row>
        <table:table-row table:style-name="ro1">
          <table:table-cell office:value-type="float" office:value="9343431" calcext:value-type="float">
            <text:p>9343431</text:p>
          </table:table-cell>
          <table:table-cell table:formula="of:=TIME( ; ;[.A586]/1000)" office:value-type="time" office:time-value="PT02H35M43.431S" calcext:value-type="time">
            <text:p>02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25.42" calcext:value-type="float">
            <text:p>625.42</text:p>
          </table:table-cell>
          <table:table-cell office:value-type="float" office:value="757.65" calcext:value-type="float">
            <text:p>757.65</text:p>
          </table:table-cell>
        </table:table-row>
        <table:table-row table:style-name="ro1">
          <table:table-cell office:value-type="float" office:value="9359432" calcext:value-type="float">
            <text:p>9359432</text:p>
          </table:table-cell>
          <table:table-cell table:formula="of:=TIME( ; ;[.A587]/1000)" office:value-type="time" office:time-value="PT02H35M59.432S" calcext:value-type="time">
            <text:p>02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26.47" calcext:value-type="float">
            <text:p>626.47</text:p>
          </table:table-cell>
          <table:table-cell office:value-type="float" office:value="758.91" calcext:value-type="float">
            <text:p>758.91</text:p>
          </table:table-cell>
        </table:table-row>
        <table:table-row table:style-name="ro1">
          <table:table-cell office:value-type="float" office:value="9375432" calcext:value-type="float">
            <text:p>9375432</text:p>
          </table:table-cell>
          <table:table-cell table:formula="of:=TIME( ; ;[.A588]/1000)" office:value-type="time" office:time-value="PT02H36M15.432S" calcext:value-type="time">
            <text:p>02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627.53" calcext:value-type="float">
            <text:p>627.53</text:p>
          </table:table-cell>
          <table:table-cell office:value-type="float" office:value="760.17" calcext:value-type="float">
            <text:p>760.17</text:p>
          </table:table-cell>
        </table:table-row>
        <table:table-row table:style-name="ro1">
          <table:table-cell office:value-type="float" office:value="9391432" calcext:value-type="float">
            <text:p>9391432</text:p>
          </table:table-cell>
          <table:table-cell table:formula="of:=TIME( ; ;[.A589]/1000)" office:value-type="time" office:time-value="PT02H36M31.432S" calcext:value-type="time">
            <text:p>02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28.58" calcext:value-type="float">
            <text:p>628.58</text:p>
          </table:table-cell>
          <table:table-cell office:value-type="float" office:value="761.43" calcext:value-type="float">
            <text:p>761.43</text:p>
          </table:table-cell>
        </table:table-row>
        <table:table-row table:style-name="ro1">
          <table:table-cell office:value-type="float" office:value="9407432" calcext:value-type="float">
            <text:p>9407432</text:p>
          </table:table-cell>
          <table:table-cell table:formula="of:=TIME( ; ;[.A590]/1000)" office:value-type="time" office:time-value="PT02H36M47.432S" calcext:value-type="time">
            <text:p>02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29.64" calcext:value-type="float">
            <text:p>629.64</text:p>
          </table:table-cell>
          <table:table-cell office:value-type="float" office:value="762.69" calcext:value-type="float">
            <text:p>762.69</text:p>
          </table:table-cell>
        </table:table-row>
        <table:table-row table:style-name="ro1">
          <table:table-cell office:value-type="float" office:value="9423432" calcext:value-type="float">
            <text:p>9423432</text:p>
          </table:table-cell>
          <table:table-cell table:formula="of:=TIME( ; ;[.A591]/1000)" office:value-type="time" office:time-value="PT02H37M03.432S" calcext:value-type="time">
            <text:p>02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30.69" calcext:value-type="float">
            <text:p>630.69</text:p>
          </table:table-cell>
          <table:table-cell office:value-type="float" office:value="763.95" calcext:value-type="float">
            <text:p>763.95</text:p>
          </table:table-cell>
        </table:table-row>
        <table:table-row table:style-name="ro1">
          <table:table-cell office:value-type="float" office:value="9439432" calcext:value-type="float">
            <text:p>9439432</text:p>
          </table:table-cell>
          <table:table-cell table:formula="of:=TIME( ; ;[.A592]/1000)" office:value-type="time" office:time-value="PT02H37M19.432S" calcext:value-type="time">
            <text:p>02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1.75" calcext:value-type="float">
            <text:p>631.75</text:p>
          </table:table-cell>
          <table:table-cell office:value-type="float" office:value="765.2" calcext:value-type="float">
            <text:p>765.2</text:p>
          </table:table-cell>
        </table:table-row>
        <table:table-row table:style-name="ro1">
          <table:table-cell office:value-type="float" office:value="9455432" calcext:value-type="float">
            <text:p>9455432</text:p>
          </table:table-cell>
          <table:table-cell table:formula="of:=TIME( ; ;[.A593]/1000)" office:value-type="time" office:time-value="PT02H37M35.432S" calcext:value-type="time">
            <text:p>02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632.8" calcext:value-type="float">
            <text:p>632.8</text:p>
          </table:table-cell>
          <table:table-cell office:value-type="float" office:value="766.46" calcext:value-type="float">
            <text:p>766.46</text:p>
          </table:table-cell>
        </table:table-row>
        <table:table-row table:style-name="ro1">
          <table:table-cell office:value-type="float" office:value="9471432" calcext:value-type="float">
            <text:p>9471432</text:p>
          </table:table-cell>
          <table:table-cell table:formula="of:=TIME( ; ;[.A594]/1000)" office:value-type="time" office:time-value="PT02H37M51.432S" calcext:value-type="time">
            <text:p>02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3.86" calcext:value-type="float">
            <text:p>633.86</text:p>
          </table:table-cell>
          <table:table-cell office:value-type="float" office:value="767.72" calcext:value-type="float">
            <text:p>767.72</text:p>
          </table:table-cell>
        </table:table-row>
        <table:table-row table:style-name="ro1">
          <table:table-cell office:value-type="float" office:value="9487432" calcext:value-type="float">
            <text:p>9487432</text:p>
          </table:table-cell>
          <table:table-cell table:formula="of:=TIME( ; ;[.A595]/1000)" office:value-type="time" office:time-value="PT02H38M07.432S" calcext:value-type="time">
            <text:p>02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4.91" calcext:value-type="float">
            <text:p>634.91</text:p>
          </table:table-cell>
          <table:table-cell office:value-type="float" office:value="768.98" calcext:value-type="float">
            <text:p>768.98</text:p>
          </table:table-cell>
        </table:table-row>
        <table:table-row table:style-name="ro1">
          <table:table-cell office:value-type="float" office:value="9503432" calcext:value-type="float">
            <text:p>9503432</text:p>
          </table:table-cell>
          <table:table-cell table:formula="of:=TIME( ; ;[.A596]/1000)" office:value-type="time" office:time-value="PT02H38M23.432S" calcext:value-type="time">
            <text:p>02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5.97" calcext:value-type="float">
            <text:p>635.97</text:p>
          </table:table-cell>
          <table:table-cell office:value-type="float" office:value="770.23" calcext:value-type="float">
            <text:p>770.23</text:p>
          </table:table-cell>
        </table:table-row>
        <table:table-row table:style-name="ro1">
          <table:table-cell office:value-type="float" office:value="9519432" calcext:value-type="float">
            <text:p>9519432</text:p>
          </table:table-cell>
          <table:table-cell table:formula="of:=TIME( ; ;[.A597]/1000)" office:value-type="time" office:time-value="PT02H38M39.432S" calcext:value-type="time">
            <text:p>02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7.02" calcext:value-type="float">
            <text:p>637.02</text:p>
          </table:table-cell>
          <table:table-cell office:value-type="float" office:value="771.49" calcext:value-type="float">
            <text:p>771.49</text:p>
          </table:table-cell>
        </table:table-row>
        <table:table-row table:style-name="ro1">
          <table:table-cell office:value-type="float" office:value="9535432" calcext:value-type="float">
            <text:p>9535432</text:p>
          </table:table-cell>
          <table:table-cell table:formula="of:=TIME( ; ;[.A598]/1000)" office:value-type="time" office:time-value="PT02H38M55.432S" calcext:value-type="time">
            <text:p>02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8.08" calcext:value-type="float">
            <text:p>638.08</text:p>
          </table:table-cell>
          <table:table-cell office:value-type="float" office:value="772.75" calcext:value-type="float">
            <text:p>772.75</text:p>
          </table:table-cell>
        </table:table-row>
        <table:table-row table:style-name="ro1">
          <table:table-cell office:value-type="float" office:value="9551432" calcext:value-type="float">
            <text:p>9551432</text:p>
          </table:table-cell>
          <table:table-cell table:formula="of:=TIME( ; ;[.A599]/1000)" office:value-type="time" office:time-value="PT02H39M11.432S" calcext:value-type="time">
            <text:p>02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39.13" calcext:value-type="float">
            <text:p>639.13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9567431" calcext:value-type="float">
            <text:p>9567431</text:p>
          </table:table-cell>
          <table:table-cell table:formula="of:=TIME( ; ;[.A600]/1000)" office:value-type="time" office:time-value="PT02H39M27.431S" calcext:value-type="time">
            <text:p>02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40.19" calcext:value-type="float">
            <text:p>640.19</text:p>
          </table:table-cell>
          <table:table-cell office:value-type="float" office:value="775.26" calcext:value-type="float">
            <text:p>775.26</text:p>
          </table:table-cell>
        </table:table-row>
        <table:table-row table:style-name="ro1">
          <table:table-cell office:value-type="float" office:value="9583432" calcext:value-type="float">
            <text:p>9583432</text:p>
          </table:table-cell>
          <table:table-cell table:formula="of:=TIME( ; ;[.A601]/1000)" office:value-type="time" office:time-value="PT02H39M43.432S" calcext:value-type="time">
            <text:p>02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41.24" calcext:value-type="float">
            <text:p>641.24</text:p>
          </table:table-cell>
          <table:table-cell office:value-type="float" office:value="776.52" calcext:value-type="float">
            <text:p>776.52</text:p>
          </table:table-cell>
        </table:table-row>
        <table:table-row table:style-name="ro1">
          <table:table-cell office:value-type="float" office:value="9599432" calcext:value-type="float">
            <text:p>9599432</text:p>
          </table:table-cell>
          <table:table-cell table:formula="of:=TIME( ; ;[.A602]/1000)" office:value-type="time" office:time-value="PT02H39M59.432S" calcext:value-type="time">
            <text:p>02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42.29" calcext:value-type="float">
            <text:p>642.29</text:p>
          </table:table-cell>
          <table:table-cell office:value-type="float" office:value="777.77" calcext:value-type="float">
            <text:p>777.77</text:p>
          </table:table-cell>
        </table:table-row>
        <table:table-row table:style-name="ro1">
          <table:table-cell office:value-type="float" office:value="9615432" calcext:value-type="float">
            <text:p>9615432</text:p>
          </table:table-cell>
          <table:table-cell table:formula="of:=TIME( ; ;[.A603]/1000)" office:value-type="time" office:time-value="PT02H40M15.432S" calcext:value-type="time">
            <text:p>02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3.35" calcext:value-type="float">
            <text:p>643.35</text:p>
          </table:table-cell>
          <table:table-cell office:value-type="float" office:value="779.03" calcext:value-type="float">
            <text:p>779.03</text:p>
          </table:table-cell>
        </table:table-row>
        <table:table-row table:style-name="ro1">
          <table:table-cell office:value-type="float" office:value="9631432" calcext:value-type="float">
            <text:p>9631432</text:p>
          </table:table-cell>
          <table:table-cell table:formula="of:=TIME( ; ;[.A604]/1000)" office:value-type="time" office:time-value="PT02H40M31.432S" calcext:value-type="time">
            <text:p>02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4.4" calcext:value-type="float">
            <text:p>644.4</text:p>
          </table:table-cell>
          <table:table-cell office:value-type="float" office:value="780.29" calcext:value-type="float">
            <text:p>780.29</text:p>
          </table:table-cell>
        </table:table-row>
        <table:table-row table:style-name="ro1">
          <table:table-cell office:value-type="float" office:value="9647432" calcext:value-type="float">
            <text:p>9647432</text:p>
          </table:table-cell>
          <table:table-cell table:formula="of:=TIME( ; ;[.A605]/1000)" office:value-type="time" office:time-value="PT02H40M47.432S" calcext:value-type="time">
            <text:p>02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5.46" calcext:value-type="float">
            <text:p>645.46</text:p>
          </table:table-cell>
          <table:table-cell office:value-type="float" office:value="781.54" calcext:value-type="float">
            <text:p>781.54</text:p>
          </table:table-cell>
        </table:table-row>
        <table:table-row table:style-name="ro1">
          <table:table-cell office:value-type="float" office:value="9663432" calcext:value-type="float">
            <text:p>9663432</text:p>
          </table:table-cell>
          <table:table-cell table:formula="of:=TIME( ; ;[.A606]/1000)" office:value-type="time" office:time-value="PT02H41M03.432S" calcext:value-type="time">
            <text:p>02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6.51" calcext:value-type="float">
            <text:p>646.51</text:p>
          </table:table-cell>
          <table:table-cell office:value-type="float" office:value="782.8" calcext:value-type="float">
            <text:p>782.8</text:p>
          </table:table-cell>
        </table:table-row>
        <table:table-row table:style-name="ro1">
          <table:table-cell office:value-type="float" office:value="9679432" calcext:value-type="float">
            <text:p>9679432</text:p>
          </table:table-cell>
          <table:table-cell table:formula="of:=TIME( ; ;[.A607]/1000)" office:value-type="time" office:time-value="PT02H41M19.432S" calcext:value-type="time">
            <text:p>02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647.57" calcext:value-type="float">
            <text:p>647.57</text:p>
          </table:table-cell>
          <table:table-cell office:value-type="float" office:value="784.06" calcext:value-type="float">
            <text:p>784.06</text:p>
          </table:table-cell>
        </table:table-row>
        <table:table-row table:style-name="ro1">
          <table:table-cell office:value-type="float" office:value="9695432" calcext:value-type="float">
            <text:p>9695432</text:p>
          </table:table-cell>
          <table:table-cell table:formula="of:=TIME( ; ;[.A608]/1000)" office:value-type="time" office:time-value="PT02H41M35.432S" calcext:value-type="time">
            <text:p>02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8.62" calcext:value-type="float">
            <text:p>648.62</text:p>
          </table:table-cell>
          <table:table-cell office:value-type="float" office:value="785.31" calcext:value-type="float">
            <text:p>785.31</text:p>
          </table:table-cell>
        </table:table-row>
        <table:table-row table:style-name="ro1">
          <table:table-cell office:value-type="float" office:value="9711432" calcext:value-type="float">
            <text:p>9711432</text:p>
          </table:table-cell>
          <table:table-cell table:formula="of:=TIME( ; ;[.A609]/1000)" office:value-type="time" office:time-value="PT02H41M51.432S" calcext:value-type="time">
            <text:p>02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649.68" calcext:value-type="float">
            <text:p>649.68</text:p>
          </table:table-cell>
          <table:table-cell office:value-type="float" office:value="786.57" calcext:value-type="float">
            <text:p>786.57</text:p>
          </table:table-cell>
        </table:table-row>
        <table:table-row table:style-name="ro1">
          <table:table-cell office:value-type="float" office:value="9727432" calcext:value-type="float">
            <text:p>9727432</text:p>
          </table:table-cell>
          <table:table-cell table:formula="of:=TIME( ; ;[.A610]/1000)" office:value-type="time" office:time-value="PT02H42M07.432S" calcext:value-type="time">
            <text:p>02:4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650.73" calcext:value-type="float">
            <text:p>650.73</text:p>
          </table:table-cell>
          <table:table-cell office:value-type="float" office:value="787.82" calcext:value-type="float">
            <text:p>787.82</text:p>
          </table:table-cell>
        </table:table-row>
        <table:table-row table:style-name="ro1">
          <table:table-cell office:value-type="float" office:value="9743432" calcext:value-type="float">
            <text:p>9743432</text:p>
          </table:table-cell>
          <table:table-cell table:formula="of:=TIME( ; ;[.A611]/1000)" office:value-type="time" office:time-value="PT02H42M23.432S" calcext:value-type="time">
            <text:p>02:4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1.78" calcext:value-type="float">
            <text:p>651.78</text:p>
          </table:table-cell>
          <table:table-cell office:value-type="float" office:value="789.08" calcext:value-type="float">
            <text:p>789.08</text:p>
          </table:table-cell>
        </table:table-row>
        <table:table-row table:style-name="ro1">
          <table:table-cell office:value-type="float" office:value="9759432" calcext:value-type="float">
            <text:p>9759432</text:p>
          </table:table-cell>
          <table:table-cell table:formula="of:=TIME( ; ;[.A612]/1000)" office:value-type="time" office:time-value="PT02H42M39.432S" calcext:value-type="time">
            <text:p>02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2.84" calcext:value-type="float">
            <text:p>652.84</text:p>
          </table:table-cell>
          <table:table-cell office:value-type="float" office:value="790.34" calcext:value-type="float">
            <text:p>790.34</text:p>
          </table:table-cell>
        </table:table-row>
        <table:table-row table:style-name="ro1">
          <table:table-cell office:value-type="float" office:value="9775432" calcext:value-type="float">
            <text:p>9775432</text:p>
          </table:table-cell>
          <table:table-cell table:formula="of:=TIME( ; ;[.A613]/1000)" office:value-type="time" office:time-value="PT02H42M55.432S" calcext:value-type="time">
            <text:p>02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653.89" calcext:value-type="float">
            <text:p>653.89</text:p>
          </table:table-cell>
          <table:table-cell office:value-type="float" office:value="791.59" calcext:value-type="float">
            <text:p>791.59</text:p>
          </table:table-cell>
        </table:table-row>
        <table:table-row table:style-name="ro1">
          <table:table-cell office:value-type="float" office:value="9791432" calcext:value-type="float">
            <text:p>9791432</text:p>
          </table:table-cell>
          <table:table-cell table:formula="of:=TIME( ; ;[.A614]/1000)" office:value-type="time" office:time-value="PT02H43M11.432S" calcext:value-type="time">
            <text:p>02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4.95" calcext:value-type="float">
            <text:p>654.95</text:p>
          </table:table-cell>
          <table:table-cell office:value-type="float" office:value="792.85" calcext:value-type="float">
            <text:p>792.85</text:p>
          </table:table-cell>
        </table:table-row>
        <table:table-row table:style-name="ro1">
          <table:table-cell office:value-type="float" office:value="9807432" calcext:value-type="float">
            <text:p>9807432</text:p>
          </table:table-cell>
          <table:table-cell table:formula="of:=TIME( ; ;[.A615]/1000)" office:value-type="time" office:time-value="PT02H43M27.432S" calcext:value-type="time">
            <text:p>02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6" calcext:value-type="float">
            <text:p>656</text:p>
          </table:table-cell>
          <table:table-cell office:value-type="float" office:value="794.1" calcext:value-type="float">
            <text:p>794.1</text:p>
          </table:table-cell>
        </table:table-row>
        <table:table-row table:style-name="ro1">
          <table:table-cell office:value-type="float" office:value="9823432" calcext:value-type="float">
            <text:p>9823432</text:p>
          </table:table-cell>
          <table:table-cell table:formula="of:=TIME( ; ;[.A616]/1000)" office:value-type="time" office:time-value="PT02H43M43.432S" calcext:value-type="time">
            <text:p>02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7.05" calcext:value-type="float">
            <text:p>657.05</text:p>
          </table:table-cell>
          <table:table-cell office:value-type="float" office:value="795.36" calcext:value-type="float">
            <text:p>795.36</text:p>
          </table:table-cell>
        </table:table-row>
        <table:table-row table:style-name="ro1">
          <table:table-cell office:value-type="float" office:value="9839432" calcext:value-type="float">
            <text:p>9839432</text:p>
          </table:table-cell>
          <table:table-cell table:formula="of:=TIME( ; ;[.A617]/1000)" office:value-type="time" office:time-value="PT02H43M59.432S" calcext:value-type="time">
            <text:p>02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58.11" calcext:value-type="float">
            <text:p>658.11</text:p>
          </table:table-cell>
          <table:table-cell office:value-type="float" office:value="796.61" calcext:value-type="float">
            <text:p>796.61</text:p>
          </table:table-cell>
        </table:table-row>
        <table:table-row table:style-name="ro1">
          <table:table-cell office:value-type="float" office:value="9855432" calcext:value-type="float">
            <text:p>9855432</text:p>
          </table:table-cell>
          <table:table-cell table:formula="of:=TIME( ; ;[.A618]/1000)" office:value-type="time" office:time-value="PT02H44M15.432S" calcext:value-type="time">
            <text:p>02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659.16" calcext:value-type="float">
            <text:p>659.16</text:p>
          </table:table-cell>
          <table:table-cell office:value-type="float" office:value="797.87" calcext:value-type="float">
            <text:p>797.87</text:p>
          </table:table-cell>
        </table:table-row>
        <table:table-row table:style-name="ro1">
          <table:table-cell office:value-type="float" office:value="9871432" calcext:value-type="float">
            <text:p>9871432</text:p>
          </table:table-cell>
          <table:table-cell table:formula="of:=TIME( ; ;[.A619]/1000)" office:value-type="time" office:time-value="PT02H44M31.432S" calcext:value-type="time">
            <text:p>02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660.22" calcext:value-type="float">
            <text:p>660.22</text:p>
          </table:table-cell>
          <table:table-cell office:value-type="float" office:value="799.13" calcext:value-type="float">
            <text:p>799.13</text:p>
          </table:table-cell>
        </table:table-row>
        <table:table-row table:style-name="ro1">
          <table:table-cell office:value-type="float" office:value="9887432" calcext:value-type="float">
            <text:p>9887432</text:p>
          </table:table-cell>
          <table:table-cell table:formula="of:=TIME( ; ;[.A620]/1000)" office:value-type="time" office:time-value="PT02H44M47.432S" calcext:value-type="time">
            <text:p>02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661.27" calcext:value-type="float">
            <text:p>661.27</text:p>
          </table:table-cell>
          <table:table-cell office:value-type="float" office:value="800.38" calcext:value-type="float">
            <text:p>800.38</text:p>
          </table:table-cell>
        </table:table-row>
        <table:table-row table:style-name="ro1">
          <table:table-cell office:value-type="float" office:value="9903432" calcext:value-type="float">
            <text:p>9903432</text:p>
          </table:table-cell>
          <table:table-cell table:formula="of:=TIME( ; ;[.A621]/1000)" office:value-type="time" office:time-value="PT02H45M03.432S" calcext:value-type="time">
            <text:p>02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2.32" calcext:value-type="float">
            <text:p>662.32</text:p>
          </table:table-cell>
          <table:table-cell office:value-type="float" office:value="801.64" calcext:value-type="float">
            <text:p>801.64</text:p>
          </table:table-cell>
        </table:table-row>
        <table:table-row table:style-name="ro1">
          <table:table-cell office:value-type="float" office:value="9919432" calcext:value-type="float">
            <text:p>9919432</text:p>
          </table:table-cell>
          <table:table-cell table:formula="of:=TIME( ; ;[.A622]/1000)" office:value-type="time" office:time-value="PT02H45M19.432S" calcext:value-type="time">
            <text:p>02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3.38" calcext:value-type="float">
            <text:p>663.38</text:p>
          </table:table-cell>
          <table:table-cell office:value-type="float" office:value="802.89" calcext:value-type="float">
            <text:p>802.89</text:p>
          </table:table-cell>
        </table:table-row>
        <table:table-row table:style-name="ro1">
          <table:table-cell office:value-type="float" office:value="9935432" calcext:value-type="float">
            <text:p>9935432</text:p>
          </table:table-cell>
          <table:table-cell table:formula="of:=TIME( ; ;[.A623]/1000)" office:value-type="time" office:time-value="PT02H45M35.432S" calcext:value-type="time">
            <text:p>02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4.43" calcext:value-type="float">
            <text:p>664.43</text:p>
          </table:table-cell>
          <table:table-cell office:value-type="float" office:value="804.15" calcext:value-type="float">
            <text:p>804.15</text:p>
          </table:table-cell>
        </table:table-row>
        <table:table-row table:style-name="ro1">
          <table:table-cell office:value-type="float" office:value="9951432" calcext:value-type="float">
            <text:p>9951432</text:p>
          </table:table-cell>
          <table:table-cell table:formula="of:=TIME( ; ;[.A624]/1000)" office:value-type="time" office:time-value="PT02H45M51.432S" calcext:value-type="time">
            <text:p>02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5.48" calcext:value-type="float">
            <text:p>665.48</text:p>
          </table:table-cell>
          <table:table-cell office:value-type="float" office:value="805.4" calcext:value-type="float">
            <text:p>805.4</text:p>
          </table:table-cell>
        </table:table-row>
        <table:table-row table:style-name="ro1">
          <table:table-cell office:value-type="float" office:value="9967432" calcext:value-type="float">
            <text:p>9967432</text:p>
          </table:table-cell>
          <table:table-cell table:formula="of:=TIME( ; ;[.A625]/1000)" office:value-type="time" office:time-value="PT02H46M07.432S" calcext:value-type="time">
            <text:p>02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6.54" calcext:value-type="float">
            <text:p>666.54</text:p>
          </table:table-cell>
          <table:table-cell office:value-type="float" office:value="806.66" calcext:value-type="float">
            <text:p>806.66</text:p>
          </table:table-cell>
        </table:table-row>
        <table:table-row table:style-name="ro1">
          <table:table-cell office:value-type="float" office:value="9983432" calcext:value-type="float">
            <text:p>9983432</text:p>
          </table:table-cell>
          <table:table-cell table:formula="of:=TIME( ; ;[.A626]/1000)" office:value-type="time" office:time-value="PT02H46M23.432S" calcext:value-type="time">
            <text:p>02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7.59" calcext:value-type="float">
            <text:p>667.59</text:p>
          </table:table-cell>
          <table:table-cell office:value-type="float" office:value="807.91" calcext:value-type="float">
            <text:p>807.91</text:p>
          </table:table-cell>
        </table:table-row>
        <table:table-row table:style-name="ro1">
          <table:table-cell office:value-type="float" office:value="9999432" calcext:value-type="float">
            <text:p>9999432</text:p>
          </table:table-cell>
          <table:table-cell table:formula="of:=TIME( ; ;[.A627]/1000)" office:value-type="time" office:time-value="PT02H46M39.432S" calcext:value-type="time">
            <text:p>02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8.64" calcext:value-type="float">
            <text:p>668.64</text:p>
          </table:table-cell>
          <table:table-cell office:value-type="float" office:value="809.16" calcext:value-type="float">
            <text:p>809.16</text:p>
          </table:table-cell>
        </table:table-row>
        <table:table-row table:style-name="ro1">
          <table:table-cell office:value-type="float" office:value="10015432" calcext:value-type="float">
            <text:p>10015432</text:p>
          </table:table-cell>
          <table:table-cell table:formula="of:=TIME( ; ;[.A628]/1000)" office:value-type="time" office:time-value="PT02H46M55.432S" calcext:value-type="time">
            <text:p>02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69.7" calcext:value-type="float">
            <text:p>669.7</text:p>
          </table:table-cell>
          <table:table-cell office:value-type="float" office:value="810.42" calcext:value-type="float">
            <text:p>810.42</text:p>
          </table:table-cell>
        </table:table-row>
        <table:table-row table:style-name="ro1">
          <table:table-cell office:value-type="float" office:value="10031432" calcext:value-type="float">
            <text:p>10031432</text:p>
          </table:table-cell>
          <table:table-cell table:formula="of:=TIME( ; ;[.A629]/1000)" office:value-type="time" office:time-value="PT02H47M11.432S" calcext:value-type="time">
            <text:p>02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670.75" calcext:value-type="float">
            <text:p>670.75</text:p>
          </table:table-cell>
          <table:table-cell office:value-type="float" office:value="811.67" calcext:value-type="float">
            <text:p>811.67</text:p>
          </table:table-cell>
        </table:table-row>
        <table:table-row table:style-name="ro1">
          <table:table-cell office:value-type="float" office:value="10047432" calcext:value-type="float">
            <text:p>10047432</text:p>
          </table:table-cell>
          <table:table-cell table:formula="of:=TIME( ; ;[.A630]/1000)" office:value-type="time" office:time-value="PT02H47M27.432S" calcext:value-type="time">
            <text:p>02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671.8" calcext:value-type="float">
            <text:p>671.8</text:p>
          </table:table-cell>
          <table:table-cell office:value-type="float" office:value="812.93" calcext:value-type="float">
            <text:p>812.93</text:p>
          </table:table-cell>
        </table:table-row>
        <table:table-row table:style-name="ro1">
          <table:table-cell office:value-type="float" office:value="10063432" calcext:value-type="float">
            <text:p>10063432</text:p>
          </table:table-cell>
          <table:table-cell table:formula="of:=TIME( ; ;[.A631]/1000)" office:value-type="time" office:time-value="PT02H47M43.432S" calcext:value-type="time">
            <text:p>02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672.86" calcext:value-type="float">
            <text:p>672.86</text:p>
          </table:table-cell>
          <table:table-cell office:value-type="float" office:value="814.18" calcext:value-type="float">
            <text:p>814.18</text:p>
          </table:table-cell>
        </table:table-row>
        <table:table-row table:style-name="ro1">
          <table:table-cell office:value-type="float" office:value="10079432" calcext:value-type="float">
            <text:p>10079432</text:p>
          </table:table-cell>
          <table:table-cell table:formula="of:=TIME( ; ;[.A632]/1000)" office:value-type="time" office:time-value="PT02H47M59.432S" calcext:value-type="time">
            <text:p>02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673.91" calcext:value-type="float">
            <text:p>673.91</text:p>
          </table:table-cell>
          <table:table-cell office:value-type="float" office:value="815.43" calcext:value-type="float">
            <text:p>815.43</text:p>
          </table:table-cell>
        </table:table-row>
        <table:table-row table:style-name="ro1">
          <table:table-cell office:value-type="float" office:value="10095432" calcext:value-type="float">
            <text:p>10095432</text:p>
          </table:table-cell>
          <table:table-cell table:formula="of:=TIME( ; ;[.A633]/1000)" office:value-type="time" office:time-value="PT02H48M15.432S" calcext:value-type="time">
            <text:p>02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674.96" calcext:value-type="float">
            <text:p>674.96</text:p>
          </table:table-cell>
          <table:table-cell office:value-type="float" office:value="816.69" calcext:value-type="float">
            <text:p>816.69</text:p>
          </table:table-cell>
        </table:table-row>
        <table:table-row table:style-name="ro1">
          <table:table-cell office:value-type="float" office:value="10111432" calcext:value-type="float">
            <text:p>10111432</text:p>
          </table:table-cell>
          <table:table-cell table:formula="of:=TIME( ; ;[.A634]/1000)" office:value-type="time" office:time-value="PT02H48M31.432S" calcext:value-type="time">
            <text:p>02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676.02" calcext:value-type="float">
            <text:p>676.02</text:p>
          </table:table-cell>
          <table:table-cell office:value-type="float" office:value="817.94" calcext:value-type="float">
            <text:p>817.94</text:p>
          </table:table-cell>
        </table:table-row>
        <table:table-row table:style-name="ro1">
          <table:table-cell office:value-type="float" office:value="10127432" calcext:value-type="float">
            <text:p>10127432</text:p>
          </table:table-cell>
          <table:table-cell table:formula="of:=TIME( ; ;[.A635]/1000)" office:value-type="time" office:time-value="PT02H48M47.432S" calcext:value-type="time">
            <text:p>02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677.07" calcext:value-type="float">
            <text:p>677.07</text:p>
          </table:table-cell>
          <table:table-cell office:value-type="float" office:value="819.2" calcext:value-type="float">
            <text:p>819.2</text:p>
          </table:table-cell>
        </table:table-row>
        <table:table-row table:style-name="ro1">
          <table:table-cell office:value-type="float" office:value="10143432" calcext:value-type="float">
            <text:p>10143432</text:p>
          </table:table-cell>
          <table:table-cell table:formula="of:=TIME( ; ;[.A636]/1000)" office:value-type="time" office:time-value="PT02H49M03.432S" calcext:value-type="time">
            <text:p>02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5" calcext:value-type="float">
            <text:p>281.25</text:p>
          </table:table-cell>
          <table:table-cell office:value-type="float" office:value="678.12" calcext:value-type="float">
            <text:p>678.12</text:p>
          </table:table-cell>
          <table:table-cell office:value-type="float" office:value="820.45" calcext:value-type="float">
            <text:p>820.45</text:p>
          </table:table-cell>
        </table:table-row>
        <table:table-row table:style-name="ro1">
          <table:table-cell office:value-type="float" office:value="10159432" calcext:value-type="float">
            <text:p>10159432</text:p>
          </table:table-cell>
          <table:table-cell table:formula="of:=TIME( ; ;[.A637]/1000)" office:value-type="time" office:time-value="PT02H49M19.432S" calcext:value-type="time">
            <text:p>02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679.17" calcext:value-type="float">
            <text:p>679.17</text:p>
          </table:table-cell>
          <table:table-cell office:value-type="float" office:value="821.7" calcext:value-type="float">
            <text:p>821.7</text:p>
          </table:table-cell>
        </table:table-row>
        <table:table-row table:style-name="ro1">
          <table:table-cell office:value-type="float" office:value="10175432" calcext:value-type="float">
            <text:p>10175432</text:p>
          </table:table-cell>
          <table:table-cell table:formula="of:=TIME( ; ;[.A638]/1000)" office:value-type="time" office:time-value="PT02H49M35.432S" calcext:value-type="time">
            <text:p>02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680.23" calcext:value-type="float">
            <text:p>680.23</text:p>
          </table:table-cell>
          <table:table-cell office:value-type="float" office:value="822.95" calcext:value-type="float">
            <text:p>822.95</text:p>
          </table:table-cell>
        </table:table-row>
        <table:table-row table:style-name="ro1">
          <table:table-cell office:value-type="float" office:value="10191432" calcext:value-type="float">
            <text:p>10191432</text:p>
          </table:table-cell>
          <table:table-cell table:formula="of:=TIME( ; ;[.A639]/1000)" office:value-type="time" office:time-value="PT02H49M51.432S" calcext:value-type="time">
            <text:p>02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681.28" calcext:value-type="float">
            <text:p>681.28</text:p>
          </table:table-cell>
          <table:table-cell office:value-type="float" office:value="824.2" calcext:value-type="float">
            <text:p>824.2</text:p>
          </table:table-cell>
        </table:table-row>
        <table:table-row table:style-name="ro1">
          <table:table-cell office:value-type="float" office:value="10207432" calcext:value-type="float">
            <text:p>10207432</text:p>
          </table:table-cell>
          <table:table-cell table:formula="of:=TIME( ; ;[.A640]/1000)" office:value-type="time" office:time-value="PT02H50M07.432S" calcext:value-type="time">
            <text:p>02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682.33" calcext:value-type="float">
            <text:p>682.33</text:p>
          </table:table-cell>
          <table:table-cell office:value-type="float" office:value="825.46" calcext:value-type="float">
            <text:p>825.46</text:p>
          </table:table-cell>
        </table:table-row>
        <table:table-row table:style-name="ro1">
          <table:table-cell office:value-type="float" office:value="10223432" calcext:value-type="float">
            <text:p>10223432</text:p>
          </table:table-cell>
          <table:table-cell table:formula="of:=TIME( ; ;[.A641]/1000)" office:value-type="time" office:time-value="PT02H50M23.432S" calcext:value-type="time">
            <text:p>02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683.38" calcext:value-type="float">
            <text:p>683.38</text:p>
          </table:table-cell>
          <table:table-cell office:value-type="float" office:value="826.71" calcext:value-type="float">
            <text:p>826.71</text:p>
          </table:table-cell>
        </table:table-row>
        <table:table-row table:style-name="ro1">
          <table:table-cell office:value-type="float" office:value="10239432" calcext:value-type="float">
            <text:p>10239432</text:p>
          </table:table-cell>
          <table:table-cell table:formula="of:=TIME( ; ;[.A642]/1000)" office:value-type="time" office:time-value="PT02H50M39.432S" calcext:value-type="time">
            <text:p>02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684.44" calcext:value-type="float">
            <text:p>684.44</text:p>
          </table:table-cell>
          <table:table-cell office:value-type="float" office:value="827.96" calcext:value-type="float">
            <text:p>827.96</text:p>
          </table:table-cell>
        </table:table-row>
        <table:table-row table:style-name="ro1">
          <table:table-cell office:value-type="float" office:value="10255432" calcext:value-type="float">
            <text:p>10255432</text:p>
          </table:table-cell>
          <table:table-cell table:formula="of:=TIME( ; ;[.A643]/1000)" office:value-type="time" office:time-value="PT02H50M55.432S" calcext:value-type="time">
            <text:p>02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685.49" calcext:value-type="float">
            <text:p>685.49</text:p>
          </table:table-cell>
          <table:table-cell office:value-type="float" office:value="829.21" calcext:value-type="float">
            <text:p>829.21</text:p>
          </table:table-cell>
        </table:table-row>
        <table:table-row table:style-name="ro1">
          <table:table-cell office:value-type="float" office:value="10271432" calcext:value-type="float">
            <text:p>10271432</text:p>
          </table:table-cell>
          <table:table-cell table:formula="of:=TIME( ; ;[.A644]/1000)" office:value-type="time" office:time-value="PT02H51M11.432S" calcext:value-type="time">
            <text:p>02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686.54" calcext:value-type="float">
            <text:p>686.54</text:p>
          </table:table-cell>
          <table:table-cell office:value-type="float" office:value="830.46" calcext:value-type="float">
            <text:p>830.46</text:p>
          </table:table-cell>
        </table:table-row>
        <table:table-row table:style-name="ro1">
          <table:table-cell office:value-type="float" office:value="10287432" calcext:value-type="float">
            <text:p>10287432</text:p>
          </table:table-cell>
          <table:table-cell table:formula="of:=TIME( ; ;[.A645]/1000)" office:value-type="time" office:time-value="PT02H51M27.432S" calcext:value-type="time">
            <text:p>02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687.59" calcext:value-type="float">
            <text:p>687.59</text:p>
          </table:table-cell>
          <table:table-cell office:value-type="float" office:value="831.71" calcext:value-type="float">
            <text:p>831.71</text:p>
          </table:table-cell>
        </table:table-row>
        <table:table-row table:style-name="ro1">
          <table:table-cell office:value-type="float" office:value="10303432" calcext:value-type="float">
            <text:p>10303432</text:p>
          </table:table-cell>
          <table:table-cell table:formula="of:=TIME( ; ;[.A646]/1000)" office:value-type="time" office:time-value="PT02H51M43.432S" calcext:value-type="time">
            <text:p>02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688.65" calcext:value-type="float">
            <text:p>688.65</text:p>
          </table:table-cell>
          <table:table-cell office:value-type="float" office:value="832.96" calcext:value-type="float">
            <text:p>832.96</text:p>
          </table:table-cell>
        </table:table-row>
        <table:table-row table:style-name="ro1">
          <table:table-cell office:value-type="float" office:value="10319432" calcext:value-type="float">
            <text:p>10319432</text:p>
          </table:table-cell>
          <table:table-cell table:formula="of:=TIME( ; ;[.A647]/1000)" office:value-type="time" office:time-value="PT02H51M59.432S" calcext:value-type="time">
            <text:p>02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689.7" calcext:value-type="float">
            <text:p>689.7</text:p>
          </table:table-cell>
          <table:table-cell office:value-type="float" office:value="834.22" calcext:value-type="float">
            <text:p>834.22</text:p>
          </table:table-cell>
        </table:table-row>
        <table:table-row table:style-name="ro1">
          <table:table-cell office:value-type="float" office:value="10335432" calcext:value-type="float">
            <text:p>10335432</text:p>
          </table:table-cell>
          <table:table-cell table:formula="of:=TIME( ; ;[.A648]/1000)" office:value-type="time" office:time-value="PT02H52M15.432S" calcext:value-type="time">
            <text:p>02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690.75" calcext:value-type="float">
            <text:p>690.75</text:p>
          </table:table-cell>
          <table:table-cell office:value-type="float" office:value="835.47" calcext:value-type="float">
            <text:p>835.47</text:p>
          </table:table-cell>
        </table:table-row>
        <table:table-row table:style-name="ro1">
          <table:table-cell office:value-type="float" office:value="10351432" calcext:value-type="float">
            <text:p>10351432</text:p>
          </table:table-cell>
          <table:table-cell table:formula="of:=TIME( ; ;[.A649]/1000)" office:value-type="time" office:time-value="PT02H52M31.432S" calcext:value-type="time">
            <text:p>02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691.8" calcext:value-type="float">
            <text:p>691.8</text:p>
          </table:table-cell>
          <table:table-cell office:value-type="float" office:value="836.72" calcext:value-type="float">
            <text:p>836.72</text:p>
          </table:table-cell>
        </table:table-row>
        <table:table-row table:style-name="ro1">
          <table:table-cell office:value-type="float" office:value="10367432" calcext:value-type="float">
            <text:p>10367432</text:p>
          </table:table-cell>
          <table:table-cell table:formula="of:=TIME( ; ;[.A650]/1000)" office:value-type="time" office:time-value="PT02H52M47.432S" calcext:value-type="time">
            <text:p>02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692.85" calcext:value-type="float">
            <text:p>692.85</text:p>
          </table:table-cell>
          <table:table-cell office:value-type="float" office:value="837.97" calcext:value-type="float">
            <text:p>837.97</text:p>
          </table:table-cell>
        </table:table-row>
        <table:table-row table:style-name="ro1">
          <table:table-cell office:value-type="float" office:value="10383432" calcext:value-type="float">
            <text:p>10383432</text:p>
          </table:table-cell>
          <table:table-cell table:formula="of:=TIME( ; ;[.A651]/1000)" office:value-type="time" office:time-value="PT02H53M03.432S" calcext:value-type="time">
            <text:p>02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693.9" calcext:value-type="float">
            <text:p>693.9</text:p>
          </table:table-cell>
          <table:table-cell office:value-type="float" office:value="839.22" calcext:value-type="float">
            <text:p>839.22</text:p>
          </table:table-cell>
        </table:table-row>
        <table:table-row table:style-name="ro1">
          <table:table-cell office:value-type="float" office:value="10399432" calcext:value-type="float">
            <text:p>10399432</text:p>
          </table:table-cell>
          <table:table-cell table:formula="of:=TIME( ; ;[.A652]/1000)" office:value-type="time" office:time-value="PT02H53M19.432S" calcext:value-type="time">
            <text:p>02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694.96" calcext:value-type="float">
            <text:p>694.96</text:p>
          </table:table-cell>
          <table:table-cell office:value-type="float" office:value="840.47" calcext:value-type="float">
            <text:p>840.47</text:p>
          </table:table-cell>
        </table:table-row>
        <table:table-row table:style-name="ro1">
          <table:table-cell office:value-type="float" office:value="10415432" calcext:value-type="float">
            <text:p>10415432</text:p>
          </table:table-cell>
          <table:table-cell table:formula="of:=TIME( ; ;[.A653]/1000)" office:value-type="time" office:time-value="PT02H53M35.432S" calcext:value-type="time">
            <text:p>02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696.01" calcext:value-type="float">
            <text:p>696.01</text:p>
          </table:table-cell>
          <table:table-cell office:value-type="float" office:value="841.72" calcext:value-type="float">
            <text:p>841.72</text:p>
          </table:table-cell>
        </table:table-row>
        <table:table-row table:style-name="ro1">
          <table:table-cell office:value-type="float" office:value="10431432" calcext:value-type="float">
            <text:p>10431432</text:p>
          </table:table-cell>
          <table:table-cell table:formula="of:=TIME( ; ;[.A654]/1000)" office:value-type="time" office:time-value="PT02H53M51.432S" calcext:value-type="time">
            <text:p>02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697.06" calcext:value-type="float">
            <text:p>697.06</text:p>
          </table:table-cell>
          <table:table-cell office:value-type="float" office:value="842.97" calcext:value-type="float">
            <text:p>842.97</text:p>
          </table:table-cell>
        </table:table-row>
        <table:table-row table:style-name="ro1">
          <table:table-cell office:value-type="float" office:value="10447432" calcext:value-type="float">
            <text:p>10447432</text:p>
          </table:table-cell>
          <table:table-cell table:formula="of:=TIME( ; ;[.A655]/1000)" office:value-type="time" office:time-value="PT02H54M07.432S" calcext:value-type="time">
            <text:p>02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698.11" calcext:value-type="float">
            <text:p>698.11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10463432" calcext:value-type="float">
            <text:p>10463432</text:p>
          </table:table-cell>
          <table:table-cell table:formula="of:=TIME( ; ;[.A656]/1000)" office:value-type="time" office:time-value="PT02H54M23.432S" calcext:value-type="time">
            <text:p>02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699.16" calcext:value-type="float">
            <text:p>699.16</text:p>
          </table:table-cell>
          <table:table-cell office:value-type="float" office:value="845.46" calcext:value-type="float">
            <text:p>845.46</text:p>
          </table:table-cell>
        </table:table-row>
        <table:table-row table:style-name="ro1">
          <table:table-cell office:value-type="float" office:value="10479432" calcext:value-type="float">
            <text:p>10479432</text:p>
          </table:table-cell>
          <table:table-cell table:formula="of:=TIME( ; ;[.A657]/1000)" office:value-type="time" office:time-value="PT02H54M39.432S" calcext:value-type="time">
            <text:p>02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700.22" calcext:value-type="float">
            <text:p>700.22</text:p>
          </table:table-cell>
          <table:table-cell office:value-type="float" office:value="846.71" calcext:value-type="float">
            <text:p>846.71</text:p>
          </table:table-cell>
        </table:table-row>
        <table:table-row table:style-name="ro1">
          <table:table-cell office:value-type="float" office:value="10495432" calcext:value-type="float">
            <text:p>10495432</text:p>
          </table:table-cell>
          <table:table-cell table:formula="of:=TIME( ; ;[.A658]/1000)" office:value-type="time" office:time-value="PT02H54M55.432S" calcext:value-type="time">
            <text:p>02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1.27" calcext:value-type="float">
            <text:p>701.27</text:p>
          </table:table-cell>
          <table:table-cell office:value-type="float" office:value="847.96" calcext:value-type="float">
            <text:p>847.96</text:p>
          </table:table-cell>
        </table:table-row>
        <table:table-row table:style-name="ro1">
          <table:table-cell office:value-type="float" office:value="10511432" calcext:value-type="float">
            <text:p>10511432</text:p>
          </table:table-cell>
          <table:table-cell table:formula="of:=TIME( ; ;[.A659]/1000)" office:value-type="time" office:time-value="PT02H55M11.432S" calcext:value-type="time">
            <text:p>02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2.32" calcext:value-type="float">
            <text:p>702.32</text:p>
          </table:table-cell>
          <table:table-cell office:value-type="float" office:value="849.21" calcext:value-type="float">
            <text:p>849.21</text:p>
          </table:table-cell>
        </table:table-row>
        <table:table-row table:style-name="ro1">
          <table:table-cell office:value-type="float" office:value="10527432" calcext:value-type="float">
            <text:p>10527432</text:p>
          </table:table-cell>
          <table:table-cell table:formula="of:=TIME( ; ;[.A660]/1000)" office:value-type="time" office:time-value="PT02H55M27.432S" calcext:value-type="time">
            <text:p>02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3.37" calcext:value-type="float">
            <text:p>703.37</text:p>
          </table:table-cell>
          <table:table-cell office:value-type="float" office:value="850.46" calcext:value-type="float">
            <text:p>850.46</text:p>
          </table:table-cell>
        </table:table-row>
        <table:table-row table:style-name="ro1">
          <table:table-cell office:value-type="float" office:value="10543432" calcext:value-type="float">
            <text:p>10543432</text:p>
          </table:table-cell>
          <table:table-cell table:formula="of:=TIME( ; ;[.A661]/1000)" office:value-type="time" office:time-value="PT02H55M43.432S" calcext:value-type="time">
            <text:p>02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4.42" calcext:value-type="float">
            <text:p>704.42</text:p>
          </table:table-cell>
          <table:table-cell office:value-type="float" office:value="851.71" calcext:value-type="float">
            <text:p>851.71</text:p>
          </table:table-cell>
        </table:table-row>
        <table:table-row table:style-name="ro1">
          <table:table-cell office:value-type="float" office:value="10559432" calcext:value-type="float">
            <text:p>10559432</text:p>
          </table:table-cell>
          <table:table-cell table:formula="of:=TIME( ; ;[.A662]/1000)" office:value-type="time" office:time-value="PT02H55M59.432S" calcext:value-type="time">
            <text:p>02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5.47" calcext:value-type="float">
            <text:p>705.47</text:p>
          </table:table-cell>
          <table:table-cell office:value-type="float" office:value="852.96" calcext:value-type="float">
            <text:p>852.96</text:p>
          </table:table-cell>
        </table:table-row>
        <table:table-row table:style-name="ro1">
          <table:table-cell office:value-type="float" office:value="10575432" calcext:value-type="float">
            <text:p>10575432</text:p>
          </table:table-cell>
          <table:table-cell table:formula="of:=TIME( ; ;[.A663]/1000)" office:value-type="time" office:time-value="PT02H56M15.432S" calcext:value-type="time">
            <text:p>02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6.52" calcext:value-type="float">
            <text:p>706.52</text:p>
          </table:table-cell>
          <table:table-cell office:value-type="float" office:value="854.2" calcext:value-type="float">
            <text:p>854.2</text:p>
          </table:table-cell>
        </table:table-row>
        <table:table-row table:style-name="ro1">
          <table:table-cell office:value-type="float" office:value="10591432" calcext:value-type="float">
            <text:p>10591432</text:p>
          </table:table-cell>
          <table:table-cell table:formula="of:=TIME( ; ;[.A664]/1000)" office:value-type="time" office:time-value="PT02H56M31.432S" calcext:value-type="time">
            <text:p>02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7.57" calcext:value-type="float">
            <text:p>707.57</text:p>
          </table:table-cell>
          <table:table-cell office:value-type="float" office:value="855.45" calcext:value-type="float">
            <text:p>855.45</text:p>
          </table:table-cell>
        </table:table-row>
        <table:table-row table:style-name="ro1">
          <table:table-cell office:value-type="float" office:value="10607432" calcext:value-type="float">
            <text:p>10607432</text:p>
          </table:table-cell>
          <table:table-cell table:formula="of:=TIME( ; ;[.A665]/1000)" office:value-type="time" office:time-value="PT02H56M47.432S" calcext:value-type="time">
            <text:p>02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08.62" calcext:value-type="float">
            <text:p>708.62</text:p>
          </table:table-cell>
          <table:table-cell office:value-type="float" office:value="856.7" calcext:value-type="float">
            <text:p>856.7</text:p>
          </table:table-cell>
        </table:table-row>
        <table:table-row table:style-name="ro1">
          <table:table-cell office:value-type="float" office:value="10623432" calcext:value-type="float">
            <text:p>10623432</text:p>
          </table:table-cell>
          <table:table-cell table:formula="of:=TIME( ; ;[.A666]/1000)" office:value-type="time" office:time-value="PT02H57M03.432S" calcext:value-type="time">
            <text:p>02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709.67" calcext:value-type="float">
            <text:p>709.67</text:p>
          </table:table-cell>
          <table:table-cell office:value-type="float" office:value="857.95" calcext:value-type="float">
            <text:p>857.95</text:p>
          </table:table-cell>
        </table:table-row>
        <table:table-row table:style-name="ro1">
          <table:table-cell office:value-type="float" office:value="10639432" calcext:value-type="float">
            <text:p>10639432</text:p>
          </table:table-cell>
          <table:table-cell table:formula="of:=TIME( ; ;[.A667]/1000)" office:value-type="time" office:time-value="PT02H57M19.432S" calcext:value-type="time">
            <text:p>02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0.72" calcext:value-type="float">
            <text:p>710.72</text:p>
          </table:table-cell>
          <table:table-cell office:value-type="float" office:value="859.2" calcext:value-type="float">
            <text:p>859.2</text:p>
          </table:table-cell>
        </table:table-row>
        <table:table-row table:style-name="ro1">
          <table:table-cell office:value-type="float" office:value="10655432" calcext:value-type="float">
            <text:p>10655432</text:p>
          </table:table-cell>
          <table:table-cell table:formula="of:=TIME( ; ;[.A668]/1000)" office:value-type="time" office:time-value="PT02H57M35.432S" calcext:value-type="time">
            <text:p>02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1.78" calcext:value-type="float">
            <text:p>711.78</text:p>
          </table:table-cell>
          <table:table-cell office:value-type="float" office:value="860.44" calcext:value-type="float">
            <text:p>860.44</text:p>
          </table:table-cell>
        </table:table-row>
        <table:table-row table:style-name="ro1">
          <table:table-cell office:value-type="float" office:value="10671432" calcext:value-type="float">
            <text:p>10671432</text:p>
          </table:table-cell>
          <table:table-cell table:formula="of:=TIME( ; ;[.A669]/1000)" office:value-type="time" office:time-value="PT02H57M51.432S" calcext:value-type="time">
            <text:p>02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2.83" calcext:value-type="float">
            <text:p>712.83</text:p>
          </table:table-cell>
          <table:table-cell office:value-type="float" office:value="861.69" calcext:value-type="float">
            <text:p>861.69</text:p>
          </table:table-cell>
        </table:table-row>
        <table:table-row table:style-name="ro1">
          <table:table-cell office:value-type="float" office:value="10687432" calcext:value-type="float">
            <text:p>10687432</text:p>
          </table:table-cell>
          <table:table-cell table:formula="of:=TIME( ; ;[.A670]/1000)" office:value-type="time" office:time-value="PT02H58M07.432S" calcext:value-type="time">
            <text:p>02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3.88" calcext:value-type="float">
            <text:p>713.88</text:p>
          </table:table-cell>
          <table:table-cell office:value-type="float" office:value="862.94" calcext:value-type="float">
            <text:p>862.94</text:p>
          </table:table-cell>
        </table:table-row>
        <table:table-row table:style-name="ro1">
          <table:table-cell office:value-type="float" office:value="10703432" calcext:value-type="float">
            <text:p>10703432</text:p>
          </table:table-cell>
          <table:table-cell table:formula="of:=TIME( ; ;[.A671]/1000)" office:value-type="time" office:time-value="PT02H58M23.432S" calcext:value-type="time">
            <text:p>02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4.93" calcext:value-type="float">
            <text:p>714.93</text:p>
          </table:table-cell>
          <table:table-cell office:value-type="float" office:value="864.19" calcext:value-type="float">
            <text:p>864.19</text:p>
          </table:table-cell>
        </table:table-row>
        <table:table-row table:style-name="ro1">
          <table:table-cell office:value-type="float" office:value="10719432" calcext:value-type="float">
            <text:p>10719432</text:p>
          </table:table-cell>
          <table:table-cell table:formula="of:=TIME( ; ;[.A672]/1000)" office:value-type="time" office:time-value="PT02H58M39.432S" calcext:value-type="time">
            <text:p>02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5.98" calcext:value-type="float">
            <text:p>715.98</text:p>
          </table:table-cell>
          <table:table-cell office:value-type="float" office:value="865.44" calcext:value-type="float">
            <text:p>865.44</text:p>
          </table:table-cell>
        </table:table-row>
        <table:table-row table:style-name="ro1">
          <table:table-cell office:value-type="float" office:value="10735432" calcext:value-type="float">
            <text:p>10735432</text:p>
          </table:table-cell>
          <table:table-cell table:formula="of:=TIME( ; ;[.A673]/1000)" office:value-type="time" office:time-value="PT02H58M55.432S" calcext:value-type="time">
            <text:p>02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717.03" calcext:value-type="float">
            <text:p>717.03</text:p>
          </table:table-cell>
          <table:table-cell office:value-type="float" office:value="866.68" calcext:value-type="float">
            <text:p>866.68</text:p>
          </table:table-cell>
        </table:table-row>
        <table:table-row table:style-name="ro1">
          <table:table-cell office:value-type="float" office:value="10751432" calcext:value-type="float">
            <text:p>10751432</text:p>
          </table:table-cell>
          <table:table-cell table:formula="of:=TIME( ; ;[.A674]/1000)" office:value-type="time" office:time-value="PT02H59M11.432S" calcext:value-type="time">
            <text:p>02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718.08" calcext:value-type="float">
            <text:p>718.08</text:p>
          </table:table-cell>
          <table:table-cell office:value-type="float" office:value="867.93" calcext:value-type="float">
            <text:p>867.93</text:p>
          </table:table-cell>
        </table:table-row>
        <table:table-row table:style-name="ro1">
          <table:table-cell office:value-type="float" office:value="10767432" calcext:value-type="float">
            <text:p>10767432</text:p>
          </table:table-cell>
          <table:table-cell table:formula="of:=TIME( ; ;[.A675]/1000)" office:value-type="time" office:time-value="PT02H59M27.432S" calcext:value-type="time">
            <text:p>02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719.13" calcext:value-type="float">
            <text:p>719.13</text:p>
          </table:table-cell>
          <table:table-cell office:value-type="float" office:value="869.18" calcext:value-type="float">
            <text:p>869.18</text:p>
          </table:table-cell>
        </table:table-row>
        <table:table-row table:style-name="ro1">
          <table:table-cell office:value-type="float" office:value="10783432" calcext:value-type="float">
            <text:p>10783432</text:p>
          </table:table-cell>
          <table:table-cell table:formula="of:=TIME( ; ;[.A676]/1000)" office:value-type="time" office:time-value="PT02H59M43.432S" calcext:value-type="time">
            <text:p>02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720.18" calcext:value-type="float">
            <text:p>720.18</text:p>
          </table:table-cell>
          <table:table-cell office:value-type="float" office:value="870.42" calcext:value-type="float">
            <text:p>870.42</text:p>
          </table:table-cell>
        </table:table-row>
        <table:table-row table:style-name="ro1">
          <table:table-cell office:value-type="float" office:value="10799431" calcext:value-type="float">
            <text:p>10799431</text:p>
          </table:table-cell>
          <table:table-cell table:formula="of:=TIME( ; ;[.A677]/1000)" office:value-type="time" office:time-value="PT02H59M59.431S" calcext:value-type="time">
            <text:p>02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721.23" calcext:value-type="float">
            <text:p>721.23</text:p>
          </table:table-cell>
          <table:table-cell office:value-type="float" office:value="871.67" calcext:value-type="float">
            <text:p>871.67</text:p>
          </table:table-cell>
        </table:table-row>
        <table:table-row table:style-name="ro1">
          <table:table-cell office:value-type="float" office:value="10815432" calcext:value-type="float">
            <text:p>10815432</text:p>
          </table:table-cell>
          <table:table-cell table:formula="of:=TIME( ; ;[.A678]/1000)" office:value-type="time" office:time-value="PT03H00M15.432S" calcext:value-type="time">
            <text:p>03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2.28" calcext:value-type="float">
            <text:p>722.28</text:p>
          </table:table-cell>
          <table:table-cell office:value-type="float" office:value="872.92" calcext:value-type="float">
            <text:p>872.92</text:p>
          </table:table-cell>
        </table:table-row>
        <table:table-row table:style-name="ro1">
          <table:table-cell office:value-type="float" office:value="10831432" calcext:value-type="float">
            <text:p>10831432</text:p>
          </table:table-cell>
          <table:table-cell table:formula="of:=TIME( ; ;[.A679]/1000)" office:value-type="time" office:time-value="PT03H00M31.432S" calcext:value-type="time">
            <text:p>03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3.33" calcext:value-type="float">
            <text:p>723.33</text:p>
          </table:table-cell>
          <table:table-cell office:value-type="float" office:value="874.17" calcext:value-type="float">
            <text:p>874.17</text:p>
          </table:table-cell>
        </table:table-row>
        <table:table-row table:style-name="ro1">
          <table:table-cell office:value-type="float" office:value="10847432" calcext:value-type="float">
            <text:p>10847432</text:p>
          </table:table-cell>
          <table:table-cell table:formula="of:=TIME( ; ;[.A680]/1000)" office:value-type="time" office:time-value="PT03H00M47.432S" calcext:value-type="time">
            <text:p>03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4.38" calcext:value-type="float">
            <text:p>724.38</text:p>
          </table:table-cell>
          <table:table-cell office:value-type="float" office:value="875.41" calcext:value-type="float">
            <text:p>875.41</text:p>
          </table:table-cell>
        </table:table-row>
        <table:table-row table:style-name="ro1">
          <table:table-cell office:value-type="float" office:value="10863432" calcext:value-type="float">
            <text:p>10863432</text:p>
          </table:table-cell>
          <table:table-cell table:formula="of:=TIME( ; ;[.A681]/1000)" office:value-type="time" office:time-value="PT03H01M03.432S" calcext:value-type="time">
            <text:p>03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5.43" calcext:value-type="float">
            <text:p>725.43</text:p>
          </table:table-cell>
          <table:table-cell office:value-type="float" office:value="876.66" calcext:value-type="float">
            <text:p>876.66</text:p>
          </table:table-cell>
        </table:table-row>
        <table:table-row table:style-name="ro1">
          <table:table-cell office:value-type="float" office:value="10879432" calcext:value-type="float">
            <text:p>10879432</text:p>
          </table:table-cell>
          <table:table-cell table:formula="of:=TIME( ; ;[.A682]/1000)" office:value-type="time" office:time-value="PT03H01M19.432S" calcext:value-type="time">
            <text:p>03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6.48" calcext:value-type="float">
            <text:p>726.48</text:p>
          </table:table-cell>
          <table:table-cell office:value-type="float" office:value="877.91" calcext:value-type="float">
            <text:p>877.91</text:p>
          </table:table-cell>
        </table:table-row>
        <table:table-row table:style-name="ro1">
          <table:table-cell office:value-type="float" office:value="10895432" calcext:value-type="float">
            <text:p>10895432</text:p>
          </table:table-cell>
          <table:table-cell table:formula="of:=TIME( ; ;[.A683]/1000)" office:value-type="time" office:time-value="PT03H01M35.432S" calcext:value-type="time">
            <text:p>03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7.53" calcext:value-type="float">
            <text:p>727.53</text:p>
          </table:table-cell>
          <table:table-cell office:value-type="float" office:value="879.15" calcext:value-type="float">
            <text:p>879.15</text:p>
          </table:table-cell>
        </table:table-row>
        <table:table-row table:style-name="ro1">
          <table:table-cell office:value-type="float" office:value="10911432" calcext:value-type="float">
            <text:p>10911432</text:p>
          </table:table-cell>
          <table:table-cell table:formula="of:=TIME( ; ;[.A684]/1000)" office:value-type="time" office:time-value="PT03H01M51.432S" calcext:value-type="time">
            <text:p>03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728.58" calcext:value-type="float">
            <text:p>728.58</text:p>
          </table:table-cell>
          <table:table-cell office:value-type="float" office:value="880.4" calcext:value-type="float">
            <text:p>880.4</text:p>
          </table:table-cell>
        </table:table-row>
        <table:table-row table:style-name="ro1">
          <table:table-cell office:value-type="float" office:value="10927432" calcext:value-type="float">
            <text:p>10927432</text:p>
          </table:table-cell>
          <table:table-cell table:formula="of:=TIME( ; ;[.A685]/1000)" office:value-type="time" office:time-value="PT03H02M07.432S" calcext:value-type="time">
            <text:p>03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.2" calcext:value-type="float">
            <text:p>236.2</text:p>
          </table:table-cell>
          <table:table-cell office:value-type="float" office:value="279.57" calcext:value-type="float">
            <text:p>279.57</text:p>
          </table:table-cell>
          <table:table-cell office:value-type="float" office:value="729.63" calcext:value-type="float">
            <text:p>729.63</text:p>
          </table:table-cell>
          <table:table-cell office:value-type="float" office:value="881.65" calcext:value-type="float">
            <text:p>881.65</text:p>
          </table:table-cell>
        </table:table-row>
        <table:table-row table:style-name="ro1">
          <table:table-cell office:value-type="float" office:value="10943432" calcext:value-type="float">
            <text:p>10943432</text:p>
          </table:table-cell>
          <table:table-cell table:formula="of:=TIME( ; ;[.A686]/1000)" office:value-type="time" office:time-value="PT03H02M23.432S" calcext:value-type="time">
            <text:p>03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730.68" calcext:value-type="float">
            <text:p>730.68</text:p>
          </table:table-cell>
          <table:table-cell office:value-type="float" office:value="882.89" calcext:value-type="float">
            <text:p>882.89</text:p>
          </table:table-cell>
        </table:table-row>
        <table:table-row table:style-name="ro1">
          <table:table-cell office:value-type="float" office:value="10959432" calcext:value-type="float">
            <text:p>10959432</text:p>
          </table:table-cell>
          <table:table-cell table:formula="of:=TIME( ; ;[.A687]/1000)" office:value-type="time" office:time-value="PT03H02M39.432S" calcext:value-type="time">
            <text:p>03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1.73" calcext:value-type="float">
            <text:p>731.73</text:p>
          </table:table-cell>
          <table:table-cell office:value-type="float" office:value="884.14" calcext:value-type="float">
            <text:p>884.14</text:p>
          </table:table-cell>
        </table:table-row>
        <table:table-row table:style-name="ro1">
          <table:table-cell office:value-type="float" office:value="10975432" calcext:value-type="float">
            <text:p>10975432</text:p>
          </table:table-cell>
          <table:table-cell table:formula="of:=TIME( ; ;[.A688]/1000)" office:value-type="time" office:time-value="PT03H02M55.432S" calcext:value-type="time">
            <text:p>03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2.78" calcext:value-type="float">
            <text:p>732.78</text:p>
          </table:table-cell>
          <table:table-cell office:value-type="float" office:value="885.38" calcext:value-type="float">
            <text:p>885.38</text:p>
          </table:table-cell>
        </table:table-row>
        <table:table-row table:style-name="ro1">
          <table:table-cell office:value-type="float" office:value="10991432" calcext:value-type="float">
            <text:p>10991432</text:p>
          </table:table-cell>
          <table:table-cell table:formula="of:=TIME( ; ;[.A689]/1000)" office:value-type="time" office:time-value="PT03H03M11.432S" calcext:value-type="time">
            <text:p>03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3.83" calcext:value-type="float">
            <text:p>733.83</text:p>
          </table:table-cell>
          <table:table-cell office:value-type="float" office:value="886.63" calcext:value-type="float">
            <text:p>886.63</text:p>
          </table:table-cell>
        </table:table-row>
        <table:table-row table:style-name="ro1">
          <table:table-cell office:value-type="float" office:value="11007432" calcext:value-type="float">
            <text:p>11007432</text:p>
          </table:table-cell>
          <table:table-cell table:formula="of:=TIME( ; ;[.A690]/1000)" office:value-type="time" office:time-value="PT03H03M27.432S" calcext:value-type="time">
            <text:p>03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4.88" calcext:value-type="float">
            <text:p>734.88</text:p>
          </table:table-cell>
          <table:table-cell office:value-type="float" office:value="887.87" calcext:value-type="float">
            <text:p>887.87</text:p>
          </table:table-cell>
        </table:table-row>
        <table:table-row table:style-name="ro1">
          <table:table-cell office:value-type="float" office:value="11023432" calcext:value-type="float">
            <text:p>11023432</text:p>
          </table:table-cell>
          <table:table-cell table:formula="of:=TIME( ; ;[.A691]/1000)" office:value-type="time" office:time-value="PT03H03M43.432S" calcext:value-type="time">
            <text:p>03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735.93" calcext:value-type="float">
            <text:p>735.93</text:p>
          </table:table-cell>
          <table:table-cell office:value-type="float" office:value="889.12" calcext:value-type="float">
            <text:p>889.12</text:p>
          </table:table-cell>
        </table:table-row>
        <table:table-row table:style-name="ro1">
          <table:table-cell office:value-type="float" office:value="11039432" calcext:value-type="float">
            <text:p>11039432</text:p>
          </table:table-cell>
          <table:table-cell table:formula="of:=TIME( ; ;[.A692]/1000)" office:value-type="time" office:time-value="PT03H03M59.432S" calcext:value-type="time">
            <text:p>03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736.97" calcext:value-type="float">
            <text:p>736.97</text:p>
          </table:table-cell>
          <table:table-cell office:value-type="float" office:value="890.36" calcext:value-type="float">
            <text:p>890.36</text:p>
          </table:table-cell>
        </table:table-row>
        <table:table-row table:style-name="ro1">
          <table:table-cell office:value-type="float" office:value="11055432" calcext:value-type="float">
            <text:p>11055432</text:p>
          </table:table-cell>
          <table:table-cell table:formula="of:=TIME( ; ;[.A693]/1000)" office:value-type="time" office:time-value="PT03H04M15.432S" calcext:value-type="time">
            <text:p>03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738.02" calcext:value-type="float">
            <text:p>738.02</text:p>
          </table:table-cell>
          <table:table-cell office:value-type="float" office:value="891.61" calcext:value-type="float">
            <text:p>891.61</text:p>
          </table:table-cell>
        </table:table-row>
        <table:table-row table:style-name="ro1">
          <table:table-cell office:value-type="float" office:value="11071432" calcext:value-type="float">
            <text:p>11071432</text:p>
          </table:table-cell>
          <table:table-cell table:formula="of:=TIME( ; ;[.A694]/1000)" office:value-type="time" office:time-value="PT03H04M31.432S" calcext:value-type="time">
            <text:p>03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739.07" calcext:value-type="float">
            <text:p>739.07</text:p>
          </table:table-cell>
          <table:table-cell office:value-type="float" office:value="892.85" calcext:value-type="float">
            <text:p>892.85</text:p>
          </table:table-cell>
        </table:table-row>
        <table:table-row table:style-name="ro1">
          <table:table-cell office:value-type="float" office:value="11087432" calcext:value-type="float">
            <text:p>11087432</text:p>
          </table:table-cell>
          <table:table-cell table:formula="of:=TIME( ; ;[.A695]/1000)" office:value-type="time" office:time-value="PT03H04M47.432S" calcext:value-type="time">
            <text:p>03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740.12" calcext:value-type="float">
            <text:p>740.12</text:p>
          </table:table-cell>
          <table:table-cell office:value-type="float" office:value="894.1" calcext:value-type="float">
            <text:p>894.1</text:p>
          </table:table-cell>
        </table:table-row>
        <table:table-row table:style-name="ro1">
          <table:table-cell office:value-type="float" office:value="11103432" calcext:value-type="float">
            <text:p>11103432</text:p>
          </table:table-cell>
          <table:table-cell table:formula="of:=TIME( ; ;[.A696]/1000)" office:value-type="time" office:time-value="PT03H05M03.432S" calcext:value-type="time">
            <text:p>03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741.17" calcext:value-type="float">
            <text:p>741.17</text:p>
          </table:table-cell>
          <table:table-cell office:value-type="float" office:value="895.34" calcext:value-type="float">
            <text:p>895.34</text:p>
          </table:table-cell>
        </table:table-row>
        <table:table-row table:style-name="ro1">
          <table:table-cell office:value-type="float" office:value="11119432" calcext:value-type="float">
            <text:p>11119432</text:p>
          </table:table-cell>
          <table:table-cell table:formula="of:=TIME( ; ;[.A697]/1000)" office:value-type="time" office:time-value="PT03H05M19.432S" calcext:value-type="time">
            <text:p>03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742.22" calcext:value-type="float">
            <text:p>742.22</text:p>
          </table:table-cell>
          <table:table-cell office:value-type="float" office:value="896.58" calcext:value-type="float">
            <text:p>896.58</text:p>
          </table:table-cell>
        </table:table-row>
        <table:table-row table:style-name="ro1">
          <table:table-cell office:value-type="float" office:value="11135432" calcext:value-type="float">
            <text:p>11135432</text:p>
          </table:table-cell>
          <table:table-cell table:formula="of:=TIME( ; ;[.A698]/1000)" office:value-type="time" office:time-value="PT03H05M35.432S" calcext:value-type="time">
            <text:p>03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743.27" calcext:value-type="float">
            <text:p>743.27</text:p>
          </table:table-cell>
          <table:table-cell office:value-type="float" office:value="897.83" calcext:value-type="float">
            <text:p>897.83</text:p>
          </table:table-cell>
        </table:table-row>
        <table:table-row table:style-name="ro1">
          <table:table-cell office:value-type="float" office:value="11151432" calcext:value-type="float">
            <text:p>11151432</text:p>
          </table:table-cell>
          <table:table-cell table:formula="of:=TIME( ; ;[.A699]/1000)" office:value-type="time" office:time-value="PT03H05M51.432S" calcext:value-type="time">
            <text:p>03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744.32" calcext:value-type="float">
            <text:p>744.32</text:p>
          </table:table-cell>
          <table:table-cell office:value-type="float" office:value="899.07" calcext:value-type="float">
            <text:p>899.07</text:p>
          </table:table-cell>
        </table:table-row>
        <table:table-row table:style-name="ro1">
          <table:table-cell office:value-type="float" office:value="11167432" calcext:value-type="float">
            <text:p>11167432</text:p>
          </table:table-cell>
          <table:table-cell table:formula="of:=TIME( ; ;[.A700]/1000)" office:value-type="time" office:time-value="PT03H06M07.432S" calcext:value-type="time">
            <text:p>03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745.37" calcext:value-type="float">
            <text:p>745.37</text:p>
          </table:table-cell>
          <table:table-cell office:value-type="float" office:value="900.31" calcext:value-type="float">
            <text:p>900.31</text:p>
          </table:table-cell>
        </table:table-row>
        <table:table-row table:style-name="ro1">
          <table:table-cell office:value-type="float" office:value="11183432" calcext:value-type="float">
            <text:p>11183432</text:p>
          </table:table-cell>
          <table:table-cell table:formula="of:=TIME( ; ;[.A701]/1000)" office:value-type="time" office:time-value="PT03H06M23.432S" calcext:value-type="time">
            <text:p>03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746.41" calcext:value-type="float">
            <text:p>746.41</text:p>
          </table:table-cell>
          <table:table-cell office:value-type="float" office:value="901.56" calcext:value-type="float">
            <text:p>901.56</text:p>
          </table:table-cell>
        </table:table-row>
        <table:table-row table:style-name="ro1">
          <table:table-cell office:value-type="float" office:value="11199432" calcext:value-type="float">
            <text:p>11199432</text:p>
          </table:table-cell>
          <table:table-cell table:formula="of:=TIME( ; ;[.A702]/1000)" office:value-type="time" office:time-value="PT03H06M39.432S" calcext:value-type="time">
            <text:p>03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747.46" calcext:value-type="float">
            <text:p>747.46</text:p>
          </table:table-cell>
          <table:table-cell office:value-type="float" office:value="902.8" calcext:value-type="float">
            <text:p>902.8</text:p>
          </table:table-cell>
        </table:table-row>
        <table:table-row table:style-name="ro1">
          <table:table-cell office:value-type="float" office:value="11215432" calcext:value-type="float">
            <text:p>11215432</text:p>
          </table:table-cell>
          <table:table-cell table:formula="of:=TIME( ; ;[.A703]/1000)" office:value-type="time" office:time-value="PT03H06M55.432S" calcext:value-type="time">
            <text:p>03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748.51" calcext:value-type="float">
            <text:p>748.51</text:p>
          </table:table-cell>
          <table:table-cell office:value-type="float" office:value="904.04" calcext:value-type="float">
            <text:p>904.04</text:p>
          </table:table-cell>
        </table:table-row>
        <table:table-row table:style-name="ro1">
          <table:table-cell office:value-type="float" office:value="11231432" calcext:value-type="float">
            <text:p>11231432</text:p>
          </table:table-cell>
          <table:table-cell table:formula="of:=TIME( ; ;[.A704]/1000)" office:value-type="time" office:time-value="PT03H07M11.432S" calcext:value-type="time">
            <text:p>03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749.56" calcext:value-type="float">
            <text:p>749.56</text:p>
          </table:table-cell>
          <table:table-cell office:value-type="float" office:value="905.28" calcext:value-type="float">
            <text:p>905.28</text:p>
          </table:table-cell>
        </table:table-row>
        <table:table-row table:style-name="ro1">
          <table:table-cell office:value-type="float" office:value="11247432" calcext:value-type="float">
            <text:p>11247432</text:p>
          </table:table-cell>
          <table:table-cell table:formula="of:=TIME( ; ;[.A705]/1000)" office:value-type="time" office:time-value="PT03H07M27.432S" calcext:value-type="time">
            <text:p>03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750.61" calcext:value-type="float">
            <text:p>750.61</text:p>
          </table:table-cell>
          <table:table-cell office:value-type="float" office:value="906.52" calcext:value-type="float">
            <text:p>906.52</text:p>
          </table:table-cell>
        </table:table-row>
        <table:table-row table:style-name="ro1">
          <table:table-cell office:value-type="float" office:value="11263432" calcext:value-type="float">
            <text:p>11263432</text:p>
          </table:table-cell>
          <table:table-cell table:formula="of:=TIME( ; ;[.A706]/1000)" office:value-type="time" office:time-value="PT03H07M43.432S" calcext:value-type="time">
            <text:p>03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51.66" calcext:value-type="float">
            <text:p>751.66</text:p>
          </table:table-cell>
          <table:table-cell office:value-type="float" office:value="907.76" calcext:value-type="float">
            <text:p>907.76</text:p>
          </table:table-cell>
        </table:table-row>
        <table:table-row table:style-name="ro1">
          <table:table-cell office:value-type="float" office:value="11279432" calcext:value-type="float">
            <text:p>11279432</text:p>
          </table:table-cell>
          <table:table-cell table:formula="of:=TIME( ; ;[.A707]/1000)" office:value-type="time" office:time-value="PT03H07M59.432S" calcext:value-type="time">
            <text:p>03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752.7" calcext:value-type="float">
            <text:p>752.7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1295432" calcext:value-type="float">
            <text:p>11295432</text:p>
          </table:table-cell>
          <table:table-cell table:formula="of:=TIME( ; ;[.A708]/1000)" office:value-type="time" office:time-value="PT03H08M15.432S" calcext:value-type="time">
            <text:p>03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753.75" calcext:value-type="float">
            <text:p>753.75</text:p>
          </table:table-cell>
          <table:table-cell office:value-type="float" office:value="910.25" calcext:value-type="float">
            <text:p>910.25</text:p>
          </table:table-cell>
        </table:table-row>
        <table:table-row table:style-name="ro1">
          <table:table-cell office:value-type="float" office:value="11311432" calcext:value-type="float">
            <text:p>11311432</text:p>
          </table:table-cell>
          <table:table-cell table:formula="of:=TIME( ; ;[.A709]/1000)" office:value-type="time" office:time-value="PT03H08M31.432S" calcext:value-type="time">
            <text:p>03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54.8" calcext:value-type="float">
            <text:p>754.8</text:p>
          </table:table-cell>
          <table:table-cell office:value-type="float" office:value="911.49" calcext:value-type="float">
            <text:p>911.49</text:p>
          </table:table-cell>
        </table:table-row>
        <table:table-row table:style-name="ro1">
          <table:table-cell office:value-type="float" office:value="11327432" calcext:value-type="float">
            <text:p>11327432</text:p>
          </table:table-cell>
          <table:table-cell table:formula="of:=TIME( ; ;[.A710]/1000)" office:value-type="time" office:time-value="PT03H08M47.432S" calcext:value-type="time">
            <text:p>03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55.85" calcext:value-type="float">
            <text:p>755.85</text:p>
          </table:table-cell>
          <table:table-cell office:value-type="float" office:value="912.73" calcext:value-type="float">
            <text:p>912.73</text:p>
          </table:table-cell>
        </table:table-row>
        <table:table-row table:style-name="ro1">
          <table:table-cell office:value-type="float" office:value="11343432" calcext:value-type="float">
            <text:p>11343432</text:p>
          </table:table-cell>
          <table:table-cell table:formula="of:=TIME( ; ;[.A711]/1000)" office:value-type="time" office:time-value="PT03H09M03.432S" calcext:value-type="time">
            <text:p>03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756.9" calcext:value-type="float">
            <text:p>756.9</text:p>
          </table:table-cell>
          <table:table-cell office:value-type="float" office:value="913.97" calcext:value-type="float">
            <text:p>913.97</text:p>
          </table:table-cell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table:formula="of:=TIME( ; ;[.A712]/1000)" office:value-type="time" office:time-value="PT03H09M19.432S" calcext:value-type="time">
            <text:p>03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57.94" calcext:value-type="float">
            <text:p>757.94</text:p>
          </table:table-cell>
          <table:table-cell office:value-type="float" office:value="915.21" calcext:value-type="float">
            <text:p>915.21</text:p>
          </table:table-cell>
        </table:table-row>
        <table:table-row table:style-name="ro1">
          <table:table-cell office:value-type="float" office:value="11375432" calcext:value-type="float">
            <text:p>11375432</text:p>
          </table:table-cell>
          <table:table-cell table:formula="of:=TIME( ; ;[.A713]/1000)" office:value-type="time" office:time-value="PT03H09M35.432S" calcext:value-type="time">
            <text:p>03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58.99" calcext:value-type="float">
            <text:p>758.99</text:p>
          </table:table-cell>
          <table:table-cell office:value-type="float" office:value="916.45" calcext:value-type="float">
            <text:p>916.45</text:p>
          </table:table-cell>
        </table:table-row>
        <table:table-row table:style-name="ro1">
          <table:table-cell office:value-type="float" office:value="11391432" calcext:value-type="float">
            <text:p>11391432</text:p>
          </table:table-cell>
          <table:table-cell table:formula="of:=TIME( ; ;[.A714]/1000)" office:value-type="time" office:time-value="PT03H09M51.432S" calcext:value-type="time">
            <text:p>03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760.04" calcext:value-type="float">
            <text:p>760.04</text:p>
          </table:table-cell>
          <table:table-cell office:value-type="float" office:value="917.69" calcext:value-type="float">
            <text:p>917.69</text:p>
          </table:table-cell>
        </table:table-row>
        <table:table-row table:style-name="ro1">
          <table:table-cell office:value-type="float" office:value="11407432" calcext:value-type="float">
            <text:p>11407432</text:p>
          </table:table-cell>
          <table:table-cell table:formula="of:=TIME( ; ;[.A715]/1000)" office:value-type="time" office:time-value="PT03H10M07.432S" calcext:value-type="time">
            <text:p>03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761.09" calcext:value-type="float">
            <text:p>761.09</text:p>
          </table:table-cell>
          <table:table-cell office:value-type="float" office:value="918.93" calcext:value-type="float">
            <text:p>918.93</text:p>
          </table:table-cell>
        </table:table-row>
        <table:table-row table:style-name="ro1">
          <table:table-cell office:value-type="float" office:value="11423432" calcext:value-type="float">
            <text:p>11423432</text:p>
          </table:table-cell>
          <table:table-cell table:formula="of:=TIME( ; ;[.A716]/1000)" office:value-type="time" office:time-value="PT03H10M23.432S" calcext:value-type="time">
            <text:p>03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2.13" calcext:value-type="float">
            <text:p>762.13</text:p>
          </table:table-cell>
          <table:table-cell office:value-type="float" office:value="920.17" calcext:value-type="float">
            <text:p>920.17</text:p>
          </table:table-cell>
        </table:table-row>
        <table:table-row table:style-name="ro1">
          <table:table-cell office:value-type="float" office:value="11439432" calcext:value-type="float">
            <text:p>11439432</text:p>
          </table:table-cell>
          <table:table-cell table:formula="of:=TIME( ; ;[.A717]/1000)" office:value-type="time" office:time-value="PT03H10M39.432S" calcext:value-type="time">
            <text:p>03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3.18" calcext:value-type="float">
            <text:p>763.18</text:p>
          </table:table-cell>
          <table:table-cell office:value-type="float" office:value="921.41" calcext:value-type="float">
            <text:p>921.41</text:p>
          </table:table-cell>
        </table:table-row>
        <table:table-row table:style-name="ro1">
          <table:table-cell office:value-type="float" office:value="11455432" calcext:value-type="float">
            <text:p>11455432</text:p>
          </table:table-cell>
          <table:table-cell table:formula="of:=TIME( ; ;[.A718]/1000)" office:value-type="time" office:time-value="PT03H10M55.432S" calcext:value-type="time">
            <text:p>03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4.23" calcext:value-type="float">
            <text:p>764.23</text:p>
          </table:table-cell>
          <table:table-cell office:value-type="float" office:value="922.65" calcext:value-type="float">
            <text:p>922.65</text:p>
          </table:table-cell>
        </table:table-row>
        <table:table-row table:style-name="ro1">
          <table:table-cell office:value-type="float" office:value="11471432" calcext:value-type="float">
            <text:p>11471432</text:p>
          </table:table-cell>
          <table:table-cell table:formula="of:=TIME( ; ;[.A719]/1000)" office:value-type="time" office:time-value="PT03H11M11.432S" calcext:value-type="time">
            <text:p>03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5.28" calcext:value-type="float">
            <text:p>765.28</text:p>
          </table:table-cell>
          <table:table-cell office:value-type="float" office:value="923.88" calcext:value-type="float">
            <text:p>923.88</text:p>
          </table:table-cell>
        </table:table-row>
        <table:table-row table:style-name="ro1">
          <table:table-cell office:value-type="float" office:value="11487432" calcext:value-type="float">
            <text:p>11487432</text:p>
          </table:table-cell>
          <table:table-cell table:formula="of:=TIME( ; ;[.A720]/1000)" office:value-type="time" office:time-value="PT03H11M27.432S" calcext:value-type="time">
            <text:p>03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6.32" calcext:value-type="float">
            <text:p>766.32</text:p>
          </table:table-cell>
          <table:table-cell office:value-type="float" office:value="925.12" calcext:value-type="float">
            <text:p>925.12</text:p>
          </table:table-cell>
        </table:table-row>
        <table:table-row table:style-name="ro1">
          <table:table-cell office:value-type="float" office:value="11503432" calcext:value-type="float">
            <text:p>11503432</text:p>
          </table:table-cell>
          <table:table-cell table:formula="of:=TIME( ; ;[.A721]/1000)" office:value-type="time" office:time-value="PT03H11M43.432S" calcext:value-type="time">
            <text:p>03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767.37" calcext:value-type="float">
            <text:p>767.37</text:p>
          </table:table-cell>
          <table:table-cell office:value-type="float" office:value="926.36" calcext:value-type="float">
            <text:p>926.36</text:p>
          </table:table-cell>
        </table:table-row>
        <table:table-row table:style-name="ro1">
          <table:table-cell office:value-type="float" office:value="11519432" calcext:value-type="float">
            <text:p>11519432</text:p>
          </table:table-cell>
          <table:table-cell table:formula="of:=TIME( ; ;[.A722]/1000)" office:value-type="time" office:time-value="PT03H11M59.432S" calcext:value-type="time">
            <text:p>03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768.42" calcext:value-type="float">
            <text:p>768.42</text:p>
          </table:table-cell>
          <table:table-cell office:value-type="float" office:value="927.6" calcext:value-type="float">
            <text:p>927.6</text:p>
          </table:table-cell>
        </table:table-row>
        <table:table-row table:style-name="ro1">
          <table:table-cell office:value-type="float" office:value="11535432" calcext:value-type="float">
            <text:p>11535432</text:p>
          </table:table-cell>
          <table:table-cell table:formula="of:=TIME( ; ;[.A723]/1000)" office:value-type="time" office:time-value="PT03H12M15.432S" calcext:value-type="time">
            <text:p>03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769.46" calcext:value-type="float">
            <text:p>769.46</text:p>
          </table:table-cell>
          <table:table-cell office:value-type="float" office:value="928.84" calcext:value-type="float">
            <text:p>928.84</text:p>
          </table:table-cell>
        </table:table-row>
        <table:table-row table:style-name="ro1">
          <table:table-cell office:value-type="float" office:value="11551432" calcext:value-type="float">
            <text:p>11551432</text:p>
          </table:table-cell>
          <table:table-cell table:formula="of:=TIME( ; ;[.A724]/1000)" office:value-type="time" office:time-value="PT03H12M31.432S" calcext:value-type="time">
            <text:p>03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770.51" calcext:value-type="float">
            <text:p>770.51</text:p>
          </table:table-cell>
          <table:table-cell office:value-type="float" office:value="930.08" calcext:value-type="float">
            <text:p>930.08</text:p>
          </table:table-cell>
        </table:table-row>
        <table:table-row table:style-name="ro1">
          <table:table-cell office:value-type="float" office:value="11567432" calcext:value-type="float">
            <text:p>11567432</text:p>
          </table:table-cell>
          <table:table-cell table:formula="of:=TIME( ; ;[.A725]/1000)" office:value-type="time" office:time-value="PT03H12M47.432S" calcext:value-type="time">
            <text:p>03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771.56" calcext:value-type="float">
            <text:p>771.56</text:p>
          </table:table-cell>
          <table:table-cell office:value-type="float" office:value="931.32" calcext:value-type="float">
            <text:p>931.32</text:p>
          </table:table-cell>
        </table:table-row>
        <table:table-row table:style-name="ro1">
          <table:table-cell office:value-type="float" office:value="11583432" calcext:value-type="float">
            <text:p>11583432</text:p>
          </table:table-cell>
          <table:table-cell table:formula="of:=TIME( ; ;[.A726]/1000)" office:value-type="time" office:time-value="PT03H13M03.432S" calcext:value-type="time">
            <text:p>03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772.6" calcext:value-type="float">
            <text:p>772.6</text:p>
          </table:table-cell>
          <table:table-cell office:value-type="float" office:value="932.56" calcext:value-type="float">
            <text:p>932.56</text:p>
          </table:table-cell>
        </table:table-row>
        <table:table-row table:style-name="ro1">
          <table:table-cell office:value-type="float" office:value="11599432" calcext:value-type="float">
            <text:p>11599432</text:p>
          </table:table-cell>
          <table:table-cell table:formula="of:=TIME( ; ;[.A727]/1000)" office:value-type="time" office:time-value="PT03H13M19.432S" calcext:value-type="time">
            <text:p>03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773.65" calcext:value-type="float">
            <text:p>773.65</text:p>
          </table:table-cell>
          <table:table-cell office:value-type="float" office:value="933.8" calcext:value-type="float">
            <text:p>933.8</text:p>
          </table:table-cell>
        </table:table-row>
        <table:table-row table:style-name="ro1">
          <table:table-cell office:value-type="float" office:value="11615432" calcext:value-type="float">
            <text:p>11615432</text:p>
          </table:table-cell>
          <table:table-cell table:formula="of:=TIME( ; ;[.A728]/1000)" office:value-type="time" office:time-value="PT03H13M35.432S" calcext:value-type="time">
            <text:p>03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774.7" calcext:value-type="float">
            <text:p>774.7</text:p>
          </table:table-cell>
          <table:table-cell office:value-type="float" office:value="935.03" calcext:value-type="float">
            <text:p>935.03</text:p>
          </table:table-cell>
        </table:table-row>
        <table:table-row table:style-name="ro1">
          <table:table-cell office:value-type="float" office:value="11631432" calcext:value-type="float">
            <text:p>11631432</text:p>
          </table:table-cell>
          <table:table-cell table:formula="of:=TIME( ; ;[.A729]/1000)" office:value-type="time" office:time-value="PT03H13M51.432S" calcext:value-type="time">
            <text:p>03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775.74" calcext:value-type="float">
            <text:p>775.74</text:p>
          </table:table-cell>
          <table:table-cell office:value-type="float" office:value="936.27" calcext:value-type="float">
            <text:p>936.27</text:p>
          </table:table-cell>
        </table:table-row>
        <table:table-row table:style-name="ro1">
          <table:table-cell office:value-type="float" office:value="11647432" calcext:value-type="float">
            <text:p>11647432</text:p>
          </table:table-cell>
          <table:table-cell table:formula="of:=TIME( ; ;[.A730]/1000)" office:value-type="time" office:time-value="PT03H14M07.432S" calcext:value-type="time">
            <text:p>03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776.79" calcext:value-type="float">
            <text:p>776.79</text:p>
          </table:table-cell>
          <table:table-cell office:value-type="float" office:value="937.51" calcext:value-type="float">
            <text:p>937.51</text:p>
          </table:table-cell>
        </table:table-row>
        <table:table-row table:style-name="ro1">
          <table:table-cell office:value-type="float" office:value="11663432" calcext:value-type="float">
            <text:p>11663432</text:p>
          </table:table-cell>
          <table:table-cell table:formula="of:=TIME( ; ;[.A731]/1000)" office:value-type="time" office:time-value="PT03H14M23.432S" calcext:value-type="time">
            <text:p>03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5" calcext:value-type="float">
            <text:p>277.55</text:p>
          </table:table-cell>
          <table:table-cell office:value-type="float" office:value="777.83" calcext:value-type="float">
            <text:p>777.83</text:p>
          </table:table-cell>
          <table:table-cell office:value-type="float" office:value="938.75" calcext:value-type="float">
            <text:p>938.75</text:p>
          </table:table-cell>
        </table:table-row>
        <table:table-row table:style-name="ro1">
          <table:table-cell office:value-type="float" office:value="11679432" calcext:value-type="float">
            <text:p>11679432</text:p>
          </table:table-cell>
          <table:table-cell table:formula="of:=TIME( ; ;[.A732]/1000)" office:value-type="time" office:time-value="PT03H14M39.432S" calcext:value-type="time">
            <text:p>03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778.88" calcext:value-type="float">
            <text:p>778.88</text:p>
          </table:table-cell>
          <table:table-cell office:value-type="float" office:value="939.98" calcext:value-type="float">
            <text:p>939.98</text:p>
          </table:table-cell>
        </table:table-row>
        <table:table-row table:style-name="ro1">
          <table:table-cell office:value-type="float" office:value="11695432" calcext:value-type="float">
            <text:p>11695432</text:p>
          </table:table-cell>
          <table:table-cell table:formula="of:=TIME( ; ;[.A733]/1000)" office:value-type="time" office:time-value="PT03H14M55.432S" calcext:value-type="time">
            <text:p>03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779.93" calcext:value-type="float">
            <text:p>779.93</text:p>
          </table:table-cell>
          <table:table-cell office:value-type="float" office:value="941.22" calcext:value-type="float">
            <text:p>941.22</text:p>
          </table:table-cell>
        </table:table-row>
        <table:table-row table:style-name="ro1">
          <table:table-cell office:value-type="float" office:value="11711432" calcext:value-type="float">
            <text:p>11711432</text:p>
          </table:table-cell>
          <table:table-cell table:formula="of:=TIME( ; ;[.A734]/1000)" office:value-type="time" office:time-value="PT03H15M11.432S" calcext:value-type="time">
            <text:p>03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" calcext:value-type="float">
            <text:p>278.6</text:p>
          </table:table-cell>
          <table:table-cell office:value-type="float" office:value="780.97" calcext:value-type="float">
            <text:p>780.97</text:p>
          </table:table-cell>
          <table:table-cell office:value-type="float" office:value="942.46" calcext:value-type="float">
            <text:p>942.46</text:p>
          </table:table-cell>
        </table:table-row>
        <table:table-row table:style-name="ro1">
          <table:table-cell office:value-type="float" office:value="11727431" calcext:value-type="float">
            <text:p>11727431</text:p>
          </table:table-cell>
          <table:table-cell table:formula="of:=TIME( ; ;[.A735]/1000)" office:value-type="time" office:time-value="PT03H15M27.431S" calcext:value-type="time">
            <text:p>03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782.02" calcext:value-type="float">
            <text:p>782.02</text:p>
          </table:table-cell>
          <table:table-cell office:value-type="float" office:value="943.7" calcext:value-type="float">
            <text:p>943.7</text:p>
          </table:table-cell>
        </table:table-row>
        <table:table-row table:style-name="ro1">
          <table:table-cell office:value-type="float" office:value="11743432" calcext:value-type="float">
            <text:p>11743432</text:p>
          </table:table-cell>
          <table:table-cell table:formula="of:=TIME( ; ;[.A736]/1000)" office:value-type="time" office:time-value="PT03H15M43.432S" calcext:value-type="time">
            <text:p>03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783.06" calcext:value-type="float">
            <text:p>783.06</text:p>
          </table:table-cell>
          <table:table-cell office:value-type="float" office:value="944.93" calcext:value-type="float">
            <text:p>944.93</text:p>
          </table:table-cell>
        </table:table-row>
        <table:table-row table:style-name="ro1">
          <table:table-cell office:value-type="float" office:value="11759432" calcext:value-type="float">
            <text:p>11759432</text:p>
          </table:table-cell>
          <table:table-cell table:formula="of:=TIME( ; ;[.A737]/1000)" office:value-type="time" office:time-value="PT03H15M59.432S" calcext:value-type="time">
            <text:p>03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784.11" calcext:value-type="float">
            <text:p>784.11</text:p>
          </table:table-cell>
          <table:table-cell office:value-type="float" office:value="946.17" calcext:value-type="float">
            <text:p>946.17</text:p>
          </table:table-cell>
        </table:table-row>
        <table:table-row table:style-name="ro1">
          <table:table-cell office:value-type="float" office:value="11775432" calcext:value-type="float">
            <text:p>11775432</text:p>
          </table:table-cell>
          <table:table-cell table:formula="of:=TIME( ; ;[.A738]/1000)" office:value-type="time" office:time-value="PT03H16M15.432S" calcext:value-type="time">
            <text:p>03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785.16" calcext:value-type="float">
            <text:p>785.16</text:p>
          </table:table-cell>
          <table:table-cell office:value-type="float" office:value="947.4" calcext:value-type="float">
            <text:p>947.4</text:p>
          </table:table-cell>
        </table:table-row>
        <table:table-row table:style-name="ro1">
          <table:table-cell office:value-type="float" office:value="11791432" calcext:value-type="float">
            <text:p>11791432</text:p>
          </table:table-cell>
          <table:table-cell table:formula="of:=TIME( ; ;[.A739]/1000)" office:value-type="time" office:time-value="PT03H16M31.432S" calcext:value-type="time">
            <text:p>03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786.2" calcext:value-type="float">
            <text:p>786.2</text:p>
          </table:table-cell>
          <table:table-cell office:value-type="float" office:value="948.64" calcext:value-type="float">
            <text:p>948.64</text:p>
          </table:table-cell>
        </table:table-row>
        <table:table-row table:style-name="ro1">
          <table:table-cell office:value-type="float" office:value="11807432" calcext:value-type="float">
            <text:p>11807432</text:p>
          </table:table-cell>
          <table:table-cell table:formula="of:=TIME( ; ;[.A740]/1000)" office:value-type="time" office:time-value="PT03H16M47.432S" calcext:value-type="time">
            <text:p>03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787.25" calcext:value-type="float">
            <text:p>787.25</text:p>
          </table:table-cell>
          <table:table-cell office:value-type="float" office:value="949.87" calcext:value-type="float">
            <text:p>949.87</text:p>
          </table:table-cell>
        </table:table-row>
        <table:table-row table:style-name="ro1">
          <table:table-cell office:value-type="float" office:value="11823432" calcext:value-type="float">
            <text:p>11823432</text:p>
          </table:table-cell>
          <table:table-cell table:formula="of:=TIME( ; ;[.A741]/1000)" office:value-type="time" office:time-value="PT03H17M03.432S" calcext:value-type="time">
            <text:p>03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788.29" calcext:value-type="float">
            <text:p>788.29</text:p>
          </table:table-cell>
          <table:table-cell office:value-type="float" office:value="951.11" calcext:value-type="float">
            <text:p>951.11</text:p>
          </table:table-cell>
        </table:table-row>
        <table:table-row table:style-name="ro1">
          <table:table-cell office:value-type="float" office:value="11839432" calcext:value-type="float">
            <text:p>11839432</text:p>
          </table:table-cell>
          <table:table-cell table:formula="of:=TIME( ; ;[.A742]/1000)" office:value-type="time" office:time-value="PT03H17M19.432S" calcext:value-type="time">
            <text:p>03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789.34" calcext:value-type="float">
            <text:p>789.34</text:p>
          </table:table-cell>
          <table:table-cell office:value-type="float" office:value="952.34" calcext:value-type="float">
            <text:p>952.34</text:p>
          </table:table-cell>
        </table:table-row>
        <table:table-row table:style-name="ro1">
          <table:table-cell office:value-type="float" office:value="11855432" calcext:value-type="float">
            <text:p>11855432</text:p>
          </table:table-cell>
          <table:table-cell table:formula="of:=TIME( ; ;[.A743]/1000)" office:value-type="time" office:time-value="PT03H17M35.432S" calcext:value-type="time">
            <text:p>03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790.38" calcext:value-type="float">
            <text:p>790.38</text:p>
          </table:table-cell>
          <table:table-cell office:value-type="float" office:value="953.58" calcext:value-type="float">
            <text:p>953.58</text:p>
          </table:table-cell>
        </table:table-row>
        <table:table-row table:style-name="ro1">
          <table:table-cell office:value-type="float" office:value="11871432" calcext:value-type="float">
            <text:p>11871432</text:p>
          </table:table-cell>
          <table:table-cell table:formula="of:=TIME( ; ;[.A744]/1000)" office:value-type="time" office:time-value="PT03H17M51.432S" calcext:value-type="time">
            <text:p>03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791.43" calcext:value-type="float">
            <text:p>791.43</text:p>
          </table:table-cell>
          <table:table-cell office:value-type="float" office:value="954.81" calcext:value-type="float">
            <text:p>954.81</text:p>
          </table:table-cell>
        </table:table-row>
        <table:table-row table:style-name="ro1">
          <table:table-cell office:value-type="float" office:value="11887432" calcext:value-type="float">
            <text:p>11887432</text:p>
          </table:table-cell>
          <table:table-cell table:formula="of:=TIME( ; ;[.A745]/1000)" office:value-type="time" office:time-value="PT03H18M07.432S" calcext:value-type="time">
            <text:p>03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792.47" calcext:value-type="float">
            <text:p>792.47</text:p>
          </table:table-cell>
          <table:table-cell office:value-type="float" office:value="956.05" calcext:value-type="float">
            <text:p>956.05</text:p>
          </table:table-cell>
        </table:table-row>
        <table:table-row table:style-name="ro1">
          <table:table-cell office:value-type="float" office:value="11903432" calcext:value-type="float">
            <text:p>11903432</text:p>
          </table:table-cell>
          <table:table-cell table:formula="of:=TIME( ; ;[.A746]/1000)" office:value-type="time" office:time-value="PT03H18M23.432S" calcext:value-type="time">
            <text:p>03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793.52" calcext:value-type="float">
            <text:p>793.52</text:p>
          </table:table-cell>
          <table:table-cell office:value-type="float" office:value="957.28" calcext:value-type="float">
            <text:p>957.28</text:p>
          </table:table-cell>
        </table:table-row>
        <table:table-row table:style-name="ro1">
          <table:table-cell office:value-type="float" office:value="11919432" calcext:value-type="float">
            <text:p>11919432</text:p>
          </table:table-cell>
          <table:table-cell table:formula="of:=TIME( ; ;[.A747]/1000)" office:value-type="time" office:time-value="PT03H18M39.432S" calcext:value-type="time">
            <text:p>03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794.56" calcext:value-type="float">
            <text:p>794.56</text:p>
          </table:table-cell>
          <table:table-cell office:value-type="float" office:value="958.51" calcext:value-type="float">
            <text:p>958.51</text:p>
          </table:table-cell>
        </table:table-row>
        <table:table-row table:style-name="ro1">
          <table:table-cell office:value-type="float" office:value="11935432" calcext:value-type="float">
            <text:p>11935432</text:p>
          </table:table-cell>
          <table:table-cell table:formula="of:=TIME( ; ;[.A748]/1000)" office:value-type="time" office:time-value="PT03H18M55.432S" calcext:value-type="time">
            <text:p>03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795.6" calcext:value-type="float">
            <text:p>795.6</text:p>
          </table:table-cell>
          <table:table-cell office:value-type="float" office:value="959.75" calcext:value-type="float">
            <text:p>959.75</text:p>
          </table:table-cell>
        </table:table-row>
        <table:table-row table:style-name="ro1">
          <table:table-cell office:value-type="float" office:value="11951432" calcext:value-type="float">
            <text:p>11951432</text:p>
          </table:table-cell>
          <table:table-cell table:formula="of:=TIME( ; ;[.A749]/1000)" office:value-type="time" office:time-value="PT03H19M11.432S" calcext:value-type="time">
            <text:p>03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796.65" calcext:value-type="float">
            <text:p>796.65</text:p>
          </table:table-cell>
          <table:table-cell office:value-type="float" office:value="960.98" calcext:value-type="float">
            <text:p>960.98</text:p>
          </table:table-cell>
        </table:table-row>
        <table:table-row table:style-name="ro1">
          <table:table-cell office:value-type="float" office:value="11967432" calcext:value-type="float">
            <text:p>11967432</text:p>
          </table:table-cell>
          <table:table-cell table:formula="of:=TIME( ; ;[.A750]/1000)" office:value-type="time" office:time-value="PT03H19M27.432S" calcext:value-type="time">
            <text:p>03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797.69" calcext:value-type="float">
            <text:p>797.69</text:p>
          </table:table-cell>
          <table:table-cell office:value-type="float" office:value="962.21" calcext:value-type="float">
            <text:p>962.21</text:p>
          </table:table-cell>
        </table:table-row>
        <table:table-row table:style-name="ro1">
          <table:table-cell office:value-type="float" office:value="11983432" calcext:value-type="float">
            <text:p>11983432</text:p>
          </table:table-cell>
          <table:table-cell table:formula="of:=TIME( ; ;[.A751]/1000)" office:value-type="time" office:time-value="PT03H19M43.432S" calcext:value-type="time">
            <text:p>03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798.74" calcext:value-type="float">
            <text:p>798.74</text:p>
          </table:table-cell>
          <table:table-cell office:value-type="float" office:value="963.45" calcext:value-type="float">
            <text:p>963.45</text:p>
          </table:table-cell>
        </table:table-row>
        <table:table-row table:style-name="ro1">
          <table:table-cell office:value-type="float" office:value="11999432" calcext:value-type="float">
            <text:p>11999432</text:p>
          </table:table-cell>
          <table:table-cell table:formula="of:=TIME( ; ;[.A752]/1000)" office:value-type="time" office:time-value="PT03H19M59.432S" calcext:value-type="time">
            <text:p>03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799.78" calcext:value-type="float">
            <text:p>799.78</text:p>
          </table:table-cell>
          <table:table-cell office:value-type="float" office:value="964.68" calcext:value-type="float">
            <text:p>964.68</text:p>
          </table:table-cell>
        </table:table-row>
        <table:table-row table:style-name="ro1">
          <table:table-cell office:value-type="float" office:value="12015432" calcext:value-type="float">
            <text:p>12015432</text:p>
          </table:table-cell>
          <table:table-cell table:formula="of:=TIME( ; ;[.A753]/1000)" office:value-type="time" office:time-value="PT03H20M15.432S" calcext:value-type="time">
            <text:p>03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800.83" calcext:value-type="float">
            <text:p>800.83</text:p>
          </table:table-cell>
          <table:table-cell office:value-type="float" office:value="965.91" calcext:value-type="float">
            <text:p>965.91</text:p>
          </table:table-cell>
        </table:table-row>
        <table:table-row table:style-name="ro1">
          <table:table-cell office:value-type="float" office:value="12031432" calcext:value-type="float">
            <text:p>12031432</text:p>
          </table:table-cell>
          <table:table-cell table:formula="of:=TIME( ; ;[.A754]/1000)" office:value-type="time" office:time-value="PT03H20M31.432S" calcext:value-type="time">
            <text:p>03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1.87" calcext:value-type="float">
            <text:p>801.87</text:p>
          </table:table-cell>
          <table:table-cell office:value-type="float" office:value="967.14" calcext:value-type="float">
            <text:p>967.14</text:p>
          </table:table-cell>
        </table:table-row>
        <table:table-row table:style-name="ro1">
          <table:table-cell office:value-type="float" office:value="12047432" calcext:value-type="float">
            <text:p>12047432</text:p>
          </table:table-cell>
          <table:table-cell table:formula="of:=TIME( ; ;[.A755]/1000)" office:value-type="time" office:time-value="PT03H20M47.432S" calcext:value-type="time">
            <text:p>03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2.92" calcext:value-type="float">
            <text:p>802.92</text:p>
          </table:table-cell>
          <table:table-cell office:value-type="float" office:value="968.37" calcext:value-type="float">
            <text:p>968.37</text:p>
          </table:table-cell>
        </table:table-row>
        <table:table-row table:style-name="ro1">
          <table:table-cell office:value-type="float" office:value="12063432" calcext:value-type="float">
            <text:p>12063432</text:p>
          </table:table-cell>
          <table:table-cell table:formula="of:=TIME( ; ;[.A756]/1000)" office:value-type="time" office:time-value="PT03H21M03.432S" calcext:value-type="time">
            <text:p>03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3.96" calcext:value-type="float">
            <text:p>803.96</text:p>
          </table:table-cell>
          <table:table-cell office:value-type="float" office:value="969.6" calcext:value-type="float">
            <text:p>969.6</text:p>
          </table:table-cell>
        </table:table-row>
        <table:table-row table:style-name="ro1">
          <table:table-cell office:value-type="float" office:value="12079432" calcext:value-type="float">
            <text:p>12079432</text:p>
          </table:table-cell>
          <table:table-cell table:formula="of:=TIME( ; ;[.A757]/1000)" office:value-type="time" office:time-value="PT03H21M19.432S" calcext:value-type="time">
            <text:p>03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5.01" calcext:value-type="float">
            <text:p>805.01</text:p>
          </table:table-cell>
          <table:table-cell office:value-type="float" office:value="970.84" calcext:value-type="float">
            <text:p>970.84</text:p>
          </table:table-cell>
        </table:table-row>
        <table:table-row table:style-name="ro1">
          <table:table-cell office:value-type="float" office:value="12095432" calcext:value-type="float">
            <text:p>12095432</text:p>
          </table:table-cell>
          <table:table-cell table:formula="of:=TIME( ; ;[.A758]/1000)" office:value-type="time" office:time-value="PT03H21M35.432S" calcext:value-type="time">
            <text:p>03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6.05" calcext:value-type="float">
            <text:p>806.05</text:p>
          </table:table-cell>
          <table:table-cell office:value-type="float" office:value="972.07" calcext:value-type="float">
            <text:p>972.07</text:p>
          </table:table-cell>
        </table:table-row>
        <table:table-row table:style-name="ro1">
          <table:table-cell office:value-type="float" office:value="12111432" calcext:value-type="float">
            <text:p>12111432</text:p>
          </table:table-cell>
          <table:table-cell table:formula="of:=TIME( ; ;[.A759]/1000)" office:value-type="time" office:time-value="PT03H21M51.432S" calcext:value-type="time">
            <text:p>03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807.09" calcext:value-type="float">
            <text:p>807.09</text:p>
          </table:table-cell>
          <table:table-cell office:value-type="float" office:value="973.3" calcext:value-type="float">
            <text:p>973.3</text:p>
          </table:table-cell>
        </table:table-row>
        <table:table-row table:style-name="ro1">
          <table:table-cell office:value-type="float" office:value="12127432" calcext:value-type="float">
            <text:p>12127432</text:p>
          </table:table-cell>
          <table:table-cell table:formula="of:=TIME( ; ;[.A760]/1000)" office:value-type="time" office:time-value="PT03H22M07.432S" calcext:value-type="time">
            <text:p>03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08.14" calcext:value-type="float">
            <text:p>808.14</text:p>
          </table:table-cell>
          <table:table-cell office:value-type="float" office:value="974.53" calcext:value-type="float">
            <text:p>974.53</text:p>
          </table:table-cell>
        </table:table-row>
        <table:table-row table:style-name="ro1">
          <table:table-cell office:value-type="float" office:value="12143432" calcext:value-type="float">
            <text:p>12143432</text:p>
          </table:table-cell>
          <table:table-cell table:formula="of:=TIME( ; ;[.A761]/1000)" office:value-type="time" office:time-value="PT03H22M23.432S" calcext:value-type="time">
            <text:p>03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09.18" calcext:value-type="float">
            <text:p>809.18</text:p>
          </table:table-cell>
          <table:table-cell office:value-type="float" office:value="975.76" calcext:value-type="float">
            <text:p>975.76</text:p>
          </table:table-cell>
        </table:table-row>
        <table:table-row table:style-name="ro1">
          <table:table-cell office:value-type="float" office:value="12159432" calcext:value-type="float">
            <text:p>12159432</text:p>
          </table:table-cell>
          <table:table-cell table:formula="of:=TIME( ; ;[.A762]/1000)" office:value-type="time" office:time-value="PT03H22M39.432S" calcext:value-type="time">
            <text:p>03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10.23" calcext:value-type="float">
            <text:p>810.23</text:p>
          </table:table-cell>
          <table:table-cell office:value-type="float" office:value="976.99" calcext:value-type="float">
            <text:p>976.99</text:p>
          </table:table-cell>
        </table:table-row>
        <table:table-row table:style-name="ro1">
          <table:table-cell office:value-type="float" office:value="12175432" calcext:value-type="float">
            <text:p>12175432</text:p>
          </table:table-cell>
          <table:table-cell table:formula="of:=TIME( ; ;[.A763]/1000)" office:value-type="time" office:time-value="PT03H22M55.432S" calcext:value-type="time">
            <text:p>03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11.27" calcext:value-type="float">
            <text:p>811.27</text:p>
          </table:table-cell>
          <table:table-cell office:value-type="float" office:value="978.22" calcext:value-type="float">
            <text:p>978.22</text:p>
          </table:table-cell>
        </table:table-row>
        <table:table-row table:style-name="ro1">
          <table:table-cell office:value-type="float" office:value="12191432" calcext:value-type="float">
            <text:p>12191432</text:p>
          </table:table-cell>
          <table:table-cell table:formula="of:=TIME( ; ;[.A764]/1000)" office:value-type="time" office:time-value="PT03H23M11.432S" calcext:value-type="time">
            <text:p>03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12.31" calcext:value-type="float">
            <text:p>812.31</text:p>
          </table:table-cell>
          <table:table-cell office:value-type="float" office:value="979.45" calcext:value-type="float">
            <text:p>979.45</text:p>
          </table:table-cell>
        </table:table-row>
        <table:table-row table:style-name="ro1">
          <table:table-cell office:value-type="float" office:value="12207432" calcext:value-type="float">
            <text:p>12207432</text:p>
          </table:table-cell>
          <table:table-cell table:formula="of:=TIME( ; ;[.A765]/1000)" office:value-type="time" office:time-value="PT03H23M27.432S" calcext:value-type="time">
            <text:p>03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13.36" calcext:value-type="float">
            <text:p>813.36</text:p>
          </table:table-cell>
          <table:table-cell office:value-type="float" office:value="980.68" calcext:value-type="float">
            <text:p>980.68</text:p>
          </table:table-cell>
        </table:table-row>
        <table:table-row table:style-name="ro1">
          <table:table-cell office:value-type="float" office:value="12223432" calcext:value-type="float">
            <text:p>12223432</text:p>
          </table:table-cell>
          <table:table-cell table:formula="of:=TIME( ; ;[.A766]/1000)" office:value-type="time" office:time-value="PT03H23M43.432S" calcext:value-type="time">
            <text:p>03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814.4" calcext:value-type="float">
            <text:p>814.4</text:p>
          </table:table-cell>
          <table:table-cell office:value-type="float" office:value="981.91" calcext:value-type="float">
            <text:p>981.91</text:p>
          </table:table-cell>
        </table:table-row>
        <table:table-row table:style-name="ro1">
          <table:table-cell office:value-type="float" office:value="12239432" calcext:value-type="float">
            <text:p>12239432</text:p>
          </table:table-cell>
          <table:table-cell table:formula="of:=TIME( ; ;[.A767]/1000)" office:value-type="time" office:time-value="PT03H23M59.432S" calcext:value-type="time">
            <text:p>03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815.44" calcext:value-type="float">
            <text:p>815.44</text:p>
          </table:table-cell>
          <table:table-cell office:value-type="float" office:value="983.14" calcext:value-type="float">
            <text:p>983.14</text:p>
          </table:table-cell>
        </table:table-row>
        <table:table-row table:style-name="ro1">
          <table:table-cell office:value-type="float" office:value="12255432" calcext:value-type="float">
            <text:p>12255432</text:p>
          </table:table-cell>
          <table:table-cell table:formula="of:=TIME( ; ;[.A768]/1000)" office:value-type="time" office:time-value="PT03H24M15.432S" calcext:value-type="time">
            <text:p>03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816.49" calcext:value-type="float">
            <text:p>816.49</text:p>
          </table:table-cell>
          <table:table-cell office:value-type="float" office:value="984.37" calcext:value-type="float">
            <text:p>984.37</text:p>
          </table:table-cell>
        </table:table-row>
        <table:table-row table:style-name="ro1">
          <table:table-cell office:value-type="float" office:value="12271432" calcext:value-type="float">
            <text:p>12271432</text:p>
          </table:table-cell>
          <table:table-cell table:formula="of:=TIME( ; ;[.A769]/1000)" office:value-type="time" office:time-value="PT03H24M31.432S" calcext:value-type="time">
            <text:p>03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817.53" calcext:value-type="float">
            <text:p>817.53</text:p>
          </table:table-cell>
          <table:table-cell office:value-type="float" office:value="985.6" calcext:value-type="float">
            <text:p>985.6</text:p>
          </table:table-cell>
        </table:table-row>
        <table:table-row table:style-name="ro1">
          <table:table-cell office:value-type="float" office:value="12287432" calcext:value-type="float">
            <text:p>12287432</text:p>
          </table:table-cell>
          <table:table-cell table:formula="of:=TIME( ; ;[.A770]/1000)" office:value-type="time" office:time-value="PT03H24M47.432S" calcext:value-type="time">
            <text:p>03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818.57" calcext:value-type="float">
            <text:p>818.57</text:p>
          </table:table-cell>
          <table:table-cell office:value-type="float" office:value="986.83" calcext:value-type="float">
            <text:p>986.83</text:p>
          </table:table-cell>
        </table:table-row>
        <table:table-row table:style-name="ro1">
          <table:table-cell office:value-type="float" office:value="12303432" calcext:value-type="float">
            <text:p>12303432</text:p>
          </table:table-cell>
          <table:table-cell table:formula="of:=TIME( ; ;[.A771]/1000)" office:value-type="time" office:time-value="PT03H25M03.432S" calcext:value-type="time">
            <text:p>03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819.62" calcext:value-type="float">
            <text:p>819.62</text:p>
          </table:table-cell>
          <table:table-cell office:value-type="float" office:value="988.06" calcext:value-type="float">
            <text:p>988.06</text:p>
          </table:table-cell>
        </table:table-row>
        <table:table-row table:style-name="ro1">
          <table:table-cell office:value-type="float" office:value="12319432" calcext:value-type="float">
            <text:p>12319432</text:p>
          </table:table-cell>
          <table:table-cell table:formula="of:=TIME( ; ;[.A772]/1000)" office:value-type="time" office:time-value="PT03H25M19.432S" calcext:value-type="time">
            <text:p>03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820.66" calcext:value-type="float">
            <text:p>820.66</text:p>
          </table:table-cell>
          <table:table-cell office:value-type="float" office:value="989.29" calcext:value-type="float">
            <text:p>989.29</text:p>
          </table:table-cell>
        </table:table-row>
        <table:table-row table:style-name="ro1">
          <table:table-cell office:value-type="float" office:value="12335432" calcext:value-type="float">
            <text:p>12335432</text:p>
          </table:table-cell>
          <table:table-cell table:formula="of:=TIME( ; ;[.A773]/1000)" office:value-type="time" office:time-value="PT03H25M35.432S" calcext:value-type="time">
            <text:p>03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821.7" calcext:value-type="float">
            <text:p>821.7</text:p>
          </table:table-cell>
          <table:table-cell office:value-type="float" office:value="990.52" calcext:value-type="float">
            <text:p>990.52</text:p>
          </table:table-cell>
        </table:table-row>
        <table:table-row table:style-name="ro1">
          <table:table-cell office:value-type="float" office:value="12351432" calcext:value-type="float">
            <text:p>12351432</text:p>
          </table:table-cell>
          <table:table-cell table:formula="of:=TIME( ; ;[.A774]/1000)" office:value-type="time" office:time-value="PT03H25M51.432S" calcext:value-type="time">
            <text:p>03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2.75" calcext:value-type="float">
            <text:p>822.75</text:p>
          </table:table-cell>
          <table:table-cell office:value-type="float" office:value="991.75" calcext:value-type="float">
            <text:p>991.75</text:p>
          </table:table-cell>
        </table:table-row>
        <table:table-row table:style-name="ro1">
          <table:table-cell office:value-type="float" office:value="12367432" calcext:value-type="float">
            <text:p>12367432</text:p>
          </table:table-cell>
          <table:table-cell table:formula="of:=TIME( ; ;[.A775]/1000)" office:value-type="time" office:time-value="PT03H26M07.432S" calcext:value-type="time">
            <text:p>03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3.79" calcext:value-type="float">
            <text:p>823.79</text:p>
          </table:table-cell>
          <table:table-cell office:value-type="float" office:value="992.98" calcext:value-type="float">
            <text:p>992.98</text:p>
          </table:table-cell>
        </table:table-row>
        <table:table-row table:style-name="ro1">
          <table:table-cell office:value-type="float" office:value="12383432" calcext:value-type="float">
            <text:p>12383432</text:p>
          </table:table-cell>
          <table:table-cell table:formula="of:=TIME( ; ;[.A776]/1000)" office:value-type="time" office:time-value="PT03H26M23.432S" calcext:value-type="time">
            <text:p>03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824.83" calcext:value-type="float">
            <text:p>824.83</text:p>
          </table:table-cell>
          <table:table-cell office:value-type="float" office:value="994.21" calcext:value-type="float">
            <text:p>994.21</text:p>
          </table:table-cell>
        </table:table-row>
        <table:table-row table:style-name="ro1">
          <table:table-cell office:value-type="float" office:value="12399432" calcext:value-type="float">
            <text:p>12399432</text:p>
          </table:table-cell>
          <table:table-cell table:formula="of:=TIME( ; ;[.A777]/1000)" office:value-type="time" office:time-value="PT03H26M39.432S" calcext:value-type="time">
            <text:p>03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5.87" calcext:value-type="float">
            <text:p>825.87</text:p>
          </table:table-cell>
          <table:table-cell office:value-type="float" office:value="995.44" calcext:value-type="float">
            <text:p>995.44</text:p>
          </table:table-cell>
        </table:table-row>
        <table:table-row table:style-name="ro1">
          <table:table-cell office:value-type="float" office:value="12415432" calcext:value-type="float">
            <text:p>12415432</text:p>
          </table:table-cell>
          <table:table-cell table:formula="of:=TIME( ; ;[.A778]/1000)" office:value-type="time" office:time-value="PT03H26M55.432S" calcext:value-type="time">
            <text:p>03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6.92" calcext:value-type="float">
            <text:p>826.92</text:p>
          </table:table-cell>
          <table:table-cell office:value-type="float" office:value="996.67" calcext:value-type="float">
            <text:p>996.67</text:p>
          </table:table-cell>
        </table:table-row>
        <table:table-row table:style-name="ro1">
          <table:table-cell office:value-type="float" office:value="12431432" calcext:value-type="float">
            <text:p>12431432</text:p>
          </table:table-cell>
          <table:table-cell table:formula="of:=TIME( ; ;[.A779]/1000)" office:value-type="time" office:time-value="PT03H27M11.432S" calcext:value-type="time">
            <text:p>03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7.96" calcext:value-type="float">
            <text:p>827.96</text:p>
          </table:table-cell>
          <table:table-cell office:value-type="float" office:value="997.9" calcext:value-type="float">
            <text:p>997.9</text:p>
          </table:table-cell>
        </table:table-row>
        <table:table-row table:style-name="ro1">
          <table:table-cell office:value-type="float" office:value="12447432" calcext:value-type="float">
            <text:p>12447432</text:p>
          </table:table-cell>
          <table:table-cell table:formula="of:=TIME( ; ;[.A780]/1000)" office:value-type="time" office:time-value="PT03H27M27.432S" calcext:value-type="time">
            <text:p>03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829" calcext:value-type="float">
            <text:p>829</text:p>
          </table:table-cell>
          <table:table-cell office:value-type="float" office:value="999.12" calcext:value-type="float">
            <text:p>999.12</text:p>
          </table:table-cell>
        </table:table-row>
        <table:table-row table:style-name="ro1">
          <table:table-cell office:value-type="float" office:value="12463432" calcext:value-type="float">
            <text:p>12463432</text:p>
          </table:table-cell>
          <table:table-cell table:formula="of:=TIME( ; ;[.A781]/1000)" office:value-type="time" office:time-value="PT03H27M43.432S" calcext:value-type="time">
            <text:p>03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830.04" calcext:value-type="float">
            <text:p>830.04</text:p>
          </table:table-cell>
          <table:table-cell office:value-type="float" office:value="1000.35" calcext:value-type="float">
            <text:p>1000.35</text:p>
          </table:table-cell>
        </table:table-row>
        <table:table-row table:style-name="ro1">
          <table:table-cell office:value-type="float" office:value="12479431" calcext:value-type="float">
            <text:p>12479431</text:p>
          </table:table-cell>
          <table:table-cell table:formula="of:=TIME( ; ;[.A782]/1000)" office:value-type="time" office:time-value="PT03H27M59.431S" calcext:value-type="time">
            <text:p>03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831.08" calcext:value-type="float">
            <text:p>831.08</text:p>
          </table:table-cell>
          <table:table-cell office:value-type="float" office:value="1001.58" calcext:value-type="float">
            <text:p>1001.58</text:p>
          </table:table-cell>
        </table:table-row>
        <table:table-row table:style-name="ro1">
          <table:table-cell office:value-type="float" office:value="12495432" calcext:value-type="float">
            <text:p>12495432</text:p>
          </table:table-cell>
          <table:table-cell table:formula="of:=TIME( ; ;[.A783]/1000)" office:value-type="time" office:time-value="PT03H28M15.432S" calcext:value-type="time">
            <text:p>03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832.12" calcext:value-type="float">
            <text:p>832.12</text:p>
          </table:table-cell>
          <table:table-cell office:value-type="float" office:value="1002.81" calcext:value-type="float">
            <text:p>1002.81</text:p>
          </table:table-cell>
        </table:table-row>
        <table:table-row table:style-name="ro1">
          <table:table-cell office:value-type="float" office:value="12511432" calcext:value-type="float">
            <text:p>12511432</text:p>
          </table:table-cell>
          <table:table-cell table:formula="of:=TIME( ; ;[.A784]/1000)" office:value-type="time" office:time-value="PT03H28M31.432S" calcext:value-type="time">
            <text:p>03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833.17" calcext:value-type="float">
            <text:p>833.17</text:p>
          </table:table-cell>
          <table:table-cell office:value-type="float" office:value="1004.03" calcext:value-type="float">
            <text:p>1004.03</text:p>
          </table:table-cell>
        </table:table-row>
        <table:table-row table:style-name="ro1">
          <table:table-cell office:value-type="float" office:value="12527432" calcext:value-type="float">
            <text:p>12527432</text:p>
          </table:table-cell>
          <table:table-cell table:formula="of:=TIME( ; ;[.A785]/1000)" office:value-type="time" office:time-value="PT03H28M47.432S" calcext:value-type="time">
            <text:p>03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834.21" calcext:value-type="float">
            <text:p>834.21</text:p>
          </table:table-cell>
          <table:table-cell office:value-type="float" office:value="1005.26" calcext:value-type="float">
            <text:p>1005.26</text:p>
          </table:table-cell>
        </table:table-row>
        <table:table-row table:style-name="ro1">
          <table:table-cell office:value-type="float" office:value="12543432" calcext:value-type="float">
            <text:p>12543432</text:p>
          </table:table-cell>
          <table:table-cell table:formula="of:=TIME( ; ;[.A786]/1000)" office:value-type="time" office:time-value="PT03H29M03.432S" calcext:value-type="time">
            <text:p>03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835.25" calcext:value-type="float">
            <text:p>835.25</text:p>
          </table:table-cell>
          <table:table-cell office:value-type="float" office:value="1006.48" calcext:value-type="float">
            <text:p>1006.48</text:p>
          </table:table-cell>
        </table:table-row>
        <table:table-row table:style-name="ro1">
          <table:table-cell office:value-type="float" office:value="12559432" calcext:value-type="float">
            <text:p>12559432</text:p>
          </table:table-cell>
          <table:table-cell table:formula="of:=TIME( ; ;[.A787]/1000)" office:value-type="time" office:time-value="PT03H29M19.432S" calcext:value-type="time">
            <text:p>03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836.29" calcext:value-type="float">
            <text:p>836.29</text:p>
          </table:table-cell>
          <table:table-cell office:value-type="float" office:value="1007.71" calcext:value-type="float">
            <text:p>1007.71</text:p>
          </table:table-cell>
        </table:table-row>
        <table:table-row table:style-name="ro1">
          <table:table-cell office:value-type="float" office:value="12575432" calcext:value-type="float">
            <text:p>12575432</text:p>
          </table:table-cell>
          <table:table-cell table:formula="of:=TIME( ; ;[.A788]/1000)" office:value-type="time" office:time-value="PT03H29M35.432S" calcext:value-type="time">
            <text:p>03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837.33" calcext:value-type="float">
            <text:p>837.33</text:p>
          </table:table-cell>
          <table:table-cell office:value-type="float" office:value="1008.93" calcext:value-type="float">
            <text:p>1008.93</text:p>
          </table:table-cell>
        </table:table-row>
        <table:table-row table:style-name="ro1">
          <table:table-cell office:value-type="float" office:value="12591432" calcext:value-type="float">
            <text:p>12591432</text:p>
          </table:table-cell>
          <table:table-cell table:formula="of:=TIME( ; ;[.A789]/1000)" office:value-type="time" office:time-value="PT03H29M51.432S" calcext:value-type="time">
            <text:p>03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838.37" calcext:value-type="float">
            <text:p>838.37</text:p>
          </table:table-cell>
          <table:table-cell office:value-type="float" office:value="1010.16" calcext:value-type="float">
            <text:p>1010.16</text:p>
          </table:table-cell>
        </table:table-row>
        <table:table-row table:style-name="ro1">
          <table:table-cell office:value-type="float" office:value="12607432" calcext:value-type="float">
            <text:p>12607432</text:p>
          </table:table-cell>
          <table:table-cell table:formula="of:=TIME( ; ;[.A790]/1000)" office:value-type="time" office:time-value="PT03H30M07.432S" calcext:value-type="time">
            <text:p>03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839.41" calcext:value-type="float">
            <text:p>839.41</text:p>
          </table:table-cell>
          <table:table-cell office:value-type="float" office:value="1011.38" calcext:value-type="float">
            <text:p>1011.38</text:p>
          </table:table-cell>
        </table:table-row>
        <table:table-row table:style-name="ro1">
          <table:table-cell office:value-type="float" office:value="12623432" calcext:value-type="float">
            <text:p>12623432</text:p>
          </table:table-cell>
          <table:table-cell table:formula="of:=TIME( ; ;[.A791]/1000)" office:value-type="time" office:time-value="PT03H30M23.432S" calcext:value-type="time">
            <text:p>03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840.46" calcext:value-type="float">
            <text:p>840.46</text:p>
          </table:table-cell>
          <table:table-cell office:value-type="float" office:value="1012.61" calcext:value-type="float">
            <text:p>1012.61</text:p>
          </table:table-cell>
        </table:table-row>
        <table:table-row table:style-name="ro1">
          <table:table-cell office:value-type="float" office:value="12639432" calcext:value-type="float">
            <text:p>12639432</text:p>
          </table:table-cell>
          <table:table-cell table:formula="of:=TIME( ; ;[.A792]/1000)" office:value-type="time" office:time-value="PT03H30M39.432S" calcext:value-type="time">
            <text:p>03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841.5" calcext:value-type="float">
            <text:p>841.5</text:p>
          </table:table-cell>
          <table:table-cell office:value-type="float" office:value="1013.83" calcext:value-type="float">
            <text:p>1013.83</text:p>
          </table:table-cell>
        </table:table-row>
        <table:table-row table:style-name="ro1">
          <table:table-cell office:value-type="float" office:value="12655432" calcext:value-type="float">
            <text:p>12655432</text:p>
          </table:table-cell>
          <table:table-cell table:formula="of:=TIME( ; ;[.A793]/1000)" office:value-type="time" office:time-value="PT03H30M55.432S" calcext:value-type="time">
            <text:p>03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842.54" calcext:value-type="float">
            <text:p>842.54</text:p>
          </table:table-cell>
          <table:table-cell office:value-type="float" office:value="1015.06" calcext:value-type="float">
            <text:p>1015.06</text:p>
          </table:table-cell>
        </table:table-row>
        <table:table-row table:style-name="ro1">
          <table:table-cell office:value-type="float" office:value="12671432" calcext:value-type="float">
            <text:p>12671432</text:p>
          </table:table-cell>
          <table:table-cell table:formula="of:=TIME( ; ;[.A794]/1000)" office:value-type="time" office:time-value="PT03H31M11.432S" calcext:value-type="time">
            <text:p>03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7" calcext:value-type="float">
            <text:p>275.17</text:p>
          </table:table-cell>
          <table:table-cell office:value-type="float" office:value="843.58" calcext:value-type="float">
            <text:p>843.58</text:p>
          </table:table-cell>
          <table:table-cell office:value-type="float" office:value="1016.28" calcext:value-type="float">
            <text:p>1016.28</text:p>
          </table:table-cell>
        </table:table-row>
        <table:table-row table:style-name="ro1">
          <table:table-cell office:value-type="float" office:value="12687432" calcext:value-type="float">
            <text:p>12687432</text:p>
          </table:table-cell>
          <table:table-cell table:formula="of:=TIME( ; ;[.A795]/1000)" office:value-type="time" office:time-value="PT03H31M27.432S" calcext:value-type="time">
            <text:p>03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844.62" calcext:value-type="float">
            <text:p>844.62</text:p>
          </table:table-cell>
          <table:table-cell office:value-type="float" office:value="1017.5" calcext:value-type="float">
            <text:p>1017.5</text:p>
          </table:table-cell>
        </table:table-row>
        <table:table-row table:style-name="ro1">
          <table:table-cell office:value-type="float" office:value="12703432" calcext:value-type="float">
            <text:p>12703432</text:p>
          </table:table-cell>
          <table:table-cell table:formula="of:=TIME( ; ;[.A796]/1000)" office:value-type="time" office:time-value="PT03H31M43.432S" calcext:value-type="time">
            <text:p>03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845.66" calcext:value-type="float">
            <text:p>845.66</text:p>
          </table:table-cell>
          <table:table-cell office:value-type="float" office:value="1018.73" calcext:value-type="float">
            <text:p>1018.73</text:p>
          </table:table-cell>
        </table:table-row>
        <table:table-row table:style-name="ro1">
          <table:table-cell office:value-type="float" office:value="12719432" calcext:value-type="float">
            <text:p>12719432</text:p>
          </table:table-cell>
          <table:table-cell table:formula="of:=TIME( ; ;[.A797]/1000)" office:value-type="time" office:time-value="PT03H31M59.432S" calcext:value-type="time">
            <text:p>03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846.7" calcext:value-type="float">
            <text:p>846.7</text:p>
          </table:table-cell>
          <table:table-cell office:value-type="float" office:value="1019.95" calcext:value-type="float">
            <text:p>1019.95</text:p>
          </table:table-cell>
        </table:table-row>
        <table:table-row table:style-name="ro1">
          <table:table-cell office:value-type="float" office:value="12735432" calcext:value-type="float">
            <text:p>12735432</text:p>
          </table:table-cell>
          <table:table-cell table:formula="of:=TIME( ; ;[.A798]/1000)" office:value-type="time" office:time-value="PT03H32M15.432S" calcext:value-type="time">
            <text:p>03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847.74" calcext:value-type="float">
            <text:p>847.74</text:p>
          </table:table-cell>
          <table:table-cell office:value-type="float" office:value="1021.17" calcext:value-type="float">
            <text:p>1021.17</text:p>
          </table:table-cell>
        </table:table-row>
        <table:table-row table:style-name="ro1">
          <table:table-cell office:value-type="float" office:value="12751432" calcext:value-type="float">
            <text:p>12751432</text:p>
          </table:table-cell>
          <table:table-cell table:formula="of:=TIME( ; ;[.A799]/1000)" office:value-type="time" office:time-value="PT03H32M31.432S" calcext:value-type="time">
            <text:p>03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848.78" calcext:value-type="float">
            <text:p>848.78</text:p>
          </table:table-cell>
          <table:table-cell office:value-type="float" office:value="1022.4" calcext:value-type="float">
            <text:p>1022.4</text:p>
          </table:table-cell>
        </table:table-row>
        <table:table-row table:style-name="ro1">
          <table:table-cell office:value-type="float" office:value="12767432" calcext:value-type="float">
            <text:p>12767432</text:p>
          </table:table-cell>
          <table:table-cell table:formula="of:=TIME( ; ;[.A800]/1000)" office:value-type="time" office:time-value="PT03H32M47.432S" calcext:value-type="time">
            <text:p>03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849.82" calcext:value-type="float">
            <text:p>849.82</text:p>
          </table:table-cell>
          <table:table-cell office:value-type="float" office:value="1023.62" calcext:value-type="float">
            <text:p>1023.62</text:p>
          </table:table-cell>
        </table:table-row>
        <table:table-row table:style-name="ro1">
          <table:table-cell office:value-type="float" office:value="12783432" calcext:value-type="float">
            <text:p>12783432</text:p>
          </table:table-cell>
          <table:table-cell table:formula="of:=TIME( ; ;[.A801]/1000)" office:value-type="time" office:time-value="PT03H33M03.432S" calcext:value-type="time">
            <text:p>03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850.86" calcext:value-type="float">
            <text:p>850.86</text:p>
          </table:table-cell>
          <table:table-cell office:value-type="float" office:value="1024.84" calcext:value-type="float">
            <text:p>1024.84</text:p>
          </table:table-cell>
        </table:table-row>
        <table:table-row table:style-name="ro1">
          <table:table-cell office:value-type="float" office:value="12799432" calcext:value-type="float">
            <text:p>12799432</text:p>
          </table:table-cell>
          <table:table-cell table:formula="of:=TIME( ; ;[.A802]/1000)" office:value-type="time" office:time-value="PT03H33M19.432S" calcext:value-type="time">
            <text:p>03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851.9" calcext:value-type="float">
            <text:p>851.9</text:p>
          </table:table-cell>
          <table:table-cell office:value-type="float" office:value="1026.06" calcext:value-type="float">
            <text:p>1026.06</text:p>
          </table:table-cell>
        </table:table-row>
        <table:table-row table:style-name="ro1">
          <table:table-cell office:value-type="float" office:value="12815432" calcext:value-type="float">
            <text:p>12815432</text:p>
          </table:table-cell>
          <table:table-cell table:formula="of:=TIME( ; ;[.A803]/1000)" office:value-type="time" office:time-value="PT03H33M35.432S" calcext:value-type="time">
            <text:p>03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852.94" calcext:value-type="float">
            <text:p>852.94</text:p>
          </table:table-cell>
          <table:table-cell office:value-type="float" office:value="1027.29" calcext:value-type="float">
            <text:p>1027.29</text:p>
          </table:table-cell>
        </table:table-row>
        <table:table-row table:style-name="ro1">
          <table:table-cell office:value-type="float" office:value="12831432" calcext:value-type="float">
            <text:p>12831432</text:p>
          </table:table-cell>
          <table:table-cell table:formula="of:=TIME( ; ;[.A804]/1000)" office:value-type="time" office:time-value="PT03H33M51.432S" calcext:value-type="time">
            <text:p>03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853.98" calcext:value-type="float">
            <text:p>853.98</text:p>
          </table:table-cell>
          <table:table-cell office:value-type="float" office:value="1028.51" calcext:value-type="float">
            <text:p>1028.51</text:p>
          </table:table-cell>
        </table:table-row>
        <table:table-row table:style-name="ro1">
          <table:table-cell office:value-type="float" office:value="12847432" calcext:value-type="float">
            <text:p>12847432</text:p>
          </table:table-cell>
          <table:table-cell table:formula="of:=TIME( ; ;[.A805]/1000)" office:value-type="time" office:time-value="PT03H34M07.432S" calcext:value-type="time">
            <text:p>03:3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855.02" calcext:value-type="float">
            <text:p>855.02</text:p>
          </table:table-cell>
          <table:table-cell office:value-type="float" office:value="1029.73" calcext:value-type="float">
            <text:p>1029.73</text:p>
          </table:table-cell>
        </table:table-row>
        <table:table-row table:style-name="ro1">
          <table:table-cell office:value-type="float" office:value="12863432" calcext:value-type="float">
            <text:p>12863432</text:p>
          </table:table-cell>
          <table:table-cell table:formula="of:=TIME( ; ;[.A806]/1000)" office:value-type="time" office:time-value="PT03H34M23.432S" calcext:value-type="time">
            <text:p>03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856.06" calcext:value-type="float">
            <text:p>856.0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879432" calcext:value-type="float">
            <text:p>12879432</text:p>
          </table:table-cell>
          <table:table-cell table:formula="of:=TIME( ; ;[.A807]/1000)" office:value-type="time" office:time-value="PT03H34M39.432S" calcext:value-type="time">
            <text:p>03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857.1" calcext:value-type="float">
            <text:p>857.1</text:p>
          </table:table-cell>
          <table:table-cell office:value-type="float" office:value="1032.18" calcext:value-type="float">
            <text:p>1032.18</text:p>
          </table:table-cell>
        </table:table-row>
        <table:table-row table:style-name="ro1">
          <table:table-cell office:value-type="float" office:value="12895432" calcext:value-type="float">
            <text:p>12895432</text:p>
          </table:table-cell>
          <table:table-cell table:formula="of:=TIME( ; ;[.A808]/1000)" office:value-type="time" office:time-value="PT03H34M55.432S" calcext:value-type="time">
            <text:p>03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9" calcext:value-type="float">
            <text:p>233.9</text:p>
          </table:table-cell>
          <table:table-cell office:value-type="float" office:value="273.99" calcext:value-type="float">
            <text:p>273.99</text:p>
          </table:table-cell>
          <table:table-cell office:value-type="float" office:value="858.14" calcext:value-type="float">
            <text:p>858.14</text:p>
          </table:table-cell>
          <table:table-cell office:value-type="float" office:value="1033.4" calcext:value-type="float">
            <text:p>1033.4</text:p>
          </table:table-cell>
        </table:table-row>
        <table:table-row table:style-name="ro1">
          <table:table-cell office:value-type="float" office:value="12911432" calcext:value-type="float">
            <text:p>12911432</text:p>
          </table:table-cell>
          <table:table-cell table:formula="of:=TIME( ; ;[.A809]/1000)" office:value-type="time" office:time-value="PT03H35M11.432S" calcext:value-type="time">
            <text:p>03:3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859.18" calcext:value-type="float">
            <text:p>859.18</text:p>
          </table:table-cell>
          <table:table-cell office:value-type="float" office:value="1034.62" calcext:value-type="float">
            <text:p>1034.62</text:p>
          </table:table-cell>
        </table:table-row>
        <table:table-row table:style-name="ro1">
          <table:table-cell office:value-type="float" office:value="12927432" calcext:value-type="float">
            <text:p>12927432</text:p>
          </table:table-cell>
          <table:table-cell table:formula="of:=TIME( ; ;[.A810]/1000)" office:value-type="time" office:time-value="PT03H35M27.432S" calcext:value-type="time">
            <text:p>03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860.22" calcext:value-type="float">
            <text:p>860.22</text:p>
          </table:table-cell>
          <table:table-cell office:value-type="float" office:value="1035.84" calcext:value-type="float">
            <text:p>1035.84</text:p>
          </table:table-cell>
        </table:table-row>
        <table:table-row table:style-name="ro1">
          <table:table-cell office:value-type="float" office:value="12943432" calcext:value-type="float">
            <text:p>12943432</text:p>
          </table:table-cell>
          <table:table-cell table:formula="of:=TIME( ; ;[.A811]/1000)" office:value-type="time" office:time-value="PT03H35M43.432S" calcext:value-type="time">
            <text:p>03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861.26" calcext:value-type="float">
            <text:p>861.26</text:p>
          </table:table-cell>
          <table:table-cell office:value-type="float" office:value="1037.06" calcext:value-type="float">
            <text:p>1037.06</text:p>
          </table:table-cell>
        </table:table-row>
        <table:table-row table:style-name="ro1">
          <table:table-cell office:value-type="float" office:value="12959432" calcext:value-type="float">
            <text:p>12959432</text:p>
          </table:table-cell>
          <table:table-cell table:formula="of:=TIME( ; ;[.A812]/1000)" office:value-type="time" office:time-value="PT03H35M59.432S" calcext:value-type="time">
            <text:p>03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862.3" calcext:value-type="float">
            <text:p>862.3</text:p>
          </table:table-cell>
          <table:table-cell office:value-type="float" office:value="1038.28" calcext:value-type="float">
            <text:p>1038.28</text:p>
          </table:table-cell>
        </table:table-row>
        <table:table-row table:style-name="ro1">
          <table:table-cell office:value-type="float" office:value="12975432" calcext:value-type="float">
            <text:p>12975432</text:p>
          </table:table-cell>
          <table:table-cell table:formula="of:=TIME( ; ;[.A813]/1000)" office:value-type="time" office:time-value="PT03H36M15.432S" calcext:value-type="time">
            <text:p>03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863.34" calcext:value-type="float">
            <text:p>863.34</text:p>
          </table:table-cell>
          <table:table-cell office:value-type="float" office:value="1039.5" calcext:value-type="float">
            <text:p>1039.5</text:p>
          </table:table-cell>
        </table:table-row>
        <table:table-row table:style-name="ro1">
          <table:table-cell office:value-type="float" office:value="12991432" calcext:value-type="float">
            <text:p>12991432</text:p>
          </table:table-cell>
          <table:table-cell table:formula="of:=TIME( ; ;[.A814]/1000)" office:value-type="time" office:time-value="PT03H36M31.432S" calcext:value-type="time">
            <text:p>03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864.38" calcext:value-type="float">
            <text:p>864.38</text:p>
          </table:table-cell>
          <table:table-cell office:value-type="float" office:value="1040.72" calcext:value-type="float">
            <text:p>1040.72</text:p>
          </table:table-cell>
        </table:table-row>
        <table:table-row table:style-name="ro1">
          <table:table-cell office:value-type="float" office:value="13007432" calcext:value-type="float">
            <text:p>13007432</text:p>
          </table:table-cell>
          <table:table-cell table:formula="of:=TIME( ; ;[.A815]/1000)" office:value-type="time" office:time-value="PT03H36M47.432S" calcext:value-type="time">
            <text:p>03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865.41" calcext:value-type="float">
            <text:p>865.41</text:p>
          </table:table-cell>
          <table:table-cell office:value-type="float" office:value="1041.94" calcext:value-type="float">
            <text:p>1041.94</text:p>
          </table:table-cell>
        </table:table-row>
        <table:table-row table:style-name="ro1">
          <table:table-cell office:value-type="float" office:value="13023432" calcext:value-type="float">
            <text:p>13023432</text:p>
          </table:table-cell>
          <table:table-cell table:formula="of:=TIME( ; ;[.A816]/1000)" office:value-type="time" office:time-value="PT03H37M03.432S" calcext:value-type="time">
            <text:p>03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866.45" calcext:value-type="float">
            <text:p>866.45</text:p>
          </table:table-cell>
          <table:table-cell office:value-type="float" office:value="1043.16" calcext:value-type="float">
            <text:p>1043.16</text:p>
          </table:table-cell>
        </table:table-row>
        <table:table-row table:style-name="ro1">
          <table:table-cell office:value-type="float" office:value="13039432" calcext:value-type="float">
            <text:p>13039432</text:p>
          </table:table-cell>
          <table:table-cell table:formula="of:=TIME( ; ;[.A817]/1000)" office:value-type="time" office:time-value="PT03H37M19.432S" calcext:value-type="time">
            <text:p>03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867.49" calcext:value-type="float">
            <text:p>867.49</text:p>
          </table:table-cell>
          <table:table-cell office:value-type="float" office:value="1044.38" calcext:value-type="float">
            <text:p>1044.38</text:p>
          </table:table-cell>
        </table:table-row>
        <table:table-row table:style-name="ro1">
          <table:table-cell office:value-type="float" office:value="13055432" calcext:value-type="float">
            <text:p>13055432</text:p>
          </table:table-cell>
          <table:table-cell table:formula="of:=TIME( ; ;[.A818]/1000)" office:value-type="time" office:time-value="PT03H37M35.432S" calcext:value-type="time">
            <text:p>03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7" calcext:value-type="float">
            <text:p>274.57</text:p>
          </table:table-cell>
          <table:table-cell office:value-type="float" office:value="868.53" calcext:value-type="float">
            <text:p>868.53</text:p>
          </table:table-cell>
          <table:table-cell office:value-type="float" office:value="1045.6" calcext:value-type="float">
            <text:p>1045.6</text:p>
          </table:table-cell>
        </table:table-row>
        <table:table-row table:style-name="ro1">
          <table:table-cell office:value-type="float" office:value="13071432" calcext:value-type="float">
            <text:p>13071432</text:p>
          </table:table-cell>
          <table:table-cell table:formula="of:=TIME( ; ;[.A819]/1000)" office:value-type="time" office:time-value="PT03H37M51.432S" calcext:value-type="time">
            <text:p>03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869.57" calcext:value-type="float">
            <text:p>869.57</text:p>
          </table:table-cell>
          <table:table-cell office:value-type="float" office:value="1046.82" calcext:value-type="float">
            <text:p>1046.82</text:p>
          </table:table-cell>
        </table:table-row>
        <table:table-row table:style-name="ro1">
          <table:table-cell office:value-type="float" office:value="13087432" calcext:value-type="float">
            <text:p>13087432</text:p>
          </table:table-cell>
          <table:table-cell table:formula="of:=TIME( ; ;[.A820]/1000)" office:value-type="time" office:time-value="PT03H38M07.432S" calcext:value-type="time">
            <text:p>03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870.61" calcext:value-type="float">
            <text:p>870.61</text:p>
          </table:table-cell>
          <table:table-cell office:value-type="float" office:value="1048.04" calcext:value-type="float">
            <text:p>1048.04</text:p>
          </table:table-cell>
        </table:table-row>
        <table:table-row table:style-name="ro1">
          <table:table-cell office:value-type="float" office:value="13103432" calcext:value-type="float">
            <text:p>13103432</text:p>
          </table:table-cell>
          <table:table-cell table:formula="of:=TIME( ; ;[.A821]/1000)" office:value-type="time" office:time-value="PT03H38M23.432S" calcext:value-type="time">
            <text:p>03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871.65" calcext:value-type="float">
            <text:p>871.65</text:p>
          </table:table-cell>
          <table:table-cell office:value-type="float" office:value="1049.26" calcext:value-type="float">
            <text:p>1049.26</text:p>
          </table:table-cell>
        </table:table-row>
        <table:table-row table:style-name="ro1">
          <table:table-cell office:value-type="float" office:value="13119432" calcext:value-type="float">
            <text:p>13119432</text:p>
          </table:table-cell>
          <table:table-cell table:formula="of:=TIME( ; ;[.A822]/1000)" office:value-type="time" office:time-value="PT03H38M39.432S" calcext:value-type="time">
            <text:p>03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872.68" calcext:value-type="float">
            <text:p>872.68</text:p>
          </table:table-cell>
          <table:table-cell office:value-type="float" office:value="1050.47" calcext:value-type="float">
            <text:p>1050.47</text:p>
          </table:table-cell>
        </table:table-row>
        <table:table-row table:style-name="ro1">
          <table:table-cell office:value-type="float" office:value="13135432" calcext:value-type="float">
            <text:p>13135432</text:p>
          </table:table-cell>
          <table:table-cell table:formula="of:=TIME( ; ;[.A823]/1000)" office:value-type="time" office:time-value="PT03H38M55.432S" calcext:value-type="time">
            <text:p>03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873.72" calcext:value-type="float">
            <text:p>873.72</text:p>
          </table:table-cell>
          <table:table-cell office:value-type="float" office:value="1051.69" calcext:value-type="float">
            <text:p>1051.69</text:p>
          </table:table-cell>
        </table:table-row>
        <table:table-row table:style-name="ro1">
          <table:table-cell office:value-type="float" office:value="13151432" calcext:value-type="float">
            <text:p>13151432</text:p>
          </table:table-cell>
          <table:table-cell table:formula="of:=TIME( ; ;[.A824]/1000)" office:value-type="time" office:time-value="PT03H39M11.432S" calcext:value-type="time">
            <text:p>03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874.76" calcext:value-type="float">
            <text:p>874.76</text:p>
          </table:table-cell>
          <table:table-cell office:value-type="float" office:value="1052.91" calcext:value-type="float">
            <text:p>1052.91</text:p>
          </table:table-cell>
        </table:table-row>
        <table:table-row table:style-name="ro1">
          <table:table-cell office:value-type="float" office:value="13167432" calcext:value-type="float">
            <text:p>13167432</text:p>
          </table:table-cell>
          <table:table-cell table:formula="of:=TIME( ; ;[.A825]/1000)" office:value-type="time" office:time-value="PT03H39M27.432S" calcext:value-type="time">
            <text:p>03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875.8" calcext:value-type="float">
            <text:p>875.8</text:p>
          </table:table-cell>
          <table:table-cell office:value-type="float" office:value="1054.13" calcext:value-type="float">
            <text:p>1054.13</text:p>
          </table:table-cell>
        </table:table-row>
        <table:table-row table:style-name="ro1">
          <table:table-cell office:value-type="float" office:value="13183432" calcext:value-type="float">
            <text:p>13183432</text:p>
          </table:table-cell>
          <table:table-cell table:formula="of:=TIME( ; ;[.A826]/1000)" office:value-type="time" office:time-value="PT03H39M43.432S" calcext:value-type="time">
            <text:p>03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876.84" calcext:value-type="float">
            <text:p>876.84</text:p>
          </table:table-cell>
          <table:table-cell office:value-type="float" office:value="1055.34" calcext:value-type="float">
            <text:p>1055.34</text:p>
          </table:table-cell>
        </table:table-row>
        <table:table-row table:style-name="ro1">
          <table:table-cell office:value-type="float" office:value="13199432" calcext:value-type="float">
            <text:p>13199432</text:p>
          </table:table-cell>
          <table:table-cell table:formula="of:=TIME( ; ;[.A827]/1000)" office:value-type="time" office:time-value="PT03H39M59.432S" calcext:value-type="time">
            <text:p>03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877.87" calcext:value-type="float">
            <text:p>877.87</text:p>
          </table:table-cell>
          <table:table-cell office:value-type="float" office:value="1056.56" calcext:value-type="float">
            <text:p>1056.56</text:p>
          </table:table-cell>
        </table:table-row>
        <table:table-row table:style-name="ro1">
          <table:table-cell office:value-type="float" office:value="13215432" calcext:value-type="float">
            <text:p>13215432</text:p>
          </table:table-cell>
          <table:table-cell table:formula="of:=TIME( ; ;[.A828]/1000)" office:value-type="time" office:time-value="PT03H40M15.432S" calcext:value-type="time">
            <text:p>03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878.91" calcext:value-type="float">
            <text:p>878.91</text:p>
          </table:table-cell>
          <table:table-cell office:value-type="float" office:value="1057.77" calcext:value-type="float">
            <text:p>1057.77</text:p>
          </table:table-cell>
        </table:table-row>
        <table:table-row table:style-name="ro1">
          <table:table-cell office:value-type="float" office:value="13231432" calcext:value-type="float">
            <text:p>13231432</text:p>
          </table:table-cell>
          <table:table-cell table:formula="of:=TIME( ; ;[.A829]/1000)" office:value-type="time" office:time-value="PT03H40M31.432S" calcext:value-type="time">
            <text:p>03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879.95" calcext:value-type="float">
            <text:p>879.95</text:p>
          </table:table-cell>
          <table:table-cell office:value-type="float" office:value="1058.99" calcext:value-type="float">
            <text:p>1058.99</text:p>
          </table:table-cell>
        </table:table-row>
        <table:table-row table:style-name="ro1">
          <table:table-cell office:value-type="float" office:value="13247432" calcext:value-type="float">
            <text:p>13247432</text:p>
          </table:table-cell>
          <table:table-cell table:formula="of:=TIME( ; ;[.A830]/1000)" office:value-type="time" office:time-value="PT03H40M47.432S" calcext:value-type="time">
            <text:p>03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880.99" calcext:value-type="float">
            <text:p>880.99</text:p>
          </table:table-cell>
          <table:table-cell office:value-type="float" office:value="1060.2" calcext:value-type="float">
            <text:p>1060.2</text:p>
          </table:table-cell>
        </table:table-row>
        <table:table-row table:style-name="ro1">
          <table:table-cell office:value-type="float" office:value="13263432" calcext:value-type="float">
            <text:p>13263432</text:p>
          </table:table-cell>
          <table:table-cell table:formula="of:=TIME( ; ;[.A831]/1000)" office:value-type="time" office:time-value="PT03H41M03.432S" calcext:value-type="time">
            <text:p>03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882.02" calcext:value-type="float">
            <text:p>882.02</text:p>
          </table:table-cell>
          <table:table-cell office:value-type="float" office:value="1061.42" calcext:value-type="float">
            <text:p>1061.42</text:p>
          </table:table-cell>
        </table:table-row>
        <table:table-row table:style-name="ro1">
          <table:table-cell office:value-type="float" office:value="13279432" calcext:value-type="float">
            <text:p>13279432</text:p>
          </table:table-cell>
          <table:table-cell table:formula="of:=TIME( ; ;[.A832]/1000)" office:value-type="time" office:time-value="PT03H41M19.432S" calcext:value-type="time">
            <text:p>03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883.06" calcext:value-type="float">
            <text:p>883.06</text:p>
          </table:table-cell>
          <table:table-cell office:value-type="float" office:value="1062.63" calcext:value-type="float">
            <text:p>1062.63</text:p>
          </table:table-cell>
        </table:table-row>
        <table:table-row table:style-name="ro1">
          <table:table-cell office:value-type="float" office:value="13295432" calcext:value-type="float">
            <text:p>13295432</text:p>
          </table:table-cell>
          <table:table-cell table:formula="of:=TIME( ; ;[.A833]/1000)" office:value-type="time" office:time-value="PT03H41M35.432S" calcext:value-type="time">
            <text:p>03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884.1" calcext:value-type="float">
            <text:p>884.1</text:p>
          </table:table-cell>
          <table:table-cell office:value-type="float" office:value="1063.85" calcext:value-type="float">
            <text:p>1063.85</text:p>
          </table:table-cell>
        </table:table-row>
        <table:table-row table:style-name="ro1">
          <table:table-cell office:value-type="float" office:value="13311432" calcext:value-type="float">
            <text:p>13311432</text:p>
          </table:table-cell>
          <table:table-cell table:formula="of:=TIME( ; ;[.A834]/1000)" office:value-type="time" office:time-value="PT03H41M51.432S" calcext:value-type="time">
            <text:p>03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885.13" calcext:value-type="float">
            <text:p>885.13</text:p>
          </table:table-cell>
          <table:table-cell office:value-type="float" office:value="1065.06" calcext:value-type="float">
            <text:p>1065.06</text:p>
          </table:table-cell>
        </table:table-row>
        <table:table-row table:style-name="ro1">
          <table:table-cell office:value-type="float" office:value="13327432" calcext:value-type="float">
            <text:p>13327432</text:p>
          </table:table-cell>
          <table:table-cell table:formula="of:=TIME( ; ;[.A835]/1000)" office:value-type="time" office:time-value="PT03H42M07.432S" calcext:value-type="time">
            <text:p>03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886.17" calcext:value-type="float">
            <text:p>886.17</text:p>
          </table:table-cell>
          <table:table-cell office:value-type="float" office:value="1066.28" calcext:value-type="float">
            <text:p>1066.28</text:p>
          </table:table-cell>
        </table:table-row>
        <table:table-row table:style-name="ro1">
          <table:table-cell office:value-type="float" office:value="13343432" calcext:value-type="float">
            <text:p>13343432</text:p>
          </table:table-cell>
          <table:table-cell table:formula="of:=TIME( ; ;[.A836]/1000)" office:value-type="time" office:time-value="PT03H42M23.432S" calcext:value-type="time">
            <text:p>03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887.21" calcext:value-type="float">
            <text:p>887.21</text:p>
          </table:table-cell>
          <table:table-cell office:value-type="float" office:value="1067.49" calcext:value-type="float">
            <text:p>1067.49</text:p>
          </table:table-cell>
        </table:table-row>
        <table:table-row table:style-name="ro1">
          <table:table-cell office:value-type="float" office:value="13359432" calcext:value-type="float">
            <text:p>13359432</text:p>
          </table:table-cell>
          <table:table-cell table:formula="of:=TIME( ; ;[.A837]/1000)" office:value-type="time" office:time-value="PT03H42M39.432S" calcext:value-type="time">
            <text:p>03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888.25" calcext:value-type="float">
            <text:p>888.25</text:p>
          </table:table-cell>
          <table:table-cell office:value-type="float" office:value="1068.71" calcext:value-type="float">
            <text:p>1068.71</text:p>
          </table:table-cell>
        </table:table-row>
        <table:table-row table:style-name="ro1">
          <table:table-cell office:value-type="float" office:value="13375432" calcext:value-type="float">
            <text:p>13375432</text:p>
          </table:table-cell>
          <table:table-cell table:formula="of:=TIME( ; ;[.A838]/1000)" office:value-type="time" office:time-value="PT03H42M55.432S" calcext:value-type="time">
            <text:p>03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889.28" calcext:value-type="float">
            <text:p>889.28</text:p>
          </table:table-cell>
          <table:table-cell office:value-type="float" office:value="1069.92" calcext:value-type="float">
            <text:p>1069.92</text:p>
          </table:table-cell>
        </table:table-row>
        <table:table-row table:style-name="ro1">
          <table:table-cell office:value-type="float" office:value="13391432" calcext:value-type="float">
            <text:p>13391432</text:p>
          </table:table-cell>
          <table:table-cell table:formula="of:=TIME( ; ;[.A839]/1000)" office:value-type="time" office:time-value="PT03H43M11.432S" calcext:value-type="time">
            <text:p>03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890.32" calcext:value-type="float">
            <text:p>890.32</text:p>
          </table:table-cell>
          <table:table-cell office:value-type="float" office:value="1071.14" calcext:value-type="float">
            <text:p>1071.14</text:p>
          </table:table-cell>
        </table:table-row>
        <table:table-row table:style-name="ro1">
          <table:table-cell office:value-type="float" office:value="13407432" calcext:value-type="float">
            <text:p>13407432</text:p>
          </table:table-cell>
          <table:table-cell table:formula="of:=TIME( ; ;[.A840]/1000)" office:value-type="time" office:time-value="PT03H43M27.432S" calcext:value-type="time">
            <text:p>03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891.35" calcext:value-type="float">
            <text:p>891.35</text:p>
          </table:table-cell>
          <table:table-cell office:value-type="float" office:value="1072.35" calcext:value-type="float">
            <text:p>1072.35</text:p>
          </table:table-cell>
        </table:table-row>
        <table:table-row table:style-name="ro1">
          <table:table-cell office:value-type="float" office:value="13423432" calcext:value-type="float">
            <text:p>13423432</text:p>
          </table:table-cell>
          <table:table-cell table:formula="of:=TIME( ; ;[.A841]/1000)" office:value-type="time" office:time-value="PT03H43M43.432S" calcext:value-type="time">
            <text:p>03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2.1" calcext:value-type="float">
            <text:p>272.1</text:p>
          </table:table-cell>
          <table:table-cell office:value-type="float" office:value="892.39" calcext:value-type="float">
            <text:p>892.39</text:p>
          </table:table-cell>
          <table:table-cell office:value-type="float" office:value="1073.56" calcext:value-type="float">
            <text:p>1073.56</text:p>
          </table:table-cell>
        </table:table-row>
        <table:table-row table:style-name="ro1">
          <table:table-cell office:value-type="float" office:value="13439432" calcext:value-type="float">
            <text:p>13439432</text:p>
          </table:table-cell>
          <table:table-cell table:formula="of:=TIME( ; ;[.A842]/1000)" office:value-type="time" office:time-value="PT03H43M59.432S" calcext:value-type="time">
            <text:p>03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893.43" calcext:value-type="float">
            <text:p>893.43</text:p>
          </table:table-cell>
          <table:table-cell office:value-type="float" office:value="1074.78" calcext:value-type="float">
            <text:p>1074.78</text:p>
          </table:table-cell>
        </table:table-row>
        <table:table-row table:style-name="ro1">
          <table:table-cell office:value-type="float" office:value="13455432" calcext:value-type="float">
            <text:p>13455432</text:p>
          </table:table-cell>
          <table:table-cell table:formula="of:=TIME( ; ;[.A843]/1000)" office:value-type="time" office:time-value="PT03H44M15.432S" calcext:value-type="time">
            <text:p>03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894.46" calcext:value-type="float">
            <text:p>894.46</text:p>
          </table:table-cell>
          <table:table-cell office:value-type="float" office:value="1075.99" calcext:value-type="float">
            <text:p>1075.99</text:p>
          </table:table-cell>
        </table:table-row>
        <table:table-row table:style-name="ro1">
          <table:table-cell office:value-type="float" office:value="13471432" calcext:value-type="float">
            <text:p>13471432</text:p>
          </table:table-cell>
          <table:table-cell table:formula="of:=TIME( ; ;[.A844]/1000)" office:value-type="time" office:time-value="PT03H44M31.432S" calcext:value-type="time">
            <text:p>03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895.5" calcext:value-type="float">
            <text:p>895.5</text:p>
          </table:table-cell>
          <table:table-cell office:value-type="float" office:value="1077.2" calcext:value-type="float">
            <text:p>1077.2</text:p>
          </table:table-cell>
        </table:table-row>
        <table:table-row table:style-name="ro1">
          <table:table-cell office:value-type="float" office:value="13487432" calcext:value-type="float">
            <text:p>13487432</text:p>
          </table:table-cell>
          <table:table-cell table:formula="of:=TIME( ; ;[.A845]/1000)" office:value-type="time" office:time-value="PT03H44M47.432S" calcext:value-type="time">
            <text:p>03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896.53" calcext:value-type="float">
            <text:p>896.53</text:p>
          </table:table-cell>
          <table:table-cell office:value-type="float" office:value="1078.42" calcext:value-type="float">
            <text:p>1078.42</text:p>
          </table:table-cell>
        </table:table-row>
        <table:table-row table:style-name="ro1">
          <table:table-cell office:value-type="float" office:value="13503432" calcext:value-type="float">
            <text:p>13503432</text:p>
          </table:table-cell>
          <table:table-cell table:formula="of:=TIME( ; ;[.A846]/1000)" office:value-type="time" office:time-value="PT03H45M03.432S" calcext:value-type="time">
            <text:p>03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897.57" calcext:value-type="float">
            <text:p>897.57</text:p>
          </table:table-cell>
          <table:table-cell office:value-type="float" office:value="1079.63" calcext:value-type="float">
            <text:p>1079.63</text:p>
          </table:table-cell>
        </table:table-row>
        <table:table-row table:style-name="ro1">
          <table:table-cell office:value-type="float" office:value="13519432" calcext:value-type="float">
            <text:p>13519432</text:p>
          </table:table-cell>
          <table:table-cell table:formula="of:=TIME( ; ;[.A847]/1000)" office:value-type="time" office:time-value="PT03H45M19.432S" calcext:value-type="time">
            <text:p>03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898.6" calcext:value-type="float">
            <text:p>898.6</text:p>
          </table:table-cell>
          <table:table-cell office:value-type="float" office:value="1080.84" calcext:value-type="float">
            <text:p>1080.84</text:p>
          </table:table-cell>
        </table:table-row>
        <table:table-row table:style-name="ro1">
          <table:table-cell office:value-type="float" office:value="13535432" calcext:value-type="float">
            <text:p>13535432</text:p>
          </table:table-cell>
          <table:table-cell table:formula="of:=TIME( ; ;[.A848]/1000)" office:value-type="time" office:time-value="PT03H45M35.432S" calcext:value-type="time">
            <text:p>03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899.64" calcext:value-type="float">
            <text:p>899.64</text:p>
          </table:table-cell>
          <table:table-cell office:value-type="float" office:value="1082.05" calcext:value-type="float">
            <text:p>1082.05</text:p>
          </table:table-cell>
        </table:table-row>
        <table:table-row table:style-name="ro1">
          <table:table-cell office:value-type="float" office:value="13551432" calcext:value-type="float">
            <text:p>13551432</text:p>
          </table:table-cell>
          <table:table-cell table:formula="of:=TIME( ; ;[.A849]/1000)" office:value-type="time" office:time-value="PT03H45M51.432S" calcext:value-type="time">
            <text:p>03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900.67" calcext:value-type="float">
            <text:p>900.67</text:p>
          </table:table-cell>
          <table:table-cell office:value-type="float" office:value="1083.27" calcext:value-type="float">
            <text:p>1083.27</text:p>
          </table:table-cell>
        </table:table-row>
        <table:table-row table:style-name="ro1">
          <table:table-cell office:value-type="float" office:value="13567432" calcext:value-type="float">
            <text:p>13567432</text:p>
          </table:table-cell>
          <table:table-cell table:formula="of:=TIME( ; ;[.A850]/1000)" office:value-type="time" office:time-value="PT03H46M07.432S" calcext:value-type="time">
            <text:p>03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901.71" calcext:value-type="float">
            <text:p>901.71</text:p>
          </table:table-cell>
          <table:table-cell office:value-type="float" office:value="1084.48" calcext:value-type="float">
            <text:p>1084.48</text:p>
          </table:table-cell>
        </table:table-row>
        <table:table-row table:style-name="ro1">
          <table:table-cell office:value-type="float" office:value="13583432" calcext:value-type="float">
            <text:p>13583432</text:p>
          </table:table-cell>
          <table:table-cell table:formula="of:=TIME( ; ;[.A851]/1000)" office:value-type="time" office:time-value="PT03H46M23.432S" calcext:value-type="time">
            <text:p>03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902.75" calcext:value-type="float">
            <text:p>902.75</text:p>
          </table:table-cell>
          <table:table-cell office:value-type="float" office:value="1085.69" calcext:value-type="float">
            <text:p>1085.69</text:p>
          </table:table-cell>
        </table:table-row>
        <table:table-row table:style-name="ro1">
          <table:table-cell office:value-type="float" office:value="13599432" calcext:value-type="float">
            <text:p>13599432</text:p>
          </table:table-cell>
          <table:table-cell table:formula="of:=TIME( ; ;[.A852]/1000)" office:value-type="time" office:time-value="PT03H46M39.432S" calcext:value-type="time">
            <text:p>03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903.78" calcext:value-type="float">
            <text:p>903.78</text:p>
          </table:table-cell>
          <table:table-cell office:value-type="float" office:value="1086.9" calcext:value-type="float">
            <text:p>1086.9</text:p>
          </table:table-cell>
        </table:table-row>
        <table:table-row table:style-name="ro1">
          <table:table-cell office:value-type="float" office:value="13615432" calcext:value-type="float">
            <text:p>13615432</text:p>
          </table:table-cell>
          <table:table-cell table:formula="of:=TIME( ; ;[.A853]/1000)" office:value-type="time" office:time-value="PT03H46M55.432S" calcext:value-type="time">
            <text:p>03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5" calcext:value-type="float">
            <text:p>271.75</text:p>
          </table:table-cell>
          <table:table-cell office:value-type="float" office:value="904.82" calcext:value-type="float">
            <text:p>904.82</text:p>
          </table:table-cell>
          <table:table-cell office:value-type="float" office:value="1088.11" calcext:value-type="float">
            <text:p>1088.11</text:p>
          </table:table-cell>
        </table:table-row>
        <table:table-row table:style-name="ro1">
          <table:table-cell office:value-type="float" office:value="13631432" calcext:value-type="float">
            <text:p>13631432</text:p>
          </table:table-cell>
          <table:table-cell table:formula="of:=TIME( ; ;[.A854]/1000)" office:value-type="time" office:time-value="PT03H47M11.432S" calcext:value-type="time">
            <text:p>03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905.85" calcext:value-type="float">
            <text:p>905.85</text:p>
          </table:table-cell>
          <table:table-cell office:value-type="float" office:value="1089.32" calcext:value-type="float">
            <text:p>1089.32</text:p>
          </table:table-cell>
        </table:table-row>
        <table:table-row table:style-name="ro1">
          <table:table-cell office:value-type="float" office:value="13647432" calcext:value-type="float">
            <text:p>13647432</text:p>
          </table:table-cell>
          <table:table-cell table:formula="of:=TIME( ; ;[.A855]/1000)" office:value-type="time" office:time-value="PT03H47M27.432S" calcext:value-type="time">
            <text:p>03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906.88" calcext:value-type="float">
            <text:p>906.88</text:p>
          </table:table-cell>
          <table:table-cell office:value-type="float" office:value="1090.53" calcext:value-type="float">
            <text:p>1090.53</text:p>
          </table:table-cell>
        </table:table-row>
        <table:table-row table:style-name="ro1">
          <table:table-cell office:value-type="float" office:value="13663432" calcext:value-type="float">
            <text:p>13663432</text:p>
          </table:table-cell>
          <table:table-cell table:formula="of:=TIME( ; ;[.A856]/1000)" office:value-type="time" office:time-value="PT03H47M43.432S" calcext:value-type="time">
            <text:p>03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907.92" calcext:value-type="float">
            <text:p>907.92</text:p>
          </table:table-cell>
          <table:table-cell office:value-type="float" office:value="1091.74" calcext:value-type="float">
            <text:p>1091.74</text:p>
          </table:table-cell>
        </table:table-row>
        <table:table-row table:style-name="ro1">
          <table:table-cell office:value-type="float" office:value="13679432" calcext:value-type="float">
            <text:p>13679432</text:p>
          </table:table-cell>
          <table:table-cell table:formula="of:=TIME( ; ;[.A857]/1000)" office:value-type="time" office:time-value="PT03H47M59.432S" calcext:value-type="time">
            <text:p>03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908.95" calcext:value-type="float">
            <text:p>908.95</text:p>
          </table:table-cell>
          <table:table-cell office:value-type="float" office:value="1092.95" calcext:value-type="float">
            <text:p>1092.95</text:p>
          </table:table-cell>
        </table:table-row>
        <table:table-row table:style-name="ro1">
          <table:table-cell office:value-type="float" office:value="13695431" calcext:value-type="float">
            <text:p>13695431</text:p>
          </table:table-cell>
          <table:table-cell table:formula="of:=TIME( ; ;[.A858]/1000)" office:value-type="time" office:time-value="PT03H48M15.431S" calcext:value-type="time">
            <text:p>03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909.99" calcext:value-type="float">
            <text:p>909.99</text:p>
          </table:table-cell>
          <table:table-cell office:value-type="float" office:value="1094.16" calcext:value-type="float">
            <text:p>1094.16</text:p>
          </table:table-cell>
        </table:table-row>
        <table:table-row table:style-name="ro1">
          <table:table-cell office:value-type="float" office:value="13711432" calcext:value-type="float">
            <text:p>13711432</text:p>
          </table:table-cell>
          <table:table-cell table:formula="of:=TIME( ; ;[.A859]/1000)" office:value-type="time" office:time-value="PT03H48M31.432S" calcext:value-type="time">
            <text:p>03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911.02" calcext:value-type="float">
            <text:p>911.02</text:p>
          </table:table-cell>
          <table:table-cell office:value-type="float" office:value="1095.36" calcext:value-type="float">
            <text:p>1095.36</text:p>
          </table:table-cell>
        </table:table-row>
        <table:table-row table:style-name="ro1">
          <table:table-cell office:value-type="float" office:value="13727432" calcext:value-type="float">
            <text:p>13727432</text:p>
          </table:table-cell>
          <table:table-cell table:formula="of:=TIME( ; ;[.A860]/1000)" office:value-type="time" office:time-value="PT03H48M47.432S" calcext:value-type="time">
            <text:p>03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912.06" calcext:value-type="float">
            <text:p>912.06</text:p>
          </table:table-cell>
          <table:table-cell office:value-type="float" office:value="1096.57" calcext:value-type="float">
            <text:p>1096.57</text:p>
          </table:table-cell>
        </table:table-row>
        <table:table-row table:style-name="ro1">
          <table:table-cell office:value-type="float" office:value="13743432" calcext:value-type="float">
            <text:p>13743432</text:p>
          </table:table-cell>
          <table:table-cell table:formula="of:=TIME( ; ;[.A861]/1000)" office:value-type="time" office:time-value="PT03H49M03.432S" calcext:value-type="time">
            <text:p>03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1" calcext:value-type="float">
            <text:p>271.51</text:p>
          </table:table-cell>
          <table:table-cell office:value-type="float" office:value="913.09" calcext:value-type="float">
            <text:p>913.09</text:p>
          </table:table-cell>
          <table:table-cell office:value-type="float" office:value="1097.78" calcext:value-type="float">
            <text:p>1097.78</text:p>
          </table:table-cell>
        </table:table-row>
        <table:table-row table:style-name="ro1">
          <table:table-cell office:value-type="float" office:value="13759432" calcext:value-type="float">
            <text:p>13759432</text:p>
          </table:table-cell>
          <table:table-cell table:formula="of:=TIME( ; ;[.A862]/1000)" office:value-type="time" office:time-value="PT03H49M19.432S" calcext:value-type="time">
            <text:p>03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914.12" calcext:value-type="float">
            <text:p>914.12</text:p>
          </table:table-cell>
          <table:table-cell office:value-type="float" office:value="1098.99" calcext:value-type="float">
            <text:p>1098.99</text:p>
          </table:table-cell>
        </table:table-row>
        <table:table-row table:style-name="ro1">
          <table:table-cell office:value-type="float" office:value="13775432" calcext:value-type="float">
            <text:p>13775432</text:p>
          </table:table-cell>
          <table:table-cell table:formula="of:=TIME( ; ;[.A863]/1000)" office:value-type="time" office:time-value="PT03H49M35.432S" calcext:value-type="time">
            <text:p>03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915.16" calcext:value-type="float">
            <text:p>915.16</text:p>
          </table:table-cell>
          <table:table-cell office:value-type="float" office:value="1100.2" calcext:value-type="float">
            <text:p>1100.2</text:p>
          </table:table-cell>
        </table:table-row>
        <table:table-row table:style-name="ro1">
          <table:table-cell office:value-type="float" office:value="13791432" calcext:value-type="float">
            <text:p>13791432</text:p>
          </table:table-cell>
          <table:table-cell table:formula="of:=TIME( ; ;[.A864]/1000)" office:value-type="time" office:time-value="PT03H49M51.432S" calcext:value-type="time">
            <text:p>03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916.19" calcext:value-type="float">
            <text:p>916.19</text:p>
          </table:table-cell>
          <table:table-cell office:value-type="float" office:value="1101.4" calcext:value-type="float">
            <text:p>1101.4</text:p>
          </table:table-cell>
        </table:table-row>
        <table:table-row table:style-name="ro1">
          <table:table-cell office:value-type="float" office:value="13807432" calcext:value-type="float">
            <text:p>13807432</text:p>
          </table:table-cell>
          <table:table-cell table:formula="of:=TIME( ; ;[.A865]/1000)" office:value-type="time" office:time-value="PT03H50M07.432S" calcext:value-type="time">
            <text:p>03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917.23" calcext:value-type="float">
            <text:p>917.23</text:p>
          </table:table-cell>
          <table:table-cell office:value-type="float" office:value="1102.61" calcext:value-type="float">
            <text:p>1102.61</text:p>
          </table:table-cell>
        </table:table-row>
        <table:table-row table:style-name="ro1">
          <table:table-cell office:value-type="float" office:value="13823432" calcext:value-type="float">
            <text:p>13823432</text:p>
          </table:table-cell>
          <table:table-cell table:formula="of:=TIME( ; ;[.A866]/1000)" office:value-type="time" office:time-value="PT03H50M23.432S" calcext:value-type="time">
            <text:p>03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918.26" calcext:value-type="float">
            <text:p>918.26</text:p>
          </table:table-cell>
          <table:table-cell office:value-type="float" office:value="1103.82" calcext:value-type="float">
            <text:p>1103.82</text:p>
          </table:table-cell>
        </table:table-row>
        <table:table-row table:style-name="ro1">
          <table:table-cell office:value-type="float" office:value="13839432" calcext:value-type="float">
            <text:p>13839432</text:p>
          </table:table-cell>
          <table:table-cell table:formula="of:=TIME( ; ;[.A867]/1000)" office:value-type="time" office:time-value="PT03H50M39.432S" calcext:value-type="time">
            <text:p>03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919.29" calcext:value-type="float">
            <text:p>919.29</text:p>
          </table:table-cell>
          <table:table-cell office:value-type="float" office:value="1105.02" calcext:value-type="float">
            <text:p>1105.02</text:p>
          </table:table-cell>
        </table:table-row>
        <table:table-row table:style-name="ro1">
          <table:table-cell office:value-type="float" office:value="13855432" calcext:value-type="float">
            <text:p>13855432</text:p>
          </table:table-cell>
          <table:table-cell table:formula="of:=TIME( ; ;[.A868]/1000)" office:value-type="time" office:time-value="PT03H50M55.432S" calcext:value-type="time">
            <text:p>03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920.33" calcext:value-type="float">
            <text:p>920.33</text:p>
          </table:table-cell>
          <table:table-cell office:value-type="float" office:value="1106.23" calcext:value-type="float">
            <text:p>1106.23</text:p>
          </table:table-cell>
        </table:table-row>
        <table:table-row table:style-name="ro1">
          <table:table-cell office:value-type="float" office:value="13871432" calcext:value-type="float">
            <text:p>13871432</text:p>
          </table:table-cell>
          <table:table-cell table:formula="of:=TIME( ; ;[.A869]/1000)" office:value-type="time" office:time-value="PT03H51M11.432S" calcext:value-type="time">
            <text:p>03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921.36" calcext:value-type="float">
            <text:p>921.36</text:p>
          </table:table-cell>
          <table:table-cell office:value-type="float" office:value="1107.44" calcext:value-type="float">
            <text:p>1107.44</text:p>
          </table:table-cell>
        </table:table-row>
        <table:table-row table:style-name="ro1">
          <table:table-cell office:value-type="float" office:value="13887432" calcext:value-type="float">
            <text:p>13887432</text:p>
          </table:table-cell>
          <table:table-cell table:formula="of:=TIME( ; ;[.A870]/1000)" office:value-type="time" office:time-value="PT03H51M27.432S" calcext:value-type="time">
            <text:p>03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22.39" calcext:value-type="float">
            <text:p>922.39</text:p>
          </table:table-cell>
          <table:table-cell office:value-type="float" office:value="1108.64" calcext:value-type="float">
            <text:p>1108.64</text:p>
          </table:table-cell>
        </table:table-row>
        <table:table-row table:style-name="ro1">
          <table:table-cell office:value-type="float" office:value="13903432" calcext:value-type="float">
            <text:p>13903432</text:p>
          </table:table-cell>
          <table:table-cell table:formula="of:=TIME( ; ;[.A871]/1000)" office:value-type="time" office:time-value="PT03H51M43.432S" calcext:value-type="time">
            <text:p>03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8" calcext:value-type="float">
            <text:p>271.38</text:p>
          </table:table-cell>
          <table:table-cell office:value-type="float" office:value="923.43" calcext:value-type="float">
            <text:p>923.43</text:p>
          </table:table-cell>
          <table:table-cell office:value-type="float" office:value="1109.85" calcext:value-type="float">
            <text:p>1109.85</text:p>
          </table:table-cell>
        </table:table-row>
        <table:table-row table:style-name="ro1">
          <table:table-cell office:value-type="float" office:value="13919432" calcext:value-type="float">
            <text:p>13919432</text:p>
          </table:table-cell>
          <table:table-cell table:formula="of:=TIME( ; ;[.A872]/1000)" office:value-type="time" office:time-value="PT03H51M59.432S" calcext:value-type="time">
            <text:p>03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924.46" calcext:value-type="float">
            <text:p>924.46</text:p>
          </table:table-cell>
          <table:table-cell office:value-type="float" office:value="1111.05" calcext:value-type="float">
            <text:p>1111.05</text:p>
          </table:table-cell>
        </table:table-row>
        <table:table-row table:style-name="ro1">
          <table:table-cell office:value-type="float" office:value="13935432" calcext:value-type="float">
            <text:p>13935432</text:p>
          </table:table-cell>
          <table:table-cell table:formula="of:=TIME( ; ;[.A873]/1000)" office:value-type="time" office:time-value="PT03H52M15.432S" calcext:value-type="time">
            <text:p>03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925.49" calcext:value-type="float">
            <text:p>925.49</text:p>
          </table:table-cell>
          <table:table-cell office:value-type="float" office:value="1112.26" calcext:value-type="float">
            <text:p>1112.26</text:p>
          </table:table-cell>
        </table:table-row>
        <table:table-row table:style-name="ro1">
          <table:table-cell office:value-type="float" office:value="13951432" calcext:value-type="float">
            <text:p>13951432</text:p>
          </table:table-cell>
          <table:table-cell table:formula="of:=TIME( ; ;[.A874]/1000)" office:value-type="time" office:time-value="PT03H52M31.432S" calcext:value-type="time">
            <text:p>03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26.52" calcext:value-type="float">
            <text:p>926.52</text:p>
          </table:table-cell>
          <table:table-cell office:value-type="float" office:value="1113.46" calcext:value-type="float">
            <text:p>1113.46</text:p>
          </table:table-cell>
        </table:table-row>
        <table:table-row table:style-name="ro1">
          <table:table-cell office:value-type="float" office:value="13967432" calcext:value-type="float">
            <text:p>13967432</text:p>
          </table:table-cell>
          <table:table-cell table:formula="of:=TIME( ; ;[.A875]/1000)" office:value-type="time" office:time-value="PT03H52M47.432S" calcext:value-type="time">
            <text:p>03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27.56" calcext:value-type="float">
            <text:p>927.56</text:p>
          </table:table-cell>
          <table:table-cell office:value-type="float" office:value="1114.67" calcext:value-type="float">
            <text:p>1114.67</text:p>
          </table:table-cell>
        </table:table-row>
        <table:table-row table:style-name="ro1">
          <table:table-cell office:value-type="float" office:value="13983432" calcext:value-type="float">
            <text:p>13983432</text:p>
          </table:table-cell>
          <table:table-cell table:formula="of:=TIME( ; ;[.A876]/1000)" office:value-type="time" office:time-value="PT03H53M03.432S" calcext:value-type="time">
            <text:p>03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28.59" calcext:value-type="float">
            <text:p>928.59</text:p>
          </table:table-cell>
          <table:table-cell office:value-type="float" office:value="1115.87" calcext:value-type="float">
            <text:p>1115.87</text:p>
          </table:table-cell>
        </table:table-row>
        <table:table-row table:style-name="ro1">
          <table:table-cell office:value-type="float" office:value="13999432" calcext:value-type="float">
            <text:p>13999432</text:p>
          </table:table-cell>
          <table:table-cell table:formula="of:=TIME( ; ;[.A877]/1000)" office:value-type="time" office:time-value="PT03H53M19.432S" calcext:value-type="time">
            <text:p>03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29.62" calcext:value-type="float">
            <text:p>929.62</text:p>
          </table:table-cell>
          <table:table-cell office:value-type="float" office:value="1117.08" calcext:value-type="float">
            <text:p>1117.08</text:p>
          </table:table-cell>
        </table:table-row>
        <table:table-row table:style-name="ro1">
          <table:table-cell office:value-type="float" office:value="14015432" calcext:value-type="float">
            <text:p>14015432</text:p>
          </table:table-cell>
          <table:table-cell table:formula="of:=TIME( ; ;[.A878]/1000)" office:value-type="time" office:time-value="PT03H53M35.432S" calcext:value-type="time">
            <text:p>03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30.65" calcext:value-type="float">
            <text:p>930.65</text:p>
          </table:table-cell>
          <table:table-cell office:value-type="float" office:value="1118.28" calcext:value-type="float">
            <text:p>1118.28</text:p>
          </table:table-cell>
        </table:table-row>
        <table:table-row table:style-name="ro1">
          <table:table-cell office:value-type="float" office:value="14031432" calcext:value-type="float">
            <text:p>14031432</text:p>
          </table:table-cell>
          <table:table-cell table:formula="of:=TIME( ; ;[.A879]/1000)" office:value-type="time" office:time-value="PT03H53M51.432S" calcext:value-type="time">
            <text:p>03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931.69" calcext:value-type="float">
            <text:p>931.69</text:p>
          </table:table-cell>
          <table:table-cell office:value-type="float" office:value="1119.49" calcext:value-type="float">
            <text:p>1119.49</text:p>
          </table:table-cell>
        </table:table-row>
        <table:table-row table:style-name="ro1">
          <table:table-cell office:value-type="float" office:value="14047432" calcext:value-type="float">
            <text:p>14047432</text:p>
          </table:table-cell>
          <table:table-cell table:formula="of:=TIME( ; ;[.A880]/1000)" office:value-type="time" office:time-value="PT03H54M07.432S" calcext:value-type="time">
            <text:p>03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932.72" calcext:value-type="float">
            <text:p>932.72</text:p>
          </table:table-cell>
          <table:table-cell office:value-type="float" office:value="1120.69" calcext:value-type="float">
            <text:p>1120.69</text:p>
          </table:table-cell>
        </table:table-row>
        <table:table-row table:style-name="ro1">
          <table:table-cell office:value-type="float" office:value="14063432" calcext:value-type="float">
            <text:p>14063432</text:p>
          </table:table-cell>
          <table:table-cell table:formula="of:=TIME( ; ;[.A881]/1000)" office:value-type="time" office:time-value="PT03H54M23.432S" calcext:value-type="time">
            <text:p>03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2.2" calcext:value-type="float">
            <text:p>232.2</text:p>
          </table:table-cell>
          <table:table-cell office:value-type="float" office:value="270.1" calcext:value-type="float">
            <text:p>270.1</text:p>
          </table:table-cell>
          <table:table-cell office:value-type="float" office:value="933.75" calcext:value-type="float">
            <text:p>933.75</text:p>
          </table:table-cell>
          <table:table-cell office:value-type="float" office:value="1121.9" calcext:value-type="float">
            <text:p>1121.9</text:p>
          </table:table-cell>
        </table:table-row>
        <table:table-row table:style-name="ro1">
          <table:table-cell office:value-type="float" office:value="14079432" calcext:value-type="float">
            <text:p>14079432</text:p>
          </table:table-cell>
          <table:table-cell table:formula="of:=TIME( ; ;[.A882]/1000)" office:value-type="time" office:time-value="PT03H54M39.432S" calcext:value-type="time">
            <text:p>03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934.78" calcext:value-type="float">
            <text:p>934.78</text:p>
          </table:table-cell>
          <table:table-cell office:value-type="float" office:value="1123.1" calcext:value-type="float">
            <text:p>1123.1</text:p>
          </table:table-cell>
        </table:table-row>
        <table:table-row table:style-name="ro1">
          <table:table-cell office:value-type="float" office:value="14095432" calcext:value-type="float">
            <text:p>14095432</text:p>
          </table:table-cell>
          <table:table-cell table:formula="of:=TIME( ; ;[.A883]/1000)" office:value-type="time" office:time-value="PT03H54M55.432S" calcext:value-type="time">
            <text:p>03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935.81" calcext:value-type="float">
            <text:p>935.81</text:p>
          </table:table-cell>
          <table:table-cell office:value-type="float" office:value="1124.3" calcext:value-type="float">
            <text:p>1124.3</text:p>
          </table:table-cell>
        </table:table-row>
        <table:table-row table:style-name="ro1">
          <table:table-cell office:value-type="float" office:value="14111432" calcext:value-type="float">
            <text:p>14111432</text:p>
          </table:table-cell>
          <table:table-cell table:formula="of:=TIME( ; ;[.A884]/1000)" office:value-type="time" office:time-value="PT03H55M11.432S" calcext:value-type="time">
            <text:p>03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936.85" calcext:value-type="float">
            <text:p>936.85</text:p>
          </table:table-cell>
          <table:table-cell office:value-type="float" office:value="1125.51" calcext:value-type="float">
            <text:p>1125.51</text:p>
          </table:table-cell>
        </table:table-row>
        <table:table-row table:style-name="ro1">
          <table:table-cell office:value-type="float" office:value="14127432" calcext:value-type="float">
            <text:p>14127432</text:p>
          </table:table-cell>
          <table:table-cell table:formula="of:=TIME( ; ;[.A885]/1000)" office:value-type="time" office:time-value="PT03H55M27.432S" calcext:value-type="time">
            <text:p>03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937.88" calcext:value-type="float">
            <text:p>937.88</text:p>
          </table:table-cell>
          <table:table-cell office:value-type="float" office:value="1126.71" calcext:value-type="float">
            <text:p>1126.71</text:p>
          </table:table-cell>
        </table:table-row>
        <table:table-row table:style-name="ro1">
          <table:table-cell office:value-type="float" office:value="14143432" calcext:value-type="float">
            <text:p>14143432</text:p>
          </table:table-cell>
          <table:table-cell table:formula="of:=TIME( ; ;[.A886]/1000)" office:value-type="time" office:time-value="PT03H55M43.432S" calcext:value-type="time">
            <text:p>03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938.91" calcext:value-type="float">
            <text:p>938.91</text:p>
          </table:table-cell>
          <table:table-cell office:value-type="float" office:value="1127.91" calcext:value-type="float">
            <text:p>1127.91</text:p>
          </table:table-cell>
        </table:table-row>
        <table:table-row table:style-name="ro1">
          <table:table-cell office:value-type="float" office:value="14159432" calcext:value-type="float">
            <text:p>14159432</text:p>
          </table:table-cell>
          <table:table-cell table:formula="of:=TIME( ; ;[.A887]/1000)" office:value-type="time" office:time-value="PT03H55M59.432S" calcext:value-type="time">
            <text:p>03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939.94" calcext:value-type="float">
            <text:p>939.94</text:p>
          </table:table-cell>
          <table:table-cell office:value-type="float" office:value="1129.12" calcext:value-type="float">
            <text:p>1129.12</text:p>
          </table:table-cell>
        </table:table-row>
        <table:table-row table:style-name="ro1">
          <table:table-cell office:value-type="float" office:value="14175432" calcext:value-type="float">
            <text:p>14175432</text:p>
          </table:table-cell>
          <table:table-cell table:formula="of:=TIME( ; ;[.A888]/1000)" office:value-type="time" office:time-value="PT03H56M15.432S" calcext:value-type="time">
            <text:p>03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940.97" calcext:value-type="float">
            <text:p>940.97</text:p>
          </table:table-cell>
          <table:table-cell office:value-type="float" office:value="1130.32" calcext:value-type="float">
            <text:p>1130.32</text:p>
          </table:table-cell>
        </table:table-row>
        <table:table-row table:style-name="ro1">
          <table:table-cell office:value-type="float" office:value="14191432" calcext:value-type="float">
            <text:p>14191432</text:p>
          </table:table-cell>
          <table:table-cell table:formula="of:=TIME( ; ;[.A889]/1000)" office:value-type="time" office:time-value="PT03H56M31.432S" calcext:value-type="time">
            <text:p>03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942" calcext:value-type="float">
            <text:p>942</text:p>
          </table:table-cell>
          <table:table-cell office:value-type="float" office:value="1131.52" calcext:value-type="float">
            <text:p>1131.52</text:p>
          </table:table-cell>
        </table:table-row>
        <table:table-row table:style-name="ro1">
          <table:table-cell office:value-type="float" office:value="14207432" calcext:value-type="float">
            <text:p>14207432</text:p>
          </table:table-cell>
          <table:table-cell table:formula="of:=TIME( ; ;[.A890]/1000)" office:value-type="time" office:time-value="PT03H56M47.432S" calcext:value-type="time">
            <text:p>03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943.03" calcext:value-type="float">
            <text:p>943.03</text:p>
          </table:table-cell>
          <table:table-cell office:value-type="float" office:value="1132.72" calcext:value-type="float">
            <text:p>1132.72</text:p>
          </table:table-cell>
        </table:table-row>
        <table:table-row table:style-name="ro1">
          <table:table-cell office:value-type="float" office:value="14223432" calcext:value-type="float">
            <text:p>14223432</text:p>
          </table:table-cell>
          <table:table-cell table:formula="of:=TIME( ; ;[.A891]/1000)" office:value-type="time" office:time-value="PT03H57M03.432S" calcext:value-type="time">
            <text:p>03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944.06" calcext:value-type="float">
            <text:p>944.06</text:p>
          </table:table-cell>
          <table:table-cell office:value-type="float" office:value="1133.92" calcext:value-type="float">
            <text:p>1133.92</text:p>
          </table:table-cell>
        </table:table-row>
        <table:table-row table:style-name="ro1">
          <table:table-cell office:value-type="float" office:value="14239432" calcext:value-type="float">
            <text:p>14239432</text:p>
          </table:table-cell>
          <table:table-cell table:formula="of:=TIME( ; ;[.A892]/1000)" office:value-type="time" office:time-value="PT03H57M19.432S" calcext:value-type="time">
            <text:p>03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945.09" calcext:value-type="float">
            <text:p>945.09</text:p>
          </table:table-cell>
          <table:table-cell office:value-type="float" office:value="1135.12" calcext:value-type="float">
            <text:p>1135.12</text:p>
          </table:table-cell>
        </table:table-row>
        <table:table-row table:style-name="ro1">
          <table:table-cell office:value-type="float" office:value="14255432" calcext:value-type="float">
            <text:p>14255432</text:p>
          </table:table-cell>
          <table:table-cell table:formula="of:=TIME( ; ;[.A893]/1000)" office:value-type="time" office:time-value="PT03H57M35.432S" calcext:value-type="time">
            <text:p>03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946.12" calcext:value-type="float">
            <text:p>946.12</text:p>
          </table:table-cell>
          <table:table-cell office:value-type="float" office:value="1136.32" calcext:value-type="float">
            <text:p>1136.32</text:p>
          </table:table-cell>
        </table:table-row>
        <table:table-row table:style-name="ro1">
          <table:table-cell office:value-type="float" office:value="14271432" calcext:value-type="float">
            <text:p>14271432</text:p>
          </table:table-cell>
          <table:table-cell table:formula="of:=TIME( ; ;[.A894]/1000)" office:value-type="time" office:time-value="PT03H57M51.432S" calcext:value-type="time">
            <text:p>03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947.15" calcext:value-type="float">
            <text:p>947.15</text:p>
          </table:table-cell>
          <table:table-cell office:value-type="float" office:value="1137.52" calcext:value-type="float">
            <text:p>1137.52</text:p>
          </table:table-cell>
        </table:table-row>
        <table:table-row table:style-name="ro1">
          <table:table-cell office:value-type="float" office:value="14287432" calcext:value-type="float">
            <text:p>14287432</text:p>
          </table:table-cell>
          <table:table-cell table:formula="of:=TIME( ; ;[.A895]/1000)" office:value-type="time" office:time-value="PT03H58M07.432S" calcext:value-type="time">
            <text:p>03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948.18" calcext:value-type="float">
            <text:p>948.18</text:p>
          </table:table-cell>
          <table:table-cell office:value-type="float" office:value="1138.72" calcext:value-type="float">
            <text:p>1138.72</text:p>
          </table:table-cell>
        </table:table-row>
        <table:table-row table:style-name="ro1">
          <table:table-cell office:value-type="float" office:value="14303432" calcext:value-type="float">
            <text:p>14303432</text:p>
          </table:table-cell>
          <table:table-cell table:formula="of:=TIME( ; ;[.A896]/1000)" office:value-type="time" office:time-value="PT03H58M23.432S" calcext:value-type="time">
            <text:p>03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949.22" calcext:value-type="float">
            <text:p>949.22</text:p>
          </table:table-cell>
          <table:table-cell office:value-type="float" office:value="1139.92" calcext:value-type="float">
            <text:p>1139.92</text:p>
          </table:table-cell>
        </table:table-row>
        <table:table-row table:style-name="ro1">
          <table:table-cell office:value-type="float" office:value="14319432" calcext:value-type="float">
            <text:p>14319432</text:p>
          </table:table-cell>
          <table:table-cell table:formula="of:=TIME( ; ;[.A897]/1000)" office:value-type="time" office:time-value="PT03H58M39.432S" calcext:value-type="time">
            <text:p>03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950.25" calcext:value-type="float">
            <text:p>950.25</text:p>
          </table:table-cell>
          <table:table-cell office:value-type="float" office:value="1141.12" calcext:value-type="float">
            <text:p>1141.12</text:p>
          </table:table-cell>
        </table:table-row>
        <table:table-row table:style-name="ro1">
          <table:table-cell office:value-type="float" office:value="14335432" calcext:value-type="float">
            <text:p>14335432</text:p>
          </table:table-cell>
          <table:table-cell table:formula="of:=TIME( ; ;[.A898]/1000)" office:value-type="time" office:time-value="PT03H58M55.432S" calcext:value-type="time">
            <text:p>03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951.28" calcext:value-type="float">
            <text:p>951.28</text:p>
          </table:table-cell>
          <table:table-cell office:value-type="float" office:value="1142.32" calcext:value-type="float">
            <text:p>1142.32</text:p>
          </table:table-cell>
        </table:table-row>
        <table:table-row table:style-name="ro1">
          <table:table-cell office:value-type="float" office:value="14351432" calcext:value-type="float">
            <text:p>14351432</text:p>
          </table:table-cell>
          <table:table-cell table:formula="of:=TIME( ; ;[.A899]/1000)" office:value-type="time" office:time-value="PT03H59M11.432S" calcext:value-type="time">
            <text:p>03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952.31" calcext:value-type="float">
            <text:p>952.31</text:p>
          </table:table-cell>
          <table:table-cell office:value-type="float" office:value="1143.52" calcext:value-type="float">
            <text:p>1143.52</text:p>
          </table:table-cell>
        </table:table-row>
        <table:table-row table:style-name="ro1">
          <table:table-cell office:value-type="float" office:value="14367432" calcext:value-type="float">
            <text:p>14367432</text:p>
          </table:table-cell>
          <table:table-cell table:formula="of:=TIME( ; ;[.A900]/1000)" office:value-type="time" office:time-value="PT03H59M27.432S" calcext:value-type="time">
            <text:p>03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953.34" calcext:value-type="float">
            <text:p>953.34</text:p>
          </table:table-cell>
          <table:table-cell office:value-type="float" office:value="1144.72" calcext:value-type="float">
            <text:p>1144.72</text:p>
          </table:table-cell>
        </table:table-row>
        <table:table-row table:style-name="ro1">
          <table:table-cell office:value-type="float" office:value="14383432" calcext:value-type="float">
            <text:p>14383432</text:p>
          </table:table-cell>
          <table:table-cell table:formula="of:=TIME( ; ;[.A901]/1000)" office:value-type="time" office:time-value="PT03H59M43.432S" calcext:value-type="time">
            <text:p>03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954.36" calcext:value-type="float">
            <text:p>954.36</text:p>
          </table:table-cell>
          <table:table-cell office:value-type="float" office:value="1145.91" calcext:value-type="float">
            <text:p>1145.91</text:p>
          </table:table-cell>
        </table:table-row>
        <table:table-row table:style-name="ro1">
          <table:table-cell office:value-type="float" office:value="14399432" calcext:value-type="float">
            <text:p>14399432</text:p>
          </table:table-cell>
          <table:table-cell table:formula="of:=TIME( ; ;[.A902]/1000)" office:value-type="time" office:time-value="PT03H59M59.432S" calcext:value-type="time">
            <text:p>03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955.39" calcext:value-type="float">
            <text:p>955.39</text:p>
          </table:table-cell>
          <table:table-cell office:value-type="float" office:value="1147.11" calcext:value-type="float">
            <text:p>1147.11</text:p>
          </table:table-cell>
        </table:table-row>
        <table:table-row table:style-name="ro1">
          <table:table-cell office:value-type="float" office:value="14415432" calcext:value-type="float">
            <text:p>14415432</text:p>
          </table:table-cell>
          <table:table-cell table:formula="of:=TIME( ; ;[.A903]/1000)" office:value-type="time" office:time-value="PT04H00M15.432S" calcext:value-type="time">
            <text:p>04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956.42" calcext:value-type="float">
            <text:p>956.42</text:p>
          </table:table-cell>
          <table:table-cell office:value-type="float" office:value="1148.31" calcext:value-type="float">
            <text:p>1148.31</text:p>
          </table:table-cell>
        </table:table-row>
        <table:table-row table:style-name="ro1">
          <table:table-cell office:value-type="float" office:value="14431432" calcext:value-type="float">
            <text:p>14431432</text:p>
          </table:table-cell>
          <table:table-cell table:formula="of:=TIME( ; ;[.A904]/1000)" office:value-type="time" office:time-value="PT04H00M31.432S" calcext:value-type="time">
            <text:p>04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957.45" calcext:value-type="float">
            <text:p>957.45</text:p>
          </table:table-cell>
          <table:table-cell office:value-type="float" office:value="1149.51" calcext:value-type="float">
            <text:p>1149.51</text:p>
          </table:table-cell>
        </table:table-row>
        <table:table-row table:style-name="ro1">
          <table:table-cell office:value-type="float" office:value="14447432" calcext:value-type="float">
            <text:p>14447432</text:p>
          </table:table-cell>
          <table:table-cell table:formula="of:=TIME( ; ;[.A905]/1000)" office:value-type="time" office:time-value="PT04H00M47.432S" calcext:value-type="time">
            <text:p>04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958.48" calcext:value-type="float">
            <text:p>958.48</text:p>
          </table:table-cell>
          <table:table-cell office:value-type="float" office:value="1150.7" calcext:value-type="float">
            <text:p>1150.7</text:p>
          </table:table-cell>
        </table:table-row>
        <table:table-row table:style-name="ro1">
          <table:table-cell office:value-type="float" office:value="14463432" calcext:value-type="float">
            <text:p>14463432</text:p>
          </table:table-cell>
          <table:table-cell table:formula="of:=TIME( ; ;[.A906]/1000)" office:value-type="time" office:time-value="PT04H01M03.432S" calcext:value-type="time">
            <text:p>04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959.51" calcext:value-type="float">
            <text:p>959.51</text:p>
          </table:table-cell>
          <table:table-cell office:value-type="float" office:value="1151.9" calcext:value-type="float">
            <text:p>1151.9</text:p>
          </table:table-cell>
        </table:table-row>
        <table:table-row table:style-name="ro1">
          <table:table-cell office:value-type="float" office:value="14479432" calcext:value-type="float">
            <text:p>14479432</text:p>
          </table:table-cell>
          <table:table-cell table:formula="of:=TIME( ; ;[.A907]/1000)" office:value-type="time" office:time-value="PT04H01M19.432S" calcext:value-type="time">
            <text:p>04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960.54" calcext:value-type="float">
            <text:p>960.54</text:p>
          </table:table-cell>
          <table:table-cell office:value-type="float" office:value="1153.1" calcext:value-type="float">
            <text:p>1153.1</text:p>
          </table:table-cell>
        </table:table-row>
        <table:table-row table:style-name="ro1">
          <table:table-cell office:value-type="float" office:value="14495432" calcext:value-type="float">
            <text:p>14495432</text:p>
          </table:table-cell>
          <table:table-cell table:formula="of:=TIME( ; ;[.A908]/1000)" office:value-type="time" office:time-value="PT04H01M35.432S" calcext:value-type="time">
            <text:p>04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961.57" calcext:value-type="float">
            <text:p>961.57</text:p>
          </table:table-cell>
          <table:table-cell office:value-type="float" office:value="1154.3" calcext:value-type="float">
            <text:p>1154.3</text:p>
          </table:table-cell>
        </table:table-row>
        <table:table-row table:style-name="ro1">
          <table:table-cell office:value-type="float" office:value="14511432" calcext:value-type="float">
            <text:p>14511432</text:p>
          </table:table-cell>
          <table:table-cell table:formula="of:=TIME( ; ;[.A909]/1000)" office:value-type="time" office:time-value="PT04H01M51.432S" calcext:value-type="time">
            <text:p>04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962.6" calcext:value-type="float">
            <text:p>962.6</text:p>
          </table:table-cell>
          <table:table-cell office:value-type="float" office:value="1155.49" calcext:value-type="float">
            <text:p>1155.49</text:p>
          </table:table-cell>
        </table:table-row>
        <table:table-row table:style-name="ro1">
          <table:table-cell office:value-type="float" office:value="14527432" calcext:value-type="float">
            <text:p>14527432</text:p>
          </table:table-cell>
          <table:table-cell table:formula="of:=TIME( ; ;[.A910]/1000)" office:value-type="time" office:time-value="PT04H02M07.432S" calcext:value-type="time">
            <text:p>04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963.63" calcext:value-type="float">
            <text:p>963.63</text:p>
          </table:table-cell>
          <table:table-cell office:value-type="float" office:value="1156.69" calcext:value-type="float">
            <text:p>1156.69</text:p>
          </table:table-cell>
        </table:table-row>
        <table:table-row table:style-name="ro1">
          <table:table-cell office:value-type="float" office:value="14543432" calcext:value-type="float">
            <text:p>14543432</text:p>
          </table:table-cell>
          <table:table-cell table:formula="of:=TIME( ; ;[.A911]/1000)" office:value-type="time" office:time-value="PT04H02M23.432S" calcext:value-type="time">
            <text:p>04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964.66" calcext:value-type="float">
            <text:p>964.66</text:p>
          </table:table-cell>
          <table:table-cell office:value-type="float" office:value="1157.89" calcext:value-type="float">
            <text:p>1157.89</text:p>
          </table:table-cell>
        </table:table-row>
        <table:table-row table:style-name="ro1">
          <table:table-cell office:value-type="float" office:value="14559432" calcext:value-type="float">
            <text:p>14559432</text:p>
          </table:table-cell>
          <table:table-cell table:formula="of:=TIME( ; ;[.A912]/1000)" office:value-type="time" office:time-value="PT04H02M39.432S" calcext:value-type="time">
            <text:p>04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965.69" calcext:value-type="float">
            <text:p>965.69</text:p>
          </table:table-cell>
          <table:table-cell office:value-type="float" office:value="1159.08" calcext:value-type="float">
            <text:p>1159.08</text:p>
          </table:table-cell>
        </table:table-row>
        <table:table-row table:style-name="ro1">
          <table:table-cell office:value-type="float" office:value="14575432" calcext:value-type="float">
            <text:p>14575432</text:p>
          </table:table-cell>
          <table:table-cell table:formula="of:=TIME( ; ;[.A913]/1000)" office:value-type="time" office:time-value="PT04H02M55.432S" calcext:value-type="time">
            <text:p>04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966.71" calcext:value-type="float">
            <text:p>966.71</text:p>
          </table:table-cell>
          <table:table-cell office:value-type="float" office:value="1160.28" calcext:value-type="float">
            <text:p>1160.28</text:p>
          </table:table-cell>
        </table:table-row>
        <table:table-row table:style-name="ro1">
          <table:table-cell office:value-type="float" office:value="14591432" calcext:value-type="float">
            <text:p>14591432</text:p>
          </table:table-cell>
          <table:table-cell table:formula="of:=TIME( ; ;[.A914]/1000)" office:value-type="time" office:time-value="PT04H03M11.432S" calcext:value-type="time">
            <text:p>04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967.74" calcext:value-type="float">
            <text:p>967.74</text:p>
          </table:table-cell>
          <table:table-cell office:value-type="float" office:value="1161.47" calcext:value-type="float">
            <text:p>1161.47</text:p>
          </table:table-cell>
        </table:table-row>
        <table:table-row table:style-name="ro1">
          <table:table-cell office:value-type="float" office:value="14607432" calcext:value-type="float">
            <text:p>14607432</text:p>
          </table:table-cell>
          <table:table-cell table:formula="of:=TIME( ; ;[.A915]/1000)" office:value-type="time" office:time-value="PT04H03M27.432S" calcext:value-type="time">
            <text:p>04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8.22" calcext:value-type="float">
            <text:p>268.22</text:p>
          </table:table-cell>
          <table:table-cell office:value-type="float" office:value="968.77" calcext:value-type="float">
            <text:p>968.77</text:p>
          </table:table-cell>
          <table:table-cell office:value-type="float" office:value="1162.67" calcext:value-type="float">
            <text:p>1162.67</text:p>
          </table:table-cell>
        </table:table-row>
        <table:table-row table:style-name="ro1">
          <table:table-cell office:value-type="float" office:value="14623432" calcext:value-type="float">
            <text:p>14623432</text:p>
          </table:table-cell>
          <table:table-cell table:formula="of:=TIME( ; ;[.A916]/1000)" office:value-type="time" office:time-value="PT04H03M43.432S" calcext:value-type="time">
            <text:p>04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969.8" calcext:value-type="float">
            <text:p>969.8</text:p>
          </table:table-cell>
          <table:table-cell office:value-type="float" office:value="1163.86" calcext:value-type="float">
            <text:p>1163.86</text:p>
          </table:table-cell>
        </table:table-row>
        <table:table-row table:style-name="ro1">
          <table:table-cell office:value-type="float" office:value="14639432" calcext:value-type="float">
            <text:p>14639432</text:p>
          </table:table-cell>
          <table:table-cell table:formula="of:=TIME( ; ;[.A917]/1000)" office:value-type="time" office:time-value="PT04H03M59.432S" calcext:value-type="time">
            <text:p>04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970.83" calcext:value-type="float">
            <text:p>970.83</text:p>
          </table:table-cell>
          <table:table-cell office:value-type="float" office:value="1165.05" calcext:value-type="float">
            <text:p>1165.05</text:p>
          </table:table-cell>
        </table:table-row>
        <table:table-row table:style-name="ro1">
          <table:table-cell office:value-type="float" office:value="14655432" calcext:value-type="float">
            <text:p>14655432</text:p>
          </table:table-cell>
          <table:table-cell table:formula="of:=TIME( ; ;[.A918]/1000)" office:value-type="time" office:time-value="PT04H04M15.432S" calcext:value-type="time">
            <text:p>04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971.86" calcext:value-type="float">
            <text:p>971.86</text:p>
          </table:table-cell>
          <table:table-cell office:value-type="float" office:value="1166.25" calcext:value-type="float">
            <text:p>1166.25</text:p>
          </table:table-cell>
        </table:table-row>
        <table:table-row table:style-name="ro1">
          <table:table-cell office:value-type="float" office:value="14671432" calcext:value-type="float">
            <text:p>14671432</text:p>
          </table:table-cell>
          <table:table-cell table:formula="of:=TIME( ; ;[.A919]/1000)" office:value-type="time" office:time-value="PT04H04M31.432S" calcext:value-type="time">
            <text:p>04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972.88" calcext:value-type="float">
            <text:p>972.88</text:p>
          </table:table-cell>
          <table:table-cell office:value-type="float" office:value="1167.44" calcext:value-type="float">
            <text:p>1167.44</text:p>
          </table:table-cell>
        </table:table-row>
        <table:table-row table:style-name="ro1">
          <table:table-cell office:value-type="float" office:value="14687432" calcext:value-type="float">
            <text:p>14687432</text:p>
          </table:table-cell>
          <table:table-cell table:formula="of:=TIME( ; ;[.A920]/1000)" office:value-type="time" office:time-value="PT04H04M47.432S" calcext:value-type="time">
            <text:p>04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973.91" calcext:value-type="float">
            <text:p>973.91</text:p>
          </table:table-cell>
          <table:table-cell office:value-type="float" office:value="1168.64" calcext:value-type="float">
            <text:p>1168.64</text:p>
          </table:table-cell>
        </table:table-row>
        <table:table-row table:style-name="ro1">
          <table:table-cell office:value-type="float" office:value="14703432" calcext:value-type="float">
            <text:p>14703432</text:p>
          </table:table-cell>
          <table:table-cell table:formula="of:=TIME( ; ;[.A921]/1000)" office:value-type="time" office:time-value="PT04H05M03.432S" calcext:value-type="time">
            <text:p>04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974.94" calcext:value-type="float">
            <text:p>974.94</text:p>
          </table:table-cell>
          <table:table-cell office:value-type="float" office:value="1169.83" calcext:value-type="float">
            <text:p>1169.83</text:p>
          </table:table-cell>
        </table:table-row>
        <table:table-row table:style-name="ro1">
          <table:table-cell office:value-type="float" office:value="14719431" calcext:value-type="float">
            <text:p>14719431</text:p>
          </table:table-cell>
          <table:table-cell table:formula="of:=TIME( ; ;[.A922]/1000)" office:value-type="time" office:time-value="PT04H05M19.431S" calcext:value-type="time">
            <text:p>04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975.97" calcext:value-type="float">
            <text:p>975.97</text:p>
          </table:table-cell>
          <table:table-cell office:value-type="float" office:value="1171.02" calcext:value-type="float">
            <text:p>1171.02</text:p>
          </table:table-cell>
        </table:table-row>
        <table:table-row table:style-name="ro1">
          <table:table-cell office:value-type="float" office:value="14735432" calcext:value-type="float">
            <text:p>14735432</text:p>
          </table:table-cell>
          <table:table-cell table:formula="of:=TIME( ; ;[.A923]/1000)" office:value-type="time" office:time-value="PT04H05M35.432S" calcext:value-type="time">
            <text:p>04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976.99" calcext:value-type="float">
            <text:p>976.99</text:p>
          </table:table-cell>
          <table:table-cell office:value-type="float" office:value="1172.21" calcext:value-type="float">
            <text:p>1172.21</text:p>
          </table:table-cell>
        </table:table-row>
        <table:table-row table:style-name="ro1">
          <table:table-cell office:value-type="float" office:value="14751432" calcext:value-type="float">
            <text:p>14751432</text:p>
          </table:table-cell>
          <table:table-cell table:formula="of:=TIME( ; ;[.A924]/1000)" office:value-type="time" office:time-value="PT04H05M51.432S" calcext:value-type="time">
            <text:p>04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978.02" calcext:value-type="float">
            <text:p>978.02</text:p>
          </table:table-cell>
          <table:table-cell office:value-type="float" office:value="1173.41" calcext:value-type="float">
            <text:p>1173.41</text:p>
          </table:table-cell>
        </table:table-row>
        <table:table-row table:style-name="ro1">
          <table:table-cell office:value-type="float" office:value="14767432" calcext:value-type="float">
            <text:p>14767432</text:p>
          </table:table-cell>
          <table:table-cell table:formula="of:=TIME( ; ;[.A925]/1000)" office:value-type="time" office:time-value="PT04H06M07.432S" calcext:value-type="time">
            <text:p>04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979.05" calcext:value-type="float">
            <text:p>979.05</text:p>
          </table:table-cell>
          <table:table-cell office:value-type="float" office:value="1174.6" calcext:value-type="float">
            <text:p>1174.6</text:p>
          </table:table-cell>
        </table:table-row>
        <table:table-row table:style-name="ro1">
          <table:table-cell office:value-type="float" office:value="14783432" calcext:value-type="float">
            <text:p>14783432</text:p>
          </table:table-cell>
          <table:table-cell table:formula="of:=TIME( ; ;[.A926]/1000)" office:value-type="time" office:time-value="PT04H06M23.432S" calcext:value-type="time">
            <text:p>04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980.08" calcext:value-type="float">
            <text:p>980.08</text:p>
          </table:table-cell>
          <table:table-cell office:value-type="float" office:value="1175.79" calcext:value-type="float">
            <text:p>1175.79</text:p>
          </table:table-cell>
        </table:table-row>
        <table:table-row table:style-name="ro1">
          <table:table-cell office:value-type="float" office:value="14799432" calcext:value-type="float">
            <text:p>14799432</text:p>
          </table:table-cell>
          <table:table-cell table:formula="of:=TIME( ; ;[.A927]/1000)" office:value-type="time" office:time-value="PT04H06M39.432S" calcext:value-type="time">
            <text:p>04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981.1" calcext:value-type="float">
            <text:p>981.1</text:p>
          </table:table-cell>
          <table:table-cell office:value-type="float" office:value="1176.98" calcext:value-type="float">
            <text:p>1176.98</text:p>
          </table:table-cell>
        </table:table-row>
        <table:table-row table:style-name="ro1">
          <table:table-cell office:value-type="float" office:value="14815432" calcext:value-type="float">
            <text:p>14815432</text:p>
          </table:table-cell>
          <table:table-cell table:formula="of:=TIME( ; ;[.A928]/1000)" office:value-type="time" office:time-value="PT04H06M55.432S" calcext:value-type="time">
            <text:p>04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982.13" calcext:value-type="float">
            <text:p>982.13</text:p>
          </table:table-cell>
          <table:table-cell office:value-type="float" office:value="1178.17" calcext:value-type="float">
            <text:p>1178.17</text:p>
          </table:table-cell>
        </table:table-row>
        <table:table-row table:style-name="ro1">
          <table:table-cell office:value-type="float" office:value="14831432" calcext:value-type="float">
            <text:p>14831432</text:p>
          </table:table-cell>
          <table:table-cell table:formula="of:=TIME( ; ;[.A929]/1000)" office:value-type="time" office:time-value="PT04H07M11.432S" calcext:value-type="time">
            <text:p>04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983.16" calcext:value-type="float">
            <text:p>983.16</text:p>
          </table:table-cell>
          <table:table-cell office:value-type="float" office:value="1179.36" calcext:value-type="float">
            <text:p>1179.36</text:p>
          </table:table-cell>
        </table:table-row>
        <table:table-row table:style-name="ro1">
          <table:table-cell office:value-type="float" office:value="14847432" calcext:value-type="float">
            <text:p>14847432</text:p>
          </table:table-cell>
          <table:table-cell table:formula="of:=TIME( ; ;[.A930]/1000)" office:value-type="time" office:time-value="PT04H07M27.432S" calcext:value-type="time">
            <text:p>04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984.18" calcext:value-type="float">
            <text:p>984.18</text:p>
          </table:table-cell>
          <table:table-cell office:value-type="float" office:value="1180.55" calcext:value-type="float">
            <text:p>1180.55</text:p>
          </table:table-cell>
        </table:table-row>
        <table:table-row table:style-name="ro1">
          <table:table-cell office:value-type="float" office:value="14863432" calcext:value-type="float">
            <text:p>14863432</text:p>
          </table:table-cell>
          <table:table-cell table:formula="of:=TIME( ; ;[.A931]/1000)" office:value-type="time" office:time-value="PT04H07M43.432S" calcext:value-type="time">
            <text:p>04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985.21" calcext:value-type="float">
            <text:p>985.21</text:p>
          </table:table-cell>
          <table:table-cell office:value-type="float" office:value="1181.74" calcext:value-type="float">
            <text:p>1181.74</text:p>
          </table:table-cell>
        </table:table-row>
        <table:table-row table:style-name="ro1">
          <table:table-cell office:value-type="float" office:value="14879432" calcext:value-type="float">
            <text:p>14879432</text:p>
          </table:table-cell>
          <table:table-cell table:formula="of:=TIME( ; ;[.A932]/1000)" office:value-type="time" office:time-value="PT04H07M59.432S" calcext:value-type="time">
            <text:p>04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86.24" calcext:value-type="float">
            <text:p>986.24</text:p>
          </table:table-cell>
          <table:table-cell office:value-type="float" office:value="1182.93" calcext:value-type="float">
            <text:p>1182.93</text:p>
          </table:table-cell>
        </table:table-row>
        <table:table-row table:style-name="ro1">
          <table:table-cell office:value-type="float" office:value="14895432" calcext:value-type="float">
            <text:p>14895432</text:p>
          </table:table-cell>
          <table:table-cell table:formula="of:=TIME( ; ;[.A933]/1000)" office:value-type="time" office:time-value="PT04H08M15.432S" calcext:value-type="time">
            <text:p>04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87.26" calcext:value-type="float">
            <text:p>987.26</text:p>
          </table:table-cell>
          <table:table-cell office:value-type="float" office:value="1184.12" calcext:value-type="float">
            <text:p>1184.12</text:p>
          </table:table-cell>
        </table:table-row>
        <table:table-row table:style-name="ro1">
          <table:table-cell office:value-type="float" office:value="14911432" calcext:value-type="float">
            <text:p>14911432</text:p>
          </table:table-cell>
          <table:table-cell table:formula="of:=TIME( ; ;[.A934]/1000)" office:value-type="time" office:time-value="PT04H08M31.432S" calcext:value-type="time">
            <text:p>04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88.29" calcext:value-type="float">
            <text:p>988.29</text:p>
          </table:table-cell>
          <table:table-cell office:value-type="float" office:value="1185.31" calcext:value-type="float">
            <text:p>1185.31</text:p>
          </table:table-cell>
        </table:table-row>
        <table:table-row table:style-name="ro1">
          <table:table-cell office:value-type="float" office:value="14927432" calcext:value-type="float">
            <text:p>14927432</text:p>
          </table:table-cell>
          <table:table-cell table:formula="of:=TIME( ; ;[.A935]/1000)" office:value-type="time" office:time-value="PT04H08M47.432S" calcext:value-type="time">
            <text:p>04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89.31" calcext:value-type="float">
            <text:p>989.31</text:p>
          </table:table-cell>
          <table:table-cell office:value-type="float" office:value="1186.5" calcext:value-type="float">
            <text:p>1186.5</text:p>
          </table:table-cell>
        </table:table-row>
        <table:table-row table:style-name="ro1">
          <table:table-cell office:value-type="float" office:value="14943432" calcext:value-type="float">
            <text:p>14943432</text:p>
          </table:table-cell>
          <table:table-cell table:formula="of:=TIME( ; ;[.A936]/1000)" office:value-type="time" office:time-value="PT04H09M03.432S" calcext:value-type="time">
            <text:p>04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90.34" calcext:value-type="float">
            <text:p>990.34</text:p>
          </table:table-cell>
          <table:table-cell office:value-type="float" office:value="1187.69" calcext:value-type="float">
            <text:p>1187.69</text:p>
          </table:table-cell>
        </table:table-row>
        <table:table-row table:style-name="ro1">
          <table:table-cell office:value-type="float" office:value="14959432" calcext:value-type="float">
            <text:p>14959432</text:p>
          </table:table-cell>
          <table:table-cell table:formula="of:=TIME( ; ;[.A937]/1000)" office:value-type="time" office:time-value="PT04H09M19.432S" calcext:value-type="time">
            <text:p>04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91.37" calcext:value-type="float">
            <text:p>991.37</text:p>
          </table:table-cell>
          <table:table-cell office:value-type="float" office:value="1188.88" calcext:value-type="float">
            <text:p>1188.88</text:p>
          </table:table-cell>
        </table:table-row>
        <table:table-row table:style-name="ro1">
          <table:table-cell office:value-type="float" office:value="14975432" calcext:value-type="float">
            <text:p>14975432</text:p>
          </table:table-cell>
          <table:table-cell table:formula="of:=TIME( ; ;[.A938]/1000)" office:value-type="time" office:time-value="PT04H09M35.432S" calcext:value-type="time">
            <text:p>04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92.39" calcext:value-type="float">
            <text:p>992.39</text:p>
          </table:table-cell>
          <table:table-cell office:value-type="float" office:value="1190.07" calcext:value-type="float">
            <text:p>1190.07</text:p>
          </table:table-cell>
        </table:table-row>
        <table:table-row table:style-name="ro1">
          <table:table-cell office:value-type="float" office:value="14991432" calcext:value-type="float">
            <text:p>14991432</text:p>
          </table:table-cell>
          <table:table-cell table:formula="of:=TIME( ; ;[.A939]/1000)" office:value-type="time" office:time-value="PT04H09M51.432S" calcext:value-type="time">
            <text:p>04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93.42" calcext:value-type="float">
            <text:p>993.42</text:p>
          </table:table-cell>
          <table:table-cell office:value-type="float" office:value="1191.26" calcext:value-type="float">
            <text:p>1191.26</text:p>
          </table:table-cell>
        </table:table-row>
        <table:table-row table:style-name="ro1">
          <table:table-cell office:value-type="float" office:value="15007432" calcext:value-type="float">
            <text:p>15007432</text:p>
          </table:table-cell>
          <table:table-cell table:formula="of:=TIME( ; ;[.A940]/1000)" office:value-type="time" office:time-value="PT04H10M07.432S" calcext:value-type="time">
            <text:p>04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4.44" calcext:value-type="float">
            <text:p>994.44</text:p>
          </table:table-cell>
          <table:table-cell office:value-type="float" office:value="1192.45" calcext:value-type="float">
            <text:p>1192.45</text:p>
          </table:table-cell>
        </table:table-row>
        <table:table-row table:style-name="ro1">
          <table:table-cell office:value-type="float" office:value="15023432" calcext:value-type="float">
            <text:p>15023432</text:p>
          </table:table-cell>
          <table:table-cell table:formula="of:=TIME( ; ;[.A941]/1000)" office:value-type="time" office:time-value="PT04H10M23.432S" calcext:value-type="time">
            <text:p>04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5.47" calcext:value-type="float">
            <text:p>995.47</text:p>
          </table:table-cell>
          <table:table-cell office:value-type="float" office:value="1193.64" calcext:value-type="float">
            <text:p>1193.64</text:p>
          </table:table-cell>
        </table:table-row>
        <table:table-row table:style-name="ro1">
          <table:table-cell office:value-type="float" office:value="15039432" calcext:value-type="float">
            <text:p>15039432</text:p>
          </table:table-cell>
          <table:table-cell table:formula="of:=TIME( ; ;[.A942]/1000)" office:value-type="time" office:time-value="PT04H10M39.432S" calcext:value-type="time">
            <text:p>04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6.49" calcext:value-type="float">
            <text:p>996.49</text:p>
          </table:table-cell>
          <table:table-cell office:value-type="float" office:value="1194.82" calcext:value-type="float">
            <text:p>1194.82</text:p>
          </table:table-cell>
        </table:table-row>
        <table:table-row table:style-name="ro1">
          <table:table-cell office:value-type="float" office:value="15055432" calcext:value-type="float">
            <text:p>15055432</text:p>
          </table:table-cell>
          <table:table-cell table:formula="of:=TIME( ; ;[.A943]/1000)" office:value-type="time" office:time-value="PT04H10M55.432S" calcext:value-type="time">
            <text:p>04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7.52" calcext:value-type="float">
            <text:p>997.52</text:p>
          </table:table-cell>
          <table:table-cell office:value-type="float" office:value="1196.01" calcext:value-type="float">
            <text:p>1196.01</text:p>
          </table:table-cell>
        </table:table-row>
        <table:table-row table:style-name="ro1">
          <table:table-cell office:value-type="float" office:value="15071432" calcext:value-type="float">
            <text:p>15071432</text:p>
          </table:table-cell>
          <table:table-cell table:formula="of:=TIME( ; ;[.A944]/1000)" office:value-type="time" office:time-value="PT04H11M11.432S" calcext:value-type="time">
            <text:p>04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8.54" calcext:value-type="float">
            <text:p>998.54</text:p>
          </table:table-cell>
          <table:table-cell office:value-type="float" office:value="1197.2" calcext:value-type="float">
            <text:p>1197.2</text:p>
          </table:table-cell>
        </table:table-row>
        <table:table-row table:style-name="ro1">
          <table:table-cell office:value-type="float" office:value="15087432" calcext:value-type="float">
            <text:p>15087432</text:p>
          </table:table-cell>
          <table:table-cell table:formula="of:=TIME( ; ;[.A945]/1000)" office:value-type="time" office:time-value="PT04H11M27.432S" calcext:value-type="time">
            <text:p>04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999.57" calcext:value-type="float">
            <text:p>999.57</text:p>
          </table:table-cell>
          <table:table-cell office:value-type="float" office:value="1198.39" calcext:value-type="float">
            <text:p>1198.39</text:p>
          </table:table-cell>
        </table:table-row>
        <table:table-row table:style-name="ro1">
          <table:table-cell office:value-type="float" office:value="15103432" calcext:value-type="float">
            <text:p>15103432</text:p>
          </table:table-cell>
          <table:table-cell table:formula="of:=TIME( ; ;[.A946]/1000)" office:value-type="time" office:time-value="PT04H11M43.432S" calcext:value-type="time">
            <text:p>04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000.59" calcext:value-type="float">
            <text:p>1000.59</text:p>
          </table:table-cell>
          <table:table-cell office:value-type="float" office:value="1199.57" calcext:value-type="float">
            <text:p>1199.57</text:p>
          </table:table-cell>
        </table:table-row>
        <table:table-row table:style-name="ro1">
          <table:table-cell office:value-type="float" office:value="15119432" calcext:value-type="float">
            <text:p>15119432</text:p>
          </table:table-cell>
          <table:table-cell table:formula="of:=TIME( ; ;[.A947]/1000)" office:value-type="time" office:time-value="PT04H11M59.432S" calcext:value-type="time">
            <text:p>04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5" calcext:value-type="float">
            <text:p>266.35</text:p>
          </table:table-cell>
          <table:table-cell office:value-type="float" office:value="1001.62" calcext:value-type="float">
            <text:p>1001.62</text:p>
          </table:table-cell>
          <table:table-cell office:value-type="float" office:value="1200.76" calcext:value-type="float">
            <text:p>1200.76</text:p>
          </table:table-cell>
        </table:table-row>
        <table:table-row table:style-name="ro1">
          <table:table-cell office:value-type="float" office:value="15135432" calcext:value-type="float">
            <text:p>15135432</text:p>
          </table:table-cell>
          <table:table-cell table:formula="of:=TIME( ; ;[.A948]/1000)" office:value-type="time" office:time-value="PT04H12M15.432S" calcext:value-type="time">
            <text:p>04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002.64" calcext:value-type="float">
            <text:p>1002.64</text:p>
          </table:table-cell>
          <table:table-cell office:value-type="float" office:value="1201.95" calcext:value-type="float">
            <text:p>1201.95</text:p>
          </table:table-cell>
        </table:table-row>
        <table:table-row table:style-name="ro1">
          <table:table-cell office:value-type="float" office:value="15151432" calcext:value-type="float">
            <text:p>15151432</text:p>
          </table:table-cell>
          <table:table-cell table:formula="of:=TIME( ; ;[.A949]/1000)" office:value-type="time" office:time-value="PT04H12M31.432S" calcext:value-type="time">
            <text:p>04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003.67" calcext:value-type="float">
            <text:p>1003.67</text:p>
          </table:table-cell>
          <table:table-cell office:value-type="float" office:value="1203.13" calcext:value-type="float">
            <text:p>1203.13</text:p>
          </table:table-cell>
        </table:table-row>
        <table:table-row table:style-name="ro1">
          <table:table-cell office:value-type="float" office:value="15167432" calcext:value-type="float">
            <text:p>15167432</text:p>
          </table:table-cell>
          <table:table-cell table:formula="of:=TIME( ; ;[.A950]/1000)" office:value-type="time" office:time-value="PT04H12M47.432S" calcext:value-type="time">
            <text:p>04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004.69" calcext:value-type="float">
            <text:p>1004.69</text:p>
          </table:table-cell>
          <table:table-cell office:value-type="float" office:value="1204.32" calcext:value-type="float">
            <text:p>1204.32</text:p>
          </table:table-cell>
        </table:table-row>
        <table:table-row table:style-name="ro1">
          <table:table-cell office:value-type="float" office:value="15183432" calcext:value-type="float">
            <text:p>15183432</text:p>
          </table:table-cell>
          <table:table-cell table:formula="of:=TIME( ; ;[.A951]/1000)" office:value-type="time" office:time-value="PT04H13M03.432S" calcext:value-type="time">
            <text:p>04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005.72" calcext:value-type="float">
            <text:p>1005.72</text:p>
          </table:table-cell>
          <table:table-cell office:value-type="float" office:value="1205.51" calcext:value-type="float">
            <text:p>1205.51</text:p>
          </table:table-cell>
        </table:table-row>
        <table:table-row table:style-name="ro1">
          <table:table-cell office:value-type="float" office:value="15199432" calcext:value-type="float">
            <text:p>15199432</text:p>
          </table:table-cell>
          <table:table-cell table:formula="of:=TIME( ; ;[.A952]/1000)" office:value-type="time" office:time-value="PT04H13M19.432S" calcext:value-type="time">
            <text:p>04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006.74" calcext:value-type="float">
            <text:p>1006.74</text:p>
          </table:table-cell>
          <table:table-cell office:value-type="float" office:value="1206.69" calcext:value-type="float">
            <text:p>1206.69</text:p>
          </table:table-cell>
        </table:table-row>
        <table:table-row table:style-name="ro1">
          <table:table-cell office:value-type="float" office:value="15215432" calcext:value-type="float">
            <text:p>15215432</text:p>
          </table:table-cell>
          <table:table-cell table:formula="of:=TIME( ; ;[.A953]/1000)" office:value-type="time" office:time-value="PT04H13M35.432S" calcext:value-type="time">
            <text:p>04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007.77" calcext:value-type="float">
            <text:p>1007.77</text:p>
          </table:table-cell>
          <table:table-cell office:value-type="float" office:value="1207.88" calcext:value-type="float">
            <text:p>1207.88</text:p>
          </table:table-cell>
        </table:table-row>
        <table:table-row table:style-name="ro1">
          <table:table-cell office:value-type="float" office:value="15231432" calcext:value-type="float">
            <text:p>15231432</text:p>
          </table:table-cell>
          <table:table-cell table:formula="of:=TIME( ; ;[.A954]/1000)" office:value-type="time" office:time-value="PT04H13M51.432S" calcext:value-type="time">
            <text:p>04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008.79" calcext:value-type="float">
            <text:p>1008.79</text:p>
          </table:table-cell>
          <table:table-cell office:value-type="float" office:value="1209.06" calcext:value-type="float">
            <text:p>1209.06</text:p>
          </table:table-cell>
        </table:table-row>
        <table:table-row table:style-name="ro1">
          <table:table-cell office:value-type="float" office:value="15247432" calcext:value-type="float">
            <text:p>15247432</text:p>
          </table:table-cell>
          <table:table-cell table:formula="of:=TIME( ; ;[.A955]/1000)" office:value-type="time" office:time-value="PT04H14M07.432S" calcext:value-type="time">
            <text:p>04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009.81" calcext:value-type="float">
            <text:p>1009.81</text:p>
          </table:table-cell>
          <table:table-cell office:value-type="float" office:value="1210.25" calcext:value-type="float">
            <text:p>1210.25</text:p>
          </table:table-cell>
        </table:table-row>
        <table:table-row table:style-name="ro1">
          <table:table-cell office:value-type="float" office:value="15263432" calcext:value-type="float">
            <text:p>15263432</text:p>
          </table:table-cell>
          <table:table-cell table:formula="of:=TIME( ; ;[.A956]/1000)" office:value-type="time" office:time-value="PT04H14M23.432S" calcext:value-type="time">
            <text:p>04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010.84" calcext:value-type="float">
            <text:p>1010.84</text:p>
          </table:table-cell>
          <table:table-cell office:value-type="float" office:value="1211.43" calcext:value-type="float">
            <text:p>1211.43</text:p>
          </table:table-cell>
        </table:table-row>
        <table:table-row table:style-name="ro1">
          <table:table-cell office:value-type="float" office:value="15279432" calcext:value-type="float">
            <text:p>15279432</text:p>
          </table:table-cell>
          <table:table-cell table:formula="of:=TIME( ; ;[.A957]/1000)" office:value-type="time" office:time-value="PT04H14M39.432S" calcext:value-type="time">
            <text:p>04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011.86" calcext:value-type="float">
            <text:p>1011.86</text:p>
          </table:table-cell>
          <table:table-cell office:value-type="float" office:value="1212.62" calcext:value-type="float">
            <text:p>1212.62</text:p>
          </table:table-cell>
        </table:table-row>
        <table:table-row table:style-name="ro1">
          <table:table-cell office:value-type="float" office:value="15295432" calcext:value-type="float">
            <text:p>15295432</text:p>
          </table:table-cell>
          <table:table-cell table:formula="of:=TIME( ; ;[.A958]/1000)" office:value-type="time" office:time-value="PT04H14M55.432S" calcext:value-type="time">
            <text:p>04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012.89" calcext:value-type="float">
            <text:p>1012.89</text:p>
          </table:table-cell>
          <table:table-cell office:value-type="float" office:value="1213.8" calcext:value-type="float">
            <text:p>1213.8</text:p>
          </table:table-cell>
        </table:table-row>
        <table:table-row table:style-name="ro1">
          <table:table-cell office:value-type="float" office:value="15311432" calcext:value-type="float">
            <text:p>15311432</text:p>
          </table:table-cell>
          <table:table-cell table:formula="of:=TIME( ; ;[.A959]/1000)" office:value-type="time" office:time-value="PT04H15M11.432S" calcext:value-type="time">
            <text:p>04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013.91" calcext:value-type="float">
            <text:p>1013.91</text:p>
          </table:table-cell>
          <table:table-cell office:value-type="float" office:value="1214.99" calcext:value-type="float">
            <text:p>1214.99</text:p>
          </table:table-cell>
        </table:table-row>
        <table:table-row table:style-name="ro1">
          <table:table-cell office:value-type="float" office:value="15327432" calcext:value-type="float">
            <text:p>15327432</text:p>
          </table:table-cell>
          <table:table-cell table:formula="of:=TIME( ; ;[.A960]/1000)" office:value-type="time" office:time-value="PT04H15M27.432S" calcext:value-type="time">
            <text:p>04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014.93" calcext:value-type="float">
            <text:p>1014.93</text:p>
          </table:table-cell>
          <table:table-cell office:value-type="float" office:value="1216.17" calcext:value-type="float">
            <text:p>1216.17</text:p>
          </table:table-cell>
        </table:table-row>
        <table:table-row table:style-name="ro1">
          <table:table-cell office:value-type="float" office:value="15343432" calcext:value-type="float">
            <text:p>15343432</text:p>
          </table:table-cell>
          <table:table-cell table:formula="of:=TIME( ; ;[.A961]/1000)" office:value-type="time" office:time-value="PT04H15M43.432S" calcext:value-type="time">
            <text:p>04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015.96" calcext:value-type="float">
            <text:p>1015.96</text:p>
          </table:table-cell>
          <table:table-cell office:value-type="float" office:value="1217.35" calcext:value-type="float">
            <text:p>1217.35</text:p>
          </table:table-cell>
        </table:table-row>
        <table:table-row table:style-name="ro1">
          <table:table-cell office:value-type="float" office:value="15359432" calcext:value-type="float">
            <text:p>15359432</text:p>
          </table:table-cell>
          <table:table-cell table:formula="of:=TIME( ; ;[.A962]/1000)" office:value-type="time" office:time-value="PT04H15M59.432S" calcext:value-type="time">
            <text:p>04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016.98" calcext:value-type="float">
            <text:p>1016.98</text:p>
          </table:table-cell>
          <table:table-cell office:value-type="float" office:value="1218.53" calcext:value-type="float">
            <text:p>1218.53</text:p>
          </table:table-cell>
        </table:table-row>
        <table:table-row table:style-name="ro1">
          <table:table-cell office:value-type="float" office:value="15375432" calcext:value-type="float">
            <text:p>15375432</text:p>
          </table:table-cell>
          <table:table-cell table:formula="of:=TIME( ; ;[.A963]/1000)" office:value-type="time" office:time-value="PT04H16M15.432S" calcext:value-type="time">
            <text:p>04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018" calcext:value-type="float">
            <text:p>1018</text:p>
          </table:table-cell>
          <table:table-cell office:value-type="float" office:value="1219.71" calcext:value-type="float">
            <text:p>1219.71</text:p>
          </table:table-cell>
        </table:table-row>
        <table:table-row table:style-name="ro1">
          <table:table-cell office:value-type="float" office:value="15391432" calcext:value-type="float">
            <text:p>15391432</text:p>
          </table:table-cell>
          <table:table-cell table:formula="of:=TIME( ; ;[.A964]/1000)" office:value-type="time" office:time-value="PT04H16M31.432S" calcext:value-type="time">
            <text:p>04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019.03" calcext:value-type="float">
            <text:p>1019.03</text:p>
          </table:table-cell>
          <table:table-cell office:value-type="float" office:value="1220.9" calcext:value-type="float">
            <text:p>1220.9</text:p>
          </table:table-cell>
        </table:table-row>
        <table:table-row table:style-name="ro1">
          <table:table-cell office:value-type="float" office:value="15407432" calcext:value-type="float">
            <text:p>15407432</text:p>
          </table:table-cell>
          <table:table-cell table:formula="of:=TIME( ; ;[.A965]/1000)" office:value-type="time" office:time-value="PT04H16M47.432S" calcext:value-type="time">
            <text:p>04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020.05" calcext:value-type="float">
            <text:p>1020.05</text:p>
          </table:table-cell>
          <table:table-cell office:value-type="float" office:value="1222.08" calcext:value-type="float">
            <text:p>1222.08</text:p>
          </table:table-cell>
        </table:table-row>
        <table:table-row table:style-name="ro1">
          <table:table-cell office:value-type="float" office:value="15423432" calcext:value-type="float">
            <text:p>15423432</text:p>
          </table:table-cell>
          <table:table-cell table:formula="of:=TIME( ; ;[.A966]/1000)" office:value-type="time" office:time-value="PT04H17M03.432S" calcext:value-type="time">
            <text:p>04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223.26" calcext:value-type="float">
            <text:p>1223.26</text:p>
          </table:table-cell>
        </table:table-row>
        <table:table-row table:style-name="ro1">
          <table:table-cell office:value-type="float" office:value="15439432" calcext:value-type="float">
            <text:p>15439432</text:p>
          </table:table-cell>
          <table:table-cell table:formula="of:=TIME( ; ;[.A967]/1000)" office:value-type="time" office:time-value="PT04H17M19.432S" calcext:value-type="time">
            <text:p>04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022.1" calcext:value-type="float">
            <text:p>1022.1</text:p>
          </table:table-cell>
          <table:table-cell office:value-type="float" office:value="1224.44" calcext:value-type="float">
            <text:p>1224.44</text:p>
          </table:table-cell>
        </table:table-row>
        <table:table-row table:style-name="ro1">
          <table:table-cell office:value-type="float" office:value="15455432" calcext:value-type="float">
            <text:p>15455432</text:p>
          </table:table-cell>
          <table:table-cell table:formula="of:=TIME( ; ;[.A968]/1000)" office:value-type="time" office:time-value="PT04H17M35.432S" calcext:value-type="time">
            <text:p>04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023.12" calcext:value-type="float">
            <text:p>1023.12</text:p>
          </table:table-cell>
          <table:table-cell office:value-type="float" office:value="1225.62" calcext:value-type="float">
            <text:p>1225.62</text:p>
          </table:table-cell>
        </table:table-row>
        <table:table-row table:style-name="ro1">
          <table:table-cell office:value-type="float" office:value="15471432" calcext:value-type="float">
            <text:p>15471432</text:p>
          </table:table-cell>
          <table:table-cell table:formula="of:=TIME( ; ;[.A969]/1000)" office:value-type="time" office:time-value="PT04H17M51.432S" calcext:value-type="time">
            <text:p>04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024.14" calcext:value-type="float">
            <text:p>1024.14</text:p>
          </table:table-cell>
          <table:table-cell office:value-type="float" office:value="1226.8" calcext:value-type="float">
            <text:p>1226.8</text:p>
          </table:table-cell>
        </table:table-row>
        <table:table-row table:style-name="ro1">
          <table:table-cell office:value-type="float" office:value="15487432" calcext:value-type="float">
            <text:p>15487432</text:p>
          </table:table-cell>
          <table:table-cell table:formula="of:=TIME( ; ;[.A970]/1000)" office:value-type="time" office:time-value="PT04H18M07.432S" calcext:value-type="time">
            <text:p>04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025.17" calcext:value-type="float">
            <text:p>1025.17</text:p>
          </table:table-cell>
          <table:table-cell office:value-type="float" office:value="1227.98" calcext:value-type="float">
            <text:p>1227.98</text:p>
          </table:table-cell>
        </table:table-row>
        <table:table-row table:style-name="ro1">
          <table:table-cell office:value-type="float" office:value="15503432" calcext:value-type="float">
            <text:p>15503432</text:p>
          </table:table-cell>
          <table:table-cell table:formula="of:=TIME( ; ;[.A971]/1000)" office:value-type="time" office:time-value="PT04H18M23.432S" calcext:value-type="time">
            <text:p>04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026.19" calcext:value-type="float">
            <text:p>1026.19</text:p>
          </table:table-cell>
          <table:table-cell office:value-type="float" office:value="1229.17" calcext:value-type="float">
            <text:p>1229.17</text:p>
          </table:table-cell>
        </table:table-row>
        <table:table-row table:style-name="ro1">
          <table:table-cell office:value-type="float" office:value="15519432" calcext:value-type="float">
            <text:p>15519432</text:p>
          </table:table-cell>
          <table:table-cell table:formula="of:=TIME( ; ;[.A972]/1000)" office:value-type="time" office:time-value="PT04H18M39.432S" calcext:value-type="time">
            <text:p>04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027.21" calcext:value-type="float">
            <text:p>1027.21</text:p>
          </table:table-cell>
          <table:table-cell office:value-type="float" office:value="1230.35" calcext:value-type="float">
            <text:p>1230.35</text:p>
          </table:table-cell>
        </table:table-row>
        <table:table-row table:style-name="ro1">
          <table:table-cell office:value-type="float" office:value="15535432" calcext:value-type="float">
            <text:p>15535432</text:p>
          </table:table-cell>
          <table:table-cell table:formula="of:=TIME( ; ;[.A973]/1000)" office:value-type="time" office:time-value="PT04H18M55.432S" calcext:value-type="time">
            <text:p>04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028.23" calcext:value-type="float">
            <text:p>1028.23</text:p>
          </table:table-cell>
          <table:table-cell office:value-type="float" office:value="1231.53" calcext:value-type="float">
            <text:p>1231.53</text:p>
          </table:table-cell>
        </table:table-row>
        <table:table-row table:style-name="ro1">
          <table:table-cell office:value-type="float" office:value="15551432" calcext:value-type="float">
            <text:p>15551432</text:p>
          </table:table-cell>
          <table:table-cell table:formula="of:=TIME( ; ;[.A974]/1000)" office:value-type="time" office:time-value="PT04H19M11.432S" calcext:value-type="time">
            <text:p>04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029.25" calcext:value-type="float">
            <text:p>1029.25</text:p>
          </table:table-cell>
          <table:table-cell office:value-type="float" office:value="1232.71" calcext:value-type="float">
            <text:p>1232.71</text:p>
          </table:table-cell>
        </table:table-row>
        <table:table-row table:style-name="ro1">
          <table:table-cell office:value-type="float" office:value="15567432" calcext:value-type="float">
            <text:p>15567432</text:p>
          </table:table-cell>
          <table:table-cell table:formula="of:=TIME( ; ;[.A975]/1000)" office:value-type="time" office:time-value="PT04H19M27.432S" calcext:value-type="time">
            <text:p>04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030.28" calcext:value-type="float">
            <text:p>1030.28</text:p>
          </table:table-cell>
          <table:table-cell office:value-type="float" office:value="1233.89" calcext:value-type="float">
            <text:p>1233.89</text:p>
          </table:table-cell>
        </table:table-row>
        <table:table-row table:style-name="ro1">
          <table:table-cell office:value-type="float" office:value="15583432" calcext:value-type="float">
            <text:p>15583432</text:p>
          </table:table-cell>
          <table:table-cell table:formula="of:=TIME( ; ;[.A976]/1000)" office:value-type="time" office:time-value="PT04H19M43.432S" calcext:value-type="time">
            <text:p>04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031.3" calcext:value-type="float">
            <text:p>1031.3</text:p>
          </table:table-cell>
          <table:table-cell office:value-type="float" office:value="1235.07" calcext:value-type="float">
            <text:p>1235.07</text:p>
          </table:table-cell>
        </table:table-row>
        <table:table-row table:style-name="ro1">
          <table:table-cell office:value-type="float" office:value="15599432" calcext:value-type="float">
            <text:p>15599432</text:p>
          </table:table-cell>
          <table:table-cell table:formula="of:=TIME( ; ;[.A977]/1000)" office:value-type="time" office:time-value="PT04H19M59.432S" calcext:value-type="time">
            <text:p>04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032.32" calcext:value-type="float">
            <text:p>1032.32</text:p>
          </table:table-cell>
          <table:table-cell office:value-type="float" office:value="1236.25" calcext:value-type="float">
            <text:p>1236.25</text:p>
          </table:table-cell>
        </table:table-row>
        <table:table-row table:style-name="ro1">
          <table:table-cell office:value-type="float" office:value="15615432" calcext:value-type="float">
            <text:p>15615432</text:p>
          </table:table-cell>
          <table:table-cell table:formula="of:=TIME( ; ;[.A978]/1000)" office:value-type="time" office:time-value="PT04H20M15.432S" calcext:value-type="time">
            <text:p>04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033.34" calcext:value-type="float">
            <text:p>1033.34</text:p>
          </table:table-cell>
          <table:table-cell office:value-type="float" office:value="1237.43" calcext:value-type="float">
            <text:p>1237.43</text:p>
          </table:table-cell>
        </table:table-row>
        <table:table-row table:style-name="ro1">
          <table:table-cell office:value-type="float" office:value="15631432" calcext:value-type="float">
            <text:p>15631432</text:p>
          </table:table-cell>
          <table:table-cell table:formula="of:=TIME( ; ;[.A979]/1000)" office:value-type="time" office:time-value="PT04H20M31.432S" calcext:value-type="time">
            <text:p>04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034.36" calcext:value-type="float">
            <text:p>1034.36</text:p>
          </table:table-cell>
          <table:table-cell office:value-type="float" office:value="1238.61" calcext:value-type="float">
            <text:p>1238.61</text:p>
          </table:table-cell>
        </table:table-row>
        <table:table-row table:style-name="ro1">
          <table:table-cell office:value-type="float" office:value="15647432" calcext:value-type="float">
            <text:p>15647432</text:p>
          </table:table-cell>
          <table:table-cell table:formula="of:=TIME( ; ;[.A980]/1000)" office:value-type="time" office:time-value="PT04H20M47.432S" calcext:value-type="time">
            <text:p>04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035.38" calcext:value-type="float">
            <text:p>1035.38</text:p>
          </table:table-cell>
          <table:table-cell office:value-type="float" office:value="1239.79" calcext:value-type="float">
            <text:p>1239.79</text:p>
          </table:table-cell>
        </table:table-row>
        <table:table-row table:style-name="ro1">
          <table:table-cell office:value-type="float" office:value="15663432" calcext:value-type="float">
            <text:p>15663432</text:p>
          </table:table-cell>
          <table:table-cell table:formula="of:=TIME( ; ;[.A981]/1000)" office:value-type="time" office:time-value="PT04H21M03.432S" calcext:value-type="time">
            <text:p>04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036.41" calcext:value-type="float">
            <text:p>1036.41</text:p>
          </table:table-cell>
          <table:table-cell office:value-type="float" office:value="1240.97" calcext:value-type="float">
            <text:p>1240.97</text:p>
          </table:table-cell>
        </table:table-row>
        <table:table-row table:style-name="ro1">
          <table:table-cell office:value-type="float" office:value="15679432" calcext:value-type="float">
            <text:p>15679432</text:p>
          </table:table-cell>
          <table:table-cell table:formula="of:=TIME( ; ;[.A982]/1000)" office:value-type="time" office:time-value="PT04H21M19.432S" calcext:value-type="time">
            <text:p>04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037.43" calcext:value-type="float">
            <text:p>1037.43</text:p>
          </table:table-cell>
          <table:table-cell office:value-type="float" office:value="1242.15" calcext:value-type="float">
            <text:p>1242.15</text:p>
          </table:table-cell>
        </table:table-row>
        <table:table-row table:style-name="ro1">
          <table:table-cell office:value-type="float" office:value="15695432" calcext:value-type="float">
            <text:p>15695432</text:p>
          </table:table-cell>
          <table:table-cell table:formula="of:=TIME( ; ;[.A983]/1000)" office:value-type="time" office:time-value="PT04H21M35.432S" calcext:value-type="time">
            <text:p>04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038.45" calcext:value-type="float">
            <text:p>1038.45</text:p>
          </table:table-cell>
          <table:table-cell office:value-type="float" office:value="1243.33" calcext:value-type="float">
            <text:p>1243.33</text:p>
          </table:table-cell>
        </table:table-row>
        <table:table-row table:style-name="ro1">
          <table:table-cell office:value-type="float" office:value="15711432" calcext:value-type="float">
            <text:p>15711432</text:p>
          </table:table-cell>
          <table:table-cell table:formula="of:=TIME( ; ;[.A984]/1000)" office:value-type="time" office:time-value="PT04H21M51.432S" calcext:value-type="time">
            <text:p>04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039.47" calcext:value-type="float">
            <text:p>1039.47</text:p>
          </table:table-cell>
          <table:table-cell office:value-type="float" office:value="1244.51" calcext:value-type="float">
            <text:p>1244.51</text:p>
          </table:table-cell>
        </table:table-row>
        <table:table-row table:style-name="ro1">
          <table:table-cell office:value-type="float" office:value="15727432" calcext:value-type="float">
            <text:p>15727432</text:p>
          </table:table-cell>
          <table:table-cell table:formula="of:=TIME( ; ;[.A985]/1000)" office:value-type="time" office:time-value="PT04H22M07.432S" calcext:value-type="time">
            <text:p>04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040.49" calcext:value-type="float">
            <text:p>1040.49</text:p>
          </table:table-cell>
          <table:table-cell office:value-type="float" office:value="1245.68" calcext:value-type="float">
            <text:p>1245.68</text:p>
          </table:table-cell>
        </table:table-row>
        <table:table-row table:style-name="ro1">
          <table:table-cell office:value-type="float" office:value="15743432" calcext:value-type="float">
            <text:p>15743432</text:p>
          </table:table-cell>
          <table:table-cell table:formula="of:=TIME( ; ;[.A986]/1000)" office:value-type="time" office:time-value="PT04H22M23.432S" calcext:value-type="time">
            <text:p>04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041.51" calcext:value-type="float">
            <text:p>1041.51</text:p>
          </table:table-cell>
          <table:table-cell office:value-type="float" office:value="1246.86" calcext:value-type="float">
            <text:p>1246.86</text:p>
          </table:table-cell>
        </table:table-row>
        <table:table-row table:style-name="ro1">
          <table:table-cell office:value-type="float" office:value="15759432" calcext:value-type="float">
            <text:p>15759432</text:p>
          </table:table-cell>
          <table:table-cell table:formula="of:=TIME( ; ;[.A987]/1000)" office:value-type="time" office:time-value="PT04H22M39.432S" calcext:value-type="time">
            <text:p>04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042.53" calcext:value-type="float">
            <text:p>1042.53</text:p>
          </table:table-cell>
          <table:table-cell office:value-type="float" office:value="1248.04" calcext:value-type="float">
            <text:p>1248.04</text:p>
          </table:table-cell>
        </table:table-row>
        <table:table-row table:style-name="ro1">
          <table:table-cell office:value-type="float" office:value="15775432" calcext:value-type="float">
            <text:p>15775432</text:p>
          </table:table-cell>
          <table:table-cell table:formula="of:=TIME( ; ;[.A988]/1000)" office:value-type="time" office:time-value="PT04H22M55.432S" calcext:value-type="time">
            <text:p>04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043.55" calcext:value-type="float">
            <text:p>1043.55</text:p>
          </table:table-cell>
          <table:table-cell office:value-type="float" office:value="1249.22" calcext:value-type="float">
            <text:p>1249.22</text:p>
          </table:table-cell>
        </table:table-row>
        <table:table-row table:style-name="ro1">
          <table:table-cell office:value-type="float" office:value="15791432" calcext:value-type="float">
            <text:p>15791432</text:p>
          </table:table-cell>
          <table:table-cell table:formula="of:=TIME( ; ;[.A989]/1000)" office:value-type="time" office:time-value="PT04H23M11.432S" calcext:value-type="time">
            <text:p>04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044.57" calcext:value-type="float">
            <text:p>1044.57</text:p>
          </table:table-cell>
          <table:table-cell office:value-type="float" office:value="1250.39" calcext:value-type="float">
            <text:p>1250.39</text:p>
          </table:table-cell>
        </table:table-row>
        <table:table-row table:style-name="ro1">
          <table:table-cell office:value-type="float" office:value="15807432" calcext:value-type="float">
            <text:p>15807432</text:p>
          </table:table-cell>
          <table:table-cell table:formula="of:=TIME( ; ;[.A990]/1000)" office:value-type="time" office:time-value="PT04H23M27.432S" calcext:value-type="time">
            <text:p>04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045.6" calcext:value-type="float">
            <text:p>1045.6</text:p>
          </table:table-cell>
          <table:table-cell office:value-type="float" office:value="1251.57" calcext:value-type="float">
            <text:p>1251.57</text:p>
          </table:table-cell>
        </table:table-row>
        <table:table-row table:style-name="ro1">
          <table:table-cell office:value-type="float" office:value="15823432" calcext:value-type="float">
            <text:p>15823432</text:p>
          </table:table-cell>
          <table:table-cell table:formula="of:=TIME( ; ;[.A991]/1000)" office:value-type="time" office:time-value="PT04H23M43.432S" calcext:value-type="time">
            <text:p>04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046.62" calcext:value-type="float">
            <text:p>1046.62</text:p>
          </table:table-cell>
          <table:table-cell office:value-type="float" office:value="1252.75" calcext:value-type="float">
            <text:p>1252.75</text:p>
          </table:table-cell>
        </table:table-row>
        <table:table-row table:style-name="ro1">
          <table:table-cell office:value-type="float" office:value="15839432" calcext:value-type="float">
            <text:p>15839432</text:p>
          </table:table-cell>
          <table:table-cell table:formula="of:=TIME( ; ;[.A992]/1000)" office:value-type="time" office:time-value="PT04H23M59.432S" calcext:value-type="time">
            <text:p>04:2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047.64" calcext:value-type="float">
            <text:p>1047.64</text:p>
          </table:table-cell>
          <table:table-cell office:value-type="float" office:value="1253.92" calcext:value-type="float">
            <text:p>1253.92</text:p>
          </table:table-cell>
        </table:table-row>
        <table:table-row table:style-name="ro1">
          <table:table-cell office:value-type="float" office:value="15855432" calcext:value-type="float">
            <text:p>15855432</text:p>
          </table:table-cell>
          <table:table-cell table:formula="of:=TIME( ; ;[.A993]/1000)" office:value-type="time" office:time-value="PT04H24M15.432S" calcext:value-type="time">
            <text:p>04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048.66" calcext:value-type="float">
            <text:p>1048.66</text:p>
          </table:table-cell>
          <table:table-cell office:value-type="float" office:value="1255.1" calcext:value-type="float">
            <text:p>1255.1</text:p>
          </table:table-cell>
        </table:table-row>
        <table:table-row table:style-name="ro1">
          <table:table-cell office:value-type="float" office:value="15871432" calcext:value-type="float">
            <text:p>15871432</text:p>
          </table:table-cell>
          <table:table-cell table:formula="of:=TIME( ; ;[.A994]/1000)" office:value-type="time" office:time-value="PT04H24M31.432S" calcext:value-type="time">
            <text:p>04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049.67" calcext:value-type="float">
            <text:p>1049.67</text:p>
          </table:table-cell>
          <table:table-cell office:value-type="float" office:value="1256.27" calcext:value-type="float">
            <text:p>1256.27</text:p>
          </table:table-cell>
        </table:table-row>
        <table:table-row table:style-name="ro1">
          <table:table-cell office:value-type="float" office:value="15887432" calcext:value-type="float">
            <text:p>15887432</text:p>
          </table:table-cell>
          <table:table-cell table:formula="of:=TIME( ; ;[.A995]/1000)" office:value-type="time" office:time-value="PT04H24M47.432S" calcext:value-type="time">
            <text:p>04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050.69" calcext:value-type="float">
            <text:p>1050.69</text:p>
          </table:table-cell>
          <table:table-cell office:value-type="float" office:value="1257.45" calcext:value-type="float">
            <text:p>1257.45</text:p>
          </table:table-cell>
        </table:table-row>
        <table:table-row table:style-name="ro1">
          <table:table-cell office:value-type="float" office:value="15903432" calcext:value-type="float">
            <text:p>15903432</text:p>
          </table:table-cell>
          <table:table-cell table:formula="of:=TIME( ; ;[.A996]/1000)" office:value-type="time" office:time-value="PT04H25M03.432S" calcext:value-type="time">
            <text:p>04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51.71" calcext:value-type="float">
            <text:p>1051.71</text:p>
          </table:table-cell>
          <table:table-cell office:value-type="float" office:value="1258.62" calcext:value-type="float">
            <text:p>1258.62</text:p>
          </table:table-cell>
        </table:table-row>
        <table:table-row table:style-name="ro1">
          <table:table-cell office:value-type="float" office:value="15919432" calcext:value-type="float">
            <text:p>15919432</text:p>
          </table:table-cell>
          <table:table-cell table:formula="of:=TIME( ; ;[.A997]/1000)" office:value-type="time" office:time-value="PT04H25M19.432S" calcext:value-type="time">
            <text:p>04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52.73" calcext:value-type="float">
            <text:p>1052.73</text:p>
          </table:table-cell>
          <table:table-cell office:value-type="float" office:value="1259.8" calcext:value-type="float">
            <text:p>1259.8</text:p>
          </table:table-cell>
        </table:table-row>
        <table:table-row table:style-name="ro1">
          <table:table-cell office:value-type="float" office:value="15935432" calcext:value-type="float">
            <text:p>15935432</text:p>
          </table:table-cell>
          <table:table-cell table:formula="of:=TIME( ; ;[.A998]/1000)" office:value-type="time" office:time-value="PT04H25M35.432S" calcext:value-type="time">
            <text:p>04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53.75" calcext:value-type="float">
            <text:p>1053.75</text:p>
          </table:table-cell>
          <table:table-cell office:value-type="float" office:value="1260.97" calcext:value-type="float">
            <text:p>1260.97</text:p>
          </table:table-cell>
        </table:table-row>
        <table:table-row table:style-name="ro1">
          <table:table-cell office:value-type="float" office:value="15951432" calcext:value-type="float">
            <text:p>15951432</text:p>
          </table:table-cell>
          <table:table-cell table:formula="of:=TIME( ; ;[.A999]/1000)" office:value-type="time" office:time-value="PT04H25M51.432S" calcext:value-type="time">
            <text:p>04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54.77" calcext:value-type="float">
            <text:p>1054.77</text:p>
          </table:table-cell>
          <table:table-cell office:value-type="float" office:value="1262.15" calcext:value-type="float">
            <text:p>1262.15</text:p>
          </table:table-cell>
        </table:table-row>
        <table:table-row table:style-name="ro1">
          <table:table-cell office:value-type="float" office:value="15967432" calcext:value-type="float">
            <text:p>15967432</text:p>
          </table:table-cell>
          <table:table-cell table:formula="of:=TIME( ; ;[.A1000]/1000)" office:value-type="time" office:time-value="PT04H26M07.432S" calcext:value-type="time">
            <text:p>04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055.79" calcext:value-type="float">
            <text:p>1055.79</text:p>
          </table:table-cell>
          <table:table-cell office:value-type="float" office:value="1263.32" calcext:value-type="float">
            <text:p>1263.32</text:p>
          </table:table-cell>
        </table:table-row>
        <table:table-row table:style-name="ro1">
          <table:table-cell office:value-type="float" office:value="15983432" calcext:value-type="float">
            <text:p>15983432</text:p>
          </table:table-cell>
          <table:table-cell table:formula="of:=TIME( ; ;[.A1001]/1000)" office:value-type="time" office:time-value="PT04H26M23.432S" calcext:value-type="time">
            <text:p>04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56.81" calcext:value-type="float">
            <text:p>1056.81</text:p>
          </table:table-cell>
          <table:table-cell office:value-type="float" office:value="1264.49" calcext:value-type="float">
            <text:p>1264.49</text:p>
          </table:table-cell>
        </table:table-row>
        <table:table-row table:style-name="ro1">
          <table:table-cell office:value-type="float" office:value="15999432" calcext:value-type="float">
            <text:p>15999432</text:p>
          </table:table-cell>
          <table:table-cell table:formula="of:=TIME( ; ;[.A1002]/1000)" office:value-type="time" office:time-value="PT04H26M39.432S" calcext:value-type="time">
            <text:p>04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057.83" calcext:value-type="float">
            <text:p>1057.83</text:p>
          </table:table-cell>
          <table:table-cell office:value-type="float" office:value="1265.67" calcext:value-type="float">
            <text:p>1265.67</text:p>
          </table:table-cell>
        </table:table-row>
        <table:table-row table:style-name="ro1">
          <table:table-cell office:value-type="float" office:value="16015432" calcext:value-type="float">
            <text:p>16015432</text:p>
          </table:table-cell>
          <table:table-cell table:formula="of:=TIME( ; ;[.A1003]/1000)" office:value-type="time" office:time-value="PT04H26M55.432S" calcext:value-type="time">
            <text:p>04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058.85" calcext:value-type="float">
            <text:p>1058.85</text:p>
          </table:table-cell>
          <table:table-cell office:value-type="float" office:value="1266.84" calcext:value-type="float">
            <text:p>1266.84</text:p>
          </table:table-cell>
        </table:table-row>
        <table:table-row table:style-name="ro1">
          <table:table-cell office:value-type="float" office:value="16031432" calcext:value-type="float">
            <text:p>16031432</text:p>
          </table:table-cell>
          <table:table-cell table:formula="of:=TIME( ; ;[.A1004]/1000)" office:value-type="time" office:time-value="PT04H27M11.432S" calcext:value-type="time">
            <text:p>04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059.87" calcext:value-type="float">
            <text:p>1059.87</text:p>
          </table:table-cell>
          <table:table-cell office:value-type="float" office:value="1268.01" calcext:value-type="float">
            <text:p>1268.01</text:p>
          </table:table-cell>
        </table:table-row>
        <table:table-row table:style-name="ro1">
          <table:table-cell office:value-type="float" office:value="16047432" calcext:value-type="float">
            <text:p>16047432</text:p>
          </table:table-cell>
          <table:table-cell table:formula="of:=TIME( ; ;[.A1005]/1000)" office:value-type="time" office:time-value="PT04H27M27.432S" calcext:value-type="time">
            <text:p>04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060.89" calcext:value-type="float">
            <text:p>1060.89</text:p>
          </table:table-cell>
          <table:table-cell office:value-type="float" office:value="1269.19" calcext:value-type="float">
            <text:p>1269.19</text:p>
          </table:table-cell>
        </table:table-row>
        <table:table-row table:style-name="ro1">
          <table:table-cell office:value-type="float" office:value="16063432" calcext:value-type="float">
            <text:p>16063432</text:p>
          </table:table-cell>
          <table:table-cell table:formula="of:=TIME( ; ;[.A1006]/1000)" office:value-type="time" office:time-value="PT04H27M43.432S" calcext:value-type="time">
            <text:p>04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061.91" calcext:value-type="float">
            <text:p>1061.91</text:p>
          </table:table-cell>
          <table:table-cell office:value-type="float" office:value="1270.36" calcext:value-type="float">
            <text:p>1270.36</text:p>
          </table:table-cell>
        </table:table-row>
        <table:table-row table:style-name="ro1">
          <table:table-cell office:value-type="float" office:value="16079432" calcext:value-type="float">
            <text:p>16079432</text:p>
          </table:table-cell>
          <table:table-cell table:formula="of:=TIME( ; ;[.A1007]/1000)" office:value-type="time" office:time-value="PT04H27M59.432S" calcext:value-type="time">
            <text:p>04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062.93" calcext:value-type="float">
            <text:p>1062.93</text:p>
          </table:table-cell>
          <table:table-cell office:value-type="float" office:value="1271.54" calcext:value-type="float">
            <text:p>1271.54</text:p>
          </table:table-cell>
        </table:table-row>
        <table:table-row table:style-name="ro1">
          <table:table-cell office:value-type="float" office:value="16095432" calcext:value-type="float">
            <text:p>16095432</text:p>
          </table:table-cell>
          <table:table-cell table:formula="of:=TIME( ; ;[.A1008]/1000)" office:value-type="time" office:time-value="PT04H28M15.432S" calcext:value-type="time">
            <text:p>04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063.95" calcext:value-type="float">
            <text:p>1063.95</text:p>
          </table:table-cell>
          <table:table-cell office:value-type="float" office:value="1272.71" calcext:value-type="float">
            <text:p>1272.71</text:p>
          </table:table-cell>
        </table:table-row>
        <table:table-row table:style-name="ro1">
          <table:table-cell office:value-type="float" office:value="16111432" calcext:value-type="float">
            <text:p>16111432</text:p>
          </table:table-cell>
          <table:table-cell table:formula="of:=TIME( ; ;[.A1009]/1000)" office:value-type="time" office:time-value="PT04H28M31.432S" calcext:value-type="time">
            <text:p>04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064.97" calcext:value-type="float">
            <text:p>1064.97</text:p>
          </table:table-cell>
          <table:table-cell office:value-type="float" office:value="1273.88" calcext:value-type="float">
            <text:p>1273.88</text:p>
          </table:table-cell>
        </table:table-row>
        <table:table-row table:style-name="ro1">
          <table:table-cell office:value-type="float" office:value="16127432" calcext:value-type="float">
            <text:p>16127432</text:p>
          </table:table-cell>
          <table:table-cell table:formula="of:=TIME( ; ;[.A1010]/1000)" office:value-type="time" office:time-value="PT04H28M47.432S" calcext:value-type="time">
            <text:p>04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65.99" calcext:value-type="float">
            <text:p>1065.99</text:p>
          </table:table-cell>
          <table:table-cell office:value-type="float" office:value="1275.06" calcext:value-type="float">
            <text:p>1275.06</text:p>
          </table:table-cell>
        </table:table-row>
        <table:table-row table:style-name="ro1">
          <table:table-cell office:value-type="float" office:value="16143432" calcext:value-type="float">
            <text:p>16143432</text:p>
          </table:table-cell>
          <table:table-cell table:formula="of:=TIME( ; ;[.A1011]/1000)" office:value-type="time" office:time-value="PT04H29M03.432S" calcext:value-type="time">
            <text:p>04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67.01" calcext:value-type="float">
            <text:p>1067.01</text:p>
          </table:table-cell>
          <table:table-cell office:value-type="float" office:value="1276.23" calcext:value-type="float">
            <text:p>1276.23</text:p>
          </table:table-cell>
        </table:table-row>
        <table:table-row table:style-name="ro1">
          <table:table-cell office:value-type="float" office:value="16159431" calcext:value-type="float">
            <text:p>16159431</text:p>
          </table:table-cell>
          <table:table-cell table:formula="of:=TIME( ; ;[.A1012]/1000)" office:value-type="time" office:time-value="PT04H29M19.431S" calcext:value-type="time">
            <text:p>04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68.03" calcext:value-type="float">
            <text:p>1068.03</text:p>
          </table:table-cell>
          <table:table-cell office:value-type="float" office:value="1277.4" calcext:value-type="float">
            <text:p>1277.4</text:p>
          </table:table-cell>
        </table:table-row>
        <table:table-row table:style-name="ro1">
          <table:table-cell office:value-type="float" office:value="16175432" calcext:value-type="float">
            <text:p>16175432</text:p>
          </table:table-cell>
          <table:table-cell table:formula="of:=TIME( ; ;[.A1013]/1000)" office:value-type="time" office:time-value="PT04H29M35.432S" calcext:value-type="time">
            <text:p>04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69.04" calcext:value-type="float">
            <text:p>1069.04</text:p>
          </table:table-cell>
          <table:table-cell office:value-type="float" office:value="1278.57" calcext:value-type="float">
            <text:p>1278.57</text:p>
          </table:table-cell>
        </table:table-row>
        <table:table-row table:style-name="ro1">
          <table:table-cell office:value-type="float" office:value="16191432" calcext:value-type="float">
            <text:p>16191432</text:p>
          </table:table-cell>
          <table:table-cell table:formula="of:=TIME( ; ;[.A1014]/1000)" office:value-type="time" office:time-value="PT04H29M51.432S" calcext:value-type="time">
            <text:p>04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70.06" calcext:value-type="float">
            <text:p>1070.06</text:p>
          </table:table-cell>
          <table:table-cell office:value-type="float" office:value="1279.75" calcext:value-type="float">
            <text:p>1279.75</text:p>
          </table:table-cell>
        </table:table-row>
        <table:table-row table:style-name="ro1">
          <table:table-cell office:value-type="float" office:value="16207432" calcext:value-type="float">
            <text:p>16207432</text:p>
          </table:table-cell>
          <table:table-cell table:formula="of:=TIME( ; ;[.A1015]/1000)" office:value-type="time" office:time-value="PT04H30M07.432S" calcext:value-type="time">
            <text:p>04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71.08" calcext:value-type="float">
            <text:p>1071.08</text:p>
          </table:table-cell>
          <table:table-cell office:value-type="float" office:value="1280.92" calcext:value-type="float">
            <text:p>1280.92</text:p>
          </table:table-cell>
        </table:table-row>
        <table:table-row table:style-name="ro1">
          <table:table-cell office:value-type="float" office:value="16223432" calcext:value-type="float">
            <text:p>16223432</text:p>
          </table:table-cell>
          <table:table-cell table:formula="of:=TIME( ; ;[.A1016]/1000)" office:value-type="time" office:time-value="PT04H30M23.432S" calcext:value-type="time">
            <text:p>04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8" calcext:value-type="float">
            <text:p>263.68</text:p>
          </table:table-cell>
          <table:table-cell office:value-type="float" office:value="1072.1" calcext:value-type="float">
            <text:p>1072.1</text:p>
          </table:table-cell>
          <table:table-cell office:value-type="float" office:value="1282.09" calcext:value-type="float">
            <text:p>1282.09</text:p>
          </table:table-cell>
        </table:table-row>
        <table:table-row table:style-name="ro1">
          <table:table-cell office:value-type="float" office:value="16239432" calcext:value-type="float">
            <text:p>16239432</text:p>
          </table:table-cell>
          <table:table-cell table:formula="of:=TIME( ; ;[.A1017]/1000)" office:value-type="time" office:time-value="PT04H30M39.432S" calcext:value-type="time">
            <text:p>04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073.12" calcext:value-type="float">
            <text:p>1073.12</text:p>
          </table:table-cell>
          <table:table-cell office:value-type="float" office:value="1283.26" calcext:value-type="float">
            <text:p>1283.26</text:p>
          </table:table-cell>
        </table:table-row>
        <table:table-row table:style-name="ro1">
          <table:table-cell office:value-type="float" office:value="16255431" calcext:value-type="float">
            <text:p>16255431</text:p>
          </table:table-cell>
          <table:table-cell table:formula="of:=TIME( ; ;[.A1018]/1000)" office:value-type="time" office:time-value="PT04H30M55.431S" calcext:value-type="time">
            <text:p>04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074.14" calcext:value-type="float">
            <text:p>1074.14</text:p>
          </table:table-cell>
          <table:table-cell office:value-type="float" office:value="1284.43" calcext:value-type="float">
            <text:p>1284.43</text:p>
          </table:table-cell>
        </table:table-row>
        <table:table-row table:style-name="ro1">
          <table:table-cell office:value-type="float" office:value="16271432" calcext:value-type="float">
            <text:p>16271432</text:p>
          </table:table-cell>
          <table:table-cell table:formula="of:=TIME( ; ;[.A1019]/1000)" office:value-type="time" office:time-value="PT04H31M11.432S" calcext:value-type="time">
            <text:p>04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075.16" calcext:value-type="float">
            <text:p>1075.16</text:p>
          </table:table-cell>
          <table:table-cell office:value-type="float" office:value="1285.61" calcext:value-type="float">
            <text:p>1285.61</text:p>
          </table:table-cell>
        </table:table-row>
        <table:table-row table:style-name="ro1">
          <table:table-cell office:value-type="float" office:value="16287432" calcext:value-type="float">
            <text:p>16287432</text:p>
          </table:table-cell>
          <table:table-cell table:formula="of:=TIME( ; ;[.A1020]/1000)" office:value-type="time" office:time-value="PT04H31M27.432S" calcext:value-type="time">
            <text:p>04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076.17" calcext:value-type="float">
            <text:p>1076.17</text:p>
          </table:table-cell>
          <table:table-cell office:value-type="float" office:value="1286.78" calcext:value-type="float">
            <text:p>1286.78</text:p>
          </table:table-cell>
        </table:table-row>
        <table:table-row table:style-name="ro1">
          <table:table-cell office:value-type="float" office:value="16303432" calcext:value-type="float">
            <text:p>16303432</text:p>
          </table:table-cell>
          <table:table-cell table:formula="of:=TIME( ; ;[.A1021]/1000)" office:value-type="time" office:time-value="PT04H31M43.432S" calcext:value-type="time">
            <text:p>04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077.19" calcext:value-type="float">
            <text:p>1077.19</text:p>
          </table:table-cell>
          <table:table-cell office:value-type="float" office:value="1287.95" calcext:value-type="float">
            <text:p>1287.95</text:p>
          </table:table-cell>
        </table:table-row>
        <table:table-row table:style-name="ro1">
          <table:table-cell office:value-type="float" office:value="16319432" calcext:value-type="float">
            <text:p>16319432</text:p>
          </table:table-cell>
          <table:table-cell table:formula="of:=TIME( ; ;[.A1022]/1000)" office:value-type="time" office:time-value="PT04H31M59.432S" calcext:value-type="time">
            <text:p>04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078.21" calcext:value-type="float">
            <text:p>1078.21</text:p>
          </table:table-cell>
          <table:table-cell office:value-type="float" office:value="1289.12" calcext:value-type="float">
            <text:p>1289.12</text:p>
          </table:table-cell>
        </table:table-row>
        <table:table-row table:style-name="ro1">
          <table:table-cell office:value-type="float" office:value="16335432" calcext:value-type="float">
            <text:p>16335432</text:p>
          </table:table-cell>
          <table:table-cell table:formula="of:=TIME( ; ;[.A1023]/1000)" office:value-type="time" office:time-value="PT04H32M15.432S" calcext:value-type="time">
            <text:p>04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079.23" calcext:value-type="float">
            <text:p>1079.23</text:p>
          </table:table-cell>
          <table:table-cell office:value-type="float" office:value="1290.29" calcext:value-type="float">
            <text:p>1290.29</text:p>
          </table:table-cell>
        </table:table-row>
        <table:table-row table:style-name="ro1">
          <table:table-cell office:value-type="float" office:value="16351432" calcext:value-type="float">
            <text:p>16351432</text:p>
          </table:table-cell>
          <table:table-cell table:formula="of:=TIME( ; ;[.A1024]/1000)" office:value-type="time" office:time-value="PT04H32M31.432S" calcext:value-type="time">
            <text:p>04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080.25" calcext:value-type="float">
            <text:p>1080.25</text:p>
          </table:table-cell>
          <table:table-cell office:value-type="float" office:value="1291.46" calcext:value-type="float">
            <text:p>1291.46</text:p>
          </table:table-cell>
        </table:table-row>
        <table:table-row table:style-name="ro1">
          <table:table-cell office:value-type="float" office:value="16367432" calcext:value-type="float">
            <text:p>16367432</text:p>
          </table:table-cell>
          <table:table-cell table:formula="of:=TIME( ; ;[.A1025]/1000)" office:value-type="time" office:time-value="PT04H32M47.432S" calcext:value-type="time">
            <text:p>04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081.26" calcext:value-type="float">
            <text:p>1081.26</text:p>
          </table:table-cell>
          <table:table-cell office:value-type="float" office:value="1292.63" calcext:value-type="float">
            <text:p>1292.63</text:p>
          </table:table-cell>
        </table:table-row>
        <table:table-row table:style-name="ro1">
          <table:table-cell office:value-type="float" office:value="16383432" calcext:value-type="float">
            <text:p>16383432</text:p>
          </table:table-cell>
          <table:table-cell table:formula="of:=TIME( ; ;[.A1026]/1000)" office:value-type="time" office:time-value="PT04H33M03.432S" calcext:value-type="time">
            <text:p>04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082.28" calcext:value-type="float">
            <text:p>1082.28</text:p>
          </table:table-cell>
          <table:table-cell office:value-type="float" office:value="1293.8" calcext:value-type="float">
            <text:p>1293.8</text:p>
          </table:table-cell>
        </table:table-row>
        <table:table-row table:style-name="ro1">
          <table:table-cell office:value-type="float" office:value="16399432" calcext:value-type="float">
            <text:p>16399432</text:p>
          </table:table-cell>
          <table:table-cell table:formula="of:=TIME( ; ;[.A1027]/1000)" office:value-type="time" office:time-value="PT04H33M19.432S" calcext:value-type="time">
            <text:p>04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083.3" calcext:value-type="float">
            <text:p>1083.3</text:p>
          </table:table-cell>
          <table:table-cell office:value-type="float" office:value="1294.97" calcext:value-type="float">
            <text:p>1294.97</text:p>
          </table:table-cell>
        </table:table-row>
        <table:table-row table:style-name="ro1">
          <table:table-cell office:value-type="float" office:value="16415432" calcext:value-type="float">
            <text:p>16415432</text:p>
          </table:table-cell>
          <table:table-cell table:formula="of:=TIME( ; ;[.A1028]/1000)" office:value-type="time" office:time-value="PT04H33M35.432S" calcext:value-type="time">
            <text:p>04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084.32" calcext:value-type="float">
            <text:p>1084.32</text:p>
          </table:table-cell>
          <table:table-cell office:value-type="float" office:value="1296.14" calcext:value-type="float">
            <text:p>1296.14</text:p>
          </table:table-cell>
        </table:table-row>
        <table:table-row table:style-name="ro1">
          <table:table-cell office:value-type="float" office:value="16431432" calcext:value-type="float">
            <text:p>16431432</text:p>
          </table:table-cell>
          <table:table-cell table:formula="of:=TIME( ; ;[.A1029]/1000)" office:value-type="time" office:time-value="PT04H33M51.432S" calcext:value-type="time">
            <text:p>04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085.33" calcext:value-type="float">
            <text:p>1085.33</text:p>
          </table:table-cell>
          <table:table-cell office:value-type="float" office:value="1297.31" calcext:value-type="float">
            <text:p>1297.31</text:p>
          </table:table-cell>
        </table:table-row>
        <table:table-row table:style-name="ro1">
          <table:table-cell office:value-type="float" office:value="16447432" calcext:value-type="float">
            <text:p>16447432</text:p>
          </table:table-cell>
          <table:table-cell table:formula="of:=TIME( ; ;[.A1030]/1000)" office:value-type="time" office:time-value="PT04H34M07.432S" calcext:value-type="time">
            <text:p>04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086.35" calcext:value-type="float">
            <text:p>1086.35</text:p>
          </table:table-cell>
          <table:table-cell office:value-type="float" office:value="1298.48" calcext:value-type="float">
            <text:p>1298.48</text:p>
          </table:table-cell>
        </table:table-row>
        <table:table-row table:style-name="ro1">
          <table:table-cell office:value-type="float" office:value="16463432" calcext:value-type="float">
            <text:p>16463432</text:p>
          </table:table-cell>
          <table:table-cell table:formula="of:=TIME( ; ;[.A1031]/1000)" office:value-type="time" office:time-value="PT04H34M23.432S" calcext:value-type="time">
            <text:p>04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087.37" calcext:value-type="float">
            <text:p>1087.37</text:p>
          </table:table-cell>
          <table:table-cell office:value-type="float" office:value="1299.65" calcext:value-type="float">
            <text:p>1299.65</text:p>
          </table:table-cell>
        </table:table-row>
        <table:table-row table:style-name="ro1">
          <table:table-cell office:value-type="float" office:value="16479432" calcext:value-type="float">
            <text:p>16479432</text:p>
          </table:table-cell>
          <table:table-cell table:formula="of:=TIME( ; ;[.A1032]/1000)" office:value-type="time" office:time-value="PT04H34M39.432S" calcext:value-type="time">
            <text:p>04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088.39" calcext:value-type="float">
            <text:p>1088.39</text:p>
          </table:table-cell>
          <table:table-cell office:value-type="float" office:value="1300.82" calcext:value-type="float">
            <text:p>1300.82</text:p>
          </table:table-cell>
        </table:table-row>
        <table:table-row table:style-name="ro1">
          <table:table-cell office:value-type="float" office:value="16495432" calcext:value-type="float">
            <text:p>16495432</text:p>
          </table:table-cell>
          <table:table-cell table:formula="of:=TIME( ; ;[.A1033]/1000)" office:value-type="time" office:time-value="PT04H34M55.432S" calcext:value-type="time">
            <text:p>04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089.4" calcext:value-type="float">
            <text:p>1089.4</text:p>
          </table:table-cell>
          <table:table-cell office:value-type="float" office:value="1301.98" calcext:value-type="float">
            <text:p>1301.98</text:p>
          </table:table-cell>
        </table:table-row>
        <table:table-row table:style-name="ro1">
          <table:table-cell office:value-type="float" office:value="16511432" calcext:value-type="float">
            <text:p>16511432</text:p>
          </table:table-cell>
          <table:table-cell table:formula="of:=TIME( ; ;[.A1034]/1000)" office:value-type="time" office:time-value="PT04H35M11.432S" calcext:value-type="time">
            <text:p>04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090.42" calcext:value-type="float">
            <text:p>1090.42</text:p>
          </table:table-cell>
          <table:table-cell office:value-type="float" office:value="1303.15" calcext:value-type="float">
            <text:p>1303.15</text:p>
          </table:table-cell>
        </table:table-row>
        <table:table-row table:style-name="ro1">
          <table:table-cell office:value-type="float" office:value="16527432" calcext:value-type="float">
            <text:p>16527432</text:p>
          </table:table-cell>
          <table:table-cell table:formula="of:=TIME( ; ;[.A1035]/1000)" office:value-type="time" office:time-value="PT04H35M27.432S" calcext:value-type="time">
            <text:p>04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091.44" calcext:value-type="float">
            <text:p>1091.44</text:p>
          </table:table-cell>
          <table:table-cell office:value-type="float" office:value="1304.32" calcext:value-type="float">
            <text:p>1304.32</text:p>
          </table:table-cell>
        </table:table-row>
        <table:table-row table:style-name="ro1">
          <table:table-cell office:value-type="float" office:value="16543432" calcext:value-type="float">
            <text:p>16543432</text:p>
          </table:table-cell>
          <table:table-cell table:formula="of:=TIME( ; ;[.A1036]/1000)" office:value-type="time" office:time-value="PT04H35M43.432S" calcext:value-type="time">
            <text:p>04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092.45" calcext:value-type="float">
            <text:p>1092.45</text:p>
          </table:table-cell>
          <table:table-cell office:value-type="float" office:value="1305.49" calcext:value-type="float">
            <text:p>1305.49</text:p>
          </table:table-cell>
        </table:table-row>
        <table:table-row table:style-name="ro1">
          <table:table-cell office:value-type="float" office:value="16559432" calcext:value-type="float">
            <text:p>16559432</text:p>
          </table:table-cell>
          <table:table-cell table:formula="of:=TIME( ; ;[.A1037]/1000)" office:value-type="time" office:time-value="PT04H35M59.432S" calcext:value-type="time">
            <text:p>04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093.47" calcext:value-type="float">
            <text:p>1093.47</text:p>
          </table:table-cell>
          <table:table-cell office:value-type="float" office:value="1306.66" calcext:value-type="float">
            <text:p>1306.66</text:p>
          </table:table-cell>
        </table:table-row>
        <table:table-row table:style-name="ro1">
          <table:table-cell office:value-type="float" office:value="16575432" calcext:value-type="float">
            <text:p>16575432</text:p>
          </table:table-cell>
          <table:table-cell table:formula="of:=TIME( ; ;[.A1038]/1000)" office:value-type="time" office:time-value="PT04H36M15.432S" calcext:value-type="time">
            <text:p>04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094.49" calcext:value-type="float">
            <text:p>1094.49</text:p>
          </table:table-cell>
          <table:table-cell office:value-type="float" office:value="1307.82" calcext:value-type="float">
            <text:p>1307.82</text:p>
          </table:table-cell>
        </table:table-row>
        <table:table-row table:style-name="ro1">
          <table:table-cell office:value-type="float" office:value="16591432" calcext:value-type="float">
            <text:p>16591432</text:p>
          </table:table-cell>
          <table:table-cell table:formula="of:=TIME( ; ;[.A1039]/1000)" office:value-type="time" office:time-value="PT04H36M31.432S" calcext:value-type="time">
            <text:p>04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095.51" calcext:value-type="float">
            <text:p>1095.51</text:p>
          </table:table-cell>
          <table:table-cell office:value-type="float" office:value="1308.99" calcext:value-type="float">
            <text:p>1308.99</text:p>
          </table:table-cell>
        </table:table-row>
        <table:table-row table:style-name="ro1">
          <table:table-cell office:value-type="float" office:value="16607432" calcext:value-type="float">
            <text:p>16607432</text:p>
          </table:table-cell>
          <table:table-cell table:formula="of:=TIME( ; ;[.A1040]/1000)" office:value-type="time" office:time-value="PT04H36M47.432S" calcext:value-type="time">
            <text:p>04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1096.52" calcext:value-type="float">
            <text:p>1096.52</text:p>
          </table:table-cell>
          <table:table-cell office:value-type="float" office:value="1310.16" calcext:value-type="float">
            <text:p>1310.16</text:p>
          </table:table-cell>
        </table:table-row>
        <table:table-row table:style-name="ro1">
          <table:table-cell office:value-type="float" office:value="16623432" calcext:value-type="float">
            <text:p>16623432</text:p>
          </table:table-cell>
          <table:table-cell table:formula="of:=TIME( ; ;[.A1041]/1000)" office:value-type="time" office:time-value="PT04H37M03.432S" calcext:value-type="time">
            <text:p>04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097.54" calcext:value-type="float">
            <text:p>1097.54</text:p>
          </table:table-cell>
          <table:table-cell office:value-type="float" office:value="1311.32" calcext:value-type="float">
            <text:p>1311.32</text:p>
          </table:table-cell>
        </table:table-row>
        <table:table-row table:style-name="ro1">
          <table:table-cell office:value-type="float" office:value="16639432" calcext:value-type="float">
            <text:p>16639432</text:p>
          </table:table-cell>
          <table:table-cell table:formula="of:=TIME( ; ;[.A1042]/1000)" office:value-type="time" office:time-value="PT04H37M19.432S" calcext:value-type="time">
            <text:p>04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098.55" calcext:value-type="float">
            <text:p>1098.55</text:p>
          </table:table-cell>
          <table:table-cell office:value-type="float" office:value="1312.49" calcext:value-type="float">
            <text:p>1312.49</text:p>
          </table:table-cell>
        </table:table-row>
        <table:table-row table:style-name="ro1">
          <table:table-cell office:value-type="float" office:value="16655432" calcext:value-type="float">
            <text:p>16655432</text:p>
          </table:table-cell>
          <table:table-cell table:formula="of:=TIME( ; ;[.A1043]/1000)" office:value-type="time" office:time-value="PT04H37M35.432S" calcext:value-type="time">
            <text:p>04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099.57" calcext:value-type="float">
            <text:p>1099.57</text:p>
          </table:table-cell>
          <table:table-cell office:value-type="float" office:value="1313.66" calcext:value-type="float">
            <text:p>1313.66</text:p>
          </table:table-cell>
        </table:table-row>
        <table:table-row table:style-name="ro1">
          <table:table-cell office:value-type="float" office:value="16671432" calcext:value-type="float">
            <text:p>16671432</text:p>
          </table:table-cell>
          <table:table-cell table:formula="of:=TIME( ; ;[.A1044]/1000)" office:value-type="time" office:time-value="PT04H37M51.432S" calcext:value-type="time">
            <text:p>04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100.59" calcext:value-type="float">
            <text:p>1100.59</text:p>
          </table:table-cell>
          <table:table-cell office:value-type="float" office:value="1314.82" calcext:value-type="float">
            <text:p>1314.82</text:p>
          </table:table-cell>
        </table:table-row>
        <table:table-row table:style-name="ro1">
          <table:table-cell office:value-type="float" office:value="16687432" calcext:value-type="float">
            <text:p>16687432</text:p>
          </table:table-cell>
          <table:table-cell table:formula="of:=TIME( ; ;[.A1045]/1000)" office:value-type="time" office:time-value="PT04H38M07.432S" calcext:value-type="time">
            <text:p>04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101.6" calcext:value-type="float">
            <text:p>1101.6</text:p>
          </table:table-cell>
          <table:table-cell office:value-type="float" office:value="1315.99" calcext:value-type="float">
            <text:p>1315.99</text:p>
          </table:table-cell>
        </table:table-row>
        <table:table-row table:style-name="ro1">
          <table:table-cell office:value-type="float" office:value="16703432" calcext:value-type="float">
            <text:p>16703432</text:p>
          </table:table-cell>
          <table:table-cell table:formula="of:=TIME( ; ;[.A1046]/1000)" office:value-type="time" office:time-value="PT04H38M23.432S" calcext:value-type="time">
            <text:p>04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02.62" calcext:value-type="float">
            <text:p>1102.62</text:p>
          </table:table-cell>
          <table:table-cell office:value-type="float" office:value="1317.15" calcext:value-type="float">
            <text:p>1317.15</text:p>
          </table:table-cell>
        </table:table-row>
        <table:table-row table:style-name="ro1">
          <table:table-cell office:value-type="float" office:value="16719432" calcext:value-type="float">
            <text:p>16719432</text:p>
          </table:table-cell>
          <table:table-cell table:formula="of:=TIME( ; ;[.A1047]/1000)" office:value-type="time" office:time-value="PT04H38M39.432S" calcext:value-type="time">
            <text:p>04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103.63" calcext:value-type="float">
            <text:p>1103.63</text:p>
          </table:table-cell>
          <table:table-cell office:value-type="float" office:value="1318.32" calcext:value-type="float">
            <text:p>1318.32</text:p>
          </table:table-cell>
        </table:table-row>
        <table:table-row table:style-name="ro1">
          <table:table-cell office:value-type="float" office:value="16735432" calcext:value-type="float">
            <text:p>16735432</text:p>
          </table:table-cell>
          <table:table-cell table:formula="of:=TIME( ; ;[.A1048]/1000)" office:value-type="time" office:time-value="PT04H38M55.432S" calcext:value-type="time">
            <text:p>04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104.65" calcext:value-type="float">
            <text:p>1104.65</text:p>
          </table:table-cell>
          <table:table-cell office:value-type="float" office:value="1319.49" calcext:value-type="float">
            <text:p>1319.49</text:p>
          </table:table-cell>
        </table:table-row>
        <table:table-row table:style-name="ro1">
          <table:table-cell office:value-type="float" office:value="16751432" calcext:value-type="float">
            <text:p>16751432</text:p>
          </table:table-cell>
          <table:table-cell table:formula="of:=TIME( ; ;[.A1049]/1000)" office:value-type="time" office:time-value="PT04H39M11.432S" calcext:value-type="time">
            <text:p>04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05.67" calcext:value-type="float">
            <text:p>1105.67</text:p>
          </table:table-cell>
          <table:table-cell office:value-type="float" office:value="1320.65" calcext:value-type="float">
            <text:p>1320.65</text:p>
          </table:table-cell>
        </table:table-row>
        <table:table-row table:style-name="ro1">
          <table:table-cell office:value-type="float" office:value="16767432" calcext:value-type="float">
            <text:p>16767432</text:p>
          </table:table-cell>
          <table:table-cell table:formula="of:=TIME( ; ;[.A1050]/1000)" office:value-type="time" office:time-value="PT04H39M27.432S" calcext:value-type="time">
            <text:p>04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06.68" calcext:value-type="float">
            <text:p>1106.68</text:p>
          </table:table-cell>
          <table:table-cell office:value-type="float" office:value="1321.82" calcext:value-type="float">
            <text:p>1321.82</text:p>
          </table:table-cell>
        </table:table-row>
        <table:table-row table:style-name="ro1">
          <table:table-cell office:value-type="float" office:value="16783432" calcext:value-type="float">
            <text:p>16783432</text:p>
          </table:table-cell>
          <table:table-cell table:formula="of:=TIME( ; ;[.A1051]/1000)" office:value-type="time" office:time-value="PT04H39M43.432S" calcext:value-type="time">
            <text:p>04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07.7" calcext:value-type="float">
            <text:p>1107.7</text:p>
          </table:table-cell>
          <table:table-cell office:value-type="float" office:value="1322.98" calcext:value-type="float">
            <text:p>1322.98</text:p>
          </table:table-cell>
        </table:table-row>
        <table:table-row table:style-name="ro1">
          <table:table-cell office:value-type="float" office:value="16799432" calcext:value-type="float">
            <text:p>16799432</text:p>
          </table:table-cell>
          <table:table-cell table:formula="of:=TIME( ; ;[.A1052]/1000)" office:value-type="time" office:time-value="PT04H39M59.432S" calcext:value-type="time">
            <text:p>04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08.71" calcext:value-type="float">
            <text:p>1108.71</text:p>
          </table:table-cell>
          <table:table-cell office:value-type="float" office:value="1324.15" calcext:value-type="float">
            <text:p>1324.15</text:p>
          </table:table-cell>
        </table:table-row>
        <table:table-row table:style-name="ro1">
          <table:table-cell office:value-type="float" office:value="16815432" calcext:value-type="float">
            <text:p>16815432</text:p>
          </table:table-cell>
          <table:table-cell table:formula="of:=TIME( ; ;[.A1053]/1000)" office:value-type="time" office:time-value="PT04H40M15.432S" calcext:value-type="time">
            <text:p>04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109.73" calcext:value-type="float">
            <text:p>1109.73</text:p>
          </table:table-cell>
          <table:table-cell office:value-type="float" office:value="1325.31" calcext:value-type="float">
            <text:p>1325.31</text:p>
          </table:table-cell>
        </table:table-row>
        <table:table-row table:style-name="ro1">
          <table:table-cell office:value-type="float" office:value="16831432" calcext:value-type="float">
            <text:p>16831432</text:p>
          </table:table-cell>
          <table:table-cell table:formula="of:=TIME( ; ;[.A1054]/1000)" office:value-type="time" office:time-value="PT04H40M31.432S" calcext:value-type="time">
            <text:p>04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110.74" calcext:value-type="float">
            <text:p>1110.74</text:p>
          </table:table-cell>
          <table:table-cell office:value-type="float" office:value="1326.48" calcext:value-type="float">
            <text:p>1326.48</text:p>
          </table:table-cell>
        </table:table-row>
        <table:table-row table:style-name="ro1">
          <table:table-cell office:value-type="float" office:value="16847432" calcext:value-type="float">
            <text:p>16847432</text:p>
          </table:table-cell>
          <table:table-cell table:formula="of:=TIME( ; ;[.A1055]/1000)" office:value-type="time" office:time-value="PT04H40M47.432S" calcext:value-type="time">
            <text:p>04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111.76" calcext:value-type="float">
            <text:p>1111.76</text:p>
          </table:table-cell>
          <table:table-cell office:value-type="float" office:value="1327.64" calcext:value-type="float">
            <text:p>1327.64</text:p>
          </table:table-cell>
        </table:table-row>
        <table:table-row table:style-name="ro1">
          <table:table-cell office:value-type="float" office:value="16863432" calcext:value-type="float">
            <text:p>16863432</text:p>
          </table:table-cell>
          <table:table-cell table:formula="of:=TIME( ; ;[.A1056]/1000)" office:value-type="time" office:time-value="PT04H41M03.432S" calcext:value-type="time">
            <text:p>04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112.78" calcext:value-type="float">
            <text:p>1112.78</text:p>
          </table:table-cell>
          <table:table-cell office:value-type="float" office:value="1328.81" calcext:value-type="float">
            <text:p>1328.81</text:p>
          </table:table-cell>
        </table:table-row>
        <table:table-row table:style-name="ro1">
          <table:table-cell office:value-type="float" office:value="16879432" calcext:value-type="float">
            <text:p>16879432</text:p>
          </table:table-cell>
          <table:table-cell table:formula="of:=TIME( ; ;[.A1057]/1000)" office:value-type="time" office:time-value="PT04H41M19.432S" calcext:value-type="time">
            <text:p>04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113.79" calcext:value-type="float">
            <text:p>1113.79</text:p>
          </table:table-cell>
          <table:table-cell office:value-type="float" office:value="1329.97" calcext:value-type="float">
            <text:p>1329.97</text:p>
          </table:table-cell>
        </table:table-row>
        <table:table-row table:style-name="ro1">
          <table:table-cell office:value-type="float" office:value="16895432" calcext:value-type="float">
            <text:p>16895432</text:p>
          </table:table-cell>
          <table:table-cell table:formula="of:=TIME( ; ;[.A1058]/1000)" office:value-type="time" office:time-value="PT04H41M35.432S" calcext:value-type="time">
            <text:p>04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114.81" calcext:value-type="float">
            <text:p>1114.81</text:p>
          </table:table-cell>
          <table:table-cell office:value-type="float" office:value="1331.13" calcext:value-type="float">
            <text:p>1331.13</text:p>
          </table:table-cell>
        </table:table-row>
        <table:table-row table:style-name="ro1">
          <table:table-cell office:value-type="float" office:value="16911432" calcext:value-type="float">
            <text:p>16911432</text:p>
          </table:table-cell>
          <table:table-cell table:formula="of:=TIME( ; ;[.A1059]/1000)" office:value-type="time" office:time-value="PT04H41M51.432S" calcext:value-type="time">
            <text:p>04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115.82" calcext:value-type="float">
            <text:p>1115.82</text:p>
          </table:table-cell>
          <table:table-cell office:value-type="float" office:value="1332.3" calcext:value-type="float">
            <text:p>1332.3</text:p>
          </table:table-cell>
        </table:table-row>
        <table:table-row table:style-name="ro1">
          <table:table-cell office:value-type="float" office:value="16927432" calcext:value-type="float">
            <text:p>16927432</text:p>
          </table:table-cell>
          <table:table-cell table:formula="of:=TIME( ; ;[.A1060]/1000)" office:value-type="time" office:time-value="PT04H42M07.432S" calcext:value-type="time">
            <text:p>04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116.84" calcext:value-type="float">
            <text:p>1116.84</text:p>
          </table:table-cell>
          <table:table-cell office:value-type="float" office:value="1333.46" calcext:value-type="float">
            <text:p>1333.46</text:p>
          </table:table-cell>
        </table:table-row>
        <table:table-row table:style-name="ro1">
          <table:table-cell office:value-type="float" office:value="16943432" calcext:value-type="float">
            <text:p>16943432</text:p>
          </table:table-cell>
          <table:table-cell table:formula="of:=TIME( ; ;[.A1061]/1000)" office:value-type="time" office:time-value="PT04H42M23.432S" calcext:value-type="time">
            <text:p>04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117.85" calcext:value-type="float">
            <text:p>1117.85</text:p>
          </table:table-cell>
          <table:table-cell office:value-type="float" office:value="1334.63" calcext:value-type="float">
            <text:p>1334.63</text:p>
          </table:table-cell>
        </table:table-row>
        <table:table-row table:style-name="ro1">
          <table:table-cell office:value-type="float" office:value="16959432" calcext:value-type="float">
            <text:p>16959432</text:p>
          </table:table-cell>
          <table:table-cell table:formula="of:=TIME( ; ;[.A1062]/1000)" office:value-type="time" office:time-value="PT04H42M39.432S" calcext:value-type="time">
            <text:p>04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118.87" calcext:value-type="float">
            <text:p>1118.87</text:p>
          </table:table-cell>
          <table:table-cell office:value-type="float" office:value="1335.79" calcext:value-type="float">
            <text:p>1335.79</text:p>
          </table:table-cell>
        </table:table-row>
        <table:table-row table:style-name="ro1">
          <table:table-cell office:value-type="float" office:value="16975431" calcext:value-type="float">
            <text:p>16975431</text:p>
          </table:table-cell>
          <table:table-cell table:formula="of:=TIME( ; ;[.A1063]/1000)" office:value-type="time" office:time-value="PT04H42M55.431S" calcext:value-type="time">
            <text:p>04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119.88" calcext:value-type="float">
            <text:p>1119.88</text:p>
          </table:table-cell>
          <table:table-cell office:value-type="float" office:value="1336.95" calcext:value-type="float">
            <text:p>1336.95</text:p>
          </table:table-cell>
        </table:table-row>
        <table:table-row table:style-name="ro1">
          <table:table-cell office:value-type="float" office:value="16991431" calcext:value-type="float">
            <text:p>16991431</text:p>
          </table:table-cell>
          <table:table-cell table:formula="of:=TIME( ; ;[.A1064]/1000)" office:value-type="time" office:time-value="PT04H43M11.431S" calcext:value-type="time">
            <text:p>04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338.12" calcext:value-type="float">
            <text:p>1338.12</text:p>
          </table:table-cell>
        </table:table-row>
        <table:table-row table:style-name="ro1">
          <table:table-cell office:value-type="float" office:value="17007432" calcext:value-type="float">
            <text:p>17007432</text:p>
          </table:table-cell>
          <table:table-cell table:formula="of:=TIME( ; ;[.A1065]/1000)" office:value-type="time" office:time-value="PT04H43M27.432S" calcext:value-type="time">
            <text:p>04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121.91" calcext:value-type="float">
            <text:p>1121.91</text:p>
          </table:table-cell>
          <table:table-cell office:value-type="float" office:value="1339.28" calcext:value-type="float">
            <text:p>1339.28</text:p>
          </table:table-cell>
        </table:table-row>
        <table:table-row table:style-name="ro1">
          <table:table-cell office:value-type="float" office:value="17023432" calcext:value-type="float">
            <text:p>17023432</text:p>
          </table:table-cell>
          <table:table-cell table:formula="of:=TIME( ; ;[.A1066]/1000)" office:value-type="time" office:time-value="PT04H43M43.432S" calcext:value-type="time">
            <text:p>04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2.93" calcext:value-type="float">
            <text:p>1122.93</text:p>
          </table:table-cell>
          <table:table-cell office:value-type="float" office:value="1340.45" calcext:value-type="float">
            <text:p>1340.45</text:p>
          </table:table-cell>
        </table:table-row>
        <table:table-row table:style-name="ro1">
          <table:table-cell office:value-type="float" office:value="17039432" calcext:value-type="float">
            <text:p>17039432</text:p>
          </table:table-cell>
          <table:table-cell table:formula="of:=TIME( ; ;[.A1067]/1000)" office:value-type="time" office:time-value="PT04H43M59.432S" calcext:value-type="time">
            <text:p>04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02" calcext:value-type="float">
            <text:p>261.02</text:p>
          </table:table-cell>
          <table:table-cell office:value-type="float" office:value="1123.94" calcext:value-type="float">
            <text:p>1123.94</text:p>
          </table:table-cell>
          <table:table-cell office:value-type="float" office:value="1341.61" calcext:value-type="float">
            <text:p>1341.61</text:p>
          </table:table-cell>
        </table:table-row>
        <table:table-row table:style-name="ro1">
          <table:table-cell office:value-type="float" office:value="17055432" calcext:value-type="float">
            <text:p>17055432</text:p>
          </table:table-cell>
          <table:table-cell table:formula="of:=TIME( ; ;[.A1068]/1000)" office:value-type="time" office:time-value="PT04H44M15.432S" calcext:value-type="time">
            <text:p>04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4.96" calcext:value-type="float">
            <text:p>1124.96</text:p>
          </table:table-cell>
          <table:table-cell office:value-type="float" office:value="1342.77" calcext:value-type="float">
            <text:p>1342.77</text:p>
          </table:table-cell>
        </table:table-row>
        <table:table-row table:style-name="ro1">
          <table:table-cell office:value-type="float" office:value="17071432" calcext:value-type="float">
            <text:p>17071432</text:p>
          </table:table-cell>
          <table:table-cell table:formula="of:=TIME( ; ;[.A1069]/1000)" office:value-type="time" office:time-value="PT04H44M31.432S" calcext:value-type="time">
            <text:p>04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5.98" calcext:value-type="float">
            <text:p>1125.98</text:p>
          </table:table-cell>
          <table:table-cell office:value-type="float" office:value="1343.94" calcext:value-type="float">
            <text:p>1343.94</text:p>
          </table:table-cell>
        </table:table-row>
        <table:table-row table:style-name="ro1">
          <table:table-cell office:value-type="float" office:value="17087432" calcext:value-type="float">
            <text:p>17087432</text:p>
          </table:table-cell>
          <table:table-cell table:formula="of:=TIME( ; ;[.A1070]/1000)" office:value-type="time" office:time-value="PT04H44M47.432S" calcext:value-type="time">
            <text:p>04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6.99" calcext:value-type="float">
            <text:p>1126.99</text:p>
          </table:table-cell>
          <table:table-cell office:value-type="float" office:value="1345.1" calcext:value-type="float">
            <text:p>1345.1</text:p>
          </table:table-cell>
        </table:table-row>
        <table:table-row table:style-name="ro1">
          <table:table-cell office:value-type="float" office:value="17103432" calcext:value-type="float">
            <text:p>17103432</text:p>
          </table:table-cell>
          <table:table-cell table:formula="of:=TIME( ; ;[.A1071]/1000)" office:value-type="time" office:time-value="PT04H45M03.432S" calcext:value-type="time">
            <text:p>04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8.01" calcext:value-type="float">
            <text:p>1128.01</text:p>
          </table:table-cell>
          <table:table-cell office:value-type="float" office:value="1346.26" calcext:value-type="float">
            <text:p>1346.26</text:p>
          </table:table-cell>
        </table:table-row>
        <table:table-row table:style-name="ro1">
          <table:table-cell office:value-type="float" office:value="17119432" calcext:value-type="float">
            <text:p>17119432</text:p>
          </table:table-cell>
          <table:table-cell table:formula="of:=TIME( ; ;[.A1072]/1000)" office:value-type="time" office:time-value="PT04H45M19.432S" calcext:value-type="time">
            <text:p>04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29.02" calcext:value-type="float">
            <text:p>1129.02</text:p>
          </table:table-cell>
          <table:table-cell office:value-type="float" office:value="1347.43" calcext:value-type="float">
            <text:p>1347.43</text:p>
          </table:table-cell>
        </table:table-row>
        <table:table-row table:style-name="ro1">
          <table:table-cell office:value-type="float" office:value="17135432" calcext:value-type="float">
            <text:p>17135432</text:p>
          </table:table-cell>
          <table:table-cell table:formula="of:=TIME( ; ;[.A1073]/1000)" office:value-type="time" office:time-value="PT04H45M35.432S" calcext:value-type="time">
            <text:p>04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30.04" calcext:value-type="float">
            <text:p>1130.04</text:p>
          </table:table-cell>
          <table:table-cell office:value-type="float" office:value="1348.59" calcext:value-type="float">
            <text:p>1348.59</text:p>
          </table:table-cell>
        </table:table-row>
        <table:table-row table:style-name="ro1">
          <table:table-cell office:value-type="float" office:value="17151432" calcext:value-type="float">
            <text:p>17151432</text:p>
          </table:table-cell>
          <table:table-cell table:formula="of:=TIME( ; ;[.A1074]/1000)" office:value-type="time" office:time-value="PT04H45M51.432S" calcext:value-type="time">
            <text:p>04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131.05" calcext:value-type="float">
            <text:p>1131.05</text:p>
          </table:table-cell>
          <table:table-cell office:value-type="float" office:value="1349.75" calcext:value-type="float">
            <text:p>1349.75</text:p>
          </table:table-cell>
        </table:table-row>
        <table:table-row table:style-name="ro1">
          <table:table-cell office:value-type="float" office:value="17167432" calcext:value-type="float">
            <text:p>17167432</text:p>
          </table:table-cell>
          <table:table-cell table:formula="of:=TIME( ; ;[.A1075]/1000)" office:value-type="time" office:time-value="PT04H46M07.432S" calcext:value-type="time">
            <text:p>04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132.06" calcext:value-type="float">
            <text:p>1132.06</text:p>
          </table:table-cell>
          <table:table-cell office:value-type="float" office:value="1350.92" calcext:value-type="float">
            <text:p>1350.92</text:p>
          </table:table-cell>
        </table:table-row>
        <table:table-row table:style-name="ro1">
          <table:table-cell office:value-type="float" office:value="17183432" calcext:value-type="float">
            <text:p>17183432</text:p>
          </table:table-cell>
          <table:table-cell table:formula="of:=TIME( ; ;[.A1076]/1000)" office:value-type="time" office:time-value="PT04H46M23.432S" calcext:value-type="time">
            <text:p>04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133.08" calcext:value-type="float">
            <text:p>1133.08</text:p>
          </table:table-cell>
          <table:table-cell office:value-type="float" office:value="1352.08" calcext:value-type="float">
            <text:p>1352.08</text:p>
          </table:table-cell>
        </table:table-row>
        <table:table-row table:style-name="ro1">
          <table:table-cell office:value-type="float" office:value="17199432" calcext:value-type="float">
            <text:p>17199432</text:p>
          </table:table-cell>
          <table:table-cell table:formula="of:=TIME( ; ;[.A1077]/1000)" office:value-type="time" office:time-value="PT04H46M39.432S" calcext:value-type="time">
            <text:p>04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134.09" calcext:value-type="float">
            <text:p>1134.09</text:p>
          </table:table-cell>
          <table:table-cell office:value-type="float" office:value="1353.24" calcext:value-type="float">
            <text:p>1353.24</text:p>
          </table:table-cell>
        </table:table-row>
        <table:table-row table:style-name="ro1">
          <table:table-cell office:value-type="float" office:value="17215432" calcext:value-type="float">
            <text:p>17215432</text:p>
          </table:table-cell>
          <table:table-cell table:formula="of:=TIME( ; ;[.A1078]/1000)" office:value-type="time" office:time-value="PT04H46M55.432S" calcext:value-type="time">
            <text:p>04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8" calcext:value-type="float">
            <text:p>260.68</text:p>
          </table:table-cell>
          <table:table-cell office:value-type="float" office:value="1135.11" calcext:value-type="float">
            <text:p>1135.11</text:p>
          </table:table-cell>
          <table:table-cell office:value-type="float" office:value="1354.4" calcext:value-type="float">
            <text:p>1354.4</text:p>
          </table:table-cell>
        </table:table-row>
        <table:table-row table:style-name="ro1">
          <table:table-cell office:value-type="float" office:value="17231432" calcext:value-type="float">
            <text:p>17231432</text:p>
          </table:table-cell>
          <table:table-cell table:formula="of:=TIME( ; ;[.A1079]/1000)" office:value-type="time" office:time-value="PT04H47M11.432S" calcext:value-type="time">
            <text:p>04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136.12" calcext:value-type="float">
            <text:p>1136.12</text:p>
          </table:table-cell>
          <table:table-cell office:value-type="float" office:value="1355.57" calcext:value-type="float">
            <text:p>1355.57</text:p>
          </table:table-cell>
        </table:table-row>
        <table:table-row table:style-name="ro1">
          <table:table-cell office:value-type="float" office:value="17247432" calcext:value-type="float">
            <text:p>17247432</text:p>
          </table:table-cell>
          <table:table-cell table:formula="of:=TIME( ; ;[.A1080]/1000)" office:value-type="time" office:time-value="PT04H47M27.432S" calcext:value-type="time">
            <text:p>04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356.73" calcext:value-type="float">
            <text:p>1356.73</text:p>
          </table:table-cell>
        </table:table-row>
        <table:table-row table:style-name="ro1">
          <table:table-cell office:value-type="float" office:value="17263432" calcext:value-type="float">
            <text:p>17263432</text:p>
          </table:table-cell>
          <table:table-cell table:formula="of:=TIME( ; ;[.A1081]/1000)" office:value-type="time" office:time-value="PT04H47M43.432S" calcext:value-type="time">
            <text:p>04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138.15" calcext:value-type="float">
            <text:p>1138.15</text:p>
          </table:table-cell>
          <table:table-cell office:value-type="float" office:value="1357.89" calcext:value-type="float">
            <text:p>1357.89</text:p>
          </table:table-cell>
        </table:table-row>
        <table:table-row table:style-name="ro1">
          <table:table-cell office:value-type="float" office:value="17279432" calcext:value-type="float">
            <text:p>17279432</text:p>
          </table:table-cell>
          <table:table-cell table:formula="of:=TIME( ; ;[.A1082]/1000)" office:value-type="time" office:time-value="PT04H47M59.432S" calcext:value-type="time">
            <text:p>04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139.16" calcext:value-type="float">
            <text:p>1139.16</text:p>
          </table:table-cell>
          <table:table-cell office:value-type="float" office:value="1359.05" calcext:value-type="float">
            <text:p>1359.05</text:p>
          </table:table-cell>
        </table:table-row>
        <table:table-row table:style-name="ro1">
          <table:table-cell office:value-type="float" office:value="17295432" calcext:value-type="float">
            <text:p>17295432</text:p>
          </table:table-cell>
          <table:table-cell table:formula="of:=TIME( ; ;[.A1083]/1000)" office:value-type="time" office:time-value="PT04H48M15.432S" calcext:value-type="time">
            <text:p>04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140.18" calcext:value-type="float">
            <text:p>1140.18</text:p>
          </table:table-cell>
          <table:table-cell office:value-type="float" office:value="1360.21" calcext:value-type="float">
            <text:p>1360.21</text:p>
          </table:table-cell>
        </table:table-row>
        <table:table-row table:style-name="ro1">
          <table:table-cell office:value-type="float" office:value="17311432" calcext:value-type="float">
            <text:p>17311432</text:p>
          </table:table-cell>
          <table:table-cell table:formula="of:=TIME( ; ;[.A1084]/1000)" office:value-type="time" office:time-value="PT04H48M31.432S" calcext:value-type="time">
            <text:p>04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1.19" calcext:value-type="float">
            <text:p>1141.19</text:p>
          </table:table-cell>
          <table:table-cell office:value-type="float" office:value="1361.37" calcext:value-type="float">
            <text:p>1361.37</text:p>
          </table:table-cell>
        </table:table-row>
        <table:table-row table:style-name="ro1">
          <table:table-cell office:value-type="float" office:value="17327432" calcext:value-type="float">
            <text:p>17327432</text:p>
          </table:table-cell>
          <table:table-cell table:formula="of:=TIME( ; ;[.A1085]/1000)" office:value-type="time" office:time-value="PT04H48M47.432S" calcext:value-type="time">
            <text:p>04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2.2" calcext:value-type="float">
            <text:p>1142.2</text:p>
          </table:table-cell>
          <table:table-cell office:value-type="float" office:value="1362.53" calcext:value-type="float">
            <text:p>1362.53</text:p>
          </table:table-cell>
        </table:table-row>
        <table:table-row table:style-name="ro1">
          <table:table-cell office:value-type="float" office:value="17343432" calcext:value-type="float">
            <text:p>17343432</text:p>
          </table:table-cell>
          <table:table-cell table:formula="of:=TIME( ; ;[.A1086]/1000)" office:value-type="time" office:time-value="PT04H49M03.432S" calcext:value-type="time">
            <text:p>04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3.22" calcext:value-type="float">
            <text:p>1143.22</text:p>
          </table:table-cell>
          <table:table-cell office:value-type="float" office:value="1363.69" calcext:value-type="float">
            <text:p>1363.69</text:p>
          </table:table-cell>
        </table:table-row>
        <table:table-row table:style-name="ro1">
          <table:table-cell office:value-type="float" office:value="17359432" calcext:value-type="float">
            <text:p>17359432</text:p>
          </table:table-cell>
          <table:table-cell table:formula="of:=TIME( ; ;[.A1087]/1000)" office:value-type="time" office:time-value="PT04H49M19.432S" calcext:value-type="time">
            <text:p>04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4.23" calcext:value-type="float">
            <text:p>1144.23</text:p>
          </table:table-cell>
          <table:table-cell office:value-type="float" office:value="1364.85" calcext:value-type="float">
            <text:p>1364.85</text:p>
          </table:table-cell>
        </table:table-row>
        <table:table-row table:style-name="ro1">
          <table:table-cell office:value-type="float" office:value="17375432" calcext:value-type="float">
            <text:p>17375432</text:p>
          </table:table-cell>
          <table:table-cell table:formula="of:=TIME( ; ;[.A1088]/1000)" office:value-type="time" office:time-value="PT04H49M35.432S" calcext:value-type="time">
            <text:p>04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1366.01" calcext:value-type="float">
            <text:p>1366.01</text:p>
          </table:table-cell>
        </table:table-row>
        <table:table-row table:style-name="ro1">
          <table:table-cell office:value-type="float" office:value="17391432" calcext:value-type="float">
            <text:p>17391432</text:p>
          </table:table-cell>
          <table:table-cell table:formula="of:=TIME( ; ;[.A1089]/1000)" office:value-type="time" office:time-value="PT04H49M51.432S" calcext:value-type="time">
            <text:p>04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46.26" calcext:value-type="float">
            <text:p>1146.26</text:p>
          </table:table-cell>
          <table:table-cell office:value-type="float" office:value="1367.17" calcext:value-type="float">
            <text:p>1367.17</text:p>
          </table:table-cell>
        </table:table-row>
        <table:table-row table:style-name="ro1">
          <table:table-cell office:value-type="float" office:value="17407432" calcext:value-type="float">
            <text:p>17407432</text:p>
          </table:table-cell>
          <table:table-cell table:formula="of:=TIME( ; ;[.A1090]/1000)" office:value-type="time" office:time-value="PT04H50M07.432S" calcext:value-type="time">
            <text:p>04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47.27" calcext:value-type="float">
            <text:p>1147.27</text:p>
          </table:table-cell>
          <table:table-cell office:value-type="float" office:value="1368.33" calcext:value-type="float">
            <text:p>1368.33</text:p>
          </table:table-cell>
        </table:table-row>
        <table:table-row table:style-name="ro1">
          <table:table-cell office:value-type="float" office:value="17423432" calcext:value-type="float">
            <text:p>17423432</text:p>
          </table:table-cell>
          <table:table-cell table:formula="of:=TIME( ; ;[.A1091]/1000)" office:value-type="time" office:time-value="PT04H50M23.432S" calcext:value-type="time">
            <text:p>04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148.29" calcext:value-type="float">
            <text:p>1148.29</text:p>
          </table:table-cell>
          <table:table-cell office:value-type="float" office:value="1369.49" calcext:value-type="float">
            <text:p>1369.49</text:p>
          </table:table-cell>
        </table:table-row>
        <table:table-row table:style-name="ro1">
          <table:table-cell office:value-type="float" office:value="17439432" calcext:value-type="float">
            <text:p>17439432</text:p>
          </table:table-cell>
          <table:table-cell table:formula="of:=TIME( ; ;[.A1092]/1000)" office:value-type="time" office:time-value="PT04H50M39.432S" calcext:value-type="time">
            <text:p>04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149.3" calcext:value-type="float">
            <text:p>1149.3</text:p>
          </table:table-cell>
          <table:table-cell office:value-type="float" office:value="1370.65" calcext:value-type="float">
            <text:p>1370.65</text:p>
          </table:table-cell>
        </table:table-row>
        <table:table-row table:style-name="ro1">
          <table:table-cell office:value-type="float" office:value="17455432" calcext:value-type="float">
            <text:p>17455432</text:p>
          </table:table-cell>
          <table:table-cell table:formula="of:=TIME( ; ;[.A1093]/1000)" office:value-type="time" office:time-value="PT04H50M55.432S" calcext:value-type="time">
            <text:p>04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150.31" calcext:value-type="float">
            <text:p>1150.31</text:p>
          </table:table-cell>
          <table:table-cell office:value-type="float" office:value="1371.81" calcext:value-type="float">
            <text:p>1371.81</text:p>
          </table:table-cell>
        </table:table-row>
        <table:table-row table:style-name="ro1">
          <table:table-cell office:value-type="float" office:value="17471432" calcext:value-type="float">
            <text:p>17471432</text:p>
          </table:table-cell>
          <table:table-cell table:formula="of:=TIME( ; ;[.A1094]/1000)" office:value-type="time" office:time-value="PT04H51M11.432S" calcext:value-type="time">
            <text:p>04:5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51.33" calcext:value-type="float">
            <text:p>1151.33</text:p>
          </table:table-cell>
          <table:table-cell office:value-type="float" office:value="1372.97" calcext:value-type="float">
            <text:p>1372.97</text:p>
          </table:table-cell>
        </table:table-row>
        <table:table-row table:style-name="ro1">
          <table:table-cell office:value-type="float" office:value="17487432" calcext:value-type="float">
            <text:p>17487432</text:p>
          </table:table-cell>
          <table:table-cell table:formula="of:=TIME( ; ;[.A1095]/1000)" office:value-type="time" office:time-value="PT04H51M27.432S" calcext:value-type="time">
            <text:p>04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52.34" calcext:value-type="float">
            <text:p>1152.34</text:p>
          </table:table-cell>
          <table:table-cell office:value-type="float" office:value="1374.13" calcext:value-type="float">
            <text:p>1374.13</text:p>
          </table:table-cell>
        </table:table-row>
        <table:table-row table:style-name="ro1">
          <table:table-cell office:value-type="float" office:value="17503432" calcext:value-type="float">
            <text:p>17503432</text:p>
          </table:table-cell>
          <table:table-cell table:formula="of:=TIME( ; ;[.A1096]/1000)" office:value-type="time" office:time-value="PT04H51M43.432S" calcext:value-type="time">
            <text:p>04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53.35" calcext:value-type="float">
            <text:p>1153.35</text:p>
          </table:table-cell>
          <table:table-cell office:value-type="float" office:value="1375.28" calcext:value-type="float">
            <text:p>1375.28</text:p>
          </table:table-cell>
        </table:table-row>
        <table:table-row table:style-name="ro1">
          <table:table-cell office:value-type="float" office:value="17519432" calcext:value-type="float">
            <text:p>17519432</text:p>
          </table:table-cell>
          <table:table-cell table:formula="of:=TIME( ; ;[.A1097]/1000)" office:value-type="time" office:time-value="PT04H51M59.432S" calcext:value-type="time">
            <text:p>04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54.37" calcext:value-type="float">
            <text:p>1154.37</text:p>
          </table:table-cell>
          <table:table-cell office:value-type="float" office:value="1376.44" calcext:value-type="float">
            <text:p>1376.44</text:p>
          </table:table-cell>
        </table:table-row>
        <table:table-row table:style-name="ro1">
          <table:table-cell office:value-type="float" office:value="17535432" calcext:value-type="float">
            <text:p>17535432</text:p>
          </table:table-cell>
          <table:table-cell table:formula="of:=TIME( ; ;[.A1098]/1000)" office:value-type="time" office:time-value="PT04H52M15.432S" calcext:value-type="time">
            <text:p>04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155.38" calcext:value-type="float">
            <text:p>1155.38</text:p>
          </table:table-cell>
          <table:table-cell office:value-type="float" office:value="1377.6" calcext:value-type="float">
            <text:p>1377.6</text:p>
          </table:table-cell>
        </table:table-row>
        <table:table-row table:style-name="ro1">
          <table:table-cell office:value-type="float" office:value="17551432" calcext:value-type="float">
            <text:p>17551432</text:p>
          </table:table-cell>
          <table:table-cell table:formula="of:=TIME( ; ;[.A1099]/1000)" office:value-type="time" office:time-value="PT04H52M31.432S" calcext:value-type="time">
            <text:p>04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56.39" calcext:value-type="float">
            <text:p>1156.39</text:p>
          </table:table-cell>
          <table:table-cell office:value-type="float" office:value="1378.76" calcext:value-type="float">
            <text:p>1378.76</text:p>
          </table:table-cell>
        </table:table-row>
        <table:table-row table:style-name="ro1">
          <table:table-cell office:value-type="float" office:value="17567432" calcext:value-type="float">
            <text:p>17567432</text:p>
          </table:table-cell>
          <table:table-cell table:formula="of:=TIME( ; ;[.A1100]/1000)" office:value-type="time" office:time-value="PT04H52M47.432S" calcext:value-type="time">
            <text:p>04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57.41" calcext:value-type="float">
            <text:p>1157.41</text:p>
          </table:table-cell>
          <table:table-cell office:value-type="float" office:value="1379.92" calcext:value-type="float">
            <text:p>1379.92</text:p>
          </table:table-cell>
        </table:table-row>
        <table:table-row table:style-name="ro1">
          <table:table-cell office:value-type="float" office:value="17583432" calcext:value-type="float">
            <text:p>17583432</text:p>
          </table:table-cell>
          <table:table-cell table:formula="of:=TIME( ; ;[.A1101]/1000)" office:value-type="time" office:time-value="PT04H53M03.432S" calcext:value-type="time">
            <text:p>04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58.42" calcext:value-type="float">
            <text:p>1158.42</text:p>
          </table:table-cell>
          <table:table-cell office:value-type="float" office:value="1381.08" calcext:value-type="float">
            <text:p>1381.08</text:p>
          </table:table-cell>
        </table:table-row>
        <table:table-row table:style-name="ro1">
          <table:table-cell office:value-type="float" office:value="17599432" calcext:value-type="float">
            <text:p>17599432</text:p>
          </table:table-cell>
          <table:table-cell table:formula="of:=TIME( ; ;[.A1102]/1000)" office:value-type="time" office:time-value="PT04H53M19.432S" calcext:value-type="time">
            <text:p>04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59.43" calcext:value-type="float">
            <text:p>1159.43</text:p>
          </table:table-cell>
          <table:table-cell office:value-type="float" office:value="1382.23" calcext:value-type="float">
            <text:p>1382.23</text:p>
          </table:table-cell>
        </table:table-row>
        <table:table-row table:style-name="ro1">
          <table:table-cell office:value-type="float" office:value="17615432" calcext:value-type="float">
            <text:p>17615432</text:p>
          </table:table-cell>
          <table:table-cell table:formula="of:=TIME( ; ;[.A1103]/1000)" office:value-type="time" office:time-value="PT04H53M35.432S" calcext:value-type="time">
            <text:p>04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60.45" calcext:value-type="float">
            <text:p>1160.45</text:p>
          </table:table-cell>
          <table:table-cell office:value-type="float" office:value="1383.39" calcext:value-type="float">
            <text:p>1383.39</text:p>
          </table:table-cell>
        </table:table-row>
        <table:table-row table:style-name="ro1">
          <table:table-cell office:value-type="float" office:value="17631432" calcext:value-type="float">
            <text:p>17631432</text:p>
          </table:table-cell>
          <table:table-cell table:formula="of:=TIME( ; ;[.A1104]/1000)" office:value-type="time" office:time-value="PT04H53M51.432S" calcext:value-type="time">
            <text:p>04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61.46" calcext:value-type="float">
            <text:p>1161.46</text:p>
          </table:table-cell>
          <table:table-cell office:value-type="float" office:value="1384.55" calcext:value-type="float">
            <text:p>1384.55</text:p>
          </table:table-cell>
        </table:table-row>
        <table:table-row table:style-name="ro1">
          <table:table-cell office:value-type="float" office:value="17647432" calcext:value-type="float">
            <text:p>17647432</text:p>
          </table:table-cell>
          <table:table-cell table:formula="of:=TIME( ; ;[.A1105]/1000)" office:value-type="time" office:time-value="PT04H54M07.432S" calcext:value-type="time">
            <text:p>04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162.47" calcext:value-type="float">
            <text:p>1162.47</text:p>
          </table:table-cell>
          <table:table-cell office:value-type="float" office:value="1385.71" calcext:value-type="float">
            <text:p>1385.71</text:p>
          </table:table-cell>
        </table:table-row>
        <table:table-row table:style-name="ro1">
          <table:table-cell office:value-type="float" office:value="17663432" calcext:value-type="float">
            <text:p>17663432</text:p>
          </table:table-cell>
          <table:table-cell table:formula="of:=TIME( ; ;[.A1106]/1000)" office:value-type="time" office:time-value="PT04H54M23.432S" calcext:value-type="time">
            <text:p>04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3.49" calcext:value-type="float">
            <text:p>1163.49</text:p>
          </table:table-cell>
          <table:table-cell office:value-type="float" office:value="1386.86" calcext:value-type="float">
            <text:p>1386.86</text:p>
          </table:table-cell>
        </table:table-row>
        <table:table-row table:style-name="ro1">
          <table:table-cell office:value-type="float" office:value="17679431" calcext:value-type="float">
            <text:p>17679431</text:p>
          </table:table-cell>
          <table:table-cell table:formula="of:=TIME( ; ;[.A1107]/1000)" office:value-type="time" office:time-value="PT04H54M39.431S" calcext:value-type="time">
            <text:p>04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4.5" calcext:value-type="float">
            <text:p>1164.5</text:p>
          </table:table-cell>
          <table:table-cell office:value-type="float" office:value="1388.02" calcext:value-type="float">
            <text:p>1388.02</text:p>
          </table:table-cell>
        </table:table-row>
        <table:table-row table:style-name="ro1">
          <table:table-cell office:value-type="float" office:value="17695432" calcext:value-type="float">
            <text:p>17695432</text:p>
          </table:table-cell>
          <table:table-cell table:formula="of:=TIME( ; ;[.A1108]/1000)" office:value-type="time" office:time-value="PT04H54M55.432S" calcext:value-type="time">
            <text:p>04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5.51" calcext:value-type="float">
            <text:p>1165.51</text:p>
          </table:table-cell>
          <table:table-cell office:value-type="float" office:value="1389.18" calcext:value-type="float">
            <text:p>1389.18</text:p>
          </table:table-cell>
        </table:table-row>
        <table:table-row table:style-name="ro1">
          <table:table-cell office:value-type="float" office:value="17711432" calcext:value-type="float">
            <text:p>17711432</text:p>
          </table:table-cell>
          <table:table-cell table:formula="of:=TIME( ; ;[.A1109]/1000)" office:value-type="time" office:time-value="PT04H55M11.432S" calcext:value-type="time">
            <text:p>04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6.52" calcext:value-type="float">
            <text:p>1166.52</text:p>
          </table:table-cell>
          <table:table-cell office:value-type="float" office:value="1390.33" calcext:value-type="float">
            <text:p>1390.33</text:p>
          </table:table-cell>
        </table:table-row>
        <table:table-row table:style-name="ro1">
          <table:table-cell office:value-type="float" office:value="17727432" calcext:value-type="float">
            <text:p>17727432</text:p>
          </table:table-cell>
          <table:table-cell table:formula="of:=TIME( ; ;[.A1110]/1000)" office:value-type="time" office:time-value="PT04H55M27.432S" calcext:value-type="time">
            <text:p>04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7.54" calcext:value-type="float">
            <text:p>1167.54</text:p>
          </table:table-cell>
          <table:table-cell office:value-type="float" office:value="1391.49" calcext:value-type="float">
            <text:p>1391.49</text:p>
          </table:table-cell>
        </table:table-row>
        <table:table-row table:style-name="ro1">
          <table:table-cell office:value-type="float" office:value="17743432" calcext:value-type="float">
            <text:p>17743432</text:p>
          </table:table-cell>
          <table:table-cell table:formula="of:=TIME( ; ;[.A1111]/1000)" office:value-type="time" office:time-value="PT04H55M43.432S" calcext:value-type="time">
            <text:p>04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8.55" calcext:value-type="float">
            <text:p>1168.55</text:p>
          </table:table-cell>
          <table:table-cell office:value-type="float" office:value="1392.65" calcext:value-type="float">
            <text:p>1392.65</text:p>
          </table:table-cell>
        </table:table-row>
        <table:table-row table:style-name="ro1">
          <table:table-cell office:value-type="float" office:value="17759432" calcext:value-type="float">
            <text:p>17759432</text:p>
          </table:table-cell>
          <table:table-cell table:formula="of:=TIME( ; ;[.A1112]/1000)" office:value-type="time" office:time-value="PT04H55M59.432S" calcext:value-type="time">
            <text:p>04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69.56" calcext:value-type="float">
            <text:p>1169.56</text:p>
          </table:table-cell>
          <table:table-cell office:value-type="float" office:value="1393.8" calcext:value-type="float">
            <text:p>1393.8</text:p>
          </table:table-cell>
        </table:table-row>
        <table:table-row table:style-name="ro1">
          <table:table-cell office:value-type="float" office:value="17775432" calcext:value-type="float">
            <text:p>17775432</text:p>
          </table:table-cell>
          <table:table-cell table:formula="of:=TIME( ; ;[.A1113]/1000)" office:value-type="time" office:time-value="PT04H56M15.432S" calcext:value-type="time">
            <text:p>04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170.57" calcext:value-type="float">
            <text:p>1170.57</text:p>
          </table:table-cell>
          <table:table-cell office:value-type="float" office:value="1394.96" calcext:value-type="float">
            <text:p>1394.96</text:p>
          </table:table-cell>
        </table:table-row>
        <table:table-row table:style-name="ro1">
          <table:table-cell office:value-type="float" office:value="17791432" calcext:value-type="float">
            <text:p>17791432</text:p>
          </table:table-cell>
          <table:table-cell table:formula="of:=TIME( ; ;[.A1114]/1000)" office:value-type="time" office:time-value="PT04H56M31.432S" calcext:value-type="time">
            <text:p>04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171.58" calcext:value-type="float">
            <text:p>1171.58</text:p>
          </table:table-cell>
          <table:table-cell office:value-type="float" office:value="1396.12" calcext:value-type="float">
            <text:p>1396.12</text:p>
          </table:table-cell>
        </table:table-row>
        <table:table-row table:style-name="ro1">
          <table:table-cell office:value-type="float" office:value="17807432" calcext:value-type="float">
            <text:p>17807432</text:p>
          </table:table-cell>
          <table:table-cell table:formula="of:=TIME( ; ;[.A1115]/1000)" office:value-type="time" office:time-value="PT04H56M47.432S" calcext:value-type="time">
            <text:p>04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2.59" calcext:value-type="float">
            <text:p>1172.59</text:p>
          </table:table-cell>
          <table:table-cell office:value-type="float" office:value="1397.27" calcext:value-type="float">
            <text:p>1397.27</text:p>
          </table:table-cell>
        </table:table-row>
        <table:table-row table:style-name="ro1">
          <table:table-cell office:value-type="float" office:value="17823432" calcext:value-type="float">
            <text:p>17823432</text:p>
          </table:table-cell>
          <table:table-cell table:formula="of:=TIME( ; ;[.A1116]/1000)" office:value-type="time" office:time-value="PT04H57M03.432S" calcext:value-type="time">
            <text:p>04:5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3.61" calcext:value-type="float">
            <text:p>1173.61</text:p>
          </table:table-cell>
          <table:table-cell office:value-type="float" office:value="1398.43" calcext:value-type="float">
            <text:p>1398.43</text:p>
          </table:table-cell>
        </table:table-row>
        <table:table-row table:style-name="ro1">
          <table:table-cell office:value-type="float" office:value="17839432" calcext:value-type="float">
            <text:p>17839432</text:p>
          </table:table-cell>
          <table:table-cell table:formula="of:=TIME( ; ;[.A1117]/1000)" office:value-type="time" office:time-value="PT04H57M19.432S" calcext:value-type="time">
            <text:p>04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174.62" calcext:value-type="float">
            <text:p>1174.62</text:p>
          </table:table-cell>
          <table:table-cell office:value-type="float" office:value="1399.59" calcext:value-type="float">
            <text:p>1399.59</text:p>
          </table:table-cell>
        </table:table-row>
        <table:table-row table:style-name="ro1">
          <table:table-cell office:value-type="float" office:value="17855432" calcext:value-type="float">
            <text:p>17855432</text:p>
          </table:table-cell>
          <table:table-cell table:formula="of:=TIME( ; ;[.A1118]/1000)" office:value-type="time" office:time-value="PT04H57M35.432S" calcext:value-type="time">
            <text:p>04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5.63" calcext:value-type="float">
            <text:p>1175.63</text:p>
          </table:table-cell>
          <table:table-cell office:value-type="float" office:value="1400.74" calcext:value-type="float">
            <text:p>1400.74</text:p>
          </table:table-cell>
        </table:table-row>
        <table:table-row table:style-name="ro1">
          <table:table-cell office:value-type="float" office:value="17871432" calcext:value-type="float">
            <text:p>17871432</text:p>
          </table:table-cell>
          <table:table-cell table:formula="of:=TIME( ; ;[.A1119]/1000)" office:value-type="time" office:time-value="PT04H57M51.432S" calcext:value-type="time">
            <text:p>04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6.64" calcext:value-type="float">
            <text:p>1176.64</text:p>
          </table:table-cell>
          <table:table-cell office:value-type="float" office:value="1401.9" calcext:value-type="float">
            <text:p>1401.9</text:p>
          </table:table-cell>
        </table:table-row>
        <table:table-row table:style-name="ro1">
          <table:table-cell office:value-type="float" office:value="17887432" calcext:value-type="float">
            <text:p>17887432</text:p>
          </table:table-cell>
          <table:table-cell table:formula="of:=TIME( ; ;[.A1120]/1000)" office:value-type="time" office:time-value="PT04H58M07.432S" calcext:value-type="time">
            <text:p>04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7.65" calcext:value-type="float">
            <text:p>1177.65</text:p>
          </table:table-cell>
          <table:table-cell office:value-type="float" office:value="1403.06" calcext:value-type="float">
            <text:p>1403.06</text:p>
          </table:table-cell>
        </table:table-row>
        <table:table-row table:style-name="ro1">
          <table:table-cell office:value-type="float" office:value="17903432" calcext:value-type="float">
            <text:p>17903432</text:p>
          </table:table-cell>
          <table:table-cell table:formula="of:=TIME( ; ;[.A1121]/1000)" office:value-type="time" office:time-value="PT04H58M23.432S" calcext:value-type="time">
            <text:p>04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404.21" calcext:value-type="float">
            <text:p>1404.21</text:p>
          </table:table-cell>
        </table:table-row>
        <table:table-row table:style-name="ro1">
          <table:table-cell office:value-type="float" office:value="17919432" calcext:value-type="float">
            <text:p>17919432</text:p>
          </table:table-cell>
          <table:table-cell table:formula="of:=TIME( ; ;[.A1122]/1000)" office:value-type="time" office:time-value="PT04H58M39.432S" calcext:value-type="time">
            <text:p>04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79.68" calcext:value-type="float">
            <text:p>1179.68</text:p>
          </table:table-cell>
          <table:table-cell office:value-type="float" office:value="1405.37" calcext:value-type="float">
            <text:p>1405.37</text:p>
          </table:table-cell>
        </table:table-row>
        <table:table-row table:style-name="ro1">
          <table:table-cell office:value-type="float" office:value="17935432" calcext:value-type="float">
            <text:p>17935432</text:p>
          </table:table-cell>
          <table:table-cell table:formula="of:=TIME( ; ;[.A1123]/1000)" office:value-type="time" office:time-value="PT04H58M55.432S" calcext:value-type="time">
            <text:p>04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180.69" calcext:value-type="float">
            <text:p>1180.69</text:p>
          </table:table-cell>
          <table:table-cell office:value-type="float" office:value="1406.53" calcext:value-type="float">
            <text:p>1406.53</text:p>
          </table:table-cell>
        </table:table-row>
        <table:table-row table:style-name="ro1">
          <table:table-cell office:value-type="float" office:value="17951432" calcext:value-type="float">
            <text:p>17951432</text:p>
          </table:table-cell>
          <table:table-cell table:formula="of:=TIME( ; ;[.A1124]/1000)" office:value-type="time" office:time-value="PT04H59M11.432S" calcext:value-type="time">
            <text:p>04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1.7" calcext:value-type="float">
            <text:p>1181.7</text:p>
          </table:table-cell>
          <table:table-cell office:value-type="float" office:value="1407.68" calcext:value-type="float">
            <text:p>1407.68</text:p>
          </table:table-cell>
        </table:table-row>
        <table:table-row table:style-name="ro1">
          <table:table-cell office:value-type="float" office:value="17967432" calcext:value-type="float">
            <text:p>17967432</text:p>
          </table:table-cell>
          <table:table-cell table:formula="of:=TIME( ; ;[.A1125]/1000)" office:value-type="time" office:time-value="PT04H59M27.432S" calcext:value-type="time">
            <text:p>04:5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2.71" calcext:value-type="float">
            <text:p>1182.71</text:p>
          </table:table-cell>
          <table:table-cell office:value-type="float" office:value="1408.84" calcext:value-type="float">
            <text:p>1408.84</text:p>
          </table:table-cell>
        </table:table-row>
        <table:table-row table:style-name="ro1">
          <table:table-cell office:value-type="float" office:value="17983432" calcext:value-type="float">
            <text:p>17983432</text:p>
          </table:table-cell>
          <table:table-cell table:formula="of:=TIME( ; ;[.A1126]/1000)" office:value-type="time" office:time-value="PT04H59M43.432S" calcext:value-type="time">
            <text:p>04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3.73" calcext:value-type="float">
            <text:p>1183.73</text:p>
          </table:table-cell>
          <table:table-cell office:value-type="float" office:value="1409.99" calcext:value-type="float">
            <text:p>1409.99</text:p>
          </table:table-cell>
        </table:table-row>
        <table:table-row table:style-name="ro1">
          <table:table-cell office:value-type="float" office:value="17999432" calcext:value-type="float">
            <text:p>17999432</text:p>
          </table:table-cell>
          <table:table-cell table:formula="of:=TIME( ; ;[.A1127]/1000)" office:value-type="time" office:time-value="PT04H59M59.432S" calcext:value-type="time">
            <text:p>04:5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4.74" calcext:value-type="float">
            <text:p>1184.74</text:p>
          </table:table-cell>
          <table:table-cell office:value-type="float" office:value="1411.15" calcext:value-type="float">
            <text:p>1411.15</text:p>
          </table:table-cell>
        </table:table-row>
        <table:table-row table:style-name="ro1">
          <table:table-cell office:value-type="float" office:value="18015432" calcext:value-type="float">
            <text:p>18015432</text:p>
          </table:table-cell>
          <table:table-cell table:formula="of:=TIME( ; ;[.A1128]/1000)" office:value-type="time" office:time-value="PT05H00M15.432S" calcext:value-type="time">
            <text:p>05:0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5.75" calcext:value-type="float">
            <text:p>1185.75</text:p>
          </table:table-cell>
          <table:table-cell office:value-type="float" office:value="1412.31" calcext:value-type="float">
            <text:p>1412.31</text:p>
          </table:table-cell>
        </table:table-row>
        <table:table-row table:style-name="ro1">
          <table:table-cell office:value-type="float" office:value="18031432" calcext:value-type="float">
            <text:p>18031432</text:p>
          </table:table-cell>
          <table:table-cell table:formula="of:=TIME( ; ;[.A1129]/1000)" office:value-type="time" office:time-value="PT05H00M31.432S" calcext:value-type="time">
            <text:p>05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6.76" calcext:value-type="float">
            <text:p>1186.76</text:p>
          </table:table-cell>
          <table:table-cell office:value-type="float" office:value="1413.46" calcext:value-type="float">
            <text:p>1413.46</text:p>
          </table:table-cell>
        </table:table-row>
        <table:table-row table:style-name="ro1">
          <table:table-cell office:value-type="float" office:value="18047432" calcext:value-type="float">
            <text:p>18047432</text:p>
          </table:table-cell>
          <table:table-cell table:formula="of:=TIME( ; ;[.A1130]/1000)" office:value-type="time" office:time-value="PT05H00M47.432S" calcext:value-type="time">
            <text:p>05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7.77" calcext:value-type="float">
            <text:p>1187.77</text:p>
          </table:table-cell>
          <table:table-cell office:value-type="float" office:value="1414.62" calcext:value-type="float">
            <text:p>1414.62</text:p>
          </table:table-cell>
        </table:table-row>
        <table:table-row table:style-name="ro1">
          <table:table-cell office:value-type="float" office:value="18063432" calcext:value-type="float">
            <text:p>18063432</text:p>
          </table:table-cell>
          <table:table-cell table:formula="of:=TIME( ; ;[.A1131]/1000)" office:value-type="time" office:time-value="PT05H01M03.432S" calcext:value-type="time">
            <text:p>05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8.78" calcext:value-type="float">
            <text:p>1188.78</text:p>
          </table:table-cell>
          <table:table-cell office:value-type="float" office:value="1415.77" calcext:value-type="float">
            <text:p>1415.77</text:p>
          </table:table-cell>
        </table:table-row>
        <table:table-row table:style-name="ro1">
          <table:table-cell office:value-type="float" office:value="18079432" calcext:value-type="float">
            <text:p>18079432</text:p>
          </table:table-cell>
          <table:table-cell table:formula="of:=TIME( ; ;[.A1132]/1000)" office:value-type="time" office:time-value="PT05H01M19.432S" calcext:value-type="time">
            <text:p>05:0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89.79" calcext:value-type="float">
            <text:p>1189.79</text:p>
          </table:table-cell>
          <table:table-cell office:value-type="float" office:value="1416.93" calcext:value-type="float">
            <text:p>1416.93</text:p>
          </table:table-cell>
        </table:table-row>
        <table:table-row table:style-name="ro1">
          <table:table-cell office:value-type="float" office:value="18095432" calcext:value-type="float">
            <text:p>18095432</text:p>
          </table:table-cell>
          <table:table-cell table:formula="of:=TIME( ; ;[.A1133]/1000)" office:value-type="time" office:time-value="PT05H01M35.432S" calcext:value-type="time">
            <text:p>05:0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190.81" calcext:value-type="float">
            <text:p>1190.81</text:p>
          </table:table-cell>
          <table:table-cell office:value-type="float" office:value="1418.09" calcext:value-type="float">
            <text:p>1418.09</text:p>
          </table:table-cell>
        </table:table-row>
        <table:table-row table:style-name="ro1">
          <table:table-cell office:value-type="float" office:value="18111432" calcext:value-type="float">
            <text:p>18111432</text:p>
          </table:table-cell>
          <table:table-cell table:formula="of:=TIME( ; ;[.A1134]/1000)" office:value-type="time" office:time-value="PT05H01M51.432S" calcext:value-type="time">
            <text:p>05:0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1.82" calcext:value-type="float">
            <text:p>1191.82</text:p>
          </table:table-cell>
          <table:table-cell office:value-type="float" office:value="1419.24" calcext:value-type="float">
            <text:p>1419.24</text:p>
          </table:table-cell>
        </table:table-row>
        <table:table-row table:style-name="ro1">
          <table:table-cell office:value-type="float" office:value="18127432" calcext:value-type="float">
            <text:p>18127432</text:p>
          </table:table-cell>
          <table:table-cell table:formula="of:=TIME( ; ;[.A1135]/1000)" office:value-type="time" office:time-value="PT05H02M07.432S" calcext:value-type="time">
            <text:p>05:0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2.83" calcext:value-type="float">
            <text:p>1192.83</text:p>
          </table:table-cell>
          <table:table-cell office:value-type="float" office:value="1420.4" calcext:value-type="float">
            <text:p>1420.4</text:p>
          </table:table-cell>
        </table:table-row>
        <table:table-row table:style-name="ro1">
          <table:table-cell office:value-type="float" office:value="18143432" calcext:value-type="float">
            <text:p>18143432</text:p>
          </table:table-cell>
          <table:table-cell table:formula="of:=TIME( ; ;[.A1136]/1000)" office:value-type="time" office:time-value="PT05H02M23.432S" calcext:value-type="time">
            <text:p>05:0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3.84" calcext:value-type="float">
            <text:p>1193.84</text:p>
          </table:table-cell>
          <table:table-cell office:value-type="float" office:value="1421.55" calcext:value-type="float">
            <text:p>1421.55</text:p>
          </table:table-cell>
        </table:table-row>
        <table:table-row table:style-name="ro1">
          <table:table-cell office:value-type="float" office:value="18159432" calcext:value-type="float">
            <text:p>18159432</text:p>
          </table:table-cell>
          <table:table-cell table:formula="of:=TIME( ; ;[.A1137]/1000)" office:value-type="time" office:time-value="PT05H02M39.432S" calcext:value-type="time">
            <text:p>05:0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4.85" calcext:value-type="float">
            <text:p>1194.85</text:p>
          </table:table-cell>
          <table:table-cell office:value-type="float" office:value="1422.71" calcext:value-type="float">
            <text:p>1422.71</text:p>
          </table:table-cell>
        </table:table-row>
        <table:table-row table:style-name="ro1">
          <table:table-cell office:value-type="float" office:value="18175432" calcext:value-type="float">
            <text:p>18175432</text:p>
          </table:table-cell>
          <table:table-cell table:formula="of:=TIME( ; ;[.A1138]/1000)" office:value-type="time" office:time-value="PT05H02M55.432S" calcext:value-type="time">
            <text:p>05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5.86" calcext:value-type="float">
            <text:p>1195.86</text:p>
          </table:table-cell>
          <table:table-cell office:value-type="float" office:value="1423.86" calcext:value-type="float">
            <text:p>1423.86</text:p>
          </table:table-cell>
        </table:table-row>
        <table:table-row table:style-name="ro1">
          <table:table-cell office:value-type="float" office:value="18191432" calcext:value-type="float">
            <text:p>18191432</text:p>
          </table:table-cell>
          <table:table-cell table:formula="of:=TIME( ; ;[.A1139]/1000)" office:value-type="time" office:time-value="PT05H03M11.432S" calcext:value-type="time">
            <text:p>05:0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196.87" calcext:value-type="float">
            <text:p>1196.87</text:p>
          </table:table-cell>
          <table:table-cell office:value-type="float" office:value="1425.02" calcext:value-type="float">
            <text:p>1425.02</text:p>
          </table:table-cell>
        </table:table-row>
        <table:table-row table:style-name="ro1">
          <table:table-cell office:value-type="float" office:value="18207432" calcext:value-type="float">
            <text:p>18207432</text:p>
          </table:table-cell>
          <table:table-cell table:formula="of:=TIME( ; ;[.A1140]/1000)" office:value-type="time" office:time-value="PT05H03M27.432S" calcext:value-type="time">
            <text:p>05:0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197.89" calcext:value-type="float">
            <text:p>1197.89</text:p>
          </table:table-cell>
          <table:table-cell office:value-type="float" office:value="1426.17" calcext:value-type="float">
            <text:p>1426.17</text:p>
          </table:table-cell>
        </table:table-row>
        <table:table-row table:style-name="ro1">
          <table:table-cell office:value-type="float" office:value="18223432" calcext:value-type="float">
            <text:p>18223432</text:p>
          </table:table-cell>
          <table:table-cell table:formula="of:=TIME( ; ;[.A1141]/1000)" office:value-type="time" office:time-value="PT05H03M43.432S" calcext:value-type="time">
            <text:p>05:0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07" calcext:value-type="float">
            <text:p>259.07</text:p>
          </table:table-cell>
          <table:table-cell office:value-type="float" office:value="1198.9" calcext:value-type="float">
            <text:p>1198.9</text:p>
          </table:table-cell>
          <table:table-cell office:value-type="float" office:value="1427.33" calcext:value-type="float">
            <text:p>1427.33</text:p>
          </table:table-cell>
        </table:table-row>
        <table:table-row table:style-name="ro1">
          <table:table-cell office:value-type="float" office:value="18239432" calcext:value-type="float">
            <text:p>18239432</text:p>
          </table:table-cell>
          <table:table-cell table:formula="of:=TIME( ; ;[.A1142]/1000)" office:value-type="time" office:time-value="PT05H03M59.432S" calcext:value-type="time">
            <text:p>05:0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199.91" calcext:value-type="float">
            <text:p>1199.91</text:p>
          </table:table-cell>
          <table:table-cell office:value-type="float" office:value="1428.48" calcext:value-type="float">
            <text:p>1428.48</text:p>
          </table:table-cell>
        </table:table-row>
        <table:table-row table:style-name="ro1">
          <table:table-cell office:value-type="float" office:value="18255432" calcext:value-type="float">
            <text:p>18255432</text:p>
          </table:table-cell>
          <table:table-cell table:formula="of:=TIME( ; ;[.A1143]/1000)" office:value-type="time" office:time-value="PT05H04M15.432S" calcext:value-type="time">
            <text:p>05:0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00.92" calcext:value-type="float">
            <text:p>1200.92</text:p>
          </table:table-cell>
          <table:table-cell office:value-type="float" office:value="1429.64" calcext:value-type="float">
            <text:p>1429.64</text:p>
          </table:table-cell>
        </table:table-row>
        <table:table-row table:style-name="ro1">
          <table:table-cell office:value-type="float" office:value="18271432" calcext:value-type="float">
            <text:p>18271432</text:p>
          </table:table-cell>
          <table:table-cell table:formula="of:=TIME( ; ;[.A1144]/1000)" office:value-type="time" office:time-value="PT05H04M31.432S" calcext:value-type="time">
            <text:p>05:0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01.93" calcext:value-type="float">
            <text:p>1201.93</text:p>
          </table:table-cell>
          <table:table-cell office:value-type="float" office:value="1430.79" calcext:value-type="float">
            <text:p>1430.79</text:p>
          </table:table-cell>
        </table:table-row>
        <table:table-row table:style-name="ro1">
          <table:table-cell office:value-type="float" office:value="18287432" calcext:value-type="float">
            <text:p>18287432</text:p>
          </table:table-cell>
          <table:table-cell table:formula="of:=TIME( ; ;[.A1145]/1000)" office:value-type="time" office:time-value="PT05H04M47.432S" calcext:value-type="time">
            <text:p>05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02.94" calcext:value-type="float">
            <text:p>1202.94</text:p>
          </table:table-cell>
          <table:table-cell office:value-type="float" office:value="1431.95" calcext:value-type="float">
            <text:p>1431.95</text:p>
          </table:table-cell>
        </table:table-row>
        <table:table-row table:style-name="ro1">
          <table:table-cell office:value-type="float" office:value="18303432" calcext:value-type="float">
            <text:p>18303432</text:p>
          </table:table-cell>
          <table:table-cell table:formula="of:=TIME( ; ;[.A1146]/1000)" office:value-type="time" office:time-value="PT05H05M03.432S" calcext:value-type="time">
            <text:p>05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203.95" calcext:value-type="float">
            <text:p>1203.95</text:p>
          </table:table-cell>
          <table:table-cell office:value-type="float" office:value="1433.1" calcext:value-type="float">
            <text:p>1433.1</text:p>
          </table:table-cell>
        </table:table-row>
        <table:table-row table:style-name="ro1">
          <table:table-cell office:value-type="float" office:value="18319432" calcext:value-type="float">
            <text:p>18319432</text:p>
          </table:table-cell>
          <table:table-cell table:formula="of:=TIME( ; ;[.A1147]/1000)" office:value-type="time" office:time-value="PT05H05M19.432S" calcext:value-type="time">
            <text:p>05:0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204.96" calcext:value-type="float">
            <text:p>1204.96</text:p>
          </table:table-cell>
          <table:table-cell office:value-type="float" office:value="1434.26" calcext:value-type="float">
            <text:p>1434.26</text:p>
          </table:table-cell>
        </table:table-row>
        <table:table-row table:style-name="ro1">
          <table:table-cell office:value-type="float" office:value="18335432" calcext:value-type="float">
            <text:p>18335432</text:p>
          </table:table-cell>
          <table:table-cell table:formula="of:=TIME( ; ;[.A1148]/1000)" office:value-type="time" office:time-value="PT05H05M35.432S" calcext:value-type="time">
            <text:p>05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05.97" calcext:value-type="float">
            <text:p>1205.97</text:p>
          </table:table-cell>
          <table:table-cell office:value-type="float" office:value="1435.41" calcext:value-type="float">
            <text:p>1435.41</text:p>
          </table:table-cell>
        </table:table-row>
        <table:table-row table:style-name="ro1">
          <table:table-cell office:value-type="float" office:value="18351432" calcext:value-type="float">
            <text:p>18351432</text:p>
          </table:table-cell>
          <table:table-cell table:formula="of:=TIME( ; ;[.A1149]/1000)" office:value-type="time" office:time-value="PT05H05M51.432S" calcext:value-type="time">
            <text:p>05:0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06.98" calcext:value-type="float">
            <text:p>1206.98</text:p>
          </table:table-cell>
          <table:table-cell office:value-type="float" office:value="1436.56" calcext:value-type="float">
            <text:p>1436.56</text:p>
          </table:table-cell>
        </table:table-row>
        <table:table-row table:style-name="ro1">
          <table:table-cell office:value-type="float" office:value="18367432" calcext:value-type="float">
            <text:p>18367432</text:p>
          </table:table-cell>
          <table:table-cell table:formula="of:=TIME( ; ;[.A1150]/1000)" office:value-type="time" office:time-value="PT05H06M07.432S" calcext:value-type="time">
            <text:p>05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207.99" calcext:value-type="float">
            <text:p>1207.99</text:p>
          </table:table-cell>
          <table:table-cell office:value-type="float" office:value="1437.71" calcext:value-type="float">
            <text:p>1437.71</text:p>
          </table:table-cell>
        </table:table-row>
        <table:table-row table:style-name="ro1">
          <table:table-cell office:value-type="float" office:value="18383432" calcext:value-type="float">
            <text:p>18383432</text:p>
          </table:table-cell>
          <table:table-cell table:formula="of:=TIME( ; ;[.A1151]/1000)" office:value-type="time" office:time-value="PT05H06M23.432S" calcext:value-type="time">
            <text:p>05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209" calcext:value-type="float">
            <text:p>1209</text:p>
          </table:table-cell>
          <table:table-cell office:value-type="float" office:value="1438.87" calcext:value-type="float">
            <text:p>1438.87</text:p>
          </table:table-cell>
        </table:table-row>
        <table:table-row table:style-name="ro1">
          <table:table-cell office:value-type="float" office:value="18399432" calcext:value-type="float">
            <text:p>18399432</text:p>
          </table:table-cell>
          <table:table-cell table:formula="of:=TIME( ; ;[.A1152]/1000)" office:value-type="time" office:time-value="PT05H06M39.432S" calcext:value-type="time">
            <text:p>05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210.01" calcext:value-type="float">
            <text:p>1210.01</text:p>
          </table:table-cell>
          <table:table-cell office:value-type="float" office:value="1440.02" calcext:value-type="float">
            <text:p>1440.02</text:p>
          </table:table-cell>
        </table:table-row>
        <table:table-row table:style-name="ro1">
          <table:table-cell office:value-type="float" office:value="18415432" calcext:value-type="float">
            <text:p>18415432</text:p>
          </table:table-cell>
          <table:table-cell table:formula="of:=TIME( ; ;[.A1153]/1000)" office:value-type="time" office:time-value="PT05H06M55.432S" calcext:value-type="time">
            <text:p>05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211.02" calcext:value-type="float">
            <text:p>1211.02</text:p>
          </table:table-cell>
          <table:table-cell office:value-type="float" office:value="1441.17" calcext:value-type="float">
            <text:p>1441.17</text:p>
          </table:table-cell>
        </table:table-row>
        <table:table-row table:style-name="ro1">
          <table:table-cell office:value-type="float" office:value="18431432" calcext:value-type="float">
            <text:p>18431432</text:p>
          </table:table-cell>
          <table:table-cell table:formula="of:=TIME( ; ;[.A1154]/1000)" office:value-type="time" office:time-value="PT05H07M11.432S" calcext:value-type="time">
            <text:p>05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212.03" calcext:value-type="float">
            <text:p>1212.03</text:p>
          </table:table-cell>
          <table:table-cell office:value-type="float" office:value="1442.33" calcext:value-type="float">
            <text:p>1442.33</text:p>
          </table:table-cell>
        </table:table-row>
        <table:table-row table:style-name="ro1">
          <table:table-cell office:value-type="float" office:value="18447432" calcext:value-type="float">
            <text:p>18447432</text:p>
          </table:table-cell>
          <table:table-cell table:formula="of:=TIME( ; ;[.A1155]/1000)" office:value-type="time" office:time-value="PT05H07M27.432S" calcext:value-type="time">
            <text:p>05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3.04" calcext:value-type="float">
            <text:p>1213.04</text:p>
          </table:table-cell>
          <table:table-cell office:value-type="float" office:value="1443.48" calcext:value-type="float">
            <text:p>1443.48</text:p>
          </table:table-cell>
        </table:table-row>
        <table:table-row table:style-name="ro1">
          <table:table-cell office:value-type="float" office:value="18463432" calcext:value-type="float">
            <text:p>18463432</text:p>
          </table:table-cell>
          <table:table-cell table:formula="of:=TIME( ; ;[.A1156]/1000)" office:value-type="time" office:time-value="PT05H07M43.432S" calcext:value-type="time">
            <text:p>05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214.05" calcext:value-type="float">
            <text:p>1214.05</text:p>
          </table:table-cell>
          <table:table-cell office:value-type="float" office:value="1444.63" calcext:value-type="float">
            <text:p>1444.63</text:p>
          </table:table-cell>
        </table:table-row>
        <table:table-row table:style-name="ro1">
          <table:table-cell office:value-type="float" office:value="18479432" calcext:value-type="float">
            <text:p>18479432</text:p>
          </table:table-cell>
          <table:table-cell table:formula="of:=TIME( ; ;[.A1157]/1000)" office:value-type="time" office:time-value="PT05H07M59.432S" calcext:value-type="time">
            <text:p>05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5.06" calcext:value-type="float">
            <text:p>1215.06</text:p>
          </table:table-cell>
          <table:table-cell office:value-type="float" office:value="1445.78" calcext:value-type="float">
            <text:p>1445.78</text:p>
          </table:table-cell>
        </table:table-row>
        <table:table-row table:style-name="ro1">
          <table:table-cell office:value-type="float" office:value="18495432" calcext:value-type="float">
            <text:p>18495432</text:p>
          </table:table-cell>
          <table:table-cell table:formula="of:=TIME( ; ;[.A1158]/1000)" office:value-type="time" office:time-value="PT05H08M15.432S" calcext:value-type="time">
            <text:p>05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6.07" calcext:value-type="float">
            <text:p>1216.07</text:p>
          </table:table-cell>
          <table:table-cell office:value-type="float" office:value="1446.94" calcext:value-type="float">
            <text:p>1446.94</text:p>
          </table:table-cell>
        </table:table-row>
        <table:table-row table:style-name="ro1">
          <table:table-cell office:value-type="float" office:value="18511432" calcext:value-type="float">
            <text:p>18511432</text:p>
          </table:table-cell>
          <table:table-cell table:formula="of:=TIME( ; ;[.A1159]/1000)" office:value-type="time" office:time-value="PT05H08M31.432S" calcext:value-type="time">
            <text:p>05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7.08" calcext:value-type="float">
            <text:p>1217.08</text:p>
          </table:table-cell>
          <table:table-cell office:value-type="float" office:value="1448.09" calcext:value-type="float">
            <text:p>1448.09</text:p>
          </table:table-cell>
        </table:table-row>
        <table:table-row table:style-name="ro1">
          <table:table-cell office:value-type="float" office:value="18527432" calcext:value-type="float">
            <text:p>18527432</text:p>
          </table:table-cell>
          <table:table-cell table:formula="of:=TIME( ; ;[.A1160]/1000)" office:value-type="time" office:time-value="PT05H08M47.432S" calcext:value-type="time">
            <text:p>05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8.09" calcext:value-type="float">
            <text:p>1218.09</text:p>
          </table:table-cell>
          <table:table-cell office:value-type="float" office:value="1449.24" calcext:value-type="float">
            <text:p>1449.24</text:p>
          </table:table-cell>
        </table:table-row>
        <table:table-row table:style-name="ro1">
          <table:table-cell office:value-type="float" office:value="18543432" calcext:value-type="float">
            <text:p>18543432</text:p>
          </table:table-cell>
          <table:table-cell table:formula="of:=TIME( ; ;[.A1161]/1000)" office:value-type="time" office:time-value="PT05H09M03.432S" calcext:value-type="time">
            <text:p>05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219.1" calcext:value-type="float">
            <text:p>1219.1</text:p>
          </table:table-cell>
          <table:table-cell office:value-type="float" office:value="1450.39" calcext:value-type="float">
            <text:p>1450.39</text:p>
          </table:table-cell>
        </table:table-row>
        <table:table-row table:style-name="ro1">
          <table:table-cell office:value-type="float" office:value="18559432" calcext:value-type="float">
            <text:p>18559432</text:p>
          </table:table-cell>
          <table:table-cell table:formula="of:=TIME( ; ;[.A1162]/1000)" office:value-type="time" office:time-value="PT05H09M19.432S" calcext:value-type="time">
            <text:p>05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220.11" calcext:value-type="float">
            <text:p>1220.11</text:p>
          </table:table-cell>
          <table:table-cell office:value-type="float" office:value="1451.54" calcext:value-type="float">
            <text:p>1451.54</text:p>
          </table:table-cell>
        </table:table-row>
        <table:table-row table:style-name="ro1">
          <table:table-cell office:value-type="float" office:value="18575432" calcext:value-type="float">
            <text:p>18575432</text:p>
          </table:table-cell>
          <table:table-cell table:formula="of:=TIME( ; ;[.A1163]/1000)" office:value-type="time" office:time-value="PT05H09M35.432S" calcext:value-type="time">
            <text:p>05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1.12" calcext:value-type="float">
            <text:p>1221.12</text:p>
          </table:table-cell>
          <table:table-cell office:value-type="float" office:value="1452.7" calcext:value-type="float">
            <text:p>1452.7</text:p>
          </table:table-cell>
        </table:table-row>
        <table:table-row table:style-name="ro1">
          <table:table-cell office:value-type="float" office:value="18591432" calcext:value-type="float">
            <text:p>18591432</text:p>
          </table:table-cell>
          <table:table-cell table:formula="of:=TIME( ; ;[.A1164]/1000)" office:value-type="time" office:time-value="PT05H09M51.432S" calcext:value-type="time">
            <text:p>05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2.13" calcext:value-type="float">
            <text:p>1222.13</text:p>
          </table:table-cell>
          <table:table-cell office:value-type="float" office:value="1453.85" calcext:value-type="float">
            <text:p>1453.85</text:p>
          </table:table-cell>
        </table:table-row>
        <table:table-row table:style-name="ro1">
          <table:table-cell office:value-type="float" office:value="18607432" calcext:value-type="float">
            <text:p>18607432</text:p>
          </table:table-cell>
          <table:table-cell table:formula="of:=TIME( ; ;[.A1165]/1000)" office:value-type="time" office:time-value="PT05H10M07.432S" calcext:value-type="time">
            <text:p>05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1223.14" calcext:value-type="float">
            <text:p>1223.1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8623432" calcext:value-type="float">
            <text:p>18623432</text:p>
          </table:table-cell>
          <table:table-cell table:formula="of:=TIME( ; ;[.A1166]/1000)" office:value-type="time" office:time-value="PT05H10M23.432S" calcext:value-type="time">
            <text:p>05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4.15" calcext:value-type="float">
            <text:p>1224.15</text:p>
          </table:table-cell>
          <table:table-cell office:value-type="float" office:value="1456.15" calcext:value-type="float">
            <text:p>1456.15</text:p>
          </table:table-cell>
        </table:table-row>
        <table:table-row table:style-name="ro1">
          <table:table-cell office:value-type="float" office:value="18639432" calcext:value-type="float">
            <text:p>18639432</text:p>
          </table:table-cell>
          <table:table-cell table:formula="of:=TIME( ; ;[.A1167]/1000)" office:value-type="time" office:time-value="PT05H10M39.432S" calcext:value-type="time">
            <text:p>05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5.16" calcext:value-type="float">
            <text:p>1225.16</text:p>
          </table:table-cell>
          <table:table-cell office:value-type="float" office:value="1457.3" calcext:value-type="float">
            <text:p>1457.3</text:p>
          </table:table-cell>
        </table:table-row>
        <table:table-row table:style-name="ro1">
          <table:table-cell office:value-type="float" office:value="18655432" calcext:value-type="float">
            <text:p>18655432</text:p>
          </table:table-cell>
          <table:table-cell table:formula="of:=TIME( ; ;[.A1168]/1000)" office:value-type="time" office:time-value="PT05H10M55.432S" calcext:value-type="time">
            <text:p>05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6.17" calcext:value-type="float">
            <text:p>1226.17</text:p>
          </table:table-cell>
          <table:table-cell office:value-type="float" office:value="1458.45" calcext:value-type="float">
            <text:p>1458.45</text:p>
          </table:table-cell>
        </table:table-row>
        <table:table-row table:style-name="ro1">
          <table:table-cell office:value-type="float" office:value="18671432" calcext:value-type="float">
            <text:p>18671432</text:p>
          </table:table-cell>
          <table:table-cell table:formula="of:=TIME( ; ;[.A1169]/1000)" office:value-type="time" office:time-value="PT05H11M11.432S" calcext:value-type="time">
            <text:p>05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7.18" calcext:value-type="float">
            <text:p>1227.18</text:p>
          </table:table-cell>
          <table:table-cell office:value-type="float" office:value="1459.61" calcext:value-type="float">
            <text:p>1459.61</text:p>
          </table:table-cell>
        </table:table-row>
        <table:table-row table:style-name="ro1">
          <table:table-cell office:value-type="float" office:value="18687432" calcext:value-type="float">
            <text:p>18687432</text:p>
          </table:table-cell>
          <table:table-cell table:formula="of:=TIME( ; ;[.A1170]/1000)" office:value-type="time" office:time-value="PT05H11M27.432S" calcext:value-type="time">
            <text:p>05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28.19" calcext:value-type="float">
            <text:p>1228.19</text:p>
          </table:table-cell>
          <table:table-cell office:value-type="float" office:value="1460.76" calcext:value-type="float">
            <text:p>1460.76</text:p>
          </table:table-cell>
        </table:table-row>
        <table:table-row table:style-name="ro1">
          <table:table-cell office:value-type="float" office:value="18703432" calcext:value-type="float">
            <text:p>18703432</text:p>
          </table:table-cell>
          <table:table-cell table:formula="of:=TIME( ; ;[.A1171]/1000)" office:value-type="time" office:time-value="PT05H11M43.432S" calcext:value-type="time">
            <text:p>05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29.2" calcext:value-type="float">
            <text:p>1229.2</text:p>
          </table:table-cell>
          <table:table-cell office:value-type="float" office:value="1461.91" calcext:value-type="float">
            <text:p>1461.91</text:p>
          </table:table-cell>
        </table:table-row>
        <table:table-row table:style-name="ro1">
          <table:table-cell office:value-type="float" office:value="18719432" calcext:value-type="float">
            <text:p>18719432</text:p>
          </table:table-cell>
          <table:table-cell table:formula="of:=TIME( ; ;[.A1172]/1000)" office:value-type="time" office:time-value="PT05H11M59.432S" calcext:value-type="time">
            <text:p>05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230.21" calcext:value-type="float">
            <text:p>1230.21</text:p>
          </table:table-cell>
          <table:table-cell office:value-type="float" office:value="1463.06" calcext:value-type="float">
            <text:p>1463.06</text:p>
          </table:table-cell>
        </table:table-row>
        <table:table-row table:style-name="ro1">
          <table:table-cell office:value-type="float" office:value="18735432" calcext:value-type="float">
            <text:p>18735432</text:p>
          </table:table-cell>
          <table:table-cell table:formula="of:=TIME( ; ;[.A1173]/1000)" office:value-type="time" office:time-value="PT05H12M15.432S" calcext:value-type="time">
            <text:p>05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1.22" calcext:value-type="float">
            <text:p>1231.22</text:p>
          </table:table-cell>
          <table:table-cell office:value-type="float" office:value="1464.21" calcext:value-type="float">
            <text:p>1464.21</text:p>
          </table:table-cell>
        </table:table-row>
        <table:table-row table:style-name="ro1">
          <table:table-cell office:value-type="float" office:value="18751432" calcext:value-type="float">
            <text:p>18751432</text:p>
          </table:table-cell>
          <table:table-cell table:formula="of:=TIME( ; ;[.A1174]/1000)" office:value-type="time" office:time-value="PT05H12M31.432S" calcext:value-type="time">
            <text:p>05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2.23" calcext:value-type="float">
            <text:p>1232.23</text:p>
          </table:table-cell>
          <table:table-cell office:value-type="float" office:value="1465.36" calcext:value-type="float">
            <text:p>1465.36</text:p>
          </table:table-cell>
        </table:table-row>
        <table:table-row table:style-name="ro1">
          <table:table-cell office:value-type="float" office:value="18767432" calcext:value-type="float">
            <text:p>18767432</text:p>
          </table:table-cell>
          <table:table-cell table:formula="of:=TIME( ; ;[.A1175]/1000)" office:value-type="time" office:time-value="PT05H12M47.432S" calcext:value-type="time">
            <text:p>05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3.24" calcext:value-type="float">
            <text:p>1233.24</text:p>
          </table:table-cell>
          <table:table-cell office:value-type="float" office:value="1466.51" calcext:value-type="float">
            <text:p>1466.51</text:p>
          </table:table-cell>
        </table:table-row>
        <table:table-row table:style-name="ro1">
          <table:table-cell office:value-type="float" office:value="18783432" calcext:value-type="float">
            <text:p>18783432</text:p>
          </table:table-cell>
          <table:table-cell table:formula="of:=TIME( ; ;[.A1176]/1000)" office:value-type="time" office:time-value="PT05H13M03.432S" calcext:value-type="time">
            <text:p>05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4.25" calcext:value-type="float">
            <text:p>1234.25</text:p>
          </table:table-cell>
          <table:table-cell office:value-type="float" office:value="1467.66" calcext:value-type="float">
            <text:p>1467.66</text:p>
          </table:table-cell>
        </table:table-row>
        <table:table-row table:style-name="ro1">
          <table:table-cell office:value-type="float" office:value="18799432" calcext:value-type="float">
            <text:p>18799432</text:p>
          </table:table-cell>
          <table:table-cell table:formula="of:=TIME( ; ;[.A1177]/1000)" office:value-type="time" office:time-value="PT05H13M19.432S" calcext:value-type="time">
            <text:p>05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5.26" calcext:value-type="float">
            <text:p>1235.26</text:p>
          </table:table-cell>
          <table:table-cell office:value-type="float" office:value="1468.81" calcext:value-type="float">
            <text:p>1468.81</text:p>
          </table:table-cell>
        </table:table-row>
        <table:table-row table:style-name="ro1">
          <table:table-cell office:value-type="float" office:value="18815432" calcext:value-type="float">
            <text:p>18815432</text:p>
          </table:table-cell>
          <table:table-cell table:formula="of:=TIME( ; ;[.A1178]/1000)" office:value-type="time" office:time-value="PT05H13M35.432S" calcext:value-type="time">
            <text:p>05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6.27" calcext:value-type="float">
            <text:p>1236.27</text:p>
          </table:table-cell>
          <table:table-cell office:value-type="float" office:value="1469.95" calcext:value-type="float">
            <text:p>1469.95</text:p>
          </table:table-cell>
        </table:table-row>
        <table:table-row table:style-name="ro1">
          <table:table-cell office:value-type="float" office:value="18831432" calcext:value-type="float">
            <text:p>18831432</text:p>
          </table:table-cell>
          <table:table-cell table:formula="of:=TIME( ; ;[.A1179]/1000)" office:value-type="time" office:time-value="PT05H13M51.432S" calcext:value-type="time">
            <text:p>05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7.28" calcext:value-type="float">
            <text:p>1237.28</text:p>
          </table:table-cell>
          <table:table-cell office:value-type="float" office:value="1471.1" calcext:value-type="float">
            <text:p>1471.1</text:p>
          </table:table-cell>
        </table:table-row>
        <table:table-row table:style-name="ro1">
          <table:table-cell office:value-type="float" office:value="18847432" calcext:value-type="float">
            <text:p>18847432</text:p>
          </table:table-cell>
          <table:table-cell table:formula="of:=TIME( ; ;[.A1180]/1000)" office:value-type="time" office:time-value="PT05H14M07.432S" calcext:value-type="time">
            <text:p>05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8.28" calcext:value-type="float">
            <text:p>1238.28</text:p>
          </table:table-cell>
          <table:table-cell office:value-type="float" office:value="1472.25" calcext:value-type="float">
            <text:p>1472.25</text:p>
          </table:table-cell>
        </table:table-row>
        <table:table-row table:style-name="ro1">
          <table:table-cell office:value-type="float" office:value="18863432" calcext:value-type="float">
            <text:p>18863432</text:p>
          </table:table-cell>
          <table:table-cell table:formula="of:=TIME( ; ;[.A1181]/1000)" office:value-type="time" office:time-value="PT05H14M23.432S" calcext:value-type="time">
            <text:p>05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39.29" calcext:value-type="float">
            <text:p>1239.29</text:p>
          </table:table-cell>
          <table:table-cell office:value-type="float" office:value="1473.4" calcext:value-type="float">
            <text:p>1473.4</text:p>
          </table:table-cell>
        </table:table-row>
        <table:table-row table:style-name="ro1">
          <table:table-cell office:value-type="float" office:value="18879432" calcext:value-type="float">
            <text:p>18879432</text:p>
          </table:table-cell>
          <table:table-cell table:formula="of:=TIME( ; ;[.A1182]/1000)" office:value-type="time" office:time-value="PT05H14M39.432S" calcext:value-type="time">
            <text:p>05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0.3" calcext:value-type="float">
            <text:p>1240.3</text:p>
          </table:table-cell>
          <table:table-cell office:value-type="float" office:value="1474.55" calcext:value-type="float">
            <text:p>1474.55</text:p>
          </table:table-cell>
        </table:table-row>
        <table:table-row table:style-name="ro1">
          <table:table-cell office:value-type="float" office:value="18895432" calcext:value-type="float">
            <text:p>18895432</text:p>
          </table:table-cell>
          <table:table-cell table:formula="of:=TIME( ; ;[.A1183]/1000)" office:value-type="time" office:time-value="PT05H14M55.432S" calcext:value-type="time">
            <text:p>05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1.31" calcext:value-type="float">
            <text:p>1241.31</text:p>
          </table:table-cell>
          <table:table-cell office:value-type="float" office:value="1475.7" calcext:value-type="float">
            <text:p>1475.7</text:p>
          </table:table-cell>
        </table:table-row>
        <table:table-row table:style-name="ro1">
          <table:table-cell office:value-type="float" office:value="18911432" calcext:value-type="float">
            <text:p>18911432</text:p>
          </table:table-cell>
          <table:table-cell table:formula="of:=TIME( ; ;[.A1184]/1000)" office:value-type="time" office:time-value="PT05H15M11.432S" calcext:value-type="time">
            <text:p>05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2.32" calcext:value-type="float">
            <text:p>1242.32</text:p>
          </table:table-cell>
          <table:table-cell office:value-type="float" office:value="1476.85" calcext:value-type="float">
            <text:p>1476.85</text:p>
          </table:table-cell>
        </table:table-row>
        <table:table-row table:style-name="ro1">
          <table:table-cell office:value-type="float" office:value="18927432" calcext:value-type="float">
            <text:p>18927432</text:p>
          </table:table-cell>
          <table:table-cell table:formula="of:=TIME( ; ;[.A1185]/1000)" office:value-type="time" office:time-value="PT05H15M27.432S" calcext:value-type="time">
            <text:p>05:15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3.33" calcext:value-type="float">
            <text:p>1243.3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8943432" calcext:value-type="float">
            <text:p>18943432</text:p>
          </table:table-cell>
          <table:table-cell table:formula="of:=TIME( ; ;[.A1186]/1000)" office:value-type="time" office:time-value="PT05H15M43.432S" calcext:value-type="time">
            <text:p>05:15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4.34" calcext:value-type="float">
            <text:p>1244.34</text:p>
          </table:table-cell>
          <table:table-cell office:value-type="float" office:value="1479.15" calcext:value-type="float">
            <text:p>1479.15</text:p>
          </table:table-cell>
        </table:table-row>
        <table:table-row table:style-name="ro1">
          <table:table-cell office:value-type="float" office:value="18959432" calcext:value-type="float">
            <text:p>18959432</text:p>
          </table:table-cell>
          <table:table-cell table:formula="of:=TIME( ; ;[.A1187]/1000)" office:value-type="time" office:time-value="PT05H15M59.432S" calcext:value-type="time">
            <text:p>05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45.35" calcext:value-type="float">
            <text:p>1245.35</text:p>
          </table:table-cell>
          <table:table-cell office:value-type="float" office:value="1480.29" calcext:value-type="float">
            <text:p>1480.29</text:p>
          </table:table-cell>
        </table:table-row>
        <table:table-row table:style-name="ro1">
          <table:table-cell office:value-type="float" office:value="18975432" calcext:value-type="float">
            <text:p>18975432</text:p>
          </table:table-cell>
          <table:table-cell table:formula="of:=TIME( ; ;[.A1188]/1000)" office:value-type="time" office:time-value="PT05H16M15.432S" calcext:value-type="time">
            <text:p>05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1481.44" calcext:value-type="float">
            <text:p>1481.44</text:p>
          </table:table-cell>
        </table:table-row>
        <table:table-row table:style-name="ro1">
          <table:table-cell office:value-type="float" office:value="18991432" calcext:value-type="float">
            <text:p>18991432</text:p>
          </table:table-cell>
          <table:table-cell table:formula="of:=TIME( ; ;[.A1189]/1000)" office:value-type="time" office:time-value="PT05H16M31.432S" calcext:value-type="time">
            <text:p>05:16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247.37" calcext:value-type="float">
            <text:p>1247.37</text:p>
          </table:table-cell>
          <table:table-cell office:value-type="float" office:value="1482.59" calcext:value-type="float">
            <text:p>1482.59</text:p>
          </table:table-cell>
        </table:table-row>
        <table:table-row table:style-name="ro1">
          <table:table-cell office:value-type="float" office:value="19007432" calcext:value-type="float">
            <text:p>19007432</text:p>
          </table:table-cell>
          <table:table-cell table:formula="of:=TIME( ; ;[.A1190]/1000)" office:value-type="time" office:time-value="PT05H16M47.432S" calcext:value-type="time">
            <text:p>05:16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48.38" calcext:value-type="float">
            <text:p>1248.38</text:p>
          </table:table-cell>
          <table:table-cell office:value-type="float" office:value="1483.74" calcext:value-type="float">
            <text:p>1483.74</text:p>
          </table:table-cell>
        </table:table-row>
        <table:table-row table:style-name="ro1">
          <table:table-cell office:value-type="float" office:value="19023432" calcext:value-type="float">
            <text:p>19023432</text:p>
          </table:table-cell>
          <table:table-cell table:formula="of:=TIME( ; ;[.A1191]/1000)" office:value-type="time" office:time-value="PT05H17M03.432S" calcext:value-type="time">
            <text:p>05:17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49.39" calcext:value-type="float">
            <text:p>1249.39</text:p>
          </table:table-cell>
          <table:table-cell office:value-type="float" office:value="1484.89" calcext:value-type="float">
            <text:p>1484.89</text:p>
          </table:table-cell>
        </table:table-row>
        <table:table-row table:style-name="ro1">
          <table:table-cell office:value-type="float" office:value="19039432" calcext:value-type="float">
            <text:p>19039432</text:p>
          </table:table-cell>
          <table:table-cell table:formula="of:=TIME( ; ;[.A1192]/1000)" office:value-type="time" office:time-value="PT05H17M19.432S" calcext:value-type="time">
            <text:p>05:17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50.4" calcext:value-type="float">
            <text:p>1250.4</text:p>
          </table:table-cell>
          <table:table-cell office:value-type="float" office:value="1486.04" calcext:value-type="float">
            <text:p>1486.04</text:p>
          </table:table-cell>
        </table:table-row>
        <table:table-row table:style-name="ro1">
          <table:table-cell office:value-type="float" office:value="19055432" calcext:value-type="float">
            <text:p>19055432</text:p>
          </table:table-cell>
          <table:table-cell table:formula="of:=TIME( ; ;[.A1193]/1000)" office:value-type="time" office:time-value="PT05H17M35.432S" calcext:value-type="time">
            <text:p>05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51.41" calcext:value-type="float">
            <text:p>1251.41</text:p>
          </table:table-cell>
          <table:table-cell office:value-type="float" office:value="1487.19" calcext:value-type="float">
            <text:p>1487.19</text:p>
          </table:table-cell>
        </table:table-row>
        <table:table-row table:style-name="ro1">
          <table:table-cell office:value-type="float" office:value="19071432" calcext:value-type="float">
            <text:p>19071432</text:p>
          </table:table-cell>
          <table:table-cell table:formula="of:=TIME( ; ;[.A1194]/1000)" office:value-type="time" office:time-value="PT05H17M51.432S" calcext:value-type="time">
            <text:p>05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2.42" calcext:value-type="float">
            <text:p>1252.42</text:p>
          </table:table-cell>
          <table:table-cell office:value-type="float" office:value="1488.34" calcext:value-type="float">
            <text:p>1488.34</text:p>
          </table:table-cell>
        </table:table-row>
        <table:table-row table:style-name="ro1">
          <table:table-cell office:value-type="float" office:value="19087432" calcext:value-type="float">
            <text:p>19087432</text:p>
          </table:table-cell>
          <table:table-cell table:formula="of:=TIME( ; ;[.A1195]/1000)" office:value-type="time" office:time-value="PT05H18M07.432S" calcext:value-type="time">
            <text:p>05:18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3.43" calcext:value-type="float">
            <text:p>1253.43</text:p>
          </table:table-cell>
          <table:table-cell office:value-type="float" office:value="1489.48" calcext:value-type="float">
            <text:p>1489.48</text:p>
          </table:table-cell>
        </table:table-row>
        <table:table-row table:style-name="ro1">
          <table:table-cell office:value-type="float" office:value="19103432" calcext:value-type="float">
            <text:p>19103432</text:p>
          </table:table-cell>
          <table:table-cell table:formula="of:=TIME( ; ;[.A1196]/1000)" office:value-type="time" office:time-value="PT05H18M23.432S" calcext:value-type="time">
            <text:p>05:18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4.43" calcext:value-type="float">
            <text:p>1254.43</text:p>
          </table:table-cell>
          <table:table-cell office:value-type="float" office:value="1490.63" calcext:value-type="float">
            <text:p>1490.63</text:p>
          </table:table-cell>
        </table:table-row>
        <table:table-row table:style-name="ro1">
          <table:table-cell office:value-type="float" office:value="19119432" calcext:value-type="float">
            <text:p>19119432</text:p>
          </table:table-cell>
          <table:table-cell table:formula="of:=TIME( ; ;[.A1197]/1000)" office:value-type="time" office:time-value="PT05H18M39.432S" calcext:value-type="time">
            <text:p>05:18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5.44" calcext:value-type="float">
            <text:p>1255.44</text:p>
          </table:table-cell>
          <table:table-cell office:value-type="float" office:value="1491.78" calcext:value-type="float">
            <text:p>1491.78</text:p>
          </table:table-cell>
        </table:table-row>
        <table:table-row table:style-name="ro1">
          <table:table-cell office:value-type="float" office:value="19135432" calcext:value-type="float">
            <text:p>19135432</text:p>
          </table:table-cell>
          <table:table-cell table:formula="of:=TIME( ; ;[.A1198]/1000)" office:value-type="time" office:time-value="PT05H18M55.432S" calcext:value-type="time">
            <text:p>05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6.45" calcext:value-type="float">
            <text:p>1256.45</text:p>
          </table:table-cell>
          <table:table-cell office:value-type="float" office:value="1492.93" calcext:value-type="float">
            <text:p>1492.93</text:p>
          </table:table-cell>
        </table:table-row>
        <table:table-row table:style-name="ro1">
          <table:table-cell office:value-type="float" office:value="19151432" calcext:value-type="float">
            <text:p>19151432</text:p>
          </table:table-cell>
          <table:table-cell table:formula="of:=TIME( ; ;[.A1199]/1000)" office:value-type="time" office:time-value="PT05H19M11.432S" calcext:value-type="time">
            <text:p>05:19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257.46" calcext:value-type="float">
            <text:p>1257.46</text:p>
          </table:table-cell>
          <table:table-cell office:value-type="float" office:value="1494.08" calcext:value-type="float">
            <text:p>1494.08</text:p>
          </table:table-cell>
        </table:table-row>
        <table:table-row table:style-name="ro1">
          <table:table-cell office:value-type="float" office:value="19167432" calcext:value-type="float">
            <text:p>19167432</text:p>
          </table:table-cell>
          <table:table-cell table:formula="of:=TIME( ; ;[.A1200]/1000)" office:value-type="time" office:time-value="PT05H19M27.432S" calcext:value-type="time">
            <text:p>05:19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8.47" calcext:value-type="float">
            <text:p>1258.47</text:p>
          </table:table-cell>
          <table:table-cell office:value-type="float" office:value="1495.23" calcext:value-type="float">
            <text:p>1495.23</text:p>
          </table:table-cell>
        </table:table-row>
        <table:table-row table:style-name="ro1">
          <table:table-cell office:value-type="float" office:value="19183432" calcext:value-type="float">
            <text:p>19183432</text:p>
          </table:table-cell>
          <table:table-cell table:formula="of:=TIME( ; ;[.A1201]/1000)" office:value-type="time" office:time-value="PT05H19M43.432S" calcext:value-type="time">
            <text:p>05:19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59.48" calcext:value-type="float">
            <text:p>1259.48</text:p>
          </table:table-cell>
          <table:table-cell office:value-type="float" office:value="1496.38" calcext:value-type="float">
            <text:p>1496.38</text:p>
          </table:table-cell>
        </table:table-row>
        <table:table-row table:style-name="ro1">
          <table:table-cell office:value-type="float" office:value="19199432" calcext:value-type="float">
            <text:p>19199432</text:p>
          </table:table-cell>
          <table:table-cell table:formula="of:=TIME( ; ;[.A1202]/1000)" office:value-type="time" office:time-value="PT05H19M59.432S" calcext:value-type="time">
            <text:p>05:19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0.49" calcext:value-type="float">
            <text:p>1260.49</text:p>
          </table:table-cell>
          <table:table-cell office:value-type="float" office:value="1497.52" calcext:value-type="float">
            <text:p>1497.52</text:p>
          </table:table-cell>
        </table:table-row>
        <table:table-row table:style-name="ro1">
          <table:table-cell office:value-type="float" office:value="19215432" calcext:value-type="float">
            <text:p>19215432</text:p>
          </table:table-cell>
          <table:table-cell table:formula="of:=TIME( ; ;[.A1203]/1000)" office:value-type="time" office:time-value="PT05H20M15.432S" calcext:value-type="time">
            <text:p>05:20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1.49" calcext:value-type="float">
            <text:p>1261.49</text:p>
          </table:table-cell>
          <table:table-cell office:value-type="float" office:value="1498.67" calcext:value-type="float">
            <text:p>1498.67</text:p>
          </table:table-cell>
        </table:table-row>
        <table:table-row table:style-name="ro1">
          <table:table-cell office:value-type="float" office:value="19231432" calcext:value-type="float">
            <text:p>19231432</text:p>
          </table:table-cell>
          <table:table-cell table:formula="of:=TIME( ; ;[.A1204]/1000)" office:value-type="time" office:time-value="PT05H20M31.432S" calcext:value-type="time">
            <text:p>05:20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2.5" calcext:value-type="float">
            <text:p>1262.5</text:p>
          </table:table-cell>
          <table:table-cell office:value-type="float" office:value="1499.82" calcext:value-type="float">
            <text:p>1499.82</text:p>
          </table:table-cell>
        </table:table-row>
        <table:table-row table:style-name="ro1">
          <table:table-cell office:value-type="float" office:value="19247432" calcext:value-type="float">
            <text:p>19247432</text:p>
          </table:table-cell>
          <table:table-cell table:formula="of:=TIME( ; ;[.A1205]/1000)" office:value-type="time" office:time-value="PT05H20M47.432S" calcext:value-type="time">
            <text:p>05:20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3.51" calcext:value-type="float">
            <text:p>1263.51</text:p>
          </table:table-cell>
          <table:table-cell office:value-type="float" office:value="1500.97" calcext:value-type="float">
            <text:p>1500.97</text:p>
          </table:table-cell>
        </table:table-row>
        <table:table-row table:style-name="ro1">
          <table:table-cell office:value-type="float" office:value="19263432" calcext:value-type="float">
            <text:p>19263432</text:p>
          </table:table-cell>
          <table:table-cell table:formula="of:=TIME( ; ;[.A1206]/1000)" office:value-type="time" office:time-value="PT05H21M03.432S" calcext:value-type="time">
            <text:p>05:21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4.52" calcext:value-type="float">
            <text:p>1264.52</text:p>
          </table:table-cell>
          <table:table-cell office:value-type="float" office:value="1502.12" calcext:value-type="float">
            <text:p>1502.12</text:p>
          </table:table-cell>
        </table:table-row>
        <table:table-row table:style-name="ro1">
          <table:table-cell office:value-type="float" office:value="19279432" calcext:value-type="float">
            <text:p>19279432</text:p>
          </table:table-cell>
          <table:table-cell table:formula="of:=TIME( ; ;[.A1207]/1000)" office:value-type="time" office:time-value="PT05H21M19.432S" calcext:value-type="time">
            <text:p>05:21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65.53" calcext:value-type="float">
            <text:p>1265.53</text:p>
          </table:table-cell>
          <table:table-cell office:value-type="float" office:value="1503.27" calcext:value-type="float">
            <text:p>1503.27</text:p>
          </table:table-cell>
        </table:table-row>
        <table:table-row table:style-name="ro1">
          <table:table-cell office:value-type="float" office:value="19295432" calcext:value-type="float">
            <text:p>19295432</text:p>
          </table:table-cell>
          <table:table-cell table:formula="of:=TIME( ; ;[.A1208]/1000)" office:value-type="time" office:time-value="PT05H21M35.432S" calcext:value-type="time">
            <text:p>05:21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266.53" calcext:value-type="float">
            <text:p>1266.53</text:p>
          </table:table-cell>
          <table:table-cell office:value-type="float" office:value="1504.41" calcext:value-type="float">
            <text:p>1504.41</text:p>
          </table:table-cell>
        </table:table-row>
        <table:table-row table:style-name="ro1">
          <table:table-cell office:value-type="float" office:value="19311432" calcext:value-type="float">
            <text:p>19311432</text:p>
          </table:table-cell>
          <table:table-cell table:formula="of:=TIME( ; ;[.A1209]/1000)" office:value-type="time" office:time-value="PT05H21M51.432S" calcext:value-type="time">
            <text:p>05:21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67.54" calcext:value-type="float">
            <text:p>1267.54</text:p>
          </table:table-cell>
          <table:table-cell office:value-type="float" office:value="1505.56" calcext:value-type="float">
            <text:p>1505.56</text:p>
          </table:table-cell>
        </table:table-row>
        <table:table-row table:style-name="ro1">
          <table:table-cell office:value-type="float" office:value="19327432" calcext:value-type="float">
            <text:p>19327432</text:p>
          </table:table-cell>
          <table:table-cell table:formula="of:=TIME( ; ;[.A1210]/1000)" office:value-type="time" office:time-value="PT05H22M07.432S" calcext:value-type="time">
            <text:p>05:22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68.55" calcext:value-type="float">
            <text:p>1268.55</text:p>
          </table:table-cell>
          <table:table-cell office:value-type="float" office:value="1506.71" calcext:value-type="float">
            <text:p>1506.71</text:p>
          </table:table-cell>
        </table:table-row>
        <table:table-row table:style-name="ro1">
          <table:table-cell office:value-type="float" office:value="19343432" calcext:value-type="float">
            <text:p>19343432</text:p>
          </table:table-cell>
          <table:table-cell table:formula="of:=TIME( ; ;[.A1211]/1000)" office:value-type="time" office:time-value="PT05H22M23.432S" calcext:value-type="time">
            <text:p>05:2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69.56" calcext:value-type="float">
            <text:p>1269.56</text:p>
          </table:table-cell>
          <table:table-cell office:value-type="float" office:value="1507.86" calcext:value-type="float">
            <text:p>1507.86</text:p>
          </table:table-cell>
        </table:table-row>
        <table:table-row table:style-name="ro1">
          <table:table-cell office:value-type="float" office:value="19359432" calcext:value-type="float">
            <text:p>19359432</text:p>
          </table:table-cell>
          <table:table-cell table:formula="of:=TIME( ; ;[.A1212]/1000)" office:value-type="time" office:time-value="PT05H22M39.432S" calcext:value-type="time">
            <text:p>05:22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0.57" calcext:value-type="float">
            <text:p>1270.57</text:p>
          </table:table-cell>
          <table:table-cell office:value-type="float" office:value="1509.01" calcext:value-type="float">
            <text:p>1509.01</text:p>
          </table:table-cell>
        </table:table-row>
        <table:table-row table:style-name="ro1">
          <table:table-cell office:value-type="float" office:value="19375432" calcext:value-type="float">
            <text:p>19375432</text:p>
          </table:table-cell>
          <table:table-cell table:formula="of:=TIME( ; ;[.A1213]/1000)" office:value-type="time" office:time-value="PT05H22M55.432S" calcext:value-type="time">
            <text:p>05:22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1.57" calcext:value-type="float">
            <text:p>1271.57</text:p>
          </table:table-cell>
          <table:table-cell office:value-type="float" office:value="1510.15" calcext:value-type="float">
            <text:p>1510.15</text:p>
          </table:table-cell>
        </table:table-row>
        <table:table-row table:style-name="ro1">
          <table:table-cell office:value-type="float" office:value="19391432" calcext:value-type="float">
            <text:p>19391432</text:p>
          </table:table-cell>
          <table:table-cell table:formula="of:=TIME( ; ;[.A1214]/1000)" office:value-type="time" office:time-value="PT05H23M11.432S" calcext:value-type="time">
            <text:p>05:2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2.58" calcext:value-type="float">
            <text:p>1272.58</text:p>
          </table:table-cell>
          <table:table-cell office:value-type="float" office:value="1511.3" calcext:value-type="float">
            <text:p>1511.3</text:p>
          </table:table-cell>
        </table:table-row>
        <table:table-row table:style-name="ro1">
          <table:table-cell office:value-type="float" office:value="19407432" calcext:value-type="float">
            <text:p>19407432</text:p>
          </table:table-cell>
          <table:table-cell table:formula="of:=TIME( ; ;[.A1215]/1000)" office:value-type="time" office:time-value="PT05H23M27.432S" calcext:value-type="time">
            <text:p>05:2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3.59" calcext:value-type="float">
            <text:p>1273.59</text:p>
          </table:table-cell>
          <table:table-cell office:value-type="float" office:value="1512.45" calcext:value-type="float">
            <text:p>1512.45</text:p>
          </table:table-cell>
        </table:table-row>
        <table:table-row table:style-name="ro1">
          <table:table-cell office:value-type="float" office:value="19423432" calcext:value-type="float">
            <text:p>19423432</text:p>
          </table:table-cell>
          <table:table-cell table:formula="of:=TIME( ; ;[.A1216]/1000)" office:value-type="time" office:time-value="PT05H23M43.432S" calcext:value-type="time">
            <text:p>05:2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4.6" calcext:value-type="float">
            <text:p>1274.6</text:p>
          </table:table-cell>
          <table:table-cell office:value-type="float" office:value="1513.6" calcext:value-type="float">
            <text:p>1513.6</text:p>
          </table:table-cell>
        </table:table-row>
        <table:table-row table:style-name="ro1">
          <table:table-cell office:value-type="float" office:value="19439432" calcext:value-type="float">
            <text:p>19439432</text:p>
          </table:table-cell>
          <table:table-cell table:formula="of:=TIME( ; ;[.A1217]/1000)" office:value-type="time" office:time-value="PT05H23M59.432S" calcext:value-type="time">
            <text:p>05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5.61" calcext:value-type="float">
            <text:p>1275.61</text:p>
          </table:table-cell>
          <table:table-cell office:value-type="float" office:value="1514.74" calcext:value-type="float">
            <text:p>1514.74</text:p>
          </table:table-cell>
        </table:table-row>
        <table:table-row table:style-name="ro1">
          <table:table-cell office:value-type="float" office:value="19455432" calcext:value-type="float">
            <text:p>19455432</text:p>
          </table:table-cell>
          <table:table-cell table:formula="of:=TIME( ; ;[.A1218]/1000)" office:value-type="time" office:time-value="PT05H24M15.432S" calcext:value-type="time">
            <text:p>05:2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76.61" calcext:value-type="float">
            <text:p>1276.61</text:p>
          </table:table-cell>
          <table:table-cell office:value-type="float" office:value="1515.89" calcext:value-type="float">
            <text:p>1515.89</text:p>
          </table:table-cell>
        </table:table-row>
        <table:table-row table:style-name="ro1">
          <table:table-cell office:value-type="float" office:value="19471432" calcext:value-type="float">
            <text:p>19471432</text:p>
          </table:table-cell>
          <table:table-cell table:formula="of:=TIME( ; ;[.A1219]/1000)" office:value-type="time" office:time-value="PT05H24M31.432S" calcext:value-type="time">
            <text:p>05:2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277.62" calcext:value-type="float">
            <text:p>1277.62</text:p>
          </table:table-cell>
          <table:table-cell office:value-type="float" office:value="1517.04" calcext:value-type="float">
            <text:p>1517.04</text:p>
          </table:table-cell>
        </table:table-row>
        <table:table-row table:style-name="ro1">
          <table:table-cell office:value-type="float" office:value="19487432" calcext:value-type="float">
            <text:p>19487432</text:p>
          </table:table-cell>
          <table:table-cell table:formula="of:=TIME( ; ;[.A1220]/1000)" office:value-type="time" office:time-value="PT05H24M47.432S" calcext:value-type="time">
            <text:p>05:2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78.63" calcext:value-type="float">
            <text:p>1278.63</text:p>
          </table:table-cell>
          <table:table-cell office:value-type="float" office:value="1518.19" calcext:value-type="float">
            <text:p>1518.19</text:p>
          </table:table-cell>
        </table:table-row>
        <table:table-row table:style-name="ro1">
          <table:table-cell office:value-type="float" office:value="19503432" calcext:value-type="float">
            <text:p>19503432</text:p>
          </table:table-cell>
          <table:table-cell table:formula="of:=TIME( ; ;[.A1221]/1000)" office:value-type="time" office:time-value="PT05H25M03.432S" calcext:value-type="time">
            <text:p>05:2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79.64" calcext:value-type="float">
            <text:p>1279.64</text:p>
          </table:table-cell>
          <table:table-cell office:value-type="float" office:value="1519.33" calcext:value-type="float">
            <text:p>1519.33</text:p>
          </table:table-cell>
        </table:table-row>
        <table:table-row table:style-name="ro1">
          <table:table-cell office:value-type="float" office:value="19519432" calcext:value-type="float">
            <text:p>19519432</text:p>
          </table:table-cell>
          <table:table-cell table:formula="of:=TIME( ; ;[.A1222]/1000)" office:value-type="time" office:time-value="PT05H25M19.432S" calcext:value-type="time">
            <text:p>05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0.64" calcext:value-type="float">
            <text:p>1280.64</text:p>
          </table:table-cell>
          <table:table-cell office:value-type="float" office:value="1520.48" calcext:value-type="float">
            <text:p>1520.48</text:p>
          </table:table-cell>
        </table:table-row>
        <table:table-row table:style-name="ro1">
          <table:table-cell office:value-type="float" office:value="19535432" calcext:value-type="float">
            <text:p>19535432</text:p>
          </table:table-cell>
          <table:table-cell table:formula="of:=TIME( ; ;[.A1223]/1000)" office:value-type="time" office:time-value="PT05H25M35.432S" calcext:value-type="time">
            <text:p>05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1.65" calcext:value-type="float">
            <text:p>1281.65</text:p>
          </table:table-cell>
          <table:table-cell office:value-type="float" office:value="1521.63" calcext:value-type="float">
            <text:p>1521.63</text:p>
          </table:table-cell>
        </table:table-row>
        <table:table-row table:style-name="ro1">
          <table:table-cell office:value-type="float" office:value="19551432" calcext:value-type="float">
            <text:p>19551432</text:p>
          </table:table-cell>
          <table:table-cell table:formula="of:=TIME( ; ;[.A1224]/1000)" office:value-type="time" office:time-value="PT05H25M51.432S" calcext:value-type="time">
            <text:p>05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2.66" calcext:value-type="float">
            <text:p>1282.66</text:p>
          </table:table-cell>
          <table:table-cell office:value-type="float" office:value="1522.77" calcext:value-type="float">
            <text:p>1522.77</text:p>
          </table:table-cell>
        </table:table-row>
        <table:table-row table:style-name="ro1">
          <table:table-cell office:value-type="float" office:value="19567432" calcext:value-type="float">
            <text:p>19567432</text:p>
          </table:table-cell>
          <table:table-cell table:formula="of:=TIME( ; ;[.A1225]/1000)" office:value-type="time" office:time-value="PT05H26M07.432S" calcext:value-type="time">
            <text:p>05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3.67" calcext:value-type="float">
            <text:p>1283.67</text:p>
          </table:table-cell>
          <table:table-cell office:value-type="float" office:value="1523.92" calcext:value-type="float">
            <text:p>1523.92</text:p>
          </table:table-cell>
        </table:table-row>
        <table:table-row table:style-name="ro1">
          <table:table-cell office:value-type="float" office:value="19583432" calcext:value-type="float">
            <text:p>19583432</text:p>
          </table:table-cell>
          <table:table-cell table:formula="of:=TIME( ; ;[.A1226]/1000)" office:value-type="time" office:time-value="PT05H26M23.432S" calcext:value-type="time">
            <text:p>05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7" calcext:value-type="float">
            <text:p>226.7</text:p>
          </table:table-cell>
          <table:table-cell office:value-type="float" office:value="257.23" calcext:value-type="float">
            <text:p>257.23</text:p>
          </table:table-cell>
          <table:table-cell office:value-type="float" office:value="1284.68" calcext:value-type="float">
            <text:p>1284.68</text:p>
          </table:table-cell>
          <table:table-cell office:value-type="float" office:value="1525.06" calcext:value-type="float">
            <text:p>1525.06</text:p>
          </table:table-cell>
        </table:table-row>
        <table:table-row table:style-name="ro1">
          <table:table-cell office:value-type="float" office:value="19599432" calcext:value-type="float">
            <text:p>19599432</text:p>
          </table:table-cell>
          <table:table-cell table:formula="of:=TIME( ; ;[.A1227]/1000)" office:value-type="time" office:time-value="PT05H26M39.432S" calcext:value-type="time">
            <text:p>05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285.68" calcext:value-type="float">
            <text:p>1285.68</text:p>
          </table:table-cell>
          <table:table-cell office:value-type="float" office:value="1526.21" calcext:value-type="float">
            <text:p>1526.21</text:p>
          </table:table-cell>
        </table:table-row>
        <table:table-row table:style-name="ro1">
          <table:table-cell office:value-type="float" office:value="19615432" calcext:value-type="float">
            <text:p>19615432</text:p>
          </table:table-cell>
          <table:table-cell table:formula="of:=TIME( ; ;[.A1228]/1000)" office:value-type="time" office:time-value="PT05H26M55.432S" calcext:value-type="time">
            <text:p>05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286.69" calcext:value-type="float">
            <text:p>1286.69</text:p>
          </table:table-cell>
          <table:table-cell office:value-type="float" office:value="1527.36" calcext:value-type="float">
            <text:p>1527.36</text:p>
          </table:table-cell>
        </table:table-row>
        <table:table-row table:style-name="ro1">
          <table:table-cell office:value-type="float" office:value="19631432" calcext:value-type="float">
            <text:p>19631432</text:p>
          </table:table-cell>
          <table:table-cell table:formula="of:=TIME( ; ;[.A1229]/1000)" office:value-type="time" office:time-value="PT05H27M11.432S" calcext:value-type="time">
            <text:p>05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7.7" calcext:value-type="float">
            <text:p>1287.7</text:p>
          </table:table-cell>
          <table:table-cell office:value-type="float" office:value="1528.5" calcext:value-type="float">
            <text:p>1528.5</text:p>
          </table:table-cell>
        </table:table-row>
        <table:table-row table:style-name="ro1">
          <table:table-cell office:value-type="float" office:value="19647432" calcext:value-type="float">
            <text:p>19647432</text:p>
          </table:table-cell>
          <table:table-cell table:formula="of:=TIME( ; ;[.A1230]/1000)" office:value-type="time" office:time-value="PT05H27M27.432S" calcext:value-type="time">
            <text:p>05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88.71" calcext:value-type="float">
            <text:p>1288.71</text:p>
          </table:table-cell>
          <table:table-cell office:value-type="float" office:value="1529.65" calcext:value-type="float">
            <text:p>1529.65</text:p>
          </table:table-cell>
        </table:table-row>
        <table:table-row table:style-name="ro1">
          <table:table-cell office:value-type="float" office:value="19663432" calcext:value-type="float">
            <text:p>19663432</text:p>
          </table:table-cell>
          <table:table-cell table:formula="of:=TIME( ; ;[.A1231]/1000)" office:value-type="time" office:time-value="PT05H27M43.432S" calcext:value-type="time">
            <text:p>05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89.71" calcext:value-type="float">
            <text:p>1289.71</text:p>
          </table:table-cell>
          <table:table-cell office:value-type="float" office:value="1530.79" calcext:value-type="float">
            <text:p>1530.79</text:p>
          </table:table-cell>
        </table:table-row>
        <table:table-row table:style-name="ro1">
          <table:table-cell office:value-type="float" office:value="19679432" calcext:value-type="float">
            <text:p>19679432</text:p>
          </table:table-cell>
          <table:table-cell table:formula="of:=TIME( ; ;[.A1232]/1000)" office:value-type="time" office:time-value="PT05H27M59.432S" calcext:value-type="time">
            <text:p>05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290.72" calcext:value-type="float">
            <text:p>1290.72</text:p>
          </table:table-cell>
          <table:table-cell office:value-type="float" office:value="1531.94" calcext:value-type="float">
            <text:p>1531.94</text:p>
          </table:table-cell>
        </table:table-row>
        <table:table-row table:style-name="ro1">
          <table:table-cell office:value-type="float" office:value="19695432" calcext:value-type="float">
            <text:p>19695432</text:p>
          </table:table-cell>
          <table:table-cell table:formula="of:=TIME( ; ;[.A1233]/1000)" office:value-type="time" office:time-value="PT05H28M15.432S" calcext:value-type="time">
            <text:p>05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6" calcext:value-type="float">
            <text:p>226.6</text:p>
          </table:table-cell>
          <table:table-cell office:value-type="float" office:value="257.11" calcext:value-type="float">
            <text:p>257.11</text:p>
          </table:table-cell>
          <table:table-cell office:value-type="float" office:value="1291.73" calcext:value-type="float">
            <text:p>1291.73</text:p>
          </table:table-cell>
          <table:table-cell office:value-type="float" office:value="1533.08" calcext:value-type="float">
            <text:p>1533.08</text:p>
          </table:table-cell>
        </table:table-row>
        <table:table-row table:style-name="ro1">
          <table:table-cell office:value-type="float" office:value="19711432" calcext:value-type="float">
            <text:p>19711432</text:p>
          </table:table-cell>
          <table:table-cell table:formula="of:=TIME( ; ;[.A1234]/1000)" office:value-type="time" office:time-value="PT05H28M31.432S" calcext:value-type="time">
            <text:p>05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92.74" calcext:value-type="float">
            <text:p>1292.74</text:p>
          </table:table-cell>
          <table:table-cell office:value-type="float" office:value="1534.23" calcext:value-type="float">
            <text:p>1534.23</text:p>
          </table:table-cell>
        </table:table-row>
        <table:table-row table:style-name="ro1">
          <table:table-cell office:value-type="float" office:value="19727432" calcext:value-type="float">
            <text:p>19727432</text:p>
          </table:table-cell>
          <table:table-cell table:formula="of:=TIME( ; ;[.A1235]/1000)" office:value-type="time" office:time-value="PT05H28M47.432S" calcext:value-type="time">
            <text:p>05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93.74" calcext:value-type="float">
            <text:p>1293.74</text:p>
          </table:table-cell>
          <table:table-cell office:value-type="float" office:value="1535.38" calcext:value-type="float">
            <text:p>1535.38</text:p>
          </table:table-cell>
        </table:table-row>
        <table:table-row table:style-name="ro1">
          <table:table-cell office:value-type="float" office:value="19743432" calcext:value-type="float">
            <text:p>19743432</text:p>
          </table:table-cell>
          <table:table-cell table:formula="of:=TIME( ; ;[.A1236]/1000)" office:value-type="time" office:time-value="PT05H29M03.432S" calcext:value-type="time">
            <text:p>05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1536.52" calcext:value-type="float">
            <text:p>1536.52</text:p>
          </table:table-cell>
        </table:table-row>
        <table:table-row table:style-name="ro1">
          <table:table-cell office:value-type="float" office:value="19759432" calcext:value-type="float">
            <text:p>19759432</text:p>
          </table:table-cell>
          <table:table-cell table:formula="of:=TIME( ; ;[.A1237]/1000)" office:value-type="time" office:time-value="PT05H29M19.432S" calcext:value-type="time">
            <text:p>05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6" calcext:value-type="float">
            <text:p>226.6</text:p>
          </table:table-cell>
          <table:table-cell office:value-type="float" office:value="257.11" calcext:value-type="float">
            <text:p>257.11</text:p>
          </table:table-cell>
          <table:table-cell office:value-type="float" office:value="1295.76" calcext:value-type="float">
            <text:p>1295.76</text:p>
          </table:table-cell>
          <table:table-cell office:value-type="float" office:value="1537.67" calcext:value-type="float">
            <text:p>1537.67</text:p>
          </table:table-cell>
        </table:table-row>
        <table:table-row table:style-name="ro1">
          <table:table-cell office:value-type="float" office:value="19775432" calcext:value-type="float">
            <text:p>19775432</text:p>
          </table:table-cell>
          <table:table-cell table:formula="of:=TIME( ; ;[.A1238]/1000)" office:value-type="time" office:time-value="PT05H29M35.432S" calcext:value-type="time">
            <text:p>05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296.77" calcext:value-type="float">
            <text:p>1296.77</text:p>
          </table:table-cell>
          <table:table-cell office:value-type="float" office:value="1538.81" calcext:value-type="float">
            <text:p>1538.81</text:p>
          </table:table-cell>
        </table:table-row>
        <table:table-row table:style-name="ro1">
          <table:table-cell office:value-type="float" office:value="19791432" calcext:value-type="float">
            <text:p>19791432</text:p>
          </table:table-cell>
          <table:table-cell table:formula="of:=TIME( ; ;[.A1239]/1000)" office:value-type="time" office:time-value="PT05H29M51.432S" calcext:value-type="time">
            <text:p>05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97.77" calcext:value-type="float">
            <text:p>1297.77</text:p>
          </table:table-cell>
          <table:table-cell office:value-type="float" office:value="1539.96" calcext:value-type="float">
            <text:p>1539.96</text:p>
          </table:table-cell>
        </table:table-row>
        <table:table-row table:style-name="ro1">
          <table:table-cell office:value-type="float" office:value="19807432" calcext:value-type="float">
            <text:p>19807432</text:p>
          </table:table-cell>
          <table:table-cell table:formula="of:=TIME( ; ;[.A1240]/1000)" office:value-type="time" office:time-value="PT05H30M07.432S" calcext:value-type="time">
            <text:p>05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298.78" calcext:value-type="float">
            <text:p>1298.78</text:p>
          </table:table-cell>
          <table:table-cell office:value-type="float" office:value="1541.1" calcext:value-type="float">
            <text:p>1541.1</text:p>
          </table:table-cell>
        </table:table-row>
        <table:table-row table:style-name="ro1">
          <table:table-cell office:value-type="float" office:value="19823432" calcext:value-type="float">
            <text:p>19823432</text:p>
          </table:table-cell>
          <table:table-cell table:formula="of:=TIME( ; ;[.A1241]/1000)" office:value-type="time" office:time-value="PT05H30M23.432S" calcext:value-type="time">
            <text:p>05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299.79" calcext:value-type="float">
            <text:p>1299.79</text:p>
          </table:table-cell>
          <table:table-cell office:value-type="float" office:value="1542.25" calcext:value-type="float">
            <text:p>1542.25</text:p>
          </table:table-cell>
        </table:table-row>
        <table:table-row table:style-name="ro1">
          <table:table-cell office:value-type="float" office:value="19839432" calcext:value-type="float">
            <text:p>19839432</text:p>
          </table:table-cell>
          <table:table-cell table:formula="of:=TIME( ; ;[.A1242]/1000)" office:value-type="time" office:time-value="PT05H30M39.432S" calcext:value-type="time">
            <text:p>05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300.79" calcext:value-type="float">
            <text:p>1300.79</text:p>
          </table:table-cell>
          <table:table-cell office:value-type="float" office:value="1543.39" calcext:value-type="float">
            <text:p>1543.39</text:p>
          </table:table-cell>
        </table:table-row>
        <table:table-row table:style-name="ro1">
          <table:table-cell office:value-type="float" office:value="19855432" calcext:value-type="float">
            <text:p>19855432</text:p>
          </table:table-cell>
          <table:table-cell table:formula="of:=TIME( ; ;[.A1243]/1000)" office:value-type="time" office:time-value="PT05H30M55.432S" calcext:value-type="time">
            <text:p>05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01.8" calcext:value-type="float">
            <text:p>1301.8</text:p>
          </table:table-cell>
          <table:table-cell office:value-type="float" office:value="1544.53" calcext:value-type="float">
            <text:p>1544.53</text:p>
          </table:table-cell>
        </table:table-row>
        <table:table-row table:style-name="ro1">
          <table:table-cell office:value-type="float" office:value="19871432" calcext:value-type="float">
            <text:p>19871432</text:p>
          </table:table-cell>
          <table:table-cell table:formula="of:=TIME( ; ;[.A1244]/1000)" office:value-type="time" office:time-value="PT05H31M11.432S" calcext:value-type="time">
            <text:p>05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302.81" calcext:value-type="float">
            <text:p>1302.81</text:p>
          </table:table-cell>
          <table:table-cell office:value-type="float" office:value="1545.68" calcext:value-type="float">
            <text:p>1545.68</text:p>
          </table:table-cell>
        </table:table-row>
        <table:table-row table:style-name="ro1">
          <table:table-cell office:value-type="float" office:value="19887432" calcext:value-type="float">
            <text:p>19887432</text:p>
          </table:table-cell>
          <table:table-cell table:formula="of:=TIME( ; ;[.A1245]/1000)" office:value-type="time" office:time-value="PT05H31M27.432S" calcext:value-type="time">
            <text:p>05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303.81" calcext:value-type="float">
            <text:p>1303.81</text:p>
          </table:table-cell>
          <table:table-cell office:value-type="float" office:value="1546.82" calcext:value-type="float">
            <text:p>1546.82</text:p>
          </table:table-cell>
        </table:table-row>
        <table:table-row table:style-name="ro1">
          <table:table-cell office:value-type="float" office:value="19903432" calcext:value-type="float">
            <text:p>19903432</text:p>
          </table:table-cell>
          <table:table-cell table:formula="of:=TIME( ; ;[.A1246]/1000)" office:value-type="time" office:time-value="PT05H31M43.432S" calcext:value-type="time">
            <text:p>05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04.82" calcext:value-type="float">
            <text:p>1304.82</text:p>
          </table:table-cell>
          <table:table-cell office:value-type="float" office:value="1547.97" calcext:value-type="float">
            <text:p>1547.97</text:p>
          </table:table-cell>
        </table:table-row>
        <table:table-row table:style-name="ro1">
          <table:table-cell office:value-type="float" office:value="19919432" calcext:value-type="float">
            <text:p>19919432</text:p>
          </table:table-cell>
          <table:table-cell table:formula="of:=TIME( ; ;[.A1247]/1000)" office:value-type="time" office:time-value="PT05H31M59.432S" calcext:value-type="time">
            <text:p>05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305.82" calcext:value-type="float">
            <text:p>1305.82</text:p>
          </table:table-cell>
          <table:table-cell office:value-type="float" office:value="1549.11" calcext:value-type="float">
            <text:p>1549.11</text:p>
          </table:table-cell>
        </table:table-row>
        <table:table-row table:style-name="ro1">
          <table:table-cell office:value-type="float" office:value="19935432" calcext:value-type="float">
            <text:p>19935432</text:p>
          </table:table-cell>
          <table:table-cell table:formula="of:=TIME( ; ;[.A1248]/1000)" office:value-type="time" office:time-value="PT05H32M15.432S" calcext:value-type="time">
            <text:p>05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06.83" calcext:value-type="float">
            <text:p>1306.83</text:p>
          </table:table-cell>
          <table:table-cell office:value-type="float" office:value="1550.26" calcext:value-type="float">
            <text:p>1550.26</text:p>
          </table:table-cell>
        </table:table-row>
        <table:table-row table:style-name="ro1">
          <table:table-cell office:value-type="float" office:value="19951432" calcext:value-type="float">
            <text:p>19951432</text:p>
          </table:table-cell>
          <table:table-cell table:formula="of:=TIME( ; ;[.A1249]/1000)" office:value-type="time" office:time-value="PT05H32M31.432S" calcext:value-type="time">
            <text:p>05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1307.84" calcext:value-type="float">
            <text:p>1307.84</text:p>
          </table:table-cell>
          <table:table-cell office:value-type="float" office:value="1551.4" calcext:value-type="float">
            <text:p>1551.4</text:p>
          </table:table-cell>
        </table:table-row>
        <table:table-row table:style-name="ro1">
          <table:table-cell office:value-type="float" office:value="19967432" calcext:value-type="float">
            <text:p>19967432</text:p>
          </table:table-cell>
          <table:table-cell table:formula="of:=TIME( ; ;[.A1250]/1000)" office:value-type="time" office:time-value="PT05H32M47.432S" calcext:value-type="time">
            <text:p>05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08.84" calcext:value-type="float">
            <text:p>1308.84</text:p>
          </table:table-cell>
          <table:table-cell office:value-type="float" office:value="1552.54" calcext:value-type="float">
            <text:p>1552.54</text:p>
          </table:table-cell>
        </table:table-row>
        <table:table-row table:style-name="ro1">
          <table:table-cell office:value-type="float" office:value="19983432" calcext:value-type="float">
            <text:p>19983432</text:p>
          </table:table-cell>
          <table:table-cell table:formula="of:=TIME( ; ;[.A1251]/1000)" office:value-type="time" office:time-value="PT05H33M03.432S" calcext:value-type="time">
            <text:p>05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09.85" calcext:value-type="float">
            <text:p>1309.85</text:p>
          </table:table-cell>
          <table:table-cell office:value-type="float" office:value="1553.69" calcext:value-type="float">
            <text:p>1553.69</text:p>
          </table:table-cell>
        </table:table-row>
        <table:table-row table:style-name="ro1">
          <table:table-cell office:value-type="float" office:value="19999432" calcext:value-type="float">
            <text:p>19999432</text:p>
          </table:table-cell>
          <table:table-cell table:formula="of:=TIME( ; ;[.A1252]/1000)" office:value-type="time" office:time-value="PT05H33M19.432S" calcext:value-type="time">
            <text:p>05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310.85" calcext:value-type="float">
            <text:p>1310.85</text:p>
          </table:table-cell>
          <table:table-cell office:value-type="float" office:value="1554.83" calcext:value-type="float">
            <text:p>1554.83</text:p>
          </table:table-cell>
        </table:table-row>
        <table:table-row table:style-name="ro1">
          <table:table-cell office:value-type="float" office:value="20015432" calcext:value-type="float">
            <text:p>20015432</text:p>
          </table:table-cell>
          <table:table-cell table:formula="of:=TIME( ; ;[.A1253]/1000)" office:value-type="time" office:time-value="PT05H33M35.432S" calcext:value-type="time">
            <text:p>05:3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1.86" calcext:value-type="float">
            <text:p>1311.86</text:p>
          </table:table-cell>
          <table:table-cell office:value-type="float" office:value="1555.97" calcext:value-type="float">
            <text:p>1555.97</text:p>
          </table:table-cell>
        </table:table-row>
        <table:table-row table:style-name="ro1">
          <table:table-cell office:value-type="float" office:value="20031432" calcext:value-type="float">
            <text:p>20031432</text:p>
          </table:table-cell>
          <table:table-cell table:formula="of:=TIME( ; ;[.A1254]/1000)" office:value-type="time" office:time-value="PT05H33M51.432S" calcext:value-type="time">
            <text:p>05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312.87" calcext:value-type="float">
            <text:p>1312.87</text:p>
          </table:table-cell>
          <table:table-cell office:value-type="float" office:value="1557.12" calcext:value-type="float">
            <text:p>1557.12</text:p>
          </table:table-cell>
        </table:table-row>
        <table:table-row table:style-name="ro1">
          <table:table-cell office:value-type="float" office:value="20047432" calcext:value-type="float">
            <text:p>20047432</text:p>
          </table:table-cell>
          <table:table-cell table:formula="of:=TIME( ; ;[.A1255]/1000)" office:value-type="time" office:time-value="PT05H34M07.432S" calcext:value-type="time">
            <text:p>05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3.87" calcext:value-type="float">
            <text:p>1313.87</text:p>
          </table:table-cell>
          <table:table-cell office:value-type="float" office:value="1558.26" calcext:value-type="float">
            <text:p>1558.26</text:p>
          </table:table-cell>
        </table:table-row>
        <table:table-row table:style-name="ro1">
          <table:table-cell office:value-type="float" office:value="20063432" calcext:value-type="float">
            <text:p>20063432</text:p>
          </table:table-cell>
          <table:table-cell table:formula="of:=TIME( ; ;[.A1256]/1000)" office:value-type="time" office:time-value="PT05H34M23.432S" calcext:value-type="time">
            <text:p>05:3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4.88" calcext:value-type="float">
            <text:p>1314.88</text:p>
          </table:table-cell>
          <table:table-cell office:value-type="float" office:value="1559.4" calcext:value-type="float">
            <text:p>1559.4</text:p>
          </table:table-cell>
        </table:table-row>
        <table:table-row table:style-name="ro1">
          <table:table-cell office:value-type="float" office:value="20079432" calcext:value-type="float">
            <text:p>20079432</text:p>
          </table:table-cell>
          <table:table-cell table:formula="of:=TIME( ; ;[.A1257]/1000)" office:value-type="time" office:time-value="PT05H34M39.432S" calcext:value-type="time">
            <text:p>05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315.89" calcext:value-type="float">
            <text:p>1315.89</text:p>
          </table:table-cell>
          <table:table-cell office:value-type="float" office:value="1560.55" calcext:value-type="float">
            <text:p>1560.55</text:p>
          </table:table-cell>
        </table:table-row>
        <table:table-row table:style-name="ro1">
          <table:table-cell office:value-type="float" office:value="20095432" calcext:value-type="float">
            <text:p>20095432</text:p>
          </table:table-cell>
          <table:table-cell table:formula="of:=TIME( ; ;[.A1258]/1000)" office:value-type="time" office:time-value="PT05H34M55.432S" calcext:value-type="time">
            <text:p>05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1316.89" calcext:value-type="float">
            <text:p>1316.89</text:p>
          </table:table-cell>
          <table:table-cell office:value-type="float" office:value="1561.69" calcext:value-type="float">
            <text:p>1561.69</text:p>
          </table:table-cell>
        </table:table-row>
        <table:table-row table:style-name="ro1">
          <table:table-cell office:value-type="float" office:value="20111432" calcext:value-type="float">
            <text:p>20111432</text:p>
          </table:table-cell>
          <table:table-cell table:formula="of:=TIME( ; ;[.A1259]/1000)" office:value-type="time" office:time-value="PT05H35M11.432S" calcext:value-type="time">
            <text:p>05:3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7.9" calcext:value-type="float">
            <text:p>1317.9</text:p>
          </table:table-cell>
          <table:table-cell office:value-type="float" office:value="1562.83" calcext:value-type="float">
            <text:p>1562.83</text:p>
          </table:table-cell>
        </table:table-row>
        <table:table-row table:style-name="ro1">
          <table:table-cell office:value-type="float" office:value="20127432" calcext:value-type="float">
            <text:p>20127432</text:p>
          </table:table-cell>
          <table:table-cell table:formula="of:=TIME( ; ;[.A1260]/1000)" office:value-type="time" office:time-value="PT05H35M27.432S" calcext:value-type="time">
            <text:p>05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8.9" calcext:value-type="float">
            <text:p>1318.9</text:p>
          </table:table-cell>
          <table:table-cell office:value-type="float" office:value="1563.97" calcext:value-type="float">
            <text:p>1563.97</text:p>
          </table:table-cell>
        </table:table-row>
        <table:table-row table:style-name="ro1">
          <table:table-cell office:value-type="float" office:value="20143432" calcext:value-type="float">
            <text:p>20143432</text:p>
          </table:table-cell>
          <table:table-cell table:formula="of:=TIME( ; ;[.A1261]/1000)" office:value-type="time" office:time-value="PT05H35M43.432S" calcext:value-type="time">
            <text:p>05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19.91" calcext:value-type="float">
            <text:p>1319.91</text:p>
          </table:table-cell>
          <table:table-cell office:value-type="float" office:value="1565.12" calcext:value-type="float">
            <text:p>1565.12</text:p>
          </table:table-cell>
        </table:table-row>
        <table:table-row table:style-name="ro1">
          <table:table-cell office:value-type="float" office:value="20159432" calcext:value-type="float">
            <text:p>20159432</text:p>
          </table:table-cell>
          <table:table-cell table:formula="of:=TIME( ; ;[.A1262]/1000)" office:value-type="time" office:time-value="PT05H35M59.432S" calcext:value-type="time">
            <text:p>05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320.92" calcext:value-type="float">
            <text:p>1320.92</text:p>
          </table:table-cell>
          <table:table-cell office:value-type="float" office:value="1566.26" calcext:value-type="float">
            <text:p>1566.26</text:p>
          </table:table-cell>
        </table:table-row>
        <table:table-row table:style-name="ro1">
          <table:table-cell office:value-type="float" office:value="20175432" calcext:value-type="float">
            <text:p>20175432</text:p>
          </table:table-cell>
          <table:table-cell table:formula="of:=TIME( ; ;[.A1263]/1000)" office:value-type="time" office:time-value="PT05H36M15.432S" calcext:value-type="time">
            <text:p>05:3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321.92" calcext:value-type="float">
            <text:p>1321.92</text:p>
          </table:table-cell>
          <table:table-cell office:value-type="float" office:value="1567.4" calcext:value-type="float">
            <text:p>1567.4</text:p>
          </table:table-cell>
        </table:table-row>
        <table:table-row table:style-name="ro1">
          <table:table-cell office:value-type="float" office:value="20191432" calcext:value-type="float">
            <text:p>20191432</text:p>
          </table:table-cell>
          <table:table-cell table:formula="of:=TIME( ; ;[.A1264]/1000)" office:value-type="time" office:time-value="PT05H36M31.432S" calcext:value-type="time">
            <text:p>05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2.93" calcext:value-type="float">
            <text:p>1322.93</text:p>
          </table:table-cell>
          <table:table-cell office:value-type="float" office:value="1568.54" calcext:value-type="float">
            <text:p>1568.54</text:p>
          </table:table-cell>
        </table:table-row>
        <table:table-row table:style-name="ro1">
          <table:table-cell office:value-type="float" office:value="20207432" calcext:value-type="float">
            <text:p>20207432</text:p>
          </table:table-cell>
          <table:table-cell table:formula="of:=TIME( ; ;[.A1265]/1000)" office:value-type="time" office:time-value="PT05H36M47.432S" calcext:value-type="time">
            <text:p>05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3.93" calcext:value-type="float">
            <text:p>1323.93</text:p>
          </table:table-cell>
          <table:table-cell office:value-type="float" office:value="1569.69" calcext:value-type="float">
            <text:p>1569.69</text:p>
          </table:table-cell>
        </table:table-row>
        <table:table-row table:style-name="ro1">
          <table:table-cell office:value-type="float" office:value="20223432" calcext:value-type="float">
            <text:p>20223432</text:p>
          </table:table-cell>
          <table:table-cell table:formula="of:=TIME( ; ;[.A1266]/1000)" office:value-type="time" office:time-value="PT05H37M03.432S" calcext:value-type="time">
            <text:p>05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4.94" calcext:value-type="float">
            <text:p>1324.94</text:p>
          </table:table-cell>
          <table:table-cell office:value-type="float" office:value="1570.83" calcext:value-type="float">
            <text:p>1570.83</text:p>
          </table:table-cell>
        </table:table-row>
        <table:table-row table:style-name="ro1">
          <table:table-cell office:value-type="float" office:value="20239432" calcext:value-type="float">
            <text:p>20239432</text:p>
          </table:table-cell>
          <table:table-cell table:formula="of:=TIME( ; ;[.A1267]/1000)" office:value-type="time" office:time-value="PT05H37M19.432S" calcext:value-type="time">
            <text:p>05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5.94" calcext:value-type="float">
            <text:p>1325.94</text:p>
          </table:table-cell>
          <table:table-cell office:value-type="float" office:value="1571.97" calcext:value-type="float">
            <text:p>1571.97</text:p>
          </table:table-cell>
        </table:table-row>
        <table:table-row table:style-name="ro1">
          <table:table-cell office:value-type="float" office:value="20255432" calcext:value-type="float">
            <text:p>20255432</text:p>
          </table:table-cell>
          <table:table-cell table:formula="of:=TIME( ; ;[.A1268]/1000)" office:value-type="time" office:time-value="PT05H37M35.432S" calcext:value-type="time">
            <text:p>05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6.95" calcext:value-type="float">
            <text:p>1326.95</text:p>
          </table:table-cell>
          <table:table-cell office:value-type="float" office:value="1573.11" calcext:value-type="float">
            <text:p>1573.11</text:p>
          </table:table-cell>
        </table:table-row>
        <table:table-row table:style-name="ro1">
          <table:table-cell office:value-type="float" office:value="20271432" calcext:value-type="float">
            <text:p>20271432</text:p>
          </table:table-cell>
          <table:table-cell table:formula="of:=TIME( ; ;[.A1269]/1000)" office:value-type="time" office:time-value="PT05H37M51.432S" calcext:value-type="time">
            <text:p>05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27.96" calcext:value-type="float">
            <text:p>1327.96</text:p>
          </table:table-cell>
          <table:table-cell office:value-type="float" office:value="1574.25" calcext:value-type="float">
            <text:p>1574.25</text:p>
          </table:table-cell>
        </table:table-row>
        <table:table-row table:style-name="ro1">
          <table:table-cell office:value-type="float" office:value="20287432" calcext:value-type="float">
            <text:p>20287432</text:p>
          </table:table-cell>
          <table:table-cell table:formula="of:=TIME( ; ;[.A1270]/1000)" office:value-type="time" office:time-value="PT05H38M07.432S" calcext:value-type="time">
            <text:p>05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8.96" calcext:value-type="float">
            <text:p>1328.96</text:p>
          </table:table-cell>
          <table:table-cell office:value-type="float" office:value="1575.39" calcext:value-type="float">
            <text:p>1575.39</text:p>
          </table:table-cell>
        </table:table-row>
        <table:table-row table:style-name="ro1">
          <table:table-cell office:value-type="float" office:value="20303431" calcext:value-type="float">
            <text:p>20303431</text:p>
          </table:table-cell>
          <table:table-cell table:formula="of:=TIME( ; ;[.A1271]/1000)" office:value-type="time" office:time-value="PT05H38M23.431S" calcext:value-type="time">
            <text:p>05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29.97" calcext:value-type="float">
            <text:p>1329.97</text:p>
          </table:table-cell>
          <table:table-cell office:value-type="float" office:value="1576.53" calcext:value-type="float">
            <text:p>1576.53</text:p>
          </table:table-cell>
        </table:table-row>
        <table:table-row table:style-name="ro1">
          <table:table-cell office:value-type="float" office:value="20319432" calcext:value-type="float">
            <text:p>20319432</text:p>
          </table:table-cell>
          <table:table-cell table:formula="of:=TIME( ; ;[.A1272]/1000)" office:value-type="time" office:time-value="PT05H38M39.432S" calcext:value-type="time">
            <text:p>05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330.97" calcext:value-type="float">
            <text:p>1330.97</text:p>
          </table:table-cell>
          <table:table-cell office:value-type="float" office:value="1577.67" calcext:value-type="float">
            <text:p>1577.67</text:p>
          </table:table-cell>
        </table:table-row>
        <table:table-row table:style-name="ro1">
          <table:table-cell office:value-type="float" office:value="20335432" calcext:value-type="float">
            <text:p>20335432</text:p>
          </table:table-cell>
          <table:table-cell table:formula="of:=TIME( ; ;[.A1273]/1000)" office:value-type="time" office:time-value="PT05H38M55.432S" calcext:value-type="time">
            <text:p>05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6" calcext:value-type="float">
            <text:p>256.76</text:p>
          </table:table-cell>
          <table:table-cell office:value-type="float" office:value="1331.98" calcext:value-type="float">
            <text:p>1331.98</text:p>
          </table:table-cell>
          <table:table-cell office:value-type="float" office:value="1578.81" calcext:value-type="float">
            <text:p>1578.81</text:p>
          </table:table-cell>
        </table:table-row>
        <table:table-row table:style-name="ro1">
          <table:table-cell office:value-type="float" office:value="20351432" calcext:value-type="float">
            <text:p>20351432</text:p>
          </table:table-cell>
          <table:table-cell table:formula="of:=TIME( ; ;[.A1274]/1000)" office:value-type="time" office:time-value="PT05H39M11.432S" calcext:value-type="time">
            <text:p>05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2.98" calcext:value-type="float">
            <text:p>1332.98</text:p>
          </table:table-cell>
          <table:table-cell office:value-type="float" office:value="1579.96" calcext:value-type="float">
            <text:p>1579.96</text:p>
          </table:table-cell>
        </table:table-row>
        <table:table-row table:style-name="ro1">
          <table:table-cell office:value-type="float" office:value="20367432" calcext:value-type="float">
            <text:p>20367432</text:p>
          </table:table-cell>
          <table:table-cell table:formula="of:=TIME( ; ;[.A1275]/1000)" office:value-type="time" office:time-value="PT05H39M27.432S" calcext:value-type="time">
            <text:p>05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1581.1" calcext:value-type="float">
            <text:p>1581.1</text:p>
          </table:table-cell>
        </table:table-row>
        <table:table-row table:style-name="ro1">
          <table:table-cell office:value-type="float" office:value="20383432" calcext:value-type="float">
            <text:p>20383432</text:p>
          </table:table-cell>
          <table:table-cell table:formula="of:=TIME( ; ;[.A1276]/1000)" office:value-type="time" office:time-value="PT05H39M43.432S" calcext:value-type="time">
            <text:p>05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4.99" calcext:value-type="float">
            <text:p>1334.99</text:p>
          </table:table-cell>
          <table:table-cell office:value-type="float" office:value="1582.24" calcext:value-type="float">
            <text:p>1582.24</text:p>
          </table:table-cell>
        </table:table-row>
        <table:table-row table:style-name="ro1">
          <table:table-cell office:value-type="float" office:value="20399432" calcext:value-type="float">
            <text:p>20399432</text:p>
          </table:table-cell>
          <table:table-cell table:formula="of:=TIME( ; ;[.A1277]/1000)" office:value-type="time" office:time-value="PT05H39M59.432S" calcext:value-type="time">
            <text:p>05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6" calcext:value-type="float">
            <text:p>1336</text:p>
          </table:table-cell>
          <table:table-cell office:value-type="float" office:value="1583.38" calcext:value-type="float">
            <text:p>1583.38</text:p>
          </table:table-cell>
        </table:table-row>
        <table:table-row table:style-name="ro1">
          <table:table-cell office:value-type="float" office:value="20415432" calcext:value-type="float">
            <text:p>20415432</text:p>
          </table:table-cell>
          <table:table-cell table:formula="of:=TIME( ; ;[.A1278]/1000)" office:value-type="time" office:time-value="PT05H40M15.432S" calcext:value-type="time">
            <text:p>05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7.01" calcext:value-type="float">
            <text:p>1337.01</text:p>
          </table:table-cell>
          <table:table-cell office:value-type="float" office:value="1584.52" calcext:value-type="float">
            <text:p>1584.52</text:p>
          </table:table-cell>
        </table:table-row>
        <table:table-row table:style-name="ro1">
          <table:table-cell office:value-type="float" office:value="20431432" calcext:value-type="float">
            <text:p>20431432</text:p>
          </table:table-cell>
          <table:table-cell table:formula="of:=TIME( ; ;[.A1279]/1000)" office:value-type="time" office:time-value="PT05H40M31.432S" calcext:value-type="time">
            <text:p>05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8.01" calcext:value-type="float">
            <text:p>1338.01</text:p>
          </table:table-cell>
          <table:table-cell office:value-type="float" office:value="1585.66" calcext:value-type="float">
            <text:p>1585.66</text:p>
          </table:table-cell>
        </table:table-row>
        <table:table-row table:style-name="ro1">
          <table:table-cell office:value-type="float" office:value="20447432" calcext:value-type="float">
            <text:p>20447432</text:p>
          </table:table-cell>
          <table:table-cell table:formula="of:=TIME( ; ;[.A1280]/1000)" office:value-type="time" office:time-value="PT05H40M47.432S" calcext:value-type="time">
            <text:p>05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9.02" calcext:value-type="float">
            <text:p>1339.02</text:p>
          </table:table-cell>
          <table:table-cell office:value-type="float" office:value="1586.8" calcext:value-type="float">
            <text:p>1586.8</text:p>
          </table:table-cell>
        </table:table-row>
        <table:table-row table:style-name="ro1">
          <table:table-cell office:value-type="float" office:value="20463432" calcext:value-type="float">
            <text:p>20463432</text:p>
          </table:table-cell>
          <table:table-cell table:formula="of:=TIME( ; ;[.A1281]/1000)" office:value-type="time" office:time-value="PT05H41M03.432S" calcext:value-type="time">
            <text:p>05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40.02" calcext:value-type="float">
            <text:p>1340.02</text:p>
          </table:table-cell>
          <table:table-cell office:value-type="float" office:value="1587.94" calcext:value-type="float">
            <text:p>1587.94</text:p>
          </table:table-cell>
        </table:table-row>
        <table:table-row table:style-name="ro1">
          <table:table-cell office:value-type="float" office:value="20479432" calcext:value-type="float">
            <text:p>20479432</text:p>
          </table:table-cell>
          <table:table-cell table:formula="of:=TIME( ; ;[.A1282]/1000)" office:value-type="time" office:time-value="PT05H41M19.432S" calcext:value-type="time">
            <text:p>05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41.03" calcext:value-type="float">
            <text:p>1341.03</text:p>
          </table:table-cell>
          <table:table-cell office:value-type="float" office:value="1589.08" calcext:value-type="float">
            <text:p>1589.08</text:p>
          </table:table-cell>
        </table:table-row>
        <table:table-row table:style-name="ro1">
          <table:table-cell office:value-type="float" office:value="20495432" calcext:value-type="float">
            <text:p>20495432</text:p>
          </table:table-cell>
          <table:table-cell table:formula="of:=TIME( ; ;[.A1283]/1000)" office:value-type="time" office:time-value="PT05H41M35.432S" calcext:value-type="time">
            <text:p>05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2.03" calcext:value-type="float">
            <text:p>1342.03</text:p>
          </table:table-cell>
          <table:table-cell office:value-type="float" office:value="1590.22" calcext:value-type="float">
            <text:p>1590.22</text:p>
          </table:table-cell>
        </table:table-row>
        <table:table-row table:style-name="ro1">
          <table:table-cell office:value-type="float" office:value="20511432" calcext:value-type="float">
            <text:p>20511432</text:p>
          </table:table-cell>
          <table:table-cell table:formula="of:=TIME( ; ;[.A1284]/1000)" office:value-type="time" office:time-value="PT05H41M51.432S" calcext:value-type="time">
            <text:p>05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3.04" calcext:value-type="float">
            <text:p>1343.04</text:p>
          </table:table-cell>
          <table:table-cell office:value-type="float" office:value="1591.36" calcext:value-type="float">
            <text:p>1591.36</text:p>
          </table:table-cell>
        </table:table-row>
        <table:table-row table:style-name="ro1">
          <table:table-cell office:value-type="float" office:value="20527432" calcext:value-type="float">
            <text:p>20527432</text:p>
          </table:table-cell>
          <table:table-cell table:formula="of:=TIME( ; ;[.A1285]/1000)" office:value-type="time" office:time-value="PT05H42M07.432S" calcext:value-type="time">
            <text:p>05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4.04" calcext:value-type="float">
            <text:p>1344.04</text:p>
          </table:table-cell>
          <table:table-cell office:value-type="float" office:value="1592.5" calcext:value-type="float">
            <text:p>1592.5</text:p>
          </table:table-cell>
        </table:table-row>
        <table:table-row table:style-name="ro1">
          <table:table-cell office:value-type="float" office:value="20543432" calcext:value-type="float">
            <text:p>20543432</text:p>
          </table:table-cell>
          <table:table-cell table:formula="of:=TIME( ; ;[.A1286]/1000)" office:value-type="time" office:time-value="PT05H42M23.432S" calcext:value-type="time">
            <text:p>05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5.05" calcext:value-type="float">
            <text:p>1345.05</text:p>
          </table:table-cell>
          <table:table-cell office:value-type="float" office:value="1593.64" calcext:value-type="float">
            <text:p>1593.64</text:p>
          </table:table-cell>
        </table:table-row>
        <table:table-row table:style-name="ro1">
          <table:table-cell office:value-type="float" office:value="20559432" calcext:value-type="float">
            <text:p>20559432</text:p>
          </table:table-cell>
          <table:table-cell table:formula="of:=TIME( ; ;[.A1287]/1000)" office:value-type="time" office:time-value="PT05H42M39.432S" calcext:value-type="time">
            <text:p>05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6.06" calcext:value-type="float">
            <text:p>1346.06</text:p>
          </table:table-cell>
          <table:table-cell office:value-type="float" office:value="1594.78" calcext:value-type="float">
            <text:p>1594.78</text:p>
          </table:table-cell>
        </table:table-row>
        <table:table-row table:style-name="ro1">
          <table:table-cell office:value-type="float" office:value="20575432" calcext:value-type="float">
            <text:p>20575432</text:p>
          </table:table-cell>
          <table:table-cell table:formula="of:=TIME( ; ;[.A1288]/1000)" office:value-type="time" office:time-value="PT05H42M55.432S" calcext:value-type="time">
            <text:p>05:4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47.06" calcext:value-type="float">
            <text:p>1347.06</text:p>
          </table:table-cell>
          <table:table-cell office:value-type="float" office:value="1595.92" calcext:value-type="float">
            <text:p>1595.92</text:p>
          </table:table-cell>
        </table:table-row>
        <table:table-row table:style-name="ro1">
          <table:table-cell office:value-type="float" office:value="20591432" calcext:value-type="float">
            <text:p>20591432</text:p>
          </table:table-cell>
          <table:table-cell table:formula="of:=TIME( ; ;[.A1289]/1000)" office:value-type="time" office:time-value="PT05H43M11.432S" calcext:value-type="time">
            <text:p>05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8.07" calcext:value-type="float">
            <text:p>1348.07</text:p>
          </table:table-cell>
          <table:table-cell office:value-type="float" office:value="1597.06" calcext:value-type="float">
            <text:p>1597.06</text:p>
          </table:table-cell>
        </table:table-row>
        <table:table-row table:style-name="ro1">
          <table:table-cell office:value-type="float" office:value="20607432" calcext:value-type="float">
            <text:p>20607432</text:p>
          </table:table-cell>
          <table:table-cell table:formula="of:=TIME( ; ;[.A1290]/1000)" office:value-type="time" office:time-value="PT05H43M27.432S" calcext:value-type="time">
            <text:p>05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49.07" calcext:value-type="float">
            <text:p>1349.07</text:p>
          </table:table-cell>
          <table:table-cell office:value-type="float" office:value="1598.2" calcext:value-type="float">
            <text:p>1598.2</text:p>
          </table:table-cell>
        </table:table-row>
        <table:table-row table:style-name="ro1">
          <table:table-cell office:value-type="float" office:value="20623432" calcext:value-type="float">
            <text:p>20623432</text:p>
          </table:table-cell>
          <table:table-cell table:formula="of:=TIME( ; ;[.A1291]/1000)" office:value-type="time" office:time-value="PT05H43M43.432S" calcext:value-type="time">
            <text:p>05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50.08" calcext:value-type="float">
            <text:p>1350.08</text:p>
          </table:table-cell>
          <table:table-cell office:value-type="float" office:value="1599.34" calcext:value-type="float">
            <text:p>1599.34</text:p>
          </table:table-cell>
        </table:table-row>
        <table:table-row table:style-name="ro1">
          <table:table-cell office:value-type="float" office:value="20639432" calcext:value-type="float">
            <text:p>20639432</text:p>
          </table:table-cell>
          <table:table-cell table:formula="of:=TIME( ; ;[.A1292]/1000)" office:value-type="time" office:time-value="PT05H43M59.432S" calcext:value-type="time">
            <text:p>05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51.08" calcext:value-type="float">
            <text:p>1351.08</text:p>
          </table:table-cell>
          <table:table-cell office:value-type="float" office:value="1600.48" calcext:value-type="float">
            <text:p>1600.48</text:p>
          </table:table-cell>
        </table:table-row>
        <table:table-row table:style-name="ro1">
          <table:table-cell office:value-type="float" office:value="20655432" calcext:value-type="float">
            <text:p>20655432</text:p>
          </table:table-cell>
          <table:table-cell table:formula="of:=TIME( ; ;[.A1293]/1000)" office:value-type="time" office:time-value="PT05H44M15.432S" calcext:value-type="time">
            <text:p>05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52.09" calcext:value-type="float">
            <text:p>1352.09</text:p>
          </table:table-cell>
          <table:table-cell office:value-type="float" office:value="1601.62" calcext:value-type="float">
            <text:p>1601.62</text:p>
          </table:table-cell>
        </table:table-row>
        <table:table-row table:style-name="ro1">
          <table:table-cell office:value-type="float" office:value="20671432" calcext:value-type="float">
            <text:p>20671432</text:p>
          </table:table-cell>
          <table:table-cell table:formula="of:=TIME( ; ;[.A1294]/1000)" office:value-type="time" office:time-value="PT05H44M31.432S" calcext:value-type="time">
            <text:p>05:4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53.09" calcext:value-type="float">
            <text:p>1353.09</text:p>
          </table:table-cell>
          <table:table-cell office:value-type="float" office:value="1602.77" calcext:value-type="float">
            <text:p>1602.77</text:p>
          </table:table-cell>
        </table:table-row>
        <table:table-row table:style-name="ro1">
          <table:table-cell office:value-type="float" office:value="20687432" calcext:value-type="float">
            <text:p>20687432</text:p>
          </table:table-cell>
          <table:table-cell table:formula="of:=TIME( ; ;[.A1295]/1000)" office:value-type="time" office:time-value="PT05H44M47.432S" calcext:value-type="time">
            <text:p>05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54.1" calcext:value-type="float">
            <text:p>1354.1</text:p>
          </table:table-cell>
          <table:table-cell office:value-type="float" office:value="1603.9" calcext:value-type="float">
            <text:p>1603.9</text:p>
          </table:table-cell>
        </table:table-row>
        <table:table-row table:style-name="ro1">
          <table:table-cell office:value-type="float" office:value="20703432" calcext:value-type="float">
            <text:p>20703432</text:p>
          </table:table-cell>
          <table:table-cell table:formula="of:=TIME( ; ;[.A1296]/1000)" office:value-type="time" office:time-value="PT05H45M03.432S" calcext:value-type="time">
            <text:p>05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355.1" calcext:value-type="float">
            <text:p>1355.1</text:p>
          </table:table-cell>
          <table:table-cell office:value-type="float" office:value="1605.04" calcext:value-type="float">
            <text:p>1605.04</text:p>
          </table:table-cell>
        </table:table-row>
        <table:table-row table:style-name="ro1">
          <table:table-cell office:value-type="float" office:value="20719432" calcext:value-type="float">
            <text:p>20719432</text:p>
          </table:table-cell>
          <table:table-cell table:formula="of:=TIME( ; ;[.A1297]/1000)" office:value-type="time" office:time-value="PT05H45M19.432S" calcext:value-type="time">
            <text:p>05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3" calcext:value-type="float">
            <text:p>256.53</text:p>
          </table:table-cell>
          <table:table-cell office:value-type="float" office:value="1356.11" calcext:value-type="float">
            <text:p>1356.11</text:p>
          </table:table-cell>
          <table:table-cell office:value-type="float" office:value="1606.18" calcext:value-type="float">
            <text:p>1606.18</text:p>
          </table:table-cell>
        </table:table-row>
        <table:table-row table:style-name="ro1">
          <table:table-cell office:value-type="float" office:value="20735432" calcext:value-type="float">
            <text:p>20735432</text:p>
          </table:table-cell>
          <table:table-cell table:formula="of:=TIME( ; ;[.A1298]/1000)" office:value-type="time" office:time-value="PT05H45M35.432S" calcext:value-type="time">
            <text:p>05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57.11" calcext:value-type="float">
            <text:p>1357.11</text:p>
          </table:table-cell>
          <table:table-cell office:value-type="float" office:value="1607.32" calcext:value-type="float">
            <text:p>1607.32</text:p>
          </table:table-cell>
        </table:table-row>
        <table:table-row table:style-name="ro1">
          <table:table-cell office:value-type="float" office:value="20751432" calcext:value-type="float">
            <text:p>20751432</text:p>
          </table:table-cell>
          <table:table-cell table:formula="of:=TIME( ; ;[.A1299]/1000)" office:value-type="time" office:time-value="PT05H45M51.432S" calcext:value-type="time">
            <text:p>05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58.12" calcext:value-type="float">
            <text:p>1358.12</text:p>
          </table:table-cell>
          <table:table-cell office:value-type="float" office:value="1608.46" calcext:value-type="float">
            <text:p>1608.46</text:p>
          </table:table-cell>
        </table:table-row>
        <table:table-row table:style-name="ro1">
          <table:table-cell office:value-type="float" office:value="20767432" calcext:value-type="float">
            <text:p>20767432</text:p>
          </table:table-cell>
          <table:table-cell table:formula="of:=TIME( ; ;[.A1300]/1000)" office:value-type="time" office:time-value="PT05H46M07.432S" calcext:value-type="time">
            <text:p>05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59.12" calcext:value-type="float">
            <text:p>1359.12</text:p>
          </table:table-cell>
          <table:table-cell office:value-type="float" office:value="1609.6" calcext:value-type="float">
            <text:p>1609.6</text:p>
          </table:table-cell>
        </table:table-row>
        <table:table-row table:style-name="ro1">
          <table:table-cell office:value-type="float" office:value="20783432" calcext:value-type="float">
            <text:p>20783432</text:p>
          </table:table-cell>
          <table:table-cell table:formula="of:=TIME( ; ;[.A1301]/1000)" office:value-type="time" office:time-value="PT05H46M23.432S" calcext:value-type="time">
            <text:p>05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60.13" calcext:value-type="float">
            <text:p>1360.13</text:p>
          </table:table-cell>
          <table:table-cell office:value-type="float" office:value="1610.74" calcext:value-type="float">
            <text:p>1610.74</text:p>
          </table:table-cell>
        </table:table-row>
        <table:table-row table:style-name="ro1">
          <table:table-cell office:value-type="float" office:value="20799432" calcext:value-type="float">
            <text:p>20799432</text:p>
          </table:table-cell>
          <table:table-cell table:formula="of:=TIME( ; ;[.A1302]/1000)" office:value-type="time" office:time-value="PT05H46M39.432S" calcext:value-type="time">
            <text:p>05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611.88" calcext:value-type="float">
            <text:p>1611.88</text:p>
          </table:table-cell>
        </table:table-row>
        <table:table-row table:style-name="ro1">
          <table:table-cell office:value-type="float" office:value="20815432" calcext:value-type="float">
            <text:p>20815432</text:p>
          </table:table-cell>
          <table:table-cell table:formula="of:=TIME( ; ;[.A1303]/1000)" office:value-type="time" office:time-value="PT05H46M55.432S" calcext:value-type="time">
            <text:p>05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362.13" calcext:value-type="float">
            <text:p>1362.13</text:p>
          </table:table-cell>
          <table:table-cell office:value-type="float" office:value="1613.02" calcext:value-type="float">
            <text:p>1613.02</text:p>
          </table:table-cell>
        </table:table-row>
        <table:table-row table:style-name="ro1">
          <table:table-cell office:value-type="float" office:value="20831432" calcext:value-type="float">
            <text:p>20831432</text:p>
          </table:table-cell>
          <table:table-cell table:formula="of:=TIME( ; ;[.A1304]/1000)" office:value-type="time" office:time-value="PT05H47M11.432S" calcext:value-type="time">
            <text:p>05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363.14" calcext:value-type="float">
            <text:p>1363.14</text:p>
          </table:table-cell>
          <table:table-cell office:value-type="float" office:value="1614.16" calcext:value-type="float">
            <text:p>1614.16</text:p>
          </table:table-cell>
        </table:table-row>
        <table:table-row table:style-name="ro1">
          <table:table-cell office:value-type="float" office:value="20847432" calcext:value-type="float">
            <text:p>20847432</text:p>
          </table:table-cell>
          <table:table-cell table:formula="of:=TIME( ; ;[.A1305]/1000)" office:value-type="time" office:time-value="PT05H47M27.432S" calcext:value-type="time">
            <text:p>05:4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64.14" calcext:value-type="float">
            <text:p>1364.14</text:p>
          </table:table-cell>
          <table:table-cell office:value-type="float" office:value="1615.29" calcext:value-type="float">
            <text:p>1615.29</text:p>
          </table:table-cell>
        </table:table-row>
        <table:table-row table:style-name="ro1">
          <table:table-cell office:value-type="float" office:value="20863432" calcext:value-type="float">
            <text:p>20863432</text:p>
          </table:table-cell>
          <table:table-cell table:formula="of:=TIME( ; ;[.A1306]/1000)" office:value-type="time" office:time-value="PT05H47M43.432S" calcext:value-type="time">
            <text:p>05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5.52" calcext:value-type="float">
            <text:p>255.52</text:p>
          </table:table-cell>
          <table:table-cell office:value-type="float" office:value="1365.15" calcext:value-type="float">
            <text:p>1365.15</text:p>
          </table:table-cell>
          <table:table-cell office:value-type="float" office:value="1616.43" calcext:value-type="float">
            <text:p>1616.43</text:p>
          </table:table-cell>
        </table:table-row>
        <table:table-row table:style-name="ro1">
          <table:table-cell office:value-type="float" office:value="20879432" calcext:value-type="float">
            <text:p>20879432</text:p>
          </table:table-cell>
          <table:table-cell table:formula="of:=TIME( ; ;[.A1307]/1000)" office:value-type="time" office:time-value="PT05H47M59.432S" calcext:value-type="time">
            <text:p>05:4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66.15" calcext:value-type="float">
            <text:p>1366.15</text:p>
          </table:table-cell>
          <table:table-cell office:value-type="float" office:value="1617.57" calcext:value-type="float">
            <text:p>1617.57</text:p>
          </table:table-cell>
        </table:table-row>
        <table:table-row table:style-name="ro1">
          <table:table-cell office:value-type="float" office:value="20895432" calcext:value-type="float">
            <text:p>20895432</text:p>
          </table:table-cell>
          <table:table-cell table:formula="of:=TIME( ; ;[.A1308]/1000)" office:value-type="time" office:time-value="PT05H48M15.432S" calcext:value-type="time">
            <text:p>05:4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367.15" calcext:value-type="float">
            <text:p>1367.15</text:p>
          </table:table-cell>
          <table:table-cell office:value-type="float" office:value="1618.71" calcext:value-type="float">
            <text:p>1618.71</text:p>
          </table:table-cell>
        </table:table-row>
        <table:table-row table:style-name="ro1">
          <table:table-cell office:value-type="float" office:value="20911432" calcext:value-type="float">
            <text:p>20911432</text:p>
          </table:table-cell>
          <table:table-cell table:formula="of:=TIME( ; ;[.A1309]/1000)" office:value-type="time" office:time-value="PT05H48M31.432S" calcext:value-type="time">
            <text:p>05:4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68.16" calcext:value-type="float">
            <text:p>1368.16</text:p>
          </table:table-cell>
          <table:table-cell office:value-type="float" office:value="1619.85" calcext:value-type="float">
            <text:p>1619.85</text:p>
          </table:table-cell>
        </table:table-row>
        <table:table-row table:style-name="ro1">
          <table:table-cell office:value-type="float" office:value="20927432" calcext:value-type="float">
            <text:p>20927432</text:p>
          </table:table-cell>
          <table:table-cell table:formula="of:=TIME( ; ;[.A1310]/1000)" office:value-type="time" office:time-value="PT05H48M47.432S" calcext:value-type="time">
            <text:p>05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69.16" calcext:value-type="float">
            <text:p>1369.16</text:p>
          </table:table-cell>
          <table:table-cell office:value-type="float" office:value="1620.99" calcext:value-type="float">
            <text:p>1620.99</text:p>
          </table:table-cell>
        </table:table-row>
        <table:table-row table:style-name="ro1">
          <table:table-cell office:value-type="float" office:value="20943432" calcext:value-type="float">
            <text:p>20943432</text:p>
          </table:table-cell>
          <table:table-cell table:formula="of:=TIME( ; ;[.A1311]/1000)" office:value-type="time" office:time-value="PT05H49M03.432S" calcext:value-type="time">
            <text:p>05:4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5.4" calcext:value-type="float">
            <text:p>255.4</text:p>
          </table:table-cell>
          <table:table-cell office:value-type="float" office:value="1370.17" calcext:value-type="float">
            <text:p>1370.17</text:p>
          </table:table-cell>
          <table:table-cell office:value-type="float" office:value="1622.13" calcext:value-type="float">
            <text:p>1622.13</text:p>
          </table:table-cell>
        </table:table-row>
        <table:table-row table:style-name="ro1">
          <table:table-cell office:value-type="float" office:value="20959432" calcext:value-type="float">
            <text:p>20959432</text:p>
          </table:table-cell>
          <table:table-cell table:formula="of:=TIME( ; ;[.A1312]/1000)" office:value-type="time" office:time-value="PT05H49M19.432S" calcext:value-type="time">
            <text:p>05:4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71.17" calcext:value-type="float">
            <text:p>1371.17</text:p>
          </table:table-cell>
          <table:table-cell office:value-type="float" office:value="1623.26" calcext:value-type="float">
            <text:p>1623.26</text:p>
          </table:table-cell>
        </table:table-row>
        <table:table-row table:style-name="ro1">
          <table:table-cell office:value-type="float" office:value="20975432" calcext:value-type="float">
            <text:p>20975432</text:p>
          </table:table-cell>
          <table:table-cell table:formula="of:=TIME( ; ;[.A1313]/1000)" office:value-type="time" office:time-value="PT05H49M35.432S" calcext:value-type="time">
            <text:p>05:4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72.18" calcext:value-type="float">
            <text:p>1372.18</text:p>
          </table:table-cell>
          <table:table-cell office:value-type="float" office:value="1624.4" calcext:value-type="float">
            <text:p>1624.4</text:p>
          </table:table-cell>
        </table:table-row>
        <table:table-row table:style-name="ro1">
          <table:table-cell office:value-type="float" office:value="20991432" calcext:value-type="float">
            <text:p>20991432</text:p>
          </table:table-cell>
          <table:table-cell table:formula="of:=TIME( ; ;[.A1314]/1000)" office:value-type="time" office:time-value="PT05H49M51.432S" calcext:value-type="time">
            <text:p>05:4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373.18" calcext:value-type="float">
            <text:p>1373.18</text:p>
          </table:table-cell>
          <table:table-cell office:value-type="float" office:value="1625.54" calcext:value-type="float">
            <text:p>1625.54</text:p>
          </table:table-cell>
        </table:table-row>
        <table:table-row table:style-name="ro1">
          <table:table-cell office:value-type="float" office:value="21007432" calcext:value-type="float">
            <text:p>21007432</text:p>
          </table:table-cell>
          <table:table-cell table:formula="of:=TIME( ; ;[.A1315]/1000)" office:value-type="time" office:time-value="PT05H50M07.432S" calcext:value-type="time">
            <text:p>05:5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74.18" calcext:value-type="float">
            <text:p>1374.18</text:p>
          </table:table-cell>
          <table:table-cell office:value-type="float" office:value="1626.68" calcext:value-type="float">
            <text:p>1626.68</text:p>
          </table:table-cell>
        </table:table-row>
        <table:table-row table:style-name="ro1">
          <table:table-cell office:value-type="float" office:value="21023432" calcext:value-type="float">
            <text:p>21023432</text:p>
          </table:table-cell>
          <table:table-cell table:formula="of:=TIME( ; ;[.A1316]/1000)" office:value-type="time" office:time-value="PT05H50M23.432S" calcext:value-type="time">
            <text:p>05:5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375.19" calcext:value-type="float">
            <text:p>1375.19</text:p>
          </table:table-cell>
          <table:table-cell office:value-type="float" office:value="1627.82" calcext:value-type="float">
            <text:p>1627.82</text:p>
          </table:table-cell>
        </table:table-row>
        <table:table-row table:style-name="ro1">
          <table:table-cell office:value-type="float" office:value="21039432" calcext:value-type="float">
            <text:p>21039432</text:p>
          </table:table-cell>
          <table:table-cell table:formula="of:=TIME( ; ;[.A1317]/1000)" office:value-type="time" office:time-value="PT05H50M39.432S" calcext:value-type="time">
            <text:p>05:5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76.19" calcext:value-type="float">
            <text:p>1376.19</text:p>
          </table:table-cell>
          <table:table-cell office:value-type="float" office:value="1628.96" calcext:value-type="float">
            <text:p>1628.96</text:p>
          </table:table-cell>
        </table:table-row>
        <table:table-row table:style-name="ro1">
          <table:table-cell office:value-type="float" office:value="21055432" calcext:value-type="float">
            <text:p>21055432</text:p>
          </table:table-cell>
          <table:table-cell table:formula="of:=TIME( ; ;[.A1318]/1000)" office:value-type="time" office:time-value="PT05H50M55.432S" calcext:value-type="time">
            <text:p>05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377.2" calcext:value-type="float">
            <text:p>1377.2</text:p>
          </table:table-cell>
          <table:table-cell office:value-type="float" office:value="1630.1" calcext:value-type="float">
            <text:p>1630.1</text:p>
          </table:table-cell>
        </table:table-row>
        <table:table-row table:style-name="ro1">
          <table:table-cell office:value-type="float" office:value="21071432" calcext:value-type="float">
            <text:p>21071432</text:p>
          </table:table-cell>
          <table:table-cell table:formula="of:=TIME( ; ;[.A1319]/1000)" office:value-type="time" office:time-value="PT05H51M11.432S" calcext:value-type="time">
            <text:p>05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378.2" calcext:value-type="float">
            <text:p>1378.2</text:p>
          </table:table-cell>
          <table:table-cell office:value-type="float" office:value="1631.23" calcext:value-type="float">
            <text:p>1631.23</text:p>
          </table:table-cell>
        </table:table-row>
        <table:table-row table:style-name="ro1">
          <table:table-cell office:value-type="float" office:value="21087432" calcext:value-type="float">
            <text:p>21087432</text:p>
          </table:table-cell>
          <table:table-cell table:formula="of:=TIME( ; ;[.A1320]/1000)" office:value-type="time" office:time-value="PT05H51M27.432S" calcext:value-type="time">
            <text:p>05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379.2" calcext:value-type="float">
            <text:p>1379.2</text:p>
          </table:table-cell>
          <table:table-cell office:value-type="float" office:value="1632.37" calcext:value-type="float">
            <text:p>1632.37</text:p>
          </table:table-cell>
        </table:table-row>
        <table:table-row table:style-name="ro1">
          <table:table-cell office:value-type="float" office:value="21103432" calcext:value-type="float">
            <text:p>21103432</text:p>
          </table:table-cell>
          <table:table-cell table:formula="of:=TIME( ; ;[.A1321]/1000)" office:value-type="time" office:time-value="PT05H51M43.432S" calcext:value-type="time">
            <text:p>05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380.21" calcext:value-type="float">
            <text:p>1380.21</text:p>
          </table:table-cell>
          <table:table-cell office:value-type="float" office:value="1633.51" calcext:value-type="float">
            <text:p>1633.51</text:p>
          </table:table-cell>
        </table:table-row>
        <table:table-row table:style-name="ro1">
          <table:table-cell office:value-type="float" office:value="21119432" calcext:value-type="float">
            <text:p>21119432</text:p>
          </table:table-cell>
          <table:table-cell table:formula="of:=TIME( ; ;[.A1322]/1000)" office:value-type="time" office:time-value="PT05H51M59.432S" calcext:value-type="time">
            <text:p>05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81.21" calcext:value-type="float">
            <text:p>1381.21</text:p>
          </table:table-cell>
          <table:table-cell office:value-type="float" office:value="1634.65" calcext:value-type="float">
            <text:p>1634.65</text:p>
          </table:table-cell>
        </table:table-row>
        <table:table-row table:style-name="ro1">
          <table:table-cell office:value-type="float" office:value="21135432" calcext:value-type="float">
            <text:p>21135432</text:p>
          </table:table-cell>
          <table:table-cell table:formula="of:=TIME( ; ;[.A1323]/1000)" office:value-type="time" office:time-value="PT05H52M15.432S" calcext:value-type="time">
            <text:p>05:5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382.21" calcext:value-type="float">
            <text:p>1382.21</text:p>
          </table:table-cell>
          <table:table-cell office:value-type="float" office:value="1635.78" calcext:value-type="float">
            <text:p>1635.78</text:p>
          </table:table-cell>
        </table:table-row>
        <table:table-row table:style-name="ro1">
          <table:table-cell office:value-type="float" office:value="21151432" calcext:value-type="float">
            <text:p>21151432</text:p>
          </table:table-cell>
          <table:table-cell table:formula="of:=TIME( ; ;[.A1324]/1000)" office:value-type="time" office:time-value="PT05H52M31.432S" calcext:value-type="time">
            <text:p>05:5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83.22" calcext:value-type="float">
            <text:p>1383.22</text:p>
          </table:table-cell>
          <table:table-cell office:value-type="float" office:value="1636.92" calcext:value-type="float">
            <text:p>1636.92</text:p>
          </table:table-cell>
        </table:table-row>
        <table:table-row table:style-name="ro1">
          <table:table-cell office:value-type="float" office:value="21167432" calcext:value-type="float">
            <text:p>21167432</text:p>
          </table:table-cell>
          <table:table-cell table:formula="of:=TIME( ; ;[.A1325]/1000)" office:value-type="time" office:time-value="PT05H52M47.432S" calcext:value-type="time">
            <text:p>05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84.22" calcext:value-type="float">
            <text:p>1384.22</text:p>
          </table:table-cell>
          <table:table-cell office:value-type="float" office:value="1638.06" calcext:value-type="float">
            <text:p>1638.06</text:p>
          </table:table-cell>
        </table:table-row>
        <table:table-row table:style-name="ro1">
          <table:table-cell office:value-type="float" office:value="21183432" calcext:value-type="float">
            <text:p>21183432</text:p>
          </table:table-cell>
          <table:table-cell table:formula="of:=TIME( ; ;[.A1326]/1000)" office:value-type="time" office:time-value="PT05H53M03.432S" calcext:value-type="time">
            <text:p>05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85.22" calcext:value-type="float">
            <text:p>1385.22</text:p>
          </table:table-cell>
          <table:table-cell office:value-type="float" office:value="1639.2" calcext:value-type="float">
            <text:p>1639.2</text:p>
          </table:table-cell>
        </table:table-row>
        <table:table-row table:style-name="ro1">
          <table:table-cell office:value-type="float" office:value="21199432" calcext:value-type="float">
            <text:p>21199432</text:p>
          </table:table-cell>
          <table:table-cell table:formula="of:=TIME( ; ;[.A1327]/1000)" office:value-type="time" office:time-value="PT05H53M19.432S" calcext:value-type="time">
            <text:p>05:5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86.23" calcext:value-type="float">
            <text:p>1386.23</text:p>
          </table:table-cell>
          <table:table-cell office:value-type="float" office:value="1640.33" calcext:value-type="float">
            <text:p>1640.33</text:p>
          </table:table-cell>
        </table:table-row>
        <table:table-row table:style-name="ro1">
          <table:table-cell office:value-type="float" office:value="21215432" calcext:value-type="float">
            <text:p>21215432</text:p>
          </table:table-cell>
          <table:table-cell table:formula="of:=TIME( ; ;[.A1328]/1000)" office:value-type="time" office:time-value="PT05H53M35.432S" calcext:value-type="time">
            <text:p>05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87.23" calcext:value-type="float">
            <text:p>1387.23</text:p>
          </table:table-cell>
          <table:table-cell office:value-type="float" office:value="1641.47" calcext:value-type="float">
            <text:p>1641.47</text:p>
          </table:table-cell>
        </table:table-row>
        <table:table-row table:style-name="ro1">
          <table:table-cell office:value-type="float" office:value="21231432" calcext:value-type="float">
            <text:p>21231432</text:p>
          </table:table-cell>
          <table:table-cell table:formula="of:=TIME( ; ;[.A1329]/1000)" office:value-type="time" office:time-value="PT05H53M51.432S" calcext:value-type="time">
            <text:p>05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1642.61" calcext:value-type="float">
            <text:p>1642.61</text:p>
          </table:table-cell>
        </table:table-row>
        <table:table-row table:style-name="ro1">
          <table:table-cell office:value-type="float" office:value="21247432" calcext:value-type="float">
            <text:p>21247432</text:p>
          </table:table-cell>
          <table:table-cell table:formula="of:=TIME( ; ;[.A1330]/1000)" office:value-type="time" office:time-value="PT05H54M07.432S" calcext:value-type="time">
            <text:p>05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89.24" calcext:value-type="float">
            <text:p>1389.24</text:p>
          </table:table-cell>
          <table:table-cell office:value-type="float" office:value="1643.74" calcext:value-type="float">
            <text:p>1643.74</text:p>
          </table:table-cell>
        </table:table-row>
        <table:table-row table:style-name="ro1">
          <table:table-cell office:value-type="float" office:value="21263432" calcext:value-type="float">
            <text:p>21263432</text:p>
          </table:table-cell>
          <table:table-cell table:formula="of:=TIME( ; ;[.A1331]/1000)" office:value-type="time" office:time-value="PT05H54M23.432S" calcext:value-type="time">
            <text:p>05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90.24" calcext:value-type="float">
            <text:p>1390.24</text:p>
          </table:table-cell>
          <table:table-cell office:value-type="float" office:value="1644.88" calcext:value-type="float">
            <text:p>1644.88</text:p>
          </table:table-cell>
        </table:table-row>
        <table:table-row table:style-name="ro1">
          <table:table-cell office:value-type="float" office:value="21279432" calcext:value-type="float">
            <text:p>21279432</text:p>
          </table:table-cell>
          <table:table-cell table:formula="of:=TIME( ; ;[.A1332]/1000)" office:value-type="time" office:time-value="PT05H54M39.432S" calcext:value-type="time">
            <text:p>05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91.25" calcext:value-type="float">
            <text:p>1391.25</text:p>
          </table:table-cell>
          <table:table-cell office:value-type="float" office:value="1646.01" calcext:value-type="float">
            <text:p>1646.01</text:p>
          </table:table-cell>
        </table:table-row>
        <table:table-row table:style-name="ro1">
          <table:table-cell office:value-type="float" office:value="21295432" calcext:value-type="float">
            <text:p>21295432</text:p>
          </table:table-cell>
          <table:table-cell table:formula="of:=TIME( ; ;[.A1333]/1000)" office:value-type="time" office:time-value="PT05H54M55.432S" calcext:value-type="time">
            <text:p>05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92.25" calcext:value-type="float">
            <text:p>1392.25</text:p>
          </table:table-cell>
          <table:table-cell office:value-type="float" office:value="1647.15" calcext:value-type="float">
            <text:p>1647.15</text:p>
          </table:table-cell>
        </table:table-row>
        <table:table-row table:style-name="ro1">
          <table:table-cell office:value-type="float" office:value="21311432" calcext:value-type="float">
            <text:p>21311432</text:p>
          </table:table-cell>
          <table:table-cell table:formula="of:=TIME( ; ;[.A1334]/1000)" office:value-type="time" office:time-value="PT05H55M11.432S" calcext:value-type="time">
            <text:p>05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93.25" calcext:value-type="float">
            <text:p>1393.25</text:p>
          </table:table-cell>
          <table:table-cell office:value-type="float" office:value="1648.29" calcext:value-type="float">
            <text:p>1648.29</text:p>
          </table:table-cell>
        </table:table-row>
        <table:table-row table:style-name="ro1">
          <table:table-cell office:value-type="float" office:value="21327432" calcext:value-type="float">
            <text:p>21327432</text:p>
          </table:table-cell>
          <table:table-cell table:formula="of:=TIME( ; ;[.A1335]/1000)" office:value-type="time" office:time-value="PT05H55M27.432S" calcext:value-type="time">
            <text:p>05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394.25" calcext:value-type="float">
            <text:p>1394.25</text:p>
          </table:table-cell>
          <table:table-cell office:value-type="float" office:value="1649.42" calcext:value-type="float">
            <text:p>1649.42</text:p>
          </table:table-cell>
        </table:table-row>
        <table:table-row table:style-name="ro1">
          <table:table-cell office:value-type="float" office:value="21343432" calcext:value-type="float">
            <text:p>21343432</text:p>
          </table:table-cell>
          <table:table-cell table:formula="of:=TIME( ; ;[.A1336]/1000)" office:value-type="time" office:time-value="PT05H55M43.432S" calcext:value-type="time">
            <text:p>05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1395.26" calcext:value-type="float">
            <text:p>1395.26</text:p>
          </table:table-cell>
          <table:table-cell office:value-type="float" office:value="1650.56" calcext:value-type="float">
            <text:p>1650.56</text:p>
          </table:table-cell>
        </table:table-row>
        <table:table-row table:style-name="ro1">
          <table:table-cell office:value-type="float" office:value="21359432" calcext:value-type="float">
            <text:p>21359432</text:p>
          </table:table-cell>
          <table:table-cell table:formula="of:=TIME( ; ;[.A1337]/1000)" office:value-type="time" office:time-value="PT05H55M59.432S" calcext:value-type="time">
            <text:p>05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96.26" calcext:value-type="float">
            <text:p>1396.26</text:p>
          </table:table-cell>
          <table:table-cell office:value-type="float" office:value="1651.69" calcext:value-type="float">
            <text:p>1651.69</text:p>
          </table:table-cell>
        </table:table-row>
        <table:table-row table:style-name="ro1">
          <table:table-cell office:value-type="float" office:value="21375432" calcext:value-type="float">
            <text:p>21375432</text:p>
          </table:table-cell>
          <table:table-cell table:formula="of:=TIME( ; ;[.A1338]/1000)" office:value-type="time" office:time-value="PT05H56M15.432S" calcext:value-type="time">
            <text:p>05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397.26" calcext:value-type="float">
            <text:p>1397.26</text:p>
          </table:table-cell>
          <table:table-cell office:value-type="float" office:value="1652.83" calcext:value-type="float">
            <text:p>1652.83</text:p>
          </table:table-cell>
        </table:table-row>
        <table:table-row table:style-name="ro1">
          <table:table-cell office:value-type="float" office:value="21391432" calcext:value-type="float">
            <text:p>21391432</text:p>
          </table:table-cell>
          <table:table-cell table:formula="of:=TIME( ; ;[.A1339]/1000)" office:value-type="time" office:time-value="PT05H56M31.432S" calcext:value-type="time">
            <text:p>05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398.27" calcext:value-type="float">
            <text:p>1398.27</text:p>
          </table:table-cell>
          <table:table-cell office:value-type="float" office:value="1653.96" calcext:value-type="float">
            <text:p>1653.96</text:p>
          </table:table-cell>
        </table:table-row>
        <table:table-row table:style-name="ro1">
          <table:table-cell office:value-type="float" office:value="21407432" calcext:value-type="float">
            <text:p>21407432</text:p>
          </table:table-cell>
          <table:table-cell table:formula="of:=TIME( ; ;[.A1340]/1000)" office:value-type="time" office:time-value="PT05H56M47.432S" calcext:value-type="time">
            <text:p>05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399.27" calcext:value-type="float">
            <text:p>1399.27</text:p>
          </table:table-cell>
          <table:table-cell office:value-type="float" office:value="1655.09" calcext:value-type="float">
            <text:p>1655.09</text:p>
          </table:table-cell>
        </table:table-row>
        <table:table-row table:style-name="ro1">
          <table:table-cell office:value-type="float" office:value="21423432" calcext:value-type="float">
            <text:p>21423432</text:p>
          </table:table-cell>
          <table:table-cell table:formula="of:=TIME( ; ;[.A1341]/1000)" office:value-type="time" office:time-value="PT05H57M03.432S" calcext:value-type="time">
            <text:p>05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0.27" calcext:value-type="float">
            <text:p>1400.27</text:p>
          </table:table-cell>
          <table:table-cell office:value-type="float" office:value="1656.23" calcext:value-type="float">
            <text:p>1656.23</text:p>
          </table:table-cell>
        </table:table-row>
        <table:table-row table:style-name="ro1">
          <table:table-cell office:value-type="float" office:value="21439432" calcext:value-type="float">
            <text:p>21439432</text:p>
          </table:table-cell>
          <table:table-cell table:formula="of:=TIME( ; ;[.A1342]/1000)" office:value-type="time" office:time-value="PT05H57M19.432S" calcext:value-type="time">
            <text:p>05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401.27" calcext:value-type="float">
            <text:p>1401.27</text:p>
          </table:table-cell>
          <table:table-cell office:value-type="float" office:value="1657.36" calcext:value-type="float">
            <text:p>1657.36</text:p>
          </table:table-cell>
        </table:table-row>
        <table:table-row table:style-name="ro1">
          <table:table-cell office:value-type="float" office:value="21455432" calcext:value-type="float">
            <text:p>21455432</text:p>
          </table:table-cell>
          <table:table-cell table:formula="of:=TIME( ; ;[.A1343]/1000)" office:value-type="time" office:time-value="PT05H57M35.432S" calcext:value-type="time">
            <text:p>05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2.27" calcext:value-type="float">
            <text:p>1402.27</text:p>
          </table:table-cell>
          <table:table-cell office:value-type="float" office:value="1658.49" calcext:value-type="float">
            <text:p>1658.49</text:p>
          </table:table-cell>
        </table:table-row>
        <table:table-row table:style-name="ro1">
          <table:table-cell office:value-type="float" office:value="21471432" calcext:value-type="float">
            <text:p>21471432</text:p>
          </table:table-cell>
          <table:table-cell table:formula="of:=TIME( ; ;[.A1344]/1000)" office:value-type="time" office:time-value="PT05H57M51.432S" calcext:value-type="time">
            <text:p>05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5" calcext:value-type="float">
            <text:p>255.95</text:p>
          </table:table-cell>
          <table:table-cell office:value-type="float" office:value="1403.28" calcext:value-type="float">
            <text:p>1403.28</text:p>
          </table:table-cell>
          <table:table-cell office:value-type="float" office:value="1659.63" calcext:value-type="float">
            <text:p>1659.63</text:p>
          </table:table-cell>
        </table:table-row>
        <table:table-row table:style-name="ro1">
          <table:table-cell office:value-type="float" office:value="21487432" calcext:value-type="float">
            <text:p>21487432</text:p>
          </table:table-cell>
          <table:table-cell table:formula="of:=TIME( ; ;[.A1345]/1000)" office:value-type="time" office:time-value="PT05H58M07.432S" calcext:value-type="time">
            <text:p>05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404.28" calcext:value-type="float">
            <text:p>1404.28</text:p>
          </table:table-cell>
          <table:table-cell office:value-type="float" office:value="1660.76" calcext:value-type="float">
            <text:p>1660.76</text:p>
          </table:table-cell>
        </table:table-row>
        <table:table-row table:style-name="ro1">
          <table:table-cell office:value-type="float" office:value="21503432" calcext:value-type="float">
            <text:p>21503432</text:p>
          </table:table-cell>
          <table:table-cell table:formula="of:=TIME( ; ;[.A1346]/1000)" office:value-type="time" office:time-value="PT05H58M23.432S" calcext:value-type="time">
            <text:p>05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5.28" calcext:value-type="float">
            <text:p>1405.28</text:p>
          </table:table-cell>
          <table:table-cell office:value-type="float" office:value="1661.9" calcext:value-type="float">
            <text:p>1661.9</text:p>
          </table:table-cell>
        </table:table-row>
        <table:table-row table:style-name="ro1">
          <table:table-cell office:value-type="float" office:value="21519432" calcext:value-type="float">
            <text:p>21519432</text:p>
          </table:table-cell>
          <table:table-cell table:formula="of:=TIME( ; ;[.A1347]/1000)" office:value-type="time" office:time-value="PT05H58M39.432S" calcext:value-type="time">
            <text:p>05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6.28" calcext:value-type="float">
            <text:p>1406.28</text:p>
          </table:table-cell>
          <table:table-cell office:value-type="float" office:value="1663.03" calcext:value-type="float">
            <text:p>1663.03</text:p>
          </table:table-cell>
        </table:table-row>
        <table:table-row table:style-name="ro1">
          <table:table-cell office:value-type="float" office:value="21535432" calcext:value-type="float">
            <text:p>21535432</text:p>
          </table:table-cell>
          <table:table-cell table:formula="of:=TIME( ; ;[.A1348]/1000)" office:value-type="time" office:time-value="PT05H58M55.432S" calcext:value-type="time">
            <text:p>05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7.29" calcext:value-type="float">
            <text:p>1407.29</text:p>
          </table:table-cell>
          <table:table-cell office:value-type="float" office:value="1664.16" calcext:value-type="float">
            <text:p>1664.16</text:p>
          </table:table-cell>
        </table:table-row>
        <table:table-row table:style-name="ro1">
          <table:table-cell office:value-type="float" office:value="21551432" calcext:value-type="float">
            <text:p>21551432</text:p>
          </table:table-cell>
          <table:table-cell table:formula="of:=TIME( ; ;[.A1349]/1000)" office:value-type="time" office:time-value="PT05H59M11.432S" calcext:value-type="time">
            <text:p>05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8.29" calcext:value-type="float">
            <text:p>1408.29</text:p>
          </table:table-cell>
          <table:table-cell office:value-type="float" office:value="1665.3" calcext:value-type="float">
            <text:p>1665.3</text:p>
          </table:table-cell>
        </table:table-row>
        <table:table-row table:style-name="ro1">
          <table:table-cell office:value-type="float" office:value="21567432" calcext:value-type="float">
            <text:p>21567432</text:p>
          </table:table-cell>
          <table:table-cell table:formula="of:=TIME( ; ;[.A1350]/1000)" office:value-type="time" office:time-value="PT05H59M27.432S" calcext:value-type="time">
            <text:p>05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09.29" calcext:value-type="float">
            <text:p>1409.29</text:p>
          </table:table-cell>
          <table:table-cell office:value-type="float" office:value="1666.43" calcext:value-type="float">
            <text:p>1666.43</text:p>
          </table:table-cell>
        </table:table-row>
        <table:table-row table:style-name="ro1">
          <table:table-cell office:value-type="float" office:value="21583432" calcext:value-type="float">
            <text:p>21583432</text:p>
          </table:table-cell>
          <table:table-cell table:formula="of:=TIME( ; ;[.A1351]/1000)" office:value-type="time" office:time-value="PT05H59M43.432S" calcext:value-type="time">
            <text:p>05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10.29" calcext:value-type="float">
            <text:p>1410.29</text:p>
          </table:table-cell>
          <table:table-cell office:value-type="float" office:value="1667.56" calcext:value-type="float">
            <text:p>1667.56</text:p>
          </table:table-cell>
        </table:table-row>
        <table:table-row table:style-name="ro1">
          <table:table-cell office:value-type="float" office:value="21599432" calcext:value-type="float">
            <text:p>21599432</text:p>
          </table:table-cell>
          <table:table-cell table:formula="of:=TIME( ; ;[.A1352]/1000)" office:value-type="time" office:time-value="PT05H59M59.432S" calcext:value-type="time">
            <text:p>05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3" calcext:value-type="float">
            <text:p>254.83</text:p>
          </table:table-cell>
          <table:table-cell office:value-type="float" office:value="1411.29" calcext:value-type="float">
            <text:p>1411.29</text:p>
          </table:table-cell>
          <table:table-cell office:value-type="float" office:value="1668.7" calcext:value-type="float">
            <text:p>1668.7</text:p>
          </table:table-cell>
        </table:table-row>
        <table:table-row table:style-name="ro1">
          <table:table-cell office:value-type="float" office:value="21615432" calcext:value-type="float">
            <text:p>21615432</text:p>
          </table:table-cell>
          <table:table-cell table:formula="of:=TIME( ; ;[.A1353]/1000)" office:value-type="time" office:time-value="PT06H00M15.432S" calcext:value-type="time">
            <text:p>06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12.3" calcext:value-type="float">
            <text:p>1412.3</text:p>
          </table:table-cell>
          <table:table-cell office:value-type="float" office:value="1669.83" calcext:value-type="float">
            <text:p>1669.83</text:p>
          </table:table-cell>
        </table:table-row>
        <table:table-row table:style-name="ro1">
          <table:table-cell office:value-type="float" office:value="21631432" calcext:value-type="float">
            <text:p>21631432</text:p>
          </table:table-cell>
          <table:table-cell table:formula="of:=TIME( ; ;[.A1354]/1000)" office:value-type="time" office:time-value="PT06H00M31.432S" calcext:value-type="time">
            <text:p>06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13.3" calcext:value-type="float">
            <text:p>1413.3</text:p>
          </table:table-cell>
          <table:table-cell office:value-type="float" office:value="1670.96" calcext:value-type="float">
            <text:p>1670.96</text:p>
          </table:table-cell>
        </table:table-row>
        <table:table-row table:style-name="ro1">
          <table:table-cell office:value-type="float" office:value="21647432" calcext:value-type="float">
            <text:p>21647432</text:p>
          </table:table-cell>
          <table:table-cell table:formula="of:=TIME( ; ;[.A1355]/1000)" office:value-type="time" office:time-value="PT06H00M47.432S" calcext:value-type="time">
            <text:p>06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414.3" calcext:value-type="float">
            <text:p>1414.3</text:p>
          </table:table-cell>
          <table:table-cell office:value-type="float" office:value="1672.1" calcext:value-type="float">
            <text:p>1672.1</text:p>
          </table:table-cell>
        </table:table-row>
        <table:table-row table:style-name="ro1">
          <table:table-cell office:value-type="float" office:value="21663432" calcext:value-type="float">
            <text:p>21663432</text:p>
          </table:table-cell>
          <table:table-cell table:formula="of:=TIME( ; ;[.A1356]/1000)" office:value-type="time" office:time-value="PT06H01M03.432S" calcext:value-type="time">
            <text:p>06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3" calcext:value-type="float">
            <text:p>254.83</text:p>
          </table:table-cell>
          <table:table-cell office:value-type="float" office:value="1415.3" calcext:value-type="float">
            <text:p>1415.3</text:p>
          </table:table-cell>
          <table:table-cell office:value-type="float" office:value="1673.23" calcext:value-type="float">
            <text:p>1673.23</text:p>
          </table:table-cell>
        </table:table-row>
        <table:table-row table:style-name="ro1">
          <table:table-cell office:value-type="float" office:value="21679432" calcext:value-type="float">
            <text:p>21679432</text:p>
          </table:table-cell>
          <table:table-cell table:formula="of:=TIME( ; ;[.A1357]/1000)" office:value-type="time" office:time-value="PT06H01M19.432S" calcext:value-type="time">
            <text:p>06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16.3" calcext:value-type="float">
            <text:p>1416.3</text:p>
          </table:table-cell>
          <table:table-cell office:value-type="float" office:value="1674.36" calcext:value-type="float">
            <text:p>1674.36</text:p>
          </table:table-cell>
        </table:table-row>
        <table:table-row table:style-name="ro1">
          <table:table-cell office:value-type="float" office:value="21695432" calcext:value-type="float">
            <text:p>21695432</text:p>
          </table:table-cell>
          <table:table-cell table:formula="of:=TIME( ; ;[.A1358]/1000)" office:value-type="time" office:time-value="PT06H01M35.432S" calcext:value-type="time">
            <text:p>06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3" calcext:value-type="float">
            <text:p>254.83</text:p>
          </table:table-cell>
          <table:table-cell office:value-type="float" office:value="1417.31" calcext:value-type="float">
            <text:p>1417.31</text:p>
          </table:table-cell>
          <table:table-cell office:value-type="float" office:value="1675.49" calcext:value-type="float">
            <text:p>1675.49</text:p>
          </table:table-cell>
        </table:table-row>
        <table:table-row table:style-name="ro1">
          <table:table-cell office:value-type="float" office:value="21711432" calcext:value-type="float">
            <text:p>21711432</text:p>
          </table:table-cell>
          <table:table-cell table:formula="of:=TIME( ; ;[.A1359]/1000)" office:value-type="time" office:time-value="PT06H01M51.432S" calcext:value-type="time">
            <text:p>06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18.31" calcext:value-type="float">
            <text:p>1418.31</text:p>
          </table:table-cell>
          <table:table-cell office:value-type="float" office:value="1676.63" calcext:value-type="float">
            <text:p>1676.63</text:p>
          </table:table-cell>
        </table:table-row>
        <table:table-row table:style-name="ro1">
          <table:table-cell office:value-type="float" office:value="21727432" calcext:value-type="float">
            <text:p>21727432</text:p>
          </table:table-cell>
          <table:table-cell table:formula="of:=TIME( ; ;[.A1360]/1000)" office:value-type="time" office:time-value="PT06H02M07.432S" calcext:value-type="time">
            <text:p>06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19.31" calcext:value-type="float">
            <text:p>1419.31</text:p>
          </table:table-cell>
          <table:table-cell office:value-type="float" office:value="1677.76" calcext:value-type="float">
            <text:p>1677.76</text:p>
          </table:table-cell>
        </table:table-row>
        <table:table-row table:style-name="ro1">
          <table:table-cell office:value-type="float" office:value="21743432" calcext:value-type="float">
            <text:p>21743432</text:p>
          </table:table-cell>
          <table:table-cell table:formula="of:=TIME( ; ;[.A1361]/1000)" office:value-type="time" office:time-value="PT06H02M23.432S" calcext:value-type="time">
            <text:p>06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0.31" calcext:value-type="float">
            <text:p>1420.31</text:p>
          </table:table-cell>
          <table:table-cell office:value-type="float" office:value="1678.89" calcext:value-type="float">
            <text:p>1678.89</text:p>
          </table:table-cell>
        </table:table-row>
        <table:table-row table:style-name="ro1">
          <table:table-cell office:value-type="float" office:value="21759432" calcext:value-type="float">
            <text:p>21759432</text:p>
          </table:table-cell>
          <table:table-cell table:formula="of:=TIME( ; ;[.A1362]/1000)" office:value-type="time" office:time-value="PT06H02M39.432S" calcext:value-type="time">
            <text:p>06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21.31" calcext:value-type="float">
            <text:p>1421.31</text:p>
          </table:table-cell>
          <table:table-cell office:value-type="float" office:value="1680.02" calcext:value-type="float">
            <text:p>1680.02</text:p>
          </table:table-cell>
        </table:table-row>
        <table:table-row table:style-name="ro1">
          <table:table-cell office:value-type="float" office:value="21775432" calcext:value-type="float">
            <text:p>21775432</text:p>
          </table:table-cell>
          <table:table-cell table:formula="of:=TIME( ; ;[.A1363]/1000)" office:value-type="time" office:time-value="PT06H02M55.432S" calcext:value-type="time">
            <text:p>06:0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22.31" calcext:value-type="float">
            <text:p>1422.31</text:p>
          </table:table-cell>
          <table:table-cell office:value-type="float" office:value="1681.16" calcext:value-type="float">
            <text:p>1681.16</text:p>
          </table:table-cell>
        </table:table-row>
        <table:table-row table:style-name="ro1">
          <table:table-cell office:value-type="float" office:value="21791432" calcext:value-type="float">
            <text:p>21791432</text:p>
          </table:table-cell>
          <table:table-cell table:formula="of:=TIME( ; ;[.A1364]/1000)" office:value-type="time" office:time-value="PT06H03M11.432S" calcext:value-type="time">
            <text:p>06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423.32" calcext:value-type="float">
            <text:p>1423.32</text:p>
          </table:table-cell>
          <table:table-cell office:value-type="float" office:value="1682.29" calcext:value-type="float">
            <text:p>1682.29</text:p>
          </table:table-cell>
        </table:table-row>
        <table:table-row table:style-name="ro1">
          <table:table-cell office:value-type="float" office:value="21807432" calcext:value-type="float">
            <text:p>21807432</text:p>
          </table:table-cell>
          <table:table-cell table:formula="of:=TIME( ; ;[.A1365]/1000)" office:value-type="time" office:time-value="PT06H03M27.432S" calcext:value-type="time">
            <text:p>06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4.32" calcext:value-type="float">
            <text:p>1424.32</text:p>
          </table:table-cell>
          <table:table-cell office:value-type="float" office:value="1683.42" calcext:value-type="float">
            <text:p>1683.42</text:p>
          </table:table-cell>
        </table:table-row>
        <table:table-row table:style-name="ro1">
          <table:table-cell office:value-type="float" office:value="21823432" calcext:value-type="float">
            <text:p>21823432</text:p>
          </table:table-cell>
          <table:table-cell table:formula="of:=TIME( ; ;[.A1366]/1000)" office:value-type="time" office:time-value="PT06H03M43.432S" calcext:value-type="time">
            <text:p>06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5.32" calcext:value-type="float">
            <text:p>1425.32</text:p>
          </table:table-cell>
          <table:table-cell office:value-type="float" office:value="1684.55" calcext:value-type="float">
            <text:p>1684.55</text:p>
          </table:table-cell>
        </table:table-row>
        <table:table-row table:style-name="ro1">
          <table:table-cell office:value-type="float" office:value="21839432" calcext:value-type="float">
            <text:p>21839432</text:p>
          </table:table-cell>
          <table:table-cell table:formula="of:=TIME( ; ;[.A1367]/1000)" office:value-type="time" office:time-value="PT06H03M59.432S" calcext:value-type="time">
            <text:p>06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6.32" calcext:value-type="float">
            <text:p>1426.32</text:p>
          </table:table-cell>
          <table:table-cell office:value-type="float" office:value="1685.69" calcext:value-type="float">
            <text:p>1685.69</text:p>
          </table:table-cell>
        </table:table-row>
        <table:table-row table:style-name="ro1">
          <table:table-cell office:value-type="float" office:value="21855432" calcext:value-type="float">
            <text:p>21855432</text:p>
          </table:table-cell>
          <table:table-cell table:formula="of:=TIME( ; ;[.A1368]/1000)" office:value-type="time" office:time-value="PT06H04M15.432S" calcext:value-type="time">
            <text:p>06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7.32" calcext:value-type="float">
            <text:p>1427.32</text:p>
          </table:table-cell>
          <table:table-cell office:value-type="float" office:value="1686.82" calcext:value-type="float">
            <text:p>1686.82</text:p>
          </table:table-cell>
        </table:table-row>
        <table:table-row table:style-name="ro1">
          <table:table-cell office:value-type="float" office:value="21871432" calcext:value-type="float">
            <text:p>21871432</text:p>
          </table:table-cell>
          <table:table-cell table:formula="of:=TIME( ; ;[.A1369]/1000)" office:value-type="time" office:time-value="PT06H04M31.432S" calcext:value-type="time">
            <text:p>06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8.32" calcext:value-type="float">
            <text:p>1428.32</text:p>
          </table:table-cell>
          <table:table-cell office:value-type="float" office:value="1687.95" calcext:value-type="float">
            <text:p>1687.95</text:p>
          </table:table-cell>
        </table:table-row>
        <table:table-row table:style-name="ro1">
          <table:table-cell office:value-type="float" office:value="21887432" calcext:value-type="float">
            <text:p>21887432</text:p>
          </table:table-cell>
          <table:table-cell table:formula="of:=TIME( ; ;[.A1370]/1000)" office:value-type="time" office:time-value="PT06H04M47.432S" calcext:value-type="time">
            <text:p>06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29.33" calcext:value-type="float">
            <text:p>1429.33</text:p>
          </table:table-cell>
          <table:table-cell office:value-type="float" office:value="1689.08" calcext:value-type="float">
            <text:p>1689.08</text:p>
          </table:table-cell>
        </table:table-row>
        <table:table-row table:style-name="ro1">
          <table:table-cell office:value-type="float" office:value="21903432" calcext:value-type="float">
            <text:p>21903432</text:p>
          </table:table-cell>
          <table:table-cell table:formula="of:=TIME( ; ;[.A1371]/1000)" office:value-type="time" office:time-value="PT06H05M03.432S" calcext:value-type="time">
            <text:p>06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30.33" calcext:value-type="float">
            <text:p>1430.33</text:p>
          </table:table-cell>
          <table:table-cell office:value-type="float" office:value="1690.22" calcext:value-type="float">
            <text:p>1690.22</text:p>
          </table:table-cell>
        </table:table-row>
        <table:table-row table:style-name="ro1">
          <table:table-cell office:value-type="float" office:value="21919432" calcext:value-type="float">
            <text:p>21919432</text:p>
          </table:table-cell>
          <table:table-cell table:formula="of:=TIME( ; ;[.A1372]/1000)" office:value-type="time" office:time-value="PT06H05M19.432S" calcext:value-type="time">
            <text:p>06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6" calcext:value-type="float">
            <text:p>254.6</text:p>
          </table:table-cell>
          <table:table-cell office:value-type="float" office:value="1431.33" calcext:value-type="float">
            <text:p>1431.33</text:p>
          </table:table-cell>
          <table:table-cell office:value-type="float" office:value="1691.35" calcext:value-type="float">
            <text:p>1691.35</text:p>
          </table:table-cell>
        </table:table-row>
        <table:table-row table:style-name="ro1">
          <table:table-cell office:value-type="float" office:value="21935432" calcext:value-type="float">
            <text:p>21935432</text:p>
          </table:table-cell>
          <table:table-cell table:formula="of:=TIME( ; ;[.A1373]/1000)" office:value-type="time" office:time-value="PT06H05M35.432S" calcext:value-type="time">
            <text:p>06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432.33" calcext:value-type="float">
            <text:p>1432.33</text:p>
          </table:table-cell>
          <table:table-cell office:value-type="float" office:value="1692.48" calcext:value-type="float">
            <text:p>1692.48</text:p>
          </table:table-cell>
        </table:table-row>
        <table:table-row table:style-name="ro1">
          <table:table-cell office:value-type="float" office:value="21951432" calcext:value-type="float">
            <text:p>21951432</text:p>
          </table:table-cell>
          <table:table-cell table:formula="of:=TIME( ; ;[.A1374]/1000)" office:value-type="time" office:time-value="PT06H05M51.432S" calcext:value-type="time">
            <text:p>06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6" calcext:value-type="float">
            <text:p>254.6</text:p>
          </table:table-cell>
          <table:table-cell office:value-type="float" office:value="1433.33" calcext:value-type="float">
            <text:p>1433.33</text:p>
          </table:table-cell>
          <table:table-cell office:value-type="float" office:value="1693.61" calcext:value-type="float">
            <text:p>1693.61</text:p>
          </table:table-cell>
        </table:table-row>
        <table:table-row table:style-name="ro1">
          <table:table-cell office:value-type="float" office:value="21967432" calcext:value-type="float">
            <text:p>21967432</text:p>
          </table:table-cell>
          <table:table-cell table:formula="of:=TIME( ; ;[.A1375]/1000)" office:value-type="time" office:time-value="PT06H06M07.432S" calcext:value-type="time">
            <text:p>06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4.33" calcext:value-type="float">
            <text:p>1434.33</text:p>
          </table:table-cell>
          <table:table-cell office:value-type="float" office:value="1694.75" calcext:value-type="float">
            <text:p>1694.75</text:p>
          </table:table-cell>
        </table:table-row>
        <table:table-row table:style-name="ro1">
          <table:table-cell office:value-type="float" office:value="21983432" calcext:value-type="float">
            <text:p>21983432</text:p>
          </table:table-cell>
          <table:table-cell table:formula="of:=TIME( ; ;[.A1376]/1000)" office:value-type="time" office:time-value="PT06H06M23.432S" calcext:value-type="time">
            <text:p>06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5.33" calcext:value-type="float">
            <text:p>1435.33</text:p>
          </table:table-cell>
          <table:table-cell office:value-type="float" office:value="1695.88" calcext:value-type="float">
            <text:p>1695.88</text:p>
          </table:table-cell>
        </table:table-row>
        <table:table-row table:style-name="ro1">
          <table:table-cell office:value-type="float" office:value="21999432" calcext:value-type="float">
            <text:p>21999432</text:p>
          </table:table-cell>
          <table:table-cell table:formula="of:=TIME( ; ;[.A1377]/1000)" office:value-type="time" office:time-value="PT06H06M39.432S" calcext:value-type="time">
            <text:p>06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6.33" calcext:value-type="float">
            <text:p>1436.33</text:p>
          </table:table-cell>
          <table:table-cell office:value-type="float" office:value="1697.01" calcext:value-type="float">
            <text:p>1697.01</text:p>
          </table:table-cell>
        </table:table-row>
        <table:table-row table:style-name="ro1">
          <table:table-cell office:value-type="float" office:value="22015432" calcext:value-type="float">
            <text:p>22015432</text:p>
          </table:table-cell>
          <table:table-cell table:formula="of:=TIME( ; ;[.A1378]/1000)" office:value-type="time" office:time-value="PT06H06M55.432S" calcext:value-type="time">
            <text:p>06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7.33" calcext:value-type="float">
            <text:p>1437.33</text:p>
          </table:table-cell>
          <table:table-cell office:value-type="float" office:value="1698.14" calcext:value-type="float">
            <text:p>1698.14</text:p>
          </table:table-cell>
        </table:table-row>
        <table:table-row table:style-name="ro1">
          <table:table-cell office:value-type="float" office:value="22031432" calcext:value-type="float">
            <text:p>22031432</text:p>
          </table:table-cell>
          <table:table-cell table:formula="of:=TIME( ; ;[.A1379]/1000)" office:value-type="time" office:time-value="PT06H07M11.432S" calcext:value-type="time">
            <text:p>06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8.33" calcext:value-type="float">
            <text:p>1438.33</text:p>
          </table:table-cell>
          <table:table-cell office:value-type="float" office:value="1699.27" calcext:value-type="float">
            <text:p>1699.27</text:p>
          </table:table-cell>
        </table:table-row>
        <table:table-row table:style-name="ro1">
          <table:table-cell office:value-type="float" office:value="22047432" calcext:value-type="float">
            <text:p>22047432</text:p>
          </table:table-cell>
          <table:table-cell table:formula="of:=TIME( ; ;[.A1380]/1000)" office:value-type="time" office:time-value="PT06H07M27.432S" calcext:value-type="time">
            <text:p>06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39.33" calcext:value-type="float">
            <text:p>1439.33</text:p>
          </table:table-cell>
          <table:table-cell office:value-type="float" office:value="1700.4" calcext:value-type="float">
            <text:p>1700.4</text:p>
          </table:table-cell>
        </table:table-row>
        <table:table-row table:style-name="ro1">
          <table:table-cell office:value-type="float" office:value="22063432" calcext:value-type="float">
            <text:p>22063432</text:p>
          </table:table-cell>
          <table:table-cell table:formula="of:=TIME( ; ;[.A1381]/1000)" office:value-type="time" office:time-value="PT06H07M43.432S" calcext:value-type="time">
            <text:p>06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40.33" calcext:value-type="float">
            <text:p>1440.33</text:p>
          </table:table-cell>
          <table:table-cell office:value-type="float" office:value="1701.53" calcext:value-type="float">
            <text:p>1701.53</text:p>
          </table:table-cell>
        </table:table-row>
        <table:table-row table:style-name="ro1">
          <table:table-cell office:value-type="float" office:value="22079432" calcext:value-type="float">
            <text:p>22079432</text:p>
          </table:table-cell>
          <table:table-cell table:formula="of:=TIME( ; ;[.A1382]/1000)" office:value-type="time" office:time-value="PT06H07M59.432S" calcext:value-type="time">
            <text:p>06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1702.66" calcext:value-type="float">
            <text:p>1702.66</text:p>
          </table:table-cell>
        </table:table-row>
        <table:table-row table:style-name="ro1">
          <table:table-cell office:value-type="float" office:value="22095432" calcext:value-type="float">
            <text:p>22095432</text:p>
          </table:table-cell>
          <table:table-cell table:formula="of:=TIME( ; ;[.A1383]/1000)" office:value-type="time" office:time-value="PT06H08M15.432S" calcext:value-type="time">
            <text:p>06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2.34" calcext:value-type="float">
            <text:p>1442.34</text:p>
          </table:table-cell>
          <table:table-cell office:value-type="float" office:value="1703.79" calcext:value-type="float">
            <text:p>1703.79</text:p>
          </table:table-cell>
        </table:table-row>
        <table:table-row table:style-name="ro1">
          <table:table-cell office:value-type="float" office:value="22111432" calcext:value-type="float">
            <text:p>22111432</text:p>
          </table:table-cell>
          <table:table-cell table:formula="of:=TIME( ; ;[.A1384]/1000)" office:value-type="time" office:time-value="PT06H08M31.432S" calcext:value-type="time">
            <text:p>06:0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3.58" calcext:value-type="float">
            <text:p>253.58</text:p>
          </table:table-cell>
          <table:table-cell office:value-type="float" office:value="1443.34" calcext:value-type="float">
            <text:p>1443.34</text:p>
          </table:table-cell>
          <table:table-cell office:value-type="float" office:value="1704.93" calcext:value-type="float">
            <text:p>1704.93</text:p>
          </table:table-cell>
        </table:table-row>
        <table:table-row table:style-name="ro1">
          <table:table-cell office:value-type="float" office:value="22127432" calcext:value-type="float">
            <text:p>22127432</text:p>
          </table:table-cell>
          <table:table-cell table:formula="of:=TIME( ; ;[.A1385]/1000)" office:value-type="time" office:time-value="PT06H08M47.432S" calcext:value-type="time">
            <text:p>06:0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4.34" calcext:value-type="float">
            <text:p>1444.34</text:p>
          </table:table-cell>
          <table:table-cell office:value-type="float" office:value="1706.06" calcext:value-type="float">
            <text:p>1706.06</text:p>
          </table:table-cell>
        </table:table-row>
        <table:table-row table:style-name="ro1">
          <table:table-cell office:value-type="float" office:value="22143432" calcext:value-type="float">
            <text:p>22143432</text:p>
          </table:table-cell>
          <table:table-cell table:formula="of:=TIME( ; ;[.A1386]/1000)" office:value-type="time" office:time-value="PT06H09M03.432S" calcext:value-type="time">
            <text:p>06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5.34" calcext:value-type="float">
            <text:p>1445.34</text:p>
          </table:table-cell>
          <table:table-cell office:value-type="float" office:value="1707.19" calcext:value-type="float">
            <text:p>1707.19</text:p>
          </table:table-cell>
        </table:table-row>
        <table:table-row table:style-name="ro1">
          <table:table-cell office:value-type="float" office:value="22159432" calcext:value-type="float">
            <text:p>22159432</text:p>
          </table:table-cell>
          <table:table-cell table:formula="of:=TIME( ; ;[.A1387]/1000)" office:value-type="time" office:time-value="PT06H09M19.432S" calcext:value-type="time">
            <text:p>06:0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6.34" calcext:value-type="float">
            <text:p>1446.34</text:p>
          </table:table-cell>
          <table:table-cell office:value-type="float" office:value="1708.32" calcext:value-type="float">
            <text:p>1708.32</text:p>
          </table:table-cell>
        </table:table-row>
        <table:table-row table:style-name="ro1">
          <table:table-cell office:value-type="float" office:value="22175432" calcext:value-type="float">
            <text:p>22175432</text:p>
          </table:table-cell>
          <table:table-cell table:formula="of:=TIME( ; ;[.A1388]/1000)" office:value-type="time" office:time-value="PT06H09M35.432S" calcext:value-type="time">
            <text:p>06:0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447.34" calcext:value-type="float">
            <text:p>1447.34</text:p>
          </table:table-cell>
          <table:table-cell office:value-type="float" office:value="1709.45" calcext:value-type="float">
            <text:p>1709.45</text:p>
          </table:table-cell>
        </table:table-row>
        <table:table-row table:style-name="ro1">
          <table:table-cell office:value-type="float" office:value="22191432" calcext:value-type="float">
            <text:p>22191432</text:p>
          </table:table-cell>
          <table:table-cell table:formula="of:=TIME( ; ;[.A1389]/1000)" office:value-type="time" office:time-value="PT06H09M51.432S" calcext:value-type="time">
            <text:p>06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8.34" calcext:value-type="float">
            <text:p>1448.34</text:p>
          </table:table-cell>
          <table:table-cell office:value-type="float" office:value="1710.58" calcext:value-type="float">
            <text:p>1710.58</text:p>
          </table:table-cell>
        </table:table-row>
        <table:table-row table:style-name="ro1">
          <table:table-cell office:value-type="float" office:value="22207432" calcext:value-type="float">
            <text:p>22207432</text:p>
          </table:table-cell>
          <table:table-cell table:formula="of:=TIME( ; ;[.A1390]/1000)" office:value-type="time" office:time-value="PT06H10M07.432S" calcext:value-type="time">
            <text:p>06:1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49.34" calcext:value-type="float">
            <text:p>1449.34</text:p>
          </table:table-cell>
          <table:table-cell office:value-type="float" office:value="1711.71" calcext:value-type="float">
            <text:p>1711.71</text:p>
          </table:table-cell>
        </table:table-row>
        <table:table-row table:style-name="ro1">
          <table:table-cell office:value-type="float" office:value="22223432" calcext:value-type="float">
            <text:p>22223432</text:p>
          </table:table-cell>
          <table:table-cell table:formula="of:=TIME( ; ;[.A1391]/1000)" office:value-type="time" office:time-value="PT06H10M23.432S" calcext:value-type="time">
            <text:p>06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50.34" calcext:value-type="float">
            <text:p>1450.34</text:p>
          </table:table-cell>
          <table:table-cell office:value-type="float" office:value="1712.84" calcext:value-type="float">
            <text:p>1712.84</text:p>
          </table:table-cell>
        </table:table-row>
        <table:table-row table:style-name="ro1">
          <table:table-cell office:value-type="float" office:value="22239432" calcext:value-type="float">
            <text:p>22239432</text:p>
          </table:table-cell>
          <table:table-cell table:formula="of:=TIME( ; ;[.A1392]/1000)" office:value-type="time" office:time-value="PT06H10M39.432S" calcext:value-type="time">
            <text:p>06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1.34" calcext:value-type="float">
            <text:p>1451.34</text:p>
          </table:table-cell>
          <table:table-cell office:value-type="float" office:value="1713.97" calcext:value-type="float">
            <text:p>1713.97</text:p>
          </table:table-cell>
        </table:table-row>
        <table:table-row table:style-name="ro1">
          <table:table-cell office:value-type="float" office:value="22255432" calcext:value-type="float">
            <text:p>22255432</text:p>
          </table:table-cell>
          <table:table-cell table:formula="of:=TIME( ; ;[.A1393]/1000)" office:value-type="time" office:time-value="PT06H10M55.432S" calcext:value-type="time">
            <text:p>06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52.34" calcext:value-type="float">
            <text:p>1452.34</text:p>
          </table:table-cell>
          <table:table-cell office:value-type="float" office:value="1715.1" calcext:value-type="float">
            <text:p>1715.1</text:p>
          </table:table-cell>
        </table:table-row>
        <table:table-row table:style-name="ro1">
          <table:table-cell office:value-type="float" office:value="22271432" calcext:value-type="float">
            <text:p>22271432</text:p>
          </table:table-cell>
          <table:table-cell table:formula="of:=TIME( ; ;[.A1394]/1000)" office:value-type="time" office:time-value="PT06H11M11.432S" calcext:value-type="time">
            <text:p>06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3.34" calcext:value-type="float">
            <text:p>1453.34</text:p>
          </table:table-cell>
          <table:table-cell office:value-type="float" office:value="1716.23" calcext:value-type="float">
            <text:p>1716.23</text:p>
          </table:table-cell>
        </table:table-row>
        <table:table-row table:style-name="ro1">
          <table:table-cell office:value-type="float" office:value="22287432" calcext:value-type="float">
            <text:p>22287432</text:p>
          </table:table-cell>
          <table:table-cell table:formula="of:=TIME( ; ;[.A1395]/1000)" office:value-type="time" office:time-value="PT06H11M27.432S" calcext:value-type="time">
            <text:p>06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4.34" calcext:value-type="float">
            <text:p>1454.34</text:p>
          </table:table-cell>
          <table:table-cell office:value-type="float" office:value="1717.36" calcext:value-type="float">
            <text:p>1717.36</text:p>
          </table:table-cell>
        </table:table-row>
        <table:table-row table:style-name="ro1">
          <table:table-cell office:value-type="float" office:value="22303432" calcext:value-type="float">
            <text:p>22303432</text:p>
          </table:table-cell>
          <table:table-cell table:formula="of:=TIME( ; ;[.A1396]/1000)" office:value-type="time" office:time-value="PT06H11M43.432S" calcext:value-type="time">
            <text:p>06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5.34" calcext:value-type="float">
            <text:p>1455.34</text:p>
          </table:table-cell>
          <table:table-cell office:value-type="float" office:value="1718.49" calcext:value-type="float">
            <text:p>1718.49</text:p>
          </table:table-cell>
        </table:table-row>
        <table:table-row table:style-name="ro1">
          <table:table-cell office:value-type="float" office:value="22319432" calcext:value-type="float">
            <text:p>22319432</text:p>
          </table:table-cell>
          <table:table-cell table:formula="of:=TIME( ; ;[.A1397]/1000)" office:value-type="time" office:time-value="PT06H11M59.432S" calcext:value-type="time">
            <text:p>06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6.34" calcext:value-type="float">
            <text:p>1456.34</text:p>
          </table:table-cell>
          <table:table-cell office:value-type="float" office:value="1719.62" calcext:value-type="float">
            <text:p>1719.62</text:p>
          </table:table-cell>
        </table:table-row>
        <table:table-row table:style-name="ro1">
          <table:table-cell office:value-type="float" office:value="22335432" calcext:value-type="float">
            <text:p>22335432</text:p>
          </table:table-cell>
          <table:table-cell table:formula="of:=TIME( ; ;[.A1398]/1000)" office:value-type="time" office:time-value="PT06H12M15.432S" calcext:value-type="time">
            <text:p>06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457.34" calcext:value-type="float">
            <text:p>1457.34</text:p>
          </table:table-cell>
          <table:table-cell office:value-type="float" office:value="1720.75" calcext:value-type="float">
            <text:p>1720.75</text:p>
          </table:table-cell>
        </table:table-row>
        <table:table-row table:style-name="ro1">
          <table:table-cell office:value-type="float" office:value="22351432" calcext:value-type="float">
            <text:p>22351432</text:p>
          </table:table-cell>
          <table:table-cell table:formula="of:=TIME( ; ;[.A1399]/1000)" office:value-type="time" office:time-value="PT06H12M31.432S" calcext:value-type="time">
            <text:p>06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8.34" calcext:value-type="float">
            <text:p>1458.34</text:p>
          </table:table-cell>
          <table:table-cell office:value-type="float" office:value="1721.88" calcext:value-type="float">
            <text:p>1721.88</text:p>
          </table:table-cell>
        </table:table-row>
        <table:table-row table:style-name="ro1">
          <table:table-cell office:value-type="float" office:value="22367432" calcext:value-type="float">
            <text:p>22367432</text:p>
          </table:table-cell>
          <table:table-cell table:formula="of:=TIME( ; ;[.A1400]/1000)" office:value-type="time" office:time-value="PT06H12M47.432S" calcext:value-type="time">
            <text:p>06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59.34" calcext:value-type="float">
            <text:p>1459.34</text:p>
          </table:table-cell>
          <table:table-cell office:value-type="float" office:value="1723.01" calcext:value-type="float">
            <text:p>1723.01</text:p>
          </table:table-cell>
        </table:table-row>
        <table:table-row table:style-name="ro1">
          <table:table-cell office:value-type="float" office:value="22383432" calcext:value-type="float">
            <text:p>22383432</text:p>
          </table:table-cell>
          <table:table-cell table:formula="of:=TIME( ; ;[.A1401]/1000)" office:value-type="time" office:time-value="PT06H13M03.432S" calcext:value-type="time">
            <text:p>06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460.34" calcext:value-type="float">
            <text:p>1460.34</text:p>
          </table:table-cell>
          <table:table-cell office:value-type="float" office:value="1724.14" calcext:value-type="float">
            <text:p>1724.14</text:p>
          </table:table-cell>
        </table:table-row>
        <table:table-row table:style-name="ro1">
          <table:table-cell office:value-type="float" office:value="22399432" calcext:value-type="float">
            <text:p>22399432</text:p>
          </table:table-cell>
          <table:table-cell table:formula="of:=TIME( ; ;[.A1402]/1000)" office:value-type="time" office:time-value="PT06H13M19.432S" calcext:value-type="time">
            <text:p>06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61.34" calcext:value-type="float">
            <text:p>1461.34</text:p>
          </table:table-cell>
          <table:table-cell office:value-type="float" office:value="1725.27" calcext:value-type="float">
            <text:p>1725.27</text:p>
          </table:table-cell>
        </table:table-row>
        <table:table-row table:style-name="ro1">
          <table:table-cell office:value-type="float" office:value="22415432" calcext:value-type="float">
            <text:p>22415432</text:p>
          </table:table-cell>
          <table:table-cell table:formula="of:=TIME( ; ;[.A1403]/1000)" office:value-type="time" office:time-value="PT06H13M35.432S" calcext:value-type="time">
            <text:p>06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462.34" calcext:value-type="float">
            <text:p>1462.34</text:p>
          </table:table-cell>
          <table:table-cell office:value-type="float" office:value="1726.4" calcext:value-type="float">
            <text:p>1726.4</text:p>
          </table:table-cell>
        </table:table-row>
        <table:table-row table:style-name="ro1">
          <table:table-cell office:value-type="float" office:value="22431432" calcext:value-type="float">
            <text:p>22431432</text:p>
          </table:table-cell>
          <table:table-cell table:formula="of:=TIME( ; ;[.A1404]/1000)" office:value-type="time" office:time-value="PT06H13M51.432S" calcext:value-type="time">
            <text:p>06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63.34" calcext:value-type="float">
            <text:p>1463.34</text:p>
          </table:table-cell>
          <table:table-cell office:value-type="float" office:value="1727.53" calcext:value-type="float">
            <text:p>1727.53</text:p>
          </table:table-cell>
        </table:table-row>
        <table:table-row table:style-name="ro1">
          <table:table-cell office:value-type="float" office:value="22447432" calcext:value-type="float">
            <text:p>22447432</text:p>
          </table:table-cell>
          <table:table-cell table:formula="of:=TIME( ; ;[.A1405]/1000)" office:value-type="time" office:time-value="PT06H14M07.432S" calcext:value-type="time">
            <text:p>06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64.34" calcext:value-type="float">
            <text:p>1464.34</text:p>
          </table:table-cell>
          <table:table-cell office:value-type="float" office:value="1728.66" calcext:value-type="float">
            <text:p>1728.66</text:p>
          </table:table-cell>
        </table:table-row>
        <table:table-row table:style-name="ro1">
          <table:table-cell office:value-type="float" office:value="22463432" calcext:value-type="float">
            <text:p>22463432</text:p>
          </table:table-cell>
          <table:table-cell table:formula="of:=TIME( ; ;[.A1406]/1000)" office:value-type="time" office:time-value="PT06H14M23.432S" calcext:value-type="time">
            <text:p>06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65.34" calcext:value-type="float">
            <text:p>1465.34</text:p>
          </table:table-cell>
          <table:table-cell office:value-type="float" office:value="1729.79" calcext:value-type="float">
            <text:p>1729.79</text:p>
          </table:table-cell>
        </table:table-row>
        <table:table-row table:style-name="ro1">
          <table:table-cell office:value-type="float" office:value="22479432" calcext:value-type="float">
            <text:p>22479432</text:p>
          </table:table-cell>
          <table:table-cell table:formula="of:=TIME( ; ;[.A1407]/1000)" office:value-type="time" office:time-value="PT06H14M39.432S" calcext:value-type="time">
            <text:p>06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66.34" calcext:value-type="float">
            <text:p>1466.34</text:p>
          </table:table-cell>
          <table:table-cell office:value-type="float" office:value="1730.92" calcext:value-type="float">
            <text:p>1730.92</text:p>
          </table:table-cell>
        </table:table-row>
        <table:table-row table:style-name="ro1">
          <table:table-cell office:value-type="float" office:value="22495432" calcext:value-type="float">
            <text:p>22495432</text:p>
          </table:table-cell>
          <table:table-cell table:formula="of:=TIME( ; ;[.A1408]/1000)" office:value-type="time" office:time-value="PT06H14M55.432S" calcext:value-type="time">
            <text:p>06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467.34" calcext:value-type="float">
            <text:p>1467.34</text:p>
          </table:table-cell>
          <table:table-cell office:value-type="float" office:value="1732.05" calcext:value-type="float">
            <text:p>1732.05</text:p>
          </table:table-cell>
        </table:table-row>
        <table:table-row table:style-name="ro1">
          <table:table-cell office:value-type="float" office:value="22511432" calcext:value-type="float">
            <text:p>22511432</text:p>
          </table:table-cell>
          <table:table-cell table:formula="of:=TIME( ; ;[.A1409]/1000)" office:value-type="time" office:time-value="PT06H15M11.432S" calcext:value-type="time">
            <text:p>06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468.34" calcext:value-type="float">
            <text:p>1468.34</text:p>
          </table:table-cell>
          <table:table-cell office:value-type="float" office:value="1733.18" calcext:value-type="float">
            <text:p>1733.18</text:p>
          </table:table-cell>
        </table:table-row>
        <table:table-row table:style-name="ro1">
          <table:table-cell office:value-type="float" office:value="22527432" calcext:value-type="float">
            <text:p>22527432</text:p>
          </table:table-cell>
          <table:table-cell table:formula="of:=TIME( ; ;[.A1410]/1000)" office:value-type="time" office:time-value="PT06H15M27.432S" calcext:value-type="time">
            <text:p>06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469.34" calcext:value-type="float">
            <text:p>1469.34</text:p>
          </table:table-cell>
          <table:table-cell office:value-type="float" office:value="1734.31" calcext:value-type="float">
            <text:p>1734.31</text:p>
          </table:table-cell>
        </table:table-row>
        <table:table-row table:style-name="ro1">
          <table:table-cell office:value-type="float" office:value="22543432" calcext:value-type="float">
            <text:p>22543432</text:p>
          </table:table-cell>
          <table:table-cell table:formula="of:=TIME( ; ;[.A1411]/1000)" office:value-type="time" office:time-value="PT06H15M43.432S" calcext:value-type="time">
            <text:p>06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70.34" calcext:value-type="float">
            <text:p>1470.34</text:p>
          </table:table-cell>
          <table:table-cell office:value-type="float" office:value="1735.44" calcext:value-type="float">
            <text:p>1735.44</text:p>
          </table:table-cell>
        </table:table-row>
        <table:table-row table:style-name="ro1">
          <table:table-cell office:value-type="float" office:value="22559432" calcext:value-type="float">
            <text:p>22559432</text:p>
          </table:table-cell>
          <table:table-cell table:formula="of:=TIME( ; ;[.A1412]/1000)" office:value-type="time" office:time-value="PT06H15M59.432S" calcext:value-type="time">
            <text:p>06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71.34" calcext:value-type="float">
            <text:p>1471.34</text:p>
          </table:table-cell>
          <table:table-cell office:value-type="float" office:value="1736.56" calcext:value-type="float">
            <text:p>1736.56</text:p>
          </table:table-cell>
        </table:table-row>
        <table:table-row table:style-name="ro1">
          <table:table-cell office:value-type="float" office:value="22575432" calcext:value-type="float">
            <text:p>22575432</text:p>
          </table:table-cell>
          <table:table-cell table:formula="of:=TIME( ; ;[.A1413]/1000)" office:value-type="time" office:time-value="PT06H16M15.432S" calcext:value-type="time">
            <text:p>06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472.34" calcext:value-type="float">
            <text:p>1472.34</text:p>
          </table:table-cell>
          <table:table-cell office:value-type="float" office:value="1737.69" calcext:value-type="float">
            <text:p>1737.69</text:p>
          </table:table-cell>
        </table:table-row>
        <table:table-row table:style-name="ro1">
          <table:table-cell office:value-type="float" office:value="22591432" calcext:value-type="float">
            <text:p>22591432</text:p>
          </table:table-cell>
          <table:table-cell table:formula="of:=TIME( ; ;[.A1414]/1000)" office:value-type="time" office:time-value="PT06H16M31.432S" calcext:value-type="time">
            <text:p>06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73.33" calcext:value-type="float">
            <text:p>1473.33</text:p>
          </table:table-cell>
          <table:table-cell office:value-type="float" office:value="1738.82" calcext:value-type="float">
            <text:p>1738.82</text:p>
          </table:table-cell>
        </table:table-row>
        <table:table-row table:style-name="ro1">
          <table:table-cell office:value-type="float" office:value="22607432" calcext:value-type="float">
            <text:p>22607432</text:p>
          </table:table-cell>
          <table:table-cell table:formula="of:=TIME( ; ;[.A1415]/1000)" office:value-type="time" office:time-value="PT06H16M47.432S" calcext:value-type="time">
            <text:p>06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4" calcext:value-type="float">
            <text:p>254.24</text:p>
          </table:table-cell>
          <table:table-cell office:value-type="float" office:value="1474.33" calcext:value-type="float">
            <text:p>1474.33</text:p>
          </table:table-cell>
          <table:table-cell office:value-type="float" office:value="1739.95" calcext:value-type="float">
            <text:p>1739.95</text:p>
          </table:table-cell>
        </table:table-row>
        <table:table-row table:style-name="ro1">
          <table:table-cell office:value-type="float" office:value="22623432" calcext:value-type="float">
            <text:p>22623432</text:p>
          </table:table-cell>
          <table:table-cell table:formula="of:=TIME( ; ;[.A1416]/1000)" office:value-type="time" office:time-value="PT06H17M03.432S" calcext:value-type="time">
            <text:p>06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475.33" calcext:value-type="float">
            <text:p>1475.33</text:p>
          </table:table-cell>
          <table:table-cell office:value-type="float" office:value="1741.07" calcext:value-type="float">
            <text:p>1741.07</text:p>
          </table:table-cell>
        </table:table-row>
        <table:table-row table:style-name="ro1">
          <table:table-cell office:value-type="float" office:value="22639432" calcext:value-type="float">
            <text:p>22639432</text:p>
          </table:table-cell>
          <table:table-cell table:formula="of:=TIME( ; ;[.A1417]/1000)" office:value-type="time" office:time-value="PT06H17M19.432S" calcext:value-type="time">
            <text:p>06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476.33" calcext:value-type="float">
            <text:p>1476.33</text:p>
          </table:table-cell>
          <table:table-cell office:value-type="float" office:value="1742.2" calcext:value-type="float">
            <text:p>1742.2</text:p>
          </table:table-cell>
        </table:table-row>
        <table:table-row table:style-name="ro1">
          <table:table-cell office:value-type="float" office:value="22655432" calcext:value-type="float">
            <text:p>22655432</text:p>
          </table:table-cell>
          <table:table-cell table:formula="of:=TIME( ; ;[.A1418]/1000)" office:value-type="time" office:time-value="PT06H17M35.432S" calcext:value-type="time">
            <text:p>06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477.33" calcext:value-type="float">
            <text:p>1477.33</text:p>
          </table:table-cell>
          <table:table-cell office:value-type="float" office:value="1743.33" calcext:value-type="float">
            <text:p>1743.33</text:p>
          </table:table-cell>
        </table:table-row>
        <table:table-row table:style-name="ro1">
          <table:table-cell office:value-type="float" office:value="22671432" calcext:value-type="float">
            <text:p>22671432</text:p>
          </table:table-cell>
          <table:table-cell table:formula="of:=TIME( ; ;[.A1419]/1000)" office:value-type="time" office:time-value="PT06H17M51.432S" calcext:value-type="time">
            <text:p>06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78.33" calcext:value-type="float">
            <text:p>1478.33</text:p>
          </table:table-cell>
          <table:table-cell office:value-type="float" office:value="1744.45" calcext:value-type="float">
            <text:p>1744.45</text:p>
          </table:table-cell>
        </table:table-row>
        <table:table-row table:style-name="ro1">
          <table:table-cell office:value-type="float" office:value="22687432" calcext:value-type="float">
            <text:p>22687432</text:p>
          </table:table-cell>
          <table:table-cell table:formula="of:=TIME( ; ;[.A1420]/1000)" office:value-type="time" office:time-value="PT06H18M07.432S" calcext:value-type="time">
            <text:p>06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79.33" calcext:value-type="float">
            <text:p>1479.33</text:p>
          </table:table-cell>
          <table:table-cell office:value-type="float" office:value="1745.58" calcext:value-type="float">
            <text:p>1745.58</text:p>
          </table:table-cell>
        </table:table-row>
        <table:table-row table:style-name="ro1">
          <table:table-cell office:value-type="float" office:value="22703432" calcext:value-type="float">
            <text:p>22703432</text:p>
          </table:table-cell>
          <table:table-cell table:formula="of:=TIME( ; ;[.A1421]/1000)" office:value-type="time" office:time-value="PT06H18M23.432S" calcext:value-type="time">
            <text:p>06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480.33" calcext:value-type="float">
            <text:p>1480.33</text:p>
          </table:table-cell>
          <table:table-cell office:value-type="float" office:value="1746.71" calcext:value-type="float">
            <text:p>1746.71</text:p>
          </table:table-cell>
        </table:table-row>
        <table:table-row table:style-name="ro1">
          <table:table-cell office:value-type="float" office:value="22719432" calcext:value-type="float">
            <text:p>22719432</text:p>
          </table:table-cell>
          <table:table-cell table:formula="of:=TIME( ; ;[.A1422]/1000)" office:value-type="time" office:time-value="PT06H18M39.432S" calcext:value-type="time">
            <text:p>06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1.33" calcext:value-type="float">
            <text:p>1481.33</text:p>
          </table:table-cell>
          <table:table-cell office:value-type="float" office:value="1747.83" calcext:value-type="float">
            <text:p>1747.83</text:p>
          </table:table-cell>
        </table:table-row>
        <table:table-row table:style-name="ro1">
          <table:table-cell office:value-type="float" office:value="22735432" calcext:value-type="float">
            <text:p>22735432</text:p>
          </table:table-cell>
          <table:table-cell table:formula="of:=TIME( ; ;[.A1423]/1000)" office:value-type="time" office:time-value="PT06H18M55.432S" calcext:value-type="time">
            <text:p>06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2.33" calcext:value-type="float">
            <text:p>1482.33</text:p>
          </table:table-cell>
          <table:table-cell office:value-type="float" office:value="1748.96" calcext:value-type="float">
            <text:p>1748.96</text:p>
          </table:table-cell>
        </table:table-row>
        <table:table-row table:style-name="ro1">
          <table:table-cell office:value-type="float" office:value="22751432" calcext:value-type="float">
            <text:p>22751432</text:p>
          </table:table-cell>
          <table:table-cell table:formula="of:=TIME( ; ;[.A1424]/1000)" office:value-type="time" office:time-value="PT06H19M11.432S" calcext:value-type="time">
            <text:p>06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3.33" calcext:value-type="float">
            <text:p>1483.33</text:p>
          </table:table-cell>
          <table:table-cell office:value-type="float" office:value="1750.08" calcext:value-type="float">
            <text:p>1750.08</text:p>
          </table:table-cell>
        </table:table-row>
        <table:table-row table:style-name="ro1">
          <table:table-cell office:value-type="float" office:value="22767432" calcext:value-type="float">
            <text:p>22767432</text:p>
          </table:table-cell>
          <table:table-cell table:formula="of:=TIME( ; ;[.A1425]/1000)" office:value-type="time" office:time-value="PT06H19M27.432S" calcext:value-type="time">
            <text:p>06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4.33" calcext:value-type="float">
            <text:p>1484.33</text:p>
          </table:table-cell>
          <table:table-cell office:value-type="float" office:value="1751.21" calcext:value-type="float">
            <text:p>1751.21</text:p>
          </table:table-cell>
        </table:table-row>
        <table:table-row table:style-name="ro1">
          <table:table-cell office:value-type="float" office:value="22783432" calcext:value-type="float">
            <text:p>22783432</text:p>
          </table:table-cell>
          <table:table-cell table:formula="of:=TIME( ; ;[.A1426]/1000)" office:value-type="time" office:time-value="PT06H19M43.432S" calcext:value-type="time">
            <text:p>06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5.32" calcext:value-type="float">
            <text:p>1485.32</text:p>
          </table:table-cell>
          <table:table-cell office:value-type="float" office:value="1752.33" calcext:value-type="float">
            <text:p>1752.33</text:p>
          </table:table-cell>
        </table:table-row>
        <table:table-row table:style-name="ro1">
          <table:table-cell office:value-type="float" office:value="22799432" calcext:value-type="float">
            <text:p>22799432</text:p>
          </table:table-cell>
          <table:table-cell table:formula="of:=TIME( ; ;[.A1427]/1000)" office:value-type="time" office:time-value="PT06H19M59.432S" calcext:value-type="time">
            <text:p>06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6.32" calcext:value-type="float">
            <text:p>1486.32</text:p>
          </table:table-cell>
          <table:table-cell office:value-type="float" office:value="1753.46" calcext:value-type="float">
            <text:p>1753.46</text:p>
          </table:table-cell>
        </table:table-row>
        <table:table-row table:style-name="ro1">
          <table:table-cell office:value-type="float" office:value="22815432" calcext:value-type="float">
            <text:p>22815432</text:p>
          </table:table-cell>
          <table:table-cell table:formula="of:=TIME( ; ;[.A1428]/1000)" office:value-type="time" office:time-value="PT06H20M15.432S" calcext:value-type="time">
            <text:p>06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7.32" calcext:value-type="float">
            <text:p>1487.32</text:p>
          </table:table-cell>
          <table:table-cell office:value-type="float" office:value="1754.59" calcext:value-type="float">
            <text:p>1754.59</text:p>
          </table:table-cell>
        </table:table-row>
        <table:table-row table:style-name="ro1">
          <table:table-cell office:value-type="float" office:value="22831432" calcext:value-type="float">
            <text:p>22831432</text:p>
          </table:table-cell>
          <table:table-cell table:formula="of:=TIME( ; ;[.A1429]/1000)" office:value-type="time" office:time-value="PT06H20M31.432S" calcext:value-type="time">
            <text:p>06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8.32" calcext:value-type="float">
            <text:p>1488.32</text:p>
          </table:table-cell>
          <table:table-cell office:value-type="float" office:value="1755.71" calcext:value-type="float">
            <text:p>1755.71</text:p>
          </table:table-cell>
        </table:table-row>
        <table:table-row table:style-name="ro1">
          <table:table-cell office:value-type="float" office:value="22847432" calcext:value-type="float">
            <text:p>22847432</text:p>
          </table:table-cell>
          <table:table-cell table:formula="of:=TIME( ; ;[.A1430]/1000)" office:value-type="time" office:time-value="PT06H20M47.432S" calcext:value-type="time">
            <text:p>06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489.32" calcext:value-type="float">
            <text:p>1489.32</text:p>
          </table:table-cell>
          <table:table-cell office:value-type="float" office:value="1756.84" calcext:value-type="float">
            <text:p>1756.84</text:p>
          </table:table-cell>
        </table:table-row>
        <table:table-row table:style-name="ro1">
          <table:table-cell office:value-type="float" office:value="22863432" calcext:value-type="float">
            <text:p>22863432</text:p>
          </table:table-cell>
          <table:table-cell table:formula="of:=TIME( ; ;[.A1431]/1000)" office:value-type="time" office:time-value="PT06H21M03.432S" calcext:value-type="time">
            <text:p>06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01" calcext:value-type="float">
            <text:p>253.01</text:p>
          </table:table-cell>
          <table:table-cell office:value-type="float" office:value="1490.32" calcext:value-type="float">
            <text:p>1490.32</text:p>
          </table:table-cell>
          <table:table-cell office:value-type="float" office:value="1757.96" calcext:value-type="float">
            <text:p>1757.96</text:p>
          </table:table-cell>
        </table:table-row>
        <table:table-row table:style-name="ro1">
          <table:table-cell office:value-type="float" office:value="22879432" calcext:value-type="float">
            <text:p>22879432</text:p>
          </table:table-cell>
          <table:table-cell table:formula="of:=TIME( ; ;[.A1432]/1000)" office:value-type="time" office:time-value="PT06H21M19.432S" calcext:value-type="time">
            <text:p>06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1491.31" calcext:value-type="float">
            <text:p>1491.31</text:p>
          </table:table-cell>
          <table:table-cell office:value-type="float" office:value="1759.09" calcext:value-type="float">
            <text:p>1759.09</text:p>
          </table:table-cell>
        </table:table-row>
        <table:table-row table:style-name="ro1">
          <table:table-cell office:value-type="float" office:value="22895432" calcext:value-type="float">
            <text:p>22895432</text:p>
          </table:table-cell>
          <table:table-cell table:formula="of:=TIME( ; ;[.A1433]/1000)" office:value-type="time" office:time-value="PT06H21M35.432S" calcext:value-type="time">
            <text:p>06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2.31" calcext:value-type="float">
            <text:p>1492.31</text:p>
          </table:table-cell>
          <table:table-cell office:value-type="float" office:value="1760.21" calcext:value-type="float">
            <text:p>1760.21</text:p>
          </table:table-cell>
        </table:table-row>
        <table:table-row table:style-name="ro1">
          <table:table-cell office:value-type="float" office:value="22911432" calcext:value-type="float">
            <text:p>22911432</text:p>
          </table:table-cell>
          <table:table-cell table:formula="of:=TIME( ; ;[.A1434]/1000)" office:value-type="time" office:time-value="PT06H21M51.432S" calcext:value-type="time">
            <text:p>06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3.31" calcext:value-type="float">
            <text:p>1493.31</text:p>
          </table:table-cell>
          <table:table-cell office:value-type="float" office:value="1761.34" calcext:value-type="float">
            <text:p>1761.34</text:p>
          </table:table-cell>
        </table:table-row>
        <table:table-row table:style-name="ro1">
          <table:table-cell office:value-type="float" office:value="22927432" calcext:value-type="float">
            <text:p>22927432</text:p>
          </table:table-cell>
          <table:table-cell table:formula="of:=TIME( ; ;[.A1435]/1000)" office:value-type="time" office:time-value="PT06H22M07.432S" calcext:value-type="time">
            <text:p>06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4.31" calcext:value-type="float">
            <text:p>1494.31</text:p>
          </table:table-cell>
          <table:table-cell office:value-type="float" office:value="1762.46" calcext:value-type="float">
            <text:p>1762.46</text:p>
          </table:table-cell>
        </table:table-row>
        <table:table-row table:style-name="ro1">
          <table:table-cell office:value-type="float" office:value="22943432" calcext:value-type="float">
            <text:p>22943432</text:p>
          </table:table-cell>
          <table:table-cell table:formula="of:=TIME( ; ;[.A1436]/1000)" office:value-type="time" office:time-value="PT06H22M23.432S" calcext:value-type="time">
            <text:p>06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5.31" calcext:value-type="float">
            <text:p>1495.31</text:p>
          </table:table-cell>
          <table:table-cell office:value-type="float" office:value="1763.59" calcext:value-type="float">
            <text:p>1763.59</text:p>
          </table:table-cell>
        </table:table-row>
        <table:table-row table:style-name="ro1">
          <table:table-cell office:value-type="float" office:value="22959432" calcext:value-type="float">
            <text:p>22959432</text:p>
          </table:table-cell>
          <table:table-cell table:formula="of:=TIME( ; ;[.A1437]/1000)" office:value-type="time" office:time-value="PT06H22M39.432S" calcext:value-type="time">
            <text:p>06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6.31" calcext:value-type="float">
            <text:p>1496.31</text:p>
          </table:table-cell>
          <table:table-cell office:value-type="float" office:value="1764.71" calcext:value-type="float">
            <text:p>1764.71</text:p>
          </table:table-cell>
        </table:table-row>
        <table:table-row table:style-name="ro1">
          <table:table-cell office:value-type="float" office:value="22975432" calcext:value-type="float">
            <text:p>22975432</text:p>
          </table:table-cell>
          <table:table-cell table:formula="of:=TIME( ; ;[.A1438]/1000)" office:value-type="time" office:time-value="PT06H22M55.432S" calcext:value-type="time">
            <text:p>06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7.3" calcext:value-type="float">
            <text:p>1497.3</text:p>
          </table:table-cell>
          <table:table-cell office:value-type="float" office:value="1765.84" calcext:value-type="float">
            <text:p>1765.84</text:p>
          </table:table-cell>
        </table:table-row>
        <table:table-row table:style-name="ro1">
          <table:table-cell office:value-type="float" office:value="22991432" calcext:value-type="float">
            <text:p>22991432</text:p>
          </table:table-cell>
          <table:table-cell table:formula="of:=TIME( ; ;[.A1439]/1000)" office:value-type="time" office:time-value="PT06H23M11.432S" calcext:value-type="time">
            <text:p>06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8.3" calcext:value-type="float">
            <text:p>1498.3</text:p>
          </table:table-cell>
          <table:table-cell office:value-type="float" office:value="1766.96" calcext:value-type="float">
            <text:p>1766.96</text:p>
          </table:table-cell>
        </table:table-row>
        <table:table-row table:style-name="ro1">
          <table:table-cell office:value-type="float" office:value="23007432" calcext:value-type="float">
            <text:p>23007432</text:p>
          </table:table-cell>
          <table:table-cell table:formula="of:=TIME( ; ;[.A1440]/1000)" office:value-type="time" office:time-value="PT06H23M27.432S" calcext:value-type="time">
            <text:p>06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499.3" calcext:value-type="float">
            <text:p>1499.3</text:p>
          </table:table-cell>
          <table:table-cell office:value-type="float" office:value="1768.08" calcext:value-type="float">
            <text:p>1768.08</text:p>
          </table:table-cell>
        </table:table-row>
        <table:table-row table:style-name="ro1">
          <table:table-cell office:value-type="float" office:value="23023432" calcext:value-type="float">
            <text:p>23023432</text:p>
          </table:table-cell>
          <table:table-cell table:formula="of:=TIME( ; ;[.A1441]/1000)" office:value-type="time" office:time-value="PT06H23M43.432S" calcext:value-type="time">
            <text:p>06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1500.3" calcext:value-type="float">
            <text:p>1500.3</text:p>
          </table:table-cell>
          <table:table-cell office:value-type="float" office:value="1769.21" calcext:value-type="float">
            <text:p>1769.21</text:p>
          </table:table-cell>
        </table:table-row>
        <table:table-row table:style-name="ro1">
          <table:table-cell office:value-type="float" office:value="23039432" calcext:value-type="float">
            <text:p>23039432</text:p>
          </table:table-cell>
          <table:table-cell table:formula="of:=TIME( ; ;[.A1442]/1000)" office:value-type="time" office:time-value="PT06H23M59.432S" calcext:value-type="time">
            <text:p>06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1.3" calcext:value-type="float">
            <text:p>1501.3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>
          <table:table-cell office:value-type="float" office:value="23055432" calcext:value-type="float">
            <text:p>23055432</text:p>
          </table:table-cell>
          <table:table-cell table:formula="of:=TIME( ; ;[.A1443]/1000)" office:value-type="time" office:time-value="PT06H24M15.432S" calcext:value-type="time">
            <text:p>06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2.29" calcext:value-type="float">
            <text:p>1502.29</text:p>
          </table:table-cell>
          <table:table-cell office:value-type="float" office:value="1771.46" calcext:value-type="float">
            <text:p>1771.46</text:p>
          </table:table-cell>
        </table:table-row>
        <table:table-row table:style-name="ro1">
          <table:table-cell office:value-type="float" office:value="23071432" calcext:value-type="float">
            <text:p>23071432</text:p>
          </table:table-cell>
          <table:table-cell table:formula="of:=TIME( ; ;[.A1444]/1000)" office:value-type="time" office:time-value="PT06H24M31.432S" calcext:value-type="time">
            <text:p>06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3.29" calcext:value-type="float">
            <text:p>1503.29</text:p>
          </table:table-cell>
          <table:table-cell office:value-type="float" office:value="1772.58" calcext:value-type="float">
            <text:p>1772.58</text:p>
          </table:table-cell>
        </table:table-row>
        <table:table-row table:style-name="ro1">
          <table:table-cell office:value-type="float" office:value="23087432" calcext:value-type="float">
            <text:p>23087432</text:p>
          </table:table-cell>
          <table:table-cell table:formula="of:=TIME( ; ;[.A1445]/1000)" office:value-type="time" office:time-value="PT06H24M47.432S" calcext:value-type="time">
            <text:p>06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4.29" calcext:value-type="float">
            <text:p>1504.29</text:p>
          </table:table-cell>
          <table:table-cell office:value-type="float" office:value="1773.7" calcext:value-type="float">
            <text:p>1773.7</text:p>
          </table:table-cell>
        </table:table-row>
        <table:table-row table:style-name="ro1">
          <table:table-cell office:value-type="float" office:value="23103432" calcext:value-type="float">
            <text:p>23103432</text:p>
          </table:table-cell>
          <table:table-cell table:formula="of:=TIME( ; ;[.A1446]/1000)" office:value-type="time" office:time-value="PT06H25M03.432S" calcext:value-type="time">
            <text:p>06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5.29" calcext:value-type="float">
            <text:p>1505.29</text:p>
          </table:table-cell>
          <table:table-cell office:value-type="float" office:value="1774.83" calcext:value-type="float">
            <text:p>1774.83</text:p>
          </table:table-cell>
        </table:table-row>
        <table:table-row table:style-name="ro1">
          <table:table-cell office:value-type="float" office:value="23119432" calcext:value-type="float">
            <text:p>23119432</text:p>
          </table:table-cell>
          <table:table-cell table:formula="of:=TIME( ; ;[.A1447]/1000)" office:value-type="time" office:time-value="PT06H25M19.432S" calcext:value-type="time">
            <text:p>06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8" calcext:value-type="float">
            <text:p>252.78</text:p>
          </table:table-cell>
          <table:table-cell office:value-type="float" office:value="1506.29" calcext:value-type="float">
            <text:p>1506.29</text:p>
          </table:table-cell>
          <table:table-cell office:value-type="float" office:value="1775.95" calcext:value-type="float">
            <text:p>1775.95</text:p>
          </table:table-cell>
        </table:table-row>
        <table:table-row table:style-name="ro1">
          <table:table-cell office:value-type="float" office:value="23135432" calcext:value-type="float">
            <text:p>23135432</text:p>
          </table:table-cell>
          <table:table-cell table:formula="of:=TIME( ; ;[.A1448]/1000)" office:value-type="time" office:time-value="PT06H25M35.432S" calcext:value-type="time">
            <text:p>06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7.28" calcext:value-type="float">
            <text:p>1507.28</text:p>
          </table:table-cell>
          <table:table-cell office:value-type="float" office:value="1777.07" calcext:value-type="float">
            <text:p>1777.07</text:p>
          </table:table-cell>
        </table:table-row>
        <table:table-row table:style-name="ro1">
          <table:table-cell office:value-type="float" office:value="23151432" calcext:value-type="float">
            <text:p>23151432</text:p>
          </table:table-cell>
          <table:table-cell table:formula="of:=TIME( ; ;[.A1449]/1000)" office:value-type="time" office:time-value="PT06H25M51.432S" calcext:value-type="time">
            <text:p>06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508.28" calcext:value-type="float">
            <text:p>1508.28</text:p>
          </table:table-cell>
          <table:table-cell office:value-type="float" office:value="1778.2" calcext:value-type="float">
            <text:p>1778.2</text:p>
          </table:table-cell>
        </table:table-row>
        <table:table-row table:style-name="ro1">
          <table:table-cell office:value-type="float" office:value="23167432" calcext:value-type="float">
            <text:p>23167432</text:p>
          </table:table-cell>
          <table:table-cell table:formula="of:=TIME( ; ;[.A1450]/1000)" office:value-type="time" office:time-value="PT06H26M07.432S" calcext:value-type="time">
            <text:p>06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09.28" calcext:value-type="float">
            <text:p>1509.28</text:p>
          </table:table-cell>
          <table:table-cell office:value-type="float" office:value="1779.32" calcext:value-type="float">
            <text:p>1779.32</text:p>
          </table:table-cell>
        </table:table-row>
        <table:table-row table:style-name="ro1">
          <table:table-cell office:value-type="float" office:value="23183432" calcext:value-type="float">
            <text:p>23183432</text:p>
          </table:table-cell>
          <table:table-cell table:formula="of:=TIME( ; ;[.A1451]/1000)" office:value-type="time" office:time-value="PT06H26M23.432S" calcext:value-type="time">
            <text:p>06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0.28" calcext:value-type="float">
            <text:p>1510.28</text:p>
          </table:table-cell>
          <table:table-cell office:value-type="float" office:value="1780.44" calcext:value-type="float">
            <text:p>1780.44</text:p>
          </table:table-cell>
        </table:table-row>
        <table:table-row table:style-name="ro1">
          <table:table-cell office:value-type="float" office:value="23199432" calcext:value-type="float">
            <text:p>23199432</text:p>
          </table:table-cell>
          <table:table-cell table:formula="of:=TIME( ; ;[.A1452]/1000)" office:value-type="time" office:time-value="PT06H26M39.432S" calcext:value-type="time">
            <text:p>06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1.27" calcext:value-type="float">
            <text:p>1511.27</text:p>
          </table:table-cell>
          <table:table-cell office:value-type="float" office:value="1781.57" calcext:value-type="float">
            <text:p>1781.57</text:p>
          </table:table-cell>
        </table:table-row>
        <table:table-row table:style-name="ro1">
          <table:table-cell office:value-type="float" office:value="23215432" calcext:value-type="float">
            <text:p>23215432</text:p>
          </table:table-cell>
          <table:table-cell table:formula="of:=TIME( ; ;[.A1453]/1000)" office:value-type="time" office:time-value="PT06H26M55.432S" calcext:value-type="time">
            <text:p>06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8" calcext:value-type="float">
            <text:p>252.78</text:p>
          </table:table-cell>
          <table:table-cell office:value-type="float" office:value="1512.27" calcext:value-type="float">
            <text:p>1512.27</text:p>
          </table:table-cell>
          <table:table-cell office:value-type="float" office:value="1782.69" calcext:value-type="float">
            <text:p>1782.69</text:p>
          </table:table-cell>
        </table:table-row>
        <table:table-row table:style-name="ro1">
          <table:table-cell office:value-type="float" office:value="23231432" calcext:value-type="float">
            <text:p>23231432</text:p>
          </table:table-cell>
          <table:table-cell table:formula="of:=TIME( ; ;[.A1454]/1000)" office:value-type="time" office:time-value="PT06H27M11.432S" calcext:value-type="time">
            <text:p>06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3.27" calcext:value-type="float">
            <text:p>1513.27</text:p>
          </table:table-cell>
          <table:table-cell office:value-type="float" office:value="1783.81" calcext:value-type="float">
            <text:p>1783.81</text:p>
          </table:table-cell>
        </table:table-row>
        <table:table-row table:style-name="ro1">
          <table:table-cell office:value-type="float" office:value="23247432" calcext:value-type="float">
            <text:p>23247432</text:p>
          </table:table-cell>
          <table:table-cell table:formula="of:=TIME( ; ;[.A1455]/1000)" office:value-type="time" office:time-value="PT06H27M27.432S" calcext:value-type="time">
            <text:p>06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14.27" calcext:value-type="float">
            <text:p>1514.27</text:p>
          </table:table-cell>
          <table:table-cell office:value-type="float" office:value="1784.94" calcext:value-type="float">
            <text:p>1784.94</text:p>
          </table:table-cell>
        </table:table-row>
        <table:table-row table:style-name="ro1">
          <table:table-cell office:value-type="float" office:value="23263432" calcext:value-type="float">
            <text:p>23263432</text:p>
          </table:table-cell>
          <table:table-cell table:formula="of:=TIME( ; ;[.A1456]/1000)" office:value-type="time" office:time-value="PT06H27M43.432S" calcext:value-type="time">
            <text:p>06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515.27" calcext:value-type="float">
            <text:p>1515.27</text:p>
          </table:table-cell>
          <table:table-cell office:value-type="float" office:value="1786.06" calcext:value-type="float">
            <text:p>1786.06</text:p>
          </table:table-cell>
        </table:table-row>
        <table:table-row table:style-name="ro1">
          <table:table-cell office:value-type="float" office:value="23279432" calcext:value-type="float">
            <text:p>23279432</text:p>
          </table:table-cell>
          <table:table-cell table:formula="of:=TIME( ; ;[.A1457]/1000)" office:value-type="time" office:time-value="PT06H27M59.432S" calcext:value-type="time">
            <text:p>06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16.26" calcext:value-type="float">
            <text:p>1516.26</text:p>
          </table:table-cell>
          <table:table-cell office:value-type="float" office:value="1787.18" calcext:value-type="float">
            <text:p>1787.18</text:p>
          </table:table-cell>
        </table:table-row>
        <table:table-row table:style-name="ro1">
          <table:table-cell office:value-type="float" office:value="23295432" calcext:value-type="float">
            <text:p>23295432</text:p>
          </table:table-cell>
          <table:table-cell table:formula="of:=TIME( ; ;[.A1458]/1000)" office:value-type="time" office:time-value="PT06H28M15.432S" calcext:value-type="time">
            <text:p>06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17.26" calcext:value-type="float">
            <text:p>1517.26</text:p>
          </table:table-cell>
          <table:table-cell office:value-type="float" office:value="1788.31" calcext:value-type="float">
            <text:p>1788.31</text:p>
          </table:table-cell>
        </table:table-row>
        <table:table-row table:style-name="ro1">
          <table:table-cell office:value-type="float" office:value="23311432" calcext:value-type="float">
            <text:p>23311432</text:p>
          </table:table-cell>
          <table:table-cell table:formula="of:=TIME( ; ;[.A1459]/1000)" office:value-type="time" office:time-value="PT06H28M31.432S" calcext:value-type="time">
            <text:p>06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18.26" calcext:value-type="float">
            <text:p>1518.26</text:p>
          </table:table-cell>
          <table:table-cell office:value-type="float" office:value="1789.43" calcext:value-type="float">
            <text:p>1789.43</text:p>
          </table:table-cell>
        </table:table-row>
        <table:table-row table:style-name="ro1">
          <table:table-cell office:value-type="float" office:value="23327432" calcext:value-type="float">
            <text:p>23327432</text:p>
          </table:table-cell>
          <table:table-cell table:formula="of:=TIME( ; ;[.A1460]/1000)" office:value-type="time" office:time-value="PT06H28M47.432S" calcext:value-type="time">
            <text:p>06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19.25" calcext:value-type="float">
            <text:p>1519.25</text:p>
          </table:table-cell>
          <table:table-cell office:value-type="float" office:value="1790.55" calcext:value-type="float">
            <text:p>1790.55</text:p>
          </table:table-cell>
        </table:table-row>
        <table:table-row table:style-name="ro1">
          <table:table-cell office:value-type="float" office:value="23343432" calcext:value-type="float">
            <text:p>23343432</text:p>
          </table:table-cell>
          <table:table-cell table:formula="of:=TIME( ; ;[.A1461]/1000)" office:value-type="time" office:time-value="PT06H29M03.432S" calcext:value-type="time">
            <text:p>06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0.25" calcext:value-type="float">
            <text:p>1520.25</text:p>
          </table:table-cell>
          <table:table-cell office:value-type="float" office:value="1791.67" calcext:value-type="float">
            <text:p>1791.67</text:p>
          </table:table-cell>
        </table:table-row>
        <table:table-row table:style-name="ro1">
          <table:table-cell office:value-type="float" office:value="23359432" calcext:value-type="float">
            <text:p>23359432</text:p>
          </table:table-cell>
          <table:table-cell table:formula="of:=TIME( ; ;[.A1462]/1000)" office:value-type="time" office:time-value="PT06H29M19.432S" calcext:value-type="time">
            <text:p>06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1.25" calcext:value-type="float">
            <text:p>1521.25</text:p>
          </table:table-cell>
          <table:table-cell office:value-type="float" office:value="1792.8" calcext:value-type="float">
            <text:p>1792.8</text:p>
          </table:table-cell>
        </table:table-row>
        <table:table-row table:style-name="ro1">
          <table:table-cell office:value-type="float" office:value="23375432" calcext:value-type="float">
            <text:p>23375432</text:p>
          </table:table-cell>
          <table:table-cell table:formula="of:=TIME( ; ;[.A1463]/1000)" office:value-type="time" office:time-value="PT06H29M35.432S" calcext:value-type="time">
            <text:p>06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2.24" calcext:value-type="float">
            <text:p>1522.24</text:p>
          </table:table-cell>
          <table:table-cell office:value-type="float" office:value="1793.92" calcext:value-type="float">
            <text:p>1793.92</text:p>
          </table:table-cell>
        </table:table-row>
        <table:table-row table:style-name="ro1">
          <table:table-cell office:value-type="float" office:value="23391432" calcext:value-type="float">
            <text:p>23391432</text:p>
          </table:table-cell>
          <table:table-cell table:formula="of:=TIME( ; ;[.A1464]/1000)" office:value-type="time" office:time-value="PT06H29M51.432S" calcext:value-type="time">
            <text:p>06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3.24" calcext:value-type="float">
            <text:p>1523.24</text:p>
          </table:table-cell>
          <table:table-cell office:value-type="float" office:value="1795.04" calcext:value-type="float">
            <text:p>1795.04</text:p>
          </table:table-cell>
        </table:table-row>
        <table:table-row table:style-name="ro1">
          <table:table-cell office:value-type="float" office:value="23407432" calcext:value-type="float">
            <text:p>23407432</text:p>
          </table:table-cell>
          <table:table-cell table:formula="of:=TIME( ; ;[.A1465]/1000)" office:value-type="time" office:time-value="PT06H30M07.432S" calcext:value-type="time">
            <text:p>06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524.24" calcext:value-type="float">
            <text:p>1524.24</text:p>
          </table:table-cell>
          <table:table-cell office:value-type="float" office:value="1796.17" calcext:value-type="float">
            <text:p>1796.17</text:p>
          </table:table-cell>
        </table:table-row>
        <table:table-row table:style-name="ro1">
          <table:table-cell office:value-type="float" office:value="23423432" calcext:value-type="float">
            <text:p>23423432</text:p>
          </table:table-cell>
          <table:table-cell table:formula="of:=TIME( ; ;[.A1466]/1000)" office:value-type="time" office:time-value="PT06H30M23.432S" calcext:value-type="time">
            <text:p>06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5" calcext:value-type="float">
            <text:p>252.55</text:p>
          </table:table-cell>
          <table:table-cell office:value-type="float" office:value="1525.23" calcext:value-type="float">
            <text:p>1525.23</text:p>
          </table:table-cell>
          <table:table-cell office:value-type="float" office:value="1797.29" calcext:value-type="float">
            <text:p>1797.29</text:p>
          </table:table-cell>
        </table:table-row>
        <table:table-row table:style-name="ro1">
          <table:table-cell office:value-type="float" office:value="23439432" calcext:value-type="float">
            <text:p>23439432</text:p>
          </table:table-cell>
          <table:table-cell table:formula="of:=TIME( ; ;[.A1467]/1000)" office:value-type="time" office:time-value="PT06H30M39.432S" calcext:value-type="time">
            <text:p>06:3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4.3" calcext:value-type="float">
            <text:p>224.3</text:p>
          </table:table-cell>
          <table:table-cell office:value-type="float" office:value="251.76" calcext:value-type="float">
            <text:p>251.76</text:p>
          </table:table-cell>
          <table:table-cell office:value-type="float" office:value="1526.23" calcext:value-type="float">
            <text:p>1526.23</text:p>
          </table:table-cell>
          <table:table-cell office:value-type="float" office:value="1798.41" calcext:value-type="float">
            <text:p>1798.41</text:p>
          </table:table-cell>
        </table:table-row>
        <table:table-row table:style-name="ro1">
          <table:table-cell office:value-type="float" office:value="23455432" calcext:value-type="float">
            <text:p>23455432</text:p>
          </table:table-cell>
          <table:table-cell table:formula="of:=TIME( ; ;[.A1468]/1000)" office:value-type="time" office:time-value="PT06H30M55.432S" calcext:value-type="time">
            <text:p>06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27.22" calcext:value-type="float">
            <text:p>1527.22</text:p>
          </table:table-cell>
          <table:table-cell office:value-type="float" office:value="1799.53" calcext:value-type="float">
            <text:p>1799.53</text:p>
          </table:table-cell>
        </table:table-row>
        <table:table-row table:style-name="ro1">
          <table:table-cell office:value-type="float" office:value="23471432" calcext:value-type="float">
            <text:p>23471432</text:p>
          </table:table-cell>
          <table:table-cell table:formula="of:=TIME( ; ;[.A1469]/1000)" office:value-type="time" office:time-value="PT06H31M11.432S" calcext:value-type="time">
            <text:p>06:3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5" calcext:value-type="float">
            <text:p>251.65</text:p>
          </table:table-cell>
          <table:table-cell office:value-type="float" office:value="1528.22" calcext:value-type="float">
            <text:p>1528.22</text:p>
          </table:table-cell>
          <table:table-cell office:value-type="float" office:value="1800.65" calcext:value-type="float">
            <text:p>1800.65</text:p>
          </table:table-cell>
        </table:table-row>
        <table:table-row table:style-name="ro1">
          <table:table-cell office:value-type="float" office:value="23487432" calcext:value-type="float">
            <text:p>23487432</text:p>
          </table:table-cell>
          <table:table-cell table:formula="of:=TIME( ; ;[.A1470]/1000)" office:value-type="time" office:time-value="PT06H31M27.432S" calcext:value-type="time">
            <text:p>06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29.22" calcext:value-type="float">
            <text:p>1529.22</text:p>
          </table:table-cell>
          <table:table-cell office:value-type="float" office:value="1801.78" calcext:value-type="float">
            <text:p>1801.78</text:p>
          </table:table-cell>
        </table:table-row>
        <table:table-row table:style-name="ro1">
          <table:table-cell office:value-type="float" office:value="23503432" calcext:value-type="float">
            <text:p>23503432</text:p>
          </table:table-cell>
          <table:table-cell table:formula="of:=TIME( ; ;[.A1471]/1000)" office:value-type="time" office:time-value="PT06H31M43.432S" calcext:value-type="time">
            <text:p>06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1802.9" calcext:value-type="float">
            <text:p>1802.9</text:p>
          </table:table-cell>
        </table:table-row>
        <table:table-row table:style-name="ro1">
          <table:table-cell office:value-type="float" office:value="23519432" calcext:value-type="float">
            <text:p>23519432</text:p>
          </table:table-cell>
          <table:table-cell table:formula="of:=TIME( ; ;[.A1472]/1000)" office:value-type="time" office:time-value="PT06H31M59.432S" calcext:value-type="time">
            <text:p>06:3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31.21" calcext:value-type="float">
            <text:p>1531.21</text:p>
          </table:table-cell>
          <table:table-cell office:value-type="float" office:value="1804.02" calcext:value-type="float">
            <text:p>1804.02</text:p>
          </table:table-cell>
        </table:table-row>
        <table:table-row table:style-name="ro1">
          <table:table-cell office:value-type="float" office:value="23535432" calcext:value-type="float">
            <text:p>23535432</text:p>
          </table:table-cell>
          <table:table-cell table:formula="of:=TIME( ; ;[.A1473]/1000)" office:value-type="time" office:time-value="PT06H32M15.432S" calcext:value-type="time">
            <text:p>06:3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5" calcext:value-type="float">
            <text:p>251.65</text:p>
          </table:table-cell>
          <table:table-cell office:value-type="float" office:value="1532.21" calcext:value-type="float">
            <text:p>1532.21</text:p>
          </table:table-cell>
          <table:table-cell office:value-type="float" office:value="1805.14" calcext:value-type="float">
            <text:p>1805.14</text:p>
          </table:table-cell>
        </table:table-row>
        <table:table-row table:style-name="ro1">
          <table:table-cell office:value-type="float" office:value="23551432" calcext:value-type="float">
            <text:p>23551432</text:p>
          </table:table-cell>
          <table:table-cell table:formula="of:=TIME( ; ;[.A1474]/1000)" office:value-type="time" office:time-value="PT06H32M31.432S" calcext:value-type="time">
            <text:p>06:3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33.2" calcext:value-type="float">
            <text:p>1533.2</text:p>
          </table:table-cell>
          <table:table-cell office:value-type="float" office:value="1806.26" calcext:value-type="float">
            <text:p>1806.26</text:p>
          </table:table-cell>
        </table:table-row>
        <table:table-row table:style-name="ro1">
          <table:table-cell office:value-type="float" office:value="23567432" calcext:value-type="float">
            <text:p>23567432</text:p>
          </table:table-cell>
          <table:table-cell table:formula="of:=TIME( ; ;[.A1475]/1000)" office:value-type="time" office:time-value="PT06H32M47.432S" calcext:value-type="time">
            <text:p>06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534.2" calcext:value-type="float">
            <text:p>1534.2</text:p>
          </table:table-cell>
          <table:table-cell office:value-type="float" office:value="1807.38" calcext:value-type="float">
            <text:p>1807.38</text:p>
          </table:table-cell>
        </table:table-row>
        <table:table-row table:style-name="ro1">
          <table:table-cell office:value-type="float" office:value="23583432" calcext:value-type="float">
            <text:p>23583432</text:p>
          </table:table-cell>
          <table:table-cell table:formula="of:=TIME( ; ;[.A1476]/1000)" office:value-type="time" office:time-value="PT06H33M03.432S" calcext:value-type="time">
            <text:p>06:3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535.19" calcext:value-type="float">
            <text:p>1535.19</text:p>
          </table:table-cell>
          <table:table-cell office:value-type="float" office:value="1808.5" calcext:value-type="float">
            <text:p>1808.5</text:p>
          </table:table-cell>
        </table:table-row>
        <table:table-row table:style-name="ro1">
          <table:table-cell office:value-type="float" office:value="23599432" calcext:value-type="float">
            <text:p>23599432</text:p>
          </table:table-cell>
          <table:table-cell table:formula="of:=TIME( ; ;[.A1477]/1000)" office:value-type="time" office:time-value="PT06H33M19.432S" calcext:value-type="time">
            <text:p>06:33:19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4" calcext:value-type="float">
            <text:p>251.64</text:p>
          </table:table-cell>
          <table:table-cell office:value-type="float" office:value="1536.19" calcext:value-type="float">
            <text:p>1536.19</text:p>
          </table:table-cell>
          <table:table-cell office:value-type="float" office:value="1809.62" calcext:value-type="float">
            <text:p>1809.62</text:p>
          </table:table-cell>
        </table:table-row>
        <table:table-row table:style-name="ro1">
          <table:table-cell office:value-type="float" office:value="23615432" calcext:value-type="float">
            <text:p>23615432</text:p>
          </table:table-cell>
          <table:table-cell table:formula="of:=TIME( ; ;[.A1478]/1000)" office:value-type="time" office:time-value="PT06H33M35.432S" calcext:value-type="time">
            <text:p>06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37.19" calcext:value-type="float">
            <text:p>1537.19</text:p>
          </table:table-cell>
          <table:table-cell office:value-type="float" office:value="1810.74" calcext:value-type="float">
            <text:p>1810.74</text:p>
          </table:table-cell>
        </table:table-row>
        <table:table-row table:style-name="ro1">
          <table:table-cell office:value-type="float" office:value="23631432" calcext:value-type="float">
            <text:p>23631432</text:p>
          </table:table-cell>
          <table:table-cell table:formula="of:=TIME( ; ;[.A1479]/1000)" office:value-type="time" office:time-value="PT06H33M51.432S" calcext:value-type="time">
            <text:p>06:3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38.18" calcext:value-type="float">
            <text:p>1538.18</text:p>
          </table:table-cell>
          <table:table-cell office:value-type="float" office:value="1811.86" calcext:value-type="float">
            <text:p>1811.86</text:p>
          </table:table-cell>
        </table:table-row>
        <table:table-row table:style-name="ro1">
          <table:table-cell office:value-type="float" office:value="23647431" calcext:value-type="float">
            <text:p>23647431</text:p>
          </table:table-cell>
          <table:table-cell table:formula="of:=TIME( ; ;[.A1480]/1000)" office:value-type="time" office:time-value="PT06H34M07.431S" calcext:value-type="time">
            <text:p>06:3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2" calcext:value-type="float">
            <text:p>252.32</text:p>
          </table:table-cell>
          <table:table-cell office:value-type="float" office:value="1539.18" calcext:value-type="float">
            <text:p>1539.18</text:p>
          </table:table-cell>
          <table:table-cell office:value-type="float" office:value="1812.98" calcext:value-type="float">
            <text:p>1812.98</text:p>
          </table:table-cell>
        </table:table-row>
        <table:table-row table:style-name="ro1">
          <table:table-cell office:value-type="float" office:value="23663432" calcext:value-type="float">
            <text:p>23663432</text:p>
          </table:table-cell>
          <table:table-cell table:formula="of:=TIME( ; ;[.A1481]/1000)" office:value-type="time" office:time-value="PT06H34M23.432S" calcext:value-type="time">
            <text:p>06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40.17" calcext:value-type="float">
            <text:p>1540.17</text:p>
          </table:table-cell>
          <table:table-cell office:value-type="float" office:value="1814.1" calcext:value-type="float">
            <text:p>1814.1</text:p>
          </table:table-cell>
        </table:table-row>
        <table:table-row table:style-name="ro1">
          <table:table-cell office:value-type="float" office:value="23679432" calcext:value-type="float">
            <text:p>23679432</text:p>
          </table:table-cell>
          <table:table-cell table:formula="of:=TIME( ; ;[.A1482]/1000)" office:value-type="time" office:time-value="PT06H34M39.432S" calcext:value-type="time">
            <text:p>06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41.17" calcext:value-type="float">
            <text:p>1541.17</text:p>
          </table:table-cell>
          <table:table-cell office:value-type="float" office:value="1815.22" calcext:value-type="float">
            <text:p>1815.22</text:p>
          </table:table-cell>
        </table:table-row>
        <table:table-row table:style-name="ro1">
          <table:table-cell office:value-type="float" office:value="23695432" calcext:value-type="float">
            <text:p>23695432</text:p>
          </table:table-cell>
          <table:table-cell table:formula="of:=TIME( ; ;[.A1483]/1000)" office:value-type="time" office:time-value="PT06H34M55.432S" calcext:value-type="time">
            <text:p>06:3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42.17" calcext:value-type="float">
            <text:p>1542.17</text:p>
          </table:table-cell>
          <table:table-cell office:value-type="float" office:value="1816.34" calcext:value-type="float">
            <text:p>1816.34</text:p>
          </table:table-cell>
        </table:table-row>
        <table:table-row table:style-name="ro1">
          <table:table-cell office:value-type="float" office:value="23711432" calcext:value-type="float">
            <text:p>23711432</text:p>
          </table:table-cell>
          <table:table-cell table:formula="of:=TIME( ; ;[.A1484]/1000)" office:value-type="time" office:time-value="PT06H35M11.432S" calcext:value-type="time">
            <text:p>06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43.16" calcext:value-type="float">
            <text:p>1543.16</text:p>
          </table:table-cell>
          <table:table-cell office:value-type="float" office:value="1817.46" calcext:value-type="float">
            <text:p>1817.46</text:p>
          </table:table-cell>
        </table:table-row>
        <table:table-row table:style-name="ro1">
          <table:table-cell office:value-type="float" office:value="23727432" calcext:value-type="float">
            <text:p>23727432</text:p>
          </table:table-cell>
          <table:table-cell table:formula="of:=TIME( ; ;[.A1485]/1000)" office:value-type="time" office:time-value="PT06H35M27.432S" calcext:value-type="time">
            <text:p>06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544.16" calcext:value-type="float">
            <text:p>1544.16</text:p>
          </table:table-cell>
          <table:table-cell office:value-type="float" office:value="1818.58" calcext:value-type="float">
            <text:p>1818.58</text:p>
          </table:table-cell>
        </table:table-row>
        <table:table-row table:style-name="ro1">
          <table:table-cell office:value-type="float" office:value="23743432" calcext:value-type="float">
            <text:p>23743432</text:p>
          </table:table-cell>
          <table:table-cell table:formula="of:=TIME( ; ;[.A1486]/1000)" office:value-type="time" office:time-value="PT06H35M43.432S" calcext:value-type="time">
            <text:p>06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545.15" calcext:value-type="float">
            <text:p>1545.15</text:p>
          </table:table-cell>
          <table:table-cell office:value-type="float" office:value="1819.69" calcext:value-type="float">
            <text:p>1819.69</text:p>
          </table:table-cell>
        </table:table-row>
        <table:table-row table:style-name="ro1">
          <table:table-cell office:value-type="float" office:value="23759432" calcext:value-type="float">
            <text:p>23759432</text:p>
          </table:table-cell>
          <table:table-cell table:formula="of:=TIME( ; ;[.A1487]/1000)" office:value-type="time" office:time-value="PT06H35M59.432S" calcext:value-type="time">
            <text:p>06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46.15" calcext:value-type="float">
            <text:p>1546.15</text:p>
          </table:table-cell>
          <table:table-cell office:value-type="float" office:value="1820.81" calcext:value-type="float">
            <text:p>1820.81</text:p>
          </table:table-cell>
        </table:table-row>
        <table:table-row table:style-name="ro1">
          <table:table-cell office:value-type="float" office:value="23775431" calcext:value-type="float">
            <text:p>23775431</text:p>
          </table:table-cell>
          <table:table-cell table:formula="of:=TIME( ; ;[.A1488]/1000)" office:value-type="time" office:time-value="PT06H36M15.431S" calcext:value-type="time">
            <text:p>06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47.15" calcext:value-type="float">
            <text:p>1547.15</text:p>
          </table:table-cell>
          <table:table-cell office:value-type="float" office:value="1821.93" calcext:value-type="float">
            <text:p>1821.93</text:p>
          </table:table-cell>
        </table:table-row>
        <table:table-row table:style-name="ro1">
          <table:table-cell office:value-type="float" office:value="23791432" calcext:value-type="float">
            <text:p>23791432</text:p>
          </table:table-cell>
          <table:table-cell table:formula="of:=TIME( ; ;[.A1489]/1000)" office:value-type="time" office:time-value="PT06H36M31.432S" calcext:value-type="time">
            <text:p>06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48.14" calcext:value-type="float">
            <text:p>1548.14</text:p>
          </table:table-cell>
          <table:table-cell office:value-type="float" office:value="1823.05" calcext:value-type="float">
            <text:p>1823.05</text:p>
          </table:table-cell>
        </table:table-row>
        <table:table-row table:style-name="ro1">
          <table:table-cell office:value-type="float" office:value="23807432" calcext:value-type="float">
            <text:p>23807432</text:p>
          </table:table-cell>
          <table:table-cell table:formula="of:=TIME( ; ;[.A1490]/1000)" office:value-type="time" office:time-value="PT06H36M47.432S" calcext:value-type="time">
            <text:p>06:36:47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49.14" calcext:value-type="float">
            <text:p>1549.14</text:p>
          </table:table-cell>
          <table:table-cell office:value-type="float" office:value="1824.17" calcext:value-type="float">
            <text:p>1824.17</text:p>
          </table:table-cell>
        </table:table-row>
        <table:table-row table:style-name="ro1">
          <table:table-cell office:value-type="float" office:value="23823432" calcext:value-type="float">
            <text:p>23823432</text:p>
          </table:table-cell>
          <table:table-cell table:formula="of:=TIME( ; ;[.A1491]/1000)" office:value-type="time" office:time-value="PT06H37M03.432S" calcext:value-type="time">
            <text:p>06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550.13" calcext:value-type="float">
            <text:p>1550.13</text:p>
          </table:table-cell>
          <table:table-cell office:value-type="float" office:value="1825.29" calcext:value-type="float">
            <text:p>1825.29</text:p>
          </table:table-cell>
        </table:table-row>
        <table:table-row table:style-name="ro1">
          <table:table-cell office:value-type="float" office:value="23839432" calcext:value-type="float">
            <text:p>23839432</text:p>
          </table:table-cell>
          <table:table-cell table:formula="of:=TIME( ; ;[.A1492]/1000)" office:value-type="time" office:time-value="PT06H37M19.432S" calcext:value-type="time">
            <text:p>06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51.13" calcext:value-type="float">
            <text:p>1551.13</text:p>
          </table:table-cell>
          <table:table-cell office:value-type="float" office:value="1826.4" calcext:value-type="float">
            <text:p>1826.4</text:p>
          </table:table-cell>
        </table:table-row>
        <table:table-row table:style-name="ro1">
          <table:table-cell office:value-type="float" office:value="23855432" calcext:value-type="float">
            <text:p>23855432</text:p>
          </table:table-cell>
          <table:table-cell table:formula="of:=TIME( ; ;[.A1493]/1000)" office:value-type="time" office:time-value="PT06H37M35.432S" calcext:value-type="time">
            <text:p>06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52.12" calcext:value-type="float">
            <text:p>1552.12</text:p>
          </table:table-cell>
          <table:table-cell office:value-type="float" office:value="1827.52" calcext:value-type="float">
            <text:p>1827.52</text:p>
          </table:table-cell>
        </table:table-row>
        <table:table-row table:style-name="ro1">
          <table:table-cell office:value-type="float" office:value="23871432" calcext:value-type="float">
            <text:p>23871432</text:p>
          </table:table-cell>
          <table:table-cell table:formula="of:=TIME( ; ;[.A1494]/1000)" office:value-type="time" office:time-value="PT06H37M51.432S" calcext:value-type="time">
            <text:p>06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553.12" calcext:value-type="float">
            <text:p>1553.12</text:p>
          </table:table-cell>
          <table:table-cell office:value-type="float" office:value="1828.64" calcext:value-type="float">
            <text:p>1828.64</text:p>
          </table:table-cell>
        </table:table-row>
        <table:table-row table:style-name="ro1">
          <table:table-cell office:value-type="float" office:value="23887432" calcext:value-type="float">
            <text:p>23887432</text:p>
          </table:table-cell>
          <table:table-cell table:formula="of:=TIME( ; ;[.A1495]/1000)" office:value-type="time" office:time-value="PT06H38M07.432S" calcext:value-type="time">
            <text:p>06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554.11" calcext:value-type="float">
            <text:p>1554.11</text:p>
          </table:table-cell>
          <table:table-cell office:value-type="float" office:value="1829.76" calcext:value-type="float">
            <text:p>1829.76</text:p>
          </table:table-cell>
        </table:table-row>
        <table:table-row table:style-name="ro1">
          <table:table-cell office:value-type="float" office:value="23903432" calcext:value-type="float">
            <text:p>23903432</text:p>
          </table:table-cell>
          <table:table-cell table:formula="of:=TIME( ; ;[.A1496]/1000)" office:value-type="time" office:time-value="PT06H38M23.432S" calcext:value-type="time">
            <text:p>06:38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55.11" calcext:value-type="float">
            <text:p>1555.11</text:p>
          </table:table-cell>
          <table:table-cell office:value-type="float" office:value="1830.88" calcext:value-type="float">
            <text:p>1830.88</text:p>
          </table:table-cell>
        </table:table-row>
        <table:table-row table:style-name="ro1">
          <table:table-cell office:value-type="float" office:value="23919432" calcext:value-type="float">
            <text:p>23919432</text:p>
          </table:table-cell>
          <table:table-cell table:formula="of:=TIME( ; ;[.A1497]/1000)" office:value-type="time" office:time-value="PT06H38M39.432S" calcext:value-type="time">
            <text:p>06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556.1" calcext:value-type="float">
            <text:p>1556.1</text:p>
          </table:table-cell>
          <table:table-cell office:value-type="float" office:value="1831.99" calcext:value-type="float">
            <text:p>1831.99</text:p>
          </table:table-cell>
        </table:table-row>
        <table:table-row table:style-name="ro1">
          <table:table-cell office:value-type="float" office:value="23935432" calcext:value-type="float">
            <text:p>23935432</text:p>
          </table:table-cell>
          <table:table-cell table:formula="of:=TIME( ; ;[.A1498]/1000)" office:value-type="time" office:time-value="PT06H38M55.432S" calcext:value-type="time">
            <text:p>06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9" calcext:value-type="float">
            <text:p>252.09</text:p>
          </table:table-cell>
          <table:table-cell office:value-type="float" office:value="1557.1" calcext:value-type="float">
            <text:p>1557.1</text:p>
          </table:table-cell>
          <table:table-cell office:value-type="float" office:value="1833.11" calcext:value-type="float">
            <text:p>1833.11</text:p>
          </table:table-cell>
        </table:table-row>
        <table:table-row table:style-name="ro1">
          <table:table-cell office:value-type="float" office:value="23951432" calcext:value-type="float">
            <text:p>23951432</text:p>
          </table:table-cell>
          <table:table-cell table:formula="of:=TIME( ; ;[.A1499]/1000)" office:value-type="time" office:time-value="PT06H39M11.432S" calcext:value-type="time">
            <text:p>06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58.09" calcext:value-type="float">
            <text:p>1558.09</text:p>
          </table:table-cell>
          <table:table-cell office:value-type="float" office:value="1834.23" calcext:value-type="float">
            <text:p>1834.23</text:p>
          </table:table-cell>
        </table:table-row>
        <table:table-row table:style-name="ro1">
          <table:table-cell office:value-type="float" office:value="23967432" calcext:value-type="float">
            <text:p>23967432</text:p>
          </table:table-cell>
          <table:table-cell table:formula="of:=TIME( ; ;[.A1500]/1000)" office:value-type="time" office:time-value="PT06H39M27.432S" calcext:value-type="time">
            <text:p>06:39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59.09" calcext:value-type="float">
            <text:p>1559.09</text:p>
          </table:table-cell>
          <table:table-cell office:value-type="float" office:value="1835.34" calcext:value-type="float">
            <text:p>1835.34</text:p>
          </table:table-cell>
        </table:table-row>
        <table:table-row table:style-name="ro1">
          <table:table-cell office:value-type="float" office:value="23983432" calcext:value-type="float">
            <text:p>23983432</text:p>
          </table:table-cell>
          <table:table-cell table:formula="of:=TIME( ; ;[.A1501]/1000)" office:value-type="time" office:time-value="PT06H39M43.432S" calcext:value-type="time">
            <text:p>06:39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560.08" calcext:value-type="float">
            <text:p>1560.08</text:p>
          </table:table-cell>
          <table:table-cell office:value-type="float" office:value="1836.46" calcext:value-type="float">
            <text:p>1836.46</text:p>
          </table:table-cell>
        </table:table-row>
        <table:table-row table:style-name="ro1">
          <table:table-cell office:value-type="float" office:value="23999432" calcext:value-type="float">
            <text:p>23999432</text:p>
          </table:table-cell>
          <table:table-cell table:formula="of:=TIME( ; ;[.A1502]/1000)" office:value-type="time" office:time-value="PT06H39M59.432S" calcext:value-type="time">
            <text:p>06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1.07" calcext:value-type="float">
            <text:p>1561.07</text:p>
          </table:table-cell>
          <table:table-cell office:value-type="float" office:value="1837.58" calcext:value-type="float">
            <text:p>1837.58</text:p>
          </table:table-cell>
        </table:table-row>
        <table:table-row table:style-name="ro1">
          <table:table-cell office:value-type="float" office:value="24015432" calcext:value-type="float">
            <text:p>24015432</text:p>
          </table:table-cell>
          <table:table-cell table:formula="of:=TIME( ; ;[.A1503]/1000)" office:value-type="time" office:time-value="PT06H40M15.432S" calcext:value-type="time">
            <text:p>06:40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2.07" calcext:value-type="float">
            <text:p>1562.07</text:p>
          </table:table-cell>
          <table:table-cell office:value-type="float" office:value="1838.69" calcext:value-type="float">
            <text:p>1838.69</text:p>
          </table:table-cell>
        </table:table-row>
        <table:table-row table:style-name="ro1">
          <table:table-cell office:value-type="float" office:value="24031432" calcext:value-type="float">
            <text:p>24031432</text:p>
          </table:table-cell>
          <table:table-cell table:formula="of:=TIME( ; ;[.A1504]/1000)" office:value-type="time" office:time-value="PT06H40M31.432S" calcext:value-type="time">
            <text:p>06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3.06" calcext:value-type="float">
            <text:p>1563.06</text:p>
          </table:table-cell>
          <table:table-cell office:value-type="float" office:value="1839.81" calcext:value-type="float">
            <text:p>1839.81</text:p>
          </table:table-cell>
        </table:table-row>
        <table:table-row table:style-name="ro1">
          <table:table-cell office:value-type="float" office:value="24047432" calcext:value-type="float">
            <text:p>24047432</text:p>
          </table:table-cell>
          <table:table-cell table:formula="of:=TIME( ; ;[.A1505]/1000)" office:value-type="time" office:time-value="PT06H40M47.432S" calcext:value-type="time">
            <text:p>06:40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4.06" calcext:value-type="float">
            <text:p>1564.06</text:p>
          </table:table-cell>
          <table:table-cell office:value-type="float" office:value="1840.93" calcext:value-type="float">
            <text:p>1840.93</text:p>
          </table:table-cell>
        </table:table-row>
        <table:table-row table:style-name="ro1">
          <table:table-cell office:value-type="float" office:value="24063432" calcext:value-type="float">
            <text:p>24063432</text:p>
          </table:table-cell>
          <table:table-cell table:formula="of:=TIME( ; ;[.A1506]/1000)" office:value-type="time" office:time-value="PT06H41M03.432S" calcext:value-type="time">
            <text:p>06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5.05" calcext:value-type="float">
            <text:p>1565.05</text:p>
          </table:table-cell>
          <table:table-cell office:value-type="float" office:value="1842.05" calcext:value-type="float">
            <text:p>1842.05</text:p>
          </table:table-cell>
        </table:table-row>
        <table:table-row table:style-name="ro1">
          <table:table-cell office:value-type="float" office:value="24079432" calcext:value-type="float">
            <text:p>24079432</text:p>
          </table:table-cell>
          <table:table-cell table:formula="of:=TIME( ; ;[.A1507]/1000)" office:value-type="time" office:time-value="PT06H41M19.432S" calcext:value-type="time">
            <text:p>06:41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6.05" calcext:value-type="float">
            <text:p>1566.05</text:p>
          </table:table-cell>
          <table:table-cell office:value-type="float" office:value="1843.16" calcext:value-type="float">
            <text:p>1843.16</text:p>
          </table:table-cell>
        </table:table-row>
        <table:table-row table:style-name="ro1">
          <table:table-cell office:value-type="float" office:value="24095432" calcext:value-type="float">
            <text:p>24095432</text:p>
          </table:table-cell>
          <table:table-cell table:formula="of:=TIME( ; ;[.A1508]/1000)" office:value-type="time" office:time-value="PT06H41M35.432S" calcext:value-type="time">
            <text:p>06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1567.04" calcext:value-type="float">
            <text:p>1567.04</text:p>
          </table:table-cell>
          <table:table-cell office:value-type="float" office:value="1844.28" calcext:value-type="float">
            <text:p>1844.28</text:p>
          </table:table-cell>
        </table:table-row>
        <table:table-row table:style-name="ro1">
          <table:table-cell office:value-type="float" office:value="24111432" calcext:value-type="float">
            <text:p>24111432</text:p>
          </table:table-cell>
          <table:table-cell table:formula="of:=TIME( ; ;[.A1509]/1000)" office:value-type="time" office:time-value="PT06H41M51.432S" calcext:value-type="time">
            <text:p>06:41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8.03" calcext:value-type="float">
            <text:p>1568.03</text:p>
          </table:table-cell>
          <table:table-cell office:value-type="float" office:value="1845.4" calcext:value-type="float">
            <text:p>1845.4</text:p>
          </table:table-cell>
        </table:table-row>
        <table:table-row table:style-name="ro1">
          <table:table-cell office:value-type="float" office:value="24127432" calcext:value-type="float">
            <text:p>24127432</text:p>
          </table:table-cell>
          <table:table-cell table:formula="of:=TIME( ; ;[.A1510]/1000)" office:value-type="time" office:time-value="PT06H42M07.432S" calcext:value-type="time">
            <text:p>06:42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69.03" calcext:value-type="float">
            <text:p>1569.03</text:p>
          </table:table-cell>
          <table:table-cell office:value-type="float" office:value="1846.51" calcext:value-type="float">
            <text:p>1846.51</text:p>
          </table:table-cell>
        </table:table-row>
        <table:table-row table:style-name="ro1">
          <table:table-cell office:value-type="float" office:value="24143432" calcext:value-type="float">
            <text:p>24143432</text:p>
          </table:table-cell>
          <table:table-cell table:formula="of:=TIME( ; ;[.A1511]/1000)" office:value-type="time" office:time-value="PT06H42M23.432S" calcext:value-type="time">
            <text:p>06:42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70.02" calcext:value-type="float">
            <text:p>1570.02</text:p>
          </table:table-cell>
          <table:table-cell office:value-type="float" office:value="1847.63" calcext:value-type="float">
            <text:p>1847.63</text:p>
          </table:table-cell>
        </table:table-row>
        <table:table-row table:style-name="ro1">
          <table:table-cell office:value-type="float" office:value="24159432" calcext:value-type="float">
            <text:p>24159432</text:p>
          </table:table-cell>
          <table:table-cell table:formula="of:=TIME( ; ;[.A1512]/1000)" office:value-type="time" office:time-value="PT06H42M39.432S" calcext:value-type="time">
            <text:p>06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1571.02" calcext:value-type="float">
            <text:p>1571.02</text:p>
          </table:table-cell>
          <table:table-cell office:value-type="float" office:value="1848.75" calcext:value-type="float">
            <text:p>1848.75</text:p>
          </table:table-cell>
        </table:table-row>
        <table:table-row table:style-name="ro1">
          <table:table-cell office:value-type="float" office:value="24175432" calcext:value-type="float">
            <text:p>24175432</text:p>
          </table:table-cell>
          <table:table-cell table:formula="of:=TIME( ; ;[.A1513]/1000)" office:value-type="time" office:time-value="PT06H42M55.432S" calcext:value-type="time">
            <text:p>06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2.01" calcext:value-type="float">
            <text:p>1572.01</text:p>
          </table:table-cell>
          <table:table-cell office:value-type="float" office:value="1849.86" calcext:value-type="float">
            <text:p>1849.86</text:p>
          </table:table-cell>
        </table:table-row>
        <table:table-row table:style-name="ro1">
          <table:table-cell office:value-type="float" office:value="24191432" calcext:value-type="float">
            <text:p>24191432</text:p>
          </table:table-cell>
          <table:table-cell table:formula="of:=TIME( ; ;[.A1514]/1000)" office:value-type="time" office:time-value="PT06H43M11.432S" calcext:value-type="time">
            <text:p>06:43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573.01" calcext:value-type="float">
            <text:p>1573.01</text:p>
          </table:table-cell>
          <table:table-cell office:value-type="float" office:value="1850.98" calcext:value-type="float">
            <text:p>1850.98</text:p>
          </table:table-cell>
        </table:table-row>
        <table:table-row table:style-name="ro1">
          <table:table-cell office:value-type="float" office:value="24207432" calcext:value-type="float">
            <text:p>24207432</text:p>
          </table:table-cell>
          <table:table-cell table:formula="of:=TIME( ; ;[.A1515]/1000)" office:value-type="time" office:time-value="PT06H43M27.432S" calcext:value-type="time">
            <text:p>06:43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4" calcext:value-type="float">
            <text:p>1574</text:p>
          </table:table-cell>
          <table:table-cell office:value-type="float" office:value="1852.09" calcext:value-type="float">
            <text:p>1852.09</text:p>
          </table:table-cell>
        </table:table-row>
        <table:table-row table:style-name="ro1">
          <table:table-cell office:value-type="float" office:value="24223432" calcext:value-type="float">
            <text:p>24223432</text:p>
          </table:table-cell>
          <table:table-cell table:formula="of:=TIME( ; ;[.A1516]/1000)" office:value-type="time" office:time-value="PT06H43M43.432S" calcext:value-type="time">
            <text:p>06:43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5" calcext:value-type="float">
            <text:p>1575</text:p>
          </table:table-cell>
          <table:table-cell office:value-type="float" office:value="1853.21" calcext:value-type="float">
            <text:p>1853.21</text:p>
          </table:table-cell>
        </table:table-row>
        <table:table-row table:style-name="ro1">
          <table:table-cell office:value-type="float" office:value="24239432" calcext:value-type="float">
            <text:p>24239432</text:p>
          </table:table-cell>
          <table:table-cell table:formula="of:=TIME( ; ;[.A1517]/1000)" office:value-type="time" office:time-value="PT06H43M59.432S" calcext:value-type="time">
            <text:p>06:43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5.99" calcext:value-type="float">
            <text:p>1575.99</text:p>
          </table:table-cell>
          <table:table-cell office:value-type="float" office:value="1854.32" calcext:value-type="float">
            <text:p>1854.32</text:p>
          </table:table-cell>
        </table:table-row>
        <table:table-row table:style-name="ro1">
          <table:table-cell office:value-type="float" office:value="24255432" calcext:value-type="float">
            <text:p>24255432</text:p>
          </table:table-cell>
          <table:table-cell table:formula="of:=TIME( ; ;[.A1518]/1000)" office:value-type="time" office:time-value="PT06H44M15.432S" calcext:value-type="time">
            <text:p>06:44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6.98" calcext:value-type="float">
            <text:p>1576.98</text:p>
          </table:table-cell>
          <table:table-cell office:value-type="float" office:value="1855.44" calcext:value-type="float">
            <text:p>1855.44</text:p>
          </table:table-cell>
        </table:table-row>
        <table:table-row table:style-name="ro1">
          <table:table-cell office:value-type="float" office:value="24271432" calcext:value-type="float">
            <text:p>24271432</text:p>
          </table:table-cell>
          <table:table-cell table:formula="of:=TIME( ; ;[.A1519]/1000)" office:value-type="time" office:time-value="PT06H44M31.432S" calcext:value-type="time">
            <text:p>06:4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77.98" calcext:value-type="float">
            <text:p>1577.98</text:p>
          </table:table-cell>
          <table:table-cell office:value-type="float" office:value="1856.55" calcext:value-type="float">
            <text:p>1856.55</text:p>
          </table:table-cell>
        </table:table-row>
        <table:table-row table:style-name="ro1">
          <table:table-cell office:value-type="float" office:value="24287432" calcext:value-type="float">
            <text:p>24287432</text:p>
          </table:table-cell>
          <table:table-cell table:formula="of:=TIME( ; ;[.A1520]/1000)" office:value-type="time" office:time-value="PT06H44M47.432S" calcext:value-type="time">
            <text:p>06:44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78.97" calcext:value-type="float">
            <text:p>1578.97</text:p>
          </table:table-cell>
          <table:table-cell office:value-type="float" office:value="1857.67" calcext:value-type="float">
            <text:p>1857.67</text:p>
          </table:table-cell>
        </table:table-row>
        <table:table-row table:style-name="ro1">
          <table:table-cell office:value-type="float" office:value="24303432" calcext:value-type="float">
            <text:p>24303432</text:p>
          </table:table-cell>
          <table:table-cell table:formula="of:=TIME( ; ;[.A1521]/1000)" office:value-type="time" office:time-value="PT06H45M03.432S" calcext:value-type="time">
            <text:p>06:4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79.97" calcext:value-type="float">
            <text:p>1579.97</text:p>
          </table:table-cell>
          <table:table-cell office:value-type="float" office:value="1858.79" calcext:value-type="float">
            <text:p>1858.79</text:p>
          </table:table-cell>
        </table:table-row>
        <table:table-row table:style-name="ro1">
          <table:table-cell office:value-type="float" office:value="24319432" calcext:value-type="float">
            <text:p>24319432</text:p>
          </table:table-cell>
          <table:table-cell table:formula="of:=TIME( ; ;[.A1522]/1000)" office:value-type="time" office:time-value="PT06H45M19.432S" calcext:value-type="time">
            <text:p>06:4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0.96" calcext:value-type="float">
            <text:p>1580.96</text:p>
          </table:table-cell>
          <table:table-cell office:value-type="float" office:value="1859.9" calcext:value-type="float">
            <text:p>1859.9</text:p>
          </table:table-cell>
        </table:table-row>
        <table:table-row table:style-name="ro1">
          <table:table-cell office:value-type="float" office:value="24335432" calcext:value-type="float">
            <text:p>24335432</text:p>
          </table:table-cell>
          <table:table-cell table:formula="of:=TIME( ; ;[.A1523]/1000)" office:value-type="time" office:time-value="PT06H45M35.432S" calcext:value-type="time">
            <text:p>06:4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1.96" calcext:value-type="float">
            <text:p>1581.96</text:p>
          </table:table-cell>
          <table:table-cell office:value-type="float" office:value="1861.02" calcext:value-type="float">
            <text:p>1861.02</text:p>
          </table:table-cell>
        </table:table-row>
        <table:table-row table:style-name="ro1">
          <table:table-cell office:value-type="float" office:value="24351432" calcext:value-type="float">
            <text:p>24351432</text:p>
          </table:table-cell>
          <table:table-cell table:formula="of:=TIME( ; ;[.A1524]/1000)" office:value-type="time" office:time-value="PT06H45M51.432S" calcext:value-type="time">
            <text:p>06:4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2.95" calcext:value-type="float">
            <text:p>1582.95</text:p>
          </table:table-cell>
          <table:table-cell office:value-type="float" office:value="1862.13" calcext:value-type="float">
            <text:p>1862.13</text:p>
          </table:table-cell>
        </table:table-row>
        <table:table-row table:style-name="ro1">
          <table:table-cell office:value-type="float" office:value="24367432" calcext:value-type="float">
            <text:p>24367432</text:p>
          </table:table-cell>
          <table:table-cell table:formula="of:=TIME( ; ;[.A1525]/1000)" office:value-type="time" office:time-value="PT06H46M07.432S" calcext:value-type="time">
            <text:p>06:4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3.94" calcext:value-type="float">
            <text:p>1583.94</text:p>
          </table:table-cell>
          <table:table-cell office:value-type="float" office:value="1863.25" calcext:value-type="float">
            <text:p>1863.25</text:p>
          </table:table-cell>
        </table:table-row>
        <table:table-row table:style-name="ro1">
          <table:table-cell office:value-type="float" office:value="24383432" calcext:value-type="float">
            <text:p>24383432</text:p>
          </table:table-cell>
          <table:table-cell table:formula="of:=TIME( ; ;[.A1526]/1000)" office:value-type="time" office:time-value="PT06H46M23.432S" calcext:value-type="time">
            <text:p>06:46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4.94" calcext:value-type="float">
            <text:p>1584.94</text:p>
          </table:table-cell>
          <table:table-cell office:value-type="float" office:value="1864.36" calcext:value-type="float">
            <text:p>1864.36</text:p>
          </table:table-cell>
        </table:table-row>
        <table:table-row table:style-name="ro1">
          <table:table-cell office:value-type="float" office:value="24399432" calcext:value-type="float">
            <text:p>24399432</text:p>
          </table:table-cell>
          <table:table-cell table:formula="of:=TIME( ; ;[.A1527]/1000)" office:value-type="time" office:time-value="PT06H46M39.432S" calcext:value-type="time">
            <text:p>06:4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07" calcext:value-type="float">
            <text:p>250.07</text:p>
          </table:table-cell>
          <table:table-cell office:value-type="float" office:value="1585.93" calcext:value-type="float">
            <text:p>1585.93</text:p>
          </table:table-cell>
          <table:table-cell office:value-type="float" office:value="1865.48" calcext:value-type="float">
            <text:p>1865.48</text:p>
          </table:table-cell>
        </table:table-row>
        <table:table-row table:style-name="ro1">
          <table:table-cell office:value-type="float" office:value="24415432" calcext:value-type="float">
            <text:p>24415432</text:p>
          </table:table-cell>
          <table:table-cell table:formula="of:=TIME( ; ;[.A1528]/1000)" office:value-type="time" office:time-value="PT06H46M55.432S" calcext:value-type="time">
            <text:p>06:4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86.92" calcext:value-type="float">
            <text:p>1586.92</text:p>
          </table:table-cell>
          <table:table-cell office:value-type="float" office:value="1866.59" calcext:value-type="float">
            <text:p>1866.59</text:p>
          </table:table-cell>
        </table:table-row>
        <table:table-row table:style-name="ro1">
          <table:table-cell office:value-type="float" office:value="24431432" calcext:value-type="float">
            <text:p>24431432</text:p>
          </table:table-cell>
          <table:table-cell table:formula="of:=TIME( ; ;[.A1529]/1000)" office:value-type="time" office:time-value="PT06H47M11.432S" calcext:value-type="time">
            <text:p>06:4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87.92" calcext:value-type="float">
            <text:p>1587.92</text:p>
          </table:table-cell>
          <table:table-cell office:value-type="float" office:value="1867.71" calcext:value-type="float">
            <text:p>1867.71</text:p>
          </table:table-cell>
        </table:table-row>
        <table:table-row table:style-name="ro1">
          <table:table-cell office:value-type="float" office:value="24447432" calcext:value-type="float">
            <text:p>24447432</text:p>
          </table:table-cell>
          <table:table-cell table:formula="of:=TIME( ; ;[.A1530]/1000)" office:value-type="time" office:time-value="PT06H47M27.432S" calcext:value-type="time">
            <text:p>06:4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8.91" calcext:value-type="float">
            <text:p>1588.91</text:p>
          </table:table-cell>
          <table:table-cell office:value-type="float" office:value="1868.82" calcext:value-type="float">
            <text:p>1868.82</text:p>
          </table:table-cell>
        </table:table-row>
        <table:table-row table:style-name="ro1">
          <table:table-cell office:value-type="float" office:value="24463432" calcext:value-type="float">
            <text:p>24463432</text:p>
          </table:table-cell>
          <table:table-cell table:formula="of:=TIME( ; ;[.A1531]/1000)" office:value-type="time" office:time-value="PT06H47M43.432S" calcext:value-type="time">
            <text:p>06:47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589.91" calcext:value-type="float">
            <text:p>1589.91</text:p>
          </table:table-cell>
          <table:table-cell office:value-type="float" office:value="1869.94" calcext:value-type="float">
            <text:p>1869.94</text:p>
          </table:table-cell>
        </table:table-row>
        <table:table-row table:style-name="ro1">
          <table:table-cell office:value-type="float" office:value="24479432" calcext:value-type="float">
            <text:p>24479432</text:p>
          </table:table-cell>
          <table:table-cell table:formula="of:=TIME( ; ;[.A1532]/1000)" office:value-type="time" office:time-value="PT06H47M59.432S" calcext:value-type="time">
            <text:p>06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90.9" calcext:value-type="float">
            <text:p>1590.9</text:p>
          </table:table-cell>
          <table:table-cell office:value-type="float" office:value="1871.05" calcext:value-type="float">
            <text:p>1871.05</text:p>
          </table:table-cell>
        </table:table-row>
        <table:table-row table:style-name="ro1">
          <table:table-cell office:value-type="float" office:value="24495432" calcext:value-type="float">
            <text:p>24495432</text:p>
          </table:table-cell>
          <table:table-cell table:formula="of:=TIME( ; ;[.A1533]/1000)" office:value-type="time" office:time-value="PT06H48M15.432S" calcext:value-type="time">
            <text:p>06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1872.16" calcext:value-type="float">
            <text:p>1872.16</text:p>
          </table:table-cell>
        </table:table-row>
        <table:table-row table:style-name="ro1">
          <table:table-cell office:value-type="float" office:value="24511432" calcext:value-type="float">
            <text:p>24511432</text:p>
          </table:table-cell>
          <table:table-cell table:formula="of:=TIME( ; ;[.A1534]/1000)" office:value-type="time" office:time-value="PT06H48M31.432S" calcext:value-type="time">
            <text:p>06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92.89" calcext:value-type="float">
            <text:p>1592.89</text:p>
          </table:table-cell>
          <table:table-cell office:value-type="float" office:value="1873.28" calcext:value-type="float">
            <text:p>1873.28</text:p>
          </table:table-cell>
        </table:table-row>
        <table:table-row table:style-name="ro1">
          <table:table-cell office:value-type="float" office:value="24527432" calcext:value-type="float">
            <text:p>24527432</text:p>
          </table:table-cell>
          <table:table-cell table:formula="of:=TIME( ; ;[.A1535]/1000)" office:value-type="time" office:time-value="PT06H48M47.432S" calcext:value-type="time">
            <text:p>06:48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4" calcext:value-type="float">
            <text:p>250.84</text:p>
          </table:table-cell>
          <table:table-cell office:value-type="float" office:value="1593.88" calcext:value-type="float">
            <text:p>1593.88</text:p>
          </table:table-cell>
          <table:table-cell office:value-type="float" office:value="1874.39" calcext:value-type="float">
            <text:p>1874.39</text:p>
          </table:table-cell>
        </table:table-row>
        <table:table-row table:style-name="ro1">
          <table:table-cell office:value-type="float" office:value="24543432" calcext:value-type="float">
            <text:p>24543432</text:p>
          </table:table-cell>
          <table:table-cell table:formula="of:=TIME( ; ;[.A1536]/1000)" office:value-type="time" office:time-value="PT06H49M03.432S" calcext:value-type="time">
            <text:p>06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4" calcext:value-type="float">
            <text:p>250.84</text:p>
          </table:table-cell>
          <table:table-cell office:value-type="float" office:value="1594.87" calcext:value-type="float">
            <text:p>1594.87</text:p>
          </table:table-cell>
          <table:table-cell office:value-type="float" office:value="1875.51" calcext:value-type="float">
            <text:p>1875.51</text:p>
          </table:table-cell>
        </table:table-row>
        <table:table-row table:style-name="ro1">
          <table:table-cell office:value-type="float" office:value="24559432" calcext:value-type="float">
            <text:p>24559432</text:p>
          </table:table-cell>
          <table:table-cell table:formula="of:=TIME( ; ;[.A1537]/1000)" office:value-type="time" office:time-value="PT06H49M19.432S" calcext:value-type="time">
            <text:p>06:4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595.87" calcext:value-type="float">
            <text:p>1595.87</text:p>
          </table:table-cell>
          <table:table-cell office:value-type="float" office:value="1876.62" calcext:value-type="float">
            <text:p>1876.62</text:p>
          </table:table-cell>
        </table:table-row>
        <table:table-row table:style-name="ro1">
          <table:table-cell office:value-type="float" office:value="24575432" calcext:value-type="float">
            <text:p>24575432</text:p>
          </table:table-cell>
          <table:table-cell table:formula="of:=TIME( ; ;[.A1538]/1000)" office:value-type="time" office:time-value="PT06H49M35.432S" calcext:value-type="time">
            <text:p>06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96.86" calcext:value-type="float">
            <text:p>1596.86</text:p>
          </table:table-cell>
          <table:table-cell office:value-type="float" office:value="1877.74" calcext:value-type="float">
            <text:p>1877.74</text:p>
          </table:table-cell>
        </table:table-row>
        <table:table-row table:style-name="ro1">
          <table:table-cell office:value-type="float" office:value="24591432" calcext:value-type="float">
            <text:p>24591432</text:p>
          </table:table-cell>
          <table:table-cell table:formula="of:=TIME( ; ;[.A1539]/1000)" office:value-type="time" office:time-value="PT06H49M51.432S" calcext:value-type="time">
            <text:p>06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597.85" calcext:value-type="float">
            <text:p>1597.85</text:p>
          </table:table-cell>
          <table:table-cell office:value-type="float" office:value="1878.85" calcext:value-type="float">
            <text:p>1878.85</text:p>
          </table:table-cell>
        </table:table-row>
        <table:table-row table:style-name="ro1">
          <table:table-cell office:value-type="float" office:value="24607432" calcext:value-type="float">
            <text:p>24607432</text:p>
          </table:table-cell>
          <table:table-cell table:formula="of:=TIME( ; ;[.A1540]/1000)" office:value-type="time" office:time-value="PT06H50M07.432S" calcext:value-type="time">
            <text:p>06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598.85" calcext:value-type="float">
            <text:p>1598.85</text:p>
          </table:table-cell>
          <table:table-cell office:value-type="float" office:value="1879.96" calcext:value-type="float">
            <text:p>1879.96</text:p>
          </table:table-cell>
        </table:table-row>
        <table:table-row table:style-name="ro1">
          <table:table-cell office:value-type="float" office:value="24623432" calcext:value-type="float">
            <text:p>24623432</text:p>
          </table:table-cell>
          <table:table-cell table:formula="of:=TIME( ; ;[.A1541]/1000)" office:value-type="time" office:time-value="PT06H50M23.432S" calcext:value-type="time">
            <text:p>06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599.84" calcext:value-type="float">
            <text:p>1599.84</text:p>
          </table:table-cell>
          <table:table-cell office:value-type="float" office:value="1881.08" calcext:value-type="float">
            <text:p>1881.08</text:p>
          </table:table-cell>
        </table:table-row>
        <table:table-row table:style-name="ro1">
          <table:table-cell office:value-type="float" office:value="24639432" calcext:value-type="float">
            <text:p>24639432</text:p>
          </table:table-cell>
          <table:table-cell table:formula="of:=TIME( ; ;[.A1542]/1000)" office:value-type="time" office:time-value="PT06H50M39.432S" calcext:value-type="time">
            <text:p>06:5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600.83" calcext:value-type="float">
            <text:p>1600.83</text:p>
          </table:table-cell>
          <table:table-cell office:value-type="float" office:value="1882.19" calcext:value-type="float">
            <text:p>1882.19</text:p>
          </table:table-cell>
        </table:table-row>
        <table:table-row table:style-name="ro1">
          <table:table-cell office:value-type="float" office:value="24655432" calcext:value-type="float">
            <text:p>24655432</text:p>
          </table:table-cell>
          <table:table-cell table:formula="of:=TIME( ; ;[.A1543]/1000)" office:value-type="time" office:time-value="PT06H50M55.432S" calcext:value-type="time">
            <text:p>06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601.82" calcext:value-type="float">
            <text:p>1601.82</text:p>
          </table:table-cell>
          <table:table-cell office:value-type="float" office:value="1883.3" calcext:value-type="float">
            <text:p>1883.3</text:p>
          </table:table-cell>
        </table:table-row>
        <table:table-row table:style-name="ro1">
          <table:table-cell office:value-type="float" office:value="24671432" calcext:value-type="float">
            <text:p>24671432</text:p>
          </table:table-cell>
          <table:table-cell table:formula="of:=TIME( ; ;[.A1544]/1000)" office:value-type="time" office:time-value="PT06H51M11.432S" calcext:value-type="time">
            <text:p>06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602.82" calcext:value-type="float">
            <text:p>1602.82</text:p>
          </table:table-cell>
          <table:table-cell office:value-type="float" office:value="1884.42" calcext:value-type="float">
            <text:p>1884.42</text:p>
          </table:table-cell>
        </table:table-row>
        <table:table-row table:style-name="ro1">
          <table:table-cell office:value-type="float" office:value="24687432" calcext:value-type="float">
            <text:p>24687432</text:p>
          </table:table-cell>
          <table:table-cell table:formula="of:=TIME( ; ;[.A1545]/1000)" office:value-type="time" office:time-value="PT06H51M27.432S" calcext:value-type="time">
            <text:p>06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603.81" calcext:value-type="float">
            <text:p>1603.81</text:p>
          </table:table-cell>
          <table:table-cell office:value-type="float" office:value="1885.53" calcext:value-type="float">
            <text:p>1885.53</text:p>
          </table:table-cell>
        </table:table-row>
        <table:table-row table:style-name="ro1">
          <table:table-cell office:value-type="float" office:value="24703432" calcext:value-type="float">
            <text:p>24703432</text:p>
          </table:table-cell>
          <table:table-cell table:formula="of:=TIME( ; ;[.A1546]/1000)" office:value-type="time" office:time-value="PT06H51M43.432S" calcext:value-type="time">
            <text:p>06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604.8" calcext:value-type="float">
            <text:p>1604.8</text:p>
          </table:table-cell>
          <table:table-cell office:value-type="float" office:value="1886.64" calcext:value-type="float">
            <text:p>1886.64</text:p>
          </table:table-cell>
        </table:table-row>
        <table:table-row table:style-name="ro1">
          <table:table-cell office:value-type="float" office:value="24719432" calcext:value-type="float">
            <text:p>24719432</text:p>
          </table:table-cell>
          <table:table-cell table:formula="of:=TIME( ; ;[.A1547]/1000)" office:value-type="time" office:time-value="PT06H51M59.432S" calcext:value-type="time">
            <text:p>06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605.79" calcext:value-type="float">
            <text:p>1605.79</text:p>
          </table:table-cell>
          <table:table-cell office:value-type="float" office:value="1887.76" calcext:value-type="float">
            <text:p>1887.76</text:p>
          </table:table-cell>
        </table:table-row>
        <table:table-row table:style-name="ro1">
          <table:table-cell office:value-type="float" office:value="24735432" calcext:value-type="float">
            <text:p>24735432</text:p>
          </table:table-cell>
          <table:table-cell table:formula="of:=TIME( ; ;[.A1548]/1000)" office:value-type="time" office:time-value="PT06H52M15.432S" calcext:value-type="time">
            <text:p>06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1888.87" calcext:value-type="float">
            <text:p>1888.87</text:p>
          </table:table-cell>
        </table:table-row>
        <table:table-row table:style-name="ro1">
          <table:table-cell office:value-type="float" office:value="24751432" calcext:value-type="float">
            <text:p>24751432</text:p>
          </table:table-cell>
          <table:table-cell table:formula="of:=TIME( ; ;[.A1549]/1000)" office:value-type="time" office:time-value="PT06H52M31.432S" calcext:value-type="time">
            <text:p>06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607.78" calcext:value-type="float">
            <text:p>1607.78</text:p>
          </table:table-cell>
          <table:table-cell office:value-type="float" office:value="1889.98" calcext:value-type="float">
            <text:p>1889.98</text:p>
          </table:table-cell>
        </table:table-row>
        <table:table-row table:style-name="ro1">
          <table:table-cell office:value-type="float" office:value="24767432" calcext:value-type="float">
            <text:p>24767432</text:p>
          </table:table-cell>
          <table:table-cell table:formula="of:=TIME( ; ;[.A1550]/1000)" office:value-type="time" office:time-value="PT06H52M47.432S" calcext:value-type="time">
            <text:p>06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08.77" calcext:value-type="float">
            <text:p>1608.77</text:p>
          </table:table-cell>
          <table:table-cell office:value-type="float" office:value="1891.09" calcext:value-type="float">
            <text:p>1891.09</text:p>
          </table:table-cell>
        </table:table-row>
        <table:table-row table:style-name="ro1">
          <table:table-cell office:value-type="float" office:value="24783432" calcext:value-type="float">
            <text:p>24783432</text:p>
          </table:table-cell>
          <table:table-cell table:formula="of:=TIME( ; ;[.A1551]/1000)" office:value-type="time" office:time-value="PT06H53M03.432S" calcext:value-type="time">
            <text:p>06:53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609.76" calcext:value-type="float">
            <text:p>1609.76</text:p>
          </table:table-cell>
          <table:table-cell office:value-type="float" office:value="1892.2" calcext:value-type="float">
            <text:p>1892.2</text:p>
          </table:table-cell>
        </table:table-row>
        <table:table-row table:style-name="ro1">
          <table:table-cell office:value-type="float" office:value="24799432" calcext:value-type="float">
            <text:p>24799432</text:p>
          </table:table-cell>
          <table:table-cell table:formula="of:=TIME( ; ;[.A1552]/1000)" office:value-type="time" office:time-value="PT06H53M19.432S" calcext:value-type="time">
            <text:p>06:53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610.76" calcext:value-type="float">
            <text:p>1610.76</text:p>
          </table:table-cell>
          <table:table-cell office:value-type="float" office:value="1893.31" calcext:value-type="float">
            <text:p>1893.31</text:p>
          </table:table-cell>
        </table:table-row>
        <table:table-row table:style-name="ro1">
          <table:table-cell office:value-type="float" office:value="24815432" calcext:value-type="float">
            <text:p>24815432</text:p>
          </table:table-cell>
          <table:table-cell table:formula="of:=TIME( ; ;[.A1553]/1000)" office:value-type="time" office:time-value="PT06H53M35.432S" calcext:value-type="time">
            <text:p>06:53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611.75" calcext:value-type="float">
            <text:p>1611.75</text:p>
          </table:table-cell>
          <table:table-cell office:value-type="float" office:value="1894.42" calcext:value-type="float">
            <text:p>1894.42</text:p>
          </table:table-cell>
        </table:table-row>
        <table:table-row table:style-name="ro1">
          <table:table-cell office:value-type="float" office:value="24831432" calcext:value-type="float">
            <text:p>24831432</text:p>
          </table:table-cell>
          <table:table-cell table:formula="of:=TIME( ; ;[.A1554]/1000)" office:value-type="time" office:time-value="PT06H53M51.432S" calcext:value-type="time">
            <text:p>06:5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612.74" calcext:value-type="float">
            <text:p>1612.74</text:p>
          </table:table-cell>
          <table:table-cell office:value-type="float" office:value="1895.53" calcext:value-type="float">
            <text:p>1895.53</text:p>
          </table:table-cell>
        </table:table-row>
        <table:table-row table:style-name="ro1">
          <table:table-cell office:value-type="float" office:value="24847432" calcext:value-type="float">
            <text:p>24847432</text:p>
          </table:table-cell>
          <table:table-cell table:formula="of:=TIME( ; ;[.A1555]/1000)" office:value-type="time" office:time-value="PT06H54M07.432S" calcext:value-type="time">
            <text:p>06:54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13.73" calcext:value-type="float">
            <text:p>1613.73</text:p>
          </table:table-cell>
          <table:table-cell office:value-type="float" office:value="1896.64" calcext:value-type="float">
            <text:p>1896.64</text:p>
          </table:table-cell>
        </table:table-row>
        <table:table-row table:style-name="ro1">
          <table:table-cell office:value-type="float" office:value="24863432" calcext:value-type="float">
            <text:p>24863432</text:p>
          </table:table-cell>
          <table:table-cell table:formula="of:=TIME( ; ;[.A1556]/1000)" office:value-type="time" office:time-value="PT06H54M23.432S" calcext:value-type="time">
            <text:p>06:54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1614.72" calcext:value-type="float">
            <text:p>1614.72</text:p>
          </table:table-cell>
          <table:table-cell office:value-type="float" office:value="1897.76" calcext:value-type="float">
            <text:p>1897.76</text:p>
          </table:table-cell>
        </table:table-row>
        <table:table-row table:style-name="ro1">
          <table:table-cell office:value-type="float" office:value="24879432" calcext:value-type="float">
            <text:p>24879432</text:p>
          </table:table-cell>
          <table:table-cell table:formula="of:=TIME( ; ;[.A1557]/1000)" office:value-type="time" office:time-value="PT06H54M39.432S" calcext:value-type="time">
            <text:p>06:54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1615.72" calcext:value-type="float">
            <text:p>1615.72</text:p>
          </table:table-cell>
          <table:table-cell office:value-type="float" office:value="1898.87" calcext:value-type="float">
            <text:p>1898.87</text:p>
          </table:table-cell>
        </table:table-row>
        <table:table-row table:style-name="ro1">
          <table:table-cell office:value-type="float" office:value="24895432" calcext:value-type="float">
            <text:p>24895432</text:p>
          </table:table-cell>
          <table:table-cell table:formula="of:=TIME( ; ;[.A1558]/1000)" office:value-type="time" office:time-value="PT06H54M55.432S" calcext:value-type="time">
            <text:p>06:54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16.71" calcext:value-type="float">
            <text:p>1616.71</text:p>
          </table:table-cell>
          <table:table-cell office:value-type="float" office:value="1899.98" calcext:value-type="float">
            <text:p>1899.98</text:p>
          </table:table-cell>
        </table:table-row>
        <table:table-row table:style-name="ro1">
          <table:table-cell office:value-type="float" office:value="24911432" calcext:value-type="float">
            <text:p>24911432</text:p>
          </table:table-cell>
          <table:table-cell table:formula="of:=TIME( ; ;[.A1559]/1000)" office:value-type="time" office:time-value="PT06H55M11.432S" calcext:value-type="time">
            <text:p>06:55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17.7" calcext:value-type="float">
            <text:p>1617.7</text:p>
          </table:table-cell>
          <table:table-cell office:value-type="float" office:value="1901.09" calcext:value-type="float">
            <text:p>1901.09</text:p>
          </table:table-cell>
        </table:table-row>
        <table:table-row table:style-name="ro1">
          <table:table-cell office:value-type="float" office:value="24927432" calcext:value-type="float">
            <text:p>24927432</text:p>
          </table:table-cell>
          <table:table-cell table:formula="of:=TIME( ; ;[.A1560]/1000)" office:value-type="time" office:time-value="PT06H55M27.432S" calcext:value-type="time">
            <text:p>06:55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18.69" calcext:value-type="float">
            <text:p>1618.69</text:p>
          </table:table-cell>
          <table:table-cell office:value-type="float" office:value="1902.2" calcext:value-type="float">
            <text:p>1902.2</text:p>
          </table:table-cell>
        </table:table-row>
        <table:table-row table:style-name="ro1">
          <table:table-cell office:value-type="float" office:value="24943432" calcext:value-type="float">
            <text:p>24943432</text:p>
          </table:table-cell>
          <table:table-cell table:formula="of:=TIME( ; ;[.A1561]/1000)" office:value-type="time" office:time-value="PT06H55M43.432S" calcext:value-type="time">
            <text:p>06:55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19.68" calcext:value-type="float">
            <text:p>1619.68</text:p>
          </table:table-cell>
          <table:table-cell office:value-type="float" office:value="1903.31" calcext:value-type="float">
            <text:p>1903.31</text:p>
          </table:table-cell>
        </table:table-row>
        <table:table-row table:style-name="ro1">
          <table:table-cell office:value-type="float" office:value="24959432" calcext:value-type="float">
            <text:p>24959432</text:p>
          </table:table-cell>
          <table:table-cell table:formula="of:=TIME( ; ;[.A1562]/1000)" office:value-type="time" office:time-value="PT06H55M59.432S" calcext:value-type="time">
            <text:p>06:55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20.68" calcext:value-type="float">
            <text:p>1620.68</text:p>
          </table:table-cell>
          <table:table-cell office:value-type="float" office:value="1904.42" calcext:value-type="float">
            <text:p>1904.42</text:p>
          </table:table-cell>
        </table:table-row>
        <table:table-row table:style-name="ro1">
          <table:table-cell office:value-type="float" office:value="24975432" calcext:value-type="float">
            <text:p>24975432</text:p>
          </table:table-cell>
          <table:table-cell table:formula="of:=TIME( ; ;[.A1563]/1000)" office:value-type="time" office:time-value="PT06H56M15.432S" calcext:value-type="time">
            <text:p>06:56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621.67" calcext:value-type="float">
            <text:p>1621.67</text:p>
          </table:table-cell>
          <table:table-cell office:value-type="float" office:value="1905.53" calcext:value-type="float">
            <text:p>1905.53</text:p>
          </table:table-cell>
        </table:table-row>
        <table:table-row table:style-name="ro1">
          <table:table-cell office:value-type="float" office:value="24991432" calcext:value-type="float">
            <text:p>24991432</text:p>
          </table:table-cell>
          <table:table-cell table:formula="of:=TIME( ; ;[.A1564]/1000)" office:value-type="time" office:time-value="PT06H56M31.432S" calcext:value-type="time">
            <text:p>06:56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22.66" calcext:value-type="float">
            <text:p>1622.66</text:p>
          </table:table-cell>
          <table:table-cell office:value-type="float" office:value="1906.64" calcext:value-type="float">
            <text:p>1906.64</text:p>
          </table:table-cell>
        </table:table-row>
        <table:table-row table:style-name="ro1">
          <table:table-cell office:value-type="float" office:value="25007432" calcext:value-type="float">
            <text:p>25007432</text:p>
          </table:table-cell>
          <table:table-cell table:formula="of:=TIME( ; ;[.A1565]/1000)" office:value-type="time" office:time-value="PT06H56M47.432S" calcext:value-type="time">
            <text:p>06:56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23.65" calcext:value-type="float">
            <text:p>1623.65</text:p>
          </table:table-cell>
          <table:table-cell office:value-type="float" office:value="1907.75" calcext:value-type="float">
            <text:p>1907.75</text:p>
          </table:table-cell>
        </table:table-row>
        <table:table-row table:style-name="ro1">
          <table:table-cell office:value-type="float" office:value="25023432" calcext:value-type="float">
            <text:p>25023432</text:p>
          </table:table-cell>
          <table:table-cell table:formula="of:=TIME( ; ;[.A1566]/1000)" office:value-type="time" office:time-value="PT06H57M03.432S" calcext:value-type="time">
            <text:p>06:57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24.64" calcext:value-type="float">
            <text:p>1624.64</text:p>
          </table:table-cell>
          <table:table-cell office:value-type="float" office:value="1908.85" calcext:value-type="float">
            <text:p>1908.85</text:p>
          </table:table-cell>
        </table:table-row>
        <table:table-row table:style-name="ro1">
          <table:table-cell office:value-type="float" office:value="25039432" calcext:value-type="float">
            <text:p>25039432</text:p>
          </table:table-cell>
          <table:table-cell table:formula="of:=TIME( ; ;[.A1567]/1000)" office:value-type="time" office:time-value="PT06H57M19.432S" calcext:value-type="time">
            <text:p>06:57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25.64" calcext:value-type="float">
            <text:p>1625.64</text:p>
          </table:table-cell>
          <table:table-cell office:value-type="float" office:value="1909.96" calcext:value-type="float">
            <text:p>1909.96</text:p>
          </table:table-cell>
        </table:table-row>
        <table:table-row table:style-name="ro1">
          <table:table-cell office:value-type="float" office:value="25055432" calcext:value-type="float">
            <text:p>25055432</text:p>
          </table:table-cell>
          <table:table-cell table:formula="of:=TIME( ; ;[.A1568]/1000)" office:value-type="time" office:time-value="PT06H57M35.432S" calcext:value-type="time">
            <text:p>06:57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26.63" calcext:value-type="float">
            <text:p>1626.63</text:p>
          </table:table-cell>
          <table:table-cell office:value-type="float" office:value="1911.07" calcext:value-type="float">
            <text:p>1911.07</text:p>
          </table:table-cell>
        </table:table-row>
        <table:table-row table:style-name="ro1">
          <table:table-cell office:value-type="float" office:value="25071432" calcext:value-type="float">
            <text:p>25071432</text:p>
          </table:table-cell>
          <table:table-cell table:formula="of:=TIME( ; ;[.A1569]/1000)" office:value-type="time" office:time-value="PT06H57M51.432S" calcext:value-type="time">
            <text:p>06:57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627.62" calcext:value-type="float">
            <text:p>1627.62</text:p>
          </table:table-cell>
          <table:table-cell office:value-type="float" office:value="1912.18" calcext:value-type="float">
            <text:p>1912.18</text:p>
          </table:table-cell>
        </table:table-row>
        <table:table-row table:style-name="ro1">
          <table:table-cell office:value-type="float" office:value="25087432" calcext:value-type="float">
            <text:p>25087432</text:p>
          </table:table-cell>
          <table:table-cell table:formula="of:=TIME( ; ;[.A1570]/1000)" office:value-type="time" office:time-value="PT06H58M07.432S" calcext:value-type="time">
            <text:p>06:58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28.61" calcext:value-type="float">
            <text:p>1628.61</text:p>
          </table:table-cell>
          <table:table-cell office:value-type="float" office:value="1913.29" calcext:value-type="float">
            <text:p>1913.29</text:p>
          </table:table-cell>
        </table:table-row>
        <table:table-row table:style-name="ro1">
          <table:table-cell office:value-type="float" office:value="25103432" calcext:value-type="float">
            <text:p>25103432</text:p>
          </table:table-cell>
          <table:table-cell table:formula="of:=TIME( ; ;[.A1571]/1000)" office:value-type="time" office:time-value="PT06H58M23.432S" calcext:value-type="time">
            <text:p>06:58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29.6" calcext:value-type="float">
            <text:p>1629.6</text:p>
          </table:table-cell>
          <table:table-cell office:value-type="float" office:value="1914.4" calcext:value-type="float">
            <text:p>1914.4</text:p>
          </table:table-cell>
        </table:table-row>
        <table:table-row table:style-name="ro1">
          <table:table-cell office:value-type="float" office:value="25119432" calcext:value-type="float">
            <text:p>25119432</text:p>
          </table:table-cell>
          <table:table-cell table:formula="of:=TIME( ; ;[.A1572]/1000)" office:value-type="time" office:time-value="PT06H58M39.432S" calcext:value-type="time">
            <text:p>06:58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0.59" calcext:value-type="float">
            <text:p>1630.59</text:p>
          </table:table-cell>
          <table:table-cell office:value-type="float" office:value="1915.51" calcext:value-type="float">
            <text:p>1915.51</text:p>
          </table:table-cell>
        </table:table-row>
        <table:table-row table:style-name="ro1">
          <table:table-cell office:value-type="float" office:value="25135432" calcext:value-type="float">
            <text:p>25135432</text:p>
          </table:table-cell>
          <table:table-cell table:formula="of:=TIME( ; ;[.A1573]/1000)" office:value-type="time" office:time-value="PT06H58M55.432S" calcext:value-type="time">
            <text:p>06:58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1.58" calcext:value-type="float">
            <text:p>1631.58</text:p>
          </table:table-cell>
          <table:table-cell office:value-type="float" office:value="1916.61" calcext:value-type="float">
            <text:p>1916.61</text:p>
          </table:table-cell>
        </table:table-row>
        <table:table-row table:style-name="ro1">
          <table:table-cell office:value-type="float" office:value="25151432" calcext:value-type="float">
            <text:p>25151432</text:p>
          </table:table-cell>
          <table:table-cell table:formula="of:=TIME( ; ;[.A1574]/1000)" office:value-type="time" office:time-value="PT06H59M11.432S" calcext:value-type="time">
            <text:p>06:59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2.57" calcext:value-type="float">
            <text:p>1632.57</text:p>
          </table:table-cell>
          <table:table-cell office:value-type="float" office:value="1917.72" calcext:value-type="float">
            <text:p>1917.72</text:p>
          </table:table-cell>
        </table:table-row>
        <table:table-row table:style-name="ro1">
          <table:table-cell office:value-type="float" office:value="25167432" calcext:value-type="float">
            <text:p>25167432</text:p>
          </table:table-cell>
          <table:table-cell table:formula="of:=TIME( ; ;[.A1575]/1000)" office:value-type="time" office:time-value="PT06H59M27.432S" calcext:value-type="time">
            <text:p>06:59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49" calcext:value-type="float">
            <text:p>249.49</text:p>
          </table:table-cell>
          <table:table-cell office:value-type="float" office:value="1633.56" calcext:value-type="float">
            <text:p>1633.56</text:p>
          </table:table-cell>
          <table:table-cell office:value-type="float" office:value="1918.83" calcext:value-type="float">
            <text:p>1918.83</text:p>
          </table:table-cell>
        </table:table-row>
        <table:table-row table:style-name="ro1">
          <table:table-cell office:value-type="float" office:value="25183431" calcext:value-type="float">
            <text:p>25183431</text:p>
          </table:table-cell>
          <table:table-cell table:formula="of:=TIME( ; ;[.A1576]/1000)" office:value-type="time" office:time-value="PT06H59M43.431S" calcext:value-type="time">
            <text:p>06:59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4.55" calcext:value-type="float">
            <text:p>1634.55</text:p>
          </table:table-cell>
          <table:table-cell office:value-type="float" office:value="1919.94" calcext:value-type="float">
            <text:p>1919.94</text:p>
          </table:table-cell>
        </table:table-row>
        <table:table-row table:style-name="ro1">
          <table:table-cell office:value-type="float" office:value="25199432" calcext:value-type="float">
            <text:p>25199432</text:p>
          </table:table-cell>
          <table:table-cell table:formula="of:=TIME( ; ;[.A1577]/1000)" office:value-type="time" office:time-value="PT06H59M59.432S" calcext:value-type="time">
            <text:p>06:59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5.55" calcext:value-type="float">
            <text:p>1635.55</text:p>
          </table:table-cell>
          <table:table-cell office:value-type="float" office:value="1921.05" calcext:value-type="float">
            <text:p>1921.05</text:p>
          </table:table-cell>
        </table:table-row>
        <table:table-row table:style-name="ro1">
          <table:table-cell office:value-type="float" office:value="25215432" calcext:value-type="float">
            <text:p>25215432</text:p>
          </table:table-cell>
          <table:table-cell table:formula="of:=TIME( ; ;[.A1578]/1000)" office:value-type="time" office:time-value="PT07H00M15.432S" calcext:value-type="time">
            <text:p>07:00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36.54" calcext:value-type="float">
            <text:p>1636.54</text:p>
          </table:table-cell>
          <table:table-cell office:value-type="float" office:value="1922.15" calcext:value-type="float">
            <text:p>1922.15</text:p>
          </table:table-cell>
        </table:table-row>
        <table:table-row table:style-name="ro1">
          <table:table-cell office:value-type="float" office:value="25231432" calcext:value-type="float">
            <text:p>25231432</text:p>
          </table:table-cell>
          <table:table-cell table:formula="of:=TIME( ; ;[.A1579]/1000)" office:value-type="time" office:time-value="PT07H00M31.432S" calcext:value-type="time">
            <text:p>07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7.53" calcext:value-type="float">
            <text:p>1637.53</text:p>
          </table:table-cell>
          <table:table-cell office:value-type="float" office:value="1923.26" calcext:value-type="float">
            <text:p>1923.26</text:p>
          </table:table-cell>
        </table:table-row>
        <table:table-row table:style-name="ro1">
          <table:table-cell office:value-type="float" office:value="25247432" calcext:value-type="float">
            <text:p>25247432</text:p>
          </table:table-cell>
          <table:table-cell table:formula="of:=TIME( ; ;[.A1580]/1000)" office:value-type="time" office:time-value="PT07H00M47.432S" calcext:value-type="time">
            <text:p>07:00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38.52" calcext:value-type="float">
            <text:p>1638.52</text:p>
          </table:table-cell>
          <table:table-cell office:value-type="float" office:value="1924.37" calcext:value-type="float">
            <text:p>1924.37</text:p>
          </table:table-cell>
        </table:table-row>
        <table:table-row table:style-name="ro1">
          <table:table-cell office:value-type="float" office:value="25263432" calcext:value-type="float">
            <text:p>25263432</text:p>
          </table:table-cell>
          <table:table-cell table:formula="of:=TIME( ; ;[.A1581]/1000)" office:value-type="time" office:time-value="PT07H01M03.432S" calcext:value-type="time">
            <text:p>07:01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39.51" calcext:value-type="float">
            <text:p>1639.51</text:p>
          </table:table-cell>
          <table:table-cell office:value-type="float" office:value="1925.48" calcext:value-type="float">
            <text:p>1925.48</text:p>
          </table:table-cell>
        </table:table-row>
        <table:table-row table:style-name="ro1">
          <table:table-cell office:value-type="float" office:value="25279432" calcext:value-type="float">
            <text:p>25279432</text:p>
          </table:table-cell>
          <table:table-cell table:formula="of:=TIME( ; ;[.A1582]/1000)" office:value-type="time" office:time-value="PT07H01M19.432S" calcext:value-type="time">
            <text:p>07:01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40.5" calcext:value-type="float">
            <text:p>1640.5</text:p>
          </table:table-cell>
          <table:table-cell office:value-type="float" office:value="1926.58" calcext:value-type="float">
            <text:p>1926.58</text:p>
          </table:table-cell>
        </table:table-row>
        <table:table-row table:style-name="ro1">
          <table:table-cell office:value-type="float" office:value="25295432" calcext:value-type="float">
            <text:p>25295432</text:p>
          </table:table-cell>
          <table:table-cell table:formula="of:=TIME( ; ;[.A1583]/1000)" office:value-type="time" office:time-value="PT07H01M35.432S" calcext:value-type="time">
            <text:p>07:01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41.49" calcext:value-type="float">
            <text:p>1641.49</text:p>
          </table:table-cell>
          <table:table-cell office:value-type="float" office:value="1927.69" calcext:value-type="float">
            <text:p>1927.69</text:p>
          </table:table-cell>
        </table:table-row>
        <table:table-row table:style-name="ro1">
          <table:table-cell office:value-type="float" office:value="25311432" calcext:value-type="float">
            <text:p>25311432</text:p>
          </table:table-cell>
          <table:table-cell table:formula="of:=TIME( ; ;[.A1584]/1000)" office:value-type="time" office:time-value="PT07H01M51.432S" calcext:value-type="time">
            <text:p>07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2.9" calcext:value-type="float">
            <text:p>222.9</text:p>
          </table:table-cell>
          <table:table-cell office:value-type="float" office:value="248.37" calcext:value-type="float">
            <text:p>248.37</text:p>
          </table:table-cell>
          <table:table-cell office:value-type="float" office:value="1642.48" calcext:value-type="float">
            <text:p>1642.48</text:p>
          </table:table-cell>
          <table:table-cell office:value-type="float" office:value="1928.8" calcext:value-type="float">
            <text:p>1928.8</text:p>
          </table:table-cell>
        </table:table-row>
        <table:table-row table:style-name="ro1">
          <table:table-cell office:value-type="float" office:value="25327432" calcext:value-type="float">
            <text:p>25327432</text:p>
          </table:table-cell>
          <table:table-cell table:formula="of:=TIME( ; ;[.A1585]/1000)" office:value-type="time" office:time-value="PT07H02M07.432S" calcext:value-type="time">
            <text:p>07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43.47" calcext:value-type="float">
            <text:p>1643.47</text:p>
          </table:table-cell>
          <table:table-cell office:value-type="float" office:value="1929.91" calcext:value-type="float">
            <text:p>1929.91</text:p>
          </table:table-cell>
        </table:table-row>
        <table:table-row table:style-name="ro1">
          <table:table-cell office:value-type="float" office:value="25343432" calcext:value-type="float">
            <text:p>25343432</text:p>
          </table:table-cell>
          <table:table-cell table:formula="of:=TIME( ; ;[.A1586]/1000)" office:value-type="time" office:time-value="PT07H02M23.432S" calcext:value-type="time">
            <text:p>07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44.46" calcext:value-type="float">
            <text:p>1644.46</text:p>
          </table:table-cell>
          <table:table-cell office:value-type="float" office:value="1931.01" calcext:value-type="float">
            <text:p>1931.01</text:p>
          </table:table-cell>
        </table:table-row>
        <table:table-row table:style-name="ro1">
          <table:table-cell office:value-type="float" office:value="25359432" calcext:value-type="float">
            <text:p>25359432</text:p>
          </table:table-cell>
          <table:table-cell table:formula="of:=TIME( ; ;[.A1587]/1000)" office:value-type="time" office:time-value="PT07H02M39.432S" calcext:value-type="time">
            <text:p>07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6" calcext:value-type="float">
            <text:p>249.26</text:p>
          </table:table-cell>
          <table:table-cell office:value-type="float" office:value="1645.45" calcext:value-type="float">
            <text:p>1645.45</text:p>
          </table:table-cell>
          <table:table-cell office:value-type="float" office:value="1932.12" calcext:value-type="float">
            <text:p>1932.12</text:p>
          </table:table-cell>
        </table:table-row>
        <table:table-row table:style-name="ro1">
          <table:table-cell office:value-type="float" office:value="25375432" calcext:value-type="float">
            <text:p>25375432</text:p>
          </table:table-cell>
          <table:table-cell table:formula="of:=TIME( ; ;[.A1588]/1000)" office:value-type="time" office:time-value="PT07H02M55.432S" calcext:value-type="time">
            <text:p>07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6" calcext:value-type="float">
            <text:p>249.16</text:p>
          </table:table-cell>
          <table:table-cell office:value-type="float" office:value="1646.44" calcext:value-type="float">
            <text:p>1646.44</text:p>
          </table:table-cell>
          <table:table-cell office:value-type="float" office:value="1933.23" calcext:value-type="float">
            <text:p>1933.23</text:p>
          </table:table-cell>
        </table:table-row>
        <table:table-row table:style-name="ro1">
          <table:table-cell office:value-type="float" office:value="25391432" calcext:value-type="float">
            <text:p>25391432</text:p>
          </table:table-cell>
          <table:table-cell table:formula="of:=TIME( ; ;[.A1589]/1000)" office:value-type="time" office:time-value="PT07H03M11.432S" calcext:value-type="time">
            <text:p>07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47.43" calcext:value-type="float">
            <text:p>1647.43</text:p>
          </table:table-cell>
          <table:table-cell office:value-type="float" office:value="1934.34" calcext:value-type="float">
            <text:p>1934.34</text:p>
          </table:table-cell>
        </table:table-row>
        <table:table-row table:style-name="ro1">
          <table:table-cell office:value-type="float" office:value="25407432" calcext:value-type="float">
            <text:p>25407432</text:p>
          </table:table-cell>
          <table:table-cell table:formula="of:=TIME( ; ;[.A1590]/1000)" office:value-type="time" office:time-value="PT07H03M27.432S" calcext:value-type="time">
            <text:p>07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48.42" calcext:value-type="float">
            <text:p>1648.42</text:p>
          </table:table-cell>
          <table:table-cell office:value-type="float" office:value="1935.44" calcext:value-type="float">
            <text:p>1935.44</text:p>
          </table:table-cell>
        </table:table-row>
        <table:table-row table:style-name="ro1">
          <table:table-cell office:value-type="float" office:value="25423432" calcext:value-type="float">
            <text:p>25423432</text:p>
          </table:table-cell>
          <table:table-cell table:formula="of:=TIME( ; ;[.A1591]/1000)" office:value-type="time" office:time-value="PT07H03M43.432S" calcext:value-type="time">
            <text:p>07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49.41" calcext:value-type="float">
            <text:p>1649.41</text:p>
          </table:table-cell>
          <table:table-cell office:value-type="float" office:value="1936.55" calcext:value-type="float">
            <text:p>1936.55</text:p>
          </table:table-cell>
        </table:table-row>
        <table:table-row table:style-name="ro1">
          <table:table-cell office:value-type="float" office:value="25439432" calcext:value-type="float">
            <text:p>25439432</text:p>
          </table:table-cell>
          <table:table-cell table:formula="of:=TIME( ; ;[.A1592]/1000)" office:value-type="time" office:time-value="PT07H03M59.432S" calcext:value-type="time">
            <text:p>07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50.4" calcext:value-type="float">
            <text:p>1650.4</text:p>
          </table:table-cell>
          <table:table-cell office:value-type="float" office:value="1937.66" calcext:value-type="float">
            <text:p>1937.66</text:p>
          </table:table-cell>
        </table:table-row>
        <table:table-row table:style-name="ro1">
          <table:table-cell office:value-type="float" office:value="25455432" calcext:value-type="float">
            <text:p>25455432</text:p>
          </table:table-cell>
          <table:table-cell table:formula="of:=TIME( ; ;[.A1593]/1000)" office:value-type="time" office:time-value="PT07H04M15.432S" calcext:value-type="time">
            <text:p>07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51.39" calcext:value-type="float">
            <text:p>1651.39</text:p>
          </table:table-cell>
          <table:table-cell office:value-type="float" office:value="1938.77" calcext:value-type="float">
            <text:p>1938.77</text:p>
          </table:table-cell>
        </table:table-row>
        <table:table-row table:style-name="ro1">
          <table:table-cell office:value-type="float" office:value="25471432" calcext:value-type="float">
            <text:p>25471432</text:p>
          </table:table-cell>
          <table:table-cell table:formula="of:=TIME( ; ;[.A1594]/1000)" office:value-type="time" office:time-value="PT07H04M31.432S" calcext:value-type="time">
            <text:p>07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52.38" calcext:value-type="float">
            <text:p>1652.38</text:p>
          </table:table-cell>
          <table:table-cell office:value-type="float" office:value="1939.87" calcext:value-type="float">
            <text:p>1939.87</text:p>
          </table:table-cell>
        </table:table-row>
        <table:table-row table:style-name="ro1">
          <table:table-cell office:value-type="float" office:value="25487432" calcext:value-type="float">
            <text:p>25487432</text:p>
          </table:table-cell>
          <table:table-cell table:formula="of:=TIME( ; ;[.A1595]/1000)" office:value-type="time" office:time-value="PT07H04M47.432S" calcext:value-type="time">
            <text:p>07:04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8" calcext:value-type="float">
            <text:p>222.8</text:p>
          </table:table-cell>
          <table:table-cell office:value-type="float" office:value="248.26" calcext:value-type="float">
            <text:p>248.26</text:p>
          </table:table-cell>
          <table:table-cell office:value-type="float" office:value="1653.37" calcext:value-type="float">
            <text:p>1653.37</text:p>
          </table:table-cell>
          <table:table-cell office:value-type="float" office:value="1940.98" calcext:value-type="float">
            <text:p>1940.98</text:p>
          </table:table-cell>
        </table:table-row>
        <table:table-row table:style-name="ro1">
          <table:table-cell office:value-type="float" office:value="25503432" calcext:value-type="float">
            <text:p>25503432</text:p>
          </table:table-cell>
          <table:table-cell table:formula="of:=TIME( ; ;[.A1596]/1000)" office:value-type="time" office:time-value="PT07H05M03.432S" calcext:value-type="time">
            <text:p>07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54.36" calcext:value-type="float">
            <text:p>1654.36</text:p>
          </table:table-cell>
          <table:table-cell office:value-type="float" office:value="1942.09" calcext:value-type="float">
            <text:p>1942.09</text:p>
          </table:table-cell>
        </table:table-row>
        <table:table-row table:style-name="ro1">
          <table:table-cell office:value-type="float" office:value="25519432" calcext:value-type="float">
            <text:p>25519432</text:p>
          </table:table-cell>
          <table:table-cell table:formula="of:=TIME( ; ;[.A1597]/1000)" office:value-type="time" office:time-value="PT07H05M19.432S" calcext:value-type="time">
            <text:p>07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655.35" calcext:value-type="float">
            <text:p>1655.35</text:p>
          </table:table-cell>
          <table:table-cell office:value-type="float" office:value="1943.19" calcext:value-type="float">
            <text:p>1943.19</text:p>
          </table:table-cell>
        </table:table-row>
        <table:table-row table:style-name="ro1">
          <table:table-cell office:value-type="float" office:value="25535432" calcext:value-type="float">
            <text:p>25535432</text:p>
          </table:table-cell>
          <table:table-cell table:formula="of:=TIME( ; ;[.A1598]/1000)" office:value-type="time" office:time-value="PT07H05M35.432S" calcext:value-type="time">
            <text:p>07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656.34" calcext:value-type="float">
            <text:p>1656.34</text:p>
          </table:table-cell>
          <table:table-cell office:value-type="float" office:value="1944.3" calcext:value-type="float">
            <text:p>1944.3</text:p>
          </table:table-cell>
        </table:table-row>
        <table:table-row table:style-name="ro1">
          <table:table-cell office:value-type="float" office:value="25551432" calcext:value-type="float">
            <text:p>25551432</text:p>
          </table:table-cell>
          <table:table-cell table:formula="of:=TIME( ; ;[.A1599]/1000)" office:value-type="time" office:time-value="PT07H05M51.432S" calcext:value-type="time">
            <text:p>07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3" calcext:value-type="float">
            <text:p>248.93</text:p>
          </table:table-cell>
          <table:table-cell office:value-type="float" office:value="1657.33" calcext:value-type="float">
            <text:p>1657.33</text:p>
          </table:table-cell>
          <table:table-cell office:value-type="float" office:value="1945.41" calcext:value-type="float">
            <text:p>1945.41</text:p>
          </table:table-cell>
        </table:table-row>
        <table:table-row table:style-name="ro1">
          <table:table-cell office:value-type="float" office:value="25567432" calcext:value-type="float">
            <text:p>25567432</text:p>
          </table:table-cell>
          <table:table-cell table:formula="of:=TIME( ; ;[.A1600]/1000)" office:value-type="time" office:time-value="PT07H06M07.432S" calcext:value-type="time">
            <text:p>07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658.32" calcext:value-type="float">
            <text:p>1658.32</text:p>
          </table:table-cell>
          <table:table-cell office:value-type="float" office:value="1946.51" calcext:value-type="float">
            <text:p>1946.51</text:p>
          </table:table-cell>
        </table:table-row>
        <table:table-row table:style-name="ro1">
          <table:table-cell office:value-type="float" office:value="25583432" calcext:value-type="float">
            <text:p>25583432</text:p>
          </table:table-cell>
          <table:table-cell table:formula="of:=TIME( ; ;[.A1601]/1000)" office:value-type="time" office:time-value="PT07H06M23.432S" calcext:value-type="time">
            <text:p>07:0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7" calcext:value-type="float">
            <text:p>222.7</text:p>
          </table:table-cell>
          <table:table-cell office:value-type="float" office:value="248.15" calcext:value-type="float">
            <text:p>248.15</text:p>
          </table:table-cell>
          <table:table-cell office:value-type="float" office:value="1659.31" calcext:value-type="float">
            <text:p>1659.31</text:p>
          </table:table-cell>
          <table:table-cell office:value-type="float" office:value="1947.62" calcext:value-type="float">
            <text:p>1947.62</text:p>
          </table:table-cell>
        </table:table-row>
        <table:table-row table:style-name="ro1">
          <table:table-cell office:value-type="float" office:value="25599432" calcext:value-type="float">
            <text:p>25599432</text:p>
          </table:table-cell>
          <table:table-cell table:formula="of:=TIME( ; ;[.A1602]/1000)" office:value-type="time" office:time-value="PT07H06M39.432S" calcext:value-type="time">
            <text:p>07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3" calcext:value-type="float">
            <text:p>248.93</text:p>
          </table:table-cell>
          <table:table-cell office:value-type="float" office:value="1660.3" calcext:value-type="float">
            <text:p>1660.3</text:p>
          </table:table-cell>
          <table:table-cell office:value-type="float" office:value="1948.73" calcext:value-type="float">
            <text:p>1948.73</text:p>
          </table:table-cell>
        </table:table-row>
        <table:table-row table:style-name="ro1">
          <table:table-cell office:value-type="float" office:value="25615432" calcext:value-type="float">
            <text:p>25615432</text:p>
          </table:table-cell>
          <table:table-cell table:formula="of:=TIME( ; ;[.A1603]/1000)" office:value-type="time" office:time-value="PT07H06M55.432S" calcext:value-type="time">
            <text:p>07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.7" calcext:value-type="float">
            <text:p>222.7</text:p>
          </table:table-cell>
          <table:table-cell office:value-type="float" office:value="248.15" calcext:value-type="float">
            <text:p>248.15</text:p>
          </table:table-cell>
          <table:table-cell office:value-type="float" office:value="1661.29" calcext:value-type="float">
            <text:p>1661.29</text:p>
          </table:table-cell>
          <table:table-cell office:value-type="float" office:value="1949.83" calcext:value-type="float">
            <text:p>1949.83</text:p>
          </table:table-cell>
        </table:table-row>
        <table:table-row table:style-name="ro1">
          <table:table-cell office:value-type="float" office:value="25631432" calcext:value-type="float">
            <text:p>25631432</text:p>
          </table:table-cell>
          <table:table-cell table:formula="of:=TIME( ; ;[.A1604]/1000)" office:value-type="time" office:time-value="PT07H07M11.432S" calcext:value-type="time">
            <text:p>07:0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662.28" calcext:value-type="float">
            <text:p>1662.28</text:p>
          </table:table-cell>
          <table:table-cell office:value-type="float" office:value="1950.94" calcext:value-type="float">
            <text:p>1950.94</text:p>
          </table:table-cell>
        </table:table-row>
        <table:table-row table:style-name="ro1">
          <table:table-cell office:value-type="float" office:value="25647432" calcext:value-type="float">
            <text:p>25647432</text:p>
          </table:table-cell>
          <table:table-cell table:formula="of:=TIME( ; ;[.A1605]/1000)" office:value-type="time" office:time-value="PT07H07M27.432S" calcext:value-type="time">
            <text:p>07:0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663.27" calcext:value-type="float">
            <text:p>1663.27</text:p>
          </table:table-cell>
          <table:table-cell office:value-type="float" office:value="1952.04" calcext:value-type="float">
            <text:p>1952.04</text:p>
          </table:table-cell>
        </table:table-row>
        <table:table-row table:style-name="ro1">
          <table:table-cell office:value-type="float" office:value="25663432" calcext:value-type="float">
            <text:p>25663432</text:p>
          </table:table-cell>
          <table:table-cell table:formula="of:=TIME( ; ;[.A1606]/1000)" office:value-type="time" office:time-value="PT07H07M43.432S" calcext:value-type="time">
            <text:p>07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664.26" calcext:value-type="float">
            <text:p>1664.26</text:p>
          </table:table-cell>
          <table:table-cell office:value-type="float" office:value="1953.15" calcext:value-type="float">
            <text:p>1953.15</text:p>
          </table:table-cell>
        </table:table-row>
        <table:table-row table:style-name="ro1">
          <table:table-cell office:value-type="float" office:value="25679432" calcext:value-type="float">
            <text:p>25679432</text:p>
          </table:table-cell>
          <table:table-cell table:formula="of:=TIME( ; ;[.A1607]/1000)" office:value-type="time" office:time-value="PT07H07M59.432S" calcext:value-type="time">
            <text:p>07:0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1665.25" calcext:value-type="float">
            <text:p>1665.25</text:p>
          </table:table-cell>
          <table:table-cell office:value-type="float" office:value="1954.25" calcext:value-type="float">
            <text:p>1954.25</text:p>
          </table:table-cell>
        </table:table-row>
        <table:table-row table:style-name="ro1">
          <table:table-cell office:value-type="float" office:value="25695432" calcext:value-type="float">
            <text:p>25695432</text:p>
          </table:table-cell>
          <table:table-cell table:formula="of:=TIME( ; ;[.A1608]/1000)" office:value-type="time" office:time-value="PT07H08M15.432S" calcext:value-type="time">
            <text:p>07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666.24" calcext:value-type="float">
            <text:p>1666.24</text:p>
          </table:table-cell>
          <table:table-cell office:value-type="float" office:value="1955.35" calcext:value-type="float">
            <text:p>1955.35</text:p>
          </table:table-cell>
        </table:table-row>
        <table:table-row table:style-name="ro1">
          <table:table-cell office:value-type="float" office:value="25711432" calcext:value-type="float">
            <text:p>25711432</text:p>
          </table:table-cell>
          <table:table-cell table:formula="of:=TIME( ; ;[.A1609]/1000)" office:value-type="time" office:time-value="PT07H08M31.432S" calcext:value-type="time">
            <text:p>07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667.23" calcext:value-type="float">
            <text:p>1667.23</text:p>
          </table:table-cell>
          <table:table-cell office:value-type="float" office:value="1956.46" calcext:value-type="float">
            <text:p>1956.46</text:p>
          </table:table-cell>
        </table:table-row>
        <table:table-row table:style-name="ro1">
          <table:table-cell office:value-type="float" office:value="25727432" calcext:value-type="float">
            <text:p>25727432</text:p>
          </table:table-cell>
          <table:table-cell table:formula="of:=TIME( ; ;[.A1610]/1000)" office:value-type="time" office:time-value="PT07H08M47.432S" calcext:value-type="time">
            <text:p>07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668.22" calcext:value-type="float">
            <text:p>1668.22</text:p>
          </table:table-cell>
          <table:table-cell office:value-type="float" office:value="1957.56" calcext:value-type="float">
            <text:p>1957.56</text:p>
          </table:table-cell>
        </table:table-row>
        <table:table-row table:style-name="ro1">
          <table:table-cell office:value-type="float" office:value="25743432" calcext:value-type="float">
            <text:p>25743432</text:p>
          </table:table-cell>
          <table:table-cell table:formula="of:=TIME( ; ;[.A1611]/1000)" office:value-type="time" office:time-value="PT07H09M03.432S" calcext:value-type="time">
            <text:p>07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69.21" calcext:value-type="float">
            <text:p>1669.21</text:p>
          </table:table-cell>
          <table:table-cell office:value-type="float" office:value="1958.67" calcext:value-type="float">
            <text:p>1958.67</text:p>
          </table:table-cell>
        </table:table-row>
        <table:table-row table:style-name="ro1">
          <table:table-cell office:value-type="float" office:value="25759432" calcext:value-type="float">
            <text:p>25759432</text:p>
          </table:table-cell>
          <table:table-cell table:formula="of:=TIME( ; ;[.A1612]/1000)" office:value-type="time" office:time-value="PT07H09M19.432S" calcext:value-type="time">
            <text:p>07:0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670.2" calcext:value-type="float">
            <text:p>1670.2</text:p>
          </table:table-cell>
          <table:table-cell office:value-type="float" office:value="1959.77" calcext:value-type="float">
            <text:p>1959.77</text:p>
          </table:table-cell>
        </table:table-row>
        <table:table-row table:style-name="ro1">
          <table:table-cell office:value-type="float" office:value="25775432" calcext:value-type="float">
            <text:p>25775432</text:p>
          </table:table-cell>
          <table:table-cell table:formula="of:=TIME( ; ;[.A1613]/1000)" office:value-type="time" office:time-value="PT07H09M35.432S" calcext:value-type="time">
            <text:p>07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71.19" calcext:value-type="float">
            <text:p>1671.19</text:p>
          </table:table-cell>
          <table:table-cell office:value-type="float" office:value="1960.87" calcext:value-type="float">
            <text:p>1960.87</text:p>
          </table:table-cell>
        </table:table-row>
        <table:table-row table:style-name="ro1">
          <table:table-cell office:value-type="float" office:value="25791432" calcext:value-type="float">
            <text:p>25791432</text:p>
          </table:table-cell>
          <table:table-cell table:formula="of:=TIME( ; ;[.A1614]/1000)" office:value-type="time" office:time-value="PT07H09M51.432S" calcext:value-type="time">
            <text:p>07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72.18" calcext:value-type="float">
            <text:p>1672.18</text:p>
          </table:table-cell>
          <table:table-cell office:value-type="float" office:value="1961.98" calcext:value-type="float">
            <text:p>1961.98</text:p>
          </table:table-cell>
        </table:table-row>
        <table:table-row table:style-name="ro1">
          <table:table-cell office:value-type="float" office:value="25807432" calcext:value-type="float">
            <text:p>25807432</text:p>
          </table:table-cell>
          <table:table-cell table:formula="of:=TIME( ; ;[.A1615]/1000)" office:value-type="time" office:time-value="PT07H10M07.432S" calcext:value-type="time">
            <text:p>07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673.17" calcext:value-type="float">
            <text:p>1673.17</text:p>
          </table:table-cell>
          <table:table-cell office:value-type="float" office:value="1963.08" calcext:value-type="float">
            <text:p>1963.08</text:p>
          </table:table-cell>
        </table:table-row>
        <table:table-row table:style-name="ro1">
          <table:table-cell office:value-type="float" office:value="25823432" calcext:value-type="float">
            <text:p>25823432</text:p>
          </table:table-cell>
          <table:table-cell table:formula="of:=TIME( ; ;[.A1616]/1000)" office:value-type="time" office:time-value="PT07H10M23.432S" calcext:value-type="time">
            <text:p>07:1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674.15" calcext:value-type="float">
            <text:p>1674.15</text:p>
          </table:table-cell>
          <table:table-cell office:value-type="float" office:value="1964.18" calcext:value-type="float">
            <text:p>1964.18</text:p>
          </table:table-cell>
        </table:table-row>
        <table:table-row table:style-name="ro1">
          <table:table-cell office:value-type="float" office:value="25839432" calcext:value-type="float">
            <text:p>25839432</text:p>
          </table:table-cell>
          <table:table-cell table:formula="of:=TIME( ; ;[.A1617]/1000)" office:value-type="time" office:time-value="PT07H10M39.432S" calcext:value-type="time">
            <text:p>07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75.14" calcext:value-type="float">
            <text:p>1675.14</text:p>
          </table:table-cell>
          <table:table-cell office:value-type="float" office:value="1965.29" calcext:value-type="float">
            <text:p>1965.29</text:p>
          </table:table-cell>
        </table:table-row>
        <table:table-row table:style-name="ro1">
          <table:table-cell office:value-type="float" office:value="25855432" calcext:value-type="float">
            <text:p>25855432</text:p>
          </table:table-cell>
          <table:table-cell table:formula="of:=TIME( ; ;[.A1618]/1000)" office:value-type="time" office:time-value="PT07H10M55.432S" calcext:value-type="time">
            <text:p>07:1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676.13" calcext:value-type="float">
            <text:p>1676.13</text:p>
          </table:table-cell>
          <table:table-cell office:value-type="float" office:value="1966.39" calcext:value-type="float">
            <text:p>1966.39</text:p>
          </table:table-cell>
        </table:table-row>
        <table:table-row table:style-name="ro1">
          <table:table-cell office:value-type="float" office:value="25871432" calcext:value-type="float">
            <text:p>25871432</text:p>
          </table:table-cell>
          <table:table-cell table:formula="of:=TIME( ; ;[.A1619]/1000)" office:value-type="time" office:time-value="PT07H11M11.432S" calcext:value-type="time">
            <text:p>07:1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1677.12" calcext:value-type="float">
            <text:p>1677.12</text:p>
          </table:table-cell>
          <table:table-cell office:value-type="float" office:value="1967.49" calcext:value-type="float">
            <text:p>1967.49</text:p>
          </table:table-cell>
        </table:table-row>
        <table:table-row table:style-name="ro1">
          <table:table-cell office:value-type="float" office:value="25887432" calcext:value-type="float">
            <text:p>25887432</text:p>
          </table:table-cell>
          <table:table-cell table:formula="of:=TIME( ; ;[.A1620]/1000)" office:value-type="time" office:time-value="PT07H11M27.432S" calcext:value-type="time">
            <text:p>07:1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678.11" calcext:value-type="float">
            <text:p>1678.11</text:p>
          </table:table-cell>
          <table:table-cell office:value-type="float" office:value="1968.6" calcext:value-type="float">
            <text:p>1968.6</text:p>
          </table:table-cell>
        </table:table-row>
        <table:table-row table:style-name="ro1">
          <table:table-cell office:value-type="float" office:value="25903432" calcext:value-type="float">
            <text:p>25903432</text:p>
          </table:table-cell>
          <table:table-cell table:formula="of:=TIME( ; ;[.A1621]/1000)" office:value-type="time" office:time-value="PT07H11M43.432S" calcext:value-type="time">
            <text:p>07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79.1" calcext:value-type="float">
            <text:p>1679.1</text:p>
          </table:table-cell>
          <table:table-cell office:value-type="float" office:value="1969.7" calcext:value-type="float">
            <text:p>1969.7</text:p>
          </table:table-cell>
        </table:table-row>
        <table:table-row table:style-name="ro1">
          <table:table-cell office:value-type="float" office:value="25919432" calcext:value-type="float">
            <text:p>25919432</text:p>
          </table:table-cell>
          <table:table-cell table:formula="of:=TIME( ; ;[.A1622]/1000)" office:value-type="time" office:time-value="PT07H11M59.432S" calcext:value-type="time">
            <text:p>07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80.08" calcext:value-type="float">
            <text:p>1680.08</text:p>
          </table:table-cell>
          <table:table-cell office:value-type="float" office:value="1970.8" calcext:value-type="float">
            <text:p>1970.8</text:p>
          </table:table-cell>
        </table:table-row>
        <table:table-row table:style-name="ro1">
          <table:table-cell office:value-type="float" office:value="25935432" calcext:value-type="float">
            <text:p>25935432</text:p>
          </table:table-cell>
          <table:table-cell table:formula="of:=TIME( ; ;[.A1623]/1000)" office:value-type="time" office:time-value="PT07H12M15.432S" calcext:value-type="time">
            <text:p>07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81.07" calcext:value-type="float">
            <text:p>1681.07</text:p>
          </table:table-cell>
          <table:table-cell office:value-type="float" office:value="1971.9" calcext:value-type="float">
            <text:p>1971.9</text:p>
          </table:table-cell>
        </table:table-row>
        <table:table-row table:style-name="ro1">
          <table:table-cell office:value-type="float" office:value="25951432" calcext:value-type="float">
            <text:p>25951432</text:p>
          </table:table-cell>
          <table:table-cell table:formula="of:=TIME( ; ;[.A1624]/1000)" office:value-type="time" office:time-value="PT07H12M31.432S" calcext:value-type="time">
            <text:p>07:12:31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82.06" calcext:value-type="float">
            <text:p>1682.0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5967432" calcext:value-type="float">
            <text:p>25967432</text:p>
          </table:table-cell>
          <table:table-cell table:formula="of:=TIME( ; ;[.A1625]/1000)" office:value-type="time" office:time-value="PT07H12M47.432S" calcext:value-type="time">
            <text:p>07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83.05" calcext:value-type="float">
            <text:p>1683.05</text:p>
          </table:table-cell>
          <table:table-cell office:value-type="float" office:value="1974.11" calcext:value-type="float">
            <text:p>1974.11</text:p>
          </table:table-cell>
        </table:table-row>
        <table:table-row table:style-name="ro1">
          <table:table-cell office:value-type="float" office:value="25983432" calcext:value-type="float">
            <text:p>25983432</text:p>
          </table:table-cell>
          <table:table-cell table:formula="of:=TIME( ; ;[.A1626]/1000)" office:value-type="time" office:time-value="PT07H13M03.432S" calcext:value-type="time">
            <text:p>07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7" calcext:value-type="float">
            <text:p>247.7</text:p>
          </table:table-cell>
          <table:table-cell office:value-type="float" office:value="1684.04" calcext:value-type="float">
            <text:p>1684.04</text:p>
          </table:table-cell>
          <table:table-cell office:value-type="float" office:value="1975.21" calcext:value-type="float">
            <text:p>1975.21</text:p>
          </table:table-cell>
        </table:table-row>
        <table:table-row table:style-name="ro1">
          <table:table-cell office:value-type="float" office:value="25999432" calcext:value-type="float">
            <text:p>25999432</text:p>
          </table:table-cell>
          <table:table-cell table:formula="of:=TIME( ; ;[.A1627]/1000)" office:value-type="time" office:time-value="PT07H13M19.432S" calcext:value-type="time">
            <text:p>07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85.03" calcext:value-type="float">
            <text:p>1685.03</text:p>
          </table:table-cell>
          <table:table-cell office:value-type="float" office:value="1976.31" calcext:value-type="float">
            <text:p>1976.31</text:p>
          </table:table-cell>
        </table:table-row>
        <table:table-row table:style-name="ro1">
          <table:table-cell office:value-type="float" office:value="26015432" calcext:value-type="float">
            <text:p>26015432</text:p>
          </table:table-cell>
          <table:table-cell table:formula="of:=TIME( ; ;[.A1628]/1000)" office:value-type="time" office:time-value="PT07H13M35.432S" calcext:value-type="time">
            <text:p>07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" calcext:value-type="float">
            <text:p>247.8</text:p>
          </table:table-cell>
          <table:table-cell office:value-type="float" office:value="1686.01" calcext:value-type="float">
            <text:p>1686.01</text:p>
          </table:table-cell>
          <table:table-cell office:value-type="float" office:value="1977.41" calcext:value-type="float">
            <text:p>1977.41</text:p>
          </table:table-cell>
        </table:table-row>
        <table:table-row table:style-name="ro1">
          <table:table-cell office:value-type="float" office:value="26031432" calcext:value-type="float">
            <text:p>26031432</text:p>
          </table:table-cell>
          <table:table-cell table:formula="of:=TIME( ; ;[.A1629]/1000)" office:value-type="time" office:time-value="PT07H13M51.432S" calcext:value-type="time">
            <text:p>07:1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687" calcext:value-type="float">
            <text:p>1687</text:p>
          </table:table-cell>
          <table:table-cell office:value-type="float" office:value="1978.51" calcext:value-type="float">
            <text:p>1978.51</text:p>
          </table:table-cell>
        </table:table-row>
        <table:table-row table:style-name="ro1">
          <table:table-cell office:value-type="float" office:value="26047432" calcext:value-type="float">
            <text:p>26047432</text:p>
          </table:table-cell>
          <table:table-cell table:formula="of:=TIME( ; ;[.A1630]/1000)" office:value-type="time" office:time-value="PT07H14M07.432S" calcext:value-type="time">
            <text:p>07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979.61" calcext:value-type="float">
            <text:p>1979.61</text:p>
          </table:table-cell>
        </table:table-row>
        <table:table-row table:style-name="ro1">
          <table:table-cell office:value-type="float" office:value="26063432" calcext:value-type="float">
            <text:p>26063432</text:p>
          </table:table-cell>
          <table:table-cell table:formula="of:=TIME( ; ;[.A1631]/1000)" office:value-type="time" office:time-value="PT07H14M23.432S" calcext:value-type="time">
            <text:p>07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88.98" calcext:value-type="float">
            <text:p>1688.98</text:p>
          </table:table-cell>
          <table:table-cell office:value-type="float" office:value="1980.71" calcext:value-type="float">
            <text:p>1980.71</text:p>
          </table:table-cell>
        </table:table-row>
        <table:table-row table:style-name="ro1">
          <table:table-cell office:value-type="float" office:value="26079432" calcext:value-type="float">
            <text:p>26079432</text:p>
          </table:table-cell>
          <table:table-cell table:formula="of:=TIME( ; ;[.A1632]/1000)" office:value-type="time" office:time-value="PT07H14M39.432S" calcext:value-type="time">
            <text:p>07:14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689.97" calcext:value-type="float">
            <text:p>1689.97</text:p>
          </table:table-cell>
          <table:table-cell office:value-type="float" office:value="1981.82" calcext:value-type="float">
            <text:p>1981.82</text:p>
          </table:table-cell>
        </table:table-row>
        <table:table-row table:style-name="ro1">
          <table:table-cell office:value-type="float" office:value="26095432" calcext:value-type="float">
            <text:p>26095432</text:p>
          </table:table-cell>
          <table:table-cell table:formula="of:=TIME( ; ;[.A1633]/1000)" office:value-type="time" office:time-value="PT07H14M55.432S" calcext:value-type="time">
            <text:p>07:1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0.95" calcext:value-type="float">
            <text:p>1690.95</text:p>
          </table:table-cell>
          <table:table-cell office:value-type="float" office:value="1982.92" calcext:value-type="float">
            <text:p>1982.92</text:p>
          </table:table-cell>
        </table:table-row>
        <table:table-row table:style-name="ro1">
          <table:table-cell office:value-type="float" office:value="26111432" calcext:value-type="float">
            <text:p>26111432</text:p>
          </table:table-cell>
          <table:table-cell table:formula="of:=TIME( ; ;[.A1634]/1000)" office:value-type="time" office:time-value="PT07H15M11.432S" calcext:value-type="time">
            <text:p>07:1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91.94" calcext:value-type="float">
            <text:p>1691.94</text:p>
          </table:table-cell>
          <table:table-cell office:value-type="float" office:value="1984.02" calcext:value-type="float">
            <text:p>1984.02</text:p>
          </table:table-cell>
        </table:table-row>
        <table:table-row table:style-name="ro1">
          <table:table-cell office:value-type="float" office:value="26127432" calcext:value-type="float">
            <text:p>26127432</text:p>
          </table:table-cell>
          <table:table-cell table:formula="of:=TIME( ; ;[.A1635]/1000)" office:value-type="time" office:time-value="PT07H15M27.432S" calcext:value-type="time">
            <text:p>07:1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2.93" calcext:value-type="float">
            <text:p>1692.93</text:p>
          </table:table-cell>
          <table:table-cell office:value-type="float" office:value="1985.12" calcext:value-type="float">
            <text:p>1985.12</text:p>
          </table:table-cell>
        </table:table-row>
        <table:table-row table:style-name="ro1">
          <table:table-cell office:value-type="float" office:value="26143432" calcext:value-type="float">
            <text:p>26143432</text:p>
          </table:table-cell>
          <table:table-cell table:formula="of:=TIME( ; ;[.A1636]/1000)" office:value-type="time" office:time-value="PT07H15M43.432S" calcext:value-type="time">
            <text:p>07:1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3.92" calcext:value-type="float">
            <text:p>1693.92</text:p>
          </table:table-cell>
          <table:table-cell office:value-type="float" office:value="1986.22" calcext:value-type="float">
            <text:p>1986.22</text:p>
          </table:table-cell>
        </table:table-row>
        <table:table-row table:style-name="ro1">
          <table:table-cell office:value-type="float" office:value="26159431" calcext:value-type="float">
            <text:p>26159431</text:p>
          </table:table-cell>
          <table:table-cell table:formula="of:=TIME( ; ;[.A1637]/1000)" office:value-type="time" office:time-value="PT07H15M59.431S" calcext:value-type="time">
            <text:p>07:1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4.91" calcext:value-type="float">
            <text:p>1694.91</text:p>
          </table:table-cell>
          <table:table-cell office:value-type="float" office:value="1987.32" calcext:value-type="float">
            <text:p>1987.32</text:p>
          </table:table-cell>
        </table:table-row>
        <table:table-row table:style-name="ro1">
          <table:table-cell office:value-type="float" office:value="26175432" calcext:value-type="float">
            <text:p>26175432</text:p>
          </table:table-cell>
          <table:table-cell table:formula="of:=TIME( ; ;[.A1638]/1000)" office:value-type="time" office:time-value="PT07H16M15.432S" calcext:value-type="time">
            <text:p>07:1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5.89" calcext:value-type="float">
            <text:p>1695.89</text:p>
          </table:table-cell>
          <table:table-cell office:value-type="float" office:value="1988.42" calcext:value-type="float">
            <text:p>1988.42</text:p>
          </table:table-cell>
        </table:table-row>
        <table:table-row table:style-name="ro1">
          <table:table-cell office:value-type="float" office:value="26191432" calcext:value-type="float">
            <text:p>26191432</text:p>
          </table:table-cell>
          <table:table-cell table:formula="of:=TIME( ; ;[.A1639]/1000)" office:value-type="time" office:time-value="PT07H16M31.432S" calcext:value-type="time">
            <text:p>07:1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696.88" calcext:value-type="float">
            <text:p>1696.88</text:p>
          </table:table-cell>
          <table:table-cell office:value-type="float" office:value="1989.52" calcext:value-type="float">
            <text:p>1989.52</text:p>
          </table:table-cell>
        </table:table-row>
        <table:table-row table:style-name="ro1">
          <table:table-cell office:value-type="float" office:value="26207432" calcext:value-type="float">
            <text:p>26207432</text:p>
          </table:table-cell>
          <table:table-cell table:formula="of:=TIME( ; ;[.A1640]/1000)" office:value-type="time" office:time-value="PT07H16M47.432S" calcext:value-type="time">
            <text:p>07:1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7.87" calcext:value-type="float">
            <text:p>1697.87</text:p>
          </table:table-cell>
          <table:table-cell office:value-type="float" office:value="1990.62" calcext:value-type="float">
            <text:p>1990.62</text:p>
          </table:table-cell>
        </table:table-row>
        <table:table-row table:style-name="ro1">
          <table:table-cell office:value-type="float" office:value="26223432" calcext:value-type="float">
            <text:p>26223432</text:p>
          </table:table-cell>
          <table:table-cell table:formula="of:=TIME( ; ;[.A1641]/1000)" office:value-type="time" office:time-value="PT07H17M03.432S" calcext:value-type="time">
            <text:p>07:1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698.86" calcext:value-type="float">
            <text:p>1698.86</text:p>
          </table:table-cell>
          <table:table-cell office:value-type="float" office:value="1991.72" calcext:value-type="float">
            <text:p>1991.72</text:p>
          </table:table-cell>
        </table:table-row>
        <table:table-row table:style-name="ro1">
          <table:table-cell office:value-type="float" office:value="26239432" calcext:value-type="float">
            <text:p>26239432</text:p>
          </table:table-cell>
          <table:table-cell table:formula="of:=TIME( ; ;[.A1642]/1000)" office:value-type="time" office:time-value="PT07H17M19.432S" calcext:value-type="time">
            <text:p>07:1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99.84" calcext:value-type="float">
            <text:p>1699.84</text:p>
          </table:table-cell>
          <table:table-cell office:value-type="float" office:value="1992.82" calcext:value-type="float">
            <text:p>1992.82</text:p>
          </table:table-cell>
        </table:table-row>
        <table:table-row table:style-name="ro1">
          <table:table-cell office:value-type="float" office:value="26255432" calcext:value-type="float">
            <text:p>26255432</text:p>
          </table:table-cell>
          <table:table-cell table:formula="of:=TIME( ; ;[.A1643]/1000)" office:value-type="time" office:time-value="PT07H17M35.432S" calcext:value-type="time">
            <text:p>07:1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700.83" calcext:value-type="float">
            <text:p>1700.83</text:p>
          </table:table-cell>
          <table:table-cell office:value-type="float" office:value="1993.92" calcext:value-type="float">
            <text:p>1993.92</text:p>
          </table:table-cell>
        </table:table-row>
        <table:table-row table:style-name="ro1">
          <table:table-cell office:value-type="float" office:value="26271432" calcext:value-type="float">
            <text:p>26271432</text:p>
          </table:table-cell>
          <table:table-cell table:formula="of:=TIME( ; ;[.A1644]/1000)" office:value-type="time" office:time-value="PT07H17M51.432S" calcext:value-type="time">
            <text:p>07:1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701.82" calcext:value-type="float">
            <text:p>1701.82</text:p>
          </table:table-cell>
          <table:table-cell office:value-type="float" office:value="1995.02" calcext:value-type="float">
            <text:p>1995.02</text:p>
          </table:table-cell>
        </table:table-row>
        <table:table-row table:style-name="ro1">
          <table:table-cell office:value-type="float" office:value="26287432" calcext:value-type="float">
            <text:p>26287432</text:p>
          </table:table-cell>
          <table:table-cell table:formula="of:=TIME( ; ;[.A1645]/1000)" office:value-type="time" office:time-value="PT07H18M07.432S" calcext:value-type="time">
            <text:p>07:1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6" calcext:value-type="float">
            <text:p>247.46</text:p>
          </table:table-cell>
          <table:table-cell office:value-type="float" office:value="1702.8" calcext:value-type="float">
            <text:p>1702.8</text:p>
          </table:table-cell>
          <table:table-cell office:value-type="float" office:value="1996.12" calcext:value-type="float">
            <text:p>1996.12</text:p>
          </table:table-cell>
        </table:table-row>
        <table:table-row table:style-name="ro1">
          <table:table-cell office:value-type="float" office:value="26303432" calcext:value-type="float">
            <text:p>26303432</text:p>
          </table:table-cell>
          <table:table-cell table:formula="of:=TIME( ; ;[.A1646]/1000)" office:value-type="time" office:time-value="PT07H18M23.432S" calcext:value-type="time">
            <text:p>07:1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703.79" calcext:value-type="float">
            <text:p>1703.79</text:p>
          </table:table-cell>
          <table:table-cell office:value-type="float" office:value="1997.22" calcext:value-type="float">
            <text:p>1997.22</text:p>
          </table:table-cell>
        </table:table-row>
        <table:table-row table:style-name="ro1">
          <table:table-cell office:value-type="float" office:value="26319432" calcext:value-type="float">
            <text:p>26319432</text:p>
          </table:table-cell>
          <table:table-cell table:formula="of:=TIME( ; ;[.A1647]/1000)" office:value-type="time" office:time-value="PT07H18M39.432S" calcext:value-type="time">
            <text:p>07:18:39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704.78" calcext:value-type="float">
            <text:p>1704.78</text:p>
          </table:table-cell>
          <table:table-cell office:value-type="float" office:value="1998.31" calcext:value-type="float">
            <text:p>1998.31</text:p>
          </table:table-cell>
        </table:table-row>
        <table:table-row table:style-name="ro1">
          <table:table-cell office:value-type="float" office:value="26335432" calcext:value-type="float">
            <text:p>26335432</text:p>
          </table:table-cell>
          <table:table-cell table:formula="of:=TIME( ; ;[.A1648]/1000)" office:value-type="time" office:time-value="PT07H18M55.432S" calcext:value-type="time">
            <text:p>07:18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05.76" calcext:value-type="float">
            <text:p>1705.76</text:p>
          </table:table-cell>
          <table:table-cell office:value-type="float" office:value="1999.41" calcext:value-type="float">
            <text:p>1999.41</text:p>
          </table:table-cell>
        </table:table-row>
        <table:table-row table:style-name="ro1">
          <table:table-cell office:value-type="float" office:value="26351432" calcext:value-type="float">
            <text:p>26351432</text:p>
          </table:table-cell>
          <table:table-cell table:formula="of:=TIME( ; ;[.A1649]/1000)" office:value-type="time" office:time-value="PT07H19M11.432S" calcext:value-type="time">
            <text:p>07:1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6" calcext:value-type="float">
            <text:p>247.46</text:p>
          </table:table-cell>
          <table:table-cell office:value-type="float" office:value="1706.75" calcext:value-type="float">
            <text:p>1706.75</text:p>
          </table:table-cell>
          <table:table-cell office:value-type="float" office:value="2000.51" calcext:value-type="float">
            <text:p>2000.51</text:p>
          </table:table-cell>
        </table:table-row>
        <table:table-row table:style-name="ro1">
          <table:table-cell office:value-type="float" office:value="26367432" calcext:value-type="float">
            <text:p>26367432</text:p>
          </table:table-cell>
          <table:table-cell table:formula="of:=TIME( ; ;[.A1650]/1000)" office:value-type="time" office:time-value="PT07H19M27.432S" calcext:value-type="time">
            <text:p>07:1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07.74" calcext:value-type="float">
            <text:p>1707.74</text:p>
          </table:table-cell>
          <table:table-cell office:value-type="float" office:value="2001.61" calcext:value-type="float">
            <text:p>2001.61</text:p>
          </table:table-cell>
        </table:table-row>
        <table:table-row table:style-name="ro1">
          <table:table-cell office:value-type="float" office:value="26383432" calcext:value-type="float">
            <text:p>26383432</text:p>
          </table:table-cell>
          <table:table-cell table:formula="of:=TIME( ; ;[.A1651]/1000)" office:value-type="time" office:time-value="PT07H19M43.432S" calcext:value-type="time">
            <text:p>07:1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08.72" calcext:value-type="float">
            <text:p>1708.72</text:p>
          </table:table-cell>
          <table:table-cell office:value-type="float" office:value="2002.71" calcext:value-type="float">
            <text:p>2002.71</text:p>
          </table:table-cell>
        </table:table-row>
        <table:table-row table:style-name="ro1">
          <table:table-cell office:value-type="float" office:value="26399432" calcext:value-type="float">
            <text:p>26399432</text:p>
          </table:table-cell>
          <table:table-cell table:formula="of:=TIME( ; ;[.A1652]/1000)" office:value-type="time" office:time-value="PT07H19M59.432S" calcext:value-type="time">
            <text:p>07:1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09.71" calcext:value-type="float">
            <text:p>1709.71</text:p>
          </table:table-cell>
          <table:table-cell office:value-type="float" office:value="2003.81" calcext:value-type="float">
            <text:p>2003.81</text:p>
          </table:table-cell>
        </table:table-row>
        <table:table-row table:style-name="ro1">
          <table:table-cell office:value-type="float" office:value="26415432" calcext:value-type="float">
            <text:p>26415432</text:p>
          </table:table-cell>
          <table:table-cell table:formula="of:=TIME( ; ;[.A1653]/1000)" office:value-type="time" office:time-value="PT07H20M15.432S" calcext:value-type="time">
            <text:p>07:2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10.7" calcext:value-type="float">
            <text:p>1710.7</text:p>
          </table:table-cell>
          <table:table-cell office:value-type="float" office:value="2004.91" calcext:value-type="float">
            <text:p>2004.91</text:p>
          </table:table-cell>
        </table:table-row>
        <table:table-row table:style-name="ro1">
          <table:table-cell office:value-type="float" office:value="26431432" calcext:value-type="float">
            <text:p>26431432</text:p>
          </table:table-cell>
          <table:table-cell table:formula="of:=TIME( ; ;[.A1654]/1000)" office:value-type="time" office:time-value="PT07H20M31.432S" calcext:value-type="time">
            <text:p>07:20:31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11.68" calcext:value-type="float">
            <text:p>1711.68</text:p>
          </table:table-cell>
          <table:table-cell office:value-type="float" office:value="2006.01" calcext:value-type="float">
            <text:p>2006.01</text:p>
          </table:table-cell>
        </table:table-row>
        <table:table-row table:style-name="ro1">
          <table:table-cell office:value-type="float" office:value="26447432" calcext:value-type="float">
            <text:p>26447432</text:p>
          </table:table-cell>
          <table:table-cell table:formula="of:=TIME( ; ;[.A1655]/1000)" office:value-type="time" office:time-value="PT07H20M47.432S" calcext:value-type="time">
            <text:p>07:2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712.67" calcext:value-type="float">
            <text:p>1712.67</text:p>
          </table:table-cell>
          <table:table-cell office:value-type="float" office:value="2007.11" calcext:value-type="float">
            <text:p>2007.11</text:p>
          </table:table-cell>
        </table:table-row>
        <table:table-row table:style-name="ro1">
          <table:table-cell office:value-type="float" office:value="26463432" calcext:value-type="float">
            <text:p>26463432</text:p>
          </table:table-cell>
          <table:table-cell table:formula="of:=TIME( ; ;[.A1656]/1000)" office:value-type="time" office:time-value="PT07H21M03.432S" calcext:value-type="time">
            <text:p>07:2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13.66" calcext:value-type="float">
            <text:p>1713.66</text:p>
          </table:table-cell>
          <table:table-cell office:value-type="float" office:value="2008.21" calcext:value-type="float">
            <text:p>2008.21</text:p>
          </table:table-cell>
        </table:table-row>
        <table:table-row table:style-name="ro1">
          <table:table-cell office:value-type="float" office:value="26479432" calcext:value-type="float">
            <text:p>26479432</text:p>
          </table:table-cell>
          <table:table-cell table:formula="of:=TIME( ; ;[.A1657]/1000)" office:value-type="time" office:time-value="PT07H21M19.432S" calcext:value-type="time">
            <text:p>07:2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714.64" calcext:value-type="float">
            <text:p>1714.64</text:p>
          </table:table-cell>
          <table:table-cell office:value-type="float" office:value="2009.31" calcext:value-type="float">
            <text:p>2009.31</text:p>
          </table:table-cell>
        </table:table-row>
        <table:table-row table:style-name="ro1">
          <table:table-cell office:value-type="float" office:value="26495432" calcext:value-type="float">
            <text:p>26495432</text:p>
          </table:table-cell>
          <table:table-cell table:formula="of:=TIME( ; ;[.A1658]/1000)" office:value-type="time" office:time-value="PT07H21M35.432S" calcext:value-type="time">
            <text:p>07:2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15.63" calcext:value-type="float">
            <text:p>1715.63</text:p>
          </table:table-cell>
          <table:table-cell office:value-type="float" office:value="2010.41" calcext:value-type="float">
            <text:p>2010.41</text:p>
          </table:table-cell>
        </table:table-row>
        <table:table-row table:style-name="ro1">
          <table:table-cell office:value-type="float" office:value="26511432" calcext:value-type="float">
            <text:p>26511432</text:p>
          </table:table-cell>
          <table:table-cell table:formula="of:=TIME( ; ;[.A1659]/1000)" office:value-type="time" office:time-value="PT07H21M51.432S" calcext:value-type="time">
            <text:p>07:2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716.62" calcext:value-type="float">
            <text:p>1716.62</text:p>
          </table:table-cell>
          <table:table-cell office:value-type="float" office:value="2011.51" calcext:value-type="float">
            <text:p>2011.51</text:p>
          </table:table-cell>
        </table:table-row>
        <table:table-row table:style-name="ro1">
          <table:table-cell office:value-type="float" office:value="26527432" calcext:value-type="float">
            <text:p>26527432</text:p>
          </table:table-cell>
          <table:table-cell table:formula="of:=TIME( ; ;[.A1660]/1000)" office:value-type="time" office:time-value="PT07H22M07.432S" calcext:value-type="time">
            <text:p>07:2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717.6" calcext:value-type="float">
            <text:p>1717.6</text:p>
          </table:table-cell>
          <table:table-cell office:value-type="float" office:value="2012.61" calcext:value-type="float">
            <text:p>2012.61</text:p>
          </table:table-cell>
        </table:table-row>
        <table:table-row table:style-name="ro1">
          <table:table-cell office:value-type="float" office:value="26543432" calcext:value-type="float">
            <text:p>26543432</text:p>
          </table:table-cell>
          <table:table-cell table:formula="of:=TIME( ; ;[.A1661]/1000)" office:value-type="time" office:time-value="PT07H22M23.432S" calcext:value-type="time">
            <text:p>07:2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718.59" calcext:value-type="float">
            <text:p>1718.59</text:p>
          </table:table-cell>
          <table:table-cell office:value-type="float" office:value="2013.7" calcext:value-type="float">
            <text:p>2013.7</text:p>
          </table:table-cell>
        </table:table-row>
        <table:table-row table:style-name="ro1">
          <table:table-cell office:value-type="float" office:value="26559432" calcext:value-type="float">
            <text:p>26559432</text:p>
          </table:table-cell>
          <table:table-cell table:formula="of:=TIME( ; ;[.A1662]/1000)" office:value-type="time" office:time-value="PT07H22M39.432S" calcext:value-type="time">
            <text:p>07:2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719.57" calcext:value-type="float">
            <text:p>1719.57</text:p>
          </table:table-cell>
          <table:table-cell office:value-type="float" office:value="2014.8" calcext:value-type="float">
            <text:p>2014.8</text:p>
          </table:table-cell>
        </table:table-row>
        <table:table-row table:style-name="ro1">
          <table:table-cell office:value-type="float" office:value="26575432" calcext:value-type="float">
            <text:p>26575432</text:p>
          </table:table-cell>
          <table:table-cell table:formula="of:=TIME( ; ;[.A1663]/1000)" office:value-type="time" office:time-value="PT07H22M55.432S" calcext:value-type="time">
            <text:p>07:2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720.56" calcext:value-type="float">
            <text:p>1720.56</text:p>
          </table:table-cell>
          <table:table-cell office:value-type="float" office:value="2015.9" calcext:value-type="float">
            <text:p>2015.9</text:p>
          </table:table-cell>
        </table:table-row>
        <table:table-row table:style-name="ro1">
          <table:table-cell office:value-type="float" office:value="26591432" calcext:value-type="float">
            <text:p>26591432</text:p>
          </table:table-cell>
          <table:table-cell table:formula="of:=TIME( ; ;[.A1664]/1000)" office:value-type="time" office:time-value="PT07H23M11.432S" calcext:value-type="time">
            <text:p>07:2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721.55" calcext:value-type="float">
            <text:p>1721.5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6607432" calcext:value-type="float">
            <text:p>26607432</text:p>
          </table:table-cell>
          <table:table-cell table:formula="of:=TIME( ; ;[.A1665]/1000)" office:value-type="time" office:time-value="PT07H23M27.432S" calcext:value-type="time">
            <text:p>07:23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722.53" calcext:value-type="float">
            <text:p>1722.53</text:p>
          </table:table-cell>
          <table:table-cell office:value-type="float" office:value="2018.1" calcext:value-type="float">
            <text:p>2018.1</text:p>
          </table:table-cell>
        </table:table-row>
        <table:table-row table:style-name="ro1">
          <table:table-cell office:value-type="float" office:value="26623432" calcext:value-type="float">
            <text:p>26623432</text:p>
          </table:table-cell>
          <table:table-cell table:formula="of:=TIME( ; ;[.A1666]/1000)" office:value-type="time" office:time-value="PT07H23M43.432S" calcext:value-type="time">
            <text:p>07:2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723.52" calcext:value-type="float">
            <text:p>1723.52</text:p>
          </table:table-cell>
          <table:table-cell office:value-type="float" office:value="2019.19" calcext:value-type="float">
            <text:p>2019.19</text:p>
          </table:table-cell>
        </table:table-row>
        <table:table-row table:style-name="ro1">
          <table:table-cell office:value-type="float" office:value="26639432" calcext:value-type="float">
            <text:p>26639432</text:p>
          </table:table-cell>
          <table:table-cell table:formula="of:=TIME( ; ;[.A1667]/1000)" office:value-type="time" office:time-value="PT07H23M59.432S" calcext:value-type="time">
            <text:p>07:23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6.35" calcext:value-type="float">
            <text:p>246.35</text:p>
          </table:table-cell>
          <table:table-cell office:value-type="float" office:value="1724.5" calcext:value-type="float">
            <text:p>1724.5</text:p>
          </table:table-cell>
          <table:table-cell office:value-type="float" office:value="2020.29" calcext:value-type="float">
            <text:p>2020.29</text:p>
          </table:table-cell>
        </table:table-row>
        <table:table-row table:style-name="ro1">
          <table:table-cell office:value-type="float" office:value="26655432" calcext:value-type="float">
            <text:p>26655432</text:p>
          </table:table-cell>
          <table:table-cell table:formula="of:=TIME( ; ;[.A1668]/1000)" office:value-type="time" office:time-value="PT07H24M15.432S" calcext:value-type="time">
            <text:p>07:24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1725.49" calcext:value-type="float">
            <text:p>1725.49</text:p>
          </table:table-cell>
          <table:table-cell office:value-type="float" office:value="2021.39" calcext:value-type="float">
            <text:p>2021.39</text:p>
          </table:table-cell>
        </table:table-row>
        <table:table-row table:style-name="ro1">
          <table:table-cell office:value-type="float" office:value="26671432" calcext:value-type="float">
            <text:p>26671432</text:p>
          </table:table-cell>
          <table:table-cell table:formula="of:=TIME( ; ;[.A1669]/1000)" office:value-type="time" office:time-value="PT07H24M31.432S" calcext:value-type="time">
            <text:p>07:24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726.48" calcext:value-type="float">
            <text:p>1726.48</text:p>
          </table:table-cell>
          <table:table-cell office:value-type="float" office:value="2022.48" calcext:value-type="float">
            <text:p>2022.48</text:p>
          </table:table-cell>
        </table:table-row>
        <table:table-row table:style-name="ro1">
          <table:table-cell office:value-type="float" office:value="26687432" calcext:value-type="float">
            <text:p>26687432</text:p>
          </table:table-cell>
          <table:table-cell table:formula="of:=TIME( ; ;[.A1670]/1000)" office:value-type="time" office:time-value="PT07H24M47.432S" calcext:value-type="time">
            <text:p>07:24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727.46" calcext:value-type="float">
            <text:p>1727.46</text:p>
          </table:table-cell>
          <table:table-cell office:value-type="float" office:value="2023.58" calcext:value-type="float">
            <text:p>2023.58</text:p>
          </table:table-cell>
        </table:table-row>
        <table:table-row table:style-name="ro1">
          <table:table-cell office:value-type="float" office:value="26703432" calcext:value-type="float">
            <text:p>26703432</text:p>
          </table:table-cell>
          <table:table-cell table:formula="of:=TIME( ; ;[.A1671]/1000)" office:value-type="time" office:time-value="PT07H25M03.432S" calcext:value-type="time">
            <text:p>07:25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728.45" calcext:value-type="float">
            <text:p>1728.45</text:p>
          </table:table-cell>
          <table:table-cell office:value-type="float" office:value="2024.68" calcext:value-type="float">
            <text:p>2024.68</text:p>
          </table:table-cell>
        </table:table-row>
        <table:table-row table:style-name="ro1">
          <table:table-cell office:value-type="float" office:value="26719432" calcext:value-type="float">
            <text:p>26719432</text:p>
          </table:table-cell>
          <table:table-cell table:formula="of:=TIME( ; ;[.A1672]/1000)" office:value-type="time" office:time-value="PT07H25M19.432S" calcext:value-type="time">
            <text:p>07:25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729.43" calcext:value-type="float">
            <text:p>1729.43</text:p>
          </table:table-cell>
          <table:table-cell office:value-type="float" office:value="2025.77" calcext:value-type="float">
            <text:p>2025.77</text:p>
          </table:table-cell>
        </table:table-row>
        <table:table-row table:style-name="ro1">
          <table:table-cell office:value-type="float" office:value="26735432" calcext:value-type="float">
            <text:p>26735432</text:p>
          </table:table-cell>
          <table:table-cell table:formula="of:=TIME( ; ;[.A1673]/1000)" office:value-type="time" office:time-value="PT07H25M35.432S" calcext:value-type="time">
            <text:p>07:25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3" calcext:value-type="float">
            <text:p>246.13</text:p>
          </table:table-cell>
          <table:table-cell office:value-type="float" office:value="1730.42" calcext:value-type="float">
            <text:p>1730.42</text:p>
          </table:table-cell>
          <table:table-cell office:value-type="float" office:value="2026.87" calcext:value-type="float">
            <text:p>2026.87</text:p>
          </table:table-cell>
        </table:table-row>
        <table:table-row table:style-name="ro1">
          <table:table-cell office:value-type="float" office:value="26751431" calcext:value-type="float">
            <text:p>26751431</text:p>
          </table:table-cell>
          <table:table-cell table:formula="of:=TIME( ; ;[.A1674]/1000)" office:value-type="time" office:time-value="PT07H25M51.431S" calcext:value-type="time">
            <text:p>07:25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1.4" calcext:value-type="float">
            <text:p>1731.4</text:p>
          </table:table-cell>
          <table:table-cell office:value-type="float" office:value="2027.97" calcext:value-type="float">
            <text:p>2027.97</text:p>
          </table:table-cell>
        </table:table-row>
        <table:table-row table:style-name="ro1">
          <table:table-cell office:value-type="float" office:value="26767432" calcext:value-type="float">
            <text:p>26767432</text:p>
          </table:table-cell>
          <table:table-cell table:formula="of:=TIME( ; ;[.A1675]/1000)" office:value-type="time" office:time-value="PT07H26M07.432S" calcext:value-type="time">
            <text:p>07:26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732.39" calcext:value-type="float">
            <text:p>1732.39</text:p>
          </table:table-cell>
          <table:table-cell office:value-type="float" office:value="2029.06" calcext:value-type="float">
            <text:p>2029.06</text:p>
          </table:table-cell>
        </table:table-row>
        <table:table-row table:style-name="ro1">
          <table:table-cell office:value-type="float" office:value="26783432" calcext:value-type="float">
            <text:p>26783432</text:p>
          </table:table-cell>
          <table:table-cell table:formula="of:=TIME( ; ;[.A1676]/1000)" office:value-type="time" office:time-value="PT07H26M23.432S" calcext:value-type="time">
            <text:p>07:2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733.37" calcext:value-type="float">
            <text:p>1733.37</text:p>
          </table:table-cell>
          <table:table-cell office:value-type="float" office:value="2030.16" calcext:value-type="float">
            <text:p>2030.16</text:p>
          </table:table-cell>
        </table:table-row>
        <table:table-row table:style-name="ro1">
          <table:table-cell office:value-type="float" office:value="26799432" calcext:value-type="float">
            <text:p>26799432</text:p>
          </table:table-cell>
          <table:table-cell table:formula="of:=TIME( ; ;[.A1677]/1000)" office:value-type="time" office:time-value="PT07H26M39.432S" calcext:value-type="time">
            <text:p>07:26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734.36" calcext:value-type="float">
            <text:p>1734.36</text:p>
          </table:table-cell>
          <table:table-cell office:value-type="float" office:value="2031.25" calcext:value-type="float">
            <text:p>2031.25</text:p>
          </table:table-cell>
        </table:table-row>
        <table:table-row table:style-name="ro1">
          <table:table-cell office:value-type="float" office:value="26815432" calcext:value-type="float">
            <text:p>26815432</text:p>
          </table:table-cell>
          <table:table-cell table:formula="of:=TIME( ; ;[.A1678]/1000)" office:value-type="time" office:time-value="PT07H26M55.432S" calcext:value-type="time">
            <text:p>07:2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5.34" calcext:value-type="float">
            <text:p>1735.34</text:p>
          </table:table-cell>
          <table:table-cell office:value-type="float" office:value="2032.35" calcext:value-type="float">
            <text:p>2032.35</text:p>
          </table:table-cell>
        </table:table-row>
        <table:table-row table:style-name="ro1">
          <table:table-cell office:value-type="float" office:value="26831432" calcext:value-type="float">
            <text:p>26831432</text:p>
          </table:table-cell>
          <table:table-cell table:formula="of:=TIME( ; ;[.A1679]/1000)" office:value-type="time" office:time-value="PT07H27M11.432S" calcext:value-type="time">
            <text:p>07:27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6.33" calcext:value-type="float">
            <text:p>1736.33</text:p>
          </table:table-cell>
          <table:table-cell office:value-type="float" office:value="2033.44" calcext:value-type="float">
            <text:p>2033.44</text:p>
          </table:table-cell>
        </table:table-row>
        <table:table-row table:style-name="ro1">
          <table:table-cell office:value-type="float" office:value="26847432" calcext:value-type="float">
            <text:p>26847432</text:p>
          </table:table-cell>
          <table:table-cell table:formula="of:=TIME( ; ;[.A1680]/1000)" office:value-type="time" office:time-value="PT07H27M27.432S" calcext:value-type="time">
            <text:p>07:27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7.31" calcext:value-type="float">
            <text:p>1737.31</text:p>
          </table:table-cell>
          <table:table-cell office:value-type="float" office:value="2034.54" calcext:value-type="float">
            <text:p>2034.54</text:p>
          </table:table-cell>
        </table:table-row>
        <table:table-row table:style-name="ro1">
          <table:table-cell office:value-type="float" office:value="26863432" calcext:value-type="float">
            <text:p>26863432</text:p>
          </table:table-cell>
          <table:table-cell table:formula="of:=TIME( ; ;[.A1681]/1000)" office:value-type="time" office:time-value="PT07H27M43.432S" calcext:value-type="time">
            <text:p>07:2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8.29" calcext:value-type="float">
            <text:p>1738.29</text:p>
          </table:table-cell>
          <table:table-cell office:value-type="float" office:value="2035.63" calcext:value-type="float">
            <text:p>2035.63</text:p>
          </table:table-cell>
        </table:table-row>
        <table:table-row table:style-name="ro1">
          <table:table-cell office:value-type="float" office:value="26879432" calcext:value-type="float">
            <text:p>26879432</text:p>
          </table:table-cell>
          <table:table-cell table:formula="of:=TIME( ; ;[.A1682]/1000)" office:value-type="time" office:time-value="PT07H27M59.432S" calcext:value-type="time">
            <text:p>07:27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39.28" calcext:value-type="float">
            <text:p>1739.28</text:p>
          </table:table-cell>
          <table:table-cell office:value-type="float" office:value="2036.73" calcext:value-type="float">
            <text:p>2036.73</text:p>
          </table:table-cell>
        </table:table-row>
        <table:table-row table:style-name="ro1">
          <table:table-cell office:value-type="float" office:value="26895432" calcext:value-type="float">
            <text:p>26895432</text:p>
          </table:table-cell>
          <table:table-cell table:formula="of:=TIME( ; ;[.A1683]/1000)" office:value-type="time" office:time-value="PT07H28M15.432S" calcext:value-type="time">
            <text:p>07:28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40.26" calcext:value-type="float">
            <text:p>1740.26</text:p>
          </table:table-cell>
          <table:table-cell office:value-type="float" office:value="2037.82" calcext:value-type="float">
            <text:p>2037.82</text:p>
          </table:table-cell>
        </table:table-row>
        <table:table-row table:style-name="ro1">
          <table:table-cell office:value-type="float" office:value="26911432" calcext:value-type="float">
            <text:p>26911432</text:p>
          </table:table-cell>
          <table:table-cell table:formula="of:=TIME( ; ;[.A1684]/1000)" office:value-type="time" office:time-value="PT07H28M31.432S" calcext:value-type="time">
            <text:p>07:2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741.25" calcext:value-type="float">
            <text:p>1741.25</text:p>
          </table:table-cell>
          <table:table-cell office:value-type="float" office:value="2038.91" calcext:value-type="float">
            <text:p>2038.91</text:p>
          </table:table-cell>
        </table:table-row>
        <table:table-row table:style-name="ro1">
          <table:table-cell office:value-type="float" office:value="26927432" calcext:value-type="float">
            <text:p>26927432</text:p>
          </table:table-cell>
          <table:table-cell table:formula="of:=TIME( ; ;[.A1685]/1000)" office:value-type="time" office:time-value="PT07H28M47.432S" calcext:value-type="time">
            <text:p>07:2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742.23" calcext:value-type="float">
            <text:p>1742.23</text:p>
          </table:table-cell>
          <table:table-cell office:value-type="float" office:value="2040.01" calcext:value-type="float">
            <text:p>2040.01</text:p>
          </table:table-cell>
        </table:table-row>
        <table:table-row table:style-name="ro1">
          <table:table-cell office:value-type="float" office:value="26943432" calcext:value-type="float">
            <text:p>26943432</text:p>
          </table:table-cell>
          <table:table-cell table:formula="of:=TIME( ; ;[.A1686]/1000)" office:value-type="time" office:time-value="PT07H29M03.432S" calcext:value-type="time">
            <text:p>07:2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3.22" calcext:value-type="float">
            <text:p>1743.22</text:p>
          </table:table-cell>
          <table:table-cell office:value-type="float" office:value="2041.1" calcext:value-type="float">
            <text:p>2041.1</text:p>
          </table:table-cell>
        </table:table-row>
        <table:table-row table:style-name="ro1">
          <table:table-cell office:value-type="float" office:value="26959432" calcext:value-type="float">
            <text:p>26959432</text:p>
          </table:table-cell>
          <table:table-cell table:formula="of:=TIME( ; ;[.A1687]/1000)" office:value-type="time" office:time-value="PT07H29M19.432S" calcext:value-type="time">
            <text:p>07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4.2" calcext:value-type="float">
            <text:p>1744.2</text:p>
          </table:table-cell>
          <table:table-cell office:value-type="float" office:value="2042.2" calcext:value-type="float">
            <text:p>2042.2</text:p>
          </table:table-cell>
        </table:table-row>
        <table:table-row table:style-name="ro1">
          <table:table-cell office:value-type="float" office:value="26975432" calcext:value-type="float">
            <text:p>26975432</text:p>
          </table:table-cell>
          <table:table-cell table:formula="of:=TIME( ; ;[.A1688]/1000)" office:value-type="time" office:time-value="PT07H29M35.432S" calcext:value-type="time">
            <text:p>07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5.19" calcext:value-type="float">
            <text:p>1745.19</text:p>
          </table:table-cell>
          <table:table-cell office:value-type="float" office:value="2043.29" calcext:value-type="float">
            <text:p>2043.29</text:p>
          </table:table-cell>
        </table:table-row>
        <table:table-row table:style-name="ro1">
          <table:table-cell office:value-type="float" office:value="26991432" calcext:value-type="float">
            <text:p>26991432</text:p>
          </table:table-cell>
          <table:table-cell table:formula="of:=TIME( ; ;[.A1689]/1000)" office:value-type="time" office:time-value="PT07H29M51.432S" calcext:value-type="time">
            <text:p>07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6.17" calcext:value-type="float">
            <text:p>1746.17</text:p>
          </table:table-cell>
          <table:table-cell office:value-type="float" office:value="2044.38" calcext:value-type="float">
            <text:p>2044.38</text:p>
          </table:table-cell>
        </table:table-row>
        <table:table-row table:style-name="ro1">
          <table:table-cell office:value-type="float" office:value="27007432" calcext:value-type="float">
            <text:p>27007432</text:p>
          </table:table-cell>
          <table:table-cell table:formula="of:=TIME( ; ;[.A1690]/1000)" office:value-type="time" office:time-value="PT07H30M07.432S" calcext:value-type="time">
            <text:p>07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7.16" calcext:value-type="float">
            <text:p>1747.16</text:p>
          </table:table-cell>
          <table:table-cell office:value-type="float" office:value="2045.48" calcext:value-type="float">
            <text:p>2045.48</text:p>
          </table:table-cell>
        </table:table-row>
        <table:table-row table:style-name="ro1">
          <table:table-cell office:value-type="float" office:value="27023432" calcext:value-type="float">
            <text:p>27023432</text:p>
          </table:table-cell>
          <table:table-cell table:formula="of:=TIME( ; ;[.A1691]/1000)" office:value-type="time" office:time-value="PT07H30M23.432S" calcext:value-type="time">
            <text:p>07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748.14" calcext:value-type="float">
            <text:p>1748.14</text:p>
          </table:table-cell>
          <table:table-cell office:value-type="float" office:value="2046.57" calcext:value-type="float">
            <text:p>2046.57</text:p>
          </table:table-cell>
        </table:table-row>
        <table:table-row table:style-name="ro1">
          <table:table-cell office:value-type="float" office:value="27039432" calcext:value-type="float">
            <text:p>27039432</text:p>
          </table:table-cell>
          <table:table-cell table:formula="of:=TIME( ; ;[.A1692]/1000)" office:value-type="time" office:time-value="PT07H30M39.432S" calcext:value-type="time">
            <text:p>07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749.13" calcext:value-type="float">
            <text:p>1749.13</text:p>
          </table:table-cell>
          <table:table-cell office:value-type="float" office:value="2047.66" calcext:value-type="float">
            <text:p>2047.66</text:p>
          </table:table-cell>
        </table:table-row>
        <table:table-row table:style-name="ro1">
          <table:table-cell office:value-type="float" office:value="27055432" calcext:value-type="float">
            <text:p>27055432</text:p>
          </table:table-cell>
          <table:table-cell table:formula="of:=TIME( ; ;[.A1693]/1000)" office:value-type="time" office:time-value="PT07H30M55.432S" calcext:value-type="time">
            <text:p>07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750.11" calcext:value-type="float">
            <text:p>1750.11</text:p>
          </table:table-cell>
          <table:table-cell office:value-type="float" office:value="2048.76" calcext:value-type="float">
            <text:p>2048.76</text:p>
          </table:table-cell>
        </table:table-row>
        <table:table-row table:style-name="ro1">
          <table:table-cell office:value-type="float" office:value="27071432" calcext:value-type="float">
            <text:p>27071432</text:p>
          </table:table-cell>
          <table:table-cell table:formula="of:=TIME( ; ;[.A1694]/1000)" office:value-type="time" office:time-value="PT07H31M11.432S" calcext:value-type="time">
            <text:p>07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751.09" calcext:value-type="float">
            <text:p>1751.09</text:p>
          </table:table-cell>
          <table:table-cell office:value-type="float" office:value="2049.85" calcext:value-type="float">
            <text:p>2049.85</text:p>
          </table:table-cell>
        </table:table-row>
        <table:table-row table:style-name="ro1">
          <table:table-cell office:value-type="float" office:value="27087432" calcext:value-type="float">
            <text:p>27087432</text:p>
          </table:table-cell>
          <table:table-cell table:formula="of:=TIME( ; ;[.A1695]/1000)" office:value-type="time" office:time-value="PT07H31M27.432S" calcext:value-type="time">
            <text:p>07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752.08" calcext:value-type="float">
            <text:p>1752.08</text:p>
          </table:table-cell>
          <table:table-cell office:value-type="float" office:value="2050.94" calcext:value-type="float">
            <text:p>2050.94</text:p>
          </table:table-cell>
        </table:table-row>
        <table:table-row table:style-name="ro1">
          <table:table-cell office:value-type="float" office:value="27103432" calcext:value-type="float">
            <text:p>27103432</text:p>
          </table:table-cell>
          <table:table-cell table:formula="of:=TIME( ; ;[.A1696]/1000)" office:value-type="time" office:time-value="PT07H31M43.432S" calcext:value-type="time">
            <text:p>07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2052.04" calcext:value-type="float">
            <text:p>2052.04</text:p>
          </table:table-cell>
        </table:table-row>
        <table:table-row table:style-name="ro1">
          <table:table-cell office:value-type="float" office:value="27119432" calcext:value-type="float">
            <text:p>27119432</text:p>
          </table:table-cell>
          <table:table-cell table:formula="of:=TIME( ; ;[.A1697]/1000)" office:value-type="time" office:time-value="PT07H31M59.432S" calcext:value-type="time">
            <text:p>07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4.05" calcext:value-type="float">
            <text:p>1754.05</text:p>
          </table:table-cell>
          <table:table-cell office:value-type="float" office:value="2053.13" calcext:value-type="float">
            <text:p>2053.13</text:p>
          </table:table-cell>
        </table:table-row>
        <table:table-row table:style-name="ro1">
          <table:table-cell office:value-type="float" office:value="27135432" calcext:value-type="float">
            <text:p>27135432</text:p>
          </table:table-cell>
          <table:table-cell table:formula="of:=TIME( ; ;[.A1698]/1000)" office:value-type="time" office:time-value="PT07H32M15.432S" calcext:value-type="time">
            <text:p>07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5.03" calcext:value-type="float">
            <text:p>1755.03</text:p>
          </table:table-cell>
          <table:table-cell office:value-type="float" office:value="2054.22" calcext:value-type="float">
            <text:p>2054.22</text:p>
          </table:table-cell>
        </table:table-row>
        <table:table-row table:style-name="ro1">
          <table:table-cell office:value-type="float" office:value="27151432" calcext:value-type="float">
            <text:p>27151432</text:p>
          </table:table-cell>
          <table:table-cell table:formula="of:=TIME( ; ;[.A1699]/1000)" office:value-type="time" office:time-value="PT07H32M31.432S" calcext:value-type="time">
            <text:p>07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8" calcext:value-type="float">
            <text:p>245.78</text:p>
          </table:table-cell>
          <table:table-cell office:value-type="float" office:value="1756.01" calcext:value-type="float">
            <text:p>1756.01</text:p>
          </table:table-cell>
          <table:table-cell office:value-type="float" office:value="2055.32" calcext:value-type="float">
            <text:p>2055.32</text:p>
          </table:table-cell>
        </table:table-row>
        <table:table-row table:style-name="ro1">
          <table:table-cell office:value-type="float" office:value="27167432" calcext:value-type="float">
            <text:p>27167432</text:p>
          </table:table-cell>
          <table:table-cell table:formula="of:=TIME( ; ;[.A1700]/1000)" office:value-type="time" office:time-value="PT07H32M47.432S" calcext:value-type="time">
            <text:p>07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7" calcext:value-type="float">
            <text:p>1757</text:p>
          </table:table-cell>
          <table:table-cell office:value-type="float" office:value="2056.41" calcext:value-type="float">
            <text:p>2056.41</text:p>
          </table:table-cell>
        </table:table-row>
        <table:table-row table:style-name="ro1">
          <table:table-cell office:value-type="float" office:value="27183432" calcext:value-type="float">
            <text:p>27183432</text:p>
          </table:table-cell>
          <table:table-cell table:formula="of:=TIME( ; ;[.A1701]/1000)" office:value-type="time" office:time-value="PT07H33M03.432S" calcext:value-type="time">
            <text:p>07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7.98" calcext:value-type="float">
            <text:p>1757.98</text:p>
          </table:table-cell>
          <table:table-cell office:value-type="float" office:value="2057.5" calcext:value-type="float">
            <text:p>2057.5</text:p>
          </table:table-cell>
        </table:table-row>
        <table:table-row table:style-name="ro1">
          <table:table-cell office:value-type="float" office:value="27199432" calcext:value-type="float">
            <text:p>27199432</text:p>
          </table:table-cell>
          <table:table-cell table:formula="of:=TIME( ; ;[.A1702]/1000)" office:value-type="time" office:time-value="PT07H33M19.432S" calcext:value-type="time">
            <text:p>07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8.97" calcext:value-type="float">
            <text:p>1758.97</text:p>
          </table:table-cell>
          <table:table-cell office:value-type="float" office:value="2058.6" calcext:value-type="float">
            <text:p>2058.6</text:p>
          </table:table-cell>
        </table:table-row>
        <table:table-row table:style-name="ro1">
          <table:table-cell office:value-type="float" office:value="27215432" calcext:value-type="float">
            <text:p>27215432</text:p>
          </table:table-cell>
          <table:table-cell table:formula="of:=TIME( ; ;[.A1703]/1000)" office:value-type="time" office:time-value="PT07H33M35.432S" calcext:value-type="time">
            <text:p>07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59.95" calcext:value-type="float">
            <text:p>1759.95</text:p>
          </table:table-cell>
          <table:table-cell office:value-type="float" office:value="2059.69" calcext:value-type="float">
            <text:p>2059.69</text:p>
          </table:table-cell>
        </table:table-row>
        <table:table-row table:style-name="ro1">
          <table:table-cell office:value-type="float" office:value="27231432" calcext:value-type="float">
            <text:p>27231432</text:p>
          </table:table-cell>
          <table:table-cell table:formula="of:=TIME( ; ;[.A1704]/1000)" office:value-type="time" office:time-value="PT07H33M51.432S" calcext:value-type="time">
            <text:p>07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60.93" calcext:value-type="float">
            <text:p>1760.93</text:p>
          </table:table-cell>
          <table:table-cell office:value-type="float" office:value="2060.78" calcext:value-type="float">
            <text:p>2060.78</text:p>
          </table:table-cell>
        </table:table-row>
        <table:table-row table:style-name="ro1">
          <table:table-cell office:value-type="float" office:value="27247432" calcext:value-type="float">
            <text:p>27247432</text:p>
          </table:table-cell>
          <table:table-cell table:formula="of:=TIME( ; ;[.A1705]/1000)" office:value-type="time" office:time-value="PT07H34M07.432S" calcext:value-type="time">
            <text:p>07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1.92" calcext:value-type="float">
            <text:p>1761.92</text:p>
          </table:table-cell>
          <table:table-cell office:value-type="float" office:value="2061.87" calcext:value-type="float">
            <text:p>2061.87</text:p>
          </table:table-cell>
        </table:table-row>
        <table:table-row table:style-name="ro1">
          <table:table-cell office:value-type="float" office:value="27263432" calcext:value-type="float">
            <text:p>27263432</text:p>
          </table:table-cell>
          <table:table-cell table:formula="of:=TIME( ; ;[.A1706]/1000)" office:value-type="time" office:time-value="PT07H34M23.432S" calcext:value-type="time">
            <text:p>07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2.9" calcext:value-type="float">
            <text:p>1762.9</text:p>
          </table:table-cell>
          <table:table-cell office:value-type="float" office:value="2062.97" calcext:value-type="float">
            <text:p>2062.97</text:p>
          </table:table-cell>
        </table:table-row>
        <table:table-row table:style-name="ro1">
          <table:table-cell office:value-type="float" office:value="27279431" calcext:value-type="float">
            <text:p>27279431</text:p>
          </table:table-cell>
          <table:table-cell table:formula="of:=TIME( ; ;[.A1707]/1000)" office:value-type="time" office:time-value="PT07H34M39.431S" calcext:value-type="time">
            <text:p>07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3.88" calcext:value-type="float">
            <text:p>1763.88</text:p>
          </table:table-cell>
          <table:table-cell office:value-type="float" office:value="2064.06" calcext:value-type="float">
            <text:p>2064.06</text:p>
          </table:table-cell>
        </table:table-row>
        <table:table-row table:style-name="ro1">
          <table:table-cell office:value-type="float" office:value="27295432" calcext:value-type="float">
            <text:p>27295432</text:p>
          </table:table-cell>
          <table:table-cell table:formula="of:=TIME( ; ;[.A1708]/1000)" office:value-type="time" office:time-value="PT07H34M55.432S" calcext:value-type="time">
            <text:p>07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764.87" calcext:value-type="float">
            <text:p>1764.87</text:p>
          </table:table-cell>
          <table:table-cell office:value-type="float" office:value="2065.15" calcext:value-type="float">
            <text:p>2065.15</text:p>
          </table:table-cell>
        </table:table-row>
        <table:table-row table:style-name="ro1">
          <table:table-cell office:value-type="float" office:value="27311432" calcext:value-type="float">
            <text:p>27311432</text:p>
          </table:table-cell>
          <table:table-cell table:formula="of:=TIME( ; ;[.A1709]/1000)" office:value-type="time" office:time-value="PT07H35M11.432S" calcext:value-type="time">
            <text:p>07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5.85" calcext:value-type="float">
            <text:p>1765.85</text:p>
          </table:table-cell>
          <table:table-cell office:value-type="float" office:value="2066.24" calcext:value-type="float">
            <text:p>2066.24</text:p>
          </table:table-cell>
        </table:table-row>
        <table:table-row table:style-name="ro1">
          <table:table-cell office:value-type="float" office:value="27327432" calcext:value-type="float">
            <text:p>27327432</text:p>
          </table:table-cell>
          <table:table-cell table:formula="of:=TIME( ; ;[.A1710]/1000)" office:value-type="time" office:time-value="PT07H35M27.432S" calcext:value-type="time">
            <text:p>07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6.83" calcext:value-type="float">
            <text:p>1766.83</text:p>
          </table:table-cell>
          <table:table-cell office:value-type="float" office:value="2067.33" calcext:value-type="float">
            <text:p>2067.33</text:p>
          </table:table-cell>
        </table:table-row>
        <table:table-row table:style-name="ro1">
          <table:table-cell office:value-type="float" office:value="27343432" calcext:value-type="float">
            <text:p>27343432</text:p>
          </table:table-cell>
          <table:table-cell table:formula="of:=TIME( ; ;[.A1711]/1000)" office:value-type="time" office:time-value="PT07H35M43.432S" calcext:value-type="time">
            <text:p>07:3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67.82" calcext:value-type="float">
            <text:p>1767.82</text:p>
          </table:table-cell>
          <table:table-cell office:value-type="float" office:value="2068.42" calcext:value-type="float">
            <text:p>2068.42</text:p>
          </table:table-cell>
        </table:table-row>
        <table:table-row table:style-name="ro1">
          <table:table-cell office:value-type="float" office:value="27359432" calcext:value-type="float">
            <text:p>27359432</text:p>
          </table:table-cell>
          <table:table-cell table:formula="of:=TIME( ; ;[.A1712]/1000)" office:value-type="time" office:time-value="PT07H35M59.432S" calcext:value-type="time">
            <text:p>07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768.8" calcext:value-type="float">
            <text:p>1768.8</text:p>
          </table:table-cell>
          <table:table-cell office:value-type="float" office:value="2069.51" calcext:value-type="float">
            <text:p>2069.51</text:p>
          </table:table-cell>
        </table:table-row>
        <table:table-row table:style-name="ro1">
          <table:table-cell office:value-type="float" office:value="27375432" calcext:value-type="float">
            <text:p>27375432</text:p>
          </table:table-cell>
          <table:table-cell table:formula="of:=TIME( ; ;[.A1713]/1000)" office:value-type="time" office:time-value="PT07H36M15.432S" calcext:value-type="time">
            <text:p>07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769.78" calcext:value-type="float">
            <text:p>1769.78</text:p>
          </table:table-cell>
          <table:table-cell office:value-type="float" office:value="2070.6" calcext:value-type="float">
            <text:p>2070.6</text:p>
          </table:table-cell>
        </table:table-row>
        <table:table-row table:style-name="ro1">
          <table:table-cell office:value-type="float" office:value="27391432" calcext:value-type="float">
            <text:p>27391432</text:p>
          </table:table-cell>
          <table:table-cell table:formula="of:=TIME( ; ;[.A1714]/1000)" office:value-type="time" office:time-value="PT07H36M31.432S" calcext:value-type="time">
            <text:p>07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770.76" calcext:value-type="float">
            <text:p>1770.76</text:p>
          </table:table-cell>
          <table:table-cell office:value-type="float" office:value="2071.69" calcext:value-type="float">
            <text:p>2071.69</text:p>
          </table:table-cell>
        </table:table-row>
        <table:table-row table:style-name="ro1">
          <table:table-cell office:value-type="float" office:value="27407432" calcext:value-type="float">
            <text:p>27407432</text:p>
          </table:table-cell>
          <table:table-cell table:formula="of:=TIME( ; ;[.A1715]/1000)" office:value-type="time" office:time-value="PT07H36M47.432S" calcext:value-type="time">
            <text:p>07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771.75" calcext:value-type="float">
            <text:p>1771.75</text:p>
          </table:table-cell>
          <table:table-cell office:value-type="float" office:value="2072.78" calcext:value-type="float">
            <text:p>2072.78</text:p>
          </table:table-cell>
        </table:table-row>
        <table:table-row table:style-name="ro1">
          <table:table-cell office:value-type="float" office:value="27423432" calcext:value-type="float">
            <text:p>27423432</text:p>
          </table:table-cell>
          <table:table-cell table:formula="of:=TIME( ; ;[.A1716]/1000)" office:value-type="time" office:time-value="PT07H37M03.432S" calcext:value-type="time">
            <text:p>07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772.73" calcext:value-type="float">
            <text:p>1772.73</text:p>
          </table:table-cell>
          <table:table-cell office:value-type="float" office:value="2073.87" calcext:value-type="float">
            <text:p>2073.87</text:p>
          </table:table-cell>
        </table:table-row>
        <table:table-row table:style-name="ro1">
          <table:table-cell office:value-type="float" office:value="27439432" calcext:value-type="float">
            <text:p>27439432</text:p>
          </table:table-cell>
          <table:table-cell table:formula="of:=TIME( ; ;[.A1717]/1000)" office:value-type="time" office:time-value="PT07H37M19.432S" calcext:value-type="time">
            <text:p>07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4.56" calcext:value-type="float">
            <text:p>244.56</text:p>
          </table:table-cell>
          <table:table-cell office:value-type="float" office:value="1773.71" calcext:value-type="float">
            <text:p>1773.71</text:p>
          </table:table-cell>
          <table:table-cell office:value-type="float" office:value="2074.96" calcext:value-type="float">
            <text:p>2074.96</text:p>
          </table:table-cell>
        </table:table-row>
        <table:table-row table:style-name="ro1">
          <table:table-cell office:value-type="float" office:value="27455432" calcext:value-type="float">
            <text:p>27455432</text:p>
          </table:table-cell>
          <table:table-cell table:formula="of:=TIME( ; ;[.A1718]/1000)" office:value-type="time" office:time-value="PT07H37M35.432S" calcext:value-type="time">
            <text:p>07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774.69" calcext:value-type="float">
            <text:p>1774.69</text:p>
          </table:table-cell>
          <table:table-cell office:value-type="float" office:value="2076.04" calcext:value-type="float">
            <text:p>2076.04</text:p>
          </table:table-cell>
        </table:table-row>
        <table:table-row table:style-name="ro1">
          <table:table-cell office:value-type="float" office:value="27471432" calcext:value-type="float">
            <text:p>27471432</text:p>
          </table:table-cell>
          <table:table-cell table:formula="of:=TIME( ; ;[.A1719]/1000)" office:value-type="time" office:time-value="PT07H37M51.432S" calcext:value-type="time">
            <text:p>07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775.68" calcext:value-type="float">
            <text:p>1775.68</text:p>
          </table:table-cell>
          <table:table-cell office:value-type="float" office:value="2077.13" calcext:value-type="float">
            <text:p>2077.13</text:p>
          </table:table-cell>
        </table:table-row>
        <table:table-row table:style-name="ro1">
          <table:table-cell office:value-type="float" office:value="27487432" calcext:value-type="float">
            <text:p>27487432</text:p>
          </table:table-cell>
          <table:table-cell table:formula="of:=TIME( ; ;[.A1720]/1000)" office:value-type="time" office:time-value="PT07H38M07.432S" calcext:value-type="time">
            <text:p>07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776.66" calcext:value-type="float">
            <text:p>1776.66</text:p>
          </table:table-cell>
          <table:table-cell office:value-type="float" office:value="2078.22" calcext:value-type="float">
            <text:p>2078.22</text:p>
          </table:table-cell>
        </table:table-row>
        <table:table-row table:style-name="ro1">
          <table:table-cell office:value-type="float" office:value="27503432" calcext:value-type="float">
            <text:p>27503432</text:p>
          </table:table-cell>
          <table:table-cell table:formula="of:=TIME( ; ;[.A1721]/1000)" office:value-type="time" office:time-value="PT07H38M23.432S" calcext:value-type="time">
            <text:p>07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777.64" calcext:value-type="float">
            <text:p>1777.64</text:p>
          </table:table-cell>
          <table:table-cell office:value-type="float" office:value="2079.31" calcext:value-type="float">
            <text:p>2079.31</text:p>
          </table:table-cell>
        </table:table-row>
        <table:table-row table:style-name="ro1">
          <table:table-cell office:value-type="float" office:value="27519432" calcext:value-type="float">
            <text:p>27519432</text:p>
          </table:table-cell>
          <table:table-cell table:formula="of:=TIME( ; ;[.A1722]/1000)" office:value-type="time" office:time-value="PT07H38M39.432S" calcext:value-type="time">
            <text:p>07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78.62" calcext:value-type="float">
            <text:p>1778.62</text:p>
          </table:table-cell>
          <table:table-cell office:value-type="float" office:value="2080.4" calcext:value-type="float">
            <text:p>2080.4</text:p>
          </table:table-cell>
        </table:table-row>
        <table:table-row table:style-name="ro1">
          <table:table-cell office:value-type="float" office:value="27535432" calcext:value-type="float">
            <text:p>27535432</text:p>
          </table:table-cell>
          <table:table-cell table:formula="of:=TIME( ; ;[.A1723]/1000)" office:value-type="time" office:time-value="PT07H38M55.432S" calcext:value-type="time">
            <text:p>07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779.6" calcext:value-type="float">
            <text:p>1779.6</text:p>
          </table:table-cell>
          <table:table-cell office:value-type="float" office:value="2081.49" calcext:value-type="float">
            <text:p>2081.49</text:p>
          </table:table-cell>
        </table:table-row>
        <table:table-row table:style-name="ro1">
          <table:table-cell office:value-type="float" office:value="27551432" calcext:value-type="float">
            <text:p>27551432</text:p>
          </table:table-cell>
          <table:table-cell table:formula="of:=TIME( ; ;[.A1724]/1000)" office:value-type="time" office:time-value="PT07H39M11.432S" calcext:value-type="time">
            <text:p>07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780.59" calcext:value-type="float">
            <text:p>1780.59</text:p>
          </table:table-cell>
          <table:table-cell office:value-type="float" office:value="2082.57" calcext:value-type="float">
            <text:p>2082.57</text:p>
          </table:table-cell>
        </table:table-row>
        <table:table-row table:style-name="ro1">
          <table:table-cell office:value-type="float" office:value="27567432" calcext:value-type="float">
            <text:p>27567432</text:p>
          </table:table-cell>
          <table:table-cell table:formula="of:=TIME( ; ;[.A1725]/1000)" office:value-type="time" office:time-value="PT07H39M27.432S" calcext:value-type="time">
            <text:p>07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81.57" calcext:value-type="float">
            <text:p>1781.57</text:p>
          </table:table-cell>
          <table:table-cell office:value-type="float" office:value="2083.66" calcext:value-type="float">
            <text:p>2083.66</text:p>
          </table:table-cell>
        </table:table-row>
        <table:table-row table:style-name="ro1">
          <table:table-cell office:value-type="float" office:value="27583432" calcext:value-type="float">
            <text:p>27583432</text:p>
          </table:table-cell>
          <table:table-cell table:formula="of:=TIME( ; ;[.A1726]/1000)" office:value-type="time" office:time-value="PT07H39M43.432S" calcext:value-type="time">
            <text:p>07:3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82.55" calcext:value-type="float">
            <text:p>1782.55</text:p>
          </table:table-cell>
          <table:table-cell office:value-type="float" office:value="2084.75" calcext:value-type="float">
            <text:p>2084.75</text:p>
          </table:table-cell>
        </table:table-row>
        <table:table-row table:style-name="ro1">
          <table:table-cell office:value-type="float" office:value="27599432" calcext:value-type="float">
            <text:p>27599432</text:p>
          </table:table-cell>
          <table:table-cell table:formula="of:=TIME( ; ;[.A1727]/1000)" office:value-type="time" office:time-value="PT07H39M59.432S" calcext:value-type="time">
            <text:p>07:3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83.53" calcext:value-type="float">
            <text:p>1783.53</text:p>
          </table:table-cell>
          <table:table-cell office:value-type="float" office:value="2085.84" calcext:value-type="float">
            <text:p>2085.84</text:p>
          </table:table-cell>
        </table:table-row>
        <table:table-row table:style-name="ro1">
          <table:table-cell office:value-type="float" office:value="27615432" calcext:value-type="float">
            <text:p>27615432</text:p>
          </table:table-cell>
          <table:table-cell table:formula="of:=TIME( ; ;[.A1728]/1000)" office:value-type="time" office:time-value="PT07H40M15.432S" calcext:value-type="time">
            <text:p>07:4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1" calcext:value-type="float">
            <text:p>245.11</text:p>
          </table:table-cell>
          <table:table-cell office:value-type="float" office:value="1784.52" calcext:value-type="float">
            <text:p>1784.52</text:p>
          </table:table-cell>
          <table:table-cell office:value-type="float" office:value="2086.92" calcext:value-type="float">
            <text:p>2086.92</text:p>
          </table:table-cell>
        </table:table-row>
        <table:table-row table:style-name="ro1">
          <table:table-cell office:value-type="float" office:value="27631432" calcext:value-type="float">
            <text:p>27631432</text:p>
          </table:table-cell>
          <table:table-cell table:formula="of:=TIME( ; ;[.A1729]/1000)" office:value-type="time" office:time-value="PT07H40M31.432S" calcext:value-type="time">
            <text:p>07:40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85.5" calcext:value-type="float">
            <text:p>1785.5</text:p>
          </table:table-cell>
          <table:table-cell office:value-type="float" office:value="2088.01" calcext:value-type="float">
            <text:p>2088.01</text:p>
          </table:table-cell>
        </table:table-row>
        <table:table-row table:style-name="ro1">
          <table:table-cell office:value-type="float" office:value="27647432" calcext:value-type="float">
            <text:p>27647432</text:p>
          </table:table-cell>
          <table:table-cell table:formula="of:=TIME( ; ;[.A1730]/1000)" office:value-type="time" office:time-value="PT07H40M47.432S" calcext:value-type="time">
            <text:p>07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786.48" calcext:value-type="float">
            <text:p>1786.48</text:p>
          </table:table-cell>
          <table:table-cell office:value-type="float" office:value="2089.1" calcext:value-type="float">
            <text:p>2089.1</text:p>
          </table:table-cell>
        </table:table-row>
        <table:table-row table:style-name="ro1">
          <table:table-cell office:value-type="float" office:value="27663432" calcext:value-type="float">
            <text:p>27663432</text:p>
          </table:table-cell>
          <table:table-cell table:formula="of:=TIME( ; ;[.A1731]/1000)" office:value-type="time" office:time-value="PT07H41M03.432S" calcext:value-type="time">
            <text:p>07:4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787.46" calcext:value-type="float">
            <text:p>1787.46</text:p>
          </table:table-cell>
          <table:table-cell office:value-type="float" office:value="2090.18" calcext:value-type="float">
            <text:p>2090.18</text:p>
          </table:table-cell>
        </table:table-row>
        <table:table-row table:style-name="ro1">
          <table:table-cell office:value-type="float" office:value="27679432" calcext:value-type="float">
            <text:p>27679432</text:p>
          </table:table-cell>
          <table:table-cell table:formula="of:=TIME( ; ;[.A1732]/1000)" office:value-type="time" office:time-value="PT07H41M19.432S" calcext:value-type="time">
            <text:p>07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3" calcext:value-type="float">
            <text:p>244.33</text:p>
          </table:table-cell>
          <table:table-cell office:value-type="float" office:value="1788.44" calcext:value-type="float">
            <text:p>1788.44</text:p>
          </table:table-cell>
          <table:table-cell office:value-type="float" office:value="2091.27" calcext:value-type="float">
            <text:p>2091.27</text:p>
          </table:table-cell>
        </table:table-row>
        <table:table-row table:style-name="ro1">
          <table:table-cell office:value-type="float" office:value="27695432" calcext:value-type="float">
            <text:p>27695432</text:p>
          </table:table-cell>
          <table:table-cell table:formula="of:=TIME( ; ;[.A1733]/1000)" office:value-type="time" office:time-value="PT07H41M35.432S" calcext:value-type="time">
            <text:p>07:4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789.42" calcext:value-type="float">
            <text:p>1789.42</text:p>
          </table:table-cell>
          <table:table-cell office:value-type="float" office:value="2092.36" calcext:value-type="float">
            <text:p>2092.36</text:p>
          </table:table-cell>
        </table:table-row>
        <table:table-row table:style-name="ro1">
          <table:table-cell office:value-type="float" office:value="27711432" calcext:value-type="float">
            <text:p>27711432</text:p>
          </table:table-cell>
          <table:table-cell table:formula="of:=TIME( ; ;[.A1734]/1000)" office:value-type="time" office:time-value="PT07H41M51.432S" calcext:value-type="time">
            <text:p>07:4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0.4" calcext:value-type="float">
            <text:p>1790.4</text:p>
          </table:table-cell>
          <table:table-cell office:value-type="float" office:value="2093.44" calcext:value-type="float">
            <text:p>2093.44</text:p>
          </table:table-cell>
        </table:table-row>
        <table:table-row table:style-name="ro1">
          <table:table-cell office:value-type="float" office:value="27727432" calcext:value-type="float">
            <text:p>27727432</text:p>
          </table:table-cell>
          <table:table-cell table:formula="of:=TIME( ; ;[.A1735]/1000)" office:value-type="time" office:time-value="PT07H42M07.432S" calcext:value-type="time">
            <text:p>07:4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791.38" calcext:value-type="float">
            <text:p>1791.38</text:p>
          </table:table-cell>
          <table:table-cell office:value-type="float" office:value="2094.53" calcext:value-type="float">
            <text:p>2094.53</text:p>
          </table:table-cell>
        </table:table-row>
        <table:table-row table:style-name="ro1">
          <table:table-cell office:value-type="float" office:value="27743432" calcext:value-type="float">
            <text:p>27743432</text:p>
          </table:table-cell>
          <table:table-cell table:formula="of:=TIME( ; ;[.A1736]/1000)" office:value-type="time" office:time-value="PT07H42M23.432S" calcext:value-type="time">
            <text:p>07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2.36" calcext:value-type="float">
            <text:p>1792.36</text:p>
          </table:table-cell>
          <table:table-cell office:value-type="float" office:value="2095.62" calcext:value-type="float">
            <text:p>2095.62</text:p>
          </table:table-cell>
        </table:table-row>
        <table:table-row table:style-name="ro1">
          <table:table-cell office:value-type="float" office:value="27759432" calcext:value-type="float">
            <text:p>27759432</text:p>
          </table:table-cell>
          <table:table-cell table:formula="of:=TIME( ; ;[.A1737]/1000)" office:value-type="time" office:time-value="PT07H42M39.432S" calcext:value-type="time">
            <text:p>07:4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793.35" calcext:value-type="float">
            <text:p>1793.35</text:p>
          </table:table-cell>
          <table:table-cell office:value-type="float" office:value="2096.7" calcext:value-type="float">
            <text:p>2096.7</text:p>
          </table:table-cell>
        </table:table-row>
        <table:table-row table:style-name="ro1">
          <table:table-cell office:value-type="float" office:value="27775432" calcext:value-type="float">
            <text:p>27775432</text:p>
          </table:table-cell>
          <table:table-cell table:formula="of:=TIME( ; ;[.A1738]/1000)" office:value-type="time" office:time-value="PT07H42M55.432S" calcext:value-type="time">
            <text:p>07:4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4.33" calcext:value-type="float">
            <text:p>1794.33</text:p>
          </table:table-cell>
          <table:table-cell office:value-type="float" office:value="2097.79" calcext:value-type="float">
            <text:p>2097.79</text:p>
          </table:table-cell>
        </table:table-row>
        <table:table-row table:style-name="ro1">
          <table:table-cell office:value-type="float" office:value="27791432" calcext:value-type="float">
            <text:p>27791432</text:p>
          </table:table-cell>
          <table:table-cell table:formula="of:=TIME( ; ;[.A1739]/1000)" office:value-type="time" office:time-value="PT07H43M11.432S" calcext:value-type="time">
            <text:p>07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5.31" calcext:value-type="float">
            <text:p>1795.31</text:p>
          </table:table-cell>
          <table:table-cell office:value-type="float" office:value="2098.87" calcext:value-type="float">
            <text:p>2098.87</text:p>
          </table:table-cell>
        </table:table-row>
        <table:table-row table:style-name="ro1">
          <table:table-cell office:value-type="float" office:value="27807432" calcext:value-type="float">
            <text:p>27807432</text:p>
          </table:table-cell>
          <table:table-cell table:formula="of:=TIME( ; ;[.A1740]/1000)" office:value-type="time" office:time-value="PT07H43M27.432S" calcext:value-type="time">
            <text:p>07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6.29" calcext:value-type="float">
            <text:p>1796.29</text:p>
          </table:table-cell>
          <table:table-cell office:value-type="float" office:value="2099.96" calcext:value-type="float">
            <text:p>2099.96</text:p>
          </table:table-cell>
        </table:table-row>
        <table:table-row table:style-name="ro1">
          <table:table-cell office:value-type="float" office:value="27823432" calcext:value-type="float">
            <text:p>27823432</text:p>
          </table:table-cell>
          <table:table-cell table:formula="of:=TIME( ; ;[.A1741]/1000)" office:value-type="time" office:time-value="PT07H43M43.432S" calcext:value-type="time">
            <text:p>07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797.27" calcext:value-type="float">
            <text:p>1797.27</text:p>
          </table:table-cell>
          <table:table-cell office:value-type="float" office:value="2101.04" calcext:value-type="float">
            <text:p>2101.04</text:p>
          </table:table-cell>
        </table:table-row>
        <table:table-row table:style-name="ro1">
          <table:table-cell office:value-type="float" office:value="27839432" calcext:value-type="float">
            <text:p>27839432</text:p>
          </table:table-cell>
          <table:table-cell table:formula="of:=TIME( ; ;[.A1742]/1000)" office:value-type="time" office:time-value="PT07H43M59.432S" calcext:value-type="time">
            <text:p>07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798.25" calcext:value-type="float">
            <text:p>1798.25</text:p>
          </table:table-cell>
          <table:table-cell office:value-type="float" office:value="2102.13" calcext:value-type="float">
            <text:p>2102.13</text:p>
          </table:table-cell>
        </table:table-row>
        <table:table-row table:style-name="ro1">
          <table:table-cell office:value-type="float" office:value="27855432" calcext:value-type="float">
            <text:p>27855432</text:p>
          </table:table-cell>
          <table:table-cell table:formula="of:=TIME( ; ;[.A1743]/1000)" office:value-type="time" office:time-value="PT07H44M15.432S" calcext:value-type="time">
            <text:p>07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1799.23" calcext:value-type="float">
            <text:p>1799.23</text:p>
          </table:table-cell>
          <table:table-cell office:value-type="float" office:value="2103.22" calcext:value-type="float">
            <text:p>2103.22</text:p>
          </table:table-cell>
        </table:table-row>
        <table:table-row table:style-name="ro1">
          <table:table-cell office:value-type="float" office:value="27871432" calcext:value-type="float">
            <text:p>27871432</text:p>
          </table:table-cell>
          <table:table-cell table:formula="of:=TIME( ; ;[.A1744]/1000)" office:value-type="time" office:time-value="PT07H44M31.432S" calcext:value-type="time">
            <text:p>07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9" calcext:value-type="float">
            <text:p>243.89</text:p>
          </table:table-cell>
          <table:table-cell office:value-type="float" office:value="1800.21" calcext:value-type="float">
            <text:p>1800.21</text:p>
          </table:table-cell>
          <table:table-cell office:value-type="float" office:value="2104.3" calcext:value-type="float">
            <text:p>2104.3</text:p>
          </table:table-cell>
        </table:table-row>
        <table:table-row table:style-name="ro1">
          <table:table-cell office:value-type="float" office:value="27887432" calcext:value-type="float">
            <text:p>27887432</text:p>
          </table:table-cell>
          <table:table-cell table:formula="of:=TIME( ; ;[.A1745]/1000)" office:value-type="time" office:time-value="PT07H44M47.432S" calcext:value-type="time">
            <text:p>07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801.19" calcext:value-type="float">
            <text:p>1801.19</text:p>
          </table:table-cell>
          <table:table-cell office:value-type="float" office:value="2105.39" calcext:value-type="float">
            <text:p>2105.39</text:p>
          </table:table-cell>
        </table:table-row>
        <table:table-row table:style-name="ro1">
          <table:table-cell office:value-type="float" office:value="27903432" calcext:value-type="float">
            <text:p>27903432</text:p>
          </table:table-cell>
          <table:table-cell table:formula="of:=TIME( ; ;[.A1746]/1000)" office:value-type="time" office:time-value="PT07H45M03.432S" calcext:value-type="time">
            <text:p>07:45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802.17" calcext:value-type="float">
            <text:p>1802.17</text:p>
          </table:table-cell>
          <table:table-cell office:value-type="float" office:value="2106.47" calcext:value-type="float">
            <text:p>2106.47</text:p>
          </table:table-cell>
        </table:table-row>
        <table:table-row table:style-name="ro1">
          <table:table-cell office:value-type="float" office:value="27919432" calcext:value-type="float">
            <text:p>27919432</text:p>
          </table:table-cell>
          <table:table-cell table:formula="of:=TIME( ; ;[.A1747]/1000)" office:value-type="time" office:time-value="PT07H45M19.432S" calcext:value-type="time">
            <text:p>07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803.15" calcext:value-type="float">
            <text:p>1803.15</text:p>
          </table:table-cell>
          <table:table-cell office:value-type="float" office:value="2107.56" calcext:value-type="float">
            <text:p>2107.56</text:p>
          </table:table-cell>
        </table:table-row>
        <table:table-row table:style-name="ro1">
          <table:table-cell office:value-type="float" office:value="27935432" calcext:value-type="float">
            <text:p>27935432</text:p>
          </table:table-cell>
          <table:table-cell table:formula="of:=TIME( ; ;[.A1748]/1000)" office:value-type="time" office:time-value="PT07H45M35.432S" calcext:value-type="time">
            <text:p>07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804.13" calcext:value-type="float">
            <text:p>1804.13</text:p>
          </table:table-cell>
          <table:table-cell office:value-type="float" office:value="2108.64" calcext:value-type="float">
            <text:p>2108.64</text:p>
          </table:table-cell>
        </table:table-row>
        <table:table-row table:style-name="ro1">
          <table:table-cell office:value-type="float" office:value="27951432" calcext:value-type="float">
            <text:p>27951432</text:p>
          </table:table-cell>
          <table:table-cell table:formula="of:=TIME( ; ;[.A1749]/1000)" office:value-type="time" office:time-value="PT07H45M51.432S" calcext:value-type="time">
            <text:p>07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805.11" calcext:value-type="float">
            <text:p>1805.11</text:p>
          </table:table-cell>
          <table:table-cell office:value-type="float" office:value="2109.72" calcext:value-type="float">
            <text:p>2109.72</text:p>
          </table:table-cell>
        </table:table-row>
        <table:table-row table:style-name="ro1">
          <table:table-cell office:value-type="float" office:value="27967432" calcext:value-type="float">
            <text:p>27967432</text:p>
          </table:table-cell>
          <table:table-cell table:formula="of:=TIME( ; ;[.A1750]/1000)" office:value-type="time" office:time-value="PT07H46M07.432S" calcext:value-type="time">
            <text:p>07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3.99" calcext:value-type="float">
            <text:p>243.99</text:p>
          </table:table-cell>
          <table:table-cell office:value-type="float" office:value="1806.09" calcext:value-type="float">
            <text:p>1806.09</text:p>
          </table:table-cell>
          <table:table-cell office:value-type="float" office:value="2110.81" calcext:value-type="float">
            <text:p>2110.81</text:p>
          </table:table-cell>
        </table:table-row>
        <table:table-row table:style-name="ro1">
          <table:table-cell office:value-type="float" office:value="27983432" calcext:value-type="float">
            <text:p>27983432</text:p>
          </table:table-cell>
          <table:table-cell table:formula="of:=TIME( ; ;[.A1751]/1000)" office:value-type="time" office:time-value="PT07H46M23.432S" calcext:value-type="time">
            <text:p>07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807.07" calcext:value-type="float">
            <text:p>1807.07</text:p>
          </table:table-cell>
          <table:table-cell office:value-type="float" office:value="2111.89" calcext:value-type="float">
            <text:p>2111.89</text:p>
          </table:table-cell>
        </table:table-row>
        <table:table-row table:style-name="ro1">
          <table:table-cell office:value-type="float" office:value="27999432" calcext:value-type="float">
            <text:p>27999432</text:p>
          </table:table-cell>
          <table:table-cell table:formula="of:=TIME( ; ;[.A1752]/1000)" office:value-type="time" office:time-value="PT07H46M39.432S" calcext:value-type="time">
            <text:p>07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08.05" calcext:value-type="float">
            <text:p>1808.05</text:p>
          </table:table-cell>
          <table:table-cell office:value-type="float" office:value="2112.97" calcext:value-type="float">
            <text:p>2112.97</text:p>
          </table:table-cell>
        </table:table-row>
        <table:table-row table:style-name="ro1">
          <table:table-cell office:value-type="float" office:value="28015432" calcext:value-type="float">
            <text:p>28015432</text:p>
          </table:table-cell>
          <table:table-cell table:formula="of:=TIME( ; ;[.A1753]/1000)" office:value-type="time" office:time-value="PT07H46M55.432S" calcext:value-type="time">
            <text:p>07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809.03" calcext:value-type="float">
            <text:p>1809.03</text:p>
          </table:table-cell>
          <table:table-cell office:value-type="float" office:value="2114.05" calcext:value-type="float">
            <text:p>2114.05</text:p>
          </table:table-cell>
        </table:table-row>
        <table:table-row table:style-name="ro1">
          <table:table-cell office:value-type="float" office:value="28031432" calcext:value-type="float">
            <text:p>28031432</text:p>
          </table:table-cell>
          <table:table-cell table:formula="of:=TIME( ; ;[.A1754]/1000)" office:value-type="time" office:time-value="PT07H47M11.432S" calcext:value-type="time">
            <text:p>07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0.01" calcext:value-type="float">
            <text:p>1810.01</text:p>
          </table:table-cell>
          <table:table-cell office:value-type="float" office:value="2115.14" calcext:value-type="float">
            <text:p>2115.14</text:p>
          </table:table-cell>
        </table:table-row>
        <table:table-row table:style-name="ro1">
          <table:table-cell office:value-type="float" office:value="28047432" calcext:value-type="float">
            <text:p>28047432</text:p>
          </table:table-cell>
          <table:table-cell table:formula="of:=TIME( ; ;[.A1755]/1000)" office:value-type="time" office:time-value="PT07H47M27.432S" calcext:value-type="time">
            <text:p>07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0.99" calcext:value-type="float">
            <text:p>1810.99</text:p>
          </table:table-cell>
          <table:table-cell office:value-type="float" office:value="2116.22" calcext:value-type="float">
            <text:p>2116.22</text:p>
          </table:table-cell>
        </table:table-row>
        <table:table-row table:style-name="ro1">
          <table:table-cell office:value-type="float" office:value="28063432" calcext:value-type="float">
            <text:p>28063432</text:p>
          </table:table-cell>
          <table:table-cell table:formula="of:=TIME( ; ;[.A1756]/1000)" office:value-type="time" office:time-value="PT07H47M43.432S" calcext:value-type="time">
            <text:p>07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1.97" calcext:value-type="float">
            <text:p>1811.97</text:p>
          </table:table-cell>
          <table:table-cell office:value-type="float" office:value="2117.3" calcext:value-type="float">
            <text:p>2117.3</text:p>
          </table:table-cell>
        </table:table-row>
        <table:table-row table:style-name="ro1">
          <table:table-cell office:value-type="float" office:value="28079432" calcext:value-type="float">
            <text:p>28079432</text:p>
          </table:table-cell>
          <table:table-cell table:formula="of:=TIME( ; ;[.A1757]/1000)" office:value-type="time" office:time-value="PT07H47M59.432S" calcext:value-type="time">
            <text:p>07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2.95" calcext:value-type="float">
            <text:p>1812.95</text:p>
          </table:table-cell>
          <table:table-cell office:value-type="float" office:value="2118.38" calcext:value-type="float">
            <text:p>2118.38</text:p>
          </table:table-cell>
        </table:table-row>
        <table:table-row table:style-name="ro1">
          <table:table-cell office:value-type="float" office:value="28095432" calcext:value-type="float">
            <text:p>28095432</text:p>
          </table:table-cell>
          <table:table-cell table:formula="of:=TIME( ; ;[.A1758]/1000)" office:value-type="time" office:time-value="PT07H48M15.432S" calcext:value-type="time">
            <text:p>07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3.93" calcext:value-type="float">
            <text:p>1813.93</text:p>
          </table:table-cell>
          <table:table-cell office:value-type="float" office:value="2119.46" calcext:value-type="float">
            <text:p>2119.46</text:p>
          </table:table-cell>
        </table:table-row>
        <table:table-row table:style-name="ro1">
          <table:table-cell office:value-type="float" office:value="28111432" calcext:value-type="float">
            <text:p>28111432</text:p>
          </table:table-cell>
          <table:table-cell table:formula="of:=TIME( ; ;[.A1759]/1000)" office:value-type="time" office:time-value="PT07H48M31.432S" calcext:value-type="time">
            <text:p>07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1814.91" calcext:value-type="float">
            <text:p>1814.91</text:p>
          </table:table-cell>
          <table:table-cell office:value-type="float" office:value="2120.55" calcext:value-type="float">
            <text:p>2120.55</text:p>
          </table:table-cell>
        </table:table-row>
        <table:table-row table:style-name="ro1">
          <table:table-cell office:value-type="float" office:value="28127432" calcext:value-type="float">
            <text:p>28127432</text:p>
          </table:table-cell>
          <table:table-cell table:formula="of:=TIME( ; ;[.A1760]/1000)" office:value-type="time" office:time-value="PT07H48M47.432S" calcext:value-type="time">
            <text:p>07:4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815.89" calcext:value-type="float">
            <text:p>1815.89</text:p>
          </table:table-cell>
          <table:table-cell office:value-type="float" office:value="2121.63" calcext:value-type="float">
            <text:p>2121.63</text:p>
          </table:table-cell>
        </table:table-row>
        <table:table-row table:style-name="ro1">
          <table:table-cell office:value-type="float" office:value="28143432" calcext:value-type="float">
            <text:p>28143432</text:p>
          </table:table-cell>
          <table:table-cell table:formula="of:=TIME( ; ;[.A1761]/1000)" office:value-type="time" office:time-value="PT07H49M03.432S" calcext:value-type="time">
            <text:p>07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816.87" calcext:value-type="float">
            <text:p>1816.87</text:p>
          </table:table-cell>
          <table:table-cell office:value-type="float" office:value="2122.71" calcext:value-type="float">
            <text:p>2122.71</text:p>
          </table:table-cell>
        </table:table-row>
        <table:table-row table:style-name="ro1">
          <table:table-cell office:value-type="float" office:value="28159432" calcext:value-type="float">
            <text:p>28159432</text:p>
          </table:table-cell>
          <table:table-cell table:formula="of:=TIME( ; ;[.A1762]/1000)" office:value-type="time" office:time-value="PT07H49M19.432S" calcext:value-type="time">
            <text:p>07:49:19</text:p>
          </table:table-cell>
          <table:table-cell office:value-type="float" office:value="1.1" calcext:value-type="float">
            <text:p>1.1</text:p>
          </table:table-cell>
          <table:table-cell office:value-type="float" office:value="220.3" calcext:value-type="float">
            <text:p>220.3</text:p>
          </table:table-cell>
          <table:table-cell office:value-type="float" office:value="242.78" calcext:value-type="float">
            <text:p>242.78</text:p>
          </table:table-cell>
          <table:table-cell office:value-type="float" office:value="1817.85" calcext:value-type="float">
            <text:p>1817.85</text:p>
          </table:table-cell>
          <table:table-cell office:value-type="float" office:value="2123.79" calcext:value-type="float">
            <text:p>2123.79</text:p>
          </table:table-cell>
        </table:table-row>
        <table:table-row table:style-name="ro1">
          <table:table-cell office:value-type="float" office:value="28175432" calcext:value-type="float">
            <text:p>28175432</text:p>
          </table:table-cell>
          <table:table-cell table:formula="of:=TIME( ; ;[.A1763]/1000)" office:value-type="time" office:time-value="PT07H49M35.432S" calcext:value-type="time">
            <text:p>07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818.83" calcext:value-type="float">
            <text:p>1818.83</text:p>
          </table:table-cell>
          <table:table-cell office:value-type="float" office:value="2124.87" calcext:value-type="float">
            <text:p>2124.87</text:p>
          </table:table-cell>
        </table:table-row>
        <table:table-row table:style-name="ro1">
          <table:table-cell office:value-type="float" office:value="28191432" calcext:value-type="float">
            <text:p>28191432</text:p>
          </table:table-cell>
          <table:table-cell table:formula="of:=TIME( ; ;[.A1764]/1000)" office:value-type="time" office:time-value="PT07H49M51.432S" calcext:value-type="time">
            <text:p>07:49:51</text:p>
          </table:table-cell>
          <table:table-cell office:value-type="float" office:value="1.1" calcext:value-type="float">
            <text:p>1.1</text:p>
          </table:table-cell>
          <table:table-cell office:value-type="float" office:value="220.3" calcext:value-type="float">
            <text:p>220.3</text:p>
          </table:table-cell>
          <table:table-cell office:value-type="float" office:value="242.78" calcext:value-type="float">
            <text:p>242.78</text:p>
          </table:table-cell>
          <table:table-cell office:value-type="float" office:value="1819.81" calcext:value-type="float">
            <text:p>1819.81</text:p>
          </table:table-cell>
          <table:table-cell office:value-type="float" office:value="2125.95" calcext:value-type="float">
            <text:p>2125.95</text:p>
          </table:table-cell>
        </table:table-row>
        <table:table-row table:style-name="ro1">
          <table:table-cell office:value-type="float" office:value="28207432" calcext:value-type="float">
            <text:p>28207432</text:p>
          </table:table-cell>
          <table:table-cell table:formula="of:=TIME( ; ;[.A1765]/1000)" office:value-type="time" office:time-value="PT07H50M07.432S" calcext:value-type="time">
            <text:p>07:5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5" calcext:value-type="float">
            <text:p>243.55</text:p>
          </table:table-cell>
          <table:table-cell office:value-type="float" office:value="1820.78" calcext:value-type="float">
            <text:p>1820.78</text:p>
          </table:table-cell>
          <table:table-cell office:value-type="float" office:value="2127.04" calcext:value-type="float">
            <text:p>2127.04</text:p>
          </table:table-cell>
        </table:table-row>
        <table:table-row table:style-name="ro1">
          <table:table-cell office:value-type="float" office:value="28223432" calcext:value-type="float">
            <text:p>28223432</text:p>
          </table:table-cell>
          <table:table-cell table:formula="of:=TIME( ; ;[.A1766]/1000)" office:value-type="time" office:time-value="PT07H50M23.432S" calcext:value-type="time">
            <text:p>07:50:23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821.76" calcext:value-type="float">
            <text:p>1821.76</text:p>
          </table:table-cell>
          <table:table-cell office:value-type="float" office:value="2128.12" calcext:value-type="float">
            <text:p>2128.12</text:p>
          </table:table-cell>
        </table:table-row>
        <table:table-row table:style-name="ro1">
          <table:table-cell office:value-type="float" office:value="28239432" calcext:value-type="float">
            <text:p>28239432</text:p>
          </table:table-cell>
          <table:table-cell table:formula="of:=TIME( ; ;[.A1767]/1000)" office:value-type="time" office:time-value="PT07H50M39.432S" calcext:value-type="time">
            <text:p>07:50:39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822.74" calcext:value-type="float">
            <text:p>1822.74</text:p>
          </table:table-cell>
          <table:table-cell office:value-type="float" office:value="2129.2" calcext:value-type="float">
            <text:p>2129.2</text:p>
          </table:table-cell>
        </table:table-row>
        <table:table-row table:style-name="ro1">
          <table:table-cell office:value-type="float" office:value="28255432" calcext:value-type="float">
            <text:p>28255432</text:p>
          </table:table-cell>
          <table:table-cell table:formula="of:=TIME( ; ;[.A1768]/1000)" office:value-type="time" office:time-value="PT07H50M55.432S" calcext:value-type="time">
            <text:p>07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4" calcext:value-type="float">
            <text:p>243.44</text:p>
          </table:table-cell>
          <table:table-cell office:value-type="float" office:value="1823.72" calcext:value-type="float">
            <text:p>1823.72</text:p>
          </table:table-cell>
          <table:table-cell office:value-type="float" office:value="2130.28" calcext:value-type="float">
            <text:p>2130.28</text:p>
          </table:table-cell>
        </table:table-row>
        <table:table-row table:style-name="ro1">
          <table:table-cell office:value-type="float" office:value="28271432" calcext:value-type="float">
            <text:p>28271432</text:p>
          </table:table-cell>
          <table:table-cell table:formula="of:=TIME( ; ;[.A1769]/1000)" office:value-type="time" office:time-value="PT07H51M11.432S" calcext:value-type="time">
            <text:p>07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4" calcext:value-type="float">
            <text:p>243.44</text:p>
          </table:table-cell>
          <table:table-cell office:value-type="float" office:value="1824.7" calcext:value-type="float">
            <text:p>1824.7</text:p>
          </table:table-cell>
          <table:table-cell office:value-type="float" office:value="2131.36" calcext:value-type="float">
            <text:p>2131.36</text:p>
          </table:table-cell>
        </table:table-row>
        <table:table-row table:style-name="ro1">
          <table:table-cell office:value-type="float" office:value="28287432" calcext:value-type="float">
            <text:p>28287432</text:p>
          </table:table-cell>
          <table:table-cell table:formula="of:=TIME( ; ;[.A1770]/1000)" office:value-type="time" office:time-value="PT07H51M27.432S" calcext:value-type="time">
            <text:p>07:51:27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825.68" calcext:value-type="float">
            <text:p>1825.68</text:p>
          </table:table-cell>
          <table:table-cell office:value-type="float" office:value="2132.44" calcext:value-type="float">
            <text:p>2132.44</text:p>
          </table:table-cell>
        </table:table-row>
        <table:table-row table:style-name="ro1">
          <table:table-cell office:value-type="float" office:value="28303432" calcext:value-type="float">
            <text:p>28303432</text:p>
          </table:table-cell>
          <table:table-cell table:formula="of:=TIME( ; ;[.A1771]/1000)" office:value-type="time" office:time-value="PT07H51M43.432S" calcext:value-type="time">
            <text:p>07:51:43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826.66" calcext:value-type="float">
            <text:p>1826.66</text:p>
          </table:table-cell>
          <table:table-cell office:value-type="float" office:value="2133.52" calcext:value-type="float">
            <text:p>2133.52</text:p>
          </table:table-cell>
        </table:table-row>
        <table:table-row table:style-name="ro1">
          <table:table-cell office:value-type="float" office:value="28319432" calcext:value-type="float">
            <text:p>28319432</text:p>
          </table:table-cell>
          <table:table-cell table:formula="of:=TIME( ; ;[.A1772]/1000)" office:value-type="time" office:time-value="PT07H51M59.432S" calcext:value-type="time">
            <text:p>07:5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1827.63" calcext:value-type="float">
            <text:p>1827.63</text:p>
          </table:table-cell>
          <table:table-cell office:value-type="float" office:value="2134.6" calcext:value-type="float">
            <text:p>2134.6</text:p>
          </table:table-cell>
        </table:table-row>
        <table:table-row table:style-name="ro1">
          <table:table-cell office:value-type="float" office:value="28335432" calcext:value-type="float">
            <text:p>28335432</text:p>
          </table:table-cell>
          <table:table-cell table:formula="of:=TIME( ; ;[.A1773]/1000)" office:value-type="time" office:time-value="PT07H52M15.432S" calcext:value-type="time">
            <text:p>07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1828.61" calcext:value-type="float">
            <text:p>1828.61</text:p>
          </table:table-cell>
          <table:table-cell office:value-type="float" office:value="2135.68" calcext:value-type="float">
            <text:p>2135.68</text:p>
          </table:table-cell>
        </table:table-row>
        <table:table-row table:style-name="ro1">
          <table:table-cell office:value-type="float" office:value="28351432" calcext:value-type="float">
            <text:p>28351432</text:p>
          </table:table-cell>
          <table:table-cell table:formula="of:=TIME( ; ;[.A1774]/1000)" office:value-type="time" office:time-value="PT07H52M31.432S" calcext:value-type="time">
            <text:p>07:52:31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829.59" calcext:value-type="float">
            <text:p>1829.59</text:p>
          </table:table-cell>
          <table:table-cell office:value-type="float" office:value="2136.76" calcext:value-type="float">
            <text:p>2136.76</text:p>
          </table:table-cell>
        </table:table-row>
        <table:table-row table:style-name="ro1">
          <table:table-cell office:value-type="float" office:value="28367432" calcext:value-type="float">
            <text:p>28367432</text:p>
          </table:table-cell>
          <table:table-cell table:formula="of:=TIME( ; ;[.A1775]/1000)" office:value-type="time" office:time-value="PT07H52M47.432S" calcext:value-type="time">
            <text:p>07:52:47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830.57" calcext:value-type="float">
            <text:p>1830.57</text:p>
          </table:table-cell>
          <table:table-cell office:value-type="float" office:value="2137.83" calcext:value-type="float">
            <text:p>2137.83</text:p>
          </table:table-cell>
        </table:table-row>
        <table:table-row table:style-name="ro1">
          <table:table-cell office:value-type="float" office:value="28383432" calcext:value-type="float">
            <text:p>28383432</text:p>
          </table:table-cell>
          <table:table-cell table:formula="of:=TIME( ; ;[.A1776]/1000)" office:value-type="time" office:time-value="PT07H53M03.432S" calcext:value-type="time">
            <text:p>07:53:03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831.55" calcext:value-type="float">
            <text:p>1831.55</text:p>
          </table:table-cell>
          <table:table-cell office:value-type="float" office:value="2138.91" calcext:value-type="float">
            <text:p>2138.91</text:p>
          </table:table-cell>
        </table:table-row>
        <table:table-row table:style-name="ro1">
          <table:table-cell office:value-type="float" office:value="28399432" calcext:value-type="float">
            <text:p>28399432</text:p>
          </table:table-cell>
          <table:table-cell table:formula="of:=TIME( ; ;[.A1777]/1000)" office:value-type="time" office:time-value="PT07H53M19.432S" calcext:value-type="time">
            <text:p>07:5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1832.53" calcext:value-type="float">
            <text:p>1832.53</text:p>
          </table:table-cell>
          <table:table-cell office:value-type="float" office:value="2139.99" calcext:value-type="float">
            <text:p>2139.99</text:p>
          </table:table-cell>
        </table:table-row>
        <table:table-row table:style-name="ro1">
          <table:table-cell office:value-type="float" office:value="28415432" calcext:value-type="float">
            <text:p>28415432</text:p>
          </table:table-cell>
          <table:table-cell table:formula="of:=TIME( ; ;[.A1778]/1000)" office:value-type="time" office:time-value="PT07H53M35.432S" calcext:value-type="time">
            <text:p>07:53:35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833.5" calcext:value-type="float">
            <text:p>1833.5</text:p>
          </table:table-cell>
          <table:table-cell office:value-type="float" office:value="2141.07" calcext:value-type="float">
            <text:p>2141.07</text:p>
          </table:table-cell>
        </table:table-row>
        <table:table-row table:style-name="ro1">
          <table:table-cell office:value-type="float" office:value="28431432" calcext:value-type="float">
            <text:p>28431432</text:p>
          </table:table-cell>
          <table:table-cell table:formula="of:=TIME( ; ;[.A1779]/1000)" office:value-type="time" office:time-value="PT07H53M51.432S" calcext:value-type="time">
            <text:p>07:53:51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834.48" calcext:value-type="float">
            <text:p>1834.48</text:p>
          </table:table-cell>
          <table:table-cell office:value-type="float" office:value="2142.15" calcext:value-type="float">
            <text:p>2142.15</text:p>
          </table:table-cell>
        </table:table-row>
        <table:table-row table:style-name="ro1">
          <table:table-cell office:value-type="float" office:value="28447432" calcext:value-type="float">
            <text:p>28447432</text:p>
          </table:table-cell>
          <table:table-cell table:formula="of:=TIME( ; ;[.A1780]/1000)" office:value-type="time" office:time-value="PT07H54M07.432S" calcext:value-type="time">
            <text:p>07:54:07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835.46" calcext:value-type="float">
            <text:p>1835.46</text:p>
          </table:table-cell>
          <table:table-cell office:value-type="float" office:value="2143.23" calcext:value-type="float">
            <text:p>2143.23</text:p>
          </table:table-cell>
        </table:table-row>
        <table:table-row table:style-name="ro1">
          <table:table-cell office:value-type="float" office:value="28463432" calcext:value-type="float">
            <text:p>28463432</text:p>
          </table:table-cell>
          <table:table-cell table:formula="of:=TIME( ; ;[.A1781]/1000)" office:value-type="time" office:time-value="PT07H54M23.432S" calcext:value-type="time">
            <text:p>07:54:23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36.44" calcext:value-type="float">
            <text:p>1836.44</text:p>
          </table:table-cell>
          <table:table-cell office:value-type="float" office:value="2144.31" calcext:value-type="float">
            <text:p>2144.31</text:p>
          </table:table-cell>
        </table:table-row>
        <table:table-row table:style-name="ro1">
          <table:table-cell office:value-type="float" office:value="28479432" calcext:value-type="float">
            <text:p>28479432</text:p>
          </table:table-cell>
          <table:table-cell table:formula="of:=TIME( ; ;[.A1782]/1000)" office:value-type="time" office:time-value="PT07H54M39.432S" calcext:value-type="time">
            <text:p>07:54:39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37.42" calcext:value-type="float">
            <text:p>1837.42</text:p>
          </table:table-cell>
          <table:table-cell office:value-type="float" office:value="2145.38" calcext:value-type="float">
            <text:p>2145.38</text:p>
          </table:table-cell>
        </table:table-row>
        <table:table-row table:style-name="ro1">
          <table:table-cell office:value-type="float" office:value="28495432" calcext:value-type="float">
            <text:p>28495432</text:p>
          </table:table-cell>
          <table:table-cell table:formula="of:=TIME( ; ;[.A1783]/1000)" office:value-type="time" office:time-value="PT07H54M55.432S" calcext:value-type="time">
            <text:p>07:54:55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38.39" calcext:value-type="float">
            <text:p>1838.39</text:p>
          </table:table-cell>
          <table:table-cell office:value-type="float" office:value="2146.46" calcext:value-type="float">
            <text:p>2146.46</text:p>
          </table:table-cell>
        </table:table-row>
        <table:table-row table:style-name="ro1">
          <table:table-cell office:value-type="float" office:value="28511432" calcext:value-type="float">
            <text:p>28511432</text:p>
          </table:table-cell>
          <table:table-cell table:formula="of:=TIME( ; ;[.A1784]/1000)" office:value-type="time" office:time-value="PT07H55M11.432S" calcext:value-type="time">
            <text:p>07:55:11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39.37" calcext:value-type="float">
            <text:p>1839.37</text:p>
          </table:table-cell>
          <table:table-cell office:value-type="float" office:value="2147.54" calcext:value-type="float">
            <text:p>2147.54</text:p>
          </table:table-cell>
        </table:table-row>
        <table:table-row table:style-name="ro1">
          <table:table-cell office:value-type="float" office:value="28527432" calcext:value-type="float">
            <text:p>28527432</text:p>
          </table:table-cell>
          <table:table-cell table:formula="of:=TIME( ; ;[.A1785]/1000)" office:value-type="time" office:time-value="PT07H55M27.432S" calcext:value-type="time">
            <text:p>07:55:27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40.35" calcext:value-type="float">
            <text:p>1840.35</text:p>
          </table:table-cell>
          <table:table-cell office:value-type="float" office:value="2148.62" calcext:value-type="float">
            <text:p>2148.62</text:p>
          </table:table-cell>
        </table:table-row>
        <table:table-row table:style-name="ro1">
          <table:table-cell office:value-type="float" office:value="28543432" calcext:value-type="float">
            <text:p>28543432</text:p>
          </table:table-cell>
          <table:table-cell table:formula="of:=TIME( ; ;[.A1786]/1000)" office:value-type="time" office:time-value="PT07H55M43.432S" calcext:value-type="time">
            <text:p>07:55:43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841.32" calcext:value-type="float">
            <text:p>1841.32</text:p>
          </table:table-cell>
          <table:table-cell office:value-type="float" office:value="2149.7" calcext:value-type="float">
            <text:p>2149.7</text:p>
          </table:table-cell>
        </table:table-row>
        <table:table-row table:style-name="ro1">
          <table:table-cell office:value-type="float" office:value="28559432" calcext:value-type="float">
            <text:p>28559432</text:p>
          </table:table-cell>
          <table:table-cell table:formula="of:=TIME( ; ;[.A1787]/1000)" office:value-type="time" office:time-value="PT07H55M59.432S" calcext:value-type="time">
            <text:p>07:55:59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842.3" calcext:value-type="float">
            <text:p>1842.3</text:p>
          </table:table-cell>
          <table:table-cell office:value-type="float" office:value="2150.77" calcext:value-type="float">
            <text:p>2150.77</text:p>
          </table:table-cell>
        </table:table-row>
        <table:table-row table:style-name="ro1">
          <table:table-cell office:value-type="float" office:value="28575432" calcext:value-type="float">
            <text:p>28575432</text:p>
          </table:table-cell>
          <table:table-cell table:formula="of:=TIME( ; ;[.A1788]/1000)" office:value-type="time" office:time-value="PT07H56M15.432S" calcext:value-type="time">
            <text:p>07:56:15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843.28" calcext:value-type="float">
            <text:p>1843.28</text:p>
          </table:table-cell>
          <table:table-cell office:value-type="float" office:value="2151.85" calcext:value-type="float">
            <text:p>2151.85</text:p>
          </table:table-cell>
        </table:table-row>
        <table:table-row table:style-name="ro1">
          <table:table-cell office:value-type="float" office:value="28591432" calcext:value-type="float">
            <text:p>28591432</text:p>
          </table:table-cell>
          <table:table-cell table:formula="of:=TIME( ; ;[.A1789]/1000)" office:value-type="time" office:time-value="PT07H56M31.432S" calcext:value-type="time">
            <text:p>07:56:31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844.25" calcext:value-type="float">
            <text:p>1844.25</text:p>
          </table:table-cell>
          <table:table-cell office:value-type="float" office:value="2152.93" calcext:value-type="float">
            <text:p>2152.93</text:p>
          </table:table-cell>
        </table:table-row>
        <table:table-row table:style-name="ro1">
          <table:table-cell office:value-type="float" office:value="28607432" calcext:value-type="float">
            <text:p>28607432</text:p>
          </table:table-cell>
          <table:table-cell table:formula="of:=TIME( ; ;[.A1790]/1000)" office:value-type="time" office:time-value="PT07H56M47.432S" calcext:value-type="time">
            <text:p>07:56:47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845.23" calcext:value-type="float">
            <text:p>1845.23</text:p>
          </table:table-cell>
          <table:table-cell office:value-type="float" office:value="2154.01" calcext:value-type="float">
            <text:p>2154.01</text:p>
          </table:table-cell>
        </table:table-row>
        <table:table-row table:style-name="ro1">
          <table:table-cell office:value-type="float" office:value="28623432" calcext:value-type="float">
            <text:p>28623432</text:p>
          </table:table-cell>
          <table:table-cell table:formula="of:=TIME( ; ;[.A1791]/1000)" office:value-type="time" office:time-value="PT07H57M03.432S" calcext:value-type="time">
            <text:p>07:57:03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846.21" calcext:value-type="float">
            <text:p>1846.21</text:p>
          </table:table-cell>
          <table:table-cell office:value-type="float" office:value="2155.08" calcext:value-type="float">
            <text:p>2155.08</text:p>
          </table:table-cell>
        </table:table-row>
        <table:table-row table:style-name="ro1">
          <table:table-cell office:value-type="float" office:value="28639432" calcext:value-type="float">
            <text:p>28639432</text:p>
          </table:table-cell>
          <table:table-cell table:formula="of:=TIME( ; ;[.A1792]/1000)" office:value-type="time" office:time-value="PT07H57M19.432S" calcext:value-type="time">
            <text:p>07:57:19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1" calcext:value-type="float">
            <text:p>242.21</text:p>
          </table:table-cell>
          <table:table-cell office:value-type="float" office:value="1847.18" calcext:value-type="float">
            <text:p>1847.18</text:p>
          </table:table-cell>
          <table:table-cell office:value-type="float" office:value="2156.16" calcext:value-type="float">
            <text:p>2156.16</text:p>
          </table:table-cell>
        </table:table-row>
        <table:table-row table:style-name="ro1">
          <table:table-cell office:value-type="float" office:value="28655432" calcext:value-type="float">
            <text:p>28655432</text:p>
          </table:table-cell>
          <table:table-cell table:formula="of:=TIME( ; ;[.A1793]/1000)" office:value-type="time" office:time-value="PT07H57M35.432S" calcext:value-type="time">
            <text:p>07:57:35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1" calcext:value-type="float">
            <text:p>242.21</text:p>
          </table:table-cell>
          <table:table-cell office:value-type="float" office:value="1848.16" calcext:value-type="float">
            <text:p>1848.16</text:p>
          </table:table-cell>
          <table:table-cell office:value-type="float" office:value="2157.24" calcext:value-type="float">
            <text:p>2157.24</text:p>
          </table:table-cell>
        </table:table-row>
        <table:table-row table:style-name="ro1">
          <table:table-cell office:value-type="float" office:value="28671432" calcext:value-type="float">
            <text:p>28671432</text:p>
          </table:table-cell>
          <table:table-cell table:formula="of:=TIME( ; ;[.A1794]/1000)" office:value-type="time" office:time-value="PT07H57M51.432S" calcext:value-type="time">
            <text:p>07:57:51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849.14" calcext:value-type="float">
            <text:p>1849.14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>
          <table:table-cell office:value-type="float" office:value="28687432" calcext:value-type="float">
            <text:p>28687432</text:p>
          </table:table-cell>
          <table:table-cell table:formula="of:=TIME( ; ;[.A1795]/1000)" office:value-type="time" office:time-value="PT07H58M07.432S" calcext:value-type="time">
            <text:p>07:58:07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850.11" calcext:value-type="float">
            <text:p>1850.11</text:p>
          </table:table-cell>
          <table:table-cell office:value-type="float" office:value="2159.39" calcext:value-type="float">
            <text:p>2159.39</text:p>
          </table:table-cell>
        </table:table-row>
        <table:table-row table:style-name="ro1">
          <table:table-cell office:value-type="float" office:value="28703432" calcext:value-type="float">
            <text:p>28703432</text:p>
          </table:table-cell>
          <table:table-cell table:formula="of:=TIME( ; ;[.A1796]/1000)" office:value-type="time" office:time-value="PT07H58M23.432S" calcext:value-type="time">
            <text:p>07:58:23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851.09" calcext:value-type="float">
            <text:p>1851.09</text:p>
          </table:table-cell>
          <table:table-cell office:value-type="float" office:value="2160.46" calcext:value-type="float">
            <text:p>2160.46</text:p>
          </table:table-cell>
        </table:table-row>
        <table:table-row table:style-name="ro1">
          <table:table-cell office:value-type="float" office:value="28719432" calcext:value-type="float">
            <text:p>28719432</text:p>
          </table:table-cell>
          <table:table-cell table:formula="of:=TIME( ; ;[.A1797]/1000)" office:value-type="time" office:time-value="PT07H58M39.432S" calcext:value-type="time">
            <text:p>07:58:39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852.07" calcext:value-type="float">
            <text:p>1852.07</text:p>
          </table:table-cell>
          <table:table-cell office:value-type="float" office:value="2161.54" calcext:value-type="float">
            <text:p>2161.54</text:p>
          </table:table-cell>
        </table:table-row>
        <table:table-row table:style-name="ro1">
          <table:table-cell office:value-type="float" office:value="28735432" calcext:value-type="float">
            <text:p>28735432</text:p>
          </table:table-cell>
          <table:table-cell table:formula="of:=TIME( ; ;[.A1798]/1000)" office:value-type="time" office:time-value="PT07H58M55.432S" calcext:value-type="time">
            <text:p>07:58:55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853.04" calcext:value-type="float">
            <text:p>1853.04</text:p>
          </table:table-cell>
          <table:table-cell office:value-type="float" office:value="2162.61" calcext:value-type="float">
            <text:p>2162.61</text:p>
          </table:table-cell>
        </table:table-row>
        <table:table-row table:style-name="ro1">
          <table:table-cell office:value-type="float" office:value="28751432" calcext:value-type="float">
            <text:p>28751432</text:p>
          </table:table-cell>
          <table:table-cell table:formula="of:=TIME( ; ;[.A1799]/1000)" office:value-type="time" office:time-value="PT07H59M11.432S" calcext:value-type="time">
            <text:p>07:59:11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854.02" calcext:value-type="float">
            <text:p>1854.02</text:p>
          </table:table-cell>
          <table:table-cell office:value-type="float" office:value="2163.69" calcext:value-type="float">
            <text:p>2163.69</text:p>
          </table:table-cell>
        </table:table-row>
        <table:table-row table:style-name="ro1">
          <table:table-cell office:value-type="float" office:value="28767432" calcext:value-type="float">
            <text:p>28767432</text:p>
          </table:table-cell>
          <table:table-cell table:formula="of:=TIME( ; ;[.A1800]/1000)" office:value-type="time" office:time-value="PT07H59M27.432S" calcext:value-type="time">
            <text:p>07:59:27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854.99" calcext:value-type="float">
            <text:p>1854.99</text:p>
          </table:table-cell>
          <table:table-cell office:value-type="float" office:value="2164.76" calcext:value-type="float">
            <text:p>2164.76</text:p>
          </table:table-cell>
        </table:table-row>
        <table:table-row table:style-name="ro1">
          <table:table-cell office:value-type="float" office:value="28783432" calcext:value-type="float">
            <text:p>28783432</text:p>
          </table:table-cell>
          <table:table-cell table:formula="of:=TIME( ; ;[.A1801]/1000)" office:value-type="time" office:time-value="PT07H59M43.432S" calcext:value-type="time">
            <text:p>07:59:43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855.97" calcext:value-type="float">
            <text:p>1855.97</text:p>
          </table:table-cell>
          <table:table-cell office:value-type="float" office:value="2165.84" calcext:value-type="float">
            <text:p>2165.84</text:p>
          </table:table-cell>
        </table:table-row>
        <table:table-row table:style-name="ro1">
          <table:table-cell office:value-type="float" office:value="28799432" calcext:value-type="float">
            <text:p>28799432</text:p>
          </table:table-cell>
          <table:table-cell table:formula="of:=TIME( ; ;[.A1802]/1000)" office:value-type="time" office:time-value="PT07H59M59.432S" calcext:value-type="time">
            <text:p>07:59:59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856.95" calcext:value-type="float">
            <text:p>1856.95</text:p>
          </table:table-cell>
          <table:table-cell office:value-type="float" office:value="2166.91" calcext:value-type="float">
            <text:p>2166.91</text:p>
          </table:table-cell>
        </table:table-row>
        <table:table-row table:style-name="ro1">
          <table:table-cell office:value-type="float" office:value="28815432" calcext:value-type="float">
            <text:p>28815432</text:p>
          </table:table-cell>
          <table:table-cell table:formula="of:=TIME( ; ;[.A1803]/1000)" office:value-type="time" office:time-value="PT08H00M15.432S" calcext:value-type="time">
            <text:p>08:00:15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11" calcext:value-type="float">
            <text:p>241.11</text:p>
          </table:table-cell>
          <table:table-cell office:value-type="float" office:value="1857.92" calcext:value-type="float">
            <text:p>1857.92</text:p>
          </table:table-cell>
          <table:table-cell office:value-type="float" office:value="2167.98" calcext:value-type="float">
            <text:p>2167.98</text:p>
          </table:table-cell>
        </table:table-row>
        <table:table-row table:style-name="ro1">
          <table:table-cell office:value-type="float" office:value="28831432" calcext:value-type="float">
            <text:p>28831432</text:p>
          </table:table-cell>
          <table:table-cell table:formula="of:=TIME( ; ;[.A1804]/1000)" office:value-type="time" office:time-value="PT08H00M31.432S" calcext:value-type="time">
            <text:p>08:00:31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58.9" calcext:value-type="float">
            <text:p>1858.9</text:p>
          </table:table-cell>
          <table:table-cell office:value-type="float" office:value="2169.06" calcext:value-type="float">
            <text:p>2169.06</text:p>
          </table:table-cell>
        </table:table-row>
        <table:table-row table:style-name="ro1">
          <table:table-cell office:value-type="float" office:value="28847432" calcext:value-type="float">
            <text:p>28847432</text:p>
          </table:table-cell>
          <table:table-cell table:formula="of:=TIME( ; ;[.A1805]/1000)" office:value-type="time" office:time-value="PT08H00M47.432S" calcext:value-type="time">
            <text:p>08:00:47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59.87" calcext:value-type="float">
            <text:p>1859.87</text:p>
          </table:table-cell>
          <table:table-cell office:value-type="float" office:value="2170.13" calcext:value-type="float">
            <text:p>2170.13</text:p>
          </table:table-cell>
        </table:table-row>
        <table:table-row table:style-name="ro1">
          <table:table-cell office:value-type="float" office:value="28863432" calcext:value-type="float">
            <text:p>28863432</text:p>
          </table:table-cell>
          <table:table-cell table:formula="of:=TIME( ; ;[.A1806]/1000)" office:value-type="time" office:time-value="PT08H01M03.432S" calcext:value-type="time">
            <text:p>08:01:03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60.85" calcext:value-type="float">
            <text:p>1860.85</text:p>
          </table:table-cell>
          <table:table-cell office:value-type="float" office:value="2171.2" calcext:value-type="float">
            <text:p>2171.2</text:p>
          </table:table-cell>
        </table:table-row>
        <table:table-row table:style-name="ro1">
          <table:table-cell office:value-type="float" office:value="28879432" calcext:value-type="float">
            <text:p>28879432</text:p>
          </table:table-cell>
          <table:table-cell table:formula="of:=TIME( ; ;[.A1807]/1000)" office:value-type="time" office:time-value="PT08H01M19.432S" calcext:value-type="time">
            <text:p>08:01:19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61.82" calcext:value-type="float">
            <text:p>1861.82</text:p>
          </table:table-cell>
          <table:table-cell office:value-type="float" office:value="2172.28" calcext:value-type="float">
            <text:p>2172.28</text:p>
          </table:table-cell>
        </table:table-row>
        <table:table-row table:style-name="ro1">
          <table:table-cell office:value-type="float" office:value="28895432" calcext:value-type="float">
            <text:p>28895432</text:p>
          </table:table-cell>
          <table:table-cell table:formula="of:=TIME( ; ;[.A1808]/1000)" office:value-type="time" office:time-value="PT08H01M35.432S" calcext:value-type="time">
            <text:p>08:01:35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62.8" calcext:value-type="float">
            <text:p>1862.8</text:p>
          </table:table-cell>
          <table:table-cell office:value-type="float" office:value="2173.35" calcext:value-type="float">
            <text:p>2173.35</text:p>
          </table:table-cell>
        </table:table-row>
        <table:table-row table:style-name="ro1">
          <table:table-cell office:value-type="float" office:value="28911432" calcext:value-type="float">
            <text:p>28911432</text:p>
          </table:table-cell>
          <table:table-cell table:formula="of:=TIME( ; ;[.A1809]/1000)" office:value-type="time" office:time-value="PT08H01M51.432S" calcext:value-type="time">
            <text:p>08:01:51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863.77" calcext:value-type="float">
            <text:p>1863.77</text:p>
          </table:table-cell>
          <table:table-cell office:value-type="float" office:value="2174.42" calcext:value-type="float">
            <text:p>2174.42</text:p>
          </table:table-cell>
        </table:table-row>
        <table:table-row table:style-name="ro1">
          <table:table-cell office:value-type="float" office:value="28927432" calcext:value-type="float">
            <text:p>28927432</text:p>
          </table:table-cell>
          <table:table-cell table:formula="of:=TIME( ; ;[.A1810]/1000)" office:value-type="time" office:time-value="PT08H02M07.432S" calcext:value-type="time">
            <text:p>08:02:07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1864.75" calcext:value-type="float">
            <text:p>1864.75</text:p>
          </table:table-cell>
          <table:table-cell office:value-type="float" office:value="2175.5" calcext:value-type="float">
            <text:p>2175.5</text:p>
          </table:table-cell>
        </table:table-row>
        <table:table-row table:style-name="ro1">
          <table:table-cell office:value-type="float" office:value="28943432" calcext:value-type="float">
            <text:p>28943432</text:p>
          </table:table-cell>
          <table:table-cell table:formula="of:=TIME( ; ;[.A1811]/1000)" office:value-type="time" office:time-value="PT08H02M23.432S" calcext:value-type="time">
            <text:p>08:02:23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1865.72" calcext:value-type="float">
            <text:p>1865.72</text:p>
          </table:table-cell>
          <table:table-cell office:value-type="float" office:value="2176.57" calcext:value-type="float">
            <text:p>2176.57</text:p>
          </table:table-cell>
        </table:table-row>
        <table:table-row table:style-name="ro1">
          <table:table-cell office:value-type="float" office:value="28959432" calcext:value-type="float">
            <text:p>28959432</text:p>
          </table:table-cell>
          <table:table-cell table:formula="of:=TIME( ; ;[.A1812]/1000)" office:value-type="time" office:time-value="PT08H02M39.432S" calcext:value-type="time">
            <text:p>08:02:39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1866.7" calcext:value-type="float">
            <text:p>1866.7</text:p>
          </table:table-cell>
          <table:table-cell office:value-type="float" office:value="2177.64" calcext:value-type="float">
            <text:p>2177.64</text:p>
          </table:table-cell>
        </table:table-row>
        <table:table-row table:style-name="ro1">
          <table:table-cell office:value-type="float" office:value="28975431" calcext:value-type="float">
            <text:p>28975431</text:p>
          </table:table-cell>
          <table:table-cell table:formula="of:=TIME( ; ;[.A1813]/1000)" office:value-type="time" office:time-value="PT08H02M55.431S" calcext:value-type="time">
            <text:p>08:02:55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1867.67" calcext:value-type="float">
            <text:p>1867.67</text:p>
          </table:table-cell>
          <table:table-cell office:value-type="float" office:value="2178.71" calcext:value-type="float">
            <text:p>2178.71</text:p>
          </table:table-cell>
        </table:table-row>
        <table:table-row table:style-name="ro1">
          <table:table-cell office:value-type="float" office:value="28991432" calcext:value-type="float">
            <text:p>28991432</text:p>
          </table:table-cell>
          <table:table-cell table:formula="of:=TIME( ; ;[.A1814]/1000)" office:value-type="time" office:time-value="PT08H03M11.432S" calcext:value-type="time">
            <text:p>08:03:11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1868.65" calcext:value-type="float">
            <text:p>1868.65</text:p>
          </table:table-cell>
          <table:table-cell office:value-type="float" office:value="2179.79" calcext:value-type="float">
            <text:p>2179.79</text:p>
          </table:table-cell>
        </table:table-row>
        <table:table-row table:style-name="ro1">
          <table:table-cell office:value-type="float" office:value="29007432" calcext:value-type="float">
            <text:p>29007432</text:p>
          </table:table-cell>
          <table:table-cell table:formula="of:=TIME( ; ;[.A1815]/1000)" office:value-type="time" office:time-value="PT08H03M27.432S" calcext:value-type="time">
            <text:p>08:03:27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1869.62" calcext:value-type="float">
            <text:p>1869.62</text:p>
          </table:table-cell>
          <table:table-cell office:value-type="float" office:value="2180.86" calcext:value-type="float">
            <text:p>2180.86</text:p>
          </table:table-cell>
        </table:table-row>
        <table:table-row table:style-name="ro1">
          <table:table-cell office:value-type="float" office:value="29023432" calcext:value-type="float">
            <text:p>29023432</text:p>
          </table:table-cell>
          <table:table-cell table:formula="of:=TIME( ; ;[.A1816]/1000)" office:value-type="time" office:time-value="PT08H03M43.432S" calcext:value-type="time">
            <text:p>08:03:43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1870.6" calcext:value-type="float">
            <text:p>1870.6</text:p>
          </table:table-cell>
          <table:table-cell office:value-type="float" office:value="2181.93" calcext:value-type="float">
            <text:p>2181.93</text:p>
          </table:table-cell>
        </table:table-row>
        <table:table-row table:style-name="ro1">
          <table:table-cell office:value-type="float" office:value="29039432" calcext:value-type="float">
            <text:p>29039432</text:p>
          </table:table-cell>
          <table:table-cell table:formula="of:=TIME( ; ;[.A1817]/1000)" office:value-type="time" office:time-value="PT08H03M59.432S" calcext:value-type="time">
            <text:p>08:03:59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1871.57" calcext:value-type="float">
            <text:p>1871.57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29055432" calcext:value-type="float">
            <text:p>29055432</text:p>
          </table:table-cell>
          <table:table-cell table:formula="of:=TIME( ; ;[.A1818]/1000)" office:value-type="time" office:time-value="PT08H04M15.432S" calcext:value-type="time">
            <text:p>08:04:15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7" calcext:value-type="float">
            <text:p>240.77</text:p>
          </table:table-cell>
          <table:table-cell office:value-type="float" office:value="1872.55" calcext:value-type="float">
            <text:p>1872.55</text:p>
          </table:table-cell>
          <table:table-cell office:value-type="float" office:value="2184.07" calcext:value-type="float">
            <text:p>2184.07</text:p>
          </table:table-cell>
        </table:table-row>
        <table:table-row table:style-name="ro1">
          <table:table-cell office:value-type="float" office:value="29071432" calcext:value-type="float">
            <text:p>29071432</text:p>
          </table:table-cell>
          <table:table-cell table:formula="of:=TIME( ; ;[.A1819]/1000)" office:value-type="time" office:time-value="PT08H04M31.432S" calcext:value-type="time">
            <text:p>08:04:31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873.52" calcext:value-type="float">
            <text:p>1873.52</text:p>
          </table:table-cell>
          <table:table-cell office:value-type="float" office:value="2185.14" calcext:value-type="float">
            <text:p>2185.14</text:p>
          </table:table-cell>
        </table:table-row>
        <table:table-row table:style-name="ro1">
          <table:table-cell office:value-type="float" office:value="29087432" calcext:value-type="float">
            <text:p>29087432</text:p>
          </table:table-cell>
          <table:table-cell table:formula="of:=TIME( ; ;[.A1820]/1000)" office:value-type="time" office:time-value="PT08H04M47.432S" calcext:value-type="time">
            <text:p>08:04:47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874.5" calcext:value-type="float">
            <text:p>1874.5</text:p>
          </table:table-cell>
          <table:table-cell office:value-type="float" office:value="2186.21" calcext:value-type="float">
            <text:p>2186.21</text:p>
          </table:table-cell>
        </table:table-row>
        <table:table-row table:style-name="ro1">
          <table:table-cell office:value-type="float" office:value="29103432" calcext:value-type="float">
            <text:p>29103432</text:p>
          </table:table-cell>
          <table:table-cell table:formula="of:=TIME( ; ;[.A1821]/1000)" office:value-type="time" office:time-value="PT08H05M03.432S" calcext:value-type="time">
            <text:p>08:05:03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875.47" calcext:value-type="float">
            <text:p>1875.47</text:p>
          </table:table-cell>
          <table:table-cell office:value-type="float" office:value="2187.28" calcext:value-type="float">
            <text:p>2187.28</text:p>
          </table:table-cell>
        </table:table-row>
        <table:table-row table:style-name="ro1">
          <table:table-cell office:value-type="float" office:value="29119432" calcext:value-type="float">
            <text:p>29119432</text:p>
          </table:table-cell>
          <table:table-cell table:formula="of:=TIME( ; ;[.A1822]/1000)" office:value-type="time" office:time-value="PT08H05M19.432S" calcext:value-type="time">
            <text:p>08:05:19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876.45" calcext:value-type="float">
            <text:p>1876.45</text:p>
          </table:table-cell>
          <table:table-cell office:value-type="float" office:value="2188.36" calcext:value-type="float">
            <text:p>2188.36</text:p>
          </table:table-cell>
        </table:table-row>
        <table:table-row table:style-name="ro1">
          <table:table-cell office:value-type="float" office:value="29135432" calcext:value-type="float">
            <text:p>29135432</text:p>
          </table:table-cell>
          <table:table-cell table:formula="of:=TIME( ; ;[.A1823]/1000)" office:value-type="time" office:time-value="PT08H05M35.432S" calcext:value-type="time">
            <text:p>08:05:35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877.42" calcext:value-type="float">
            <text:p>1877.42</text:p>
          </table:table-cell>
          <table:table-cell office:value-type="float" office:value="2189.43" calcext:value-type="float">
            <text:p>2189.43</text:p>
          </table:table-cell>
        </table:table-row>
        <table:table-row table:style-name="ro1">
          <table:table-cell office:value-type="float" office:value="29151432" calcext:value-type="float">
            <text:p>29151432</text:p>
          </table:table-cell>
          <table:table-cell table:formula="of:=TIME( ; ;[.A1824]/1000)" office:value-type="time" office:time-value="PT08H05M51.432S" calcext:value-type="time">
            <text:p>08:05:5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78.39" calcext:value-type="float">
            <text:p>1878.39</text:p>
          </table:table-cell>
          <table:table-cell office:value-type="float" office:value="2190.5" calcext:value-type="float">
            <text:p>2190.5</text:p>
          </table:table-cell>
        </table:table-row>
        <table:table-row table:style-name="ro1">
          <table:table-cell office:value-type="float" office:value="29167432" calcext:value-type="float">
            <text:p>29167432</text:p>
          </table:table-cell>
          <table:table-cell table:formula="of:=TIME( ; ;[.A1825]/1000)" office:value-type="time" office:time-value="PT08H06M07.432S" calcext:value-type="time">
            <text:p>08:06:07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79.37" calcext:value-type="float">
            <text:p>1879.37</text:p>
          </table:table-cell>
          <table:table-cell office:value-type="float" office:value="2191.57" calcext:value-type="float">
            <text:p>2191.57</text:p>
          </table:table-cell>
        </table:table-row>
        <table:table-row table:style-name="ro1">
          <table:table-cell office:value-type="float" office:value="29183432" calcext:value-type="float">
            <text:p>29183432</text:p>
          </table:table-cell>
          <table:table-cell table:formula="of:=TIME( ; ;[.A1826]/1000)" office:value-type="time" office:time-value="PT08H06M23.432S" calcext:value-type="time">
            <text:p>08:06:23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80.34" calcext:value-type="float">
            <text:p>1880.34</text:p>
          </table:table-cell>
          <table:table-cell office:value-type="float" office:value="2192.64" calcext:value-type="float">
            <text:p>2192.64</text:p>
          </table:table-cell>
        </table:table-row>
        <table:table-row table:style-name="ro1">
          <table:table-cell office:value-type="float" office:value="29199432" calcext:value-type="float">
            <text:p>29199432</text:p>
          </table:table-cell>
          <table:table-cell table:formula="of:=TIME( ; ;[.A1827]/1000)" office:value-type="time" office:time-value="PT08H06M39.432S" calcext:value-type="time">
            <text:p>08:06:39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81.32" calcext:value-type="float">
            <text:p>1881.32</text:p>
          </table:table-cell>
          <table:table-cell office:value-type="float" office:value="2193.71" calcext:value-type="float">
            <text:p>2193.71</text:p>
          </table:table-cell>
        </table:table-row>
        <table:table-row table:style-name="ro1">
          <table:table-cell office:value-type="float" office:value="29215431" calcext:value-type="float">
            <text:p>29215431</text:p>
          </table:table-cell>
          <table:table-cell table:formula="of:=TIME( ; ;[.A1828]/1000)" office:value-type="time" office:time-value="PT08H06M55.431S" calcext:value-type="time">
            <text:p>08:06:55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82.29" calcext:value-type="float">
            <text:p>1882.29</text:p>
          </table:table-cell>
          <table:table-cell office:value-type="float" office:value="2194.78" calcext:value-type="float">
            <text:p>2194.78</text:p>
          </table:table-cell>
        </table:table-row>
        <table:table-row table:style-name="ro1">
          <table:table-cell office:value-type="float" office:value="29231432" calcext:value-type="float">
            <text:p>29231432</text:p>
          </table:table-cell>
          <table:table-cell table:formula="of:=TIME( ; ;[.A1829]/1000)" office:value-type="time" office:time-value="PT08H07M11.432S" calcext:value-type="time">
            <text:p>08:07:1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83.27" calcext:value-type="float">
            <text:p>1883.27</text:p>
          </table:table-cell>
          <table:table-cell office:value-type="float" office:value="2195.85" calcext:value-type="float">
            <text:p>2195.85</text:p>
          </table:table-cell>
        </table:table-row>
        <table:table-row table:style-name="ro1">
          <table:table-cell office:value-type="float" office:value="29247432" calcext:value-type="float">
            <text:p>29247432</text:p>
          </table:table-cell>
          <table:table-cell table:formula="of:=TIME( ; ;[.A1830]/1000)" office:value-type="time" office:time-value="PT08H07M27.432S" calcext:value-type="time">
            <text:p>08:07:27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884.24" calcext:value-type="float">
            <text:p>1884.24</text:p>
          </table:table-cell>
          <table:table-cell office:value-type="float" office:value="2196.92" calcext:value-type="float">
            <text:p>2196.92</text:p>
          </table:table-cell>
        </table:table-row>
        <table:table-row table:style-name="ro1">
          <table:table-cell office:value-type="float" office:value="29263432" calcext:value-type="float">
            <text:p>29263432</text:p>
          </table:table-cell>
          <table:table-cell table:formula="of:=TIME( ; ;[.A1831]/1000)" office:value-type="time" office:time-value="PT08H07M43.432S" calcext:value-type="time">
            <text:p>08:07:43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885.21" calcext:value-type="float">
            <text:p>1885.21</text:p>
          </table:table-cell>
          <table:table-cell office:value-type="float" office:value="2197.99" calcext:value-type="float">
            <text:p>2197.99</text:p>
          </table:table-cell>
        </table:table-row>
        <table:table-row table:style-name="ro1">
          <table:table-cell office:value-type="float" office:value="29279432" calcext:value-type="float">
            <text:p>29279432</text:p>
          </table:table-cell>
          <table:table-cell table:formula="of:=TIME( ; ;[.A1832]/1000)" office:value-type="time" office:time-value="PT08H07M59.432S" calcext:value-type="time">
            <text:p>08:07:59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886.18" calcext:value-type="float">
            <text:p>1886.18</text:p>
          </table:table-cell>
          <table:table-cell office:value-type="float" office:value="2199.06" calcext:value-type="float">
            <text:p>2199.06</text:p>
          </table:table-cell>
        </table:table-row>
        <table:table-row table:style-name="ro1">
          <table:table-cell office:value-type="float" office:value="29295432" calcext:value-type="float">
            <text:p>29295432</text:p>
          </table:table-cell>
          <table:table-cell table:formula="of:=TIME( ; ;[.A1833]/1000)" office:value-type="time" office:time-value="PT08H08M15.432S" calcext:value-type="time">
            <text:p>08:08:15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887.16" calcext:value-type="float">
            <text:p>1887.16</text:p>
          </table:table-cell>
          <table:table-cell office:value-type="float" office:value="2200.12" calcext:value-type="float">
            <text:p>2200.12</text:p>
          </table:table-cell>
        </table:table-row>
        <table:table-row table:style-name="ro1">
          <table:table-cell office:value-type="float" office:value="29311432" calcext:value-type="float">
            <text:p>29311432</text:p>
          </table:table-cell>
          <table:table-cell table:formula="of:=TIME( ; ;[.A1834]/1000)" office:value-type="time" office:time-value="PT08H08M31.432S" calcext:value-type="time">
            <text:p>08:08:31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888.13" calcext:value-type="float">
            <text:p>1888.13</text:p>
          </table:table-cell>
          <table:table-cell office:value-type="float" office:value="2201.19" calcext:value-type="float">
            <text:p>2201.19</text:p>
          </table:table-cell>
        </table:table-row>
        <table:table-row table:style-name="ro1">
          <table:table-cell office:value-type="float" office:value="29327432" calcext:value-type="float">
            <text:p>29327432</text:p>
          </table:table-cell>
          <table:table-cell table:formula="of:=TIME( ; ;[.A1835]/1000)" office:value-type="time" office:time-value="PT08H08M47.432S" calcext:value-type="time">
            <text:p>08:08:47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889.1" calcext:value-type="float">
            <text:p>1889.1</text:p>
          </table:table-cell>
          <table:table-cell office:value-type="float" office:value="2202.26" calcext:value-type="float">
            <text:p>2202.26</text:p>
          </table:table-cell>
        </table:table-row>
        <table:table-row table:style-name="ro1">
          <table:table-cell office:value-type="float" office:value="29343432" calcext:value-type="float">
            <text:p>29343432</text:p>
          </table:table-cell>
          <table:table-cell table:formula="of:=TIME( ; ;[.A1836]/1000)" office:value-type="time" office:time-value="PT08H09M03.432S" calcext:value-type="time">
            <text:p>08:09:03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890.08" calcext:value-type="float">
            <text:p>1890.08</text:p>
          </table:table-cell>
          <table:table-cell office:value-type="float" office:value="2203.33" calcext:value-type="float">
            <text:p>2203.33</text:p>
          </table:table-cell>
        </table:table-row>
        <table:table-row table:style-name="ro1">
          <table:table-cell office:value-type="float" office:value="29359432" calcext:value-type="float">
            <text:p>29359432</text:p>
          </table:table-cell>
          <table:table-cell table:formula="of:=TIME( ; ;[.A1837]/1000)" office:value-type="time" office:time-value="PT08H09M19.432S" calcext:value-type="time">
            <text:p>08:09:19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1891.05" calcext:value-type="float">
            <text:p>1891.05</text:p>
          </table:table-cell>
          <table:table-cell office:value-type="float" office:value="2204.39" calcext:value-type="float">
            <text:p>2204.39</text:p>
          </table:table-cell>
        </table:table-row>
        <table:table-row table:style-name="ro1">
          <table:table-cell office:value-type="float" office:value="29375432" calcext:value-type="float">
            <text:p>29375432</text:p>
          </table:table-cell>
          <table:table-cell table:formula="of:=TIME( ; ;[.A1838]/1000)" office:value-type="time" office:time-value="PT08H09M35.432S" calcext:value-type="time">
            <text:p>08:09:35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892.02" calcext:value-type="float">
            <text:p>1892.02</text:p>
          </table:table-cell>
          <table:table-cell office:value-type="float" office:value="2205.46" calcext:value-type="float">
            <text:p>2205.46</text:p>
          </table:table-cell>
        </table:table-row>
        <table:table-row table:style-name="ro1">
          <table:table-cell office:value-type="float" office:value="29391432" calcext:value-type="float">
            <text:p>29391432</text:p>
          </table:table-cell>
          <table:table-cell table:formula="of:=TIME( ; ;[.A1839]/1000)" office:value-type="time" office:time-value="PT08H09M51.432S" calcext:value-type="time">
            <text:p>08:09:51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892.99" calcext:value-type="float">
            <text:p>1892.99</text:p>
          </table:table-cell>
          <table:table-cell office:value-type="float" office:value="2206.53" calcext:value-type="float">
            <text:p>2206.53</text:p>
          </table:table-cell>
        </table:table-row>
        <table:table-row table:style-name="ro1">
          <table:table-cell office:value-type="float" office:value="29407432" calcext:value-type="float">
            <text:p>29407432</text:p>
          </table:table-cell>
          <table:table-cell table:formula="of:=TIME( ; ;[.A1840]/1000)" office:value-type="time" office:time-value="PT08H10M07.432S" calcext:value-type="time">
            <text:p>08:10:07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893.97" calcext:value-type="float">
            <text:p>1893.97</text:p>
          </table:table-cell>
          <table:table-cell office:value-type="float" office:value="2207.59" calcext:value-type="float">
            <text:p>2207.59</text:p>
          </table:table-cell>
        </table:table-row>
        <table:table-row table:style-name="ro1">
          <table:table-cell office:value-type="float" office:value="29423432" calcext:value-type="float">
            <text:p>29423432</text:p>
          </table:table-cell>
          <table:table-cell table:formula="of:=TIME( ; ;[.A1841]/1000)" office:value-type="time" office:time-value="PT08H10M23.432S" calcext:value-type="time">
            <text:p>08:10:23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894.94" calcext:value-type="float">
            <text:p>1894.94</text:p>
          </table:table-cell>
          <table:table-cell office:value-type="float" office:value="2208.66" calcext:value-type="float">
            <text:p>2208.66</text:p>
          </table:table-cell>
        </table:table-row>
        <table:table-row table:style-name="ro1">
          <table:table-cell office:value-type="float" office:value="29439432" calcext:value-type="float">
            <text:p>29439432</text:p>
          </table:table-cell>
          <table:table-cell table:formula="of:=TIME( ; ;[.A1842]/1000)" office:value-type="time" office:time-value="PT08H10M39.432S" calcext:value-type="time">
            <text:p>08:10:39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895.91" calcext:value-type="float">
            <text:p>1895.91</text:p>
          </table:table-cell>
          <table:table-cell office:value-type="float" office:value="2209.73" calcext:value-type="float">
            <text:p>2209.73</text:p>
          </table:table-cell>
        </table:table-row>
        <table:table-row table:style-name="ro1">
          <table:table-cell office:value-type="float" office:value="29455432" calcext:value-type="float">
            <text:p>29455432</text:p>
          </table:table-cell>
          <table:table-cell table:formula="of:=TIME( ; ;[.A1843]/1000)" office:value-type="time" office:time-value="PT08H10M55.432S" calcext:value-type="time">
            <text:p>08:10:55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1" calcext:value-type="float">
            <text:p>240.21</text:p>
          </table:table-cell>
          <table:table-cell office:value-type="float" office:value="1896.88" calcext:value-type="float">
            <text:p>1896.88</text:p>
          </table:table-cell>
          <table:table-cell office:value-type="float" office:value="2210.79" calcext:value-type="float">
            <text:p>2210.79</text:p>
          </table:table-cell>
        </table:table-row>
        <table:table-row table:style-name="ro1">
          <table:table-cell office:value-type="float" office:value="29471432" calcext:value-type="float">
            <text:p>29471432</text:p>
          </table:table-cell>
          <table:table-cell table:formula="of:=TIME( ; ;[.A1844]/1000)" office:value-type="time" office:time-value="PT08H11M11.432S" calcext:value-type="time">
            <text:p>08:11:11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1" calcext:value-type="float">
            <text:p>240.11</text:p>
          </table:table-cell>
          <table:table-cell office:value-type="float" office:value="1897.86" calcext:value-type="float">
            <text:p>1897.86</text:p>
          </table:table-cell>
          <table:table-cell office:value-type="float" office:value="2211.86" calcext:value-type="float">
            <text:p>2211.86</text:p>
          </table:table-cell>
        </table:table-row>
        <table:table-row table:style-name="ro1">
          <table:table-cell office:value-type="float" office:value="29487432" calcext:value-type="float">
            <text:p>29487432</text:p>
          </table:table-cell>
          <table:table-cell table:formula="of:=TIME( ; ;[.A1845]/1000)" office:value-type="time" office:time-value="PT08H11M27.432S" calcext:value-type="time">
            <text:p>08:11:27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1898.83" calcext:value-type="float">
            <text:p>1898.83</text:p>
          </table:table-cell>
          <table:table-cell office:value-type="float" office:value="2212.93" calcext:value-type="float">
            <text:p>2212.93</text:p>
          </table:table-cell>
        </table:table-row>
        <table:table-row table:style-name="ro1">
          <table:table-cell office:value-type="float" office:value="29503432" calcext:value-type="float">
            <text:p>29503432</text:p>
          </table:table-cell>
          <table:table-cell table:formula="of:=TIME( ; ;[.A1846]/1000)" office:value-type="time" office:time-value="PT08H11M43.432S" calcext:value-type="time">
            <text:p>08:11:43</text:p>
          </table:table-cell>
          <table:table-cell office:value-type="float" office:value="1.09" calcext:value-type="float">
            <text:p>1.09</text:p>
          </table:table-cell>
          <table:table-cell office:value-type="float" office:value="218.7" calcext:value-type="float">
            <text:p>218.7</text:p>
          </table:table-cell>
          <table:table-cell office:value-type="float" office:value="239.23" calcext:value-type="float">
            <text:p>239.23</text:p>
          </table:table-cell>
          <table:table-cell office:value-type="float" office:value="1899.8" calcext:value-type="float">
            <text:p>1899.8</text:p>
          </table:table-cell>
          <table:table-cell office:value-type="float" office:value="2213.99" calcext:value-type="float">
            <text:p>2213.99</text:p>
          </table:table-cell>
        </table:table-row>
        <table:table-row table:style-name="ro1">
          <table:table-cell office:value-type="float" office:value="29519432" calcext:value-type="float">
            <text:p>29519432</text:p>
          </table:table-cell>
          <table:table-cell table:formula="of:=TIME( ; ;[.A1847]/1000)" office:value-type="time" office:time-value="PT08H11M59.432S" calcext:value-type="time">
            <text:p>08:11:59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1900.77" calcext:value-type="float">
            <text:p>1900.77</text:p>
          </table:table-cell>
          <table:table-cell office:value-type="float" office:value="2215.06" calcext:value-type="float">
            <text:p>2215.06</text:p>
          </table:table-cell>
        </table:table-row>
        <table:table-row table:style-name="ro1">
          <table:table-cell office:value-type="float" office:value="29535432" calcext:value-type="float">
            <text:p>29535432</text:p>
          </table:table-cell>
          <table:table-cell table:formula="of:=TIME( ; ;[.A1848]/1000)" office:value-type="time" office:time-value="PT08H12M15.432S" calcext:value-type="time">
            <text:p>08:12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.7" calcext:value-type="float">
            <text:p>218.7</text:p>
          </table:table-cell>
          <table:table-cell office:value-type="float" office:value="239.23" calcext:value-type="float">
            <text:p>239.23</text:p>
          </table:table-cell>
          <table:table-cell office:value-type="float" office:value="1901.75" calcext:value-type="float">
            <text:p>1901.75</text:p>
          </table:table-cell>
          <table:table-cell office:value-type="float" office:value="2216.12" calcext:value-type="float">
            <text:p>2216.12</text:p>
          </table:table-cell>
        </table:table-row>
        <table:table-row table:style-name="ro1">
          <table:table-cell office:value-type="float" office:value="29551432" calcext:value-type="float">
            <text:p>29551432</text:p>
          </table:table-cell>
          <table:table-cell table:formula="of:=TIME( ; ;[.A1849]/1000)" office:value-type="time" office:time-value="PT08H12M31.432S" calcext:value-type="time">
            <text:p>08:12:31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1902.72" calcext:value-type="float">
            <text:p>1902.72</text:p>
          </table:table-cell>
          <table:table-cell office:value-type="float" office:value="2217.19" calcext:value-type="float">
            <text:p>2217.19</text:p>
          </table:table-cell>
        </table:table-row>
        <table:table-row table:style-name="ro1">
          <table:table-cell office:value-type="float" office:value="29567432" calcext:value-type="float">
            <text:p>29567432</text:p>
          </table:table-cell>
          <table:table-cell table:formula="of:=TIME( ; ;[.A1850]/1000)" office:value-type="time" office:time-value="PT08H12M47.432S" calcext:value-type="time">
            <text:p>08:12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12" calcext:value-type="float">
            <text:p>239.12</text:p>
          </table:table-cell>
          <table:table-cell office:value-type="float" office:value="1903.69" calcext:value-type="float">
            <text:p>1903.69</text:p>
          </table:table-cell>
          <table:table-cell office:value-type="float" office:value="2218.25" calcext:value-type="float">
            <text:p>2218.25</text:p>
          </table:table-cell>
        </table:table-row>
        <table:table-row table:style-name="ro1">
          <table:table-cell office:value-type="float" office:value="29583432" calcext:value-type="float">
            <text:p>29583432</text:p>
          </table:table-cell>
          <table:table-cell table:formula="of:=TIME( ; ;[.A1851]/1000)" office:value-type="time" office:time-value="PT08H13M03.432S" calcext:value-type="time">
            <text:p>08:13:03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1904.66" calcext:value-type="float">
            <text:p>1904.66</text:p>
          </table:table-cell>
          <table:table-cell office:value-type="float" office:value="2219.32" calcext:value-type="float">
            <text:p>2219.32</text:p>
          </table:table-cell>
        </table:table-row>
        <table:table-row table:style-name="ro1">
          <table:table-cell office:value-type="float" office:value="29599432" calcext:value-type="float">
            <text:p>29599432</text:p>
          </table:table-cell>
          <table:table-cell table:formula="of:=TIME( ; ;[.A1852]/1000)" office:value-type="time" office:time-value="PT08H13M19.432S" calcext:value-type="time">
            <text:p>08:13:19</text:p>
          </table:table-cell>
          <table:table-cell office:value-type="float" office:value="1.09" calcext:value-type="float">
            <text:p>1.09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12" calcext:value-type="float">
            <text:p>239.12</text:p>
          </table:table-cell>
          <table:table-cell office:value-type="float" office:value="1905.63" calcext:value-type="float">
            <text:p>1905.63</text:p>
          </table:table-cell>
          <table:table-cell office:value-type="float" office:value="2220.38" calcext:value-type="float">
            <text:p>2220.38</text:p>
          </table:table-cell>
        </table:table-row>
        <table:table-row table:style-name="ro1">
          <table:table-cell office:value-type="float" office:value="29615432" calcext:value-type="float">
            <text:p>29615432</text:p>
          </table:table-cell>
          <table:table-cell table:formula="of:=TIME( ; ;[.A1853]/1000)" office:value-type="time" office:time-value="PT08H13M35.432S" calcext:value-type="time">
            <text:p>08:13:35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1906.6" calcext:value-type="float">
            <text:p>1906.6</text:p>
          </table:table-cell>
          <table:table-cell office:value-type="float" office:value="2221.45" calcext:value-type="float">
            <text:p>2221.45</text:p>
          </table:table-cell>
        </table:table-row>
        <table:table-row table:style-name="ro1">
          <table:table-cell office:value-type="float" office:value="29631432" calcext:value-type="float">
            <text:p>29631432</text:p>
          </table:table-cell>
          <table:table-cell table:formula="of:=TIME( ; ;[.A1854]/1000)" office:value-type="time" office:time-value="PT08H13M51.432S" calcext:value-type="time">
            <text:p>08:13:51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1907.57" calcext:value-type="float">
            <text:p>1907.57</text:p>
          </table:table-cell>
          <table:table-cell office:value-type="float" office:value="2222.51" calcext:value-type="float">
            <text:p>2222.51</text:p>
          </table:table-cell>
        </table:table-row>
        <table:table-row table:style-name="ro1">
          <table:table-cell office:value-type="float" office:value="29647432" calcext:value-type="float">
            <text:p>29647432</text:p>
          </table:table-cell>
          <table:table-cell table:formula="of:=TIME( ; ;[.A1855]/1000)" office:value-type="time" office:time-value="PT08H14M07.432S" calcext:value-type="time">
            <text:p>08:14:07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1908.54" calcext:value-type="float">
            <text:p>1908.54</text:p>
          </table:table-cell>
          <table:table-cell office:value-type="float" office:value="2223.57" calcext:value-type="float">
            <text:p>2223.57</text:p>
          </table:table-cell>
        </table:table-row>
        <table:table-row table:style-name="ro1">
          <table:table-cell office:value-type="float" office:value="29663432" calcext:value-type="float">
            <text:p>29663432</text:p>
          </table:table-cell>
          <table:table-cell table:formula="of:=TIME( ; ;[.A1856]/1000)" office:value-type="time" office:time-value="PT08H14M23.432S" calcext:value-type="time">
            <text:p>08:14:23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1909.51" calcext:value-type="float">
            <text:p>1909.51</text:p>
          </table:table-cell>
          <table:table-cell office:value-type="float" office:value="2224.64" calcext:value-type="float">
            <text:p>2224.64</text:p>
          </table:table-cell>
        </table:table-row>
        <table:table-row table:style-name="ro1">
          <table:table-cell office:value-type="float" office:value="29679432" calcext:value-type="float">
            <text:p>29679432</text:p>
          </table:table-cell>
          <table:table-cell table:formula="of:=TIME( ; ;[.A1857]/1000)" office:value-type="time" office:time-value="PT08H14M39.432S" calcext:value-type="time">
            <text:p>08:14:39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" calcext:value-type="float">
            <text:p>239</text:p>
          </table:table-cell>
          <table:table-cell office:value-type="float" office:value="1910.48" calcext:value-type="float">
            <text:p>1910.48</text:p>
          </table:table-cell>
          <table:table-cell office:value-type="float" office:value="2225.7" calcext:value-type="float">
            <text:p>2225.7</text:p>
          </table:table-cell>
        </table:table-row>
        <table:table-row table:style-name="ro1">
          <table:table-cell office:value-type="float" office:value="29695432" calcext:value-type="float">
            <text:p>29695432</text:p>
          </table:table-cell>
          <table:table-cell table:formula="of:=TIME( ; ;[.A1858]/1000)" office:value-type="time" office:time-value="PT08H14M55.432S" calcext:value-type="time">
            <text:p>08:14:55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1911.45" calcext:value-type="float">
            <text:p>1911.45</text:p>
          </table:table-cell>
          <table:table-cell office:value-type="float" office:value="2226.76" calcext:value-type="float">
            <text:p>2226.76</text:p>
          </table:table-cell>
        </table:table-row>
        <table:table-row table:style-name="ro1">
          <table:table-cell office:value-type="float" office:value="29711432" calcext:value-type="float">
            <text:p>29711432</text:p>
          </table:table-cell>
          <table:table-cell table:formula="of:=TIME( ; ;[.A1859]/1000)" office:value-type="time" office:time-value="PT08H15M11.432S" calcext:value-type="time">
            <text:p>08:15:11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912.42" calcext:value-type="float">
            <text:p>1912.42</text:p>
          </table:table-cell>
          <table:table-cell office:value-type="float" office:value="2227.83" calcext:value-type="float">
            <text:p>2227.83</text:p>
          </table:table-cell>
        </table:table-row>
        <table:table-row table:style-name="ro1">
          <table:table-cell office:value-type="float" office:value="29727432" calcext:value-type="float">
            <text:p>29727432</text:p>
          </table:table-cell>
          <table:table-cell table:formula="of:=TIME( ; ;[.A1860]/1000)" office:value-type="time" office:time-value="PT08H15M27.432S" calcext:value-type="time">
            <text:p>08:15:27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913.4" calcext:value-type="float">
            <text:p>1913.4</text:p>
          </table:table-cell>
          <table:table-cell office:value-type="float" office:value="2228.89" calcext:value-type="float">
            <text:p>2228.89</text:p>
          </table:table-cell>
        </table:table-row>
        <table:table-row table:style-name="ro1">
          <table:table-cell office:value-type="float" office:value="29743432" calcext:value-type="float">
            <text:p>29743432</text:p>
          </table:table-cell>
          <table:table-cell table:formula="of:=TIME( ; ;[.A1861]/1000)" office:value-type="time" office:time-value="PT08H15M43.432S" calcext:value-type="time">
            <text:p>08:15:43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914.37" calcext:value-type="float">
            <text:p>1914.37</text:p>
          </table:table-cell>
          <table:table-cell office:value-type="float" office:value="2229.95" calcext:value-type="float">
            <text:p>2229.95</text:p>
          </table:table-cell>
        </table:table-row>
        <table:table-row table:style-name="ro1">
          <table:table-cell office:value-type="float" office:value="29759432" calcext:value-type="float">
            <text:p>29759432</text:p>
          </table:table-cell>
          <table:table-cell table:formula="of:=TIME( ; ;[.A1862]/1000)" office:value-type="time" office:time-value="PT08H15M59.432S" calcext:value-type="time">
            <text:p>08:15:59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915.34" calcext:value-type="float">
            <text:p>1915.34</text:p>
          </table:table-cell>
          <table:table-cell office:value-type="float" office:value="2231.02" calcext:value-type="float">
            <text:p>2231.02</text:p>
          </table:table-cell>
        </table:table-row>
        <table:table-row table:style-name="ro1">
          <table:table-cell office:value-type="float" office:value="29775432" calcext:value-type="float">
            <text:p>29775432</text:p>
          </table:table-cell>
          <table:table-cell table:formula="of:=TIME( ; ;[.A1863]/1000)" office:value-type="time" office:time-value="PT08H16M15.432S" calcext:value-type="time">
            <text:p>08:16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916.31" calcext:value-type="float">
            <text:p>1916.31</text:p>
          </table:table-cell>
          <table:table-cell office:value-type="float" office:value="2232.08" calcext:value-type="float">
            <text:p>2232.08</text:p>
          </table:table-cell>
        </table:table-row>
        <table:table-row table:style-name="ro1">
          <table:table-cell office:value-type="float" office:value="29791432" calcext:value-type="float">
            <text:p>29791432</text:p>
          </table:table-cell>
          <table:table-cell table:formula="of:=TIME( ; ;[.A1864]/1000)" office:value-type="time" office:time-value="PT08H16M31.432S" calcext:value-type="time">
            <text:p>08:16:31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917.28" calcext:value-type="float">
            <text:p>1917.28</text:p>
          </table:table-cell>
          <table:table-cell office:value-type="float" office:value="2233.14" calcext:value-type="float">
            <text:p>2233.14</text:p>
          </table:table-cell>
        </table:table-row>
        <table:table-row table:style-name="ro1">
          <table:table-cell office:value-type="float" office:value="29807432" calcext:value-type="float">
            <text:p>29807432</text:p>
          </table:table-cell>
          <table:table-cell table:formula="of:=TIME( ; ;[.A1865]/1000)" office:value-type="time" office:time-value="PT08H16M47.432S" calcext:value-type="time">
            <text:p>08:16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918.25" calcext:value-type="float">
            <text:p>1918.25</text:p>
          </table:table-cell>
          <table:table-cell office:value-type="float" office:value="2234.2" calcext:value-type="float">
            <text:p>2234.2</text:p>
          </table:table-cell>
        </table:table-row>
        <table:table-row table:style-name="ro1">
          <table:table-cell office:value-type="float" office:value="29823432" calcext:value-type="float">
            <text:p>29823432</text:p>
          </table:table-cell>
          <table:table-cell table:formula="of:=TIME( ; ;[.A1866]/1000)" office:value-type="time" office:time-value="PT08H17M03.432S" calcext:value-type="time">
            <text:p>08:17:03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19.22" calcext:value-type="float">
            <text:p>1919.22</text:p>
          </table:table-cell>
          <table:table-cell office:value-type="float" office:value="2235.26" calcext:value-type="float">
            <text:p>2235.26</text:p>
          </table:table-cell>
        </table:table-row>
        <table:table-row table:style-name="ro1">
          <table:table-cell office:value-type="float" office:value="29839432" calcext:value-type="float">
            <text:p>29839432</text:p>
          </table:table-cell>
          <table:table-cell table:formula="of:=TIME( ; ;[.A1867]/1000)" office:value-type="time" office:time-value="PT08H17M19.432S" calcext:value-type="time">
            <text:p>08:17:19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20.19" calcext:value-type="float">
            <text:p>1920.19</text:p>
          </table:table-cell>
          <table:table-cell office:value-type="float" office:value="2236.33" calcext:value-type="float">
            <text:p>2236.33</text:p>
          </table:table-cell>
        </table:table-row>
        <table:table-row table:style-name="ro1">
          <table:table-cell office:value-type="float" office:value="29855432" calcext:value-type="float">
            <text:p>29855432</text:p>
          </table:table-cell>
          <table:table-cell table:formula="of:=TIME( ; ;[.A1868]/1000)" office:value-type="time" office:time-value="PT08H17M35.432S" calcext:value-type="time">
            <text:p>08:1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21.16" calcext:value-type="float">
            <text:p>1921.16</text:p>
          </table:table-cell>
          <table:table-cell office:value-type="float" office:value="2237.39" calcext:value-type="float">
            <text:p>2237.39</text:p>
          </table:table-cell>
        </table:table-row>
        <table:table-row table:style-name="ro1">
          <table:table-cell office:value-type="float" office:value="29871432" calcext:value-type="float">
            <text:p>29871432</text:p>
          </table:table-cell>
          <table:table-cell table:formula="of:=TIME( ; ;[.A1869]/1000)" office:value-type="time" office:time-value="PT08H17M51.432S" calcext:value-type="time">
            <text:p>08:1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22.13" calcext:value-type="float">
            <text:p>1922.13</text:p>
          </table:table-cell>
          <table:table-cell office:value-type="float" office:value="2238.45" calcext:value-type="float">
            <text:p>2238.45</text:p>
          </table:table-cell>
        </table:table-row>
        <table:table-row table:style-name="ro1">
          <table:table-cell office:value-type="float" office:value="29887432" calcext:value-type="float">
            <text:p>29887432</text:p>
          </table:table-cell>
          <table:table-cell table:formula="of:=TIME( ; ;[.A1870]/1000)" office:value-type="time" office:time-value="PT08H18M07.432S" calcext:value-type="time">
            <text:p>08:18:07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23.1" calcext:value-type="float">
            <text:p>1923.1</text:p>
          </table:table-cell>
          <table:table-cell office:value-type="float" office:value="2239.51" calcext:value-type="float">
            <text:p>2239.51</text:p>
          </table:table-cell>
        </table:table-row>
        <table:table-row table:style-name="ro1">
          <table:table-cell office:value-type="float" office:value="29903432" calcext:value-type="float">
            <text:p>29903432</text:p>
          </table:table-cell>
          <table:table-cell table:formula="of:=TIME( ; ;[.A1871]/1000)" office:value-type="time" office:time-value="PT08H18M23.432S" calcext:value-type="time">
            <text:p>08:1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1924.07" calcext:value-type="float">
            <text:p>1924.07</text:p>
          </table:table-cell>
          <table:table-cell office:value-type="float" office:value="2240.57" calcext:value-type="float">
            <text:p>2240.57</text:p>
          </table:table-cell>
        </table:table-row>
        <table:table-row table:style-name="ro1">
          <table:table-cell office:value-type="float" office:value="29919432" calcext:value-type="float">
            <text:p>29919432</text:p>
          </table:table-cell>
          <table:table-cell table:formula="of:=TIME( ; ;[.A1872]/1000)" office:value-type="time" office:time-value="PT08H18M39.432S" calcext:value-type="time">
            <text:p>08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925.04" calcext:value-type="float">
            <text:p>1925.04</text:p>
          </table:table-cell>
          <table:table-cell office:value-type="float" office:value="2241.63" calcext:value-type="float">
            <text:p>2241.63</text:p>
          </table:table-cell>
        </table:table-row>
        <table:table-row table:style-name="ro1">
          <table:table-cell office:value-type="float" office:value="29935432" calcext:value-type="float">
            <text:p>29935432</text:p>
          </table:table-cell>
          <table:table-cell table:formula="of:=TIME( ; ;[.A1873]/1000)" office:value-type="time" office:time-value="PT08H18M55.432S" calcext:value-type="time">
            <text:p>08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926.01" calcext:value-type="float">
            <text:p>1926.01</text:p>
          </table:table-cell>
          <table:table-cell office:value-type="float" office:value="2242.69" calcext:value-type="float">
            <text:p>2242.69</text:p>
          </table:table-cell>
        </table:table-row>
        <table:table-row table:style-name="ro1">
          <table:table-cell office:value-type="float" office:value="29951432" calcext:value-type="float">
            <text:p>29951432</text:p>
          </table:table-cell>
          <table:table-cell table:formula="of:=TIME( ; ;[.A1874]/1000)" office:value-type="time" office:time-value="PT08H19M11.432S" calcext:value-type="time">
            <text:p>08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926.98" calcext:value-type="float">
            <text:p>1926.98</text:p>
          </table:table-cell>
          <table:table-cell office:value-type="float" office:value="2243.75" calcext:value-type="float">
            <text:p>2243.75</text:p>
          </table:table-cell>
        </table:table-row>
        <table:table-row table:style-name="ro1">
          <table:table-cell office:value-type="float" office:value="29967432" calcext:value-type="float">
            <text:p>29967432</text:p>
          </table:table-cell>
          <table:table-cell table:formula="of:=TIME( ; ;[.A1875]/1000)" office:value-type="time" office:time-value="PT08H19M27.432S" calcext:value-type="time">
            <text:p>08:19:27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927.94" calcext:value-type="float">
            <text:p>1927.94</text:p>
          </table:table-cell>
          <table:table-cell office:value-type="float" office:value="2244.81" calcext:value-type="float">
            <text:p>2244.81</text:p>
          </table:table-cell>
        </table:table-row>
        <table:table-row table:style-name="ro1">
          <table:table-cell office:value-type="float" office:value="29983432" calcext:value-type="float">
            <text:p>29983432</text:p>
          </table:table-cell>
          <table:table-cell table:formula="of:=TIME( ; ;[.A1876]/1000)" office:value-type="time" office:time-value="PT08H19M43.432S" calcext:value-type="time">
            <text:p>08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928.91" calcext:value-type="float">
            <text:p>1928.91</text:p>
          </table:table-cell>
          <table:table-cell office:value-type="float" office:value="2245.87" calcext:value-type="float">
            <text:p>2245.87</text:p>
          </table:table-cell>
        </table:table-row>
        <table:table-row table:style-name="ro1">
          <table:table-cell office:value-type="float" office:value="29999432" calcext:value-type="float">
            <text:p>29999432</text:p>
          </table:table-cell>
          <table:table-cell table:formula="of:=TIME( ; ;[.A1877]/1000)" office:value-type="time" office:time-value="PT08H19M59.432S" calcext:value-type="time">
            <text:p>08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929.88" calcext:value-type="float">
            <text:p>1929.88</text:p>
          </table:table-cell>
          <table:table-cell office:value-type="float" office:value="2246.92" calcext:value-type="float">
            <text:p>2246.92</text:p>
          </table:table-cell>
        </table:table-row>
        <table:table-row table:style-name="ro1">
          <table:table-cell office:value-type="float" office:value="30015432" calcext:value-type="float">
            <text:p>30015432</text:p>
          </table:table-cell>
          <table:table-cell table:formula="of:=TIME( ; ;[.A1878]/1000)" office:value-type="time" office:time-value="PT08H20M15.432S" calcext:value-type="time">
            <text:p>08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930.85" calcext:value-type="float">
            <text:p>1930.85</text:p>
          </table:table-cell>
          <table:table-cell office:value-type="float" office:value="2247.98" calcext:value-type="float">
            <text:p>2247.98</text:p>
          </table:table-cell>
        </table:table-row>
        <table:table-row table:style-name="ro1">
          <table:table-cell office:value-type="float" office:value="30031432" calcext:value-type="float">
            <text:p>30031432</text:p>
          </table:table-cell>
          <table:table-cell table:formula="of:=TIME( ; ;[.A1879]/1000)" office:value-type="time" office:time-value="PT08H20M31.432S" calcext:value-type="time">
            <text:p>08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931.82" calcext:value-type="float">
            <text:p>1931.82</text:p>
          </table:table-cell>
          <table:table-cell office:value-type="float" office:value="2249.04" calcext:value-type="float">
            <text:p>2249.04</text:p>
          </table:table-cell>
        </table:table-row>
        <table:table-row table:style-name="ro1">
          <table:table-cell office:value-type="float" office:value="30047432" calcext:value-type="float">
            <text:p>30047432</text:p>
          </table:table-cell>
          <table:table-cell table:formula="of:=TIME( ; ;[.A1880]/1000)" office:value-type="time" office:time-value="PT08H20M47.432S" calcext:value-type="time">
            <text:p>08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932.79" calcext:value-type="float">
            <text:p>1932.79</text:p>
          </table:table-cell>
          <table:table-cell office:value-type="float" office:value="2250.1" calcext:value-type="float">
            <text:p>2250.1</text:p>
          </table:table-cell>
        </table:table-row>
        <table:table-row table:style-name="ro1">
          <table:table-cell office:value-type="float" office:value="30063432" calcext:value-type="float">
            <text:p>30063432</text:p>
          </table:table-cell>
          <table:table-cell table:formula="of:=TIME( ; ;[.A1881]/1000)" office:value-type="time" office:time-value="PT08H21M03.432S" calcext:value-type="time">
            <text:p>08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933.76" calcext:value-type="float">
            <text:p>1933.76</text:p>
          </table:table-cell>
          <table:table-cell office:value-type="float" office:value="2251.16" calcext:value-type="float">
            <text:p>2251.16</text:p>
          </table:table-cell>
        </table:table-row>
        <table:table-row table:style-name="ro1">
          <table:table-cell office:value-type="float" office:value="30079432" calcext:value-type="float">
            <text:p>30079432</text:p>
          </table:table-cell>
          <table:table-cell table:formula="of:=TIME( ; ;[.A1882]/1000)" office:value-type="time" office:time-value="PT08H21M19.432S" calcext:value-type="time">
            <text:p>08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934.73" calcext:value-type="float">
            <text:p>1934.73</text:p>
          </table:table-cell>
          <table:table-cell office:value-type="float" office:value="2252.22" calcext:value-type="float">
            <text:p>2252.22</text:p>
          </table:table-cell>
        </table:table-row>
        <table:table-row table:style-name="ro1">
          <table:table-cell office:value-type="float" office:value="30095432" calcext:value-type="float">
            <text:p>30095432</text:p>
          </table:table-cell>
          <table:table-cell table:formula="of:=TIME( ; ;[.A1883]/1000)" office:value-type="time" office:time-value="PT08H21M35.432S" calcext:value-type="time">
            <text:p>08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935.69" calcext:value-type="float">
            <text:p>1935.69</text:p>
          </table:table-cell>
          <table:table-cell office:value-type="float" office:value="2253.27" calcext:value-type="float">
            <text:p>2253.27</text:p>
          </table:table-cell>
        </table:table-row>
        <table:table-row table:style-name="ro1">
          <table:table-cell office:value-type="float" office:value="30111432" calcext:value-type="float">
            <text:p>30111432</text:p>
          </table:table-cell>
          <table:table-cell table:formula="of:=TIME( ; ;[.A1884]/1000)" office:value-type="time" office:time-value="PT08H21M51.432S" calcext:value-type="time">
            <text:p>08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936.66" calcext:value-type="float">
            <text:p>1936.66</text:p>
          </table:table-cell>
          <table:table-cell office:value-type="float" office:value="2254.33" calcext:value-type="float">
            <text:p>2254.33</text:p>
          </table:table-cell>
        </table:table-row>
        <table:table-row table:style-name="ro1">
          <table:table-cell office:value-type="float" office:value="30127432" calcext:value-type="float">
            <text:p>30127432</text:p>
          </table:table-cell>
          <table:table-cell table:formula="of:=TIME( ; ;[.A1885]/1000)" office:value-type="time" office:time-value="PT08H22M07.432S" calcext:value-type="time">
            <text:p>08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937.63" calcext:value-type="float">
            <text:p>1937.63</text:p>
          </table:table-cell>
          <table:table-cell office:value-type="float" office:value="2255.39" calcext:value-type="float">
            <text:p>2255.39</text:p>
          </table:table-cell>
        </table:table-row>
        <table:table-row table:style-name="ro1">
          <table:table-cell office:value-type="float" office:value="30143432" calcext:value-type="float">
            <text:p>30143432</text:p>
          </table:table-cell>
          <table:table-cell table:formula="of:=TIME( ; ;[.A1886]/1000)" office:value-type="time" office:time-value="PT08H22M23.432S" calcext:value-type="time">
            <text:p>08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938.6" calcext:value-type="float">
            <text:p>1938.6</text:p>
          </table:table-cell>
          <table:table-cell office:value-type="float" office:value="2256.45" calcext:value-type="float">
            <text:p>2256.45</text:p>
          </table:table-cell>
        </table:table-row>
        <table:table-row table:style-name="ro1">
          <table:table-cell office:value-type="float" office:value="30159432" calcext:value-type="float">
            <text:p>30159432</text:p>
          </table:table-cell>
          <table:table-cell table:formula="of:=TIME( ; ;[.A1887]/1000)" office:value-type="time" office:time-value="PT08H22M39.432S" calcext:value-type="time">
            <text:p>08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939.57" calcext:value-type="float">
            <text:p>1939.57</text:p>
          </table:table-cell>
          <table:table-cell office:value-type="float" office:value="2257.5" calcext:value-type="float">
            <text:p>2257.5</text:p>
          </table:table-cell>
        </table:table-row>
        <table:table-row table:style-name="ro1">
          <table:table-cell office:value-type="float" office:value="30175432" calcext:value-type="float">
            <text:p>30175432</text:p>
          </table:table-cell>
          <table:table-cell table:formula="of:=TIME( ; ;[.A1888]/1000)" office:value-type="time" office:time-value="PT08H22M55.432S" calcext:value-type="time">
            <text:p>08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1940.54" calcext:value-type="float">
            <text:p>1940.54</text:p>
          </table:table-cell>
          <table:table-cell office:value-type="float" office:value="2258.56" calcext:value-type="float">
            <text:p>2258.56</text:p>
          </table:table-cell>
        </table:table-row>
        <table:table-row table:style-name="ro1">
          <table:table-cell office:value-type="float" office:value="30191432" calcext:value-type="float">
            <text:p>30191432</text:p>
          </table:table-cell>
          <table:table-cell table:formula="of:=TIME( ; ;[.A1889]/1000)" office:value-type="time" office:time-value="PT08H23M11.432S" calcext:value-type="time">
            <text:p>08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1941.5" calcext:value-type="float">
            <text:p>1941.5</text:p>
          </table:table-cell>
          <table:table-cell office:value-type="float" office:value="2259.61" calcext:value-type="float">
            <text:p>2259.61</text:p>
          </table:table-cell>
        </table:table-row>
        <table:table-row table:style-name="ro1">
          <table:table-cell office:value-type="float" office:value="30207432" calcext:value-type="float">
            <text:p>30207432</text:p>
          </table:table-cell>
          <table:table-cell table:formula="of:=TIME( ; ;[.A1890]/1000)" office:value-type="time" office:time-value="PT08H23M27.432S" calcext:value-type="time">
            <text:p>08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1942.47" calcext:value-type="float">
            <text:p>1942.47</text:p>
          </table:table-cell>
          <table:table-cell office:value-type="float" office:value="2260.67" calcext:value-type="float">
            <text:p>2260.67</text:p>
          </table:table-cell>
        </table:table-row>
        <table:table-row table:style-name="ro1">
          <table:table-cell office:value-type="float" office:value="30223432" calcext:value-type="float">
            <text:p>30223432</text:p>
          </table:table-cell>
          <table:table-cell table:formula="of:=TIME( ; ;[.A1891]/1000)" office:value-type="time" office:time-value="PT08H23M43.432S" calcext:value-type="time">
            <text:p>08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3.44" calcext:value-type="float">
            <text:p>1943.44</text:p>
          </table:table-cell>
          <table:table-cell office:value-type="float" office:value="2261.73" calcext:value-type="float">
            <text:p>2261.73</text:p>
          </table:table-cell>
        </table:table-row>
        <table:table-row table:style-name="ro1">
          <table:table-cell office:value-type="float" office:value="30239432" calcext:value-type="float">
            <text:p>30239432</text:p>
          </table:table-cell>
          <table:table-cell table:formula="of:=TIME( ; ;[.A1892]/1000)" office:value-type="time" office:time-value="PT08H23M59.432S" calcext:value-type="time">
            <text:p>08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4.4" calcext:value-type="float">
            <text:p>1944.4</text:p>
          </table:table-cell>
          <table:table-cell office:value-type="float" office:value="2262.78" calcext:value-type="float">
            <text:p>2262.78</text:p>
          </table:table-cell>
        </table:table-row>
        <table:table-row table:style-name="ro1">
          <table:table-cell office:value-type="float" office:value="30255432" calcext:value-type="float">
            <text:p>30255432</text:p>
          </table:table-cell>
          <table:table-cell table:formula="of:=TIME( ; ;[.A1893]/1000)" office:value-type="time" office:time-value="PT08H24M15.432S" calcext:value-type="time">
            <text:p>08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5.37" calcext:value-type="float">
            <text:p>1945.37</text:p>
          </table:table-cell>
          <table:table-cell office:value-type="float" office:value="2263.84" calcext:value-type="float">
            <text:p>2263.84</text:p>
          </table:table-cell>
        </table:table-row>
        <table:table-row table:style-name="ro1">
          <table:table-cell office:value-type="float" office:value="30271432" calcext:value-type="float">
            <text:p>30271432</text:p>
          </table:table-cell>
          <table:table-cell table:formula="of:=TIME( ; ;[.A1894]/1000)" office:value-type="time" office:time-value="PT08H24M31.432S" calcext:value-type="time">
            <text:p>08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6.34" calcext:value-type="float">
            <text:p>1946.34</text:p>
          </table:table-cell>
          <table:table-cell office:value-type="float" office:value="2264.89" calcext:value-type="float">
            <text:p>2264.89</text:p>
          </table:table-cell>
        </table:table-row>
        <table:table-row table:style-name="ro1">
          <table:table-cell office:value-type="float" office:value="30287432" calcext:value-type="float">
            <text:p>30287432</text:p>
          </table:table-cell>
          <table:table-cell table:formula="of:=TIME( ; ;[.A1895]/1000)" office:value-type="time" office:time-value="PT08H24M47.432S" calcext:value-type="time">
            <text:p>08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7.31" calcext:value-type="float">
            <text:p>1947.31</text:p>
          </table:table-cell>
          <table:table-cell office:value-type="float" office:value="2265.95" calcext:value-type="float">
            <text:p>2265.95</text:p>
          </table:table-cell>
        </table:table-row>
        <table:table-row table:style-name="ro1">
          <table:table-cell office:value-type="float" office:value="30303432" calcext:value-type="float">
            <text:p>30303432</text:p>
          </table:table-cell>
          <table:table-cell table:formula="of:=TIME( ; ;[.A1896]/1000)" office:value-type="time" office:time-value="PT08H25M03.432S" calcext:value-type="time">
            <text:p>08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948.27" calcext:value-type="float">
            <text:p>1948.27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0319432" calcext:value-type="float">
            <text:p>30319432</text:p>
          </table:table-cell>
          <table:table-cell table:formula="of:=TIME( ; ;[.A1897]/1000)" office:value-type="time" office:time-value="PT08H25M19.432S" calcext:value-type="time">
            <text:p>08:25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949.24" calcext:value-type="float">
            <text:p>1949.24</text:p>
          </table:table-cell>
          <table:table-cell office:value-type="float" office:value="2268.06" calcext:value-type="float">
            <text:p>2268.06</text:p>
          </table:table-cell>
        </table:table-row>
        <table:table-row table:style-name="ro1">
          <table:table-cell office:value-type="float" office:value="30335432" calcext:value-type="float">
            <text:p>30335432</text:p>
          </table:table-cell>
          <table:table-cell table:formula="of:=TIME( ; ;[.A1898]/1000)" office:value-type="time" office:time-value="PT08H25M35.432S" calcext:value-type="time">
            <text:p>08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950.21" calcext:value-type="float">
            <text:p>1950.21</text:p>
          </table:table-cell>
          <table:table-cell office:value-type="float" office:value="2269.11" calcext:value-type="float">
            <text:p>2269.11</text:p>
          </table:table-cell>
        </table:table-row>
        <table:table-row table:style-name="ro1">
          <table:table-cell office:value-type="float" office:value="30351432" calcext:value-type="float">
            <text:p>30351432</text:p>
          </table:table-cell>
          <table:table-cell table:formula="of:=TIME( ; ;[.A1899]/1000)" office:value-type="time" office:time-value="PT08H25M51.432S" calcext:value-type="time">
            <text:p>08:25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951.17" calcext:value-type="float">
            <text:p>1951.17</text:p>
          </table:table-cell>
          <table:table-cell office:value-type="float" office:value="2270.17" calcext:value-type="float">
            <text:p>2270.17</text:p>
          </table:table-cell>
        </table:table-row>
        <table:table-row table:style-name="ro1">
          <table:table-cell office:value-type="float" office:value="30367432" calcext:value-type="float">
            <text:p>30367432</text:p>
          </table:table-cell>
          <table:table-cell table:formula="of:=TIME( ; ;[.A1900]/1000)" office:value-type="time" office:time-value="PT08H26M07.432S" calcext:value-type="time">
            <text:p>08:26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952.14" calcext:value-type="float">
            <text:p>1952.14</text:p>
          </table:table-cell>
          <table:table-cell office:value-type="float" office:value="2271.22" calcext:value-type="float">
            <text:p>2271.22</text:p>
          </table:table-cell>
        </table:table-row>
        <table:table-row table:style-name="ro1">
          <table:table-cell office:value-type="float" office:value="30383432" calcext:value-type="float">
            <text:p>30383432</text:p>
          </table:table-cell>
          <table:table-cell table:formula="of:=TIME( ; ;[.A1901]/1000)" office:value-type="time" office:time-value="PT08H26M23.432S" calcext:value-type="time">
            <text:p>08:26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953.1" calcext:value-type="float">
            <text:p>1953.1</text:p>
          </table:table-cell>
          <table:table-cell office:value-type="float" office:value="2272.27" calcext:value-type="float">
            <text:p>2272.27</text:p>
          </table:table-cell>
        </table:table-row>
        <table:table-row table:style-name="ro1">
          <table:table-cell office:value-type="float" office:value="30399432" calcext:value-type="float">
            <text:p>30399432</text:p>
          </table:table-cell>
          <table:table-cell table:formula="of:=TIME( ; ;[.A1902]/1000)" office:value-type="time" office:time-value="PT08H26M39.432S" calcext:value-type="time">
            <text:p>08:26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954.07" calcext:value-type="float">
            <text:p>1954.07</text:p>
          </table:table-cell>
          <table:table-cell office:value-type="float" office:value="2273.33" calcext:value-type="float">
            <text:p>2273.33</text:p>
          </table:table-cell>
        </table:table-row>
        <table:table-row table:style-name="ro1">
          <table:table-cell office:value-type="float" office:value="30415432" calcext:value-type="float">
            <text:p>30415432</text:p>
          </table:table-cell>
          <table:table-cell table:formula="of:=TIME( ; ;[.A1903]/1000)" office:value-type="time" office:time-value="PT08H26M55.432S" calcext:value-type="time">
            <text:p>08:26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955.04" calcext:value-type="float">
            <text:p>1955.04</text:p>
          </table:table-cell>
          <table:table-cell office:value-type="float" office:value="2274.38" calcext:value-type="float">
            <text:p>2274.38</text:p>
          </table:table-cell>
        </table:table-row>
        <table:table-row table:style-name="ro1">
          <table:table-cell office:value-type="float" office:value="30431432" calcext:value-type="float">
            <text:p>30431432</text:p>
          </table:table-cell>
          <table:table-cell table:formula="of:=TIME( ; ;[.A1904]/1000)" office:value-type="time" office:time-value="PT08H27M11.432S" calcext:value-type="time">
            <text:p>08:27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956" calcext:value-type="float">
            <text:p>1956</text:p>
          </table:table-cell>
          <table:table-cell office:value-type="float" office:value="2275.43" calcext:value-type="float">
            <text:p>2275.43</text:p>
          </table:table-cell>
        </table:table-row>
        <table:table-row table:style-name="ro1">
          <table:table-cell office:value-type="float" office:value="30447432" calcext:value-type="float">
            <text:p>30447432</text:p>
          </table:table-cell>
          <table:table-cell table:formula="of:=TIME( ; ;[.A1905]/1000)" office:value-type="time" office:time-value="PT08H27M27.432S" calcext:value-type="time">
            <text:p>08:27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956.97" calcext:value-type="float">
            <text:p>1956.97</text:p>
          </table:table-cell>
          <table:table-cell office:value-type="float" office:value="2276.49" calcext:value-type="float">
            <text:p>2276.49</text:p>
          </table:table-cell>
        </table:table-row>
        <table:table-row table:style-name="ro1">
          <table:table-cell office:value-type="float" office:value="30463432" calcext:value-type="float">
            <text:p>30463432</text:p>
          </table:table-cell>
          <table:table-cell table:formula="of:=TIME( ; ;[.A1906]/1000)" office:value-type="time" office:time-value="PT08H27M43.432S" calcext:value-type="time">
            <text:p>08:27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957.93" calcext:value-type="float">
            <text:p>1957.93</text:p>
          </table:table-cell>
          <table:table-cell office:value-type="float" office:value="2277.54" calcext:value-type="float">
            <text:p>2277.54</text:p>
          </table:table-cell>
        </table:table-row>
        <table:table-row table:style-name="ro1">
          <table:table-cell office:value-type="float" office:value="30479432" calcext:value-type="float">
            <text:p>30479432</text:p>
          </table:table-cell>
          <table:table-cell table:formula="of:=TIME( ; ;[.A1907]/1000)" office:value-type="time" office:time-value="PT08H27M59.432S" calcext:value-type="time">
            <text:p>08:27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958.9" calcext:value-type="float">
            <text:p>1958.9</text:p>
          </table:table-cell>
          <table:table-cell office:value-type="float" office:value="2278.59" calcext:value-type="float">
            <text:p>2278.59</text:p>
          </table:table-cell>
        </table:table-row>
        <table:table-row table:style-name="ro1">
          <table:table-cell office:value-type="float" office:value="30495432" calcext:value-type="float">
            <text:p>30495432</text:p>
          </table:table-cell>
          <table:table-cell table:formula="of:=TIME( ; ;[.A1908]/1000)" office:value-type="time" office:time-value="PT08H28M15.432S" calcext:value-type="time">
            <text:p>08:28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959.86" calcext:value-type="float">
            <text:p>1959.86</text:p>
          </table:table-cell>
          <table:table-cell office:value-type="float" office:value="2279.64" calcext:value-type="float">
            <text:p>2279.64</text:p>
          </table:table-cell>
        </table:table-row>
        <table:table-row table:style-name="ro1">
          <table:table-cell office:value-type="float" office:value="30511432" calcext:value-type="float">
            <text:p>30511432</text:p>
          </table:table-cell>
          <table:table-cell table:formula="of:=TIME( ; ;[.A1909]/1000)" office:value-type="time" office:time-value="PT08H28M31.432S" calcext:value-type="time">
            <text:p>08:28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960.83" calcext:value-type="float">
            <text:p>1960.83</text:p>
          </table:table-cell>
          <table:table-cell office:value-type="float" office:value="2280.69" calcext:value-type="float">
            <text:p>2280.69</text:p>
          </table:table-cell>
        </table:table-row>
        <table:table-row table:style-name="ro1">
          <table:table-cell office:value-type="float" office:value="30527432" calcext:value-type="float">
            <text:p>30527432</text:p>
          </table:table-cell>
          <table:table-cell table:formula="of:=TIME( ; ;[.A1910]/1000)" office:value-type="time" office:time-value="PT08H28M47.432S" calcext:value-type="time">
            <text:p>08:28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5.82" calcext:value-type="float">
            <text:p>235.82</text:p>
          </table:table-cell>
          <table:table-cell office:value-type="float" office:value="1961.79" calcext:value-type="float">
            <text:p>1961.79</text:p>
          </table:table-cell>
          <table:table-cell office:value-type="float" office:value="2281.74" calcext:value-type="float">
            <text:p>2281.74</text:p>
          </table:table-cell>
        </table:table-row>
        <table:table-row table:style-name="ro1">
          <table:table-cell office:value-type="float" office:value="30543432" calcext:value-type="float">
            <text:p>30543432</text:p>
          </table:table-cell>
          <table:table-cell table:formula="of:=TIME( ; ;[.A1911]/1000)" office:value-type="time" office:time-value="PT08H29M03.432S" calcext:value-type="time">
            <text:p>08:29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962.76" calcext:value-type="float">
            <text:p>1962.76</text:p>
          </table:table-cell>
          <table:table-cell office:value-type="float" office:value="2282.79" calcext:value-type="float">
            <text:p>2282.79</text:p>
          </table:table-cell>
        </table:table-row>
        <table:table-row table:style-name="ro1">
          <table:table-cell office:value-type="float" office:value="30559432" calcext:value-type="float">
            <text:p>30559432</text:p>
          </table:table-cell>
          <table:table-cell table:formula="of:=TIME( ; ;[.A1912]/1000)" office:value-type="time" office:time-value="PT08H29M19.432S" calcext:value-type="time">
            <text:p>08:29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963.72" calcext:value-type="float">
            <text:p>1963.72</text:p>
          </table:table-cell>
          <table:table-cell office:value-type="float" office:value="2283.84" calcext:value-type="float">
            <text:p>2283.84</text:p>
          </table:table-cell>
        </table:table-row>
        <table:table-row table:style-name="ro1">
          <table:table-cell office:value-type="float" office:value="30575432" calcext:value-type="float">
            <text:p>30575432</text:p>
          </table:table-cell>
          <table:table-cell table:formula="of:=TIME( ; ;[.A1913]/1000)" office:value-type="time" office:time-value="PT08H29M35.432S" calcext:value-type="time">
            <text:p>08:29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964.69" calcext:value-type="float">
            <text:p>1964.69</text:p>
          </table:table-cell>
          <table:table-cell office:value-type="float" office:value="2284.89" calcext:value-type="float">
            <text:p>2284.89</text:p>
          </table:table-cell>
        </table:table-row>
        <table:table-row table:style-name="ro1">
          <table:table-cell office:value-type="float" office:value="30591432" calcext:value-type="float">
            <text:p>30591432</text:p>
          </table:table-cell>
          <table:table-cell table:formula="of:=TIME( ; ;[.A1914]/1000)" office:value-type="time" office:time-value="PT08H29M51.432S" calcext:value-type="time">
            <text:p>08:29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965.65" calcext:value-type="float">
            <text:p>1965.65</text:p>
          </table:table-cell>
          <table:table-cell office:value-type="float" office:value="2285.94" calcext:value-type="float">
            <text:p>2285.94</text:p>
          </table:table-cell>
        </table:table-row>
        <table:table-row table:style-name="ro1">
          <table:table-cell office:value-type="float" office:value="30607432" calcext:value-type="float">
            <text:p>30607432</text:p>
          </table:table-cell>
          <table:table-cell table:formula="of:=TIME( ; ;[.A1915]/1000)" office:value-type="time" office:time-value="PT08H30M07.432S" calcext:value-type="time">
            <text:p>08:30:07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966.62" calcext:value-type="float">
            <text:p>1966.62</text:p>
          </table:table-cell>
          <table:table-cell office:value-type="float" office:value="2286.99" calcext:value-type="float">
            <text:p>2286.99</text:p>
          </table:table-cell>
        </table:table-row>
        <table:table-row table:style-name="ro1">
          <table:table-cell office:value-type="float" office:value="30623432" calcext:value-type="float">
            <text:p>30623432</text:p>
          </table:table-cell>
          <table:table-cell table:formula="of:=TIME( ; ;[.A1916]/1000)" office:value-type="time" office:time-value="PT08H30M23.432S" calcext:value-type="time">
            <text:p>08:30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1967.58" calcext:value-type="float">
            <text:p>1967.58</text:p>
          </table:table-cell>
          <table:table-cell office:value-type="float" office:value="2288.04" calcext:value-type="float">
            <text:p>2288.04</text:p>
          </table:table-cell>
        </table:table-row>
        <table:table-row table:style-name="ro1">
          <table:table-cell office:value-type="float" office:value="30639432" calcext:value-type="float">
            <text:p>30639432</text:p>
          </table:table-cell>
          <table:table-cell table:formula="of:=TIME( ; ;[.A1917]/1000)" office:value-type="time" office:time-value="PT08H30M39.432S" calcext:value-type="time">
            <text:p>08:30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5.71" calcext:value-type="float">
            <text:p>235.71</text:p>
          </table:table-cell>
          <table:table-cell office:value-type="float" office:value="1968.55" calcext:value-type="float">
            <text:p>1968.55</text:p>
          </table:table-cell>
          <table:table-cell office:value-type="float" office:value="2289.09" calcext:value-type="float">
            <text:p>2289.09</text:p>
          </table:table-cell>
        </table:table-row>
        <table:table-row table:style-name="ro1">
          <table:table-cell office:value-type="float" office:value="30655432" calcext:value-type="float">
            <text:p>30655432</text:p>
          </table:table-cell>
          <table:table-cell table:formula="of:=TIME( ; ;[.A1918]/1000)" office:value-type="time" office:time-value="PT08H30M55.432S" calcext:value-type="time">
            <text:p>08:30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1969.51" calcext:value-type="float">
            <text:p>1969.51</text:p>
          </table:table-cell>
          <table:table-cell office:value-type="float" office:value="2290.14" calcext:value-type="float">
            <text:p>2290.14</text:p>
          </table:table-cell>
        </table:table-row>
        <table:table-row table:style-name="ro1">
          <table:table-cell office:value-type="float" office:value="30671432" calcext:value-type="float">
            <text:p>30671432</text:p>
          </table:table-cell>
          <table:table-cell table:formula="of:=TIME( ; ;[.A1919]/1000)" office:value-type="time" office:time-value="PT08H31M11.432S" calcext:value-type="time">
            <text:p>08:31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1970.48" calcext:value-type="float">
            <text:p>1970.48</text:p>
          </table:table-cell>
          <table:table-cell office:value-type="float" office:value="2291.19" calcext:value-type="float">
            <text:p>2291.19</text:p>
          </table:table-cell>
        </table:table-row>
        <table:table-row table:style-name="ro1">
          <table:table-cell office:value-type="float" office:value="30687432" calcext:value-type="float">
            <text:p>30687432</text:p>
          </table:table-cell>
          <table:table-cell table:formula="of:=TIME( ; ;[.A1920]/1000)" office:value-type="time" office:time-value="PT08H31M27.432S" calcext:value-type="time">
            <text:p>08:31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1971.44" calcext:value-type="float">
            <text:p>1971.44</text:p>
          </table:table-cell>
          <table:table-cell office:value-type="float" office:value="2292.23" calcext:value-type="float">
            <text:p>2292.23</text:p>
          </table:table-cell>
        </table:table-row>
        <table:table-row table:style-name="ro1">
          <table:table-cell office:value-type="float" office:value="30703432" calcext:value-type="float">
            <text:p>30703432</text:p>
          </table:table-cell>
          <table:table-cell table:formula="of:=TIME( ; ;[.A1921]/1000)" office:value-type="time" office:time-value="PT08H31M43.432S" calcext:value-type="time">
            <text:p>08:31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9" calcext:value-type="float">
            <text:p>235.49</text:p>
          </table:table-cell>
          <table:table-cell office:value-type="float" office:value="1972.41" calcext:value-type="float">
            <text:p>1972.41</text:p>
          </table:table-cell>
          <table:table-cell office:value-type="float" office:value="2293.28" calcext:value-type="float">
            <text:p>2293.28</text:p>
          </table:table-cell>
        </table:table-row>
        <table:table-row table:style-name="ro1">
          <table:table-cell office:value-type="float" office:value="30719432" calcext:value-type="float">
            <text:p>30719432</text:p>
          </table:table-cell>
          <table:table-cell table:formula="of:=TIME( ; ;[.A1922]/1000)" office:value-type="time" office:time-value="PT08H31M59.432S" calcext:value-type="time">
            <text:p>08:31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9" calcext:value-type="float">
            <text:p>235.49</text:p>
          </table:table-cell>
          <table:table-cell office:value-type="float" office:value="1973.37" calcext:value-type="float">
            <text:p>1973.37</text:p>
          </table:table-cell>
          <table:table-cell office:value-type="float" office:value="2294.33" calcext:value-type="float">
            <text:p>2294.33</text:p>
          </table:table-cell>
        </table:table-row>
        <table:table-row table:style-name="ro1">
          <table:table-cell office:value-type="float" office:value="30735432" calcext:value-type="float">
            <text:p>30735432</text:p>
          </table:table-cell>
          <table:table-cell table:formula="of:=TIME( ; ;[.A1923]/1000)" office:value-type="time" office:time-value="PT08H32M15.432S" calcext:value-type="time">
            <text:p>08:32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8" calcext:value-type="float">
            <text:p>235.48</text:p>
          </table:table-cell>
          <table:table-cell office:value-type="float" office:value="1974.34" calcext:value-type="float">
            <text:p>1974.34</text:p>
          </table:table-cell>
          <table:table-cell office:value-type="float" office:value="2295.38" calcext:value-type="float">
            <text:p>2295.38</text:p>
          </table:table-cell>
        </table:table-row>
        <table:table-row table:style-name="ro1">
          <table:table-cell office:value-type="float" office:value="30751432" calcext:value-type="float">
            <text:p>30751432</text:p>
          </table:table-cell>
          <table:table-cell table:formula="of:=TIME( ; ;[.A1924]/1000)" office:value-type="time" office:time-value="PT08H32M31.432S" calcext:value-type="time">
            <text:p>08:32:31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5.48" calcext:value-type="float">
            <text:p>235.48</text:p>
          </table:table-cell>
          <table:table-cell office:value-type="float" office:value="1975.3" calcext:value-type="float">
            <text:p>1975.3</text:p>
          </table:table-cell>
          <table:table-cell office:value-type="float" office:value="2296.42" calcext:value-type="float">
            <text:p>2296.42</text:p>
          </table:table-cell>
        </table:table-row>
        <table:table-row table:style-name="ro1">
          <table:table-cell office:value-type="float" office:value="30767432" calcext:value-type="float">
            <text:p>30767432</text:p>
          </table:table-cell>
          <table:table-cell table:formula="of:=TIME( ; ;[.A1925]/1000)" office:value-type="time" office:time-value="PT08H32M47.432S" calcext:value-type="time">
            <text:p>08:32:47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976.26" calcext:value-type="float">
            <text:p>1976.26</text:p>
          </table:table-cell>
          <table:table-cell office:value-type="float" office:value="2297.47" calcext:value-type="float">
            <text:p>2297.47</text:p>
          </table:table-cell>
        </table:table-row>
        <table:table-row table:style-name="ro1">
          <table:table-cell office:value-type="float" office:value="30783432" calcext:value-type="float">
            <text:p>30783432</text:p>
          </table:table-cell>
          <table:table-cell table:formula="of:=TIME( ; ;[.A1926]/1000)" office:value-type="time" office:time-value="PT08H33M03.432S" calcext:value-type="time">
            <text:p>08:33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977.23" calcext:value-type="float">
            <text:p>1977.23</text:p>
          </table:table-cell>
          <table:table-cell office:value-type="float" office:value="2298.52" calcext:value-type="float">
            <text:p>2298.52</text:p>
          </table:table-cell>
        </table:table-row>
        <table:table-row table:style-name="ro1">
          <table:table-cell office:value-type="float" office:value="30799432" calcext:value-type="float">
            <text:p>30799432</text:p>
          </table:table-cell>
          <table:table-cell table:formula="of:=TIME( ; ;[.A1927]/1000)" office:value-type="time" office:time-value="PT08H33M19.432S" calcext:value-type="time">
            <text:p>08:33:19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7" calcext:value-type="float">
            <text:p>235.27</text:p>
          </table:table-cell>
          <table:table-cell office:value-type="float" office:value="1978.19" calcext:value-type="float">
            <text:p>1978.19</text:p>
          </table:table-cell>
          <table:table-cell office:value-type="float" office:value="2299.57" calcext:value-type="float">
            <text:p>2299.57</text:p>
          </table:table-cell>
        </table:table-row>
        <table:table-row table:style-name="ro1">
          <table:table-cell office:value-type="float" office:value="30815432" calcext:value-type="float">
            <text:p>30815432</text:p>
          </table:table-cell>
          <table:table-cell table:formula="of:=TIME( ; ;[.A1928]/1000)" office:value-type="time" office:time-value="PT08H33M35.432S" calcext:value-type="time">
            <text:p>08:33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979.15" calcext:value-type="float">
            <text:p>1979.15</text:p>
          </table:table-cell>
          <table:table-cell office:value-type="float" office:value="2300.61" calcext:value-type="float">
            <text:p>2300.61</text:p>
          </table:table-cell>
        </table:table-row>
        <table:table-row table:style-name="ro1">
          <table:table-cell office:value-type="float" office:value="30831432" calcext:value-type="float">
            <text:p>30831432</text:p>
          </table:table-cell>
          <table:table-cell table:formula="of:=TIME( ; ;[.A1929]/1000)" office:value-type="time" office:time-value="PT08H33M51.432S" calcext:value-type="time">
            <text:p>08:33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1980.12" calcext:value-type="float">
            <text:p>1980.12</text:p>
          </table:table-cell>
          <table:table-cell office:value-type="float" office:value="2301.66" calcext:value-type="float">
            <text:p>2301.66</text:p>
          </table:table-cell>
        </table:table-row>
        <table:table-row table:style-name="ro1">
          <table:table-cell office:value-type="float" office:value="30847432" calcext:value-type="float">
            <text:p>30847432</text:p>
          </table:table-cell>
          <table:table-cell table:formula="of:=TIME( ; ;[.A1930]/1000)" office:value-type="time" office:time-value="PT08H34M07.432S" calcext:value-type="time">
            <text:p>08:34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981.08" calcext:value-type="float">
            <text:p>1981.08</text:p>
          </table:table-cell>
          <table:table-cell office:value-type="float" office:value="2302.7" calcext:value-type="float">
            <text:p>2302.7</text:p>
          </table:table-cell>
        </table:table-row>
        <table:table-row table:style-name="ro1">
          <table:table-cell office:value-type="float" office:value="30863432" calcext:value-type="float">
            <text:p>30863432</text:p>
          </table:table-cell>
          <table:table-cell table:formula="of:=TIME( ; ;[.A1931]/1000)" office:value-type="time" office:time-value="PT08H34M23.432S" calcext:value-type="time">
            <text:p>08:34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1982.04" calcext:value-type="float">
            <text:p>1982.04</text:p>
          </table:table-cell>
          <table:table-cell office:value-type="float" office:value="2303.75" calcext:value-type="float">
            <text:p>2303.75</text:p>
          </table:table-cell>
        </table:table-row>
        <table:table-row table:style-name="ro1">
          <table:table-cell office:value-type="float" office:value="30879432" calcext:value-type="float">
            <text:p>30879432</text:p>
          </table:table-cell>
          <table:table-cell table:formula="of:=TIME( ; ;[.A1932]/1000)" office:value-type="time" office:time-value="PT08H34M39.432S" calcext:value-type="time">
            <text:p>08:34:39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983.01" calcext:value-type="float">
            <text:p>1983.01</text:p>
          </table:table-cell>
          <table:table-cell office:value-type="float" office:value="2304.8" calcext:value-type="float">
            <text:p>2304.8</text:p>
          </table:table-cell>
        </table:table-row>
        <table:table-row table:style-name="ro1">
          <table:table-cell office:value-type="float" office:value="30895432" calcext:value-type="float">
            <text:p>30895432</text:p>
          </table:table-cell>
          <table:table-cell table:formula="of:=TIME( ; ;[.A1933]/1000)" office:value-type="time" office:time-value="PT08H34M55.432S" calcext:value-type="time">
            <text:p>08:34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1983.97" calcext:value-type="float">
            <text:p>1983.97</text:p>
          </table:table-cell>
          <table:table-cell office:value-type="float" office:value="2305.84" calcext:value-type="float">
            <text:p>2305.84</text:p>
          </table:table-cell>
        </table:table-row>
        <table:table-row table:style-name="ro1">
          <table:table-cell office:value-type="float" office:value="30911432" calcext:value-type="float">
            <text:p>30911432</text:p>
          </table:table-cell>
          <table:table-cell table:formula="of:=TIME( ; ;[.A1934]/1000)" office:value-type="time" office:time-value="PT08H35M11.432S" calcext:value-type="time">
            <text:p>08:35:11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1984.93" calcext:value-type="float">
            <text:p>1984.93</text:p>
          </table:table-cell>
          <table:table-cell office:value-type="float" office:value="2306.89" calcext:value-type="float">
            <text:p>2306.89</text:p>
          </table:table-cell>
        </table:table-row>
        <table:table-row table:style-name="ro1">
          <table:table-cell office:value-type="float" office:value="30927432" calcext:value-type="float">
            <text:p>30927432</text:p>
          </table:table-cell>
          <table:table-cell table:formula="of:=TIME( ; ;[.A1935]/1000)" office:value-type="time" office:time-value="PT08H35M27.432S" calcext:value-type="time">
            <text:p>08:35:27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5" calcext:value-type="float">
            <text:p>235.05</text:p>
          </table:table-cell>
          <table:table-cell office:value-type="float" office:value="1985.89" calcext:value-type="float">
            <text:p>1985.89</text:p>
          </table:table-cell>
          <table:table-cell office:value-type="float" office:value="2307.93" calcext:value-type="float">
            <text:p>2307.93</text:p>
          </table:table-cell>
        </table:table-row>
        <table:table-row table:style-name="ro1">
          <table:table-cell office:value-type="float" office:value="30943432" calcext:value-type="float">
            <text:p>30943432</text:p>
          </table:table-cell>
          <table:table-cell table:formula="of:=TIME( ; ;[.A1936]/1000)" office:value-type="time" office:time-value="PT08H35M43.432S" calcext:value-type="time">
            <text:p>08:35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986.86" calcext:value-type="float">
            <text:p>1986.86</text:p>
          </table:table-cell>
          <table:table-cell office:value-type="float" office:value="2308.98" calcext:value-type="float">
            <text:p>2308.98</text:p>
          </table:table-cell>
        </table:table-row>
        <table:table-row table:style-name="ro1">
          <table:table-cell office:value-type="float" office:value="30959432" calcext:value-type="float">
            <text:p>30959432</text:p>
          </table:table-cell>
          <table:table-cell table:formula="of:=TIME( ; ;[.A1937]/1000)" office:value-type="time" office:time-value="PT08H35M59.432S" calcext:value-type="time">
            <text:p>08:35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987.82" calcext:value-type="float">
            <text:p>1987.82</text:p>
          </table:table-cell>
          <table:table-cell office:value-type="float" office:value="2310.02" calcext:value-type="float">
            <text:p>2310.02</text:p>
          </table:table-cell>
        </table:table-row>
        <table:table-row table:style-name="ro1">
          <table:table-cell office:value-type="float" office:value="30975432" calcext:value-type="float">
            <text:p>30975432</text:p>
          </table:table-cell>
          <table:table-cell table:formula="of:=TIME( ; ;[.A1938]/1000)" office:value-type="time" office:time-value="PT08H36M15.432S" calcext:value-type="time">
            <text:p>08:36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1988.78" calcext:value-type="float">
            <text:p>1988.78</text:p>
          </table:table-cell>
          <table:table-cell office:value-type="float" office:value="2311.06" calcext:value-type="float">
            <text:p>2311.06</text:p>
          </table:table-cell>
        </table:table-row>
        <table:table-row table:style-name="ro1">
          <table:table-cell office:value-type="float" office:value="30991432" calcext:value-type="float">
            <text:p>30991432</text:p>
          </table:table-cell>
          <table:table-cell table:formula="of:=TIME( ; ;[.A1939]/1000)" office:value-type="time" office:time-value="PT08H36M31.432S" calcext:value-type="time">
            <text:p>08:36:31</text:p>
          </table:table-cell>
          <table:table-cell office:value-type="float" office:value="1.08" calcext:value-type="float">
            <text:p>1.08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07" calcext:value-type="float">
            <text:p>234.07</text:p>
          </table:table-cell>
          <table:table-cell office:value-type="float" office:value="1989.74" calcext:value-type="float">
            <text:p>1989.74</text:p>
          </table:table-cell>
          <table:table-cell office:value-type="float" office:value="2312.11" calcext:value-type="float">
            <text:p>2312.11</text:p>
          </table:table-cell>
        </table:table-row>
        <table:table-row table:style-name="ro1">
          <table:table-cell office:value-type="float" office:value="31007432" calcext:value-type="float">
            <text:p>31007432</text:p>
          </table:table-cell>
          <table:table-cell table:formula="of:=TIME( ; ;[.A1940]/1000)" office:value-type="time" office:time-value="PT08H36M47.432S" calcext:value-type="time">
            <text:p>08:36:47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1990.7" calcext:value-type="float">
            <text:p>1990.7</text:p>
          </table:table-cell>
          <table:table-cell office:value-type="float" office:value="2313.15" calcext:value-type="float">
            <text:p>2313.15</text:p>
          </table:table-cell>
        </table:table-row>
        <table:table-row table:style-name="ro1">
          <table:table-cell office:value-type="float" office:value="31023432" calcext:value-type="float">
            <text:p>31023432</text:p>
          </table:table-cell>
          <table:table-cell table:formula="of:=TIME( ; ;[.A1941]/1000)" office:value-type="time" office:time-value="PT08H37M03.432S" calcext:value-type="time">
            <text:p>08:37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991.67" calcext:value-type="float">
            <text:p>1991.67</text:p>
          </table:table-cell>
          <table:table-cell office:value-type="float" office:value="2314.19" calcext:value-type="float">
            <text:p>2314.19</text:p>
          </table:table-cell>
        </table:table-row>
        <table:table-row table:style-name="ro1">
          <table:table-cell office:value-type="float" office:value="31039432" calcext:value-type="float">
            <text:p>31039432</text:p>
          </table:table-cell>
          <table:table-cell table:formula="of:=TIME( ; ;[.A1942]/1000)" office:value-type="time" office:time-value="PT08H37M19.432S" calcext:value-type="time">
            <text:p>08:37:19</text:p>
          </table:table-cell>
          <table:table-cell office:value-type="float" office:value="1.08" calcext:value-type="float">
            <text:p>1.08</text:p>
          </table:table-cell>
          <table:table-cell office:value-type="float" office:value="216.3" calcext:value-type="float">
            <text:p>216.3</text:p>
          </table:table-cell>
          <table:table-cell office:value-type="float" office:value="233.96" calcext:value-type="float">
            <text:p>233.96</text:p>
          </table:table-cell>
          <table:table-cell office:value-type="float" office:value="1992.63" calcext:value-type="float">
            <text:p>1992.63</text:p>
          </table:table-cell>
          <table:table-cell office:value-type="float" office:value="2315.23" calcext:value-type="float">
            <text:p>2315.23</text:p>
          </table:table-cell>
        </table:table-row>
        <table:table-row table:style-name="ro1">
          <table:table-cell office:value-type="float" office:value="31055431" calcext:value-type="float">
            <text:p>31055431</text:p>
          </table:table-cell>
          <table:table-cell table:formula="of:=TIME( ; ;[.A1943]/1000)" office:value-type="time" office:time-value="PT08H37M35.431S" calcext:value-type="time">
            <text:p>08:3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993.59" calcext:value-type="float">
            <text:p>1993.59</text:p>
          </table:table-cell>
          <table:table-cell office:value-type="float" office:value="2316.28" calcext:value-type="float">
            <text:p>2316.28</text:p>
          </table:table-cell>
        </table:table-row>
        <table:table-row table:style-name="ro1">
          <table:table-cell office:value-type="float" office:value="31071432" calcext:value-type="float">
            <text:p>31071432</text:p>
          </table:table-cell>
          <table:table-cell table:formula="of:=TIME( ; ;[.A1944]/1000)" office:value-type="time" office:time-value="PT08H37M51.432S" calcext:value-type="time">
            <text:p>08:3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994.55" calcext:value-type="float">
            <text:p>1994.55</text:p>
          </table:table-cell>
          <table:table-cell office:value-type="float" office:value="2317.32" calcext:value-type="float">
            <text:p>2317.32</text:p>
          </table:table-cell>
        </table:table-row>
        <table:table-row table:style-name="ro1">
          <table:table-cell office:value-type="float" office:value="31087432" calcext:value-type="float">
            <text:p>31087432</text:p>
          </table:table-cell>
          <table:table-cell table:formula="of:=TIME( ; ;[.A1945]/1000)" office:value-type="time" office:time-value="PT08H38M07.432S" calcext:value-type="time">
            <text:p>08:38:07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1995.51" calcext:value-type="float">
            <text:p>1995.51</text:p>
          </table:table-cell>
          <table:table-cell office:value-type="float" office:value="2318.36" calcext:value-type="float">
            <text:p>2318.36</text:p>
          </table:table-cell>
        </table:table-row>
        <table:table-row table:style-name="ro1">
          <table:table-cell office:value-type="float" office:value="31103432" calcext:value-type="float">
            <text:p>31103432</text:p>
          </table:table-cell>
          <table:table-cell table:formula="of:=TIME( ; ;[.A1946]/1000)" office:value-type="time" office:time-value="PT08H38M23.432S" calcext:value-type="time">
            <text:p>08:3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1996.47" calcext:value-type="float">
            <text:p>1996.47</text:p>
          </table:table-cell>
          <table:table-cell office:value-type="float" office:value="2319.4" calcext:value-type="float">
            <text:p>2319.4</text:p>
          </table:table-cell>
        </table:table-row>
        <table:table-row table:style-name="ro1">
          <table:table-cell office:value-type="float" office:value="31119432" calcext:value-type="float">
            <text:p>31119432</text:p>
          </table:table-cell>
          <table:table-cell table:formula="of:=TIME( ; ;[.A1947]/1000)" office:value-type="time" office:time-value="PT08H38M39.432S" calcext:value-type="time">
            <text:p>08:38:39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1997.43" calcext:value-type="float">
            <text:p>1997.43</text:p>
          </table:table-cell>
          <table:table-cell office:value-type="float" office:value="2320.44" calcext:value-type="float">
            <text:p>2320.44</text:p>
          </table:table-cell>
        </table:table-row>
        <table:table-row table:style-name="ro1">
          <table:table-cell office:value-type="float" office:value="31135432" calcext:value-type="float">
            <text:p>31135432</text:p>
          </table:table-cell>
          <table:table-cell table:formula="of:=TIME( ; ;[.A1948]/1000)" office:value-type="time" office:time-value="PT08H38M55.432S" calcext:value-type="time">
            <text:p>08:38:55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5" calcext:value-type="float">
            <text:p>233.85</text:p>
          </table:table-cell>
          <table:table-cell office:value-type="float" office:value="1998.39" calcext:value-type="float">
            <text:p>1998.39</text:p>
          </table:table-cell>
          <table:table-cell office:value-type="float" office:value="2321.48" calcext:value-type="float">
            <text:p>2321.48</text:p>
          </table:table-cell>
        </table:table-row>
        <table:table-row table:style-name="ro1">
          <table:table-cell office:value-type="float" office:value="31151432" calcext:value-type="float">
            <text:p>31151432</text:p>
          </table:table-cell>
          <table:table-cell table:formula="of:=TIME( ; ;[.A1949]/1000)" office:value-type="time" office:time-value="PT08H39M11.432S" calcext:value-type="time">
            <text:p>08:39:11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1999.35" calcext:value-type="float">
            <text:p>1999.35</text:p>
          </table:table-cell>
          <table:table-cell office:value-type="float" office:value="2322.52" calcext:value-type="float">
            <text:p>2322.52</text:p>
          </table:table-cell>
        </table:table-row>
        <table:table-row table:style-name="ro1">
          <table:table-cell office:value-type="float" office:value="31167432" calcext:value-type="float">
            <text:p>31167432</text:p>
          </table:table-cell>
          <table:table-cell table:formula="of:=TIME( ; ;[.A1950]/1000)" office:value-type="time" office:time-value="PT08H39M27.432S" calcext:value-type="time">
            <text:p>08:39:27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2000.31" calcext:value-type="float">
            <text:p>2000.31</text:p>
          </table:table-cell>
          <table:table-cell office:value-type="float" office:value="2323.56" calcext:value-type="float">
            <text:p>2323.56</text:p>
          </table:table-cell>
        </table:table-row>
        <table:table-row table:style-name="ro1">
          <table:table-cell office:value-type="float" office:value="31183432" calcext:value-type="float">
            <text:p>31183432</text:p>
          </table:table-cell>
          <table:table-cell table:formula="of:=TIME( ; ;[.A1951]/1000)" office:value-type="time" office:time-value="PT08H39M43.432S" calcext:value-type="time">
            <text:p>08:39:43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2001.27" calcext:value-type="float">
            <text:p>2001.27</text:p>
          </table:table-cell>
          <table:table-cell office:value-type="float" office:value="2324.6" calcext:value-type="float">
            <text:p>2324.6</text:p>
          </table:table-cell>
        </table:table-row>
        <table:table-row table:style-name="ro1">
          <table:table-cell office:value-type="float" office:value="31199432" calcext:value-type="float">
            <text:p>31199432</text:p>
          </table:table-cell>
          <table:table-cell table:formula="of:=TIME( ; ;[.A1952]/1000)" office:value-type="time" office:time-value="PT08H39M59.432S" calcext:value-type="time">
            <text:p>08:3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002.23" calcext:value-type="float">
            <text:p>2002.23</text:p>
          </table:table-cell>
          <table:table-cell office:value-type="float" office:value="2325.64" calcext:value-type="float">
            <text:p>2325.64</text:p>
          </table:table-cell>
        </table:table-row>
        <table:table-row table:style-name="ro1">
          <table:table-cell office:value-type="float" office:value="31215432" calcext:value-type="float">
            <text:p>31215432</text:p>
          </table:table-cell>
          <table:table-cell table:formula="of:=TIME( ; ;[.A1953]/1000)" office:value-type="time" office:time-value="PT08H40M15.432S" calcext:value-type="time">
            <text:p>08:40:15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2003.2" calcext:value-type="float">
            <text:p>2003.2</text:p>
          </table:table-cell>
          <table:table-cell office:value-type="float" office:value="2326.68" calcext:value-type="float">
            <text:p>2326.68</text:p>
          </table:table-cell>
        </table:table-row>
        <table:table-row table:style-name="ro1">
          <table:table-cell office:value-type="float" office:value="31231432" calcext:value-type="float">
            <text:p>31231432</text:p>
          </table:table-cell>
          <table:table-cell table:formula="of:=TIME( ; ;[.A1954]/1000)" office:value-type="time" office:time-value="PT08H40M31.432S" calcext:value-type="time">
            <text:p>08:40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004.16" calcext:value-type="float">
            <text:p>2004.16</text:p>
          </table:table-cell>
          <table:table-cell office:value-type="float" office:value="2327.72" calcext:value-type="float">
            <text:p>2327.72</text:p>
          </table:table-cell>
        </table:table-row>
        <table:table-row table:style-name="ro1">
          <table:table-cell office:value-type="float" office:value="31247432" calcext:value-type="float">
            <text:p>31247432</text:p>
          </table:table-cell>
          <table:table-cell table:formula="of:=TIME( ; ;[.A1955]/1000)" office:value-type="time" office:time-value="PT08H40M47.432S" calcext:value-type="time">
            <text:p>08:40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005.12" calcext:value-type="float">
            <text:p>2005.12</text:p>
          </table:table-cell>
          <table:table-cell office:value-type="float" office:value="2328.76" calcext:value-type="float">
            <text:p>2328.76</text:p>
          </table:table-cell>
        </table:table-row>
        <table:table-row table:style-name="ro1">
          <table:table-cell office:value-type="float" office:value="31263432" calcext:value-type="float">
            <text:p>31263432</text:p>
          </table:table-cell>
          <table:table-cell table:formula="of:=TIME( ; ;[.A1956]/1000)" office:value-type="time" office:time-value="PT08H41M03.432S" calcext:value-type="time">
            <text:p>08:41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006.08" calcext:value-type="float">
            <text:p>2006.08</text:p>
          </table:table-cell>
          <table:table-cell office:value-type="float" office:value="2329.8" calcext:value-type="float">
            <text:p>2329.8</text:p>
          </table:table-cell>
        </table:table-row>
        <table:table-row table:style-name="ro1">
          <table:table-cell office:value-type="float" office:value="31279432" calcext:value-type="float">
            <text:p>31279432</text:p>
          </table:table-cell>
          <table:table-cell table:formula="of:=TIME( ; ;[.A1957]/1000)" office:value-type="time" office:time-value="PT08H41M19.432S" calcext:value-type="time">
            <text:p>08:41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007.04" calcext:value-type="float">
            <text:p>2007.04</text:p>
          </table:table-cell>
          <table:table-cell office:value-type="float" office:value="2330.84" calcext:value-type="float">
            <text:p>2330.84</text:p>
          </table:table-cell>
        </table:table-row>
        <table:table-row table:style-name="ro1">
          <table:table-cell office:value-type="float" office:value="31295432" calcext:value-type="float">
            <text:p>31295432</text:p>
          </table:table-cell>
          <table:table-cell table:formula="of:=TIME( ; ;[.A1958]/1000)" office:value-type="time" office:time-value="PT08H41M35.432S" calcext:value-type="time">
            <text:p>08:41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1" calcext:value-type="float">
            <text:p>233.41</text:p>
          </table:table-cell>
          <table:table-cell office:value-type="float" office:value="2007.99" calcext:value-type="float">
            <text:p>2007.99</text:p>
          </table:table-cell>
          <table:table-cell office:value-type="float" office:value="2331.88" calcext:value-type="float">
            <text:p>2331.88</text:p>
          </table:table-cell>
        </table:table-row>
        <table:table-row table:style-name="ro1">
          <table:table-cell office:value-type="float" office:value="31311432" calcext:value-type="float">
            <text:p>31311432</text:p>
          </table:table-cell>
          <table:table-cell table:formula="of:=TIME( ; ;[.A1959]/1000)" office:value-type="time" office:time-value="PT08H41M51.432S" calcext:value-type="time">
            <text:p>08:41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008.95" calcext:value-type="float">
            <text:p>2008.95</text:p>
          </table:table-cell>
          <table:table-cell office:value-type="float" office:value="2332.91" calcext:value-type="float">
            <text:p>2332.91</text:p>
          </table:table-cell>
        </table:table-row>
        <table:table-row table:style-name="ro1">
          <table:table-cell office:value-type="float" office:value="31327432" calcext:value-type="float">
            <text:p>31327432</text:p>
          </table:table-cell>
          <table:table-cell table:formula="of:=TIME( ; ;[.A1960]/1000)" office:value-type="time" office:time-value="PT08H42M07.432S" calcext:value-type="time">
            <text:p>08:42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009.91" calcext:value-type="float">
            <text:p>2009.91</text:p>
          </table:table-cell>
          <table:table-cell office:value-type="float" office:value="2333.95" calcext:value-type="float">
            <text:p>2333.95</text:p>
          </table:table-cell>
        </table:table-row>
        <table:table-row table:style-name="ro1">
          <table:table-cell office:value-type="float" office:value="31343432" calcext:value-type="float">
            <text:p>31343432</text:p>
          </table:table-cell>
          <table:table-cell table:formula="of:=TIME( ; ;[.A1961]/1000)" office:value-type="time" office:time-value="PT08H42M23.432S" calcext:value-type="time">
            <text:p>08:42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010.87" calcext:value-type="float">
            <text:p>2010.87</text:p>
          </table:table-cell>
          <table:table-cell office:value-type="float" office:value="2334.99" calcext:value-type="float">
            <text:p>2334.99</text:p>
          </table:table-cell>
        </table:table-row>
        <table:table-row table:style-name="ro1">
          <table:table-cell office:value-type="float" office:value="31359432" calcext:value-type="float">
            <text:p>31359432</text:p>
          </table:table-cell>
          <table:table-cell table:formula="of:=TIME( ; ;[.A1962]/1000)" office:value-type="time" office:time-value="PT08H42M39.432S" calcext:value-type="time">
            <text:p>08:42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011.83" calcext:value-type="float">
            <text:p>2011.83</text:p>
          </table:table-cell>
          <table:table-cell office:value-type="float" office:value="2336.03" calcext:value-type="float">
            <text:p>2336.03</text:p>
          </table:table-cell>
        </table:table-row>
        <table:table-row table:style-name="ro1">
          <table:table-cell office:value-type="float" office:value="31375432" calcext:value-type="float">
            <text:p>31375432</text:p>
          </table:table-cell>
          <table:table-cell table:formula="of:=TIME( ; ;[.A1963]/1000)" office:value-type="time" office:time-value="PT08H42M55.432S" calcext:value-type="time">
            <text:p>08:42:55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012.79" calcext:value-type="float">
            <text:p>2012.79</text:p>
          </table:table-cell>
          <table:table-cell office:value-type="float" office:value="2337.07" calcext:value-type="float">
            <text:p>2337.07</text:p>
          </table:table-cell>
        </table:table-row>
        <table:table-row table:style-name="ro1">
          <table:table-cell office:value-type="float" office:value="31391432" calcext:value-type="float">
            <text:p>31391432</text:p>
          </table:table-cell>
          <table:table-cell table:formula="of:=TIME( ; ;[.A1964]/1000)" office:value-type="time" office:time-value="PT08H43M11.432S" calcext:value-type="time">
            <text:p>08:43:11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013.75" calcext:value-type="float">
            <text:p>2013.75</text:p>
          </table:table-cell>
          <table:table-cell office:value-type="float" office:value="2338.1" calcext:value-type="float">
            <text:p>2338.1</text:p>
          </table:table-cell>
        </table:table-row>
        <table:table-row table:style-name="ro1">
          <table:table-cell office:value-type="float" office:value="31407432" calcext:value-type="float">
            <text:p>31407432</text:p>
          </table:table-cell>
          <table:table-cell table:formula="of:=TIME( ; ;[.A1965]/1000)" office:value-type="time" office:time-value="PT08H43M27.432S" calcext:value-type="time">
            <text:p>08:43:27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014.71" calcext:value-type="float">
            <text:p>2014.71</text:p>
          </table:table-cell>
          <table:table-cell office:value-type="float" office:value="2339.14" calcext:value-type="float">
            <text:p>2339.14</text:p>
          </table:table-cell>
        </table:table-row>
        <table:table-row table:style-name="ro1">
          <table:table-cell office:value-type="float" office:value="31423432" calcext:value-type="float">
            <text:p>31423432</text:p>
          </table:table-cell>
          <table:table-cell table:formula="of:=TIME( ; ;[.A1966]/1000)" office:value-type="time" office:time-value="PT08H43M43.432S" calcext:value-type="time">
            <text:p>08:43:43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015.67" calcext:value-type="float">
            <text:p>2015.67</text:p>
          </table:table-cell>
          <table:table-cell office:value-type="float" office:value="2340.17" calcext:value-type="float">
            <text:p>2340.17</text:p>
          </table:table-cell>
        </table:table-row>
        <table:table-row table:style-name="ro1">
          <table:table-cell office:value-type="float" office:value="31439432" calcext:value-type="float">
            <text:p>31439432</text:p>
          </table:table-cell>
          <table:table-cell table:formula="of:=TIME( ; ;[.A1967]/1000)" office:value-type="time" office:time-value="PT08H43M59.432S" calcext:value-type="time">
            <text:p>08:43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2016.63" calcext:value-type="float">
            <text:p>2016.63</text:p>
          </table:table-cell>
          <table:table-cell office:value-type="float" office:value="2341.21" calcext:value-type="float">
            <text:p>2341.21</text:p>
          </table:table-cell>
        </table:table-row>
        <table:table-row table:style-name="ro1">
          <table:table-cell office:value-type="float" office:value="31455432" calcext:value-type="float">
            <text:p>31455432</text:p>
          </table:table-cell>
          <table:table-cell table:formula="of:=TIME( ; ;[.A1968]/1000)" office:value-type="time" office:time-value="PT08H44M15.432S" calcext:value-type="time">
            <text:p>08:44:15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8" calcext:value-type="float">
            <text:p>233.08</text:p>
          </table:table-cell>
          <table:table-cell office:value-type="float" office:value="2017.58" calcext:value-type="float">
            <text:p>2017.58</text:p>
          </table:table-cell>
          <table:table-cell office:value-type="float" office:value="2342.24" calcext:value-type="float">
            <text:p>2342.24</text:p>
          </table:table-cell>
        </table:table-row>
        <table:table-row table:style-name="ro1">
          <table:table-cell office:value-type="float" office:value="31471432" calcext:value-type="float">
            <text:p>31471432</text:p>
          </table:table-cell>
          <table:table-cell table:formula="of:=TIME( ; ;[.A1969]/1000)" office:value-type="time" office:time-value="PT08H44M31.432S" calcext:value-type="time">
            <text:p>08:44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018.54" calcext:value-type="float">
            <text:p>2018.54</text:p>
          </table:table-cell>
          <table:table-cell office:value-type="float" office:value="2343.28" calcext:value-type="float">
            <text:p>2343.28</text:p>
          </table:table-cell>
        </table:table-row>
        <table:table-row table:style-name="ro1">
          <table:table-cell office:value-type="float" office:value="31487432" calcext:value-type="float">
            <text:p>31487432</text:p>
          </table:table-cell>
          <table:table-cell table:formula="of:=TIME( ; ;[.A1970]/1000)" office:value-type="time" office:time-value="PT08H44M47.432S" calcext:value-type="time">
            <text:p>08:44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2.21" calcext:value-type="float">
            <text:p>232.21</text:p>
          </table:table-cell>
          <table:table-cell office:value-type="float" office:value="2019.5" calcext:value-type="float">
            <text:p>2019.5</text:p>
          </table:table-cell>
          <table:table-cell office:value-type="float" office:value="2344.31" calcext:value-type="float">
            <text:p>2344.31</text:p>
          </table:table-cell>
        </table:table-row>
        <table:table-row table:style-name="ro1">
          <table:table-cell office:value-type="float" office:value="31503432" calcext:value-type="float">
            <text:p>31503432</text:p>
          </table:table-cell>
          <table:table-cell table:formula="of:=TIME( ; ;[.A1971]/1000)" office:value-type="time" office:time-value="PT08H45M03.432S" calcext:value-type="time">
            <text:p>08:45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7" calcext:value-type="float">
            <text:p>232.97</text:p>
          </table:table-cell>
          <table:table-cell office:value-type="float" office:value="2020.46" calcext:value-type="float">
            <text:p>2020.46</text:p>
          </table:table-cell>
          <table:table-cell office:value-type="float" office:value="2345.35" calcext:value-type="float">
            <text:p>2345.35</text:p>
          </table:table-cell>
        </table:table-row>
        <table:table-row table:style-name="ro1">
          <table:table-cell office:value-type="float" office:value="31519432" calcext:value-type="float">
            <text:p>31519432</text:p>
          </table:table-cell>
          <table:table-cell table:formula="of:=TIME( ; ;[.A1972]/1000)" office:value-type="time" office:time-value="PT08H45M19.432S" calcext:value-type="time">
            <text:p>08:45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021.41" calcext:value-type="float">
            <text:p>2021.41</text:p>
          </table:table-cell>
          <table:table-cell office:value-type="float" office:value="2346.38" calcext:value-type="float">
            <text:p>2346.38</text:p>
          </table:table-cell>
        </table:table-row>
        <table:table-row table:style-name="ro1">
          <table:table-cell office:value-type="float" office:value="31535432" calcext:value-type="float">
            <text:p>31535432</text:p>
          </table:table-cell>
          <table:table-cell table:formula="of:=TIME( ; ;[.A1973]/1000)" office:value-type="time" office:time-value="PT08H45M35.432S" calcext:value-type="time">
            <text:p>08:45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022.37" calcext:value-type="float">
            <text:p>2022.37</text:p>
          </table:table-cell>
          <table:table-cell office:value-type="float" office:value="2347.41" calcext:value-type="float">
            <text:p>2347.41</text:p>
          </table:table-cell>
        </table:table-row>
        <table:table-row table:style-name="ro1">
          <table:table-cell office:value-type="float" office:value="31551432" calcext:value-type="float">
            <text:p>31551432</text:p>
          </table:table-cell>
          <table:table-cell table:formula="of:=TIME( ; ;[.A1974]/1000)" office:value-type="time" office:time-value="PT08H45M51.432S" calcext:value-type="time">
            <text:p>08:45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2023.33" calcext:value-type="float">
            <text:p>2023.33</text:p>
          </table:table-cell>
          <table:table-cell office:value-type="float" office:value="2348.44" calcext:value-type="float">
            <text:p>2348.44</text:p>
          </table:table-cell>
        </table:table-row>
        <table:table-row table:style-name="ro1">
          <table:table-cell office:value-type="float" office:value="31567432" calcext:value-type="float">
            <text:p>31567432</text:p>
          </table:table-cell>
          <table:table-cell table:formula="of:=TIME( ; ;[.A1975]/1000)" office:value-type="time" office:time-value="PT08H46M07.432S" calcext:value-type="time">
            <text:p>08:46:07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024.29" calcext:value-type="float">
            <text:p>2024.29</text:p>
          </table:table-cell>
          <table:table-cell office:value-type="float" office:value="2349.48" calcext:value-type="float">
            <text:p>2349.48</text:p>
          </table:table-cell>
        </table:table-row>
        <table:table-row table:style-name="ro1">
          <table:table-cell office:value-type="float" office:value="31583432" calcext:value-type="float">
            <text:p>31583432</text:p>
          </table:table-cell>
          <table:table-cell table:formula="of:=TIME( ; ;[.A1976]/1000)" office:value-type="time" office:time-value="PT08H46M23.432S" calcext:value-type="time">
            <text:p>08:46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2025.24" calcext:value-type="float">
            <text:p>2025.24</text:p>
          </table:table-cell>
          <table:table-cell office:value-type="float" office:value="2350.51" calcext:value-type="float">
            <text:p>2350.51</text:p>
          </table:table-cell>
        </table:table-row>
        <table:table-row table:style-name="ro1">
          <table:table-cell office:value-type="float" office:value="31599432" calcext:value-type="float">
            <text:p>31599432</text:p>
          </table:table-cell>
          <table:table-cell table:formula="of:=TIME( ; ;[.A1977]/1000)" office:value-type="time" office:time-value="PT08H46M39.432S" calcext:value-type="time">
            <text:p>08:46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2026.2" calcext:value-type="float">
            <text:p>2026.2</text:p>
          </table:table-cell>
          <table:table-cell office:value-type="float" office:value="2351.54" calcext:value-type="float">
            <text:p>2351.54</text:p>
          </table:table-cell>
        </table:table-row>
        <table:table-row table:style-name="ro1">
          <table:table-cell office:value-type="float" office:value="31615432" calcext:value-type="float">
            <text:p>31615432</text:p>
          </table:table-cell>
          <table:table-cell table:formula="of:=TIME( ; ;[.A1978]/1000)" office:value-type="time" office:time-value="PT08H46M55.432S" calcext:value-type="time">
            <text:p>08:46:55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027.16" calcext:value-type="float">
            <text:p>2027.16</text:p>
          </table:table-cell>
          <table:table-cell office:value-type="float" office:value="2352.57" calcext:value-type="float">
            <text:p>2352.57</text:p>
          </table:table-cell>
        </table:table-row>
        <table:table-row table:style-name="ro1">
          <table:table-cell office:value-type="float" office:value="31631432" calcext:value-type="float">
            <text:p>31631432</text:p>
          </table:table-cell>
          <table:table-cell table:formula="of:=TIME( ; ;[.A1979]/1000)" office:value-type="time" office:time-value="PT08H47M11.432S" calcext:value-type="time">
            <text:p>08:47:11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028.11" calcext:value-type="float">
            <text:p>2028.11</text:p>
          </table:table-cell>
          <table:table-cell office:value-type="float" office:value="2353.6" calcext:value-type="float">
            <text:p>2353.6</text:p>
          </table:table-cell>
        </table:table-row>
        <table:table-row table:style-name="ro1">
          <table:table-cell office:value-type="float" office:value="31647432" calcext:value-type="float">
            <text:p>31647432</text:p>
          </table:table-cell>
          <table:table-cell table:formula="of:=TIME( ; ;[.A1980]/1000)" office:value-type="time" office:time-value="PT08H47M27.432S" calcext:value-type="time">
            <text:p>08:47:27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029.07" calcext:value-type="float">
            <text:p>2029.07</text:p>
          </table:table-cell>
          <table:table-cell office:value-type="float" office:value="2354.63" calcext:value-type="float">
            <text:p>2354.63</text:p>
          </table:table-cell>
        </table:table-row>
        <table:table-row table:style-name="ro1">
          <table:table-cell office:value-type="float" office:value="31663432" calcext:value-type="float">
            <text:p>31663432</text:p>
          </table:table-cell>
          <table:table-cell table:formula="of:=TIME( ; ;[.A1981]/1000)" office:value-type="time" office:time-value="PT08H47M43.432S" calcext:value-type="time">
            <text:p>08:47:43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030.03" calcext:value-type="float">
            <text:p>2030.03</text:p>
          </table:table-cell>
          <table:table-cell office:value-type="float" office:value="2355.67" calcext:value-type="float">
            <text:p>2355.67</text:p>
          </table:table-cell>
        </table:table-row>
        <table:table-row table:style-name="ro1">
          <table:table-cell office:value-type="float" office:value="31679432" calcext:value-type="float">
            <text:p>31679432</text:p>
          </table:table-cell>
          <table:table-cell table:formula="of:=TIME( ; ;[.A1982]/1000)" office:value-type="time" office:time-value="PT08H47M59.432S" calcext:value-type="time">
            <text:p>08:47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030.98" calcext:value-type="float">
            <text:p>2030.98</text:p>
          </table:table-cell>
          <table:table-cell office:value-type="float" office:value="2356.7" calcext:value-type="float">
            <text:p>2356.7</text:p>
          </table:table-cell>
        </table:table-row>
        <table:table-row table:style-name="ro1">
          <table:table-cell office:value-type="float" office:value="31695432" calcext:value-type="float">
            <text:p>31695432</text:p>
          </table:table-cell>
          <table:table-cell table:formula="of:=TIME( ; ;[.A1983]/1000)" office:value-type="time" office:time-value="PT08H48M15.432S" calcext:value-type="time">
            <text:p>08:48:15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031.94" calcext:value-type="float">
            <text:p>2031.94</text:p>
          </table:table-cell>
          <table:table-cell office:value-type="float" office:value="2357.73" calcext:value-type="float">
            <text:p>2357.73</text:p>
          </table:table-cell>
        </table:table-row>
        <table:table-row table:style-name="ro1">
          <table:table-cell office:value-type="float" office:value="31711432" calcext:value-type="float">
            <text:p>31711432</text:p>
          </table:table-cell>
          <table:table-cell table:formula="of:=TIME( ; ;[.A1984]/1000)" office:value-type="time" office:time-value="PT08H48M31.432S" calcext:value-type="time">
            <text:p>08:48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032.89" calcext:value-type="float">
            <text:p>2032.89</text:p>
          </table:table-cell>
          <table:table-cell office:value-type="float" office:value="2358.76" calcext:value-type="float">
            <text:p>2358.76</text:p>
          </table:table-cell>
        </table:table-row>
        <table:table-row table:style-name="ro1">
          <table:table-cell office:value-type="float" office:value="31727432" calcext:value-type="float">
            <text:p>31727432</text:p>
          </table:table-cell>
          <table:table-cell table:formula="of:=TIME( ; ;[.A1985]/1000)" office:value-type="time" office:time-value="PT08H48M47.432S" calcext:value-type="time">
            <text:p>08:48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033.85" calcext:value-type="float">
            <text:p>2033.85</text:p>
          </table:table-cell>
          <table:table-cell office:value-type="float" office:value="2359.79" calcext:value-type="float">
            <text:p>2359.79</text:p>
          </table:table-cell>
        </table:table-row>
        <table:table-row table:style-name="ro1">
          <table:table-cell office:value-type="float" office:value="31743432" calcext:value-type="float">
            <text:p>31743432</text:p>
          </table:table-cell>
          <table:table-cell table:formula="of:=TIME( ; ;[.A1986]/1000)" office:value-type="time" office:time-value="PT08H49M03.432S" calcext:value-type="time">
            <text:p>08:49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034.8" calcext:value-type="float">
            <text:p>2034.8</text:p>
          </table:table-cell>
          <table:table-cell office:value-type="float" office:value="2360.82" calcext:value-type="float">
            <text:p>2360.82</text:p>
          </table:table-cell>
        </table:table-row>
        <table:table-row table:style-name="ro1">
          <table:table-cell office:value-type="float" office:value="31759432" calcext:value-type="float">
            <text:p>31759432</text:p>
          </table:table-cell>
          <table:table-cell table:formula="of:=TIME( ; ;[.A1987]/1000)" office:value-type="time" office:time-value="PT08H49M19.432S" calcext:value-type="time">
            <text:p>08:49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035.76" calcext:value-type="float">
            <text:p>2035.76</text:p>
          </table:table-cell>
          <table:table-cell office:value-type="float" office:value="2361.85" calcext:value-type="float">
            <text:p>2361.85</text:p>
          </table:table-cell>
        </table:table-row>
        <table:table-row table:style-name="ro1">
          <table:table-cell office:value-type="float" office:value="31775432" calcext:value-type="float">
            <text:p>31775432</text:p>
          </table:table-cell>
          <table:table-cell table:formula="of:=TIME( ; ;[.A1988]/1000)" office:value-type="time" office:time-value="PT08H49M35.432S" calcext:value-type="time">
            <text:p>08:49:35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036.71" calcext:value-type="float">
            <text:p>2036.71</text:p>
          </table:table-cell>
          <table:table-cell office:value-type="float" office:value="2362.88" calcext:value-type="float">
            <text:p>2362.88</text:p>
          </table:table-cell>
        </table:table-row>
        <table:table-row table:style-name="ro1">
          <table:table-cell office:value-type="float" office:value="31791432" calcext:value-type="float">
            <text:p>31791432</text:p>
          </table:table-cell>
          <table:table-cell table:formula="of:=TIME( ; ;[.A1989]/1000)" office:value-type="time" office:time-value="PT08H49M51.432S" calcext:value-type="time">
            <text:p>08:49:51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037.67" calcext:value-type="float">
            <text:p>2037.67</text:p>
          </table:table-cell>
          <table:table-cell office:value-type="float" office:value="2363.91" calcext:value-type="float">
            <text:p>2363.91</text:p>
          </table:table-cell>
        </table:table-row>
        <table:table-row table:style-name="ro1">
          <table:table-cell office:value-type="float" office:value="31807432" calcext:value-type="float">
            <text:p>31807432</text:p>
          </table:table-cell>
          <table:table-cell table:formula="of:=TIME( ; ;[.A1990]/1000)" office:value-type="time" office:time-value="PT08H50M07.432S" calcext:value-type="time">
            <text:p>08:50:07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038.63" calcext:value-type="float">
            <text:p>2038.63</text:p>
          </table:table-cell>
          <table:table-cell office:value-type="float" office:value="2364.93" calcext:value-type="float">
            <text:p>2364.93</text:p>
          </table:table-cell>
        </table:table-row>
        <table:table-row table:style-name="ro1">
          <table:table-cell office:value-type="float" office:value="31823432" calcext:value-type="float">
            <text:p>31823432</text:p>
          </table:table-cell>
          <table:table-cell table:formula="of:=TIME( ; ;[.A1991]/1000)" office:value-type="time" office:time-value="PT08H50M23.432S" calcext:value-type="time">
            <text:p>08:50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039.58" calcext:value-type="float">
            <text:p>2039.58</text:p>
          </table:table-cell>
          <table:table-cell office:value-type="float" office:value="2365.96" calcext:value-type="float">
            <text:p>2365.96</text:p>
          </table:table-cell>
        </table:table-row>
        <table:table-row table:style-name="ro1">
          <table:table-cell office:value-type="float" office:value="31839432" calcext:value-type="float">
            <text:p>31839432</text:p>
          </table:table-cell>
          <table:table-cell table:formula="of:=TIME( ; ;[.A1992]/1000)" office:value-type="time" office:time-value="PT08H50M39.432S" calcext:value-type="time">
            <text:p>08:50:39</text:p>
          </table:table-cell>
          <table:table-cell office:value-type="float" office:value="1.07" calcext:value-type="float">
            <text:p>1.07</text:p>
          </table:table-cell>
          <table:table-cell office:value-type="float" office:value="214.8" calcext:value-type="float">
            <text:p>214.8</text:p>
          </table:table-cell>
          <table:table-cell office:value-type="float" office:value="230.58" calcext:value-type="float">
            <text:p>230.58</text:p>
          </table:table-cell>
          <table:table-cell office:value-type="float" office:value="2040.54" calcext:value-type="float">
            <text:p>2040.54</text:p>
          </table:table-cell>
          <table:table-cell office:value-type="float" office:value="2366.99" calcext:value-type="float">
            <text:p>2366.99</text:p>
          </table:table-cell>
        </table:table-row>
        <table:table-row table:style-name="ro1">
          <table:table-cell office:value-type="float" office:value="31855432" calcext:value-type="float">
            <text:p>31855432</text:p>
          </table:table-cell>
          <table:table-cell table:formula="of:=TIME( ; ;[.A1993]/1000)" office:value-type="time" office:time-value="PT08H50M55.432S" calcext:value-type="time">
            <text:p>08:50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041.49" calcext:value-type="float">
            <text:p>2041.49</text:p>
          </table:table-cell>
          <table:table-cell office:value-type="float" office:value="2368.02" calcext:value-type="float">
            <text:p>2368.02</text:p>
          </table:table-cell>
        </table:table-row>
        <table:table-row table:style-name="ro1">
          <table:table-cell office:value-type="float" office:value="31871432" calcext:value-type="float">
            <text:p>31871432</text:p>
          </table:table-cell>
          <table:table-cell table:formula="of:=TIME( ; ;[.A1994]/1000)" office:value-type="time" office:time-value="PT08H51M11.432S" calcext:value-type="time">
            <text:p>08:51:11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042.44" calcext:value-type="float">
            <text:p>2042.44</text:p>
          </table:table-cell>
          <table:table-cell office:value-type="float" office:value="2369.04" calcext:value-type="float">
            <text:p>2369.04</text:p>
          </table:table-cell>
        </table:table-row>
        <table:table-row table:style-name="ro1">
          <table:table-cell office:value-type="float" office:value="31887432" calcext:value-type="float">
            <text:p>31887432</text:p>
          </table:table-cell>
          <table:table-cell table:formula="of:=TIME( ; ;[.A1995]/1000)" office:value-type="time" office:time-value="PT08H51M27.432S" calcext:value-type="time">
            <text:p>08:51:27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043.4" calcext:value-type="float">
            <text:p>2043.4</text:p>
          </table:table-cell>
          <table:table-cell office:value-type="float" office:value="2370.07" calcext:value-type="float">
            <text:p>2370.07</text:p>
          </table:table-cell>
        </table:table-row>
        <table:table-row table:style-name="ro1">
          <table:table-cell office:value-type="float" office:value="31903432" calcext:value-type="float">
            <text:p>31903432</text:p>
          </table:table-cell>
          <table:table-cell table:formula="of:=TIME( ; ;[.A1996]/1000)" office:value-type="time" office:time-value="PT08H51M43.432S" calcext:value-type="time">
            <text:p>08:51:43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2044.35" calcext:value-type="float">
            <text:p>2044.35</text:p>
          </table:table-cell>
          <table:table-cell office:value-type="float" office:value="2371.09" calcext:value-type="float">
            <text:p>2371.09</text:p>
          </table:table-cell>
        </table:table-row>
        <table:table-row table:style-name="ro1">
          <table:table-cell office:value-type="float" office:value="31919432" calcext:value-type="float">
            <text:p>31919432</text:p>
          </table:table-cell>
          <table:table-cell table:formula="of:=TIME( ; ;[.A1997]/1000)" office:value-type="time" office:time-value="PT08H51M59.432S" calcext:value-type="time">
            <text:p>08:51:59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2045.31" calcext:value-type="float">
            <text:p>2045.31</text:p>
          </table:table-cell>
          <table:table-cell office:value-type="float" office:value="2372.12" calcext:value-type="float">
            <text:p>2372.12</text:p>
          </table:table-cell>
        </table:table-row>
        <table:table-row table:style-name="ro1">
          <table:table-cell office:value-type="float" office:value="31935432" calcext:value-type="float">
            <text:p>31935432</text:p>
          </table:table-cell>
          <table:table-cell table:formula="of:=TIME( ; ;[.A1998]/1000)" office:value-type="time" office:time-value="PT08H52M15.432S" calcext:value-type="time">
            <text:p>08:52:15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2046.26" calcext:value-type="float">
            <text:p>2046.26</text:p>
          </table:table-cell>
          <table:table-cell office:value-type="float" office:value="2373.14" calcext:value-type="float">
            <text:p>2373.14</text:p>
          </table:table-cell>
        </table:table-row>
        <table:table-row table:style-name="ro1">
          <table:table-cell office:value-type="float" office:value="31951432" calcext:value-type="float">
            <text:p>31951432</text:p>
          </table:table-cell>
          <table:table-cell table:formula="of:=TIME( ; ;[.A1999]/1000)" office:value-type="time" office:time-value="PT08H52M31.432S" calcext:value-type="time">
            <text:p>08:52:31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047.22" calcext:value-type="float">
            <text:p>2047.22</text:p>
          </table:table-cell>
          <table:table-cell office:value-type="float" office:value="2374.17" calcext:value-type="float">
            <text:p>2374.17</text:p>
          </table:table-cell>
        </table:table-row>
        <table:table-row table:style-name="ro1">
          <table:table-cell office:value-type="float" office:value="31967432" calcext:value-type="float">
            <text:p>31967432</text:p>
          </table:table-cell>
          <table:table-cell table:formula="of:=TIME( ; ;[.A2000]/1000)" office:value-type="time" office:time-value="PT08H52M47.432S" calcext:value-type="time">
            <text:p>08:52:47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048.17" calcext:value-type="float">
            <text:p>2048.17</text:p>
          </table:table-cell>
          <table:table-cell office:value-type="float" office:value="2375.19" calcext:value-type="float">
            <text:p>2375.19</text:p>
          </table:table-cell>
        </table:table-row>
        <table:table-row table:style-name="ro1">
          <table:table-cell office:value-type="float" office:value="31983432" calcext:value-type="float">
            <text:p>31983432</text:p>
          </table:table-cell>
          <table:table-cell table:formula="of:=TIME( ; ;[.A2001]/1000)" office:value-type="time" office:time-value="PT08H53M03.432S" calcext:value-type="time">
            <text:p>08:53:03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049.12" calcext:value-type="float">
            <text:p>2049.12</text:p>
          </table:table-cell>
          <table:table-cell office:value-type="float" office:value="2376.22" calcext:value-type="float">
            <text:p>2376.22</text:p>
          </table:table-cell>
        </table:table-row>
        <table:table-row table:style-name="ro1">
          <table:table-cell office:value-type="float" office:value="31999432" calcext:value-type="float">
            <text:p>31999432</text:p>
          </table:table-cell>
          <table:table-cell table:formula="of:=TIME( ; ;[.A2002]/1000)" office:value-type="time" office:time-value="PT08H53M19.432S" calcext:value-type="time">
            <text:p>08:53:19</text:p>
          </table:table-cell>
          <table:table-cell office:value-type="float" office:value="1.07" calcext:value-type="float">
            <text:p>1.07</text:p>
          </table:table-cell>
          <table:table-cell office:value-type="float" office:value="214.5" calcext:value-type="float">
            <text:p>214.5</text:p>
          </table:table-cell>
          <table:table-cell office:value-type="float" office:value="230.26" calcext:value-type="float">
            <text:p>230.26</text:p>
          </table:table-cell>
          <table:table-cell office:value-type="float" office:value="2050.07" calcext:value-type="float">
            <text:p>2050.07</text:p>
          </table:table-cell>
          <table:table-cell office:value-type="float" office:value="2377.24" calcext:value-type="float">
            <text:p>2377.24</text:p>
          </table:table-cell>
        </table:table-row>
        <table:table-row table:style-name="ro1">
          <table:table-cell office:value-type="float" office:value="32015432" calcext:value-type="float">
            <text:p>32015432</text:p>
          </table:table-cell>
          <table:table-cell table:formula="of:=TIME( ; ;[.A2003]/1000)" office:value-type="time" office:time-value="PT08H53M35.432S" calcext:value-type="time">
            <text:p>08:53:35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2051.03" calcext:value-type="float">
            <text:p>2051.03</text:p>
          </table:table-cell>
          <table:table-cell office:value-type="float" office:value="2378.27" calcext:value-type="float">
            <text:p>2378.27</text:p>
          </table:table-cell>
        </table:table-row>
        <table:table-row table:style-name="ro1">
          <table:table-cell office:value-type="float" office:value="32031432" calcext:value-type="float">
            <text:p>32031432</text:p>
          </table:table-cell>
          <table:table-cell table:formula="of:=TIME( ; ;[.A2004]/1000)" office:value-type="time" office:time-value="PT08H53M51.432S" calcext:value-type="time">
            <text:p>08:53:51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2051.98" calcext:value-type="float">
            <text:p>2051.98</text:p>
          </table:table-cell>
          <table:table-cell office:value-type="float" office:value="2379.29" calcext:value-type="float">
            <text:p>2379.29</text:p>
          </table:table-cell>
        </table:table-row>
        <table:table-row table:style-name="ro1">
          <table:table-cell office:value-type="float" office:value="32047432" calcext:value-type="float">
            <text:p>32047432</text:p>
          </table:table-cell>
          <table:table-cell table:formula="of:=TIME( ; ;[.A2005]/1000)" office:value-type="time" office:time-value="PT08H54M07.432S" calcext:value-type="time">
            <text:p>08:54:07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2052.93" calcext:value-type="float">
            <text:p>2052.93</text:p>
          </table:table-cell>
          <table:table-cell office:value-type="float" office:value="2380.31" calcext:value-type="float">
            <text:p>2380.31</text:p>
          </table:table-cell>
        </table:table-row>
        <table:table-row table:style-name="ro1">
          <table:table-cell office:value-type="float" office:value="32063432" calcext:value-type="float">
            <text:p>32063432</text:p>
          </table:table-cell>
          <table:table-cell table:formula="of:=TIME( ; ;[.A2006]/1000)" office:value-type="time" office:time-value="PT08H54M23.432S" calcext:value-type="time">
            <text:p>08:54:23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2053.89" calcext:value-type="float">
            <text:p>2053.89</text:p>
          </table:table-cell>
          <table:table-cell office:value-type="float" office:value="2381.34" calcext:value-type="float">
            <text:p>2381.34</text:p>
          </table:table-cell>
        </table:table-row>
        <table:table-row table:style-name="ro1">
          <table:table-cell office:value-type="float" office:value="32079432" calcext:value-type="float">
            <text:p>32079432</text:p>
          </table:table-cell>
          <table:table-cell table:formula="of:=TIME( ; ;[.A2007]/1000)" office:value-type="time" office:time-value="PT08H54M39.432S" calcext:value-type="time">
            <text:p>08:54:39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2054.84" calcext:value-type="float">
            <text:p>2054.84</text:p>
          </table:table-cell>
          <table:table-cell office:value-type="float" office:value="2382.36" calcext:value-type="float">
            <text:p>2382.36</text:p>
          </table:table-cell>
        </table:table-row>
        <table:table-row table:style-name="ro1">
          <table:table-cell office:value-type="float" office:value="32095432" calcext:value-type="float">
            <text:p>32095432</text:p>
          </table:table-cell>
          <table:table-cell table:formula="of:=TIME( ; ;[.A2008]/1000)" office:value-type="time" office:time-value="PT08H54M55.432S" calcext:value-type="time">
            <text:p>08:54:55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2055.79" calcext:value-type="float">
            <text:p>2055.79</text:p>
          </table:table-cell>
          <table:table-cell office:value-type="float" office:value="2383.38" calcext:value-type="float">
            <text:p>2383.38</text:p>
          </table:table-cell>
        </table:table-row>
        <table:table-row table:style-name="ro1">
          <table:table-cell office:value-type="float" office:value="32111432" calcext:value-type="float">
            <text:p>32111432</text:p>
          </table:table-cell>
          <table:table-cell table:formula="of:=TIME( ; ;[.A2009]/1000)" office:value-type="time" office:time-value="PT08H55M11.432S" calcext:value-type="time">
            <text:p>08:55:11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056.75" calcext:value-type="float">
            <text:p>2056.75</text:p>
          </table:table-cell>
          <table:table-cell office:value-type="float" office:value="2384.4" calcext:value-type="float">
            <text:p>2384.4</text:p>
          </table:table-cell>
        </table:table-row>
        <table:table-row table:style-name="ro1">
          <table:table-cell office:value-type="float" office:value="32127432" calcext:value-type="float">
            <text:p>32127432</text:p>
          </table:table-cell>
          <table:table-cell table:formula="of:=TIME( ; ;[.A2010]/1000)" office:value-type="time" office:time-value="PT08H55M27.432S" calcext:value-type="time">
            <text:p>08:55:27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057.7" calcext:value-type="float">
            <text:p>2057.7</text:p>
          </table:table-cell>
          <table:table-cell office:value-type="float" office:value="2385.43" calcext:value-type="float">
            <text:p>2385.43</text:p>
          </table:table-cell>
        </table:table-row>
        <table:table-row table:style-name="ro1">
          <table:table-cell office:value-type="float" office:value="32143432" calcext:value-type="float">
            <text:p>32143432</text:p>
          </table:table-cell>
          <table:table-cell table:formula="of:=TIME( ; ;[.A2011]/1000)" office:value-type="time" office:time-value="PT08H55M43.432S" calcext:value-type="time">
            <text:p>08:55:43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058.65" calcext:value-type="float">
            <text:p>2058.65</text:p>
          </table:table-cell>
          <table:table-cell office:value-type="float" office:value="2386.45" calcext:value-type="float">
            <text:p>2386.45</text:p>
          </table:table-cell>
        </table:table-row>
        <table:table-row table:style-name="ro1">
          <table:table-cell office:value-type="float" office:value="32159432" calcext:value-type="float">
            <text:p>32159432</text:p>
          </table:table-cell>
          <table:table-cell table:formula="of:=TIME( ; ;[.A2012]/1000)" office:value-type="time" office:time-value="PT08H55M59.432S" calcext:value-type="time">
            <text:p>08:55:59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059.6" calcext:value-type="float">
            <text:p>2059.6</text:p>
          </table:table-cell>
          <table:table-cell office:value-type="float" office:value="2387.47" calcext:value-type="float">
            <text:p>2387.47</text:p>
          </table:table-cell>
        </table:table-row>
        <table:table-row table:style-name="ro1">
          <table:table-cell office:value-type="float" office:value="32175432" calcext:value-type="float">
            <text:p>32175432</text:p>
          </table:table-cell>
          <table:table-cell table:formula="of:=TIME( ; ;[.A2013]/1000)" office:value-type="time" office:time-value="PT08H56M15.432S" calcext:value-type="time">
            <text:p>08:56:15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060.56" calcext:value-type="float">
            <text:p>2060.56</text:p>
          </table:table-cell>
          <table:table-cell office:value-type="float" office:value="2388.49" calcext:value-type="float">
            <text:p>2388.49</text:p>
          </table:table-cell>
        </table:table-row>
        <table:table-row table:style-name="ro1">
          <table:table-cell office:value-type="float" office:value="32191432" calcext:value-type="float">
            <text:p>32191432</text:p>
          </table:table-cell>
          <table:table-cell table:formula="of:=TIME( ; ;[.A2014]/1000)" office:value-type="time" office:time-value="PT08H56M31.432S" calcext:value-type="time">
            <text:p>08:56:31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061.51" calcext:value-type="float">
            <text:p>2061.51</text:p>
          </table:table-cell>
          <table:table-cell office:value-type="float" office:value="2389.51" calcext:value-type="float">
            <text:p>2389.51</text:p>
          </table:table-cell>
        </table:table-row>
        <table:table-row table:style-name="ro1">
          <table:table-cell office:value-type="float" office:value="32207432" calcext:value-type="float">
            <text:p>32207432</text:p>
          </table:table-cell>
          <table:table-cell table:formula="of:=TIME( ; ;[.A2015]/1000)" office:value-type="time" office:time-value="PT08H56M47.432S" calcext:value-type="time">
            <text:p>08:56:47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062.46" calcext:value-type="float">
            <text:p>2062.46</text:p>
          </table:table-cell>
          <table:table-cell office:value-type="float" office:value="2390.53" calcext:value-type="float">
            <text:p>2390.53</text:p>
          </table:table-cell>
        </table:table-row>
        <table:table-row table:style-name="ro1">
          <table:table-cell office:value-type="float" office:value="32223432" calcext:value-type="float">
            <text:p>32223432</text:p>
          </table:table-cell>
          <table:table-cell table:formula="of:=TIME( ; ;[.A2016]/1000)" office:value-type="time" office:time-value="PT08H57M03.432S" calcext:value-type="time">
            <text:p>08:57:03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063.41" calcext:value-type="float">
            <text:p>2063.41</text:p>
          </table:table-cell>
          <table:table-cell office:value-type="float" office:value="2391.55" calcext:value-type="float">
            <text:p>2391.55</text:p>
          </table:table-cell>
        </table:table-row>
        <table:table-row table:style-name="ro1">
          <table:table-cell office:value-type="float" office:value="32239432" calcext:value-type="float">
            <text:p>32239432</text:p>
          </table:table-cell>
          <table:table-cell table:formula="of:=TIME( ; ;[.A2017]/1000)" office:value-type="time" office:time-value="PT08H57M19.432S" calcext:value-type="time">
            <text:p>08:57:19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064.36" calcext:value-type="float">
            <text:p>2064.36</text:p>
          </table:table-cell>
          <table:table-cell office:value-type="float" office:value="2392.57" calcext:value-type="float">
            <text:p>2392.57</text:p>
          </table:table-cell>
        </table:table-row>
        <table:table-row table:style-name="ro1">
          <table:table-cell office:value-type="float" office:value="32255432" calcext:value-type="float">
            <text:p>32255432</text:p>
          </table:table-cell>
          <table:table-cell table:formula="of:=TIME( ; ;[.A2018]/1000)" office:value-type="time" office:time-value="PT08H57M35.432S" calcext:value-type="time">
            <text:p>08:57:35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065.31" calcext:value-type="float">
            <text:p>2065.31</text:p>
          </table:table-cell>
          <table:table-cell office:value-type="float" office:value="2393.59" calcext:value-type="float">
            <text:p>2393.59</text:p>
          </table:table-cell>
        </table:table-row>
        <table:table-row table:style-name="ro1">
          <table:table-cell office:value-type="float" office:value="32271432" calcext:value-type="float">
            <text:p>32271432</text:p>
          </table:table-cell>
          <table:table-cell table:formula="of:=TIME( ; ;[.A2019]/1000)" office:value-type="time" office:time-value="PT08H57M51.432S" calcext:value-type="time">
            <text:p>08:57:51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066.26" calcext:value-type="float">
            <text:p>2066.26</text:p>
          </table:table-cell>
          <table:table-cell office:value-type="float" office:value="2394.6" calcext:value-type="float">
            <text:p>2394.6</text:p>
          </table:table-cell>
        </table:table-row>
        <table:table-row table:style-name="ro1">
          <table:table-cell office:value-type="float" office:value="32287432" calcext:value-type="float">
            <text:p>32287432</text:p>
          </table:table-cell>
          <table:table-cell table:formula="of:=TIME( ; ;[.A2020]/1000)" office:value-type="time" office:time-value="PT08H58M07.432S" calcext:value-type="time">
            <text:p>08:58:07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067.21" calcext:value-type="float">
            <text:p>2067.21</text:p>
          </table:table-cell>
          <table:table-cell office:value-type="float" office:value="2395.62" calcext:value-type="float">
            <text:p>2395.62</text:p>
          </table:table-cell>
        </table:table-row>
        <table:table-row table:style-name="ro1">
          <table:table-cell office:value-type="float" office:value="32303432" calcext:value-type="float">
            <text:p>32303432</text:p>
          </table:table-cell>
          <table:table-cell table:formula="of:=TIME( ; ;[.A2021]/1000)" office:value-type="time" office:time-value="PT08H58M23.432S" calcext:value-type="time">
            <text:p>08:58:23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068.16" calcext:value-type="float">
            <text:p>2068.16</text:p>
          </table:table-cell>
          <table:table-cell office:value-type="float" office:value="2396.64" calcext:value-type="float">
            <text:p>2396.64</text:p>
          </table:table-cell>
        </table:table-row>
        <table:table-row table:style-name="ro1">
          <table:table-cell office:value-type="float" office:value="32319432" calcext:value-type="float">
            <text:p>32319432</text:p>
          </table:table-cell>
          <table:table-cell table:formula="of:=TIME( ; ;[.A2022]/1000)" office:value-type="time" office:time-value="PT08H58M39.432S" calcext:value-type="time">
            <text:p>08:58:39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069.11" calcext:value-type="float">
            <text:p>2069.11</text:p>
          </table:table-cell>
          <table:table-cell office:value-type="float" office:value="2397.66" calcext:value-type="float">
            <text:p>2397.66</text:p>
          </table:table-cell>
        </table:table-row>
        <table:table-row table:style-name="ro1">
          <table:table-cell office:value-type="float" office:value="32335432" calcext:value-type="float">
            <text:p>32335432</text:p>
          </table:table-cell>
          <table:table-cell table:formula="of:=TIME( ; ;[.A2023]/1000)" office:value-type="time" office:time-value="PT08H58M55.432S" calcext:value-type="time">
            <text:p>08:58:55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8.63" calcext:value-type="float">
            <text:p>228.63</text:p>
          </table:table-cell>
          <table:table-cell office:value-type="float" office:value="2070.06" calcext:value-type="float">
            <text:p>2070.06</text:p>
          </table:table-cell>
          <table:table-cell office:value-type="float" office:value="2398.67" calcext:value-type="float">
            <text:p>2398.67</text:p>
          </table:table-cell>
        </table:table-row>
        <table:table-row table:style-name="ro1">
          <table:table-cell office:value-type="float" office:value="32351432" calcext:value-type="float">
            <text:p>32351432</text:p>
          </table:table-cell>
          <table:table-cell table:formula="of:=TIME( ; ;[.A2024]/1000)" office:value-type="time" office:time-value="PT08H59M11.432S" calcext:value-type="time">
            <text:p>08:59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071.01" calcext:value-type="float">
            <text:p>2071.01</text:p>
          </table:table-cell>
          <table:table-cell office:value-type="float" office:value="2399.69" calcext:value-type="float">
            <text:p>2399.69</text:p>
          </table:table-cell>
        </table:table-row>
        <table:table-row table:style-name="ro1">
          <table:table-cell office:value-type="float" office:value="32367432" calcext:value-type="float">
            <text:p>32367432</text:p>
          </table:table-cell>
          <table:table-cell table:formula="of:=TIME( ; ;[.A2025]/1000)" office:value-type="time" office:time-value="PT08H59M27.432S" calcext:value-type="time">
            <text:p>08:59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071.96" calcext:value-type="float">
            <text:p>2071.96</text:p>
          </table:table-cell>
          <table:table-cell office:value-type="float" office:value="2400.71" calcext:value-type="float">
            <text:p>2400.71</text:p>
          </table:table-cell>
        </table:table-row>
        <table:table-row table:style-name="ro1">
          <table:table-cell office:value-type="float" office:value="32383432" calcext:value-type="float">
            <text:p>32383432</text:p>
          </table:table-cell>
          <table:table-cell table:formula="of:=TIME( ; ;[.A2026]/1000)" office:value-type="time" office:time-value="PT08H59M43.432S" calcext:value-type="time">
            <text:p>08:59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072.91" calcext:value-type="float">
            <text:p>2072.91</text:p>
          </table:table-cell>
          <table:table-cell office:value-type="float" office:value="2401.72" calcext:value-type="float">
            <text:p>2401.72</text:p>
          </table:table-cell>
        </table:table-row>
        <table:table-row table:style-name="ro1">
          <table:table-cell office:value-type="float" office:value="32399432" calcext:value-type="float">
            <text:p>32399432</text:p>
          </table:table-cell>
          <table:table-cell table:formula="of:=TIME( ; ;[.A2027]/1000)" office:value-type="time" office:time-value="PT08H59M59.432S" calcext:value-type="time">
            <text:p>08:59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2" calcext:value-type="float">
            <text:p>228.42</text:p>
          </table:table-cell>
          <table:table-cell office:value-type="float" office:value="2073.86" calcext:value-type="float">
            <text:p>2073.86</text:p>
          </table:table-cell>
          <table:table-cell office:value-type="float" office:value="2402.74" calcext:value-type="float">
            <text:p>2402.74</text:p>
          </table:table-cell>
        </table:table-row>
        <table:table-row table:style-name="ro1">
          <table:table-cell office:value-type="float" office:value="32415432" calcext:value-type="float">
            <text:p>32415432</text:p>
          </table:table-cell>
          <table:table-cell table:formula="of:=TIME( ; ;[.A2028]/1000)" office:value-type="time" office:time-value="PT09H00M15.432S" calcext:value-type="time">
            <text:p>09:00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2" calcext:value-type="float">
            <text:p>228.42</text:p>
          </table:table-cell>
          <table:table-cell office:value-type="float" office:value="2074.8" calcext:value-type="float">
            <text:p>2074.8</text:p>
          </table:table-cell>
          <table:table-cell office:value-type="float" office:value="2403.75" calcext:value-type="float">
            <text:p>2403.75</text:p>
          </table:table-cell>
        </table:table-row>
        <table:table-row table:style-name="ro1">
          <table:table-cell office:value-type="float" office:value="32431432" calcext:value-type="float">
            <text:p>32431432</text:p>
          </table:table-cell>
          <table:table-cell table:formula="of:=TIME( ; ;[.A2029]/1000)" office:value-type="time" office:time-value="PT09H00M31.432S" calcext:value-type="time">
            <text:p>09:00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1" calcext:value-type="float">
            <text:p>228.41</text:p>
          </table:table-cell>
          <table:table-cell office:value-type="float" office:value="2075.75" calcext:value-type="float">
            <text:p>2075.75</text:p>
          </table:table-cell>
          <table:table-cell office:value-type="float" office:value="2404.77" calcext:value-type="float">
            <text:p>2404.77</text:p>
          </table:table-cell>
        </table:table-row>
        <table:table-row table:style-name="ro1">
          <table:table-cell office:value-type="float" office:value="32447432" calcext:value-type="float">
            <text:p>32447432</text:p>
          </table:table-cell>
          <table:table-cell table:formula="of:=TIME( ; ;[.A2030]/1000)" office:value-type="time" office:time-value="PT09H00M47.432S" calcext:value-type="time">
            <text:p>09:00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1" calcext:value-type="float">
            <text:p>228.31</text:p>
          </table:table-cell>
          <table:table-cell office:value-type="float" office:value="2076.7" calcext:value-type="float">
            <text:p>2076.7</text:p>
          </table:table-cell>
          <table:table-cell office:value-type="float" office:value="2405.78" calcext:value-type="float">
            <text:p>2405.78</text:p>
          </table:table-cell>
        </table:table-row>
        <table:table-row table:style-name="ro1">
          <table:table-cell office:value-type="float" office:value="32463432" calcext:value-type="float">
            <text:p>32463432</text:p>
          </table:table-cell>
          <table:table-cell table:formula="of:=TIME( ; ;[.A2031]/1000)" office:value-type="time" office:time-value="PT09H01M03.432S" calcext:value-type="time">
            <text:p>09:01:03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" calcext:value-type="float">
            <text:p>228.3</text:p>
          </table:table-cell>
          <table:table-cell office:value-type="float" office:value="2077.65" calcext:value-type="float">
            <text:p>2077.65</text:p>
          </table:table-cell>
          <table:table-cell office:value-type="float" office:value="2406.8" calcext:value-type="float">
            <text:p>2406.8</text:p>
          </table:table-cell>
        </table:table-row>
        <table:table-row table:style-name="ro1">
          <table:table-cell office:value-type="float" office:value="32479432" calcext:value-type="float">
            <text:p>32479432</text:p>
          </table:table-cell>
          <table:table-cell table:formula="of:=TIME( ; ;[.A2032]/1000)" office:value-type="time" office:time-value="PT09H01M19.432S" calcext:value-type="time">
            <text:p>09:01:19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078.6" calcext:value-type="float">
            <text:p>2078.6</text:p>
          </table:table-cell>
          <table:table-cell office:value-type="float" office:value="2407.82" calcext:value-type="float">
            <text:p>2407.82</text:p>
          </table:table-cell>
        </table:table-row>
        <table:table-row table:style-name="ro1">
          <table:table-cell office:value-type="float" office:value="32495432" calcext:value-type="float">
            <text:p>32495432</text:p>
          </table:table-cell>
          <table:table-cell table:formula="of:=TIME( ; ;[.A2033]/1000)" office:value-type="time" office:time-value="PT09H01M35.432S" calcext:value-type="time">
            <text:p>09:01:35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079.55" calcext:value-type="float">
            <text:p>2079.55</text:p>
          </table:table-cell>
          <table:table-cell office:value-type="float" office:value="2408.83" calcext:value-type="float">
            <text:p>2408.83</text:p>
          </table:table-cell>
        </table:table-row>
        <table:table-row table:style-name="ro1">
          <table:table-cell office:value-type="float" office:value="32511432" calcext:value-type="float">
            <text:p>32511432</text:p>
          </table:table-cell>
          <table:table-cell table:formula="of:=TIME( ; ;[.A2034]/1000)" office:value-type="time" office:time-value="PT09H01M51.432S" calcext:value-type="time">
            <text:p>09:01:51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080.5" calcext:value-type="float">
            <text:p>2080.5</text:p>
          </table:table-cell>
          <table:table-cell office:value-type="float" office:value="2409.85" calcext:value-type="float">
            <text:p>2409.85</text:p>
          </table:table-cell>
        </table:table-row>
        <table:table-row table:style-name="ro1">
          <table:table-cell office:value-type="float" office:value="32527432" calcext:value-type="float">
            <text:p>32527432</text:p>
          </table:table-cell>
          <table:table-cell table:formula="of:=TIME( ; ;[.A2035]/1000)" office:value-type="time" office:time-value="PT09H02M07.432S" calcext:value-type="time">
            <text:p>09:02:07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081.45" calcext:value-type="float">
            <text:p>2081.45</text:p>
          </table:table-cell>
          <table:table-cell office:value-type="float" office:value="2410.86" calcext:value-type="float">
            <text:p>2410.86</text:p>
          </table:table-cell>
        </table:table-row>
        <table:table-row table:style-name="ro1">
          <table:table-cell office:value-type="float" office:value="32543432" calcext:value-type="float">
            <text:p>32543432</text:p>
          </table:table-cell>
          <table:table-cell table:formula="of:=TIME( ; ;[.A2036]/1000)" office:value-type="time" office:time-value="PT09H02M23.432S" calcext:value-type="time">
            <text:p>09:02:23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082.4" calcext:value-type="float">
            <text:p>2082.4</text:p>
          </table:table-cell>
          <table:table-cell office:value-type="float" office:value="2411.88" calcext:value-type="float">
            <text:p>2411.88</text:p>
          </table:table-cell>
        </table:table-row>
        <table:table-row table:style-name="ro1">
          <table:table-cell office:value-type="float" office:value="32559432" calcext:value-type="float">
            <text:p>32559432</text:p>
          </table:table-cell>
          <table:table-cell table:formula="of:=TIME( ; ;[.A2037]/1000)" office:value-type="time" office:time-value="PT09H02M39.432S" calcext:value-type="time">
            <text:p>09:02:39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083.35" calcext:value-type="float">
            <text:p>2083.35</text:p>
          </table:table-cell>
          <table:table-cell office:value-type="float" office:value="2412.89" calcext:value-type="float">
            <text:p>2412.89</text:p>
          </table:table-cell>
        </table:table-row>
        <table:table-row table:style-name="ro1">
          <table:table-cell office:value-type="float" office:value="32575432" calcext:value-type="float">
            <text:p>32575432</text:p>
          </table:table-cell>
          <table:table-cell table:formula="of:=TIME( ; ;[.A2038]/1000)" office:value-type="time" office:time-value="PT09H02M55.432S" calcext:value-type="time">
            <text:p>09:02:55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084.29" calcext:value-type="float">
            <text:p>2084.29</text:p>
          </table:table-cell>
          <table:table-cell office:value-type="float" office:value="2413.9" calcext:value-type="float">
            <text:p>2413.9</text:p>
          </table:table-cell>
        </table:table-row>
        <table:table-row table:style-name="ro1">
          <table:table-cell office:value-type="float" office:value="32591432" calcext:value-type="float">
            <text:p>32591432</text:p>
          </table:table-cell>
          <table:table-cell table:formula="of:=TIME( ; ;[.A2039]/1000)" office:value-type="time" office:time-value="PT09H03M11.432S" calcext:value-type="time">
            <text:p>09:03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98" calcext:value-type="float">
            <text:p>227.98</text:p>
          </table:table-cell>
          <table:table-cell office:value-type="float" office:value="2085.24" calcext:value-type="float">
            <text:p>2085.24</text:p>
          </table:table-cell>
          <table:table-cell office:value-type="float" office:value="2414.92" calcext:value-type="float">
            <text:p>2414.92</text:p>
          </table:table-cell>
        </table:table-row>
        <table:table-row table:style-name="ro1">
          <table:table-cell office:value-type="float" office:value="32607432" calcext:value-type="float">
            <text:p>32607432</text:p>
          </table:table-cell>
          <table:table-cell table:formula="of:=TIME( ; ;[.A2040]/1000)" office:value-type="time" office:time-value="PT09H03M27.432S" calcext:value-type="time">
            <text:p>09:03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02" calcext:value-type="float">
            <text:p>227.02</text:p>
          </table:table-cell>
          <table:table-cell office:value-type="float" office:value="2086.19" calcext:value-type="float">
            <text:p>2086.19</text:p>
          </table:table-cell>
          <table:table-cell office:value-type="float" office:value="2415.93" calcext:value-type="float">
            <text:p>2415.93</text:p>
          </table:table-cell>
        </table:table-row>
        <table:table-row table:style-name="ro1">
          <table:table-cell office:value-type="float" office:value="32623432" calcext:value-type="float">
            <text:p>32623432</text:p>
          </table:table-cell>
          <table:table-cell table:formula="of:=TIME( ; ;[.A2041]/1000)" office:value-type="time" office:time-value="PT09H03M43.432S" calcext:value-type="time">
            <text:p>09:03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087.14" calcext:value-type="float">
            <text:p>2087.14</text:p>
          </table:table-cell>
          <table:table-cell office:value-type="float" office:value="2416.94" calcext:value-type="float">
            <text:p>2416.94</text:p>
          </table:table-cell>
        </table:table-row>
        <table:table-row table:style-name="ro1">
          <table:table-cell office:value-type="float" office:value="32639432" calcext:value-type="float">
            <text:p>32639432</text:p>
          </table:table-cell>
          <table:table-cell table:formula="of:=TIME( ; ;[.A2042]/1000)" office:value-type="time" office:time-value="PT09H03M59.432S" calcext:value-type="time">
            <text:p>09:03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02" calcext:value-type="float">
            <text:p>227.02</text:p>
          </table:table-cell>
          <table:table-cell office:value-type="float" office:value="2088.08" calcext:value-type="float">
            <text:p>2088.08</text:p>
          </table:table-cell>
          <table:table-cell office:value-type="float" office:value="2417.95" calcext:value-type="float">
            <text:p>2417.95</text:p>
          </table:table-cell>
        </table:table-row>
        <table:table-row table:style-name="ro1">
          <table:table-cell office:value-type="float" office:value="32655432" calcext:value-type="float">
            <text:p>32655432</text:p>
          </table:table-cell>
          <table:table-cell table:formula="of:=TIME( ; ;[.A2043]/1000)" office:value-type="time" office:time-value="PT09H04M15.432S" calcext:value-type="time">
            <text:p>09:04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6.91" calcext:value-type="float">
            <text:p>226.91</text:p>
          </table:table-cell>
          <table:table-cell office:value-type="float" office:value="2089.03" calcext:value-type="float">
            <text:p>2089.03</text:p>
          </table:table-cell>
          <table:table-cell office:value-type="float" office:value="2418.96" calcext:value-type="float">
            <text:p>2418.96</text:p>
          </table:table-cell>
        </table:table-row>
        <table:table-row table:style-name="ro1">
          <table:table-cell office:value-type="float" office:value="32671432" calcext:value-type="float">
            <text:p>32671432</text:p>
          </table:table-cell>
          <table:table-cell table:formula="of:=TIME( ; ;[.A2044]/1000)" office:value-type="time" office:time-value="PT09H04M31.432S" calcext:value-type="time">
            <text:p>09:04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089.97" calcext:value-type="float">
            <text:p>2089.97</text:p>
          </table:table-cell>
          <table:table-cell office:value-type="float" office:value="2419.97" calcext:value-type="float">
            <text:p>2419.97</text:p>
          </table:table-cell>
        </table:table-row>
        <table:table-row table:style-name="ro1">
          <table:table-cell office:value-type="float" office:value="32687432" calcext:value-type="float">
            <text:p>32687432</text:p>
          </table:table-cell>
          <table:table-cell table:formula="of:=TIME( ; ;[.A2045]/1000)" office:value-type="time" office:time-value="PT09H04M47.432S" calcext:value-type="time">
            <text:p>09:04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090.92" calcext:value-type="float">
            <text:p>2090.92</text:p>
          </table:table-cell>
          <table:table-cell office:value-type="float" office:value="2420.98" calcext:value-type="float">
            <text:p>2420.98</text:p>
          </table:table-cell>
        </table:table-row>
        <table:table-row table:style-name="ro1">
          <table:table-cell office:value-type="float" office:value="32703432" calcext:value-type="float">
            <text:p>32703432</text:p>
          </table:table-cell>
          <table:table-cell table:formula="of:=TIME( ; ;[.A2046]/1000)" office:value-type="time" office:time-value="PT09H05M03.432S" calcext:value-type="time">
            <text:p>09:05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091.87" calcext:value-type="float">
            <text:p>2091.87</text:p>
          </table:table-cell>
          <table:table-cell office:value-type="float" office:value="2421.99" calcext:value-type="float">
            <text:p>2421.99</text:p>
          </table:table-cell>
        </table:table-row>
        <table:table-row table:style-name="ro1">
          <table:table-cell office:value-type="float" office:value="32719432" calcext:value-type="float">
            <text:p>32719432</text:p>
          </table:table-cell>
          <table:table-cell table:formula="of:=TIME( ; ;[.A2047]/1000)" office:value-type="time" office:time-value="PT09H05M19.432S" calcext:value-type="time">
            <text:p>09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092.81" calcext:value-type="float">
            <text:p>2092.81</text:p>
          </table:table-cell>
          <table:table-cell office:value-type="float" office:value="2422.99" calcext:value-type="float">
            <text:p>2422.99</text:p>
          </table:table-cell>
        </table:table-row>
        <table:table-row table:style-name="ro1">
          <table:table-cell office:value-type="float" office:value="32735432" calcext:value-type="float">
            <text:p>32735432</text:p>
          </table:table-cell>
          <table:table-cell table:formula="of:=TIME( ; ;[.A2048]/1000)" office:value-type="time" office:time-value="PT09H05M35.432S" calcext:value-type="time">
            <text:p>09:05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093.76" calcext:value-type="float">
            <text:p>2093.76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32751432" calcext:value-type="float">
            <text:p>32751432</text:p>
          </table:table-cell>
          <table:table-cell table:formula="of:=TIME( ; ;[.A2049]/1000)" office:value-type="time" office:time-value="PT09H05M51.432S" calcext:value-type="time">
            <text:p>09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094.7" calcext:value-type="float">
            <text:p>2094.7</text:p>
          </table:table-cell>
          <table:table-cell office:value-type="float" office:value="2425.01" calcext:value-type="float">
            <text:p>2425.01</text:p>
          </table:table-cell>
        </table:table-row>
        <table:table-row table:style-name="ro1">
          <table:table-cell office:value-type="float" office:value="32767432" calcext:value-type="float">
            <text:p>32767432</text:p>
          </table:table-cell>
          <table:table-cell table:formula="of:=TIME( ; ;[.A2050]/1000)" office:value-type="time" office:time-value="PT09H06M07.432S" calcext:value-type="time">
            <text:p>09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2095.65" calcext:value-type="float">
            <text:p>2095.65</text:p>
          </table:table-cell>
          <table:table-cell office:value-type="float" office:value="2426.02" calcext:value-type="float">
            <text:p>2426.02</text:p>
          </table:table-cell>
        </table:table-row>
        <table:table-row table:style-name="ro1">
          <table:table-cell office:value-type="float" office:value="32783432" calcext:value-type="float">
            <text:p>32783432</text:p>
          </table:table-cell>
          <table:table-cell table:formula="of:=TIME( ; ;[.A2051]/1000)" office:value-type="time" office:time-value="PT09H06M23.432S" calcext:value-type="time">
            <text:p>09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8" calcext:value-type="float">
            <text:p>226.58</text:p>
          </table:table-cell>
          <table:table-cell office:value-type="float" office:value="2096.59" calcext:value-type="float">
            <text:p>2096.59</text:p>
          </table:table-cell>
          <table:table-cell office:value-type="float" office:value="2427.03" calcext:value-type="float">
            <text:p>2427.03</text:p>
          </table:table-cell>
        </table:table-row>
        <table:table-row table:style-name="ro1">
          <table:table-cell office:value-type="float" office:value="32799432" calcext:value-type="float">
            <text:p>32799432</text:p>
          </table:table-cell>
          <table:table-cell table:formula="of:=TIME( ; ;[.A2052]/1000)" office:value-type="time" office:time-value="PT09H06M39.432S" calcext:value-type="time">
            <text:p>09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8" calcext:value-type="float">
            <text:p>226.58</text:p>
          </table:table-cell>
          <table:table-cell office:value-type="float" office:value="2097.54" calcext:value-type="float">
            <text:p>2097.54</text:p>
          </table:table-cell>
          <table:table-cell office:value-type="float" office:value="2428.03" calcext:value-type="float">
            <text:p>2428.03</text:p>
          </table:table-cell>
        </table:table-row>
        <table:table-row table:style-name="ro1">
          <table:table-cell office:value-type="float" office:value="32815432" calcext:value-type="float">
            <text:p>32815432</text:p>
          </table:table-cell>
          <table:table-cell table:formula="of:=TIME( ; ;[.A2053]/1000)" office:value-type="time" office:time-value="PT09H06M55.432S" calcext:value-type="time">
            <text:p>09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098.48" calcext:value-type="float">
            <text:p>2098.48</text:p>
          </table:table-cell>
          <table:table-cell office:value-type="float" office:value="2429.04" calcext:value-type="float">
            <text:p>2429.04</text:p>
          </table:table-cell>
        </table:table-row>
        <table:table-row table:style-name="ro1">
          <table:table-cell office:value-type="float" office:value="32831432" calcext:value-type="float">
            <text:p>32831432</text:p>
          </table:table-cell>
          <table:table-cell table:formula="of:=TIME( ; ;[.A2054]/1000)" office:value-type="time" office:time-value="PT09H07M11.432S" calcext:value-type="time">
            <text:p>09:07:11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099.43" calcext:value-type="float">
            <text:p>2099.43</text:p>
          </table:table-cell>
          <table:table-cell office:value-type="float" office:value="2430.05" calcext:value-type="float">
            <text:p>2430.05</text:p>
          </table:table-cell>
        </table:table-row>
        <table:table-row table:style-name="ro1">
          <table:table-cell office:value-type="float" office:value="32847432" calcext:value-type="float">
            <text:p>32847432</text:p>
          </table:table-cell>
          <table:table-cell table:formula="of:=TIME( ; ;[.A2055]/1000)" office:value-type="time" office:time-value="PT09H07M27.432S" calcext:value-type="time">
            <text:p>09:07:27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100.37" calcext:value-type="float">
            <text:p>2100.37</text:p>
          </table:table-cell>
          <table:table-cell office:value-type="float" office:value="2431.06" calcext:value-type="float">
            <text:p>2431.06</text:p>
          </table:table-cell>
        </table:table-row>
        <table:table-row table:style-name="ro1">
          <table:table-cell office:value-type="float" office:value="32863432" calcext:value-type="float">
            <text:p>32863432</text:p>
          </table:table-cell>
          <table:table-cell table:formula="of:=TIME( ; ;[.A2056]/1000)" office:value-type="time" office:time-value="PT09H07M43.432S" calcext:value-type="time">
            <text:p>09:07:43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6.37" calcext:value-type="float">
            <text:p>226.37</text:p>
          </table:table-cell>
          <table:table-cell office:value-type="float" office:value="2101.32" calcext:value-type="float">
            <text:p>2101.32</text:p>
          </table:table-cell>
          <table:table-cell office:value-type="float" office:value="2432.06" calcext:value-type="float">
            <text:p>2432.06</text:p>
          </table:table-cell>
        </table:table-row>
        <table:table-row table:style-name="ro1">
          <table:table-cell office:value-type="float" office:value="32879432" calcext:value-type="float">
            <text:p>32879432</text:p>
          </table:table-cell>
          <table:table-cell table:formula="of:=TIME( ; ;[.A2057]/1000)" office:value-type="time" office:time-value="PT09H07M59.432S" calcext:value-type="time">
            <text:p>09:07:59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6.37" calcext:value-type="float">
            <text:p>226.37</text:p>
          </table:table-cell>
          <table:table-cell office:value-type="float" office:value="2102.26" calcext:value-type="float">
            <text:p>2102.26</text:p>
          </table:table-cell>
          <table:table-cell office:value-type="float" office:value="2433.07" calcext:value-type="float">
            <text:p>2433.07</text:p>
          </table:table-cell>
        </table:table-row>
        <table:table-row table:style-name="ro1">
          <table:table-cell office:value-type="float" office:value="32895432" calcext:value-type="float">
            <text:p>32895432</text:p>
          </table:table-cell>
          <table:table-cell table:formula="of:=TIME( ; ;[.A2058]/1000)" office:value-type="time" office:time-value="PT09H08M15.432S" calcext:value-type="time">
            <text:p>09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2103.21" calcext:value-type="float">
            <text:p>2103.21</text:p>
          </table:table-cell>
          <table:table-cell office:value-type="float" office:value="2434.08" calcext:value-type="float">
            <text:p>2434.08</text:p>
          </table:table-cell>
        </table:table-row>
        <table:table-row table:style-name="ro1">
          <table:table-cell office:value-type="float" office:value="32911432" calcext:value-type="float">
            <text:p>32911432</text:p>
          </table:table-cell>
          <table:table-cell table:formula="of:=TIME( ; ;[.A2059]/1000)" office:value-type="time" office:time-value="PT09H08M31.432S" calcext:value-type="time">
            <text:p>09:08:31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2104.15" calcext:value-type="float">
            <text:p>2104.15</text:p>
          </table:table-cell>
          <table:table-cell office:value-type="float" office:value="2435.08" calcext:value-type="float">
            <text:p>2435.08</text:p>
          </table:table-cell>
        </table:table-row>
        <table:table-row table:style-name="ro1">
          <table:table-cell office:value-type="float" office:value="32927432" calcext:value-type="float">
            <text:p>32927432</text:p>
          </table:table-cell>
          <table:table-cell table:formula="of:=TIME( ; ;[.A2060]/1000)" office:value-type="time" office:time-value="PT09H08M47.432S" calcext:value-type="time">
            <text:p>09:08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2105.1" calcext:value-type="float">
            <text:p>2105.1</text:p>
          </table:table-cell>
          <table:table-cell office:value-type="float" office:value="2436.08" calcext:value-type="float">
            <text:p>2436.08</text:p>
          </table:table-cell>
        </table:table-row>
        <table:table-row table:style-name="ro1">
          <table:table-cell office:value-type="float" office:value="32943432" calcext:value-type="float">
            <text:p>32943432</text:p>
          </table:table-cell>
          <table:table-cell table:formula="of:=TIME( ; ;[.A2061]/1000)" office:value-type="time" office:time-value="PT09H09M03.432S" calcext:value-type="time">
            <text:p>09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6.15" calcext:value-type="float">
            <text:p>226.15</text:p>
          </table:table-cell>
          <table:table-cell office:value-type="float" office:value="2106.04" calcext:value-type="float">
            <text:p>2106.04</text:p>
          </table:table-cell>
          <table:table-cell office:value-type="float" office:value="2437.09" calcext:value-type="float">
            <text:p>2437.09</text:p>
          </table:table-cell>
        </table:table-row>
        <table:table-row table:style-name="ro1">
          <table:table-cell office:value-type="float" office:value="32959432" calcext:value-type="float">
            <text:p>32959432</text:p>
          </table:table-cell>
          <table:table-cell table:formula="of:=TIME( ; ;[.A2062]/1000)" office:value-type="time" office:time-value="PT09H09M19.432S" calcext:value-type="time">
            <text:p>09:09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106.99" calcext:value-type="float">
            <text:p>2106.99</text:p>
          </table:table-cell>
          <table:table-cell office:value-type="float" office:value="2438.09" calcext:value-type="float">
            <text:p>2438.09</text:p>
          </table:table-cell>
        </table:table-row>
        <table:table-row table:style-name="ro1">
          <table:table-cell office:value-type="float" office:value="32975432" calcext:value-type="float">
            <text:p>32975432</text:p>
          </table:table-cell>
          <table:table-cell table:formula="of:=TIME( ; ;[.A2063]/1000)" office:value-type="time" office:time-value="PT09H09M35.432S" calcext:value-type="time">
            <text:p>09:09:35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2107.93" calcext:value-type="float">
            <text:p>2107.93</text:p>
          </table:table-cell>
          <table:table-cell office:value-type="float" office:value="2439.09" calcext:value-type="float">
            <text:p>2439.09</text:p>
          </table:table-cell>
        </table:table-row>
        <table:table-row table:style-name="ro1">
          <table:table-cell office:value-type="float" office:value="32991432" calcext:value-type="float">
            <text:p>32991432</text:p>
          </table:table-cell>
          <table:table-cell table:formula="of:=TIME( ; ;[.A2064]/1000)" office:value-type="time" office:time-value="PT09H09M51.432S" calcext:value-type="time">
            <text:p>09:09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108.87" calcext:value-type="float">
            <text:p>2108.87</text:p>
          </table:table-cell>
          <table:table-cell office:value-type="float" office:value="2440.1" calcext:value-type="float">
            <text:p>2440.1</text:p>
          </table:table-cell>
        </table:table-row>
        <table:table-row table:style-name="ro1">
          <table:table-cell office:value-type="float" office:value="33007432" calcext:value-type="float">
            <text:p>33007432</text:p>
          </table:table-cell>
          <table:table-cell table:formula="of:=TIME( ; ;[.A2065]/1000)" office:value-type="time" office:time-value="PT09H10M07.432S" calcext:value-type="time">
            <text:p>09:10:07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2109.82" calcext:value-type="float">
            <text:p>2109.82</text:p>
          </table:table-cell>
          <table:table-cell office:value-type="float" office:value="2441.1" calcext:value-type="float">
            <text:p>2441.1</text:p>
          </table:table-cell>
        </table:table-row>
        <table:table-row table:style-name="ro1">
          <table:table-cell office:value-type="float" office:value="33023432" calcext:value-type="float">
            <text:p>33023432</text:p>
          </table:table-cell>
          <table:table-cell table:formula="of:=TIME( ; ;[.A2066]/1000)" office:value-type="time" office:time-value="PT09H10M23.432S" calcext:value-type="time">
            <text:p>09:10:23</text:p>
          </table:table-cell>
          <table:table-cell office:value-type="float" office:value="1.06" calcext:value-type="float">
            <text:p>1.06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08" calcext:value-type="float">
            <text:p>225.08</text:p>
          </table:table-cell>
          <table:table-cell office:value-type="float" office:value="2110.76" calcext:value-type="float">
            <text:p>2110.76</text:p>
          </table:table-cell>
          <table:table-cell office:value-type="float" office:value="2442.1" calcext:value-type="float">
            <text:p>2442.1</text:p>
          </table:table-cell>
        </table:table-row>
        <table:table-row table:style-name="ro1">
          <table:table-cell office:value-type="float" office:value="33039432" calcext:value-type="float">
            <text:p>33039432</text:p>
          </table:table-cell>
          <table:table-cell table:formula="of:=TIME( ; ;[.A2067]/1000)" office:value-type="time" office:time-value="PT09H10M39.432S" calcext:value-type="time">
            <text:p>09:10:39</text:p>
          </table:table-cell>
          <table:table-cell office:value-type="float" office:value="1.06" calcext:value-type="float">
            <text:p>1.06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08" calcext:value-type="float">
            <text:p>225.08</text:p>
          </table:table-cell>
          <table:table-cell office:value-type="float" office:value="2111.7" calcext:value-type="float">
            <text:p>2111.7</text:p>
          </table:table-cell>
          <table:table-cell office:value-type="float" office:value="2443.1" calcext:value-type="float">
            <text:p>2443.1</text:p>
          </table:table-cell>
        </table:table-row>
        <table:table-row table:style-name="ro1">
          <table:table-cell office:value-type="float" office:value="33055432" calcext:value-type="float">
            <text:p>33055432</text:p>
          </table:table-cell>
          <table:table-cell table:formula="of:=TIME( ; ;[.A2068]/1000)" office:value-type="time" office:time-value="PT09H10M55.432S" calcext:value-type="time">
            <text:p>09:10:55</text:p>
          </table:table-cell>
          <table:table-cell office:value-type="float" office:value="1.06" calcext:value-type="float">
            <text:p>1.06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08" calcext:value-type="float">
            <text:p>225.08</text:p>
          </table:table-cell>
          <table:table-cell office:value-type="float" office:value="2112.64" calcext:value-type="float">
            <text:p>2112.64</text:p>
          </table:table-cell>
          <table:table-cell office:value-type="float" office:value="2444.1" calcext:value-type="float">
            <text:p>2444.1</text:p>
          </table:table-cell>
        </table:table-row>
        <table:table-row table:style-name="ro1">
          <table:table-cell office:value-type="float" office:value="33071432" calcext:value-type="float">
            <text:p>33071432</text:p>
          </table:table-cell>
          <table:table-cell table:formula="of:=TIME( ; ;[.A2069]/1000)" office:value-type="time" office:time-value="PT09H11M11.432S" calcext:value-type="time">
            <text:p>09:11:11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2113.58" calcext:value-type="float">
            <text:p>2113.58</text:p>
          </table:table-cell>
          <table:table-cell office:value-type="float" office:value="2445.1" calcext:value-type="float">
            <text:p>2445.1</text:p>
          </table:table-cell>
        </table:table-row>
        <table:table-row table:style-name="ro1">
          <table:table-cell office:value-type="float" office:value="33087432" calcext:value-type="float">
            <text:p>33087432</text:p>
          </table:table-cell>
          <table:table-cell table:formula="of:=TIME( ; ;[.A2070]/1000)" office:value-type="time" office:time-value="PT09H11M27.432S" calcext:value-type="time">
            <text:p>09:11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2114.53" calcext:value-type="float">
            <text:p>2114.53</text:p>
          </table:table-cell>
          <table:table-cell office:value-type="float" office:value="2446.1" calcext:value-type="float">
            <text:p>2446.1</text:p>
          </table:table-cell>
        </table:table-row>
        <table:table-row table:style-name="ro1">
          <table:table-cell office:value-type="float" office:value="33103432" calcext:value-type="float">
            <text:p>33103432</text:p>
          </table:table-cell>
          <table:table-cell table:formula="of:=TIME( ; ;[.A2071]/1000)" office:value-type="time" office:time-value="PT09H11M43.432S" calcext:value-type="time">
            <text:p>09:11:43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2115.47" calcext:value-type="float">
            <text:p>2115.47</text:p>
          </table:table-cell>
          <table:table-cell office:value-type="float" office:value="2447.1" calcext:value-type="float">
            <text:p>2447.1</text:p>
          </table:table-cell>
        </table:table-row>
        <table:table-row table:style-name="ro1">
          <table:table-cell office:value-type="float" office:value="33119432" calcext:value-type="float">
            <text:p>33119432</text:p>
          </table:table-cell>
          <table:table-cell table:formula="of:=TIME( ; ;[.A2072]/1000)" office:value-type="time" office:time-value="PT09H11M59.432S" calcext:value-type="time">
            <text:p>09:11:59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2116.41" calcext:value-type="float">
            <text:p>2116.41</text:p>
          </table:table-cell>
          <table:table-cell office:value-type="float" office:value="2448.1" calcext:value-type="float">
            <text:p>2448.1</text:p>
          </table:table-cell>
        </table:table-row>
        <table:table-row table:style-name="ro1">
          <table:table-cell office:value-type="float" office:value="33135432" calcext:value-type="float">
            <text:p>33135432</text:p>
          </table:table-cell>
          <table:table-cell table:formula="of:=TIME( ; ;[.A2073]/1000)" office:value-type="time" office:time-value="PT09H12M15.432S" calcext:value-type="time">
            <text:p>09:12:15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117.35" calcext:value-type="float">
            <text:p>2117.35</text:p>
          </table:table-cell>
          <table:table-cell office:value-type="float" office:value="2449.1" calcext:value-type="float">
            <text:p>2449.1</text:p>
          </table:table-cell>
        </table:table-row>
        <table:table-row table:style-name="ro1">
          <table:table-cell office:value-type="float" office:value="33151432" calcext:value-type="float">
            <text:p>33151432</text:p>
          </table:table-cell>
          <table:table-cell table:formula="of:=TIME( ; ;[.A2074]/1000)" office:value-type="time" office:time-value="PT09H12M31.432S" calcext:value-type="time">
            <text:p>09:12:31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118.29" calcext:value-type="float">
            <text:p>2118.29</text:p>
          </table:table-cell>
          <table:table-cell office:value-type="float" office:value="2450.1" calcext:value-type="float">
            <text:p>2450.1</text:p>
          </table:table-cell>
        </table:table-row>
        <table:table-row table:style-name="ro1">
          <table:table-cell office:value-type="float" office:value="33167432" calcext:value-type="float">
            <text:p>33167432</text:p>
          </table:table-cell>
          <table:table-cell table:formula="of:=TIME( ; ;[.A2075]/1000)" office:value-type="time" office:time-value="PT09H12M47.432S" calcext:value-type="time">
            <text:p>09:12:47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2119.23" calcext:value-type="float">
            <text:p>2119.23</text:p>
          </table:table-cell>
          <table:table-cell office:value-type="float" office:value="2451.1" calcext:value-type="float">
            <text:p>2451.1</text:p>
          </table:table-cell>
        </table:table-row>
        <table:table-row table:style-name="ro1">
          <table:table-cell office:value-type="float" office:value="33183432" calcext:value-type="float">
            <text:p>33183432</text:p>
          </table:table-cell>
          <table:table-cell table:formula="of:=TIME( ; ;[.A2076]/1000)" office:value-type="time" office:time-value="PT09H13M03.432S" calcext:value-type="time">
            <text:p>09:13:03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2120.17" calcext:value-type="float">
            <text:p>2120.17</text:p>
          </table:table-cell>
          <table:table-cell office:value-type="float" office:value="2452.1" calcext:value-type="float">
            <text:p>2452.1</text:p>
          </table:table-cell>
        </table:table-row>
        <table:table-row table:style-name="ro1">
          <table:table-cell office:value-type="float" office:value="33199432" calcext:value-type="float">
            <text:p>33199432</text:p>
          </table:table-cell>
          <table:table-cell table:formula="of:=TIME( ; ;[.A2077]/1000)" office:value-type="time" office:time-value="PT09H13M19.432S" calcext:value-type="time">
            <text:p>09:13:19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2121.12" calcext:value-type="float">
            <text:p>2121.12</text:p>
          </table:table-cell>
          <table:table-cell office:value-type="float" office:value="2453.09" calcext:value-type="float">
            <text:p>2453.09</text:p>
          </table:table-cell>
        </table:table-row>
        <table:table-row table:style-name="ro1">
          <table:table-cell office:value-type="float" office:value="33215432" calcext:value-type="float">
            <text:p>33215432</text:p>
          </table:table-cell>
          <table:table-cell table:formula="of:=TIME( ; ;[.A2078]/1000)" office:value-type="time" office:time-value="PT09H13M35.432S" calcext:value-type="time">
            <text:p>09:13:35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2122.06" calcext:value-type="float">
            <text:p>2122.06</text:p>
          </table:table-cell>
          <table:table-cell office:value-type="float" office:value="2454.09" calcext:value-type="float">
            <text:p>2454.09</text:p>
          </table:table-cell>
        </table:table-row>
        <table:table-row table:style-name="ro1">
          <table:table-cell office:value-type="float" office:value="33231432" calcext:value-type="float">
            <text:p>33231432</text:p>
          </table:table-cell>
          <table:table-cell table:formula="of:=TIME( ; ;[.A2079]/1000)" office:value-type="time" office:time-value="PT09H13M51.432S" calcext:value-type="time">
            <text:p>09:13:51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3.59" calcext:value-type="float">
            <text:p>223.59</text:p>
          </table:table-cell>
          <table:table-cell office:value-type="float" office:value="2123" calcext:value-type="float">
            <text:p>2123</text:p>
          </table:table-cell>
          <table:table-cell office:value-type="float" office:value="2455.09" calcext:value-type="float">
            <text:p>2455.09</text:p>
          </table:table-cell>
        </table:table-row>
        <table:table-row table:style-name="ro1">
          <table:table-cell office:value-type="float" office:value="33247432" calcext:value-type="float">
            <text:p>33247432</text:p>
          </table:table-cell>
          <table:table-cell table:formula="of:=TIME( ; ;[.A2080]/1000)" office:value-type="time" office:time-value="PT09H14M07.432S" calcext:value-type="time">
            <text:p>09:14:07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123.94" calcext:value-type="float">
            <text:p>2123.94</text:p>
          </table:table-cell>
          <table:table-cell office:value-type="float" office:value="2456.08" calcext:value-type="float">
            <text:p>2456.08</text:p>
          </table:table-cell>
        </table:table-row>
        <table:table-row table:style-name="ro1">
          <table:table-cell office:value-type="float" office:value="33263432" calcext:value-type="float">
            <text:p>33263432</text:p>
          </table:table-cell>
          <table:table-cell table:formula="of:=TIME( ; ;[.A2081]/1000)" office:value-type="time" office:time-value="PT09H14M23.432S" calcext:value-type="time">
            <text:p>09:14:23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3.59" calcext:value-type="float">
            <text:p>223.59</text:p>
          </table:table-cell>
          <table:table-cell office:value-type="float" office:value="2124.88" calcext:value-type="float">
            <text:p>2124.88</text:p>
          </table:table-cell>
          <table:table-cell office:value-type="float" office:value="2457.08" calcext:value-type="float">
            <text:p>2457.08</text:p>
          </table:table-cell>
        </table:table-row>
        <table:table-row table:style-name="ro1">
          <table:table-cell office:value-type="float" office:value="33279432" calcext:value-type="float">
            <text:p>33279432</text:p>
          </table:table-cell>
          <table:table-cell table:formula="of:=TIME( ; ;[.A2082]/1000)" office:value-type="time" office:time-value="PT09H14M39.432S" calcext:value-type="time">
            <text:p>09:14:39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125.82" calcext:value-type="float">
            <text:p>2125.82</text:p>
          </table:table-cell>
          <table:table-cell office:value-type="float" office:value="2458.07" calcext:value-type="float">
            <text:p>2458.07</text:p>
          </table:table-cell>
        </table:table-row>
        <table:table-row table:style-name="ro1">
          <table:table-cell office:value-type="float" office:value="33295432" calcext:value-type="float">
            <text:p>33295432</text:p>
          </table:table-cell>
          <table:table-cell table:formula="of:=TIME( ; ;[.A2083]/1000)" office:value-type="time" office:time-value="PT09H14M55.432S" calcext:value-type="time">
            <text:p>09:14:55</text:p>
          </table:table-cell>
          <table:table-cell office:value-type="float" office:value="1.06" calcext:value-type="float">
            <text:p>1.06</text:p>
          </table:table-cell>
          <table:table-cell office:value-type="float" office:value="211.4" calcext:value-type="float">
            <text:p>211.4</text:p>
          </table:table-cell>
          <table:table-cell office:value-type="float" office:value="224.33" calcext:value-type="float">
            <text:p>224.33</text:p>
          </table:table-cell>
          <table:table-cell office:value-type="float" office:value="2126.76" calcext:value-type="float">
            <text:p>2126.76</text:p>
          </table:table-cell>
          <table:table-cell office:value-type="float" office:value="2459.07" calcext:value-type="float">
            <text:p>2459.07</text:p>
          </table:table-cell>
        </table:table-row>
        <table:table-row table:style-name="ro1">
          <table:table-cell office:value-type="float" office:value="33311432" calcext:value-type="float">
            <text:p>33311432</text:p>
          </table:table-cell>
          <table:table-cell table:formula="of:=TIME( ; ;[.A2084]/1000)" office:value-type="time" office:time-value="PT09H15M11.432S" calcext:value-type="time">
            <text:p>09:15:11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3.37" calcext:value-type="float">
            <text:p>223.37</text:p>
          </table:table-cell>
          <table:table-cell office:value-type="float" office:value="2127.7" calcext:value-type="float">
            <text:p>2127.7</text:p>
          </table:table-cell>
          <table:table-cell office:value-type="float" office:value="2460.06" calcext:value-type="float">
            <text:p>2460.06</text:p>
          </table:table-cell>
        </table:table-row>
        <table:table-row table:style-name="ro1">
          <table:table-cell office:value-type="float" office:value="33327432" calcext:value-type="float">
            <text:p>33327432</text:p>
          </table:table-cell>
          <table:table-cell table:formula="of:=TIME( ; ;[.A2085]/1000)" office:value-type="time" office:time-value="PT09H15M27.432S" calcext:value-type="time">
            <text:p>09:15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3.37" calcext:value-type="float">
            <text:p>223.37</text:p>
          </table:table-cell>
          <table:table-cell office:value-type="float" office:value="2128.64" calcext:value-type="float">
            <text:p>2128.64</text:p>
          </table:table-cell>
          <table:table-cell office:value-type="float" office:value="2461.06" calcext:value-type="float">
            <text:p>2461.06</text:p>
          </table:table-cell>
        </table:table-row>
        <table:table-row table:style-name="ro1">
          <table:table-cell office:value-type="float" office:value="33343432" calcext:value-type="float">
            <text:p>33343432</text:p>
          </table:table-cell>
          <table:table-cell table:formula="of:=TIME( ; ;[.A2086]/1000)" office:value-type="time" office:time-value="PT09H15M43.432S" calcext:value-type="time">
            <text:p>09:15:43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2129.58" calcext:value-type="float">
            <text:p>2129.58</text:p>
          </table:table-cell>
          <table:table-cell office:value-type="float" office:value="2462.05" calcext:value-type="float">
            <text:p>2462.05</text:p>
          </table:table-cell>
        </table:table-row>
        <table:table-row table:style-name="ro1">
          <table:table-cell office:value-type="float" office:value="33359432" calcext:value-type="float">
            <text:p>33359432</text:p>
          </table:table-cell>
          <table:table-cell table:formula="of:=TIME( ; ;[.A2087]/1000)" office:value-type="time" office:time-value="PT09H15M59.432S" calcext:value-type="time">
            <text:p>09:15:59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2130.52" calcext:value-type="float">
            <text:p>2130.52</text:p>
          </table:table-cell>
          <table:table-cell office:value-type="float" office:value="2463.04" calcext:value-type="float">
            <text:p>2463.04</text:p>
          </table:table-cell>
        </table:table-row>
        <table:table-row table:style-name="ro1">
          <table:table-cell office:value-type="float" office:value="33375432" calcext:value-type="float">
            <text:p>33375432</text:p>
          </table:table-cell>
          <table:table-cell table:formula="of:=TIME( ; ;[.A2088]/1000)" office:value-type="time" office:time-value="PT09H16M15.432S" calcext:value-type="time">
            <text:p>09:16:15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2131.45" calcext:value-type="float">
            <text:p>2131.45</text:p>
          </table:table-cell>
          <table:table-cell office:value-type="float" office:value="2464.03" calcext:value-type="float">
            <text:p>2464.03</text:p>
          </table:table-cell>
        </table:table-row>
        <table:table-row table:style-name="ro1">
          <table:table-cell office:value-type="float" office:value="33391432" calcext:value-type="float">
            <text:p>33391432</text:p>
          </table:table-cell>
          <table:table-cell table:formula="of:=TIME( ; ;[.A2089]/1000)" office:value-type="time" office:time-value="PT09H16M31.432S" calcext:value-type="time">
            <text:p>09:16:31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6" calcext:value-type="float">
            <text:p>223.16</text:p>
          </table:table-cell>
          <table:table-cell office:value-type="float" office:value="2132.39" calcext:value-type="float">
            <text:p>2132.39</text:p>
          </table:table-cell>
          <table:table-cell office:value-type="float" office:value="2465.03" calcext:value-type="float">
            <text:p>2465.03</text:p>
          </table:table-cell>
        </table:table-row>
        <table:table-row table:style-name="ro1">
          <table:table-cell office:value-type="float" office:value="33407432" calcext:value-type="float">
            <text:p>33407432</text:p>
          </table:table-cell>
          <table:table-cell table:formula="of:=TIME( ; ;[.A2090]/1000)" office:value-type="time" office:time-value="PT09H16M47.432S" calcext:value-type="time">
            <text:p>09:16:47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5" calcext:value-type="float">
            <text:p>223.15</text:p>
          </table:table-cell>
          <table:table-cell office:value-type="float" office:value="2133.33" calcext:value-type="float">
            <text:p>2133.33</text:p>
          </table:table-cell>
          <table:table-cell office:value-type="float" office:value="2466.02" calcext:value-type="float">
            <text:p>2466.02</text:p>
          </table:table-cell>
        </table:table-row>
        <table:table-row table:style-name="ro1">
          <table:table-cell office:value-type="float" office:value="33423432" calcext:value-type="float">
            <text:p>33423432</text:p>
          </table:table-cell>
          <table:table-cell table:formula="of:=TIME( ; ;[.A2091]/1000)" office:value-type="time" office:time-value="PT09H17M03.432S" calcext:value-type="time">
            <text:p>09:17:03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5" calcext:value-type="float">
            <text:p>223.15</text:p>
          </table:table-cell>
          <table:table-cell office:value-type="float" office:value="2134.27" calcext:value-type="float">
            <text:p>2134.27</text:p>
          </table:table-cell>
          <table:table-cell office:value-type="float" office:value="2467.01" calcext:value-type="float">
            <text:p>2467.01</text:p>
          </table:table-cell>
        </table:table-row>
        <table:table-row table:style-name="ro1">
          <table:table-cell office:value-type="float" office:value="33439432" calcext:value-type="float">
            <text:p>33439432</text:p>
          </table:table-cell>
          <table:table-cell table:formula="of:=TIME( ; ;[.A2092]/1000)" office:value-type="time" office:time-value="PT09H17M19.432S" calcext:value-type="time">
            <text:p>09:17:19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05" calcext:value-type="float">
            <text:p>223.05</text:p>
          </table:table-cell>
          <table:table-cell office:value-type="float" office:value="2135.2" calcext:value-type="float">
            <text:p>2135.2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3455432" calcext:value-type="float">
            <text:p>33455432</text:p>
          </table:table-cell>
          <table:table-cell table:formula="of:=TIME( ; ;[.A2093]/1000)" office:value-type="time" office:time-value="PT09H17M35.432S" calcext:value-type="time">
            <text:p>09:17:35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136.14" calcext:value-type="float">
            <text:p>2136.14</text:p>
          </table:table-cell>
          <table:table-cell office:value-type="float" office:value="2468.99" calcext:value-type="float">
            <text:p>2468.99</text:p>
          </table:table-cell>
        </table:table-row>
        <table:table-row table:style-name="ro1">
          <table:table-cell office:value-type="float" office:value="33471432" calcext:value-type="float">
            <text:p>33471432</text:p>
          </table:table-cell>
          <table:table-cell table:formula="of:=TIME( ; ;[.A2094]/1000)" office:value-type="time" office:time-value="PT09H17M51.432S" calcext:value-type="time">
            <text:p>09:17:51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137.08" calcext:value-type="float">
            <text:p>2137.08</text:p>
          </table:table-cell>
          <table:table-cell office:value-type="float" office:value="2469.99" calcext:value-type="float">
            <text:p>2469.99</text:p>
          </table:table-cell>
        </table:table-row>
        <table:table-row table:style-name="ro1">
          <table:table-cell office:value-type="float" office:value="33487432" calcext:value-type="float">
            <text:p>33487432</text:p>
          </table:table-cell>
          <table:table-cell table:formula="of:=TIME( ; ;[.A2095]/1000)" office:value-type="time" office:time-value="PT09H18M07.432S" calcext:value-type="time">
            <text:p>09:18:07</text:p>
          </table:table-cell>
          <table:table-cell office:value-type="float" office:value="1.05" calcext:value-type="float">
            <text:p>1.05</text:p>
          </table:table-cell>
          <table:table-cell office:value-type="float" office:value="210.8" calcext:value-type="float">
            <text:p>210.8</text:p>
          </table:table-cell>
          <table:table-cell office:value-type="float" office:value="221.99" calcext:value-type="float">
            <text:p>221.99</text:p>
          </table:table-cell>
          <table:table-cell office:value-type="float" office:value="2138.02" calcext:value-type="float">
            <text:p>2138.02</text:p>
          </table:table-cell>
          <table:table-cell office:value-type="float" office:value="2470.98" calcext:value-type="float">
            <text:p>2470.98</text:p>
          </table:table-cell>
        </table:table-row>
        <table:table-row table:style-name="ro1">
          <table:table-cell office:value-type="float" office:value="33503432" calcext:value-type="float">
            <text:p>33503432</text:p>
          </table:table-cell>
          <table:table-cell table:formula="of:=TIME( ; ;[.A2096]/1000)" office:value-type="time" office:time-value="PT09H18M23.432S" calcext:value-type="time">
            <text:p>09:18:23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2" calcext:value-type="float">
            <text:p>222.72</text:p>
          </table:table-cell>
          <table:table-cell office:value-type="float" office:value="2138.95" calcext:value-type="float">
            <text:p>2138.95</text:p>
          </table:table-cell>
          <table:table-cell office:value-type="float" office:value="2471.97" calcext:value-type="float">
            <text:p>2471.97</text:p>
          </table:table-cell>
        </table:table-row>
        <table:table-row table:style-name="ro1">
          <table:table-cell office:value-type="float" office:value="33519432" calcext:value-type="float">
            <text:p>33519432</text:p>
          </table:table-cell>
          <table:table-cell table:formula="of:=TIME( ; ;[.A2097]/1000)" office:value-type="time" office:time-value="PT09H18M39.432S" calcext:value-type="time">
            <text:p>09:18:39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3" calcext:value-type="float">
            <text:p>222.73</text:p>
          </table:table-cell>
          <table:table-cell office:value-type="float" office:value="2139.89" calcext:value-type="float">
            <text:p>2139.89</text:p>
          </table:table-cell>
          <table:table-cell office:value-type="float" office:value="2472.96" calcext:value-type="float">
            <text:p>2472.96</text:p>
          </table:table-cell>
        </table:table-row>
        <table:table-row table:style-name="ro1">
          <table:table-cell office:value-type="float" office:value="33535432" calcext:value-type="float">
            <text:p>33535432</text:p>
          </table:table-cell>
          <table:table-cell table:formula="of:=TIME( ; ;[.A2098]/1000)" office:value-type="time" office:time-value="PT09H18M55.432S" calcext:value-type="time">
            <text:p>09:18:55</text:p>
          </table:table-cell>
          <table:table-cell office:value-type="float" office:value="1.05" calcext:value-type="float">
            <text:p>1.05</text:p>
          </table:table-cell>
          <table:table-cell office:value-type="float" office:value="210.7" calcext:value-type="float">
            <text:p>210.7</text:p>
          </table:table-cell>
          <table:table-cell office:value-type="float" office:value="221.88" calcext:value-type="float">
            <text:p>221.88</text:p>
          </table:table-cell>
          <table:table-cell office:value-type="float" office:value="2140.83" calcext:value-type="float">
            <text:p>2140.83</text:p>
          </table:table-cell>
          <table:table-cell office:value-type="float" office:value="2473.94" calcext:value-type="float">
            <text:p>2473.94</text:p>
          </table:table-cell>
        </table:table-row>
        <table:table-row table:style-name="ro1">
          <table:table-cell office:value-type="float" office:value="33551432" calcext:value-type="float">
            <text:p>33551432</text:p>
          </table:table-cell>
          <table:table-cell table:formula="of:=TIME( ; ;[.A2099]/1000)" office:value-type="time" office:time-value="PT09H19M11.432S" calcext:value-type="time">
            <text:p>09:19:11</text:p>
          </table:table-cell>
          <table:table-cell office:value-type="float" office:value="1.05" calcext:value-type="float">
            <text:p>1.05</text:p>
          </table:table-cell>
          <table:table-cell office:value-type="float" office:value="210.6" calcext:value-type="float">
            <text:p>210.6</text:p>
          </table:table-cell>
          <table:table-cell office:value-type="float" office:value="221.77" calcext:value-type="float">
            <text:p>221.77</text:p>
          </table:table-cell>
          <table:table-cell office:value-type="float" office:value="2141.76" calcext:value-type="float">
            <text:p>2141.76</text:p>
          </table:table-cell>
          <table:table-cell office:value-type="float" office:value="2474.93" calcext:value-type="float">
            <text:p>2474.93</text:p>
          </table:table-cell>
        </table:table-row>
        <table:table-row table:style-name="ro1">
          <table:table-cell office:value-type="float" office:value="33567432" calcext:value-type="float">
            <text:p>33567432</text:p>
          </table:table-cell>
          <table:table-cell table:formula="of:=TIME( ; ;[.A2100]/1000)" office:value-type="time" office:time-value="PT09H19M27.432S" calcext:value-type="time">
            <text:p>09:19:27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1" calcext:value-type="float">
            <text:p>222.61</text:p>
          </table:table-cell>
          <table:table-cell office:value-type="float" office:value="2142.7" calcext:value-type="float">
            <text:p>2142.7</text:p>
          </table:table-cell>
          <table:table-cell office:value-type="float" office:value="2475.91" calcext:value-type="float">
            <text:p>2475.91</text:p>
          </table:table-cell>
        </table:table-row>
        <table:table-row table:style-name="ro1">
          <table:table-cell office:value-type="float" office:value="33583432" calcext:value-type="float">
            <text:p>33583432</text:p>
          </table:table-cell>
          <table:table-cell table:formula="of:=TIME( ; ;[.A2101]/1000)" office:value-type="time" office:time-value="PT09H19M43.432S" calcext:value-type="time">
            <text:p>09:19:43</text:p>
          </table:table-cell>
          <table:table-cell office:value-type="float" office:value="1.05" calcext:value-type="float">
            <text:p>1.05</text:p>
          </table:table-cell>
          <table:table-cell office:value-type="float" office:value="210.5" calcext:value-type="float">
            <text:p>210.5</text:p>
          </table:table-cell>
          <table:table-cell office:value-type="float" office:value="221.67" calcext:value-type="float">
            <text:p>221.67</text:p>
          </table:table-cell>
          <table:table-cell office:value-type="float" office:value="2143.64" calcext:value-type="float">
            <text:p>2143.64</text:p>
          </table:table-cell>
          <table:table-cell office:value-type="float" office:value="2476.9" calcext:value-type="float">
            <text:p>2476.9</text:p>
          </table:table-cell>
        </table:table-row>
        <table:table-row table:style-name="ro1">
          <table:table-cell office:value-type="float" office:value="33599432" calcext:value-type="float">
            <text:p>33599432</text:p>
          </table:table-cell>
          <table:table-cell table:formula="of:=TIME( ; ;[.A2102]/1000)" office:value-type="time" office:time-value="PT09H19M59.432S" calcext:value-type="time">
            <text:p>09:19:59</text:p>
          </table:table-cell>
          <table:table-cell office:value-type="float" office:value="1.05" calcext:value-type="float">
            <text:p>1.05</text:p>
          </table:table-cell>
          <table:table-cell office:value-type="float" office:value="210.5" calcext:value-type="float">
            <text:p>210.5</text:p>
          </table:table-cell>
          <table:table-cell office:value-type="float" office:value="221.66" calcext:value-type="float">
            <text:p>221.66</text:p>
          </table:table-cell>
          <table:table-cell office:value-type="float" office:value="2144.58" calcext:value-type="float">
            <text:p>2144.58</text:p>
          </table:table-cell>
          <table:table-cell office:value-type="float" office:value="2477.89" calcext:value-type="float">
            <text:p>2477.89</text:p>
          </table:table-cell>
        </table:table-row>
        <table:table-row table:style-name="ro1">
          <table:table-cell office:value-type="float" office:value="33615432" calcext:value-type="float">
            <text:p>33615432</text:p>
          </table:table-cell>
          <table:table-cell table:formula="of:=TIME( ; ;[.A2103]/1000)" office:value-type="time" office:time-value="PT09H20M15.432S" calcext:value-type="time">
            <text:p>09:20:15</text:p>
          </table:table-cell>
          <table:table-cell office:value-type="float" office:value="1.05" calcext:value-type="float">
            <text:p>1.05</text:p>
          </table:table-cell>
          <table:table-cell office:value-type="float" office:value="210.4" calcext:value-type="float">
            <text:p>210.4</text:p>
          </table:table-cell>
          <table:table-cell office:value-type="float" office:value="221.56" calcext:value-type="float">
            <text:p>221.56</text:p>
          </table:table-cell>
          <table:table-cell office:value-type="float" office:value="2145.51" calcext:value-type="float">
            <text:p>2145.51</text:p>
          </table:table-cell>
          <table:table-cell office:value-type="float" office:value="2478.87" calcext:value-type="float">
            <text:p>2478.87</text:p>
          </table:table-cell>
        </table:table-row>
        <table:table-row table:style-name="ro1">
          <table:table-cell office:value-type="float" office:value="33631432" calcext:value-type="float">
            <text:p>33631432</text:p>
          </table:table-cell>
          <table:table-cell table:formula="of:=TIME( ; ;[.A2104]/1000)" office:value-type="time" office:time-value="PT09H20M31.432S" calcext:value-type="time">
            <text:p>09:20:31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2146.44" calcext:value-type="float">
            <text:p>2146.44</text:p>
          </table:table-cell>
          <table:table-cell office:value-type="float" office:value="2479.85" calcext:value-type="float">
            <text:p>2479.85</text:p>
          </table:table-cell>
        </table:table-row>
        <table:table-row table:style-name="ro1">
          <table:table-cell office:value-type="float" office:value="33647432" calcext:value-type="float">
            <text:p>33647432</text:p>
          </table:table-cell>
          <table:table-cell table:formula="of:=TIME( ; ;[.A2105]/1000)" office:value-type="time" office:time-value="PT09H20M47.432S" calcext:value-type="time">
            <text:p>09:20:47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2147.38" calcext:value-type="float">
            <text:p>2147.38</text:p>
          </table:table-cell>
          <table:table-cell office:value-type="float" office:value="2480.84" calcext:value-type="float">
            <text:p>2480.84</text:p>
          </table:table-cell>
        </table:table-row>
        <table:table-row table:style-name="ro1">
          <table:table-cell office:value-type="float" office:value="33663432" calcext:value-type="float">
            <text:p>33663432</text:p>
          </table:table-cell>
          <table:table-cell table:formula="of:=TIME( ; ;[.A2106]/1000)" office:value-type="time" office:time-value="PT09H21M03.432S" calcext:value-type="time">
            <text:p>09:21:03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4" calcext:value-type="float">
            <text:p>221.34</text:p>
          </table:table-cell>
          <table:table-cell office:value-type="float" office:value="2148.31" calcext:value-type="float">
            <text:p>2148.31</text:p>
          </table:table-cell>
          <table:table-cell office:value-type="float" office:value="2481.82" calcext:value-type="float">
            <text:p>2481.82</text:p>
          </table:table-cell>
        </table:table-row>
        <table:table-row table:style-name="ro1">
          <table:table-cell office:value-type="float" office:value="33679432" calcext:value-type="float">
            <text:p>33679432</text:p>
          </table:table-cell>
          <table:table-cell table:formula="of:=TIME( ; ;[.A2107]/1000)" office:value-type="time" office:time-value="PT09H21M19.432S" calcext:value-type="time">
            <text:p>09:21:19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4" calcext:value-type="float">
            <text:p>221.34</text:p>
          </table:table-cell>
          <table:table-cell office:value-type="float" office:value="2149.25" calcext:value-type="float">
            <text:p>2149.25</text:p>
          </table:table-cell>
          <table:table-cell office:value-type="float" office:value="2482.81" calcext:value-type="float">
            <text:p>2482.81</text:p>
          </table:table-cell>
        </table:table-row>
        <table:table-row table:style-name="ro1">
          <table:table-cell office:value-type="float" office:value="33695432" calcext:value-type="float">
            <text:p>33695432</text:p>
          </table:table-cell>
          <table:table-cell table:formula="of:=TIME( ; ;[.A2108]/1000)" office:value-type="time" office:time-value="PT09H21M35.432S" calcext:value-type="time">
            <text:p>09:21:35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2150.18" calcext:value-type="float">
            <text:p>2150.18</text:p>
          </table:table-cell>
          <table:table-cell office:value-type="float" office:value="2483.79" calcext:value-type="float">
            <text:p>2483.79</text:p>
          </table:table-cell>
        </table:table-row>
        <table:table-row table:style-name="ro1">
          <table:table-cell office:value-type="float" office:value="33711432" calcext:value-type="float">
            <text:p>33711432</text:p>
          </table:table-cell>
          <table:table-cell table:formula="of:=TIME( ; ;[.A2109]/1000)" office:value-type="time" office:time-value="PT09H21M51.432S" calcext:value-type="time">
            <text:p>09:21:51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2151.11" calcext:value-type="float">
            <text:p>2151.11</text:p>
          </table:table-cell>
          <table:table-cell office:value-type="float" office:value="2484.78" calcext:value-type="float">
            <text:p>2484.78</text:p>
          </table:table-cell>
        </table:table-row>
        <table:table-row table:style-name="ro1">
          <table:table-cell office:value-type="float" office:value="33727432" calcext:value-type="float">
            <text:p>33727432</text:p>
          </table:table-cell>
          <table:table-cell table:formula="of:=TIME( ; ;[.A2110]/1000)" office:value-type="time" office:time-value="PT09H22M07.432S" calcext:value-type="time">
            <text:p>09:22:07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152.05" calcext:value-type="float">
            <text:p>2152.05</text:p>
          </table:table-cell>
          <table:table-cell office:value-type="float" office:value="2485.76" calcext:value-type="float">
            <text:p>2485.76</text:p>
          </table:table-cell>
        </table:table-row>
        <table:table-row table:style-name="ro1">
          <table:table-cell office:value-type="float" office:value="33743432" calcext:value-type="float">
            <text:p>33743432</text:p>
          </table:table-cell>
          <table:table-cell table:formula="of:=TIME( ; ;[.A2111]/1000)" office:value-type="time" office:time-value="PT09H22M23.432S" calcext:value-type="time">
            <text:p>09:22:23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152.98" calcext:value-type="float">
            <text:p>2152.98</text:p>
          </table:table-cell>
          <table:table-cell office:value-type="float" office:value="2486.74" calcext:value-type="float">
            <text:p>2486.74</text:p>
          </table:table-cell>
        </table:table-row>
        <table:table-row table:style-name="ro1">
          <table:table-cell office:value-type="float" office:value="33759432" calcext:value-type="float">
            <text:p>33759432</text:p>
          </table:table-cell>
          <table:table-cell table:formula="of:=TIME( ; ;[.A2112]/1000)" office:value-type="time" office:time-value="PT09H22M39.432S" calcext:value-type="time">
            <text:p>09:22:39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153.91" calcext:value-type="float">
            <text:p>2153.91</text:p>
          </table:table-cell>
          <table:table-cell office:value-type="float" office:value="2487.72" calcext:value-type="float">
            <text:p>2487.72</text:p>
          </table:table-cell>
        </table:table-row>
        <table:table-row table:style-name="ro1">
          <table:table-cell office:value-type="float" office:value="33775432" calcext:value-type="float">
            <text:p>33775432</text:p>
          </table:table-cell>
          <table:table-cell table:formula="of:=TIME( ; ;[.A2113]/1000)" office:value-type="time" office:time-value="PT09H22M55.432S" calcext:value-type="time">
            <text:p>09:22:55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154.85" calcext:value-type="float">
            <text:p>2154.85</text:p>
          </table:table-cell>
          <table:table-cell office:value-type="float" office:value="2488.7" calcext:value-type="float">
            <text:p>2488.7</text:p>
          </table:table-cell>
        </table:table-row>
        <table:table-row table:style-name="ro1">
          <table:table-cell office:value-type="float" office:value="33791432" calcext:value-type="float">
            <text:p>33791432</text:p>
          </table:table-cell>
          <table:table-cell table:formula="of:=TIME( ; ;[.A2114]/1000)" office:value-type="time" office:time-value="PT09H23M11.432S" calcext:value-type="time">
            <text:p>09:23:11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155.78" calcext:value-type="float">
            <text:p>2155.78</text:p>
          </table:table-cell>
          <table:table-cell office:value-type="float" office:value="2489.68" calcext:value-type="float">
            <text:p>2489.68</text:p>
          </table:table-cell>
        </table:table-row>
        <table:table-row table:style-name="ro1">
          <table:table-cell office:value-type="float" office:value="33807432" calcext:value-type="float">
            <text:p>33807432</text:p>
          </table:table-cell>
          <table:table-cell table:formula="of:=TIME( ; ;[.A2115]/1000)" office:value-type="time" office:time-value="PT09H23M27.432S" calcext:value-type="time">
            <text:p>09:23:27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156.71" calcext:value-type="float">
            <text:p>2156.71</text:p>
          </table:table-cell>
          <table:table-cell office:value-type="float" office:value="2490.66" calcext:value-type="float">
            <text:p>2490.66</text:p>
          </table:table-cell>
        </table:table-row>
        <table:table-row table:style-name="ro1">
          <table:table-cell office:value-type="float" office:value="33823432" calcext:value-type="float">
            <text:p>33823432</text:p>
          </table:table-cell>
          <table:table-cell table:formula="of:=TIME( ; ;[.A2116]/1000)" office:value-type="time" office:time-value="PT09H23M43.432S" calcext:value-type="time">
            <text:p>09:23:43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20.81" calcext:value-type="float">
            <text:p>220.81</text:p>
          </table:table-cell>
          <table:table-cell office:value-type="float" office:value="2157.65" calcext:value-type="float">
            <text:p>2157.65</text:p>
          </table:table-cell>
          <table:table-cell office:value-type="float" office:value="2491.64" calcext:value-type="float">
            <text:p>2491.64</text:p>
          </table:table-cell>
        </table:table-row>
        <table:table-row table:style-name="ro1">
          <table:table-cell office:value-type="float" office:value="33839432" calcext:value-type="float">
            <text:p>33839432</text:p>
          </table:table-cell>
          <table:table-cell table:formula="of:=TIME( ; ;[.A2117]/1000)" office:value-type="time" office:time-value="PT09H23M59.432S" calcext:value-type="time">
            <text:p>09:23:59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2158.58" calcext:value-type="float">
            <text:p>2158.58</text:p>
          </table:table-cell>
          <table:table-cell office:value-type="float" office:value="2492.62" calcext:value-type="float">
            <text:p>2492.62</text:p>
          </table:table-cell>
        </table:table-row>
        <table:table-row table:style-name="ro1">
          <table:table-cell office:value-type="float" office:value="33855432" calcext:value-type="float">
            <text:p>33855432</text:p>
          </table:table-cell>
          <table:table-cell table:formula="of:=TIME( ; ;[.A2118]/1000)" office:value-type="time" office:time-value="PT09H24M15.432S" calcext:value-type="time">
            <text:p>09:24:15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2159.51" calcext:value-type="float">
            <text:p>2159.51</text:p>
          </table:table-cell>
          <table:table-cell office:value-type="float" office:value="2493.59" calcext:value-type="float">
            <text:p>2493.59</text:p>
          </table:table-cell>
        </table:table-row>
        <table:table-row table:style-name="ro1">
          <table:table-cell office:value-type="float" office:value="33871432" calcext:value-type="float">
            <text:p>33871432</text:p>
          </table:table-cell>
          <table:table-cell table:formula="of:=TIME( ; ;[.A2119]/1000)" office:value-type="time" office:time-value="PT09H24M31.432S" calcext:value-type="time">
            <text:p>09:24:31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19.76" calcext:value-type="float">
            <text:p>219.76</text:p>
          </table:table-cell>
          <table:table-cell office:value-type="float" office:value="2160.44" calcext:value-type="float">
            <text:p>2160.44</text:p>
          </table:table-cell>
          <table:table-cell office:value-type="float" office:value="2494.57" calcext:value-type="float">
            <text:p>2494.57</text:p>
          </table:table-cell>
        </table:table-row>
        <table:table-row table:style-name="ro1">
          <table:table-cell office:value-type="float" office:value="33887432" calcext:value-type="float">
            <text:p>33887432</text:p>
          </table:table-cell>
          <table:table-cell table:formula="of:=TIME( ; ;[.A2120]/1000)" office:value-type="time" office:time-value="PT09H24M47.432S" calcext:value-type="time">
            <text:p>09:24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19.76" calcext:value-type="float">
            <text:p>219.76</text:p>
          </table:table-cell>
          <table:table-cell office:value-type="float" office:value="2161.37" calcext:value-type="float">
            <text:p>2161.37</text:p>
          </table:table-cell>
          <table:table-cell office:value-type="float" office:value="2495.55" calcext:value-type="float">
            <text:p>2495.55</text:p>
          </table:table-cell>
        </table:table-row>
        <table:table-row table:style-name="ro1">
          <table:table-cell office:value-type="float" office:value="33903432" calcext:value-type="float">
            <text:p>33903432</text:p>
          </table:table-cell>
          <table:table-cell table:formula="of:=TIME( ; ;[.A2121]/1000)" office:value-type="time" office:time-value="PT09H25M03.432S" calcext:value-type="time">
            <text:p>09:25:03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2162.3" calcext:value-type="float">
            <text:p>2162.3</text:p>
          </table:table-cell>
          <table:table-cell office:value-type="float" office:value="2496.52" calcext:value-type="float">
            <text:p>2496.52</text:p>
          </table:table-cell>
        </table:table-row>
        <table:table-row table:style-name="ro1">
          <table:table-cell office:value-type="float" office:value="33919432" calcext:value-type="float">
            <text:p>33919432</text:p>
          </table:table-cell>
          <table:table-cell table:formula="of:=TIME( ; ;[.A2122]/1000)" office:value-type="time" office:time-value="PT09H25M19.432S" calcext:value-type="time">
            <text:p>09:25:19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2163.23" calcext:value-type="float">
            <text:p>2163.23</text:p>
          </table:table-cell>
          <table:table-cell office:value-type="float" office:value="2497.5" calcext:value-type="float">
            <text:p>2497.5</text:p>
          </table:table-cell>
        </table:table-row>
        <table:table-row table:style-name="ro1">
          <table:table-cell office:value-type="float" office:value="33935432" calcext:value-type="float">
            <text:p>33935432</text:p>
          </table:table-cell>
          <table:table-cell table:formula="of:=TIME( ; ;[.A2123]/1000)" office:value-type="time" office:time-value="PT09H25M35.432S" calcext:value-type="time">
            <text:p>09:25:35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19.54" calcext:value-type="float">
            <text:p>219.54</text:p>
          </table:table-cell>
          <table:table-cell office:value-type="float" office:value="2164.16" calcext:value-type="float">
            <text:p>2164.16</text:p>
          </table:table-cell>
          <table:table-cell office:value-type="float" office:value="2498.48" calcext:value-type="float">
            <text:p>2498.48</text:p>
          </table:table-cell>
        </table:table-row>
        <table:table-row table:style-name="ro1">
          <table:table-cell office:value-type="float" office:value="33951432" calcext:value-type="float">
            <text:p>33951432</text:p>
          </table:table-cell>
          <table:table-cell table:formula="of:=TIME( ; ;[.A2124]/1000)" office:value-type="time" office:time-value="PT09H25M51.432S" calcext:value-type="time">
            <text:p>09:25:51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19.54" calcext:value-type="float">
            <text:p>219.54</text:p>
          </table:table-cell>
          <table:table-cell office:value-type="float" office:value="2165.09" calcext:value-type="float">
            <text:p>2165.09</text:p>
          </table:table-cell>
          <table:table-cell office:value-type="float" office:value="2499.45" calcext:value-type="float">
            <text:p>2499.45</text:p>
          </table:table-cell>
        </table:table-row>
        <table:table-row table:style-name="ro1">
          <table:table-cell office:value-type="float" office:value="33967432" calcext:value-type="float">
            <text:p>33967432</text:p>
          </table:table-cell>
          <table:table-cell table:formula="of:=TIME( ; ;[.A2125]/1000)" office:value-type="time" office:time-value="PT09H26M07.432S" calcext:value-type="time">
            <text:p>09:26:07</text:p>
          </table:table-cell>
          <table:table-cell office:value-type="float" office:value="1.04" calcext:value-type="float">
            <text:p>1.04</text:p>
          </table:table-cell>
          <table:table-cell office:value-type="float" office:value="209.2" calcext:value-type="float">
            <text:p>209.2</text:p>
          </table:table-cell>
          <table:table-cell office:value-type="float" office:value="218.6" calcext:value-type="float">
            <text:p>218.6</text:p>
          </table:table-cell>
          <table:table-cell office:value-type="float" office:value="2166.02" calcext:value-type="float">
            <text:p>2166.02</text:p>
          </table:table-cell>
          <table:table-cell office:value-type="float" office:value="2500.43" calcext:value-type="float">
            <text:p>2500.43</text:p>
          </table:table-cell>
        </table:table-row>
        <table:table-row table:style-name="ro1">
          <table:table-cell office:value-type="float" office:value="33983432" calcext:value-type="float">
            <text:p>33983432</text:p>
          </table:table-cell>
          <table:table-cell table:formula="of:=TIME( ; ;[.A2126]/1000)" office:value-type="time" office:time-value="PT09H26M23.432S" calcext:value-type="time">
            <text:p>09:26:23</text:p>
          </table:table-cell>
          <table:table-cell office:value-type="float" office:value="1.04" calcext:value-type="float">
            <text:p>1.04</text:p>
          </table:table-cell>
          <table:table-cell office:value-type="float" office:value="209.1" calcext:value-type="float">
            <text:p>209.1</text:p>
          </table:table-cell>
          <table:table-cell office:value-type="float" office:value="218.49" calcext:value-type="float">
            <text:p>218.49</text:p>
          </table:table-cell>
          <table:table-cell office:value-type="float" office:value="2166.95" calcext:value-type="float">
            <text:p>2166.95</text:p>
          </table:table-cell>
          <table:table-cell office:value-type="float" office:value="2501.4" calcext:value-type="float">
            <text:p>2501.4</text:p>
          </table:table-cell>
        </table:table-row>
        <table:table-row table:style-name="ro1">
          <table:table-cell office:value-type="float" office:value="33999432" calcext:value-type="float">
            <text:p>33999432</text:p>
          </table:table-cell>
          <table:table-cell table:formula="of:=TIME( ; ;[.A2127]/1000)" office:value-type="time" office:time-value="PT09H26M39.432S" calcext:value-type="time">
            <text:p>09:26:39</text:p>
          </table:table-cell>
          <table:table-cell office:value-type="float" office:value="1.05" calcext:value-type="float">
            <text:p>1.05</text:p>
          </table:table-cell>
          <table:table-cell office:value-type="float" office:value="209.1" calcext:value-type="float">
            <text:p>209.1</text:p>
          </table:table-cell>
          <table:table-cell office:value-type="float" office:value="219.33" calcext:value-type="float">
            <text:p>219.33</text:p>
          </table:table-cell>
          <table:table-cell office:value-type="float" office:value="2167.88" calcext:value-type="float">
            <text:p>2167.88</text:p>
          </table:table-cell>
          <table:table-cell office:value-type="float" office:value="2502.38" calcext:value-type="float">
            <text:p>2502.38</text:p>
          </table:table-cell>
        </table:table-row>
        <table:table-row table:style-name="ro1">
          <table:table-cell office:value-type="float" office:value="34015432" calcext:value-type="float">
            <text:p>34015432</text:p>
          </table:table-cell>
          <table:table-cell table:formula="of:=TIME( ; ;[.A2128]/1000)" office:value-type="time" office:time-value="PT09H26M55.432S" calcext:value-type="time">
            <text:p>09:26:55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168.81" calcext:value-type="float">
            <text:p>2168.81</text:p>
          </table:table-cell>
          <table:table-cell office:value-type="float" office:value="2503.35" calcext:value-type="float">
            <text:p>2503.35</text:p>
          </table:table-cell>
        </table:table-row>
        <table:table-row table:style-name="ro1">
          <table:table-cell office:value-type="float" office:value="34031432" calcext:value-type="float">
            <text:p>34031432</text:p>
          </table:table-cell>
          <table:table-cell table:formula="of:=TIME( ; ;[.A2129]/1000)" office:value-type="time" office:time-value="PT09H27M11.432S" calcext:value-type="time">
            <text:p>09:27:11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19.22" calcext:value-type="float">
            <text:p>219.22</text:p>
          </table:table-cell>
          <table:table-cell office:value-type="float" office:value="2169.74" calcext:value-type="float">
            <text:p>2169.74</text:p>
          </table:table-cell>
          <table:table-cell office:value-type="float" office:value="2504.32" calcext:value-type="float">
            <text:p>2504.32</text:p>
          </table:table-cell>
        </table:table-row>
        <table:table-row table:style-name="ro1">
          <table:table-cell office:value-type="float" office:value="34047432" calcext:value-type="float">
            <text:p>34047432</text:p>
          </table:table-cell>
          <table:table-cell table:formula="of:=TIME( ; ;[.A2130]/1000)" office:value-type="time" office:time-value="PT09H27M27.432S" calcext:value-type="time">
            <text:p>09:27:27</text:p>
          </table:table-cell>
          <table:table-cell office:value-type="float" office:value="1.04" calcext:value-type="float">
            <text:p>1.04</text:p>
          </table:table-cell>
          <table:table-cell office:value-type="float" office:value="208.9" calcext:value-type="float">
            <text:p>208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170.67" calcext:value-type="float">
            <text:p>2170.67</text:p>
          </table:table-cell>
          <table:table-cell office:value-type="float" office:value="2505.29" calcext:value-type="float">
            <text:p>2505.29</text:p>
          </table:table-cell>
        </table:table-row>
        <table:table-row table:style-name="ro1">
          <table:table-cell office:value-type="float" office:value="34063432" calcext:value-type="float">
            <text:p>34063432</text:p>
          </table:table-cell>
          <table:table-cell table:formula="of:=TIME( ; ;[.A2131]/1000)" office:value-type="time" office:time-value="PT09H27M43.432S" calcext:value-type="time">
            <text:p>09:27:43</text:p>
          </table:table-cell>
          <table:table-cell office:value-type="float" office:value="1.04" calcext:value-type="float">
            <text:p>1.04</text:p>
          </table:table-cell>
          <table:table-cell office:value-type="float" office:value="208.9" calcext:value-type="float">
            <text:p>208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171.6" calcext:value-type="float">
            <text:p>2171.6</text:p>
          </table:table-cell>
          <table:table-cell office:value-type="float" office:value="2506.26" calcext:value-type="float">
            <text:p>2506.26</text:p>
          </table:table-cell>
        </table:table-row>
        <table:table-row table:style-name="ro1">
          <table:table-cell office:value-type="float" office:value="34079432" calcext:value-type="float">
            <text:p>34079432</text:p>
          </table:table-cell>
          <table:table-cell table:formula="of:=TIME( ; ;[.A2132]/1000)" office:value-type="time" office:time-value="PT09H27M59.432S" calcext:value-type="time">
            <text:p>09:27:59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72.53" calcext:value-type="float">
            <text:p>2172.53</text:p>
          </table:table-cell>
          <table:table-cell office:value-type="float" office:value="2507.23" calcext:value-type="float">
            <text:p>2507.23</text:p>
          </table:table-cell>
        </table:table-row>
        <table:table-row table:style-name="ro1">
          <table:table-cell office:value-type="float" office:value="34095432" calcext:value-type="float">
            <text:p>34095432</text:p>
          </table:table-cell>
          <table:table-cell table:formula="of:=TIME( ; ;[.A2133]/1000)" office:value-type="time" office:time-value="PT09H28M15.432S" calcext:value-type="time">
            <text:p>09:28:15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73.45" calcext:value-type="float">
            <text:p>2173.45</text:p>
          </table:table-cell>
          <table:table-cell office:value-type="float" office:value="2508.2" calcext:value-type="float">
            <text:p>2508.2</text:p>
          </table:table-cell>
        </table:table-row>
        <table:table-row table:style-name="ro1">
          <table:table-cell office:value-type="float" office:value="34111432" calcext:value-type="float">
            <text:p>34111432</text:p>
          </table:table-cell>
          <table:table-cell table:formula="of:=TIME( ; ;[.A2134]/1000)" office:value-type="time" office:time-value="PT09H28M31.432S" calcext:value-type="time">
            <text:p>09:28:31</text:p>
          </table:table-cell>
          <table:table-cell office:value-type="float" office:value="1.04" calcext:value-type="float">
            <text:p>1.04</text:p>
          </table:table-cell>
          <table:table-cell office:value-type="float" office:value="208.7" calcext:value-type="float">
            <text:p>208.7</text:p>
          </table:table-cell>
          <table:table-cell office:value-type="float" office:value="218.06" calcext:value-type="float">
            <text:p>218.06</text:p>
          </table:table-cell>
          <table:table-cell office:value-type="float" office:value="2174.38" calcext:value-type="float">
            <text:p>2174.38</text:p>
          </table:table-cell>
          <table:table-cell office:value-type="float" office:value="2509.17" calcext:value-type="float">
            <text:p>2509.17</text:p>
          </table:table-cell>
        </table:table-row>
        <table:table-row table:style-name="ro1">
          <table:table-cell office:value-type="float" office:value="34127432" calcext:value-type="float">
            <text:p>34127432</text:p>
          </table:table-cell>
          <table:table-cell table:formula="of:=TIME( ; ;[.A2135]/1000)" office:value-type="time" office:time-value="PT09H28M47.432S" calcext:value-type="time">
            <text:p>09:28:47</text:p>
          </table:table-cell>
          <table:table-cell office:value-type="float" office:value="1.04" calcext:value-type="float">
            <text:p>1.04</text:p>
          </table:table-cell>
          <table:table-cell office:value-type="float" office:value="208.5" calcext:value-type="float">
            <text:p>208.5</text:p>
          </table:table-cell>
          <table:table-cell office:value-type="float" office:value="217.86" calcext:value-type="float">
            <text:p>217.86</text:p>
          </table:table-cell>
          <table:table-cell office:value-type="float" office:value="2175.31" calcext:value-type="float">
            <text:p>2175.31</text:p>
          </table:table-cell>
          <table:table-cell office:value-type="float" office:value="2510.14" calcext:value-type="float">
            <text:p>2510.14</text:p>
          </table:table-cell>
        </table:table-row>
        <table:table-row table:style-name="ro1">
          <table:table-cell office:value-type="float" office:value="34143432" calcext:value-type="float">
            <text:p>34143432</text:p>
          </table:table-cell>
          <table:table-cell table:formula="of:=TIME( ; ;[.A2136]/1000)" office:value-type="time" office:time-value="PT09H29M03.432S" calcext:value-type="time">
            <text:p>09:29:03</text:p>
          </table:table-cell>
          <table:table-cell office:value-type="float" office:value="1.04" calcext:value-type="float">
            <text:p>1.04</text:p>
          </table:table-cell>
          <table:table-cell office:value-type="float" office:value="208.5" calcext:value-type="float">
            <text:p>208.5</text:p>
          </table:table-cell>
          <table:table-cell office:value-type="float" office:value="217.85" calcext:value-type="float">
            <text:p>217.85</text:p>
          </table:table-cell>
          <table:table-cell office:value-type="float" office:value="2176.23" calcext:value-type="float">
            <text:p>2176.23</text:p>
          </table:table-cell>
          <table:table-cell office:value-type="float" office:value="2511.1" calcext:value-type="float">
            <text:p>2511.1</text:p>
          </table:table-cell>
        </table:table-row>
        <table:table-row table:style-name="ro1">
          <table:table-cell office:value-type="float" office:value="34159432" calcext:value-type="float">
            <text:p>34159432</text:p>
          </table:table-cell>
          <table:table-cell table:formula="of:=TIME( ; ;[.A2137]/1000)" office:value-type="time" office:time-value="PT09H29M19.432S" calcext:value-type="time">
            <text:p>09:29:19</text:p>
          </table:table-cell>
          <table:table-cell office:value-type="float" office:value="1.04" calcext:value-type="float">
            <text:p>1.04</text:p>
          </table:table-cell>
          <table:table-cell office:value-type="float" office:value="208.5" calcext:value-type="float">
            <text:p>208.5</text:p>
          </table:table-cell>
          <table:table-cell office:value-type="float" office:value="217.85" calcext:value-type="float">
            <text:p>217.85</text:p>
          </table:table-cell>
          <table:table-cell office:value-type="float" office:value="2177.16" calcext:value-type="float">
            <text:p>2177.16</text:p>
          </table:table-cell>
          <table:table-cell office:value-type="float" office:value="2512.07" calcext:value-type="float">
            <text:p>2512.07</text:p>
          </table:table-cell>
        </table:table-row>
        <table:table-row table:style-name="ro1">
          <table:table-cell office:value-type="float" office:value="34175432" calcext:value-type="float">
            <text:p>34175432</text:p>
          </table:table-cell>
          <table:table-cell table:formula="of:=TIME( ; ;[.A2138]/1000)" office:value-type="time" office:time-value="PT09H29M35.432S" calcext:value-type="time">
            <text:p>09:29:35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178.08" calcext:value-type="float">
            <text:p>2178.08</text:p>
          </table:table-cell>
          <table:table-cell office:value-type="float" office:value="2513.04" calcext:value-type="float">
            <text:p>2513.04</text:p>
          </table:table-cell>
        </table:table-row>
        <table:table-row table:style-name="ro1">
          <table:table-cell office:value-type="float" office:value="34191432" calcext:value-type="float">
            <text:p>34191432</text:p>
          </table:table-cell>
          <table:table-cell table:formula="of:=TIME( ; ;[.A2139]/1000)" office:value-type="time" office:time-value="PT09H29M51.432S" calcext:value-type="time">
            <text:p>09:29:51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179.01" calcext:value-type="float">
            <text:p>2179.01</text:p>
          </table:table-cell>
          <table:table-cell office:value-type="float" office:value="2514.01" calcext:value-type="float">
            <text:p>2514.01</text:p>
          </table:table-cell>
        </table:table-row>
        <table:table-row table:style-name="ro1">
          <table:table-cell office:value-type="float" office:value="34207432" calcext:value-type="float">
            <text:p>34207432</text:p>
          </table:table-cell>
          <table:table-cell table:formula="of:=TIME( ; ;[.A2140]/1000)" office:value-type="time" office:time-value="PT09H30M07.432S" calcext:value-type="time">
            <text:p>09:30:07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7.53" calcext:value-type="float">
            <text:p>217.53</text:p>
          </table:table-cell>
          <table:table-cell office:value-type="float" office:value="2179.94" calcext:value-type="float">
            <text:p>2179.94</text:p>
          </table:table-cell>
          <table:table-cell office:value-type="float" office:value="2514.97" calcext:value-type="float">
            <text:p>2514.97</text:p>
          </table:table-cell>
        </table:table-row>
        <table:table-row table:style-name="ro1">
          <table:table-cell office:value-type="float" office:value="34223432" calcext:value-type="float">
            <text:p>34223432</text:p>
          </table:table-cell>
          <table:table-cell table:formula="of:=TIME( ; ;[.A2141]/1000)" office:value-type="time" office:time-value="PT09H30M23.432S" calcext:value-type="time">
            <text:p>09:30:23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6.7" calcext:value-type="float">
            <text:p>216.7</text:p>
          </table:table-cell>
          <table:table-cell office:value-type="float" office:value="2180.86" calcext:value-type="float">
            <text:p>2180.86</text:p>
          </table:table-cell>
          <table:table-cell office:value-type="float" office:value="2515.94" calcext:value-type="float">
            <text:p>2515.94</text:p>
          </table:table-cell>
        </table:table-row>
        <table:table-row table:style-name="ro1">
          <table:table-cell office:value-type="float" office:value="34239432" calcext:value-type="float">
            <text:p>34239432</text:p>
          </table:table-cell>
          <table:table-cell table:formula="of:=TIME( ; ;[.A2142]/1000)" office:value-type="time" office:time-value="PT09H30M39.432S" calcext:value-type="time">
            <text:p>09:30:39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6.7" calcext:value-type="float">
            <text:p>216.7</text:p>
          </table:table-cell>
          <table:table-cell office:value-type="float" office:value="2181.79" calcext:value-type="float">
            <text:p>2181.79</text:p>
          </table:table-cell>
          <table:table-cell office:value-type="float" office:value="2516.91" calcext:value-type="float">
            <text:p>2516.91</text:p>
          </table:table-cell>
        </table:table-row>
        <table:table-row table:style-name="ro1">
          <table:table-cell office:value-type="float" office:value="34255432" calcext:value-type="float">
            <text:p>34255432</text:p>
          </table:table-cell>
          <table:table-cell table:formula="of:=TIME( ; ;[.A2143]/1000)" office:value-type="time" office:time-value="PT09H30M55.432S" calcext:value-type="time">
            <text:p>09:30:55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6.7" calcext:value-type="float">
            <text:p>216.7</text:p>
          </table:table-cell>
          <table:table-cell office:value-type="float" office:value="2182.71" calcext:value-type="float">
            <text:p>2182.71</text:p>
          </table:table-cell>
          <table:table-cell office:value-type="float" office:value="2517.87" calcext:value-type="float">
            <text:p>2517.87</text:p>
          </table:table-cell>
        </table:table-row>
        <table:table-row table:style-name="ro1">
          <table:table-cell office:value-type="float" office:value="34271432" calcext:value-type="float">
            <text:p>34271432</text:p>
          </table:table-cell>
          <table:table-cell table:formula="of:=TIME( ; ;[.A2144]/1000)" office:value-type="time" office:time-value="PT09H31M11.432S" calcext:value-type="time">
            <text:p>09:31:11</text:p>
          </table:table-cell>
          <table:table-cell office:value-type="float" office:value="1.04" calcext:value-type="float">
            <text:p>1.04</text:p>
          </table:table-cell>
          <table:table-cell office:value-type="float" office:value="208.1" calcext:value-type="float">
            <text:p>208.1</text:p>
          </table:table-cell>
          <table:table-cell office:value-type="float" office:value="216.59" calcext:value-type="float">
            <text:p>216.59</text:p>
          </table:table-cell>
          <table:table-cell office:value-type="float" office:value="2183.64" calcext:value-type="float">
            <text:p>2183.64</text:p>
          </table:table-cell>
          <table:table-cell office:value-type="float" office:value="2518.83" calcext:value-type="float">
            <text:p>2518.83</text:p>
          </table:table-cell>
        </table:table-row>
        <table:table-row table:style-name="ro1">
          <table:table-cell office:value-type="float" office:value="34287432" calcext:value-type="float">
            <text:p>34287432</text:p>
          </table:table-cell>
          <table:table-cell table:formula="of:=TIME( ; ;[.A2145]/1000)" office:value-type="time" office:time-value="PT09H31M27.432S" calcext:value-type="time">
            <text:p>09:31:27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6.49" calcext:value-type="float">
            <text:p>216.49</text:p>
          </table:table-cell>
          <table:table-cell office:value-type="float" office:value="2184.56" calcext:value-type="float">
            <text:p>2184.56</text:p>
          </table:table-cell>
          <table:table-cell office:value-type="float" office:value="2519.79" calcext:value-type="float">
            <text:p>2519.79</text:p>
          </table:table-cell>
        </table:table-row>
        <table:table-row table:style-name="ro1">
          <table:table-cell office:value-type="float" office:value="34303432" calcext:value-type="float">
            <text:p>34303432</text:p>
          </table:table-cell>
          <table:table-cell table:formula="of:=TIME( ; ;[.A2146]/1000)" office:value-type="time" office:time-value="PT09H31M43.432S" calcext:value-type="time">
            <text:p>09:31:43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6.38" calcext:value-type="float">
            <text:p>216.38</text:p>
          </table:table-cell>
          <table:table-cell office:value-type="float" office:value="2185.49" calcext:value-type="float">
            <text:p>2185.49</text:p>
          </table:table-cell>
          <table:table-cell office:value-type="float" office:value="2520.75" calcext:value-type="float">
            <text:p>2520.75</text:p>
          </table:table-cell>
        </table:table-row>
        <table:table-row table:style-name="ro1">
          <table:table-cell office:value-type="float" office:value="34319432" calcext:value-type="float">
            <text:p>34319432</text:p>
          </table:table-cell>
          <table:table-cell table:formula="of:=TIME( ; ;[.A2147]/1000)" office:value-type="time" office:time-value="PT09H31M59.432S" calcext:value-type="time">
            <text:p>09:31:59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6.27" calcext:value-type="float">
            <text:p>216.27</text:p>
          </table:table-cell>
          <table:table-cell office:value-type="float" office:value="2186.41" calcext:value-type="float">
            <text:p>2186.41</text:p>
          </table:table-cell>
          <table:table-cell office:value-type="float" office:value="2521.71" calcext:value-type="float">
            <text:p>2521.71</text:p>
          </table:table-cell>
        </table:table-row>
        <table:table-row table:style-name="ro1">
          <table:table-cell office:value-type="float" office:value="34335432" calcext:value-type="float">
            <text:p>34335432</text:p>
          </table:table-cell>
          <table:table-cell table:formula="of:=TIME( ; ;[.A2148]/1000)" office:value-type="time" office:time-value="PT09H32M15.432S" calcext:value-type="time">
            <text:p>09:32:15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6.27" calcext:value-type="float">
            <text:p>216.27</text:p>
          </table:table-cell>
          <table:table-cell office:value-type="float" office:value="2187.34" calcext:value-type="float">
            <text:p>2187.34</text:p>
          </table:table-cell>
          <table:table-cell office:value-type="float" office:value="2522.68" calcext:value-type="float">
            <text:p>2522.68</text:p>
          </table:table-cell>
        </table:table-row>
        <table:table-row table:style-name="ro1">
          <table:table-cell office:value-type="float" office:value="34351432" calcext:value-type="float">
            <text:p>34351432</text:p>
          </table:table-cell>
          <table:table-cell table:formula="of:=TIME( ; ;[.A2149]/1000)" office:value-type="time" office:time-value="PT09H32M31.432S" calcext:value-type="time">
            <text:p>09:32:31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6.17" calcext:value-type="float">
            <text:p>216.17</text:p>
          </table:table-cell>
          <table:table-cell office:value-type="float" office:value="2188.26" calcext:value-type="float">
            <text:p>2188.26</text:p>
          </table:table-cell>
          <table:table-cell office:value-type="float" office:value="2523.64" calcext:value-type="float">
            <text:p>2523.64</text:p>
          </table:table-cell>
        </table:table-row>
        <table:table-row table:style-name="ro1">
          <table:table-cell office:value-type="float" office:value="34367432" calcext:value-type="float">
            <text:p>34367432</text:p>
          </table:table-cell>
          <table:table-cell table:formula="of:=TIME( ; ;[.A2150]/1000)" office:value-type="time" office:time-value="PT09H32M47.432S" calcext:value-type="time">
            <text:p>09:32:47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2189.18" calcext:value-type="float">
            <text:p>2189.18</text:p>
          </table:table-cell>
          <table:table-cell office:value-type="float" office:value="2524.6" calcext:value-type="float">
            <text:p>2524.6</text:p>
          </table:table-cell>
        </table:table-row>
        <table:table-row table:style-name="ro1">
          <table:table-cell office:value-type="float" office:value="34383432" calcext:value-type="float">
            <text:p>34383432</text:p>
          </table:table-cell>
          <table:table-cell table:formula="of:=TIME( ; ;[.A2151]/1000)" office:value-type="time" office:time-value="PT09H33M03.432S" calcext:value-type="time">
            <text:p>09:33:03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2190.1" calcext:value-type="float">
            <text:p>2190.1</text:p>
          </table:table-cell>
          <table:table-cell office:value-type="float" office:value="2525.56" calcext:value-type="float">
            <text:p>2525.56</text:p>
          </table:table-cell>
        </table:table-row>
        <table:table-row table:style-name="ro1">
          <table:table-cell office:value-type="float" office:value="34399432" calcext:value-type="float">
            <text:p>34399432</text:p>
          </table:table-cell>
          <table:table-cell table:formula="of:=TIME( ; ;[.A2152]/1000)" office:value-type="time" office:time-value="PT09H33M19.432S" calcext:value-type="time">
            <text:p>09:33:19</text:p>
          </table:table-cell>
          <table:table-cell office:value-type="float" office:value="1.04" calcext:value-type="float">
            <text:p>1.04</text:p>
          </table:table-cell>
          <table:table-cell office:value-type="float" office:value="207.5" calcext:value-type="float">
            <text:p>207.5</text:p>
          </table:table-cell>
          <table:table-cell office:value-type="float" office:value="215.13" calcext:value-type="float">
            <text:p>215.13</text:p>
          </table:table-cell>
          <table:table-cell office:value-type="float" office:value="2191.02" calcext:value-type="float">
            <text:p>2191.02</text:p>
          </table:table-cell>
          <table:table-cell office:value-type="float" office:value="2526.52" calcext:value-type="float">
            <text:p>2526.52</text:p>
          </table:table-cell>
        </table:table-row>
        <table:table-row table:style-name="ro1">
          <table:table-cell office:value-type="float" office:value="34415432" calcext:value-type="float">
            <text:p>34415432</text:p>
          </table:table-cell>
          <table:table-cell table:formula="of:=TIME( ; ;[.A2153]/1000)" office:value-type="time" office:time-value="PT09H33M35.432S" calcext:value-type="time">
            <text:p>09:33:35</text:p>
          </table:table-cell>
          <table:table-cell office:value-type="float" office:value="1.04" calcext:value-type="float">
            <text:p>1.04</text:p>
          </table:table-cell>
          <table:table-cell office:value-type="float" office:value="207.5" calcext:value-type="float">
            <text:p>207.5</text:p>
          </table:table-cell>
          <table:table-cell office:value-type="float" office:value="215.12" calcext:value-type="float">
            <text:p>215.1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2527.47" calcext:value-type="float">
            <text:p>2527.47</text:p>
          </table:table-cell>
        </table:table-row>
        <table:table-row table:style-name="ro1">
          <table:table-cell office:value-type="float" office:value="34431432" calcext:value-type="float">
            <text:p>34431432</text:p>
          </table:table-cell>
          <table:table-cell table:formula="of:=TIME( ; ;[.A2154]/1000)" office:value-type="time" office:time-value="PT09H33M51.432S" calcext:value-type="time">
            <text:p>09:33:51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4.92" calcext:value-type="float">
            <text:p>214.92</text:p>
          </table:table-cell>
          <table:table-cell office:value-type="float" office:value="2192.87" calcext:value-type="float">
            <text:p>2192.87</text:p>
          </table:table-cell>
          <table:table-cell office:value-type="float" office:value="2528.43" calcext:value-type="float">
            <text:p>2528.43</text:p>
          </table:table-cell>
        </table:table-row>
        <table:table-row table:style-name="ro1">
          <table:table-cell office:value-type="float" office:value="34447432" calcext:value-type="float">
            <text:p>34447432</text:p>
          </table:table-cell>
          <table:table-cell table:formula="of:=TIME( ; ;[.A2155]/1000)" office:value-type="time" office:time-value="PT09H34M07.432S" calcext:value-type="time">
            <text:p>09:34:07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4.91" calcext:value-type="float">
            <text:p>214.91</text:p>
          </table:table-cell>
          <table:table-cell office:value-type="float" office:value="2193.79" calcext:value-type="float">
            <text:p>2193.79</text:p>
          </table:table-cell>
          <table:table-cell office:value-type="float" office:value="2529.39" calcext:value-type="float">
            <text:p>2529.39</text:p>
          </table:table-cell>
        </table:table-row>
        <table:table-row table:style-name="ro1">
          <table:table-cell office:value-type="float" office:value="34463432" calcext:value-type="float">
            <text:p>34463432</text:p>
          </table:table-cell>
          <table:table-cell table:formula="of:=TIME( ; ;[.A2156]/1000)" office:value-type="time" office:time-value="PT09H34M23.432S" calcext:value-type="time">
            <text:p>09:34:23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4.91" calcext:value-type="float">
            <text:p>214.91</text:p>
          </table:table-cell>
          <table:table-cell office:value-type="float" office:value="2194.71" calcext:value-type="float">
            <text:p>2194.71</text:p>
          </table:table-cell>
          <table:table-cell office:value-type="float" office:value="2530.34" calcext:value-type="float">
            <text:p>2530.34</text:p>
          </table:table-cell>
        </table:table-row>
        <table:table-row table:style-name="ro1">
          <table:table-cell office:value-type="float" office:value="34479432" calcext:value-type="float">
            <text:p>34479432</text:p>
          </table:table-cell>
          <table:table-cell table:formula="of:=TIME( ; ;[.A2157]/1000)" office:value-type="time" office:time-value="PT09H34M39.432S" calcext:value-type="time">
            <text:p>09:34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4.81" calcext:value-type="float">
            <text:p>214.81</text:p>
          </table:table-cell>
          <table:table-cell office:value-type="float" office:value="2195.63" calcext:value-type="float">
            <text:p>2195.63</text:p>
          </table:table-cell>
          <table:table-cell office:value-type="float" office:value="2531.3" calcext:value-type="float">
            <text:p>2531.3</text:p>
          </table:table-cell>
        </table:table-row>
        <table:table-row table:style-name="ro1">
          <table:table-cell office:value-type="float" office:value="34495432" calcext:value-type="float">
            <text:p>34495432</text:p>
          </table:table-cell>
          <table:table-cell table:formula="of:=TIME( ; ;[.A2158]/1000)" office:value-type="time" office:time-value="PT09H34M55.432S" calcext:value-type="time">
            <text:p>09:34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4.7" calcext:value-type="float">
            <text:p>214.7</text:p>
          </table:table-cell>
          <table:table-cell office:value-type="float" office:value="2196.56" calcext:value-type="float">
            <text:p>2196.56</text:p>
          </table:table-cell>
          <table:table-cell office:value-type="float" office:value="2532.25" calcext:value-type="float">
            <text:p>2532.25</text:p>
          </table:table-cell>
        </table:table-row>
        <table:table-row table:style-name="ro1">
          <table:table-cell office:value-type="float" office:value="34511432" calcext:value-type="float">
            <text:p>34511432</text:p>
          </table:table-cell>
          <table:table-cell table:formula="of:=TIME( ; ;[.A2159]/1000)" office:value-type="time" office:time-value="PT09H35M11.432S" calcext:value-type="time">
            <text:p>09:35:11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4.6" calcext:value-type="float">
            <text:p>214.6</text:p>
          </table:table-cell>
          <table:table-cell office:value-type="float" office:value="2197.48" calcext:value-type="float">
            <text:p>2197.48</text:p>
          </table:table-cell>
          <table:table-cell office:value-type="float" office:value="2533.21" calcext:value-type="float">
            <text:p>2533.21</text:p>
          </table:table-cell>
        </table:table-row>
        <table:table-row table:style-name="ro1">
          <table:table-cell office:value-type="float" office:value="34527432" calcext:value-type="float">
            <text:p>34527432</text:p>
          </table:table-cell>
          <table:table-cell table:formula="of:=TIME( ; ;[.A2160]/1000)" office:value-type="time" office:time-value="PT09H35M27.432S" calcext:value-type="time">
            <text:p>09:35:27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4.49" calcext:value-type="float">
            <text:p>214.49</text:p>
          </table:table-cell>
          <table:table-cell office:value-type="float" office:value="2198.4" calcext:value-type="float">
            <text:p>2198.4</text:p>
          </table:table-cell>
          <table:table-cell office:value-type="float" office:value="2534.16" calcext:value-type="float">
            <text:p>2534.16</text:p>
          </table:table-cell>
        </table:table-row>
        <table:table-row table:style-name="ro1">
          <table:table-cell office:value-type="float" office:value="34543432" calcext:value-type="float">
            <text:p>34543432</text:p>
          </table:table-cell>
          <table:table-cell table:formula="of:=TIME( ; ;[.A2161]/1000)" office:value-type="time" office:time-value="PT09H35M43.432S" calcext:value-type="time">
            <text:p>09:35:43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4.49" calcext:value-type="float">
            <text:p>214.49</text:p>
          </table:table-cell>
          <table:table-cell office:value-type="float" office:value="2199.32" calcext:value-type="float">
            <text:p>2199.32</text:p>
          </table:table-cell>
          <table:table-cell office:value-type="float" office:value="2535.11" calcext:value-type="float">
            <text:p>2535.11</text:p>
          </table:table-cell>
        </table:table-row>
        <table:table-row table:style-name="ro1">
          <table:table-cell office:value-type="float" office:value="34559432" calcext:value-type="float">
            <text:p>34559432</text:p>
          </table:table-cell>
          <table:table-cell table:formula="of:=TIME( ; ;[.A2162]/1000)" office:value-type="time" office:time-value="PT09H35M59.432S" calcext:value-type="time">
            <text:p>09:35:59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4.39" calcext:value-type="float">
            <text:p>214.39</text:p>
          </table:table-cell>
          <table:table-cell office:value-type="float" office:value="2200.23" calcext:value-type="float">
            <text:p>2200.23</text:p>
          </table:table-cell>
          <table:table-cell office:value-type="float" office:value="2536.06" calcext:value-type="float">
            <text:p>2536.06</text:p>
          </table:table-cell>
        </table:table-row>
        <table:table-row table:style-name="ro1">
          <table:table-cell office:value-type="float" office:value="34575432" calcext:value-type="float">
            <text:p>34575432</text:p>
          </table:table-cell>
          <table:table-cell table:formula="of:=TIME( ; ;[.A2163]/1000)" office:value-type="time" office:time-value="PT09H36M15.432S" calcext:value-type="time">
            <text:p>09:36:15</text:p>
          </table:table-cell>
          <table:table-cell office:value-type="float" office:value="1.03" calcext:value-type="float">
            <text:p>1.03</text:p>
          </table:table-cell>
          <table:table-cell office:value-type="float" office:value="206.7" calcext:value-type="float">
            <text:p>206.7</text:p>
          </table:table-cell>
          <table:table-cell office:value-type="float" office:value="213.45" calcext:value-type="float">
            <text:p>213.45</text:p>
          </table:table-cell>
          <table:table-cell office:value-type="float" office:value="2201.15" calcext:value-type="float">
            <text:p>2201.15</text:p>
          </table:table-cell>
          <table:table-cell office:value-type="float" office:value="2537.01" calcext:value-type="float">
            <text:p>2537.01</text:p>
          </table:table-cell>
        </table:table-row>
        <table:table-row table:style-name="ro1">
          <table:table-cell office:value-type="float" office:value="34591432" calcext:value-type="float">
            <text:p>34591432</text:p>
          </table:table-cell>
          <table:table-cell table:formula="of:=TIME( ; ;[.A2164]/1000)" office:value-type="time" office:time-value="PT09H36M31.432S" calcext:value-type="time">
            <text:p>09:36:31</text:p>
          </table:table-cell>
          <table:table-cell office:value-type="float" office:value="1.03" calcext:value-type="float">
            <text:p>1.03</text:p>
          </table:table-cell>
          <table:table-cell office:value-type="float" office:value="206.7" calcext:value-type="float">
            <text:p>206.7</text:p>
          </table:table-cell>
          <table:table-cell office:value-type="float" office:value="213.45" calcext:value-type="float">
            <text:p>213.45</text:p>
          </table:table-cell>
          <table:table-cell office:value-type="float" office:value="2202.07" calcext:value-type="float">
            <text:p>2202.07</text:p>
          </table:table-cell>
          <table:table-cell office:value-type="float" office:value="2537.97" calcext:value-type="float">
            <text:p>2537.97</text:p>
          </table:table-cell>
        </table:table-row>
        <table:table-row table:style-name="ro1">
          <table:table-cell office:value-type="float" office:value="34607432" calcext:value-type="float">
            <text:p>34607432</text:p>
          </table:table-cell>
          <table:table-cell table:formula="of:=TIME( ; ;[.A2165]/1000)" office:value-type="time" office:time-value="PT09H36M47.432S" calcext:value-type="time">
            <text:p>09:36:47</text:p>
          </table:table-cell>
          <table:table-cell office:value-type="float" office:value="1.03" calcext:value-type="float">
            <text:p>1.03</text:p>
          </table:table-cell>
          <table:table-cell office:value-type="float" office:value="206.6" calcext:value-type="float">
            <text:p>206.6</text:p>
          </table:table-cell>
          <table:table-cell office:value-type="float" office:value="213.35" calcext:value-type="float">
            <text:p>213.35</text:p>
          </table:table-cell>
          <table:table-cell office:value-type="float" office:value="2202.99" calcext:value-type="float">
            <text:p>2202.99</text:p>
          </table:table-cell>
          <table:table-cell office:value-type="float" office:value="2538.91" calcext:value-type="float">
            <text:p>2538.91</text:p>
          </table:table-cell>
        </table:table-row>
        <table:table-row table:style-name="ro1">
          <table:table-cell office:value-type="float" office:value="34623432" calcext:value-type="float">
            <text:p>34623432</text:p>
          </table:table-cell>
          <table:table-cell table:formula="of:=TIME( ; ;[.A2166]/1000)" office:value-type="time" office:time-value="PT09H37M03.432S" calcext:value-type="time">
            <text:p>09:37:03</text:p>
          </table:table-cell>
          <table:table-cell office:value-type="float" office:value="1.03" calcext:value-type="float">
            <text:p>1.03</text:p>
          </table:table-cell>
          <table:table-cell office:value-type="float" office:value="206.5" calcext:value-type="float">
            <text:p>206.5</text:p>
          </table:table-cell>
          <table:table-cell office:value-type="float" office:value="213.24" calcext:value-type="float">
            <text:p>213.24</text:p>
          </table:table-cell>
          <table:table-cell office:value-type="float" office:value="2203.91" calcext:value-type="float">
            <text:p>2203.91</text:p>
          </table:table-cell>
          <table:table-cell office:value-type="float" office:value="2539.86" calcext:value-type="float">
            <text:p>2539.86</text:p>
          </table:table-cell>
        </table:table-row>
        <table:table-row table:style-name="ro1">
          <table:table-cell office:value-type="float" office:value="34639432" calcext:value-type="float">
            <text:p>34639432</text:p>
          </table:table-cell>
          <table:table-cell table:formula="of:=TIME( ; ;[.A2167]/1000)" office:value-type="time" office:time-value="PT09H37M19.432S" calcext:value-type="time">
            <text:p>09:37:19</text:p>
          </table:table-cell>
          <table:table-cell office:value-type="float" office:value="1.03" calcext:value-type="float">
            <text:p>1.03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14" calcext:value-type="float">
            <text:p>213.14</text:p>
          </table:table-cell>
          <table:table-cell office:value-type="float" office:value="2204.82" calcext:value-type="float">
            <text:p>2204.82</text:p>
          </table:table-cell>
          <table:table-cell office:value-type="float" office:value="2540.81" calcext:value-type="float">
            <text:p>2540.81</text:p>
          </table:table-cell>
        </table:table-row>
        <table:table-row table:style-name="ro1">
          <table:table-cell office:value-type="float" office:value="34655432" calcext:value-type="float">
            <text:p>34655432</text:p>
          </table:table-cell>
          <table:table-cell table:formula="of:=TIME( ; ;[.A2168]/1000)" office:value-type="time" office:time-value="PT09H37M35.432S" calcext:value-type="time">
            <text:p>09:37:35</text:p>
          </table:table-cell>
          <table:table-cell office:value-type="float" office:value="1.03" calcext:value-type="float">
            <text:p>1.03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03" calcext:value-type="float">
            <text:p>213.03</text:p>
          </table:table-cell>
          <table:table-cell office:value-type="float" office:value="2205.74" calcext:value-type="float">
            <text:p>2205.74</text:p>
          </table:table-cell>
          <table:table-cell office:value-type="float" office:value="2541.76" calcext:value-type="float">
            <text:p>2541.76</text:p>
          </table:table-cell>
        </table:table-row>
        <table:table-row table:style-name="ro1">
          <table:table-cell office:value-type="float" office:value="34671432" calcext:value-type="float">
            <text:p>34671432</text:p>
          </table:table-cell>
          <table:table-cell table:formula="of:=TIME( ; ;[.A2169]/1000)" office:value-type="time" office:time-value="PT09H37M51.432S" calcext:value-type="time">
            <text:p>09:37:51</text:p>
          </table:table-cell>
          <table:table-cell office:value-type="float" office:value="1.03" calcext:value-type="float">
            <text:p>1.03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03" calcext:value-type="float">
            <text:p>213.03</text:p>
          </table:table-cell>
          <table:table-cell office:value-type="float" office:value="2206.66" calcext:value-type="float">
            <text:p>2206.66</text:p>
          </table:table-cell>
          <table:table-cell office:value-type="float" office:value="2542.71" calcext:value-type="float">
            <text:p>2542.71</text:p>
          </table:table-cell>
        </table:table-row>
        <table:table-row table:style-name="ro1">
          <table:table-cell office:value-type="float" office:value="34687432" calcext:value-type="float">
            <text:p>34687432</text:p>
          </table:table-cell>
          <table:table-cell table:formula="of:=TIME( ; ;[.A2170]/1000)" office:value-type="time" office:time-value="PT09H38M07.432S" calcext:value-type="time">
            <text:p>09:38:07</text:p>
          </table:table-cell>
          <table:table-cell office:value-type="float" office:value="1.03" calcext:value-type="float">
            <text:p>1.03</text:p>
          </table:table-cell>
          <table:table-cell office:value-type="float" office:value="206.1" calcext:value-type="float">
            <text:p>206.1</text:p>
          </table:table-cell>
          <table:table-cell office:value-type="float" office:value="212.82" calcext:value-type="float">
            <text:p>212.82</text:p>
          </table:table-cell>
          <table:table-cell office:value-type="float" office:value="2207.58" calcext:value-type="float">
            <text:p>2207.58</text:p>
          </table:table-cell>
          <table:table-cell office:value-type="float" office:value="2543.65" calcext:value-type="float">
            <text:p>2543.65</text:p>
          </table:table-cell>
        </table:table-row>
        <table:table-row table:style-name="ro1">
          <table:table-cell office:value-type="float" office:value="34703432" calcext:value-type="float">
            <text:p>34703432</text:p>
          </table:table-cell>
          <table:table-cell table:formula="of:=TIME( ; ;[.A2171]/1000)" office:value-type="time" office:time-value="PT09H38M23.432S" calcext:value-type="time">
            <text:p>09:38:23</text:p>
          </table:table-cell>
          <table:table-cell office:value-type="float" office:value="1.03" calcext:value-type="float">
            <text:p>1.03</text:p>
          </table:table-cell>
          <table:table-cell office:value-type="float" office:value="206.1" calcext:value-type="float">
            <text:p>206.1</text:p>
          </table:table-cell>
          <table:table-cell office:value-type="float" office:value="212" calcext:value-type="float">
            <text:p>212</text:p>
          </table:table-cell>
          <table:table-cell office:value-type="float" office:value="2208.49" calcext:value-type="float">
            <text:p>2208.49</text:p>
          </table:table-cell>
          <table:table-cell office:value-type="float" office:value="2544.6" calcext:value-type="float">
            <text:p>2544.6</text:p>
          </table:table-cell>
        </table:table-row>
        <table:table-row table:style-name="ro1">
          <table:table-cell office:value-type="float" office:value="34719432" calcext:value-type="float">
            <text:p>34719432</text:p>
          </table:table-cell>
          <table:table-cell table:formula="of:=TIME( ; ;[.A2172]/1000)" office:value-type="time" office:time-value="PT09H38M39.432S" calcext:value-type="time">
            <text:p>09:38:39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office:value-type="float" office:value="211.89" calcext:value-type="float">
            <text:p>211.89</text:p>
          </table:table-cell>
          <table:table-cell office:value-type="float" office:value="2209.41" calcext:value-type="float">
            <text:p>2209.41</text:p>
          </table:table-cell>
          <table:table-cell office:value-type="float" office:value="2545.54" calcext:value-type="float">
            <text:p>2545.54</text:p>
          </table:table-cell>
        </table:table-row>
        <table:table-row table:style-name="ro1">
          <table:table-cell office:value-type="float" office:value="34735432" calcext:value-type="float">
            <text:p>34735432</text:p>
          </table:table-cell>
          <table:table-cell table:formula="of:=TIME( ; ;[.A2173]/1000)" office:value-type="time" office:time-value="PT09H38M55.432S" calcext:value-type="time">
            <text:p>09:38:55</text:p>
          </table:table-cell>
          <table:table-cell office:value-type="float" office:value="1.03" calcext:value-type="float">
            <text:p>1.03</text:p>
          </table:table-cell>
          <table:table-cell office:value-type="float" office:value="206" calcext:value-type="float">
            <text:p>206</text:p>
          </table:table-cell>
          <table:table-cell office:value-type="float" office:value="211.89" calcext:value-type="float">
            <text:p>211.89</text:p>
          </table:table-cell>
          <table:table-cell office:value-type="float" office:value="2210.32" calcext:value-type="float">
            <text:p>2210.32</text:p>
          </table:table-cell>
          <table:table-cell office:value-type="float" office:value="2546.49" calcext:value-type="float">
            <text:p>2546.49</text:p>
          </table:table-cell>
        </table:table-row>
        <table:table-row table:style-name="ro1">
          <table:table-cell office:value-type="float" office:value="34751432" calcext:value-type="float">
            <text:p>34751432</text:p>
          </table:table-cell>
          <table:table-cell table:formula="of:=TIME( ; ;[.A2174]/1000)" office:value-type="time" office:time-value="PT09H39M11.432S" calcext:value-type="time">
            <text:p>09:39:11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2211.24" calcext:value-type="float">
            <text:p>2211.24</text:p>
          </table:table-cell>
          <table:table-cell office:value-type="float" office:value="2547.43" calcext:value-type="float">
            <text:p>2547.43</text:p>
          </table:table-cell>
        </table:table-row>
        <table:table-row table:style-name="ro1">
          <table:table-cell office:value-type="float" office:value="34767432" calcext:value-type="float">
            <text:p>34767432</text:p>
          </table:table-cell>
          <table:table-cell table:formula="of:=TIME( ; ;[.A2175]/1000)" office:value-type="time" office:time-value="PT09H39M27.432S" calcext:value-type="time">
            <text:p>09:39:27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1.58" calcext:value-type="float">
            <text:p>211.58</text:p>
          </table:table-cell>
          <table:table-cell office:value-type="float" office:value="2212.15" calcext:value-type="float">
            <text:p>2212.15</text:p>
          </table:table-cell>
          <table:table-cell office:value-type="float" office:value="2548.37" calcext:value-type="float">
            <text:p>2548.37</text:p>
          </table:table-cell>
        </table:table-row>
        <table:table-row table:style-name="ro1">
          <table:table-cell office:value-type="float" office:value="34783432" calcext:value-type="float">
            <text:p>34783432</text:p>
          </table:table-cell>
          <table:table-cell table:formula="of:=TIME( ; ;[.A2176]/1000)" office:value-type="time" office:time-value="PT09H39M43.432S" calcext:value-type="time">
            <text:p>09:39:43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2213.07" calcext:value-type="float">
            <text:p>2213.07</text:p>
          </table:table-cell>
          <table:table-cell office:value-type="float" office:value="2549.31" calcext:value-type="float">
            <text:p>2549.31</text:p>
          </table:table-cell>
        </table:table-row>
        <table:table-row table:style-name="ro1">
          <table:table-cell office:value-type="float" office:value="34799432" calcext:value-type="float">
            <text:p>34799432</text:p>
          </table:table-cell>
          <table:table-cell table:formula="of:=TIME( ; ;[.A2177]/1000)" office:value-type="time" office:time-value="PT09H39M59.432S" calcext:value-type="time">
            <text:p>09:39:59</text:p>
          </table:table-cell>
          <table:table-cell office:value-type="float" office:value="1.03" calcext:value-type="float">
            <text:p>1.03</text:p>
          </table:table-cell>
          <table:table-cell office:value-type="float" office:value="205.7" calcext:value-type="float">
            <text:p>205.7</text:p>
          </table:table-cell>
          <table:table-cell office:value-type="float" office:value="211.57" calcext:value-type="float">
            <text:p>211.57</text:p>
          </table:table-cell>
          <table:table-cell office:value-type="float" office:value="2213.98" calcext:value-type="float">
            <text:p>2213.98</text:p>
          </table:table-cell>
          <table:table-cell office:value-type="float" office:value="2550.26" calcext:value-type="float">
            <text:p>2550.26</text:p>
          </table:table-cell>
        </table:table-row>
        <table:table-row table:style-name="ro1">
          <table:table-cell office:value-type="float" office:value="34815432" calcext:value-type="float">
            <text:p>34815432</text:p>
          </table:table-cell>
          <table:table-cell table:formula="of:=TIME( ; ;[.A2178]/1000)" office:value-type="time" office:time-value="PT09H40M15.432S" calcext:value-type="time">
            <text:p>09:40:15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1.37" calcext:value-type="float">
            <text:p>211.37</text:p>
          </table:table-cell>
          <table:table-cell office:value-type="float" office:value="2214.89" calcext:value-type="float">
            <text:p>2214.89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float" office:value="34831432" calcext:value-type="float">
            <text:p>34831432</text:p>
          </table:table-cell>
          <table:table-cell table:formula="of:=TIME( ; ;[.A2179]/1000)" office:value-type="time" office:time-value="PT09H40M31.432S" calcext:value-type="time">
            <text:p>09:40:31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2215.81" calcext:value-type="float">
            <text:p>2215.81</text:p>
          </table:table-cell>
          <table:table-cell office:value-type="float" office:value="2552.13" calcext:value-type="float">
            <text:p>2552.13</text:p>
          </table:table-cell>
        </table:table-row>
        <table:table-row table:style-name="ro1">
          <table:table-cell office:value-type="float" office:value="34847432" calcext:value-type="float">
            <text:p>34847432</text:p>
          </table:table-cell>
          <table:table-cell table:formula="of:=TIME( ; ;[.A2180]/1000)" office:value-type="time" office:time-value="PT09H40M47.432S" calcext:value-type="time">
            <text:p>09:40:47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1.26" calcext:value-type="float">
            <text:p>211.26</text:p>
          </table:table-cell>
          <table:table-cell office:value-type="float" office:value="2216.72" calcext:value-type="float">
            <text:p>2216.72</text:p>
          </table:table-cell>
          <table:table-cell office:value-type="float" office:value="2553.07" calcext:value-type="float">
            <text:p>2553.07</text:p>
          </table:table-cell>
        </table:table-row>
        <table:table-row table:style-name="ro1">
          <table:table-cell office:value-type="float" office:value="34863432" calcext:value-type="float">
            <text:p>34863432</text:p>
          </table:table-cell>
          <table:table-cell table:formula="of:=TIME( ; ;[.A2181]/1000)" office:value-type="time" office:time-value="PT09H41M03.432S" calcext:value-type="time">
            <text:p>09:41:03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16" calcext:value-type="float">
            <text:p>211.16</text:p>
          </table:table-cell>
          <table:table-cell office:value-type="float" office:value="2217.63" calcext:value-type="float">
            <text:p>2217.63</text:p>
          </table:table-cell>
          <table:table-cell office:value-type="float" office:value="2554.01" calcext:value-type="float">
            <text:p>2554.01</text:p>
          </table:table-cell>
        </table:table-row>
        <table:table-row table:style-name="ro1">
          <table:table-cell office:value-type="float" office:value="34879432" calcext:value-type="float">
            <text:p>34879432</text:p>
          </table:table-cell>
          <table:table-cell table:formula="of:=TIME( ; ;[.A2182]/1000)" office:value-type="time" office:time-value="PT09H41M19.432S" calcext:value-type="time">
            <text:p>09:41:19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16" calcext:value-type="float">
            <text:p>211.16</text:p>
          </table:table-cell>
          <table:table-cell office:value-type="float" office:value="2218.55" calcext:value-type="float">
            <text:p>2218.55</text:p>
          </table:table-cell>
          <table:table-cell office:value-type="float" office:value="2554.95" calcext:value-type="float">
            <text:p>2554.95</text:p>
          </table:table-cell>
        </table:table-row>
        <table:table-row table:style-name="ro1">
          <table:table-cell office:value-type="float" office:value="34895432" calcext:value-type="float">
            <text:p>34895432</text:p>
          </table:table-cell>
          <table:table-cell table:formula="of:=TIME( ; ;[.A2183]/1000)" office:value-type="time" office:time-value="PT09H41M35.432S" calcext:value-type="time">
            <text:p>09:41:35</text:p>
          </table:table-cell>
          <table:table-cell office:value-type="float" office:value="1.02" calcext:value-type="float">
            <text:p>1.02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13" calcext:value-type="float">
            <text:p>210.13</text:p>
          </table:table-cell>
          <table:table-cell office:value-type="float" office:value="2219.46" calcext:value-type="float">
            <text:p>2219.46</text:p>
          </table:table-cell>
          <table:table-cell office:value-type="float" office:value="2555.88" calcext:value-type="float">
            <text:p>2555.88</text:p>
          </table:table-cell>
        </table:table-row>
        <table:table-row table:style-name="ro1">
          <table:table-cell office:value-type="float" office:value="34911432" calcext:value-type="float">
            <text:p>34911432</text:p>
          </table:table-cell>
          <table:table-cell table:formula="of:=TIME( ; ;[.A2184]/1000)" office:value-type="time" office:time-value="PT09H41M51.432S" calcext:value-type="time">
            <text:p>09:41:51</text:p>
          </table:table-cell>
          <table:table-cell office:value-type="float" office:value="1.02" calcext:value-type="float">
            <text:p>1.02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12" calcext:value-type="float">
            <text:p>210.12</text:p>
          </table:table-cell>
          <table:table-cell office:value-type="float" office:value="2220.37" calcext:value-type="float">
            <text:p>2220.37</text:p>
          </table:table-cell>
          <table:table-cell office:value-type="float" office:value="2556.82" calcext:value-type="float">
            <text:p>2556.82</text:p>
          </table:table-cell>
        </table:table-row>
        <table:table-row table:style-name="ro1">
          <table:table-cell office:value-type="float" office:value="34927432" calcext:value-type="float">
            <text:p>34927432</text:p>
          </table:table-cell>
          <table:table-cell table:formula="of:=TIME( ; ;[.A2185]/1000)" office:value-type="time" office:time-value="PT09H42M07.432S" calcext:value-type="time">
            <text:p>09:42:07</text:p>
          </table:table-cell>
          <table:table-cell office:value-type="float" office:value="1.02" calcext:value-type="float">
            <text:p>1.02</text:p>
          </table:table-cell>
          <table:table-cell office:value-type="float" office:value="205" calcext:value-type="float">
            <text:p>205</text:p>
          </table:table-cell>
          <table:table-cell office:value-type="float" office:value="210.02" calcext:value-type="float">
            <text:p>210.02</text:p>
          </table:table-cell>
          <table:table-cell office:value-type="float" office:value="2221.28" calcext:value-type="float">
            <text:p>2221.28</text:p>
          </table:table-cell>
          <table:table-cell office:value-type="float" office:value="2557.75" calcext:value-type="float">
            <text:p>2557.75</text:p>
          </table:table-cell>
        </table:table-row>
        <table:table-row table:style-name="ro1">
          <table:table-cell office:value-type="float" office:value="34943432" calcext:value-type="float">
            <text:p>34943432</text:p>
          </table:table-cell>
          <table:table-cell table:formula="of:=TIME( ; ;[.A2186]/1000)" office:value-type="time" office:time-value="PT09H42M23.432S" calcext:value-type="time">
            <text:p>09:42:23</text:p>
          </table:table-cell>
          <table:table-cell office:value-type="float" office:value="1.02" calcext:value-type="float">
            <text:p>1.02</text:p>
          </table:table-cell>
          <table:table-cell office:value-type="float" office:value="204.9" calcext:value-type="float">
            <text:p>204.9</text:p>
          </table:table-cell>
          <table:table-cell office:value-type="float" office:value="209.92" calcext:value-type="float">
            <text:p>209.92</text:p>
          </table:table-cell>
          <table:table-cell office:value-type="float" office:value="2222.19" calcext:value-type="float">
            <text:p>2222.19</text:p>
          </table:table-cell>
          <table:table-cell office:value-type="float" office:value="2558.69" calcext:value-type="float">
            <text:p>2558.69</text:p>
          </table:table-cell>
        </table:table-row>
        <table:table-row table:style-name="ro1">
          <table:table-cell office:value-type="float" office:value="34959432" calcext:value-type="float">
            <text:p>34959432</text:p>
          </table:table-cell>
          <table:table-cell table:formula="of:=TIME( ; ;[.A2187]/1000)" office:value-type="time" office:time-value="PT09H42M39.432S" calcext:value-type="time">
            <text:p>09:42:39</text:p>
          </table:table-cell>
          <table:table-cell office:value-type="float" office:value="1.02" calcext:value-type="float">
            <text:p>1.0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81" calcext:value-type="float">
            <text:p>209.81</text:p>
          </table:table-cell>
          <table:table-cell office:value-type="float" office:value="2223.1" calcext:value-type="float">
            <text:p>2223.1</text:p>
          </table:table-cell>
          <table:table-cell office:value-type="float" office:value="2559.62" calcext:value-type="float">
            <text:p>2559.62</text:p>
          </table:table-cell>
        </table:table-row>
        <table:table-row table:style-name="ro1">
          <table:table-cell office:value-type="float" office:value="34975432" calcext:value-type="float">
            <text:p>34975432</text:p>
          </table:table-cell>
          <table:table-cell table:formula="of:=TIME( ; ;[.A2188]/1000)" office:value-type="time" office:time-value="PT09H42M55.432S" calcext:value-type="time">
            <text:p>09:42:55</text:p>
          </table:table-cell>
          <table:table-cell office:value-type="float" office:value="1.02" calcext:value-type="float">
            <text:p>1.02</text:p>
          </table:table-cell>
          <table:table-cell office:value-type="float" office:value="204.7" calcext:value-type="float">
            <text:p>204.7</text:p>
          </table:table-cell>
          <table:table-cell office:value-type="float" office:value="209.71" calcext:value-type="float">
            <text:p>209.71</text:p>
          </table:table-cell>
          <table:table-cell office:value-type="float" office:value="2224.01" calcext:value-type="float">
            <text:p>2224.01</text:p>
          </table:table-cell>
          <table:table-cell office:value-type="float" office:value="2560.55" calcext:value-type="float">
            <text:p>2560.55</text:p>
          </table:table-cell>
        </table:table-row>
        <table:table-row table:style-name="ro1">
          <table:table-cell office:value-type="float" office:value="34991432" calcext:value-type="float">
            <text:p>34991432</text:p>
          </table:table-cell>
          <table:table-cell table:formula="of:=TIME( ; ;[.A2189]/1000)" office:value-type="time" office:time-value="PT09H43M11.432S" calcext:value-type="time">
            <text:p>09:43:11</text:p>
          </table:table-cell>
          <table:table-cell office:value-type="float" office:value="1.02" calcext:value-type="float">
            <text:p>1.02</text:p>
          </table:table-cell>
          <table:table-cell office:value-type="float" office:value="204.6" calcext:value-type="float">
            <text:p>204.6</text:p>
          </table:table-cell>
          <table:table-cell office:value-type="float" office:value="209.6" calcext:value-type="float">
            <text:p>209.6</text:p>
          </table:table-cell>
          <table:table-cell office:value-type="float" office:value="2224.92" calcext:value-type="float">
            <text:p>2224.92</text:p>
          </table:table-cell>
          <table:table-cell office:value-type="float" office:value="2561.48" calcext:value-type="float">
            <text:p>2561.48</text:p>
          </table:table-cell>
        </table:table-row>
        <table:table-row table:style-name="ro1">
          <table:table-cell office:value-type="float" office:value="35007432" calcext:value-type="float">
            <text:p>35007432</text:p>
          </table:table-cell>
          <table:table-cell table:formula="of:=TIME( ; ;[.A2190]/1000)" office:value-type="time" office:time-value="PT09H43M27.432S" calcext:value-type="time">
            <text:p>09:43:27</text:p>
          </table:table-cell>
          <table:table-cell office:value-type="float" office:value="1.02" calcext:value-type="float">
            <text:p>1.02</text:p>
          </table:table-cell>
          <table:table-cell office:value-type="float" office:value="204.6" calcext:value-type="float">
            <text:p>204.6</text:p>
          </table:table-cell>
          <table:table-cell office:value-type="float" office:value="209.6" calcext:value-type="float">
            <text:p>209.6</text:p>
          </table:table-cell>
          <table:table-cell office:value-type="float" office:value="2225.83" calcext:value-type="float">
            <text:p>2225.83</text:p>
          </table:table-cell>
          <table:table-cell office:value-type="float" office:value="2562.41" calcext:value-type="float">
            <text:p>2562.41</text:p>
          </table:table-cell>
        </table:table-row>
        <table:table-row table:style-name="ro1">
          <table:table-cell office:value-type="float" office:value="35023432" calcext:value-type="float">
            <text:p>35023432</text:p>
          </table:table-cell>
          <table:table-cell table:formula="of:=TIME( ; ;[.A2191]/1000)" office:value-type="time" office:time-value="PT09H43M43.432S" calcext:value-type="time">
            <text:p>09:43:43</text:p>
          </table:table-cell>
          <table:table-cell office:value-type="float" office:value="1.02" calcext:value-type="float">
            <text:p>1.02</text:p>
          </table:table-cell>
          <table:table-cell office:value-type="float" office:value="204.4" calcext:value-type="float">
            <text:p>204.4</text:p>
          </table:table-cell>
          <table:table-cell office:value-type="float" office:value="209.4" calcext:value-type="float">
            <text:p>209.4</text:p>
          </table:table-cell>
          <table:table-cell office:value-type="float" office:value="2226.74" calcext:value-type="float">
            <text:p>2226.74</text:p>
          </table:table-cell>
          <table:table-cell office:value-type="float" office:value="2563.34" calcext:value-type="float">
            <text:p>2563.34</text:p>
          </table:table-cell>
        </table:table-row>
        <table:table-row table:style-name="ro1">
          <table:table-cell office:value-type="float" office:value="35039432" calcext:value-type="float">
            <text:p>35039432</text:p>
          </table:table-cell>
          <table:table-cell table:formula="of:=TIME( ; ;[.A2192]/1000)" office:value-type="time" office:time-value="PT09H43M59.432S" calcext:value-type="time">
            <text:p>09:43:59</text:p>
          </table:table-cell>
          <table:table-cell office:value-type="float" office:value="1.02" calcext:value-type="float">
            <text:p>1.02</text:p>
          </table:table-cell>
          <table:table-cell office:value-type="float" office:value="204.3" calcext:value-type="float">
            <text:p>204.3</text:p>
          </table:table-cell>
          <table:table-cell office:value-type="float" office:value="208.47" calcext:value-type="float">
            <text:p>208.47</text:p>
          </table:table-cell>
          <table:table-cell office:value-type="float" office:value="2227.65" calcext:value-type="float">
            <text:p>2227.65</text:p>
          </table:table-cell>
          <table:table-cell office:value-type="float" office:value="2564.27" calcext:value-type="float">
            <text:p>2564.27</text:p>
          </table:table-cell>
        </table:table-row>
        <table:table-row table:style-name="ro1">
          <table:table-cell office:value-type="float" office:value="35055432" calcext:value-type="float">
            <text:p>35055432</text:p>
          </table:table-cell>
          <table:table-cell table:formula="of:=TIME( ; ;[.A2193]/1000)" office:value-type="time" office:time-value="PT09H44M15.432S" calcext:value-type="time">
            <text:p>09:44:15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19" calcext:value-type="float">
            <text:p>209.19</text:p>
          </table:table-cell>
          <table:table-cell office:value-type="float" office:value="2228.56" calcext:value-type="float">
            <text:p>2228.56</text:p>
          </table:table-cell>
          <table:table-cell office:value-type="float" office:value="2565.2" calcext:value-type="float">
            <text:p>2565.2</text:p>
          </table:table-cell>
        </table:table-row>
        <table:table-row table:style-name="ro1">
          <table:table-cell office:value-type="float" office:value="35071432" calcext:value-type="float">
            <text:p>35071432</text:p>
          </table:table-cell>
          <table:table-cell table:formula="of:=TIME( ; ;[.A2194]/1000)" office:value-type="time" office:time-value="PT09H44M31.432S" calcext:value-type="time">
            <text:p>09:44:31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8.27" calcext:value-type="float">
            <text:p>208.27</text:p>
          </table:table-cell>
          <table:table-cell office:value-type="float" office:value="2229.46" calcext:value-type="float">
            <text:p>2229.46</text:p>
          </table:table-cell>
          <table:table-cell office:value-type="float" office:value="2566.13" calcext:value-type="float">
            <text:p>2566.13</text:p>
          </table:table-cell>
        </table:table-row>
        <table:table-row table:style-name="ro1">
          <table:table-cell office:value-type="float" office:value="35087432" calcext:value-type="float">
            <text:p>35087432</text:p>
          </table:table-cell>
          <table:table-cell table:formula="of:=TIME( ; ;[.A2195]/1000)" office:value-type="time" office:time-value="PT09H44M47.432S" calcext:value-type="time">
            <text:p>09:44:47</text:p>
          </table:table-cell>
          <table:table-cell office:value-type="float" office:value="1.02" calcext:value-type="float">
            <text:p>1.02</text:p>
          </table:table-cell>
          <table:table-cell office:value-type="float" office:value="204.1" calcext:value-type="float">
            <text:p>204.1</text:p>
          </table:table-cell>
          <table:table-cell office:value-type="float" office:value="208.27" calcext:value-type="float">
            <text:p>208.27</text:p>
          </table:table-cell>
          <table:table-cell office:value-type="float" office:value="2230.37" calcext:value-type="float">
            <text:p>2230.37</text:p>
          </table:table-cell>
          <table:table-cell office:value-type="float" office:value="2567.05" calcext:value-type="float">
            <text:p>2567.05</text:p>
          </table:table-cell>
        </table:table-row>
        <table:table-row table:style-name="ro1">
          <table:table-cell office:value-type="float" office:value="35103432" calcext:value-type="float">
            <text:p>35103432</text:p>
          </table:table-cell>
          <table:table-cell table:formula="of:=TIME( ; ;[.A2196]/1000)" office:value-type="time" office:time-value="PT09H45M03.432S" calcext:value-type="time">
            <text:p>09:45:03</text:p>
          </table:table-cell>
          <table:table-cell office:value-type="float" office:value="1.02" calcext:value-type="float">
            <text:p>1.02</text:p>
          </table:table-cell>
          <table:table-cell office:value-type="float" office:value="203.9" calcext:value-type="float">
            <text:p>203.9</text:p>
          </table:table-cell>
          <table:table-cell office:value-type="float" office:value="208.06" calcext:value-type="float">
            <text:p>208.06</text:p>
          </table:table-cell>
          <table:table-cell office:value-type="float" office:value="2231.27" calcext:value-type="float">
            <text:p>2231.27</text:p>
          </table:table-cell>
          <table:table-cell office:value-type="float" office:value="2567.98" calcext:value-type="float">
            <text:p>2567.98</text:p>
          </table:table-cell>
        </table:table-row>
        <table:table-row table:style-name="ro1">
          <table:table-cell office:value-type="float" office:value="35119432" calcext:value-type="float">
            <text:p>35119432</text:p>
          </table:table-cell>
          <table:table-cell table:formula="of:=TIME( ; ;[.A2197]/1000)" office:value-type="time" office:time-value="PT09H45M19.432S" calcext:value-type="time">
            <text:p>09:45:19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7.96" calcext:value-type="float">
            <text:p>207.96</text:p>
          </table:table-cell>
          <table:table-cell office:value-type="float" office:value="2232.18" calcext:value-type="float">
            <text:p>2232.18</text:p>
          </table:table-cell>
          <table:table-cell office:value-type="float" office:value="2568.9" calcext:value-type="float">
            <text:p>2568.9</text:p>
          </table:table-cell>
        </table:table-row>
        <table:table-row table:style-name="ro1">
          <table:table-cell office:value-type="float" office:value="35135432" calcext:value-type="float">
            <text:p>35135432</text:p>
          </table:table-cell>
          <table:table-cell table:formula="of:=TIME( ; ;[.A2198]/1000)" office:value-type="time" office:time-value="PT09H45M35.432S" calcext:value-type="time">
            <text:p>09:45:35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7.95" calcext:value-type="float">
            <text:p>207.95</text:p>
          </table:table-cell>
          <table:table-cell office:value-type="float" office:value="2233.09" calcext:value-type="float">
            <text:p>2233.09</text:p>
          </table:table-cell>
          <table:table-cell office:value-type="float" office:value="2569.83" calcext:value-type="float">
            <text:p>2569.83</text:p>
          </table:table-cell>
        </table:table-row>
        <table:table-row table:style-name="ro1">
          <table:table-cell office:value-type="float" office:value="35151432" calcext:value-type="float">
            <text:p>35151432</text:p>
          </table:table-cell>
          <table:table-cell table:formula="of:=TIME( ; ;[.A2199]/1000)" office:value-type="time" office:time-value="PT09H45M51.432S" calcext:value-type="time">
            <text:p>09:45:51</text:p>
          </table:table-cell>
          <table:table-cell office:value-type="float" office:value="1.02" calcext:value-type="float">
            <text:p>1.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7.85" calcext:value-type="float">
            <text:p>207.85</text:p>
          </table:table-cell>
          <table:table-cell office:value-type="float" office:value="2233.99" calcext:value-type="float">
            <text:p>2233.99</text:p>
          </table:table-cell>
          <table:table-cell office:value-type="float" office:value="2570.75" calcext:value-type="float">
            <text:p>2570.75</text:p>
          </table:table-cell>
        </table:table-row>
        <table:table-row table:style-name="ro1">
          <table:table-cell office:value-type="float" office:value="35167432" calcext:value-type="float">
            <text:p>35167432</text:p>
          </table:table-cell>
          <table:table-cell table:formula="of:=TIME( ; ;[.A2200]/1000)" office:value-type="time" office:time-value="PT09H46M07.432S" calcext:value-type="time">
            <text:p>09:46:07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6.93" calcext:value-type="float">
            <text:p>206.93</text:p>
          </table:table-cell>
          <table:table-cell office:value-type="float" office:value="2234.9" calcext:value-type="float">
            <text:p>2234.9</text:p>
          </table:table-cell>
          <table:table-cell office:value-type="float" office:value="2571.67" calcext:value-type="float">
            <text:p>2571.67</text:p>
          </table:table-cell>
        </table:table-row>
        <table:table-row table:style-name="ro1">
          <table:table-cell office:value-type="float" office:value="35183432" calcext:value-type="float">
            <text:p>35183432</text:p>
          </table:table-cell>
          <table:table-cell table:formula="of:=TIME( ; ;[.A2201]/1000)" office:value-type="time" office:time-value="PT09H46M23.432S" calcext:value-type="time">
            <text:p>09:46:23</text:p>
          </table:table-cell>
          <table:table-cell office:value-type="float" office:value="1.02" calcext:value-type="float">
            <text:p>1.02</text:p>
          </table:table-cell>
          <table:table-cell office:value-type="float" office:value="203.5" calcext:value-type="float">
            <text:p>203.5</text:p>
          </table:table-cell>
          <table:table-cell office:value-type="float" office:value="206.83" calcext:value-type="float">
            <text:p>206.83</text:p>
          </table:table-cell>
          <table:table-cell office:value-type="float" office:value="2235.81" calcext:value-type="float">
            <text:p>2235.81</text:p>
          </table:table-cell>
          <table:table-cell office:value-type="float" office:value="2572.59" calcext:value-type="float">
            <text:p>2572.59</text:p>
          </table:table-cell>
        </table:table-row>
        <table:table-row table:style-name="ro1">
          <table:table-cell office:value-type="float" office:value="35199432" calcext:value-type="float">
            <text:p>35199432</text:p>
          </table:table-cell>
          <table:table-cell table:formula="of:=TIME( ; ;[.A2202]/1000)" office:value-type="time" office:time-value="PT09H46M39.432S" calcext:value-type="time">
            <text:p>09:46:39</text:p>
          </table:table-cell>
          <table:table-cell office:value-type="float" office:value="1.02" calcext:value-type="float">
            <text:p>1.02</text:p>
          </table:table-cell>
          <table:table-cell office:value-type="float" office:value="203.4" calcext:value-type="float">
            <text:p>203.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36.71" calcext:value-type="float">
            <text:p>2236.71</text:p>
          </table:table-cell>
          <table:table-cell office:value-type="float" office:value="2573.51" calcext:value-type="float">
            <text:p>2573.51</text:p>
          </table:table-cell>
        </table:table-row>
        <table:table-row table:style-name="ro1">
          <table:table-cell office:value-type="float" office:value="35215432" calcext:value-type="float">
            <text:p>35215432</text:p>
          </table:table-cell>
          <table:table-cell table:formula="of:=TIME( ; ;[.A2203]/1000)" office:value-type="time" office:time-value="PT09H46M55.432S" calcext:value-type="time">
            <text:p>09:46:55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6.62" calcext:value-type="float">
            <text:p>206.62</text:p>
          </table:table-cell>
          <table:table-cell office:value-type="float" office:value="2237.61" calcext:value-type="float">
            <text:p>2237.61</text:p>
          </table:table-cell>
          <table:table-cell office:value-type="float" office:value="2574.43" calcext:value-type="float">
            <text:p>2574.43</text:p>
          </table:table-cell>
        </table:table-row>
        <table:table-row table:style-name="ro1">
          <table:table-cell office:value-type="float" office:value="35231432" calcext:value-type="float">
            <text:p>35231432</text:p>
          </table:table-cell>
          <table:table-cell table:formula="of:=TIME( ; ;[.A2204]/1000)" office:value-type="time" office:time-value="PT09H47M11.432S" calcext:value-type="time">
            <text:p>09:47:11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6.52" calcext:value-type="float">
            <text:p>206.52</text:p>
          </table:table-cell>
          <table:table-cell office:value-type="float" office:value="2238.52" calcext:value-type="float">
            <text:p>2238.52</text:p>
          </table:table-cell>
          <table:table-cell office:value-type="float" office:value="2575.35" calcext:value-type="float">
            <text:p>2575.35</text:p>
          </table:table-cell>
        </table:table-row>
        <table:table-row table:style-name="ro1">
          <table:table-cell office:value-type="float" office:value="35247432" calcext:value-type="float">
            <text:p>35247432</text:p>
          </table:table-cell>
          <table:table-cell table:formula="of:=TIME( ; ;[.A2205]/1000)" office:value-type="time" office:time-value="PT09H47M27.432S" calcext:value-type="time">
            <text:p>09:47:27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6.41" calcext:value-type="float">
            <text:p>206.41</text:p>
          </table:table-cell>
          <table:table-cell office:value-type="float" office:value="2239.42" calcext:value-type="float">
            <text:p>2239.42</text:p>
          </table:table-cell>
          <table:table-cell office:value-type="float" office:value="2576.27" calcext:value-type="float">
            <text:p>2576.27</text:p>
          </table:table-cell>
        </table:table-row>
        <table:table-row table:style-name="ro1">
          <table:table-cell office:value-type="float" office:value="35263432" calcext:value-type="float">
            <text:p>35263432</text:p>
          </table:table-cell>
          <table:table-cell table:formula="of:=TIME( ; ;[.A2206]/1000)" office:value-type="time" office:time-value="PT09H47M43.432S" calcext:value-type="time">
            <text:p>09:47:43</text:p>
          </table:table-cell>
          <table:table-cell office:value-type="float" office:value="1.02" calcext:value-type="float">
            <text:p>1.02</text:p>
          </table:table-cell>
          <table:table-cell office:value-type="float" office:value="203" calcext:value-type="float">
            <text:p>203</text:p>
          </table:table-cell>
          <table:table-cell office:value-type="float" office:value="206.31" calcext:value-type="float">
            <text:p>206.31</text:p>
          </table:table-cell>
          <table:table-cell office:value-type="float" office:value="2240.32" calcext:value-type="float">
            <text:p>2240.32</text:p>
          </table:table-cell>
          <table:table-cell office:value-type="float" office:value="2577.18" calcext:value-type="float">
            <text:p>2577.18</text:p>
          </table:table-cell>
        </table:table-row>
        <table:table-row table:style-name="ro1">
          <table:table-cell office:value-type="float" office:value="35279432" calcext:value-type="float">
            <text:p>35279432</text:p>
          </table:table-cell>
          <table:table-cell table:formula="of:=TIME( ; ;[.A2207]/1000)" office:value-type="time" office:time-value="PT09H47M59.432S" calcext:value-type="time">
            <text:p>09:47:59</text:p>
          </table:table-cell>
          <table:table-cell office:value-type="float" office:value="1.01" calcext:value-type="float">
            <text:p>1.01</text:p>
          </table:table-cell>
          <table:table-cell office:value-type="float" office:value="202.9" calcext:value-type="float">
            <text:p>202.9</text:p>
          </table:table-cell>
          <table:table-cell office:value-type="float" office:value="205.39" calcext:value-type="float">
            <text:p>205.39</text:p>
          </table:table-cell>
          <table:table-cell office:value-type="float" office:value="2241.22" calcext:value-type="float">
            <text:p>2241.22</text:p>
          </table:table-cell>
          <table:table-cell office:value-type="float" office:value="2578.1" calcext:value-type="float">
            <text:p>2578.1</text:p>
          </table:table-cell>
        </table:table-row>
        <table:table-row table:style-name="ro1">
          <table:table-cell office:value-type="float" office:value="35295432" calcext:value-type="float">
            <text:p>35295432</text:p>
          </table:table-cell>
          <table:table-cell table:formula="of:=TIME( ; ;[.A2208]/1000)" office:value-type="time" office:time-value="PT09H48M15.432S" calcext:value-type="time">
            <text:p>09:48:15</text:p>
          </table:table-cell>
          <table:table-cell office:value-type="float" office:value="1.01" calcext:value-type="float">
            <text:p>1.01</text:p>
          </table:table-cell>
          <table:table-cell office:value-type="float" office:value="202.8" calcext:value-type="float">
            <text:p>202.8</text:p>
          </table:table-cell>
          <table:table-cell office:value-type="float" office:value="205.29" calcext:value-type="float">
            <text:p>205.29</text:p>
          </table:table-cell>
          <table:table-cell office:value-type="float" office:value="2242.12" calcext:value-type="float">
            <text:p>2242.12</text:p>
          </table:table-cell>
          <table:table-cell office:value-type="float" office:value="2579.02" calcext:value-type="float">
            <text:p>2579.02</text:p>
          </table:table-cell>
        </table:table-row>
        <table:table-row table:style-name="ro1">
          <table:table-cell office:value-type="float" office:value="35311432" calcext:value-type="float">
            <text:p>35311432</text:p>
          </table:table-cell>
          <table:table-cell table:formula="of:=TIME( ; ;[.A2209]/1000)" office:value-type="time" office:time-value="PT09H48M31.432S" calcext:value-type="time">
            <text:p>09:48:31</text:p>
          </table:table-cell>
          <table:table-cell office:value-type="float" office:value="1.01" calcext:value-type="float">
            <text:p>1.01</text:p>
          </table:table-cell>
          <table:table-cell office:value-type="float" office:value="202.7" calcext:value-type="float">
            <text:p>202.7</text:p>
          </table:table-cell>
          <table:table-cell office:value-type="float" office:value="205.19" calcext:value-type="float">
            <text:p>205.19</text:p>
          </table:table-cell>
          <table:table-cell office:value-type="float" office:value="2243.03" calcext:value-type="float">
            <text:p>2243.03</text:p>
          </table:table-cell>
          <table:table-cell office:value-type="float" office:value="2579.93" calcext:value-type="float">
            <text:p>2579.93</text:p>
          </table:table-cell>
        </table:table-row>
        <table:table-row table:style-name="ro1">
          <table:table-cell office:value-type="float" office:value="35327432" calcext:value-type="float">
            <text:p>35327432</text:p>
          </table:table-cell>
          <table:table-cell table:formula="of:=TIME( ; ;[.A2210]/1000)" office:value-type="time" office:time-value="PT09H48M47.432S" calcext:value-type="time">
            <text:p>09:48:47</text:p>
          </table:table-cell>
          <table:table-cell office:value-type="float" office:value="1.01" calcext:value-type="float">
            <text:p>1.01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08" calcext:value-type="float">
            <text:p>205.08</text:p>
          </table:table-cell>
          <table:table-cell office:value-type="float" office:value="2243.93" calcext:value-type="float">
            <text:p>2243.93</text:p>
          </table:table-cell>
          <table:table-cell office:value-type="float" office:value="2580.84" calcext:value-type="float">
            <text:p>2580.84</text:p>
          </table:table-cell>
        </table:table-row>
        <table:table-row table:style-name="ro1">
          <table:table-cell office:value-type="float" office:value="35343432" calcext:value-type="float">
            <text:p>35343432</text:p>
          </table:table-cell>
          <table:table-cell table:formula="of:=TIME( ; ;[.A2211]/1000)" office:value-type="time" office:time-value="PT09H49M03.432S" calcext:value-type="time">
            <text:p>09:49:03</text:p>
          </table:table-cell>
          <table:table-cell office:value-type="float" office:value="1.01" calcext:value-type="float">
            <text:p>1.01</text:p>
          </table:table-cell>
          <table:table-cell office:value-type="float" office:value="202.5" calcext:value-type="float">
            <text:p>202.5</text:p>
          </table:table-cell>
          <table:table-cell office:value-type="float" office:value="204.98" calcext:value-type="float">
            <text:p>204.98</text:p>
          </table:table-cell>
          <table:table-cell office:value-type="float" office:value="2244.83" calcext:value-type="float">
            <text:p>2244.83</text:p>
          </table:table-cell>
          <table:table-cell office:value-type="float" office:value="2581.75" calcext:value-type="float">
            <text:p>2581.75</text:p>
          </table:table-cell>
        </table:table-row>
        <table:table-row table:style-name="ro1">
          <table:table-cell office:value-type="float" office:value="35359432" calcext:value-type="float">
            <text:p>35359432</text:p>
          </table:table-cell>
          <table:table-cell table:formula="of:=TIME( ; ;[.A2212]/1000)" office:value-type="time" office:time-value="PT09H49M19.432S" calcext:value-type="time">
            <text:p>09:49:19</text:p>
          </table:table-cell>
          <table:table-cell office:value-type="float" office:value="1.01" calcext:value-type="float">
            <text:p>1.01</text:p>
          </table:table-cell>
          <table:table-cell office:value-type="float" office:value="202.4" calcext:value-type="float">
            <text:p>202.4</text:p>
          </table:table-cell>
          <table:table-cell office:value-type="float" office:value="204.88" calcext:value-type="float">
            <text:p>204.88</text:p>
          </table:table-cell>
          <table:table-cell office:value-type="float" office:value="2245.73" calcext:value-type="float">
            <text:p>2245.73</text:p>
          </table:table-cell>
          <table:table-cell office:value-type="float" office:value="2582.66" calcext:value-type="float">
            <text:p>2582.66</text:p>
          </table:table-cell>
        </table:table-row>
        <table:table-row table:style-name="ro1">
          <table:table-cell office:value-type="float" office:value="35375432" calcext:value-type="float">
            <text:p>35375432</text:p>
          </table:table-cell>
          <table:table-cell table:formula="of:=TIME( ; ;[.A2213]/1000)" office:value-type="time" office:time-value="PT09H49M35.432S" calcext:value-type="time">
            <text:p>09:49:35</text:p>
          </table:table-cell>
          <table:table-cell office:value-type="float" office:value="1.01" calcext:value-type="float">
            <text:p>1.01</text:p>
          </table:table-cell>
          <table:table-cell office:value-type="float" office:value="202.3" calcext:value-type="float">
            <text:p>202.3</text:p>
          </table:table-cell>
          <table:table-cell office:value-type="float" office:value="204.77" calcext:value-type="float">
            <text:p>204.77</text:p>
          </table:table-cell>
          <table:table-cell office:value-type="float" office:value="2246.63" calcext:value-type="float">
            <text:p>2246.63</text:p>
          </table:table-cell>
          <table:table-cell office:value-type="float" office:value="2583.57" calcext:value-type="float">
            <text:p>2583.57</text:p>
          </table:table-cell>
        </table:table-row>
        <table:table-row table:style-name="ro1">
          <table:table-cell office:value-type="float" office:value="35391432" calcext:value-type="float">
            <text:p>35391432</text:p>
          </table:table-cell>
          <table:table-cell table:formula="of:=TIME( ; ;[.A2214]/1000)" office:value-type="time" office:time-value="PT09H49M51.432S" calcext:value-type="time">
            <text:p>09:49:51</text:p>
          </table:table-cell>
          <table:table-cell office:value-type="float" office:value="1.01" calcext:value-type="float">
            <text:p>1.01</text:p>
          </table:table-cell>
          <table:table-cell office:value-type="float" office:value="202.2" calcext:value-type="float">
            <text:p>202.2</text:p>
          </table:table-cell>
          <table:table-cell office:value-type="float" office:value="204.67" calcext:value-type="float">
            <text:p>204.67</text:p>
          </table:table-cell>
          <table:table-cell office:value-type="float" office:value="2247.52" calcext:value-type="float">
            <text:p>2247.52</text:p>
          </table:table-cell>
          <table:table-cell office:value-type="float" office:value="2584.48" calcext:value-type="float">
            <text:p>2584.48</text:p>
          </table:table-cell>
        </table:table-row>
        <table:table-row table:style-name="ro1">
          <table:table-cell office:value-type="float" office:value="35407432" calcext:value-type="float">
            <text:p>35407432</text:p>
          </table:table-cell>
          <table:table-cell table:formula="of:=TIME( ; ;[.A2215]/1000)" office:value-type="time" office:time-value="PT09H50M07.432S" calcext:value-type="time">
            <text:p>09:50:07</text:p>
          </table:table-cell>
          <table:table-cell office:value-type="float" office:value="1.01" calcext:value-type="float">
            <text:p>1.01</text:p>
          </table:table-cell>
          <table:table-cell office:value-type="float" office:value="202" calcext:value-type="float">
            <text:p>202</text:p>
          </table:table-cell>
          <table:table-cell office:value-type="float" office:value="204.47" calcext:value-type="float">
            <text:p>204.47</text:p>
          </table:table-cell>
          <table:table-cell office:value-type="float" office:value="2248.42" calcext:value-type="float">
            <text:p>2248.42</text:p>
          </table:table-cell>
          <table:table-cell office:value-type="float" office:value="2585.39" calcext:value-type="float">
            <text:p>2585.39</text:p>
          </table:table-cell>
        </table:table-row>
        <table:table-row table:style-name="ro1">
          <table:table-cell office:value-type="float" office:value="35423432" calcext:value-type="float">
            <text:p>35423432</text:p>
          </table:table-cell>
          <table:table-cell table:formula="of:=TIME( ; ;[.A2216]/1000)" office:value-type="time" office:time-value="PT09H50M23.432S" calcext:value-type="time">
            <text:p>09:50:23</text:p>
          </table:table-cell>
          <table:table-cell office:value-type="float" office:value="1.01" calcext:value-type="float">
            <text:p>1.01</text:p>
          </table:table-cell>
          <table:table-cell office:value-type="float" office:value="202" calcext:value-type="float">
            <text:p>202</text:p>
          </table:table-cell>
          <table:table-cell office:value-type="float" office:value="203.65" calcext:value-type="float">
            <text:p>203.65</text:p>
          </table:table-cell>
          <table:table-cell office:value-type="float" office:value="2249.32" calcext:value-type="float">
            <text:p>2249.32</text:p>
          </table:table-cell>
          <table:table-cell office:value-type="float" office:value="2586.3" calcext:value-type="float">
            <text:p>2586.3</text:p>
          </table:table-cell>
        </table:table-row>
        <table:table-row table:style-name="ro1">
          <table:table-cell office:value-type="float" office:value="35439432" calcext:value-type="float">
            <text:p>35439432</text:p>
          </table:table-cell>
          <table:table-cell table:formula="of:=TIME( ; ;[.A2217]/1000)" office:value-type="time" office:time-value="PT09H50M39.432S" calcext:value-type="time">
            <text:p>09:50:39</text:p>
          </table:table-cell>
          <table:table-cell office:value-type="float" office:value="1.01" calcext:value-type="float">
            <text:p>1.01</text:p>
          </table:table-cell>
          <table:table-cell office:value-type="float" office:value="201.8" calcext:value-type="float">
            <text:p>201.8</text:p>
          </table:table-cell>
          <table:table-cell office:value-type="float" office:value="204.26" calcext:value-type="float">
            <text:p>204.26</text:p>
          </table:table-cell>
          <table:table-cell office:value-type="float" office:value="2250.22" calcext:value-type="float">
            <text:p>2250.22</text:p>
          </table:table-cell>
          <table:table-cell office:value-type="float" office:value="2587.2" calcext:value-type="float">
            <text:p>2587.2</text:p>
          </table:table-cell>
        </table:table-row>
        <table:table-row table:style-name="ro1">
          <table:table-cell office:value-type="float" office:value="35455432" calcext:value-type="float">
            <text:p>35455432</text:p>
          </table:table-cell>
          <table:table-cell table:formula="of:=TIME( ; ;[.A2218]/1000)" office:value-type="time" office:time-value="PT09H50M55.432S" calcext:value-type="time">
            <text:p>09:50:55</text:p>
          </table:table-cell>
          <table:table-cell office:value-type="float" office:value="1.01" calcext:value-type="float">
            <text:p>1.01</text:p>
          </table:table-cell>
          <table:table-cell office:value-type="float" office:value="201.7" calcext:value-type="float">
            <text:p>201.7</text:p>
          </table:table-cell>
          <table:table-cell office:value-type="float" office:value="203.35" calcext:value-type="float">
            <text:p>203.35</text:p>
          </table:table-cell>
          <table:table-cell office:value-type="float" office:value="2251.12" calcext:value-type="float">
            <text:p>2251.12</text:p>
          </table:table-cell>
          <table:table-cell office:value-type="float" office:value="2588.11" calcext:value-type="float">
            <text:p>2588.11</text:p>
          </table:table-cell>
        </table:table-row>
        <table:table-row table:style-name="ro1">
          <table:table-cell office:value-type="float" office:value="35471432" calcext:value-type="float">
            <text:p>35471432</text:p>
          </table:table-cell>
          <table:table-cell table:formula="of:=TIME( ; ;[.A2219]/1000)" office:value-type="time" office:time-value="PT09H51M11.432S" calcext:value-type="time">
            <text:p>09:51:11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3.25" calcext:value-type="float">
            <text:p>203.25</text:p>
          </table:table-cell>
          <table:table-cell office:value-type="float" office:value="2252.01" calcext:value-type="float">
            <text:p>2252.01</text:p>
          </table:table-cell>
          <table:table-cell office:value-type="float" office:value="2589.01" calcext:value-type="float">
            <text:p>2589.01</text:p>
          </table:table-cell>
        </table:table-row>
        <table:table-row table:style-name="ro1">
          <table:table-cell office:value-type="float" office:value="35487432" calcext:value-type="float">
            <text:p>35487432</text:p>
          </table:table-cell>
          <table:table-cell table:formula="of:=TIME( ; ;[.A2220]/1000)" office:value-type="time" office:time-value="PT09H51M27.432S" calcext:value-type="time">
            <text:p>09:51:27</text:p>
          </table:table-cell>
          <table:table-cell office:value-type="float" office:value="1.01" calcext:value-type="float">
            <text:p>1.01</text:p>
          </table:table-cell>
          <table:table-cell office:value-type="float" office:value="201.5" calcext:value-type="float">
            <text:p>201.5</text:p>
          </table:table-cell>
          <table:table-cell office:value-type="float" office:value="203.14" calcext:value-type="float">
            <text:p>203.14</text:p>
          </table:table-cell>
          <table:table-cell office:value-type="float" office:value="2252.9" calcext:value-type="float">
            <text:p>2252.9</text:p>
          </table:table-cell>
          <table:table-cell office:value-type="float" office:value="2589.91" calcext:value-type="float">
            <text:p>2589.91</text:p>
          </table:table-cell>
        </table:table-row>
        <table:table-row table:style-name="ro1">
          <table:table-cell office:value-type="float" office:value="35503432" calcext:value-type="float">
            <text:p>35503432</text:p>
          </table:table-cell>
          <table:table-cell table:formula="of:=TIME( ; ;[.A2221]/1000)" office:value-type="time" office:time-value="PT09H51M43.432S" calcext:value-type="time">
            <text:p>09:51:43</text:p>
          </table:table-cell>
          <table:table-cell office:value-type="float" office:value="1" calcext:value-type="float">
            <text:p>1</text:p>
          </table:table-cell>
          <table:table-cell office:value-type="float" office:value="201.4" calcext:value-type="float">
            <text:p>201.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253.8" calcext:value-type="float">
            <text:p>2253.8</text:p>
          </table:table-cell>
          <table:table-cell office:value-type="float" office:value="2590.81" calcext:value-type="float">
            <text:p>2590.81</text:p>
          </table:table-cell>
        </table:table-row>
        <table:table-row table:style-name="ro1">
          <table:table-cell office:value-type="float" office:value="35519432" calcext:value-type="float">
            <text:p>35519432</text:p>
          </table:table-cell>
          <table:table-cell table:formula="of:=TIME( ; ;[.A2222]/1000)" office:value-type="time" office:time-value="PT09H51M59.432S" calcext:value-type="time">
            <text:p>09:51:59</text:p>
          </table:table-cell>
          <table:table-cell office:value-type="float" office:value="1" calcext:value-type="float">
            <text:p>1</text:p>
          </table:table-cell>
          <table:table-cell office:value-type="float" office:value="201.2" calcext:value-type="float">
            <text:p>201.2</text:p>
          </table:table-cell>
          <table:table-cell office:value-type="float" office:value="202.03" calcext:value-type="float">
            <text:p>202.03</text:p>
          </table:table-cell>
          <table:table-cell office:value-type="float" office:value="2254.69" calcext:value-type="float">
            <text:p>2254.69</text:p>
          </table:table-cell>
          <table:table-cell office:value-type="float" office:value="2591.71" calcext:value-type="float">
            <text:p>2591.71</text:p>
          </table:table-cell>
        </table:table-row>
        <table:table-row table:style-name="ro1">
          <table:table-cell office:value-type="float" office:value="35535432" calcext:value-type="float">
            <text:p>35535432</text:p>
          </table:table-cell>
          <table:table-cell table:formula="of:=TIME( ; ;[.A2223]/1000)" office:value-type="time" office:time-value="PT09H52M15.432S" calcext:value-type="time">
            <text:p>09:52:15</text:p>
          </table:table-cell>
          <table:table-cell office:value-type="float" office:value="1" calcext:value-type="float">
            <text:p>1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93" calcext:value-type="float">
            <text:p>201.93</text:p>
          </table:table-cell>
          <table:table-cell office:value-type="float" office:value="2255.59" calcext:value-type="float">
            <text:p>2255.59</text:p>
          </table:table-cell>
          <table:table-cell office:value-type="float" office:value="2592.61" calcext:value-type="float">
            <text:p>2592.61</text:p>
          </table:table-cell>
        </table:table-row>
        <table:table-row table:style-name="ro1">
          <table:table-cell office:value-type="float" office:value="35551432" calcext:value-type="float">
            <text:p>35551432</text:p>
          </table:table-cell>
          <table:table-cell table:formula="of:=TIME( ; ;[.A2224]/1000)" office:value-type="time" office:time-value="PT09H52M31.432S" calcext:value-type="time">
            <text:p>09:52:3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201.82" calcext:value-type="float">
            <text:p>201.82</text:p>
          </table:table-cell>
          <table:table-cell office:value-type="float" office:value="2256.48" calcext:value-type="float">
            <text:p>2256.48</text:p>
          </table:table-cell>
          <table:table-cell office:value-type="float" office:value="2593.51" calcext:value-type="float">
            <text:p>2593.51</text:p>
          </table:table-cell>
        </table:table-row>
        <table:table-row table:style-name="ro1">
          <table:table-cell office:value-type="float" office:value="35567432" calcext:value-type="float">
            <text:p>35567432</text:p>
          </table:table-cell>
          <table:table-cell table:formula="of:=TIME( ; ;[.A2225]/1000)" office:value-type="time" office:time-value="PT09H52M47.432S" calcext:value-type="time">
            <text:p>09:52:47</text:p>
          </table:table-cell>
          <table:table-cell office:value-type="float" office:value="1" calcext:value-type="float">
            <text:p>1</text:p>
          </table:table-cell>
          <table:table-cell office:value-type="float" office:value="200.8" calcext:value-type="float">
            <text:p>200.8</text:p>
          </table:table-cell>
          <table:table-cell office:value-type="float" office:value="201.62" calcext:value-type="float">
            <text:p>201.62</text:p>
          </table:table-cell>
          <table:table-cell office:value-type="float" office:value="2257.38" calcext:value-type="float">
            <text:p>2257.38</text:p>
          </table:table-cell>
          <table:table-cell office:value-type="float" office:value="2594.41" calcext:value-type="float">
            <text:p>2594.41</text:p>
          </table:table-cell>
        </table:table-row>
        <table:table-row table:style-name="ro1">
          <table:table-cell office:value-type="float" office:value="35583432" calcext:value-type="float">
            <text:p>35583432</text:p>
          </table:table-cell>
          <table:table-cell table:formula="of:=TIME( ; ;[.A2226]/1000)" office:value-type="time" office:time-value="PT09H53M03.432S" calcext:value-type="time">
            <text:p>09:53:03</text:p>
          </table:table-cell>
          <table:table-cell office:value-type="float" office:value="1" calcext:value-type="float">
            <text:p>1</text:p>
          </table:table-cell>
          <table:table-cell office:value-type="float" office:value="200.8" calcext:value-type="float">
            <text:p>200.8</text:p>
          </table:table-cell>
          <table:table-cell office:value-type="float" office:value="201.62" calcext:value-type="float">
            <text:p>201.62</text:p>
          </table:table-cell>
          <table:table-cell office:value-type="float" office:value="2258.27" calcext:value-type="float">
            <text:p>2258.27</text:p>
          </table:table-cell>
          <table:table-cell office:value-type="float" office:value="2595.31" calcext:value-type="float">
            <text:p>2595.31</text:p>
          </table:table-cell>
        </table:table-row>
        <table:table-row table:style-name="ro1">
          <table:table-cell office:value-type="float" office:value="35599432" calcext:value-type="float">
            <text:p>35599432</text:p>
          </table:table-cell>
          <table:table-cell table:formula="of:=TIME( ; ;[.A2227]/1000)" office:value-type="time" office:time-value="PT09H53M19.432S" calcext:value-type="time">
            <text:p>09:53:19</text:p>
          </table:table-cell>
          <table:table-cell office:value-type="float" office:value="1" calcext:value-type="float">
            <text:p>1</text:p>
          </table:table-cell>
          <table:table-cell office:value-type="float" office:value="200.6" calcext:value-type="float">
            <text:p>200.6</text:p>
          </table:table-cell>
          <table:table-cell office:value-type="float" office:value="201.42" calcext:value-type="float">
            <text:p>201.42</text:p>
          </table:table-cell>
          <table:table-cell office:value-type="float" office:value="2259.16" calcext:value-type="float">
            <text:p>2259.16</text:p>
          </table:table-cell>
          <table:table-cell office:value-type="float" office:value="2596.2" calcext:value-type="float">
            <text:p>2596.2</text:p>
          </table:table-cell>
        </table:table-row>
        <table:table-row table:style-name="ro1">
          <table:table-cell office:value-type="float" office:value="35615432" calcext:value-type="float">
            <text:p>35615432</text:p>
          </table:table-cell>
          <table:table-cell table:formula="of:=TIME( ; ;[.A2228]/1000)" office:value-type="time" office:time-value="PT09H53M35.432S" calcext:value-type="time">
            <text:p>09:53:35</text:p>
          </table:table-cell>
          <table:table-cell office:value-type="float" office:value="1" calcext:value-type="float">
            <text:p>1</text:p>
          </table:table-cell>
          <table:table-cell office:value-type="float" office:value="200.5" calcext:value-type="float">
            <text:p>200.5</text:p>
          </table:table-cell>
          <table:table-cell office:value-type="float" office:value="200.51" calcext:value-type="float">
            <text:p>200.51</text:p>
          </table:table-cell>
          <table:table-cell office:value-type="float" office:value="2260.05" calcext:value-type="float">
            <text:p>2260.05</text:p>
          </table:table-cell>
          <table:table-cell office:value-type="float" office:value="2597.09" calcext:value-type="float">
            <text:p>2597.09</text:p>
          </table:table-cell>
        </table:table-row>
        <table:table-row table:style-name="ro1">
          <table:table-cell office:value-type="float" office:value="35631432" calcext:value-type="float">
            <text:p>35631432</text:p>
          </table:table-cell>
          <table:table-cell table:formula="of:=TIME( ; ;[.A2229]/1000)" office:value-type="time" office:time-value="PT09H53M51.432S" calcext:value-type="time">
            <text:p>09:53:51</text:p>
          </table:table-cell>
          <table:table-cell office:value-type="float" office:value="1" calcext:value-type="float">
            <text:p>1</text:p>
          </table:table-cell>
          <table:table-cell office:value-type="float" office:value="200.4" calcext:value-type="float">
            <text:p>200.4</text:p>
          </table:table-cell>
          <table:table-cell office:value-type="float" office:value="201.21" calcext:value-type="float">
            <text:p>201.21</text:p>
          </table:table-cell>
          <table:table-cell office:value-type="float" office:value="2260.94" calcext:value-type="float">
            <text:p>2260.94</text:p>
          </table:table-cell>
          <table:table-cell office:value-type="float" office:value="2597.99" calcext:value-type="float">
            <text:p>2597.99</text:p>
          </table:table-cell>
        </table:table-row>
        <table:table-row table:style-name="ro1">
          <table:table-cell office:value-type="float" office:value="35647432" calcext:value-type="float">
            <text:p>35647432</text:p>
          </table:table-cell>
          <table:table-cell table:formula="of:=TIME( ; ;[.A2230]/1000)" office:value-type="time" office:time-value="PT09H54M07.432S" calcext:value-type="time">
            <text:p>09:54: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2" calcext:value-type="float">
            <text:p>200.2</text:p>
          </table:table-cell>
          <table:table-cell office:value-type="float" office:value="2261.83" calcext:value-type="float">
            <text:p>2261.83</text:p>
          </table:table-cell>
          <table:table-cell office:value-type="float" office:value="2598.88" calcext:value-type="float">
            <text:p>2598.88</text:p>
          </table:table-cell>
        </table:table-row>
        <table:table-row table:style-name="ro1">
          <table:table-cell office:value-type="float" office:value="35663432" calcext:value-type="float">
            <text:p>35663432</text:p>
          </table:table-cell>
          <table:table-cell table:formula="of:=TIME( ; ;[.A2231]/1000)" office:value-type="time" office:time-value="PT09H54M23.432S" calcext:value-type="time">
            <text:p>09:54: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2262.72" calcext:value-type="float">
            <text:p>2262.72</text:p>
          </table:table-cell>
          <table:table-cell office:value-type="float" office:value="2599.77" calcext:value-type="float">
            <text:p>2599.77</text:p>
          </table:table-cell>
        </table:table-row>
        <table:table-row table:style-name="ro1">
          <table:table-cell office:value-type="float" office:value="35672432" calcext:value-type="float">
            <text:p>35672432</text:p>
          </table:table-cell>
          <table:table-cell table:formula="of:=TIME( ; ;[.A2232]/1000)" office:value-type="time" office:time-value="PT09H54M32.432S" calcext:value-type="time">
            <text:p>09:54: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1" calcext:value-type="float">
            <text:p>200.1</text:p>
          </table:table-cell>
          <table:table-cell office:value-type="float" office:value="2263.22" calcext:value-type="float">
            <text:p>2263.22</text:p>
          </table:table-cell>
          <table:table-cell office:value-type="float" office:value="2600.27" calcext:value-type="float">
            <text:p>2600.27</text:p>
          </table:table-cell>
        </table:table-row>
        <table:table-row table:style-name="ro1" table:number-rows-repeated="10463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19.83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3:52.543000000</dc:date>
    <meta:editing-duration>PT11M16S</meta:editing-duration>
    <meta:editing-cycles>4</meta:editing-cycles>
    <meta:generator>LibreOffice/6.3.4.2$Windows_X86_64 LibreOffice_project/60da17e045e08f1793c57c00ba83cdfce946d0aa</meta:generator>
    <meta:document-statistic meta:table-count="1" meta:cell-count="1562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7cm" svg:height="15.327cm" xlink:href=".." xlink:type="simple" chart:class="chart:line" chart:style-name="ch1">
        <chart:title svg:x="10.29cm" svg:y="0.442cm" chart:style-name="ch2">
          <text:p>Conrad Endurance @ 5 Ohm #4</text:p>
        </chart:title>
        <chart:legend chart:legend-position="end" svg:x="24.615cm" svg:y="7.364cm" style:legend-expansion="high" chart:style-name="ch3"/>
        <chart:plot-area chart:style-name="ch4" table:cell-range-address="LOGGER03.B1:LOGGER03.C2232" chart:data-source-has-labels="both" svg:x="0.541cm" svg:y="1.527cm" svg:width="23.533cm" svg:height="13.494cm">
          <chartooo:coordinate-region svg:x="1.453cm" svg:y="1.527cm" svg:width="22.541cm" svg:height="12.165cm"/>
          <chart:axis chart:dimension="x" chart:name="primary-x" chart:style-name="ch5" chartooo:axis-type="auto">
            <chartooo:date-scale/>
            <chart:categories table:cell-range-address="LOGGER03.B2:LOGGER03.B22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2232" chart:label-cell-address="LOGGER03.C1:LOGGER03.C1" chart:class="chart:line">
            <chart:data-point chart:repeated="22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2232</svg:desc>
                </draw:g>
              </table:table-cell>
              <table:table-cell office:value-type="float" office:value="1.27">
                <text:p>1.27</text:p>
                <draw:g>
                  <svg:desc>LOGGER03.C2:LOGGER03.C2232</svg:desc>
                </draw:g>
              </table:table-cell>
            </table:table-row>
            <table:table-row>
              <table:table-cell office:value-type="float" office:value="0.000178611111111111">
                <text:p>0.000178611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363796296296296">
                <text:p>0.000363796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48981481481482">
                <text:p>0.000548981481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4166666666667">
                <text:p>0.000734166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19351851851852">
                <text:p>0.000919351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453703703704">
                <text:p>0.00110453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28972222222222">
                <text:p>0.00128972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47490740740741">
                <text:p>0.00147490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6009259259259">
                <text:p>0.00166009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527777777778">
                <text:p>0.00184527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3046296296296">
                <text:p>0.00203046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563657407407">
                <text:p>0.00221563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40083333333333">
                <text:p>0.0024008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601851851852">
                <text:p>0.00258601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712037037037">
                <text:p>0.0027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295638888888889">
                <text:p>0.00295638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14157407407407">
                <text:p>0.00314157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2675925925926">
                <text:p>0.00332675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194444444444">
                <text:p>0.00351194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69712962962963">
                <text:p>0.00369712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231481481481">
                <text:p>0.00388231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75">
                <text:p>0.0040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268518518519">
                <text:p>0.00425268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3787037037037">
                <text:p>0.0044378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305555555556">
                <text:p>0.00462305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824074074074">
                <text:p>0.00480824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342592592593">
                <text:p>0.00499342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7861111111111">
                <text:p>0.00517861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37962962963">
                <text:p>0.0053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4898148148148">
                <text:p>0.00554898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416666666667">
                <text:p>0.00573416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1935185185185">
                <text:p>0.00591935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453703703704">
                <text:p>0.00610453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8972222222222">
                <text:p>0.00628972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490740740741">
                <text:p>0.00647490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6008101851852">
                <text:p>0.00666008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527777777778">
                <text:p>0.00684527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3046296296296">
                <text:p>0.00703046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1564814814815">
                <text:p>0.00721564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40083333333333">
                <text:p>0.00740083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601851851852">
                <text:p>0.00758601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712037037037">
                <text:p>0.00777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638888888889">
                <text:p>0.00795638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4157407407407">
                <text:p>0.00814157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675925925926">
                <text:p>0.00832675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194444444444">
                <text:p>0.008511944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712962962963">
                <text:p>0.00869712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231481481482">
                <text:p>0.0088823148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75">
                <text:p>0.0090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268518518518">
                <text:p>0.009252685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787037037037">
                <text:p>0.00943787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305555555555">
                <text:p>0.00962305555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824074074074">
                <text:p>0.00980824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342592592593">
                <text:p>0.00999342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86111111111">
                <text:p>0.0101786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37962962963">
                <text:p>0.0103637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89814814815">
                <text:p>0.01054898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41666666667">
                <text:p>0.01073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193518518519">
                <text:p>0.01091935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04537037037">
                <text:p>0.0111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2897222222222">
                <text:p>0.0112897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49074074074">
                <text:p>0.0114749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6600925925926">
                <text:p>0.01166009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8452777777778">
                <text:p>0.011845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030462962963">
                <text:p>0.0120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2156481481481">
                <text:p>0.01221564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4008333333333">
                <text:p>0.01240083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5860185185185">
                <text:p>0.0125860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7712037037037">
                <text:p>0.01277120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9563888888889">
                <text:p>0.01295638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1415740740741">
                <text:p>0.0131415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33267592592593">
                <text:p>0.0133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19444444444">
                <text:p>0.0135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71296296296">
                <text:p>0.0136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23148148148">
                <text:p>0.0138823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0675">
                <text:p>0.0140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526851851852">
                <text:p>0.01425268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4378703703704">
                <text:p>0.0144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30555555556">
                <text:p>0.0146230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48082407407407">
                <text:p>0.0148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34259259259">
                <text:p>0.0149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786111111111">
                <text:p>0.0151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37962962963">
                <text:p>0.0153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489814814815">
                <text:p>0.0155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341550925926">
                <text:p>0.01573415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193518518519">
                <text:p>0.0159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4537037037">
                <text:p>0.0161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897222222222">
                <text:p>0.0162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49074074074">
                <text:p>0.0164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600810185185">
                <text:p>0.01666008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52777777778">
                <text:p>0.0168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30462962963">
                <text:p>0.0170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56481481482">
                <text:p>0.0172156481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4008333333333">
                <text:p>0.0174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860185185185">
                <text:p>0.0175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712037037037">
                <text:p>0.0177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563888888889">
                <text:p>0.0179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415740740741">
                <text:p>0.0181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267592592593">
                <text:p>0.0183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119444444444">
                <text:p>0.0185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6971296296296">
                <text:p>0.0186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823148148148">
                <text:p>0.0188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675">
                <text:p>0.0190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526851851852">
                <text:p>0.0192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378703703704">
                <text:p>0.0194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230555555556">
                <text:p>0.0196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082407407407">
                <text:p>0.0198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9934259259259">
                <text:p>0.0199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786111111111">
                <text:p>0.0201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637962962963">
                <text:p>0.0203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5489814814815">
                <text:p>0.0205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341666666667">
                <text:p>0.0207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9193518518519">
                <text:p>0.0209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104537037037">
                <text:p>0.0211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2897222222222">
                <text:p>0.0212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4749074074074">
                <text:p>0.0214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6600925925926">
                <text:p>0.0216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8452777777778">
                <text:p>0.0218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030462962963">
                <text:p>0.0220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2156481481481">
                <text:p>0.02221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4008333333333">
                <text:p>0.0224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5860185185185">
                <text:p>0.0225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7712037037037">
                <text:p>0.0227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29563888888889">
                <text:p>0.0229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1415740740741">
                <text:p>0.0231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3267592592593">
                <text:p>0.0233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5119444444444">
                <text:p>0.0235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6971296296296">
                <text:p>0.0236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38823148148148">
                <text:p>0.0238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0675">
                <text:p>0.0240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2526851851852">
                <text:p>0.0242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4378703703704">
                <text:p>0.0244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6230555555556">
                <text:p>0.0246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8082407407407">
                <text:p>0.0248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49934259259259">
                <text:p>0.0249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1786111111111">
                <text:p>0.0251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3637962962963">
                <text:p>0.0253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5489814814815">
                <text:p>0.0255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7341666666667">
                <text:p>0.0257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59193518518519">
                <text:p>0.0259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104537037037">
                <text:p>0.0261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2897222222222">
                <text:p>0.02628972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4749074074074">
                <text:p>0.0264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6600925925926">
                <text:p>0.0266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68452777777778">
                <text:p>0.02684527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030462962963">
                <text:p>0.0270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2156481481481">
                <text:p>0.02721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4008333333333">
                <text:p>0.0274008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5860185185185">
                <text:p>0.0275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7712037037037">
                <text:p>0.0277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79563888888889">
                <text:p>0.0279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1415740740741">
                <text:p>0.0281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3267592592593">
                <text:p>0.0283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5119444444444">
                <text:p>0.0285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6971296296296">
                <text:p>0.0286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88823148148148">
                <text:p>0.0288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0675">
                <text:p>0.0290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2526851851852">
                <text:p>0.029252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4378703703704">
                <text:p>0.02943787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6230555555556">
                <text:p>0.02962305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8082407407407">
                <text:p>0.029808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99934259259259">
                <text:p>0.0299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1786111111111">
                <text:p>0.03017861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3637962962963">
                <text:p>0.0303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5489814814815">
                <text:p>0.03054898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7341666666667">
                <text:p>0.0307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09193518518519">
                <text:p>0.03091935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104537037037">
                <text:p>0.0311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2897222222222">
                <text:p>0.031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14749074074074">
                <text:p>0.0314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6600925925926">
                <text:p>0.03166009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18452777777778">
                <text:p>0.031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030462962963">
                <text:p>0.0320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2156481481481">
                <text:p>0.03221564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4008333333333">
                <text:p>0.032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25860185185185">
                <text:p>0.03258601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7712037037037">
                <text:p>0.0327712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29563888888889">
                <text:p>0.0329563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1415740740741">
                <text:p>0.03314157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3267592592593">
                <text:p>0.03332675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5119444444444">
                <text:p>0.0335119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6971296296296">
                <text:p>0.0336971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38823148148148">
                <text:p>0.03388231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40675">
                <text:p>0.034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2526851851852">
                <text:p>0.034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4378703703704">
                <text:p>0.034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6230555555555">
                <text:p>0.03462305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8082407407407">
                <text:p>0.034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49934259259259">
                <text:p>0.03499342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1786111111111">
                <text:p>0.035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3637962962963">
                <text:p>0.035363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5489814814815">
                <text:p>0.035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57341666666667">
                <text:p>0.03573416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59193518518518">
                <text:p>0.0359193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104537037037">
                <text:p>0.036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2897222222222">
                <text:p>0.036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4749074074074">
                <text:p>0.03647490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366600925925926">
                <text:p>0.036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68452777777778">
                <text:p>0.036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030462962963">
                <text:p>0.037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2156481481481">
                <text:p>0.03721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4008333333333">
                <text:p>0.037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5860185185185">
                <text:p>0.037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7712037037037">
                <text:p>0.037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79563888888889">
                <text:p>0.0379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1415740740741">
                <text:p>0.038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3267592592593">
                <text:p>0.038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5119444444444">
                <text:p>0.038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6971296296296">
                <text:p>0.038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88823148148148">
                <text:p>0.038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0675">
                <text:p>0.039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2526851851852">
                <text:p>0.039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4378703703704">
                <text:p>0.039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6230555555555">
                <text:p>0.03962305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8082407407407">
                <text:p>0.039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99934259259259">
                <text:p>0.0399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1786111111111">
                <text:p>0.040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3637962962963">
                <text:p>0.040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5489814814815">
                <text:p>0.040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7341666666667">
                <text:p>0.0407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09193518518519">
                <text:p>0.0409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104537037037">
                <text:p>0.041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2897222222222">
                <text:p>0.041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4749074074074">
                <text:p>0.041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6600925925926">
                <text:p>0.041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18452777777778">
                <text:p>0.041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030462962963">
                <text:p>0.042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2156481481481">
                <text:p>0.04221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4008333333333">
                <text:p>0.042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5860185185185">
                <text:p>0.042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7712037037037">
                <text:p>0.042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29563888888889">
                <text:p>0.0429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1415740740741">
                <text:p>0.043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3267592592593">
                <text:p>0.043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5119444444444">
                <text:p>0.043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6971296296296">
                <text:p>0.043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38823148148148">
                <text:p>0.043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0675">
                <text:p>0.044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2526736111111">
                <text:p>0.04425267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4378703703704">
                <text:p>0.044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6230555555556">
                <text:p>0.0446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8082407407407">
                <text:p>0.044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49934259259259">
                <text:p>0.0449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1786111111111">
                <text:p>0.045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3637962962963">
                <text:p>0.045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5489814814815">
                <text:p>0.045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7341666666667">
                <text:p>0.0457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59193518518519">
                <text:p>0.0459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104537037037">
                <text:p>0.046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2897222222222">
                <text:p>0.046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4749074074074">
                <text:p>0.046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6600925925926">
                <text:p>0.046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68452777777778">
                <text:p>0.046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030462962963">
                <text:p>0.047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2156481481481">
                <text:p>0.04721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4008333333333">
                <text:p>0.047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5860185185185">
                <text:p>0.047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7712037037037">
                <text:p>0.047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79563888888889">
                <text:p>0.0479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1415740740741">
                <text:p>0.048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3267592592593">
                <text:p>0.048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5119444444444">
                <text:p>0.048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6971296296296">
                <text:p>0.048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88823148148148">
                <text:p>0.048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0675">
                <text:p>0.049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2526851851852">
                <text:p>0.049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4378703703704">
                <text:p>0.049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6230555555556">
                <text:p>0.0496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8082407407407">
                <text:p>0.049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499934259259259">
                <text:p>0.0499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1786111111111">
                <text:p>0.050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3637962962963">
                <text:p>0.050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5489814814815">
                <text:p>0.050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7341666666667">
                <text:p>0.0507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09193518518519">
                <text:p>0.0509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104537037037">
                <text:p>0.051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2897222222222">
                <text:p>0.051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4749074074074">
                <text:p>0.051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6600925925926">
                <text:p>0.051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18452777777778">
                <text:p>0.051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030462962963">
                <text:p>0.052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2156481481481">
                <text:p>0.05221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4008333333333">
                <text:p>0.052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5860185185185">
                <text:p>0.052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7712037037037">
                <text:p>0.052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29563888888889">
                <text:p>0.0529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1415740740741">
                <text:p>0.053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3267592592593">
                <text:p>0.053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5119444444444">
                <text:p>0.053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6971296296296">
                <text:p>0.053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38823148148148">
                <text:p>0.053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0675">
                <text:p>0.054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2526851851852">
                <text:p>0.054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4378703703704">
                <text:p>0.054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6230555555556">
                <text:p>0.0546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8082407407407">
                <text:p>0.054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49934259259259">
                <text:p>0.0549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1786111111111">
                <text:p>0.055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3637962962963">
                <text:p>0.055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5489814814815">
                <text:p>0.055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7341666666667">
                <text:p>0.0557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59193518518518">
                <text:p>0.055919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104537037037">
                <text:p>0.056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2897222222222">
                <text:p>0.056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4749074074074">
                <text:p>0.056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6600925925926">
                <text:p>0.056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68452777777778">
                <text:p>0.056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030462962963">
                <text:p>0.057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2156481481481">
                <text:p>0.05721564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4008333333333">
                <text:p>0.05740083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5860185185185">
                <text:p>0.057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7712037037037">
                <text:p>0.057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79563888888889">
                <text:p>0.05795638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1415740740741">
                <text:p>0.058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3267592592593">
                <text:p>0.058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5119444444444">
                <text:p>0.058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6971296296296">
                <text:p>0.058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88823148148148">
                <text:p>0.058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0675">
                <text:p>0.0590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2526851851852">
                <text:p>0.059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4378703703704">
                <text:p>0.059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6230555555556">
                <text:p>0.05962305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598082407407407">
                <text:p>0.059808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9934259259259">
                <text:p>0.05999342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1786111111111">
                <text:p>0.0601786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3637962962963">
                <text:p>0.060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5489814814815">
                <text:p>0.060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7341666666667">
                <text:p>0.0607341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09193518518518">
                <text:p>0.0609193518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104537037037">
                <text:p>0.0611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2897106481481">
                <text:p>0.06128971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4749074074074">
                <text:p>0.061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6600925925926">
                <text:p>0.0616600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18452777777778">
                <text:p>0.0618452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030462962963">
                <text:p>0.0620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2156481481482">
                <text:p>0.0622156481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4008333333333">
                <text:p>0.062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5860185185185">
                <text:p>0.062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7712037037037">
                <text:p>0.062771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29563888888889">
                <text:p>0.062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1415740740741">
                <text:p>0.0631415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3267592592593">
                <text:p>0.06332675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5119444444444">
                <text:p>0.06351194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6971296296296">
                <text:p>0.063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38823148148148">
                <text:p>0.06388231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0675">
                <text:p>0.064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2526851851852">
                <text:p>0.06425268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4378703703704">
                <text:p>0.06443787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6230555555556">
                <text:p>0.064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8082407407407">
                <text:p>0.0648082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49934259259259">
                <text:p>0.064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1786111111111">
                <text:p>0.065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3637962962963">
                <text:p>0.065363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5489814814815">
                <text:p>0.065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57341666666667">
                <text:p>0.065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9193518518519">
                <text:p>0.06591935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1045370370371">
                <text:p>0.0661045370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2897222222222">
                <text:p>0.0662897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4749074074074">
                <text:p>0.0664749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66600925925926">
                <text:p>0.066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8452777777778">
                <text:p>0.066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030462962963">
                <text:p>0.067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2156481481481">
                <text:p>0.06721564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4008333333333">
                <text:p>0.067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860185185185">
                <text:p>0.0675860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77712037037037">
                <text:p>0.067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9563888888889">
                <text:p>0.067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1415740740741">
                <text:p>0.068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267592592593">
                <text:p>0.068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5119444444444">
                <text:p>0.068511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6971296296296">
                <text:p>0.06869712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688823148148148">
                <text:p>0.068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675">
                <text:p>0.069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2526851851852">
                <text:p>0.069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4378703703704">
                <text:p>0.069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230555555556">
                <text:p>0.069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8082407407408">
                <text:p>0.069808240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9934259259259">
                <text:p>0.069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1786111111111">
                <text:p>0.070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3637962962963">
                <text:p>0.070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5489814814815">
                <text:p>0.0705489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707341666666667">
                <text:p>0.070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193518518519">
                <text:p>0.070919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04537037037">
                <text:p>0.071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897222222222">
                <text:p>0.071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749074074074">
                <text:p>0.071474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6600925925926">
                <text:p>0.071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452777777778">
                <text:p>0.071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30462962963">
                <text:p>0.072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156481481482">
                <text:p>0.07221564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4008333333333">
                <text:p>0.072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860185185185">
                <text:p>0.072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712037037037">
                <text:p>0.072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9563888888889">
                <text:p>0.072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1415740740741">
                <text:p>0.073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3267592592593">
                <text:p>0.073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5119444444444">
                <text:p>0.073511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6971296296296">
                <text:p>0.073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38823148148148">
                <text:p>0.073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0675">
                <text:p>0.074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526851851852">
                <text:p>0.074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378703703704">
                <text:p>0.074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6230555555556">
                <text:p>0.074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8082407407407">
                <text:p>0.074808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934259259259">
                <text:p>0.074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1786111111111">
                <text:p>0.075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3637962962963">
                <text:p>0.075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5489814814815">
                <text:p>0.075548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7341666666667">
                <text:p>0.075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59193518518519">
                <text:p>0.075919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104537037037">
                <text:p>0.076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2897222222222">
                <text:p>0.076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4749074074074">
                <text:p>0.076474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6600925925926">
                <text:p>0.076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8452777777778">
                <text:p>0.076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030462962963">
                <text:p>0.077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2156481481482">
                <text:p>0.07721564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4008333333333">
                <text:p>0.077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5860185185185">
                <text:p>0.077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7712037037037">
                <text:p>0.077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9563888888889">
                <text:p>0.077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1415740740741">
                <text:p>0.078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3267592592593">
                <text:p>0.078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5119444444445">
                <text:p>0.0785119444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6971296296296">
                <text:p>0.078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88823148148148">
                <text:p>0.078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0675">
                <text:p>0.079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526851851852">
                <text:p>0.079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4378703703704">
                <text:p>0.079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6230555555556">
                <text:p>0.079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8082407407408">
                <text:p>0.079808240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9934259259259">
                <text:p>0.079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1786111111111">
                <text:p>0.080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3637962962963">
                <text:p>0.080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5489814814815">
                <text:p>0.080548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7341666666667">
                <text:p>0.080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09193518518519">
                <text:p>0.080919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104525462963">
                <text:p>0.08110452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2897222222222">
                <text:p>0.081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4749074074074">
                <text:p>0.081474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6600925925926">
                <text:p>0.081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18452777777778">
                <text:p>0.081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030462962963">
                <text:p>0.082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2156481481482">
                <text:p>0.08221564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4008333333333">
                <text:p>0.082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5860185185185">
                <text:p>0.082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7712037037037">
                <text:p>0.082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29563888888889">
                <text:p>0.082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1415740740741">
                <text:p>0.083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3267592592593">
                <text:p>0.083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5119444444444">
                <text:p>0.083511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6971296296296">
                <text:p>0.083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38823148148148">
                <text:p>0.083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0675">
                <text:p>0.084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2526851851852">
                <text:p>0.084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4378703703704">
                <text:p>0.084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6230555555555">
                <text:p>0.084623055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8082407407407">
                <text:p>0.084808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49934259259259">
                <text:p>0.084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1786111111111">
                <text:p>0.085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3637962962963">
                <text:p>0.085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5489814814815">
                <text:p>0.085548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7341666666667">
                <text:p>0.085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59193518518519">
                <text:p>0.085919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1045370370371">
                <text:p>0.08610453703703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2897222222222">
                <text:p>0.086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4749074074074">
                <text:p>0.086474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6600925925926">
                <text:p>0.086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68452777777778">
                <text:p>0.086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030462962963">
                <text:p>0.087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2156481481482">
                <text:p>0.08721564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4008333333333">
                <text:p>0.087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5860185185185">
                <text:p>0.087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7712037037037">
                <text:p>0.087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79563888888889">
                <text:p>0.087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1415740740741">
                <text:p>0.088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3267592592593">
                <text:p>0.088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5119444444444">
                <text:p>0.088511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6971296296296">
                <text:p>0.088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88823148148148">
                <text:p>0.088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0675">
                <text:p>0.089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2526851851852">
                <text:p>0.089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4378703703704">
                <text:p>0.089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6230555555556">
                <text:p>0.089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8082407407408">
                <text:p>0.089808240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899934259259259">
                <text:p>0.089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178599537037">
                <text:p>0.0901785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3637962962963">
                <text:p>0.090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5489814814815">
                <text:p>0.090548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7341666666667">
                <text:p>0.090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09193518518518">
                <text:p>0.090919351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104537037037">
                <text:p>0.091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2897222222222">
                <text:p>0.091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4749074074074">
                <text:p>0.0914749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6600925925926">
                <text:p>0.091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18452777777778">
                <text:p>0.091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030462962963">
                <text:p>0.092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2156481481481">
                <text:p>0.09221564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4008333333333">
                <text:p>0.092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5860185185185">
                <text:p>0.092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7712037037037">
                <text:p>0.092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29563888888889">
                <text:p>0.092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1415740740741">
                <text:p>0.093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3267592592593">
                <text:p>0.093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5119444444445">
                <text:p>0.09351194444444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6971296296296">
                <text:p>0.093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38823148148148">
                <text:p>0.093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0675">
                <text:p>0.094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2526851851852">
                <text:p>0.094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4378703703704">
                <text:p>0.094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6230555555556">
                <text:p>0.0946230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8082407407408">
                <text:p>0.09480824074074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49934259259259">
                <text:p>0.094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1786111111111">
                <text:p>0.0951786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3637962962963">
                <text:p>0.0953637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5489814814815">
                <text:p>0.0955489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7341666666667">
                <text:p>0.0957341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59193518518519">
                <text:p>0.0959193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104537037037">
                <text:p>0.096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2897222222222">
                <text:p>0.0962897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4748958333333">
                <text:p>0.0964748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6600925925926">
                <text:p>0.0966600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68452777777778">
                <text:p>0.0968452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0304629629629">
                <text:p>0.097030462962962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2156481481482">
                <text:p>0.097215648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4008333333333">
                <text:p>0.0974008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5860185185185">
                <text:p>0.09758601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7712037037037">
                <text:p>0.097771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79563888888889">
                <text:p>0.09795638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1415740740741">
                <text:p>0.09814157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3267592592593">
                <text:p>0.0983267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5119444444444">
                <text:p>0.0985119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6971296296296">
                <text:p>0.09869712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88823148148148">
                <text:p>0.0988823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0675">
                <text:p>0.099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2526851851852">
                <text:p>0.09925268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4378703703704">
                <text:p>0.0994378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6230555555555">
                <text:p>0.099623055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8082407407407">
                <text:p>0.0998082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999934259259259">
                <text:p>0.0999934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178611111111">
                <text:p>0.1001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363796296296">
                <text:p>0.1003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548981481481">
                <text:p>0.1005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734166666667">
                <text:p>0.1007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0919351851852">
                <text:p>0.1009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104537037037">
                <text:p>0.101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289722222222">
                <text:p>0.1012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474907407407">
                <text:p>0.1014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660092592593">
                <text:p>0.1016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1845277777778">
                <text:p>0.1018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030462962963">
                <text:p>0.102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215648148148">
                <text:p>0.1022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400833333333">
                <text:p>0.1024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586018518519">
                <text:p>0.1025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771203703704">
                <text:p>0.1027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2956388888889">
                <text:p>0.1029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141574074074">
                <text:p>0.1031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326759259259">
                <text:p>0.1033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511944444444">
                <text:p>0.1035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369712962963">
                <text:p>0.103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3882314814815">
                <text:p>0.1038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0675">
                <text:p>0.1040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252685185185">
                <text:p>0.1042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43787037037">
                <text:p>0.1044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623055555556">
                <text:p>0.1046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4808240740741">
                <text:p>0.1048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4993425925926">
                <text:p>0.1049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178611111111">
                <text:p>0.1051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363796296296">
                <text:p>0.1053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548981481481">
                <text:p>0.1055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5734166666667">
                <text:p>0.1057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5919351851852">
                <text:p>0.1059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104537037037">
                <text:p>0.1061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6289722222222">
                <text:p>0.1062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474907407407">
                <text:p>0.1064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660092592593">
                <text:p>0.1066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6845277777778">
                <text:p>0.106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030462962963">
                <text:p>0.1070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215648148148">
                <text:p>0.1072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400833333333">
                <text:p>0.1074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7586018518519">
                <text:p>0.1075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771203703704">
                <text:p>0.1077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7956388888889">
                <text:p>0.1079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1415625">
                <text:p>0.108141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326759259259">
                <text:p>0.1083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511944444444">
                <text:p>0.1085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0869712962963">
                <text:p>0.108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8882314814815">
                <text:p>0.1088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0675">
                <text:p>0.1090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252685185185">
                <text:p>0.1092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43787037037">
                <text:p>0.1094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623055555556">
                <text:p>0.1096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808240740741">
                <text:p>0.1098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09993425925926">
                <text:p>0.1099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178611111111">
                <text:p>0.1101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363796296296">
                <text:p>0.1103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548981481481">
                <text:p>0.1105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734155092593">
                <text:p>0.110734155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0919351851852">
                <text:p>0.1109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104537037037">
                <text:p>0.1111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289722222222">
                <text:p>0.1112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474907407407">
                <text:p>0.1114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660092592593">
                <text:p>0.1116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1845277777778">
                <text:p>0.111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030462962963">
                <text:p>0.1120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215648148148">
                <text:p>0.1122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400833333333">
                <text:p>0.1124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586018518519">
                <text:p>0.1125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771203703704">
                <text:p>0.1127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2956388888889">
                <text:p>0.1129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141574074074">
                <text:p>0.1131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326759259259">
                <text:p>0.1133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511944444444">
                <text:p>0.1135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69712962963">
                <text:p>0.113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3882314814815">
                <text:p>0.1138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0675">
                <text:p>0.1140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252685185185">
                <text:p>0.1142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43787037037">
                <text:p>0.1144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623055555556">
                <text:p>0.1146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808240740741">
                <text:p>0.1148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4993425925926">
                <text:p>0.1149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178611111111">
                <text:p>0.1151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363796296296">
                <text:p>0.1153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548981481481">
                <text:p>0.1155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734166666667">
                <text:p>0.1157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5919351851852">
                <text:p>0.1159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104537037037">
                <text:p>0.1161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289722222222">
                <text:p>0.1162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474907407407">
                <text:p>0.1164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660092592593">
                <text:p>0.1166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6845277777778">
                <text:p>0.116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030462962963">
                <text:p>0.1170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215648148148">
                <text:p>0.1172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400833333333">
                <text:p>0.1174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586018518519">
                <text:p>0.1175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771203703704">
                <text:p>0.1177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7956388888889">
                <text:p>0.1179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141574074074">
                <text:p>0.1181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326759259259">
                <text:p>0.1183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511944444444">
                <text:p>0.1185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69712962963">
                <text:p>0.118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8882314814815">
                <text:p>0.1188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0675">
                <text:p>0.1190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252685185185">
                <text:p>0.1192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43787037037">
                <text:p>0.1194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623055555556">
                <text:p>0.1196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808240740741">
                <text:p>0.1198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19993425925926">
                <text:p>0.1199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178611111111">
                <text:p>0.1201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363796296296">
                <text:p>0.1203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548981481481">
                <text:p>0.1205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734166666667">
                <text:p>0.1207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0919351851852">
                <text:p>0.1209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104537037037">
                <text:p>0.1211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289722222222">
                <text:p>0.1212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474907407407">
                <text:p>0.1214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660092592593">
                <text:p>0.1216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1845277777778">
                <text:p>0.121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030462962963">
                <text:p>0.1220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215648148148">
                <text:p>0.1222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400833333333">
                <text:p>0.1224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586018518519">
                <text:p>0.1225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771203703704">
                <text:p>0.1227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2956388888889">
                <text:p>0.1229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141574074074">
                <text:p>0.1231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326759259259">
                <text:p>0.1233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511944444444">
                <text:p>0.1235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69712962963">
                <text:p>0.123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3882314814815">
                <text:p>0.1238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0675">
                <text:p>0.1240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252685185185">
                <text:p>0.1242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43787037037">
                <text:p>0.1244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623055555556">
                <text:p>0.1246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808240740741">
                <text:p>0.1248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4993414351852">
                <text:p>0.124993414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178611111111">
                <text:p>0.1251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363796296296">
                <text:p>0.1253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548981481481">
                <text:p>0.1255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734166666667">
                <text:p>0.1257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5919351851852">
                <text:p>0.1259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104537037037">
                <text:p>0.1261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289722222222">
                <text:p>0.1262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474907407407">
                <text:p>0.1264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6660092592593">
                <text:p>0.1266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6845277777778">
                <text:p>0.126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030462962963">
                <text:p>0.1270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215648148148">
                <text:p>0.1272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400833333333">
                <text:p>0.1274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586018518519">
                <text:p>0.1275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7771203703704">
                <text:p>0.1277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7956388888889">
                <text:p>0.1279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141574074074">
                <text:p>0.1281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8326759259259">
                <text:p>0.1283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8511944444444">
                <text:p>0.1285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869712962963">
                <text:p>0.1286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8882314814815">
                <text:p>0.1288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90675">
                <text:p>0.1290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9252685185185">
                <text:p>0.1292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943787037037">
                <text:p>0.1294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29623055555556">
                <text:p>0.1296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9808240740741">
                <text:p>0.1298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9993425925926">
                <text:p>0.1299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0178611111111">
                <text:p>0.1301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0363796296296">
                <text:p>0.1303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0548981481481">
                <text:p>0.1305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734166666667">
                <text:p>0.1307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0919351851852">
                <text:p>0.1309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1104537037037">
                <text:p>0.1311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1289722222222">
                <text:p>0.1312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1474907407407">
                <text:p>0.1314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1660092592593">
                <text:p>0.1316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1845277777778">
                <text:p>0.1318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32030462962963">
                <text:p>0.1320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2215648148148">
                <text:p>0.1322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2400833333333">
                <text:p>0.1324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2586018518519">
                <text:p>0.1325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2771203703704">
                <text:p>0.1327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2956388888889">
                <text:p>0.1329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3141574074074">
                <text:p>0.1331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3326759259259">
                <text:p>0.1333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3511944444444">
                <text:p>0.1335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369712962963">
                <text:p>0.1336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3882314814815">
                <text:p>0.1338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0675">
                <text:p>0.1340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252685185185">
                <text:p>0.1342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43787037037">
                <text:p>0.1344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623055555556">
                <text:p>0.1346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808240740741">
                <text:p>0.1348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4993425925926">
                <text:p>0.1349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5178611111111">
                <text:p>0.1351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5363796296296">
                <text:p>0.1353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5548981481481">
                <text:p>0.1355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5734155092593">
                <text:p>0.135734155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5919351851852">
                <text:p>0.1359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6104537037037">
                <text:p>0.1361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6289722222222">
                <text:p>0.1362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6474907407407">
                <text:p>0.1364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6660092592593">
                <text:p>0.1366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6845277777778">
                <text:p>0.1368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030462962963">
                <text:p>0.1370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215648148148">
                <text:p>0.1372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400833333333">
                <text:p>0.1374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586018518519">
                <text:p>0.1375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771203703704">
                <text:p>0.1377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7956388888889">
                <text:p>0.1379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8141574074074">
                <text:p>0.1381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8326759259259">
                <text:p>0.1383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8511944444444">
                <text:p>0.1385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869712962963">
                <text:p>0.1386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8882314814815">
                <text:p>0.1388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0675">
                <text:p>0.1390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252685185185">
                <text:p>0.1392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43787037037">
                <text:p>0.1394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623055555556">
                <text:p>0.1396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808240740741">
                <text:p>0.1398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39993425925926">
                <text:p>0.1399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0178611111111">
                <text:p>0.1401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0363796296296">
                <text:p>0.1403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0548981481481">
                <text:p>0.1405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0734166666667">
                <text:p>0.1407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0919351851852">
                <text:p>0.1409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1104537037037">
                <text:p>0.1411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1289722222222">
                <text:p>0.1412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1474907407407">
                <text:p>0.1414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1660092592593">
                <text:p>0.1416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1845277777778">
                <text:p>0.1418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030462962963">
                <text:p>0.1420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215648148148">
                <text:p>0.1422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400833333333">
                <text:p>0.1424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586018518519">
                <text:p>0.1425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771203703704">
                <text:p>0.1427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2956388888889">
                <text:p>0.1429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3141574074074">
                <text:p>0.1431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3326759259259">
                <text:p>0.1433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3511944444444">
                <text:p>0.1435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369712962963">
                <text:p>0.1436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3882314814815">
                <text:p>0.1438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0675">
                <text:p>0.1440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252685185185">
                <text:p>0.1442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437858796296">
                <text:p>0.144437858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623055555556">
                <text:p>0.1446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808240740741">
                <text:p>0.1448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4993425925926">
                <text:p>0.1449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5178611111111">
                <text:p>0.1451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5363796296296">
                <text:p>0.1453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5548981481481">
                <text:p>0.1455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5734166666667">
                <text:p>0.1457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5919351851852">
                <text:p>0.1459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6104537037037">
                <text:p>0.1461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6289722222222">
                <text:p>0.1462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6474907407407">
                <text:p>0.1464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6660092592593">
                <text:p>0.1466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6845277777778">
                <text:p>0.1468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030462962963">
                <text:p>0.1470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215648148148">
                <text:p>0.1472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400833333333">
                <text:p>0.1474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586018518519">
                <text:p>0.1475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771203703704">
                <text:p>0.1477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7956388888889">
                <text:p>0.1479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8141574074074">
                <text:p>0.1481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8326759259259">
                <text:p>0.1483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8511944444444">
                <text:p>0.1485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869712962963">
                <text:p>0.1486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8882314814815">
                <text:p>0.1488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90675">
                <text:p>0.1490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9252685185185">
                <text:p>0.1492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4943787037037">
                <text:p>0.1494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9623055555556">
                <text:p>0.1496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9808240740741">
                <text:p>0.1498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49993425925926">
                <text:p>0.1499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0178611111111">
                <text:p>0.1501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0363796296296">
                <text:p>0.1503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0548981481481">
                <text:p>0.1505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0734166666667">
                <text:p>0.1507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0919351851852">
                <text:p>0.1509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1104537037037">
                <text:p>0.1511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1289722222222">
                <text:p>0.1512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1474907407407">
                <text:p>0.1514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1660092592593">
                <text:p>0.1516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1845277777778">
                <text:p>0.1518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2030462962963">
                <text:p>0.1520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2215648148148">
                <text:p>0.1522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2400833333333">
                <text:p>0.1524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52586018518519">
                <text:p>0.1525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2771203703704">
                <text:p>0.1527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2956388888889">
                <text:p>0.1529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3141574074074">
                <text:p>0.1531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3326759259259">
                <text:p>0.1533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3511944444444">
                <text:p>0.1535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369712962963">
                <text:p>0.1536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3882314814815">
                <text:p>0.1538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0675">
                <text:p>0.1540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252685185185">
                <text:p>0.1542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43787037037">
                <text:p>0.1544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623055555556">
                <text:p>0.15462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808240740741">
                <text:p>0.1548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4993425925926">
                <text:p>0.1549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5178611111111">
                <text:p>0.1551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5363796296296">
                <text:p>0.1553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5548981481481">
                <text:p>0.15554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5734166666667">
                <text:p>0.1557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5919351851852">
                <text:p>0.15591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6104537037037">
                <text:p>0.1561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6289722222222">
                <text:p>0.1562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6474907407407">
                <text:p>0.1564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6660092592593">
                <text:p>0.1566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6845277777778">
                <text:p>0.15684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030462962963">
                <text:p>0.1570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215648148148">
                <text:p>0.1572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400833333333">
                <text:p>0.15740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586018518519">
                <text:p>0.1575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771203703704">
                <text:p>0.1577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7956388888889">
                <text:p>0.1579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8141574074074">
                <text:p>0.1581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8326759259259">
                <text:p>0.1583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851193287037">
                <text:p>0.158511932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869712962963">
                <text:p>0.1586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8882314814815">
                <text:p>0.1588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0675">
                <text:p>0.1590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252685185185">
                <text:p>0.1592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43787037037">
                <text:p>0.1594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623055555556">
                <text:p>0.15962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808240740741">
                <text:p>0.1598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59993425925926">
                <text:p>0.1599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0178611111111">
                <text:p>0.1601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0363796296296">
                <text:p>0.1603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0548981481481">
                <text:p>0.16054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0734166666667">
                <text:p>0.1607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0919351851852">
                <text:p>0.16091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1104537037037">
                <text:p>0.1611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1289722222222">
                <text:p>0.1612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1474907407407">
                <text:p>0.1614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1660092592593">
                <text:p>0.1616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1845277777778">
                <text:p>0.16184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2030462962963">
                <text:p>0.1620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2215648148148">
                <text:p>0.1622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2400833333333">
                <text:p>0.16240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2586018518519">
                <text:p>0.1625860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2771203703704">
                <text:p>0.1627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956388888889">
                <text:p>0.1629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3141574074074">
                <text:p>0.1631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3326759259259">
                <text:p>0.1633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3511944444444">
                <text:p>0.1635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369712962963">
                <text:p>0.1636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3882314814815">
                <text:p>0.1638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40675">
                <text:p>0.1640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252685185185">
                <text:p>0.1642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443787037037">
                <text:p>0.1644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623055555556">
                <text:p>0.1646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808240740741">
                <text:p>0.1648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993425925926">
                <text:p>0.1649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178611111111">
                <text:p>0.1651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5363796296296">
                <text:p>0.1653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548981481481">
                <text:p>0.1655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734166666667">
                <text:p>0.1657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919351851852">
                <text:p>0.1659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104537037037">
                <text:p>0.1661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289722222222">
                <text:p>0.1662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66474907407407">
                <text:p>0.1664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660092592593">
                <text:p>0.1666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845277777778">
                <text:p>0.1668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030462962963">
                <text:p>0.1670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215648148148">
                <text:p>0.1672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400833333333">
                <text:p>0.1674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586018518519">
                <text:p>0.167586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771203703704">
                <text:p>0.1677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956388888889">
                <text:p>0.1679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141574074074">
                <text:p>0.1681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326759259259">
                <text:p>0.1683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511944444444">
                <text:p>0.1685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69712962963">
                <text:p>0.1686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882314814815">
                <text:p>0.1688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0675">
                <text:p>0.1690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252685185185">
                <text:p>0.1692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43787037037">
                <text:p>0.1694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623055555556">
                <text:p>0.1696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808240740741">
                <text:p>0.1698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993425925926">
                <text:p>0.1699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178611111111">
                <text:p>0.1701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363784722222">
                <text:p>0.170363784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548981481481">
                <text:p>0.1705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734166666667">
                <text:p>0.1707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919351851852">
                <text:p>0.1709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104537037037">
                <text:p>0.1711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289722222222">
                <text:p>0.1712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474907407407">
                <text:p>0.1714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660092592593">
                <text:p>0.1716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845277777778">
                <text:p>0.1718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030462962963">
                <text:p>0.1720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215648148148">
                <text:p>0.1722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400833333333">
                <text:p>0.1724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586018518519">
                <text:p>0.172586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771203703704">
                <text:p>0.1727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956388888889">
                <text:p>0.1729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141574074074">
                <text:p>0.1731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326759259259">
                <text:p>0.1733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511944444444">
                <text:p>0.1735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69712962963">
                <text:p>0.1736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882314814815">
                <text:p>0.1738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0675">
                <text:p>0.1740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252685185185">
                <text:p>0.1742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43787037037">
                <text:p>0.1744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623055555556">
                <text:p>0.1746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808240740741">
                <text:p>0.1748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993425925926">
                <text:p>0.1749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178611111111">
                <text:p>0.1751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363796296296">
                <text:p>0.1753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548981481481">
                <text:p>0.1755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734166666667">
                <text:p>0.1757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919351851852">
                <text:p>0.1759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104537037037">
                <text:p>0.1761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289722222222">
                <text:p>0.1762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474907407407">
                <text:p>0.1764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660092592593">
                <text:p>0.1766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845277777778">
                <text:p>0.1768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030462962963">
                <text:p>0.1770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215648148148">
                <text:p>0.1772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400833333333">
                <text:p>0.1774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586018518519">
                <text:p>0.1775860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771203703704">
                <text:p>0.1777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956388888889">
                <text:p>0.1779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141574074074">
                <text:p>0.1781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326759259259">
                <text:p>0.1783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511944444444">
                <text:p>0.1785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69712962963">
                <text:p>0.1786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882314814815">
                <text:p>0.1788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0675">
                <text:p>0.1790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252685185185">
                <text:p>0.1792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43787037037">
                <text:p>0.1794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623055555556">
                <text:p>0.1796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808240740741">
                <text:p>0.1798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993425925926">
                <text:p>0.1799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178611111111">
                <text:p>0.1801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363796296296">
                <text:p>0.1803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0548981481481">
                <text:p>0.18054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0734166666667">
                <text:p>0.18073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0919351851852">
                <text:p>0.1809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1104537037037">
                <text:p>0.1811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1289722222222">
                <text:p>0.1812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1474907407407">
                <text:p>0.1814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1660092592593">
                <text:p>0.1816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1845277777778">
                <text:p>0.1818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030462962963">
                <text:p>0.1820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215648148148">
                <text:p>0.18221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400833333333">
                <text:p>0.1824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586018518519">
                <text:p>0.182586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771203703704">
                <text:p>0.1827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2956388888889">
                <text:p>0.1829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3141574074074">
                <text:p>0.18314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3326759259259">
                <text:p>0.1833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3511944444444">
                <text:p>0.1835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369712962963">
                <text:p>0.1836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3882314814815">
                <text:p>0.1838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0675">
                <text:p>0.1840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252685185185">
                <text:p>0.18425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43787037037">
                <text:p>0.1844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623055555556">
                <text:p>0.1846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808240740741">
                <text:p>0.1848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4993425925926">
                <text:p>0.1849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5178611111111">
                <text:p>0.1851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5363796296296">
                <text:p>0.1853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5548981481481">
                <text:p>0.18554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5734166666667">
                <text:p>0.18573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5919351851852">
                <text:p>0.1859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6104537037037">
                <text:p>0.1861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6289722222222">
                <text:p>0.1862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6474907407407">
                <text:p>0.1864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6660092592593">
                <text:p>0.1866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6845277777778">
                <text:p>0.1868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030451388889">
                <text:p>0.187030451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215648148148">
                <text:p>0.18721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400833333333">
                <text:p>0.1874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586018518519">
                <text:p>0.1875860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771203703704">
                <text:p>0.1877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7956388888889">
                <text:p>0.1879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81415625">
                <text:p>0.1881415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8326759259259">
                <text:p>0.1883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8511944444444">
                <text:p>0.1885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869712962963">
                <text:p>0.1886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8882314814815">
                <text:p>0.1888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0675">
                <text:p>0.1890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252685185185">
                <text:p>0.18925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43787037037">
                <text:p>0.1894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623055555556">
                <text:p>0.1896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808240740741">
                <text:p>0.1898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89993425925926">
                <text:p>0.1899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0178611111111">
                <text:p>0.1901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0363796296296">
                <text:p>0.1903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0548981481481">
                <text:p>0.19054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0734166666667">
                <text:p>0.19073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0919351851852">
                <text:p>0.1909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1104537037037">
                <text:p>0.1911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1289722222222">
                <text:p>0.1912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1474907407407">
                <text:p>0.1914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1660092592593">
                <text:p>0.1916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1845277777778">
                <text:p>0.1918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030462962963">
                <text:p>0.1920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215648148148">
                <text:p>0.19221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400833333333">
                <text:p>0.1924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586018518518">
                <text:p>0.19258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771203703704">
                <text:p>0.1927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2956388888889">
                <text:p>0.1929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3141574074074">
                <text:p>0.19314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3326759259259">
                <text:p>0.1933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3511944444444">
                <text:p>0.1935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369712962963">
                <text:p>0.1936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3882314814815">
                <text:p>0.1938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0675">
                <text:p>0.1940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252685185185">
                <text:p>0.1942526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43787037037">
                <text:p>0.1944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623055555556">
                <text:p>0.1946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808240740741">
                <text:p>0.1948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4993425925926">
                <text:p>0.1949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5178611111111">
                <text:p>0.1951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5363796296296">
                <text:p>0.1953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5548981481481">
                <text:p>0.1955489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5734166666667">
                <text:p>0.1957341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5919351851852">
                <text:p>0.1959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6104537037037">
                <text:p>0.1961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6289722222222">
                <text:p>0.1962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6474895833333">
                <text:p>0.196474895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6660081018519">
                <text:p>0.1966600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6845277777778">
                <text:p>0.1968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7030462962963">
                <text:p>0.1970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7215648148148">
                <text:p>0.197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97400833333333">
                <text:p>0.1974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7586018518518">
                <text:p>0.19758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7771203703704">
                <text:p>0.1977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7956388888889">
                <text:p>0.1979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8141574074074">
                <text:p>0.1981415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8326759259259">
                <text:p>0.1983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8511944444444">
                <text:p>0.1985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869712962963">
                <text:p>0.198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98882314814815">
                <text:p>0.1988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90675">
                <text:p>0.19906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9252685185185">
                <text:p>0.199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9943787037037">
                <text:p>0.199437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9623055555556">
                <text:p>0.1996230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9808240740741">
                <text:p>0.1998082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99993425925926">
                <text:p>0.1999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00178611111111">
                <text:p>0.200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0363796296296">
                <text:p>0.200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0548981481481">
                <text:p>0.200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0734166666667">
                <text:p>0.200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0919351851852">
                <text:p>0.200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1104537037037">
                <text:p>0.201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1289722222222">
                <text:p>0.201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1474907407407">
                <text:p>0.201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1660092592593">
                <text:p>0.2016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1845277777778">
                <text:p>0.2018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02030462962963">
                <text:p>0.2020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02215648148148">
                <text:p>0.202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2400833333333">
                <text:p>0.202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2586018518519">
                <text:p>0.2025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2771203703704">
                <text:p>0.202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2956388888889">
                <text:p>0.2029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3141574074074">
                <text:p>0.203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3326759259259">
                <text:p>0.203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3511944444444">
                <text:p>0.203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369712962963">
                <text:p>0.203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3882314814815">
                <text:p>0.203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0675">
                <text:p>0.204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252685185185">
                <text:p>0.204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43787037037">
                <text:p>0.204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623043981481">
                <text:p>0.2046230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808240740741">
                <text:p>0.2048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4993425925926">
                <text:p>0.204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5178611111111">
                <text:p>0.205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5363796296296">
                <text:p>0.205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5548981481481">
                <text:p>0.205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5734166666667">
                <text:p>0.205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5919351851852">
                <text:p>0.205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6104537037037">
                <text:p>0.206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6289722222222">
                <text:p>0.206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6474907407407">
                <text:p>0.206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6660092592593">
                <text:p>0.2066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6845277777778">
                <text:p>0.206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030462962963">
                <text:p>0.2070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215648148148">
                <text:p>0.207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400833333333">
                <text:p>0.207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586018518518">
                <text:p>0.20758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771203703704">
                <text:p>0.207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7956388888889">
                <text:p>0.2079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8141574074074">
                <text:p>0.208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8326759259259">
                <text:p>0.208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8511944444444">
                <text:p>0.208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869712962963">
                <text:p>0.208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8882314814815">
                <text:p>0.208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0675">
                <text:p>0.209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252685185185">
                <text:p>0.209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43787037037">
                <text:p>0.209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623055555556">
                <text:p>0.2096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808240740741">
                <text:p>0.2098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09993425925926">
                <text:p>0.209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0178611111111">
                <text:p>0.210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0363796296296">
                <text:p>0.210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0548981481481">
                <text:p>0.210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0734166666667">
                <text:p>0.210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0919351851852">
                <text:p>0.210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1104537037037">
                <text:p>0.211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1289722222222">
                <text:p>0.211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1474907407407">
                <text:p>0.211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1660092592593">
                <text:p>0.2116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1845277777778">
                <text:p>0.211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030462962963">
                <text:p>0.2120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215648148148">
                <text:p>0.212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400833333333">
                <text:p>0.212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586018518519">
                <text:p>0.2125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771203703704">
                <text:p>0.212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2956388888889">
                <text:p>0.2129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3141574074074">
                <text:p>0.213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3326759259259">
                <text:p>0.213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3511944444444">
                <text:p>0.213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369712962963">
                <text:p>0.213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3882314814815">
                <text:p>0.213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0675">
                <text:p>0.214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252685185185">
                <text:p>0.214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43787037037">
                <text:p>0.214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623055555556">
                <text:p>0.2146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808240740741">
                <text:p>0.2148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4993425925926">
                <text:p>0.214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5178611111111">
                <text:p>0.215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5363796296296">
                <text:p>0.215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5548981481481">
                <text:p>0.215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5734166666667">
                <text:p>0.215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5919351851852">
                <text:p>0.215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6104537037037">
                <text:p>0.216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6289722222222">
                <text:p>0.216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6474907407407">
                <text:p>0.216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6660092592593">
                <text:p>0.2166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6845277777778">
                <text:p>0.216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030462962963">
                <text:p>0.2170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215648148148">
                <text:p>0.217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400833333333">
                <text:p>0.217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586018518518">
                <text:p>0.21758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771203703704">
                <text:p>0.217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7956388888889">
                <text:p>0.2179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8141574074074">
                <text:p>0.218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8326759259259">
                <text:p>0.218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8511944444444">
                <text:p>0.218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869712962963">
                <text:p>0.218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8882314814815">
                <text:p>0.218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0675">
                <text:p>0.219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252685185185">
                <text:p>0.219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43787037037">
                <text:p>0.219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623055555556">
                <text:p>0.2196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808240740741">
                <text:p>0.2198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19993425925926">
                <text:p>0.219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0178611111111">
                <text:p>0.220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0363796296296">
                <text:p>0.220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0548981481481">
                <text:p>0.220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0734166666667">
                <text:p>0.220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0919351851852">
                <text:p>0.220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1104537037037">
                <text:p>0.221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1289722222222">
                <text:p>0.221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1474907407407">
                <text:p>0.221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1660092592593">
                <text:p>0.2216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1845277777778">
                <text:p>0.221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030462962963">
                <text:p>0.2220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215648148148">
                <text:p>0.222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400833333333">
                <text:p>0.222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586018518519">
                <text:p>0.2225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771203703704">
                <text:p>0.222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2956388888889">
                <text:p>0.2229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3141574074074">
                <text:p>0.223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3326759259259">
                <text:p>0.223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3511944444444">
                <text:p>0.223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369712962963">
                <text:p>0.2236971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3882314814815">
                <text:p>0.223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0675">
                <text:p>0.224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252685185185">
                <text:p>0.2242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43787037037">
                <text:p>0.224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623055555556">
                <text:p>0.2246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808240740741">
                <text:p>0.2248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993425925926">
                <text:p>0.224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178611111111">
                <text:p>0.225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363796296296">
                <text:p>0.2253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548981481481">
                <text:p>0.225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734166666667">
                <text:p>0.2257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919351851852">
                <text:p>0.225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104537037037">
                <text:p>0.2261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289722222222">
                <text:p>0.2262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474907407407">
                <text:p>0.2264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660092592593">
                <text:p>0.226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6845277777778">
                <text:p>0.226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030462962963">
                <text:p>0.2270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215648148148">
                <text:p>0.2272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400833333333">
                <text:p>0.227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586018518519">
                <text:p>0.2275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771203703704">
                <text:p>0.2277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956388888889">
                <text:p>0.227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141574074074">
                <text:p>0.2281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326759259259">
                <text:p>0.2283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511944444444">
                <text:p>0.228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69712962963">
                <text:p>0.228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882314814815">
                <text:p>0.2288823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0675">
                <text:p>0.2290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252685185185">
                <text:p>0.229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43787037037">
                <text:p>0.2294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623055555556">
                <text:p>0.2296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9808240740741">
                <text:p>0.229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993425925926">
                <text:p>0.2299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178611111111">
                <text:p>0.2301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363796296296">
                <text:p>0.230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548981481481">
                <text:p>0.2305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0734166666667">
                <text:p>0.230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919351851852">
                <text:p>0.2309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1104537037037">
                <text:p>0.231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289722222222">
                <text:p>0.231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474907407407">
                <text:p>0.231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660092592593">
                <text:p>0.231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845277777778">
                <text:p>0.2318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030462962963">
                <text:p>0.232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215648148148">
                <text:p>0.232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400833333333">
                <text:p>0.2324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586018518519">
                <text:p>0.232586018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2771203703704">
                <text:p>0.232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2956388888889">
                <text:p>0.232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141574074074">
                <text:p>0.233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326759259259">
                <text:p>0.233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511944444444">
                <text:p>0.2335119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3369712962963">
                <text:p>0.233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3882314814815">
                <text:p>0.233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0675">
                <text:p>0.234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252685185185">
                <text:p>0.234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43787037037">
                <text:p>0.234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623055555556">
                <text:p>0.234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808240740741">
                <text:p>0.234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4993414351852">
                <text:p>0.2349934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178611111111">
                <text:p>0.235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363796296296">
                <text:p>0.235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548981481481">
                <text:p>0.235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734166666667">
                <text:p>0.235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5919351851852">
                <text:p>0.235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104537037037">
                <text:p>0.236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289722222222">
                <text:p>0.236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474907407407">
                <text:p>0.236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660092592593">
                <text:p>0.236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6845277777778">
                <text:p>0.236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030462962963">
                <text:p>0.237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215648148148">
                <text:p>0.237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400833333333">
                <text:p>0.237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586018518519">
                <text:p>0.2375860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771203703704">
                <text:p>0.237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7956388888889">
                <text:p>0.237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141574074074">
                <text:p>0.238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326759259259">
                <text:p>0.238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511944444444">
                <text:p>0.238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69712962963">
                <text:p>0.238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8882314814815">
                <text:p>0.238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0675">
                <text:p>0.239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252685185185">
                <text:p>0.239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43787037037">
                <text:p>0.239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623055555556">
                <text:p>0.239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808240740741">
                <text:p>0.239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9993425925926">
                <text:p>0.239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178611111111">
                <text:p>0.240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363796296296">
                <text:p>0.240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548981481481">
                <text:p>0.240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734166666667">
                <text:p>0.240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0919351851852">
                <text:p>0.240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104537037037">
                <text:p>0.241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289722222222">
                <text:p>0.241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474907407407">
                <text:p>0.241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660092592593">
                <text:p>0.241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1845277777778">
                <text:p>0.241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030462962963">
                <text:p>0.242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215648148148">
                <text:p>0.242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400833333333">
                <text:p>0.242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586018518518">
                <text:p>0.242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771203703704">
                <text:p>0.242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2956388888889">
                <text:p>0.242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3141574074074">
                <text:p>0.243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3326759259259">
                <text:p>0.243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3511944444444">
                <text:p>0.243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369712962963">
                <text:p>0.243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3882314814815">
                <text:p>0.243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0675">
                <text:p>0.244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252685185185">
                <text:p>0.244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43787037037">
                <text:p>0.244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623055555556">
                <text:p>0.244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808240740741">
                <text:p>0.244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4993425925926">
                <text:p>0.244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5178611111111">
                <text:p>0.245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5363796296296">
                <text:p>0.245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5548981481481">
                <text:p>0.245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5734166666667">
                <text:p>0.245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5919351851852">
                <text:p>0.245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6104537037037">
                <text:p>0.246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6289722222222">
                <text:p>0.246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6474907407407">
                <text:p>0.246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6660092592593">
                <text:p>0.246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6845277777778">
                <text:p>0.246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030462962963">
                <text:p>0.247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215648148148">
                <text:p>0.247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400833333333">
                <text:p>0.247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586018518518">
                <text:p>0.247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771203703704">
                <text:p>0.247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7956388888889">
                <text:p>0.247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8141574074074">
                <text:p>0.248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8326759259259">
                <text:p>0.248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8511944444444">
                <text:p>0.248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869712962963">
                <text:p>0.248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8882314814815">
                <text:p>0.248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0675">
                <text:p>0.249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252685185185">
                <text:p>0.249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43787037037">
                <text:p>0.249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623055555556">
                <text:p>0.249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808240740741">
                <text:p>0.249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49993425925926">
                <text:p>0.249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0178611111111">
                <text:p>0.250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0363796296296">
                <text:p>0.250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0548981481481">
                <text:p>0.250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0734166666667">
                <text:p>0.250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0919351851852">
                <text:p>0.250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1104537037037">
                <text:p>0.251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1289722222222">
                <text:p>0.251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1474907407407">
                <text:p>0.251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1660092592593">
                <text:p>0.251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1845277777778">
                <text:p>0.251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030462962963">
                <text:p>0.252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215648148148">
                <text:p>0.252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400833333333">
                <text:p>0.252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586018518518">
                <text:p>0.252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771203703704">
                <text:p>0.252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2956388888889">
                <text:p>0.252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141574074074">
                <text:p>0.253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326759259259">
                <text:p>0.253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511944444444">
                <text:p>0.253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69712962963">
                <text:p>0.253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3882314814815">
                <text:p>0.253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0675">
                <text:p>0.254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252685185185">
                <text:p>0.254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43787037037">
                <text:p>0.254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623055555556">
                <text:p>0.254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808240740741">
                <text:p>0.254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4993425925926">
                <text:p>0.254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178611111111">
                <text:p>0.255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363796296296">
                <text:p>0.255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548981481481">
                <text:p>0.255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734166666667">
                <text:p>0.255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5919351851852">
                <text:p>0.255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104537037037">
                <text:p>0.256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289722222222">
                <text:p>0.256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474907407407">
                <text:p>0.256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660092592592">
                <text:p>0.25666009259259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6845277777778">
                <text:p>0.256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030462962963">
                <text:p>0.257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215648148148">
                <text:p>0.257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400833333333">
                <text:p>0.257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586018518518">
                <text:p>0.257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771203703704">
                <text:p>0.257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7956388888889">
                <text:p>0.257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141574074074">
                <text:p>0.258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326759259259">
                <text:p>0.258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511944444444">
                <text:p>0.258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69712962963">
                <text:p>0.258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8882314814815">
                <text:p>0.258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0675">
                <text:p>0.259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252685185185">
                <text:p>0.259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43787037037">
                <text:p>0.259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623055555556">
                <text:p>0.259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808240740741">
                <text:p>0.259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59993425925926">
                <text:p>0.259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178611111111">
                <text:p>0.260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363796296296">
                <text:p>0.260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548981481481">
                <text:p>0.260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734166666667">
                <text:p>0.260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0919351851852">
                <text:p>0.260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104537037037">
                <text:p>0.261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289722222222">
                <text:p>0.261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474907407407">
                <text:p>0.261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660092592593">
                <text:p>0.261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1845277777778">
                <text:p>0.261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030462962963">
                <text:p>0.262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215648148148">
                <text:p>0.262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400833333333">
                <text:p>0.262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586018518518">
                <text:p>0.262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771203703704">
                <text:p>0.262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2956388888889">
                <text:p>0.262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141574074074">
                <text:p>0.263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326759259259">
                <text:p>0.263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511944444444">
                <text:p>0.263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69712962963">
                <text:p>0.263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3882314814815">
                <text:p>0.263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0675">
                <text:p>0.264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252685185185">
                <text:p>0.264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43787037037">
                <text:p>0.264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623055555556">
                <text:p>0.264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808240740741">
                <text:p>0.264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4993425925926">
                <text:p>0.264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178611111111">
                <text:p>0.265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363796296296">
                <text:p>0.265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548981481481">
                <text:p>0.265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734166666667">
                <text:p>0.265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5919351851852">
                <text:p>0.265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104537037037">
                <text:p>0.266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289722222222">
                <text:p>0.266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474907407407">
                <text:p>0.266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660092592593">
                <text:p>0.2666600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6845277777778">
                <text:p>0.266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030462962963">
                <text:p>0.267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215648148148">
                <text:p>0.267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400833333333">
                <text:p>0.2674008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586018518518">
                <text:p>0.267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771203703704">
                <text:p>0.267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7956388888889">
                <text:p>0.267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141574074074">
                <text:p>0.2681415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326759259259">
                <text:p>0.2683267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511944444444">
                <text:p>0.2685119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69712962963">
                <text:p>0.2686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8882314814815">
                <text:p>0.2688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0675">
                <text:p>0.2690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252685185185">
                <text:p>0.269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43787037037">
                <text:p>0.2694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623055555556">
                <text:p>0.269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808240740741">
                <text:p>0.2698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69993425925926">
                <text:p>0.269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0178611111111">
                <text:p>0.2701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0363796296296">
                <text:p>0.270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0548981481481">
                <text:p>0.2705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0734166666667">
                <text:p>0.270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0919351851852">
                <text:p>0.2709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1104537037037">
                <text:p>0.2711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1289722222222">
                <text:p>0.271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474907407407">
                <text:p>0.271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1660092592593">
                <text:p>0.271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1845277777778">
                <text:p>0.2718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030462962963">
                <text:p>0.272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215648148148">
                <text:p>0.2722156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400833333333">
                <text:p>0.272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2586018518518">
                <text:p>0.272586018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771203703704">
                <text:p>0.2727712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2956388888889">
                <text:p>0.2729563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141574074074">
                <text:p>0.2731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326759259259">
                <text:p>0.2733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511944444444">
                <text:p>0.2735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3697118055556">
                <text:p>0.273697118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3882314814815">
                <text:p>0.273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0675">
                <text:p>0.2740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252685185185">
                <text:p>0.2742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43787037037">
                <text:p>0.274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623055555556">
                <text:p>0.2746230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808240740741">
                <text:p>0.2748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4993425925926">
                <text:p>0.2749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78599537037">
                <text:p>0.2751785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5363796296296">
                <text:p>0.2753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48981481481">
                <text:p>0.2755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5734166666667">
                <text:p>0.2757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19351851852">
                <text:p>0.2759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6104537037037">
                <text:p>0.2761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6289722222222">
                <text:p>0.2762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74907407407">
                <text:p>0.2764749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60092592593">
                <text:p>0.276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6845277777778">
                <text:p>0.276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030462962963">
                <text:p>0.277030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15648148148">
                <text:p>0.2772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400833333333">
                <text:p>0.277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586018518518">
                <text:p>0.2775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771203703704">
                <text:p>0.2777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7956388888889">
                <text:p>0.2779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141574074074">
                <text:p>0.2781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326759259259">
                <text:p>0.2783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511944444444">
                <text:p>0.2785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69712962963">
                <text:p>0.2786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8882314814815">
                <text:p>0.278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0675">
                <text:p>0.2790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252685185185">
                <text:p>0.2792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43787037037">
                <text:p>0.279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623055555556">
                <text:p>0.27962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808240740741">
                <text:p>0.2798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79993425925926">
                <text:p>0.2799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178611111111">
                <text:p>0.2801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363796296296">
                <text:p>0.2803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548981481481">
                <text:p>0.2805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734166666667">
                <text:p>0.2807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0919351851852">
                <text:p>0.2809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104537037037">
                <text:p>0.2811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289722222222">
                <text:p>0.281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474907407407">
                <text:p>0.28147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660092592593">
                <text:p>0.281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1845277777778">
                <text:p>0.281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030462962963">
                <text:p>0.2820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215648148148">
                <text:p>0.2822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400833333333">
                <text:p>0.282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586018518518">
                <text:p>0.2825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771203703704">
                <text:p>0.2827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2956388888889">
                <text:p>0.2829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141574074074">
                <text:p>0.2831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326759259259">
                <text:p>0.2833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11944444444">
                <text:p>0.2835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9712962963">
                <text:p>0.2836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82314814815">
                <text:p>0.283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0675">
                <text:p>0.2840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52685185185">
                <text:p>0.2842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3787037037">
                <text:p>0.284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23055555555">
                <text:p>0.28462305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808240740741">
                <text:p>0.2848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93425925926">
                <text:p>0.2849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78611111111">
                <text:p>0.2851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63796296296">
                <text:p>0.2853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548981481481">
                <text:p>0.2855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34166666667">
                <text:p>0.2857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19351851852">
                <text:p>0.2859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104537037037">
                <text:p>0.2861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89722222222">
                <text:p>0.286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74907407407">
                <text:p>0.28647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60092592593">
                <text:p>0.286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45277777778">
                <text:p>0.286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30462962963">
                <text:p>0.2870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15648148148">
                <text:p>0.2872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400833333333">
                <text:p>0.287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86018518518">
                <text:p>0.2875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71203703704">
                <text:p>0.2877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956388888889">
                <text:p>0.2879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41574074074">
                <text:p>0.2881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326759259259">
                <text:p>0.2883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511944444444">
                <text:p>0.2885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69712962963">
                <text:p>0.2886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882314814815">
                <text:p>0.288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0675">
                <text:p>0.2890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252685185185">
                <text:p>0.2892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43787037037">
                <text:p>0.289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623055555555">
                <text:p>0.28962305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808240740741">
                <text:p>0.2898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9993425925926">
                <text:p>0.2899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178611111111">
                <text:p>0.2901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363796296296">
                <text:p>0.2903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548981481481">
                <text:p>0.2905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734166666667">
                <text:p>0.2907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0919351851852">
                <text:p>0.2909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104537037037">
                <text:p>0.291104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289722222222">
                <text:p>0.291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474895833333">
                <text:p>0.291474895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660092592593">
                <text:p>0.291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1845277777778">
                <text:p>0.291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030462962963">
                <text:p>0.2920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215648148148">
                <text:p>0.2922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400833333333">
                <text:p>0.292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586018518518">
                <text:p>0.2925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771203703704">
                <text:p>0.2927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2956388888889">
                <text:p>0.292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141574074074">
                <text:p>0.2931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326759259259">
                <text:p>0.2933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511944444444">
                <text:p>0.2935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69712962963">
                <text:p>0.2936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3882314814815">
                <text:p>0.293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0675">
                <text:p>0.2940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252685185185">
                <text:p>0.2942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43787037037">
                <text:p>0.294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623055555556">
                <text:p>0.29462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808240740741">
                <text:p>0.2948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4993425925926">
                <text:p>0.294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5178611111111">
                <text:p>0.2951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363796296296">
                <text:p>0.2953637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548981481481">
                <text:p>0.2955489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734166666667">
                <text:p>0.2957341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5919351851852">
                <text:p>0.2959193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104537037037">
                <text:p>0.296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289722222222">
                <text:p>0.296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474907407407">
                <text:p>0.296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6660092592593">
                <text:p>0.2966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6845277777778">
                <text:p>0.296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030462962963">
                <text:p>0.297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215648148148">
                <text:p>0.2972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400833333333">
                <text:p>0.2974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586018518518">
                <text:p>0.2975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7771203703704">
                <text:p>0.297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7956388888889">
                <text:p>0.297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141574074074">
                <text:p>0.298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326759259259">
                <text:p>0.298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511944444444">
                <text:p>0.298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69712962963">
                <text:p>0.298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8882314814815">
                <text:p>0.2988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0675">
                <text:p>0.299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252685185185">
                <text:p>0.299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43787037037">
                <text:p>0.2994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623055555555">
                <text:p>0.299623055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99808240740741">
                <text:p>0.299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9993425925926">
                <text:p>0.299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178611111111">
                <text:p>0.300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363796296296">
                <text:p>0.300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548981481481">
                <text:p>0.300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734166666667">
                <text:p>0.3007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0919351851852">
                <text:p>0.3009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104537037037">
                <text:p>0.301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289722222222">
                <text:p>0.301289722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1474907407407">
                <text:p>0.301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660092592593">
                <text:p>0.3016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1845277777778">
                <text:p>0.3018452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02030462962963">
                <text:p>0.302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215648148148">
                <text:p>0.302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400833333333">
                <text:p>0.3024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586018518519">
                <text:p>0.302586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77119212963">
                <text:p>0.302771192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2956388888889">
                <text:p>0.302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141574074074">
                <text:p>0.303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326759259259">
                <text:p>0.303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511944444444">
                <text:p>0.303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69712962963">
                <text:p>0.303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3882314814815">
                <text:p>0.3038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0675">
                <text:p>0.304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252685185185">
                <text:p>0.304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43787037037">
                <text:p>0.3044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623055555556">
                <text:p>0.304623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808240740741">
                <text:p>0.304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4993425925926">
                <text:p>0.304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178611111111">
                <text:p>0.305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363796296296">
                <text:p>0.305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548981481481">
                <text:p>0.305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734166666667">
                <text:p>0.3057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5919351851852">
                <text:p>0.3059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104537037037">
                <text:p>0.306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289722222222">
                <text:p>0.3062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474907407407">
                <text:p>0.306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660092592593">
                <text:p>0.3066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6845277777778">
                <text:p>0.3068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030462962963">
                <text:p>0.307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215648148148">
                <text:p>0.307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400833333333">
                <text:p>0.3074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586018518518">
                <text:p>0.307586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771203703704">
                <text:p>0.307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7956388888889">
                <text:p>0.307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8141574074074">
                <text:p>0.308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8326759259259">
                <text:p>0.308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8511944444444">
                <text:p>0.308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869712962963">
                <text:p>0.308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8882314814815">
                <text:p>0.3088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0675">
                <text:p>0.309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252685185185">
                <text:p>0.309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43787037037">
                <text:p>0.3094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623043981481">
                <text:p>0.309623043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808240740741">
                <text:p>0.309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09993425925926">
                <text:p>0.309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0178611111111">
                <text:p>0.310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0363796296296">
                <text:p>0.310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0548981481481">
                <text:p>0.310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0734166666667">
                <text:p>0.3107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0919351851852">
                <text:p>0.3109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1104537037037">
                <text:p>0.311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1289722222222">
                <text:p>0.3112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1474907407407">
                <text:p>0.311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1660092592593">
                <text:p>0.3116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1845277777778">
                <text:p>0.3118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030462962963">
                <text:p>0.312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215648148148">
                <text:p>0.312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400833333333">
                <text:p>0.3124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586018518518">
                <text:p>0.312586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771203703704">
                <text:p>0.312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2956388888889">
                <text:p>0.312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3141574074074">
                <text:p>0.313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3326759259259">
                <text:p>0.313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3511944444444">
                <text:p>0.313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369712962963">
                <text:p>0.313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3882314814815">
                <text:p>0.3138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0675">
                <text:p>0.314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252685185185">
                <text:p>0.314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43787037037">
                <text:p>0.3144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623055555555">
                <text:p>0.314623055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808240740741">
                <text:p>0.314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4993425925926">
                <text:p>0.314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178611111111">
                <text:p>0.315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363796296296">
                <text:p>0.315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548981481481">
                <text:p>0.315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734155092593">
                <text:p>0.315734155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5919351851852">
                <text:p>0.3159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104537037037">
                <text:p>0.316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289722222222">
                <text:p>0.3162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474907407407">
                <text:p>0.316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660092592593">
                <text:p>0.3166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6845277777778">
                <text:p>0.3168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030462962963">
                <text:p>0.317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215648148148">
                <text:p>0.317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400833333333">
                <text:p>0.3174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586018518518">
                <text:p>0.317586018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771203703704">
                <text:p>0.317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7956388888889">
                <text:p>0.317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141574074074">
                <text:p>0.318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326759259259">
                <text:p>0.318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511944444444">
                <text:p>0.318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69712962963">
                <text:p>0.318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8882314814815">
                <text:p>0.3188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0675">
                <text:p>0.319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252685185185">
                <text:p>0.319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43787037037">
                <text:p>0.3194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623055555556">
                <text:p>0.3196230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808240740741">
                <text:p>0.319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19993425925926">
                <text:p>0.319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178611111111">
                <text:p>0.320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363796296296">
                <text:p>0.320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548981481481">
                <text:p>0.320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734166666667">
                <text:p>0.3207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0919351851852">
                <text:p>0.3209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104537037037">
                <text:p>0.321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289722222222">
                <text:p>0.3212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474907407407">
                <text:p>0.321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660092592593">
                <text:p>0.3216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1845277777778">
                <text:p>0.3218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030462962963">
                <text:p>0.322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215648148148">
                <text:p>0.322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400833333333">
                <text:p>0.3224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586018518519">
                <text:p>0.3225860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771203703704">
                <text:p>0.322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2956388888889">
                <text:p>0.322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141574074074">
                <text:p>0.3231415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326759259259">
                <text:p>0.3233267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511944444444">
                <text:p>0.3235119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69712962963">
                <text:p>0.323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3882314814815">
                <text:p>0.3238823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0675">
                <text:p>0.32406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252685185185">
                <text:p>0.3242526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43787037037">
                <text:p>0.3244378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623055555555">
                <text:p>0.324623055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808240740741">
                <text:p>0.3248082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4993425925926">
                <text:p>0.3249934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5178611111111">
                <text:p>0.3251786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5363796296296">
                <text:p>0.3253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5548981481481">
                <text:p>0.3255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5734166666667">
                <text:p>0.3257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5919351851852">
                <text:p>0.32591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104537037037">
                <text:p>0.3261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6289722222222">
                <text:p>0.32628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474907407407">
                <text:p>0.3264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6660092592593">
                <text:p>0.326660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6845277777778">
                <text:p>0.326845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030462962963">
                <text:p>0.3270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7215648148148">
                <text:p>0.327215648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7400833333333">
                <text:p>0.327400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586018518518">
                <text:p>0.327586018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7771203703704">
                <text:p>0.3277712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7956388888889">
                <text:p>0.3279563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8141574074074">
                <text:p>0.32814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326759259259">
                <text:p>0.3283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511944444444">
                <text:p>0.328511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869712962963">
                <text:p>0.3286971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28882314814815">
                <text:p>0.328882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0675">
                <text:p>0.3290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252685185185">
                <text:p>0.32925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43787037037">
                <text:p>0.32943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623055555556">
                <text:p>0.329623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808240740741">
                <text:p>0.32980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29993425925926">
                <text:p>0.32999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0178611111111">
                <text:p>0.330178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0363796296296">
                <text:p>0.330363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0548981481481">
                <text:p>0.330548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0734166666667">
                <text:p>0.330734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0919351851852">
                <text:p>0.33091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1104537037037">
                <text:p>0.331104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1289722222222">
                <text:p>0.33128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1474907407407">
                <text:p>0.331474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1660092592593">
                <text:p>0.331660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1845277777778">
                <text:p>0.331845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030462962963">
                <text:p>0.332030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215648148148">
                <text:p>0.332215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400833333333">
                <text:p>0.332400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586018518519">
                <text:p>0.33258601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771203703704">
                <text:p>0.33277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2956388888889">
                <text:p>0.33295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3141574074074">
                <text:p>0.33314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3326759259259">
                <text:p>0.3333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3511944444444">
                <text:p>0.333511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369712962963">
                <text:p>0.3336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3882314814815">
                <text:p>0.333882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0675">
                <text:p>0.3340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252685185185">
                <text:p>0.33425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43787037037">
                <text:p>0.33443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623055555555">
                <text:p>0.334623055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808240740741">
                <text:p>0.33480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4993425925926">
                <text:p>0.33499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5178611111111">
                <text:p>0.335178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5363784722222">
                <text:p>0.335363784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5548981481481">
                <text:p>0.335548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5734166666667">
                <text:p>0.335734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5919351851852">
                <text:p>0.33591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6104537037037">
                <text:p>0.336104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6289722222222">
                <text:p>0.33628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6474907407407">
                <text:p>0.3364749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6660092592593">
                <text:p>0.336660092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6845277777778">
                <text:p>0.3368452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030462962963">
                <text:p>0.337030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215648148148">
                <text:p>0.337215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400833333333">
                <text:p>0.337400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586018518518">
                <text:p>0.337586018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771203703704">
                <text:p>0.33777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7956388888889">
                <text:p>0.33795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81415625">
                <text:p>0.33814156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8326759259259">
                <text:p>0.3383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8511944444444">
                <text:p>0.338511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869712962963">
                <text:p>0.3386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8882314814815">
                <text:p>0.338882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0675">
                <text:p>0.3390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252685185185">
                <text:p>0.33925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43787037037">
                <text:p>0.33943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623055555555">
                <text:p>0.339623055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808240740741">
                <text:p>0.33980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39993425925926">
                <text:p>0.33999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0178611111111">
                <text:p>0.340178611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0363796296296">
                <text:p>0.340363796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0548981481481">
                <text:p>0.340548981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0734166666667">
                <text:p>0.3407341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0919351851852">
                <text:p>0.340919351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1104537037037">
                <text:p>0.3411045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1289722222222">
                <text:p>0.3412897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1474907407407">
                <text:p>0.3414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1660092592592">
                <text:p>0.34166009259259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1845277777778">
                <text:p>0.34184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2030462962963">
                <text:p>0.342030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2215648148148">
                <text:p>0.34221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2400833333333">
                <text:p>0.3424008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2586018518518">
                <text:p>0.34258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2771203703704">
                <text:p>0.34277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2956388888889">
                <text:p>0.34295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3141574074074">
                <text:p>0.343141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3326759259259">
                <text:p>0.3433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3511944444444">
                <text:p>0.34351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369712962963">
                <text:p>0.3436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43882314814815">
                <text:p>0.34388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0675">
                <text:p>0.34406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252685185185">
                <text:p>0.344252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43787037037">
                <text:p>0.34443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623055555556">
                <text:p>0.344623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808240740741">
                <text:p>0.344808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4993425925926">
                <text:p>0.34499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5178611111111">
                <text:p>0.345178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5363796296296">
                <text:p>0.34536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5548981481481">
                <text:p>0.34554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5734166666667">
                <text:p>0.34573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5919351851852">
                <text:p>0.34591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6104537037037">
                <text:p>0.3461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6289722222222">
                <text:p>0.34628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6474907407407">
                <text:p>0.3464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6660092592593">
                <text:p>0.346660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6845277777778">
                <text:p>0.34684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030462962963">
                <text:p>0.347030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215648148148">
                <text:p>0.34721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400833333333">
                <text:p>0.34740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586018518518">
                <text:p>0.34758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771203703704">
                <text:p>0.34777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7956388888889">
                <text:p>0.347956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8141574074074">
                <text:p>0.348141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8326759259259">
                <text:p>0.348326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8511944444444">
                <text:p>0.34851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869712962963">
                <text:p>0.34869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8882314814815">
                <text:p>0.34888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0675">
                <text:p>0.34906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252685185185">
                <text:p>0.349252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43787037037">
                <text:p>0.34943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623055555555">
                <text:p>0.3496230555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808240740741">
                <text:p>0.349808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49993425925926">
                <text:p>0.34999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0178611111111">
                <text:p>0.350178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0363796296296">
                <text:p>0.35036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0548981481481">
                <text:p>0.35054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0734166666667">
                <text:p>0.35073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0919351851852">
                <text:p>0.35091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1104537037037">
                <text:p>0.3511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1289722222222">
                <text:p>0.35128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1474907407407">
                <text:p>0.3514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1660092592593">
                <text:p>0.3516600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1845277777778">
                <text:p>0.35184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030462962963">
                <text:p>0.352030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215648148148">
                <text:p>0.35221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400833333333">
                <text:p>0.35240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586018518518">
                <text:p>0.35258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771203703704">
                <text:p>0.35277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2956388888889">
                <text:p>0.352956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3141574074074">
                <text:p>0.353141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3326759259259">
                <text:p>0.353326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3511944444444">
                <text:p>0.35351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369712962963">
                <text:p>0.3536971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3882314814815">
                <text:p>0.35388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0675">
                <text:p>0.35406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252685185185">
                <text:p>0.3542526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43787037037">
                <text:p>0.3544378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623055555555">
                <text:p>0.35462305555555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808240740741">
                <text:p>0.3548082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4993425925926">
                <text:p>0.35499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5178611111111">
                <text:p>0.3551786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5363796296296">
                <text:p>0.35536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5548981481481">
                <text:p>0.35554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5734166666667">
                <text:p>0.35573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5919351851852">
                <text:p>0.35591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6104537037037">
                <text:p>0.3561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6289722222222">
                <text:p>0.35628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6474907407407">
                <text:p>0.3564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6660092592592">
                <text:p>0.35666009259259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6845277777778">
                <text:p>0.3568452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030462962963">
                <text:p>0.3570304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215648148148">
                <text:p>0.3572156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400833333333">
                <text:p>0.3574008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586018518518">
                <text:p>0.35758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771203703704">
                <text:p>0.35777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7956388888889">
                <text:p>0.3579563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8141574074074">
                <text:p>0.358141574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8326759259259">
                <text:p>0.3583267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8511944444444">
                <text:p>0.3585119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869712962963">
                <text:p>0.35869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58882314814815">
                <text:p>0.3588823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90675">
                <text:p>0.35906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9252685185185">
                <text:p>0.359252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59437858796296">
                <text:p>0.3594378587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9623055555556">
                <text:p>0.3596230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59808240740741">
                <text:p>0.359808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59993425925926">
                <text:p>0.3599934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0178611111111">
                <text:p>0.360178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0363796296296">
                <text:p>0.3603637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0548981481481">
                <text:p>0.36054898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0734166666667">
                <text:p>0.3607341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0919351851852">
                <text:p>0.36091935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1104537037037">
                <text:p>0.3611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1289722222222">
                <text:p>0.3612897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1474907407407">
                <text:p>0.36147490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1660092592593">
                <text:p>0.36166009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1845277777778">
                <text:p>0.36184527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030462962963">
                <text:p>0.362030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215648148148">
                <text:p>0.3622156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400833333333">
                <text:p>0.362400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586018518518">
                <text:p>0.362586018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771203703704">
                <text:p>0.362771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2956388888889">
                <text:p>0.362956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3141574074074">
                <text:p>0.363141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3326759259259">
                <text:p>0.363326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3511944444444">
                <text:p>0.363511944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369712962963">
                <text:p>0.36369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3882314814815">
                <text:p>0.363882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0675">
                <text:p>0.36406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252685185185">
                <text:p>0.364252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43787037037">
                <text:p>0.3644378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623055555555">
                <text:p>0.3646230555555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808240740741">
                <text:p>0.364808240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4993425925926">
                <text:p>0.364993425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178611111111">
                <text:p>0.365178611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363796296296">
                <text:p>0.3653637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548981481481">
                <text:p>0.365548981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734166666667">
                <text:p>0.3657341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5919351851852">
                <text:p>0.365919351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6104537037037">
                <text:p>0.36610453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6289722222222">
                <text:p>0.366289722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6474907407407">
                <text:p>0.36647490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6660092592593">
                <text:p>0.36666009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6845277777778">
                <text:p>0.36684527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030462962963">
                <text:p>0.367030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215648148148">
                <text:p>0.3672156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400833333333">
                <text:p>0.367400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586018518518">
                <text:p>0.367586018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771203703704">
                <text:p>0.367771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7956388888889">
                <text:p>0.367956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8141574074074">
                <text:p>0.368141574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8326759259259">
                <text:p>0.3683267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8511944444444">
                <text:p>0.36851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6869712962963">
                <text:p>0.3686971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8882314814815">
                <text:p>0.3688823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0675">
                <text:p>0.36906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252685185185">
                <text:p>0.369252685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6943787037037">
                <text:p>0.36943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69623055555556">
                <text:p>0.36962305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69808240740741">
                <text:p>0.369808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69993425925926">
                <text:p>0.369993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0178611111111">
                <text:p>0.370178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0363796296296">
                <text:p>0.370363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0548981481481">
                <text:p>0.3705489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0734166666667">
                <text:p>0.370734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0919351851852">
                <text:p>0.370919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104537037037">
                <text:p>0.371104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289722222222">
                <text:p>0.371289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474907407407">
                <text:p>0.371474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660092592593">
                <text:p>0.371660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1845277777778">
                <text:p>0.371845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030462962963">
                <text:p>0.372030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215648148148">
                <text:p>0.372215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400833333333">
                <text:p>0.372400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586018518518">
                <text:p>0.37258601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771203703704">
                <text:p>0.372771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2956388888889">
                <text:p>0.372956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141574074074">
                <text:p>0.37314157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326759259259">
                <text:p>0.37332675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511944444444">
                <text:p>0.37351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69712962963">
                <text:p>0.37369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3882314814815">
                <text:p>0.37388231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0675">
                <text:p>0.37406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252685185185">
                <text:p>0.3742526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43787037037">
                <text:p>0.37443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623055555555">
                <text:p>0.3746230555555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808240740741">
                <text:p>0.374808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4993425925926">
                <text:p>0.374993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5178611111111">
                <text:p>0.375178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5363796296296">
                <text:p>0.375363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5548981481481">
                <text:p>0.3755489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5734166666667">
                <text:p>0.375734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5919351851852">
                <text:p>0.375919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6104537037037">
                <text:p>0.376104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6289722222222">
                <text:p>0.376289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6474907407407">
                <text:p>0.376474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6660092592593">
                <text:p>0.3766600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6845277777778">
                <text:p>0.376845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030462962963">
                <text:p>0.37703046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215648148148">
                <text:p>0.377215648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400833333333">
                <text:p>0.3774008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586018518518">
                <text:p>0.37758601851851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771203703704">
                <text:p>0.377771203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7956388888889">
                <text:p>0.377956388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8141574074074">
                <text:p>0.37814157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8326759259259">
                <text:p>0.37832675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8511944444444">
                <text:p>0.37851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869712962963">
                <text:p>0.37869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8882314814815">
                <text:p>0.37888231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0675">
                <text:p>0.37906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252685185185">
                <text:p>0.3792526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43787037037">
                <text:p>0.37943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623055555556">
                <text:p>0.37962305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808240740741">
                <text:p>0.3798082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79993425925926">
                <text:p>0.3799934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0178611111111">
                <text:p>0.3801786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0363796296296">
                <text:p>0.380363796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0548981481481">
                <text:p>0.3805489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0734166666667">
                <text:p>0.3807341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0919351851852">
                <text:p>0.3809193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1104537037037">
                <text:p>0.381104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1289722222222">
                <text:p>0.381289722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1474907407407">
                <text:p>0.3814749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1660092592592">
                <text:p>0.38166009259259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1845277777778">
                <text:p>0.3818452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030462962963">
                <text:p>0.382030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2215648148148">
                <text:p>0.3822156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2400833333333">
                <text:p>0.38240083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2586018518518">
                <text:p>0.3825860185185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2771203703704">
                <text:p>0.3827712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2956388888889">
                <text:p>0.382956388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3141574074074">
                <text:p>0.383141574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3326759259259">
                <text:p>0.383326759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3511944444444">
                <text:p>0.3835119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369712962963">
                <text:p>0.3836971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3882314814815">
                <text:p>0.38388231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0675">
                <text:p>0.384067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252685185185">
                <text:p>0.3842526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43787037037">
                <text:p>0.3844378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623055555556">
                <text:p>0.38462305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808240740741">
                <text:p>0.38480824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4993425925926">
                <text:p>0.3849934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5178611111111">
                <text:p>0.3851786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5363796296296">
                <text:p>0.3853637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5548981481481">
                <text:p>0.385548981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5734166666667">
                <text:p>0.385734166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5919351851852">
                <text:p>0.385919351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6104537037037">
                <text:p>0.38610453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6289722222222">
                <text:p>0.386289722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6474907407407">
                <text:p>0.386474907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6660092592593">
                <text:p>0.386660092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6845277777778">
                <text:p>0.38684527777777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030462962963">
                <text:p>0.387030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215648148148">
                <text:p>0.3872156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400833333333">
                <text:p>0.3874008333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586018518518">
                <text:p>0.387586018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7771203703704">
                <text:p>0.3877712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956388888889">
                <text:p>0.387956388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141574074074">
                <text:p>0.388141574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8326759259259">
                <text:p>0.3883267592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8511944444444">
                <text:p>0.3885119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69712962963">
                <text:p>0.3886971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8882314814815">
                <text:p>0.38888231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0675">
                <text:p>0.38906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252685185185">
                <text:p>0.389252685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43787037037">
                <text:p>0.3894378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623055555556">
                <text:p>0.389623055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808240740741">
                <text:p>0.389808240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993425925926">
                <text:p>0.389993425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178611111111">
                <text:p>0.390178611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363796296296">
                <text:p>0.390363796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548981481481">
                <text:p>0.39054898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734166666667">
                <text:p>0.390734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919351851852">
                <text:p>0.390919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104537037037">
                <text:p>0.391104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289722222222">
                <text:p>0.39128972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474907407407">
                <text:p>0.391474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660092592593">
                <text:p>0.391660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845277777778">
                <text:p>0.3918452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030462962963">
                <text:p>0.3920304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215648148148">
                <text:p>0.392215648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400833333333">
                <text:p>0.3924008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586018518518">
                <text:p>0.392586018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771203703704">
                <text:p>0.3927712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956388888889">
                <text:p>0.392956388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141574074074">
                <text:p>0.39314157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326759259259">
                <text:p>0.3933267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511944444444">
                <text:p>0.39351194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69712962963">
                <text:p>0.3936971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3882314814815">
                <text:p>0.393882314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0675">
                <text:p>0.39406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252685185185">
                <text:p>0.394252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43787037037">
                <text:p>0.394437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623055555556">
                <text:p>0.394623055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808240740741">
                <text:p>0.3948082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993425925926">
                <text:p>0.39499342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178611111111">
                <text:p>0.395178611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363796296296">
                <text:p>0.395363796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548981481481">
                <text:p>0.395548981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734166666667">
                <text:p>0.395734166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919351851852">
                <text:p>0.395919351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104537037037">
                <text:p>0.39610453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289722222222">
                <text:p>0.3962897222222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474907407407">
                <text:p>0.3964749074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660092592593">
                <text:p>0.39666009259259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845277777778">
                <text:p>0.39684527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030462962963">
                <text:p>0.39703046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215648148148">
                <text:p>0.39721564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400833333333">
                <text:p>0.39740083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586018518518">
                <text:p>0.39758601851851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771203703704">
                <text:p>0.3977712037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7956388888889">
                <text:p>0.397956388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8141574074074">
                <text:p>0.398141574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8326759259259">
                <text:p>0.3983267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8511944444444">
                <text:p>0.39851194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869712962963">
                <text:p>0.3986971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8882314814815">
                <text:p>0.39888231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0675">
                <text:p>0.39906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252685185185">
                <text:p>0.3992526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43787037037">
                <text:p>0.39943787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623055555556">
                <text:p>0.399623055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808240740741">
                <text:p>0.3998082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9993425925926">
                <text:p>0.399993425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0178611111111">
                <text:p>0.40017861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363796296296">
                <text:p>0.40036379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548981481481">
                <text:p>0.400548981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734166666667">
                <text:p>0.400734166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0919351851852">
                <text:p>0.400919351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1104537037037">
                <text:p>0.40110453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1289722222222">
                <text:p>0.401289722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1474907407407">
                <text:p>0.401474907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1660092592593">
                <text:p>0.401660092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1845277777778">
                <text:p>0.401845277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030462962963">
                <text:p>0.40203046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215648148148">
                <text:p>0.402215648148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400833333333">
                <text:p>0.4024008333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586018518518">
                <text:p>0.4025860185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771203703704">
                <text:p>0.402771203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2956388888889">
                <text:p>0.40295638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141574074074">
                <text:p>0.40314157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326759259259">
                <text:p>0.40332675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511944444444">
                <text:p>0.4035119444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69712962963">
                <text:p>0.4036971296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03882314814815">
                <text:p>0.40388231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0675">
                <text:p>0.40406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252685185185">
                <text:p>0.4042526851851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43787037037">
                <text:p>0.4044378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623055555556">
                <text:p>0.4046230555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808240740741">
                <text:p>0.40480824074074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4993425925926">
                <text:p>0.4049934259259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5178611111111">
                <text:p>0.40517861111111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5363796296296">
                <text:p>0.4053637962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5548981481481">
                <text:p>0.4055489814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5734166666667">
                <text:p>0.4057341666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5919351851852">
                <text:p>0.4059193518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6104537037037">
                <text:p>0.40610453703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6289722222222">
                <text:p>0.4062897222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6474907407407">
                <text:p>0.4064749074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6660092592593">
                <text:p>0.4066600925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6845277777778">
                <text:p>0.406845277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030462962963">
                <text:p>0.40703046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215648148148">
                <text:p>0.407215648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400833333333">
                <text:p>0.40740083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586018518519">
                <text:p>0.407586018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771203703704">
                <text:p>0.407771203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7956388888889">
                <text:p>0.407956388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8141574074074">
                <text:p>0.408141574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08326759259259">
                <text:p>0.408326759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8511944444444">
                <text:p>0.408511944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869712962963">
                <text:p>0.408697129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8882314814815">
                <text:p>0.408882314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0675">
                <text:p>0.40906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252685185185">
                <text:p>0.409252685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43787037037">
                <text:p>0.409437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623055555556">
                <text:p>0.40962305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808240740741">
                <text:p>0.409808240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09993425925926">
                <text:p>0.40999342592592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0178611111111">
                <text:p>0.4101786111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0363796296296">
                <text:p>0.410363796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0548981481481">
                <text:p>0.41054898148148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0734166666667">
                <text:p>0.4107341666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0919351851852">
                <text:p>0.41091935185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1104537037037">
                <text:p>0.411104537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1289722222222">
                <text:p>0.4112897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1474907407407">
                <text:p>0.411474907407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1660092592593">
                <text:p>0.41166009259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1845277777778">
                <text:p>0.4118452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030462962963">
                <text:p>0.412030462962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215648148148">
                <text:p>0.4122156481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400833333333">
                <text:p>0.4124008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586018518518">
                <text:p>0.412586018518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771203703704">
                <text:p>0.4127712037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287537037037">
                <text:p>0.412875370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